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ambria Math" svg:font-family="Cambria Math" style:font-pitch="variable" style:font-family-generic="roman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>
      <style:paragraph-properties style:text-autospace="none" fo:line-height="115%" fo:margin-bottom="0.353cm"/>
      <style:text-properties style:font-name="Calibri" style:font-name-complex="Calibri" fo:language="en"/>
    </style:style>
    <style:style style:name="P2" style:family="paragraph" style:parent-style-name="Normal">
      <style:paragraph-properties style:text-autospace="none" fo:line-height="115%" fo:margin-bottom="0.353cm"/>
    </style:style>
    <style:style style:name="T2_1" style:family="text">
      <style:text-properties style:font-name="Calibri" style:font-name-complex="Calibri" fo:language="en"/>
    </style:style>
    <style:style style:name="P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" style:family="paragraph" style:parent-style-name="Normal">
      <style:paragraph-properties style:text-autospace="none" fo:line-height="115%" fo:margin-bottom="0.353cm"/>
    </style:style>
    <style:style style:name="T4_1" style:family="text">
      <style:text-properties style:font-name="Calibri" style:font-name-complex="Calibri" fo:language="en" fo:font-weight="bold" style:font-weight-asian="bold" style:font-weight-complex="bold"/>
    </style:style>
    <style:style style:name="P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 fo:font-weight="bold" style:font-weight-asian="bold" style:font-weight-complex="bold"/>
    </style:style>
    <style:style style:name="P6" style:family="paragraph" style:parent-style-name="Normal">
      <style:paragraph-properties style:text-autospace="none" fo:line-height="115%" fo:margin-bottom="0.353cm"/>
    </style:style>
    <style:style style:name="T6_1" style:family="text">
      <style:text-properties style:font-name="Calibri" style:font-name-complex="Calibri" fo:language="en" fo:font-weight="bold" style:font-weight-asian="bold" style:font-weight-complex="bold"/>
    </style:style>
    <style:style style:name="P7" style:family="paragraph" style:parent-style-name="Normal">
      <style:paragraph-properties style:text-autospace="none" fo:line-height="115%" fo:margin-bottom="0.353cm"/>
    </style:style>
    <style:style style:name="T7_1" style:family="text">
      <style:text-properties style:font-name="Calibri" style:font-name-complex="Calibri" fo:language="en" fo:font-weight="bold" style:font-weight-asian="bold" style:font-weight-complex="bold"/>
    </style:style>
    <style:style style:name="P8" style:family="paragraph" style:parent-style-name="Normal">
      <style:paragraph-properties style:text-autospace="none" fo:line-height="115%" fo:margin-bottom="0.353cm"/>
    </style:style>
    <style:style style:name="T8_1" style:family="text">
      <style:text-properties style:font-name="Calibri" style:font-name-complex="Calibri" fo:language="en" fo:font-weight="bold" style:font-weight-asian="bold" style:font-weight-complex="bold"/>
    </style:style>
    <style:style style:name="P9" style:family="paragraph" style:parent-style-name="Normal">
      <style:paragraph-properties style:text-autospace="none" fo:line-height="115%" fo:margin-bottom="0.353cm"/>
    </style:style>
    <style:style style:name="T9_1" style:family="text">
      <style:text-properties style:font-name="Calibri" style:font-name-complex="Calibri" fo:language="en" fo:font-weight="bold" style:font-weight-asian="bold" style:font-weight-complex="bold"/>
    </style:style>
    <style:style style:name="P10" style:family="paragraph" style:parent-style-name="Normal">
      <style:paragraph-properties style:text-autospace="none" fo:line-height="115%" fo:margin-bottom="0.353cm"/>
    </style:style>
    <style:style style:name="T10_1" style:family="text">
      <style:text-properties style:font-name="Calibri" style:font-name-complex="Calibri" fo:language="en" fo:font-weight="bold" style:font-weight-asian="bold" style:font-weight-complex="bold"/>
    </style:style>
    <style:style style:name="P11" style:family="paragraph" style:parent-style-name="Normal">
      <style:paragraph-properties style:text-autospace="none" fo:line-height="115%" fo:margin-bottom="0.353cm"/>
    </style:style>
    <style:style style:name="T11_1" style:family="text">
      <style:text-properties style:font-name="Calibri" style:font-name-complex="Calibri" fo:language="en" fo:font-weight="bold" style:font-weight-asian="bold" style:font-weight-complex="bold"/>
    </style:style>
    <style:style style:name="P12" style:family="paragraph" style:parent-style-name="Normal">
      <style:paragraph-properties style:text-autospace="none" fo:line-height="115%" fo:margin-bottom="0.353cm"/>
    </style:style>
    <style:style style:name="T12_1" style:family="text">
      <style:text-properties style:font-name="Calibri" style:font-name-complex="Calibri" fo:language="en" fo:font-weight="bold" style:font-weight-asian="bold" style:font-weight-complex="bold"/>
    </style:style>
    <style:style style:name="P13" style:family="paragraph" style:parent-style-name="Normal">
      <style:paragraph-properties style:text-autospace="none" fo:line-height="115%" fo:margin-bottom="0.353cm"/>
    </style:style>
    <style:style style:name="T13_1" style:family="text">
      <style:text-properties style:font-name="Calibri" style:font-name-complex="Calibri" fo:language="en" fo:font-weight="bold" style:font-weight-asian="bold" style:font-weight-complex="bold"/>
    </style:style>
    <style:style style:name="P14" style:family="paragraph" style:parent-style-name="Normal">
      <style:paragraph-properties style:text-autospace="none" fo:line-height="115%" fo:margin-bottom="0.353cm"/>
    </style:style>
    <style:style style:name="T14_1" style:family="text">
      <style:text-properties style:font-name="Calibri" style:font-name-complex="Calibri" fo:language="en" fo:font-weight="bold" style:font-weight-asian="bold" style:font-weight-complex="bold"/>
    </style:style>
    <style:style style:name="P15" style:family="paragraph" style:parent-style-name="Normal">
      <style:paragraph-properties style:text-autospace="none" fo:line-height="115%" fo:margin-bottom="0.353cm"/>
    </style:style>
    <style:style style:name="T15_1" style:family="text">
      <style:text-properties style:font-name="Calibri" style:font-name-complex="Calibri" fo:language="en" fo:font-weight="bold" style:font-weight-asian="bold" style:font-weight-complex="bold"/>
    </style:style>
    <style:style style:name="P16" style:family="paragraph" style:parent-style-name="Normal">
      <style:paragraph-properties style:text-autospace="none" fo:line-height="115%" fo:margin-bottom="0.353cm"/>
    </style:style>
    <style:style style:name="T16_1" style:family="text">
      <style:text-properties style:font-name="Calibri" style:font-name-complex="Calibri" fo:language="en" fo:font-weight="bold" style:font-weight-asian="bold" style:font-weight-complex="bold"/>
    </style:style>
    <style:style style:name="P17" style:family="paragraph" style:parent-style-name="Normal">
      <style:paragraph-properties style:text-autospace="none" fo:line-height="115%" fo:margin-bottom="0.353cm"/>
    </style:style>
    <style:style style:name="T17_1" style:family="text">
      <style:text-properties style:font-name="Calibri" style:font-name-complex="Calibri" fo:language="en" fo:font-weight="bold" style:font-weight-asian="bold" style:font-weight-complex="bold"/>
    </style:style>
    <style:style style:name="P18" style:family="paragraph" style:parent-style-name="Normal">
      <style:paragraph-properties style:text-autospace="none" fo:line-height="115%" fo:margin-bottom="0.353cm"/>
    </style:style>
    <style:style style:name="T18_1" style:family="text">
      <style:text-properties style:font-name="Calibri" style:font-name-complex="Calibri" fo:language="en" fo:font-weight="bold" style:font-weight-asian="bold" style:font-weight-complex="bold"/>
    </style:style>
    <style:style style:name="P19" style:family="paragraph" style:parent-style-name="Normal">
      <style:paragraph-properties style:text-autospace="none" fo:line-height="115%" fo:margin-bottom="0.353cm"/>
    </style:style>
    <style:style style:name="T19_1" style:family="text">
      <style:text-properties style:font-name="Calibri" style:font-name-complex="Calibri" fo:language="en" fo:font-weight="bold" style:font-weight-asian="bold" style:font-weight-complex="bold"/>
    </style:style>
    <style:style style:name="P20" style:family="paragraph" style:parent-style-name="Normal">
      <style:paragraph-properties style:text-autospace="none" fo:line-height="115%" fo:margin-bottom="0.353cm"/>
    </style:style>
    <style:style style:name="T20_1" style:family="text">
      <style:text-properties style:font-name="Calibri" style:font-name-complex="Calibri" fo:language="en" fo:font-weight="bold" style:font-weight-asian="bold" style:font-weight-complex="bold"/>
    </style:style>
    <style:style style:name="P21" style:family="paragraph" style:parent-style-name="Normal">
      <style:paragraph-properties style:text-autospace="none" fo:line-height="115%" fo:margin-bottom="0.353cm"/>
    </style:style>
    <style:style style:name="T21_1" style:family="text">
      <style:text-properties style:font-name="Calibri" style:font-name-complex="Calibri" fo:language="en" fo:font-weight="bold" style:font-weight-asian="bold" style:font-weight-complex="bold"/>
    </style:style>
    <style:style style:name="P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3" style:family="paragraph" style:parent-style-name="Normal">
      <style:paragraph-properties style:text-autospace="none" fo:line-height="115%" fo:margin-bottom="0.353cm"/>
    </style:style>
    <style:style style:name="T23_1" style:family="text">
      <style:text-properties style:font-name="Calibri" style:font-name-complex="Calibri" fo:language="en"/>
    </style:style>
    <style:style style:name="P2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5" style:family="paragraph" style:parent-style-name="Normal">
      <style:paragraph-properties style:text-autospace="none" fo:line-height="115%" fo:margin-bottom="0.353cm"/>
    </style:style>
    <style:style style:name="T25_1" style:family="text">
      <style:text-properties style:font-name="Calibri" style:font-name-complex="Calibri" fo:language="en"/>
    </style:style>
    <style:style style:name="P26" style:family="paragraph" style:parent-style-name="Normal">
      <style:paragraph-properties style:text-autospace="none" fo:line-height="115%" fo:margin-bottom="0.353cm"/>
    </style:style>
    <style:style style:name="T26_1" style:family="text">
      <style:text-properties style:font-name="Calibri" style:font-name-complex="Calibri" fo:language="en"/>
    </style:style>
    <style:style style:name="P2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8" style:family="paragraph" style:parent-style-name="Normal">
      <style:paragraph-properties style:text-autospace="none" fo:line-height="115%" fo:margin-bottom="0.353cm"/>
    </style:style>
    <style:style style:name="T28_1" style:family="text">
      <style:text-properties style:font-name="Calibri" style:font-name-complex="Calibri" fo:language="en"/>
    </style:style>
    <style:style style:name="P2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0" style:family="paragraph" style:parent-style-name="Normal">
      <style:paragraph-properties style:text-autospace="none" fo:line-height="115%" fo:margin-bottom="0.353cm"/>
    </style:style>
    <style:style style:name="T30_1" style:family="text">
      <style:text-properties style:font-name="Calibri" style:font-name-complex="Calibri" fo:language="en"/>
    </style:style>
    <style:style style:name="P31" style:family="paragraph" style:parent-style-name="Normal">
      <style:paragraph-properties style:text-autospace="none" fo:line-height="115%" fo:margin-bottom="0.353cm"/>
    </style:style>
    <style:style style:name="T31_1" style:family="text">
      <style:text-properties style:font-name="Calibri" style:font-name-complex="Calibri" fo:language="en"/>
    </style:style>
    <style:style style:name="P3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3" style:family="paragraph" style:parent-style-name="Normal">
      <style:paragraph-properties style:text-autospace="none" fo:line-height="115%" fo:margin-bottom="0.353cm"/>
    </style:style>
    <style:style style:name="T33_1" style:family="text">
      <style:text-properties style:font-name="Calibri" style:font-name-complex="Calibri" fo:language="en"/>
    </style:style>
    <style:style style:name="P3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5" style:family="paragraph" style:parent-style-name="Normal">
      <style:paragraph-properties style:text-autospace="none" fo:line-height="115%" fo:margin-bottom="0.353cm"/>
    </style:style>
    <style:style style:name="T35_1" style:family="text">
      <style:text-properties style:font-name="Calibri" style:font-name-complex="Calibri" fo:language="en"/>
    </style:style>
    <style:style style:name="P36" style:family="paragraph" style:parent-style-name="Normal">
      <style:paragraph-properties style:text-autospace="none" fo:line-height="115%" fo:margin-bottom="0.353cm"/>
    </style:style>
    <style:style style:name="T36_1" style:family="text">
      <style:text-properties style:font-name="Calibri" style:font-name-complex="Calibri" fo:language="en"/>
    </style:style>
    <style:style style:name="P3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8" style:family="paragraph" style:parent-style-name="Normal">
      <style:paragraph-properties style:text-autospace="none" fo:line-height="115%" fo:margin-bottom="0.353cm"/>
    </style:style>
    <style:style style:name="T38_1" style:family="text">
      <style:text-properties style:font-name="Calibri" style:font-name-complex="Calibri" fo:language="en"/>
    </style:style>
    <style:style style:name="P3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0" style:family="paragraph" style:parent-style-name="Normal">
      <style:paragraph-properties style:text-autospace="none" fo:line-height="115%" fo:margin-bottom="0.353cm"/>
    </style:style>
    <style:style style:name="T40_1" style:family="text">
      <style:text-properties style:font-name="Calibri" style:font-name-complex="Calibri" fo:language="en"/>
    </style:style>
    <style:style style:name="P41" style:family="paragraph" style:parent-style-name="Normal">
      <style:paragraph-properties style:text-autospace="none" fo:line-height="115%" fo:margin-bottom="0.353cm"/>
    </style:style>
    <style:style style:name="T41_1" style:family="text">
      <style:text-properties style:font-name="Calibri" style:font-name-complex="Calibri" fo:language="en"/>
    </style:style>
    <style:style style:name="P4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4" style:family="paragraph" style:parent-style-name="Normal">
      <style:paragraph-properties style:text-autospace="none" fo:line-height="115%" fo:margin-bottom="0.353cm"/>
    </style:style>
    <style:style style:name="T44_1" style:family="text">
      <style:text-properties style:font-name="Calibri" style:font-name-complex="Calibri" fo:language="en"/>
    </style:style>
    <style:style style:name="P4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6" style:family="paragraph" style:parent-style-name="Normal">
      <style:paragraph-properties style:text-autospace="none" fo:line-height="115%" fo:margin-bottom="0.353cm"/>
    </style:style>
    <style:style style:name="T46_1" style:family="text">
      <style:text-properties style:font-name="Calibri" style:font-name-complex="Calibri" fo:language="en"/>
    </style:style>
    <style:style style:name="P47" style:family="paragraph" style:parent-style-name="Normal">
      <style:paragraph-properties style:text-autospace="none" fo:line-height="115%" fo:margin-bottom="0.353cm"/>
    </style:style>
    <style:style style:name="T47_1" style:family="text">
      <style:text-properties style:font-name="Calibri" style:font-name-complex="Calibri" fo:language="en"/>
    </style:style>
    <style:style style:name="P4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9" style:family="paragraph" style:parent-style-name="Normal">
      <style:paragraph-properties style:text-autospace="none" fo:line-height="115%" fo:margin-bottom="0.353cm"/>
    </style:style>
    <style:style style:name="T49_1" style:family="text">
      <style:text-properties style:font-name="Calibri" style:font-name-complex="Calibri" fo:language="en"/>
    </style:style>
    <style:style style:name="P5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1" style:family="paragraph" style:parent-style-name="Normal">
      <style:paragraph-properties style:text-autospace="none" fo:line-height="115%" fo:margin-bottom="0.353cm"/>
    </style:style>
    <style:style style:name="T51_1" style:family="text">
      <style:text-properties style:font-name="Calibri" style:font-name-complex="Calibri" fo:language="en"/>
    </style:style>
    <style:style style:name="P52" style:family="paragraph" style:parent-style-name="Normal">
      <style:paragraph-properties style:text-autospace="none" fo:line-height="115%" fo:margin-bottom="0.353cm"/>
    </style:style>
    <style:style style:name="T52_1" style:family="text">
      <style:text-properties style:font-name="Calibri" style:font-name-complex="Calibri" fo:language="en"/>
    </style:style>
    <style:style style:name="P5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4" style:family="paragraph" style:parent-style-name="Normal">
      <style:paragraph-properties style:text-autospace="none" fo:line-height="115%" fo:margin-bottom="0.353cm"/>
    </style:style>
    <style:style style:name="T54_1" style:family="text">
      <style:text-properties style:font-name="Calibri" style:font-name-complex="Calibri" fo:language="en"/>
    </style:style>
    <style:style style:name="P5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6" style:family="paragraph" style:parent-style-name="Normal">
      <style:paragraph-properties style:text-autospace="none" fo:line-height="115%" fo:margin-bottom="0.353cm"/>
    </style:style>
    <style:style style:name="T56_1" style:family="text">
      <style:text-properties style:font-name="Calibri" style:font-name-complex="Calibri" fo:language="en"/>
    </style:style>
    <style:style style:name="P57" style:family="paragraph" style:parent-style-name="Normal">
      <style:paragraph-properties style:text-autospace="none" fo:line-height="115%" fo:margin-bottom="0.353cm"/>
    </style:style>
    <style:style style:name="T57_1" style:family="text">
      <style:text-properties style:font-name="Calibri" style:font-name-complex="Calibri" fo:language="en"/>
    </style:style>
    <style:style style:name="P5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9" style:family="paragraph" style:parent-style-name="Normal">
      <style:paragraph-properties style:text-autospace="none" fo:line-height="115%" fo:margin-bottom="0.353cm"/>
    </style:style>
    <style:style style:name="T59_1" style:family="text">
      <style:text-properties style:font-name="Calibri" style:font-name-complex="Calibri" fo:language="en"/>
    </style:style>
    <style:style style:name="P6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1" style:family="paragraph" style:parent-style-name="Normal">
      <style:paragraph-properties style:text-autospace="none" fo:line-height="115%" fo:margin-bottom="0.353cm"/>
    </style:style>
    <style:style style:name="T61_1" style:family="text">
      <style:text-properties style:font-name="Calibri" style:font-name-complex="Calibri" fo:language="en"/>
    </style:style>
    <style:style style:name="P62" style:family="paragraph" style:parent-style-name="Normal">
      <style:paragraph-properties style:text-autospace="none" fo:line-height="115%" fo:margin-bottom="0.353cm"/>
    </style:style>
    <style:style style:name="T62_1" style:family="text">
      <style:text-properties style:font-name="Calibri" style:font-name-complex="Calibri" fo:language="en"/>
    </style:style>
    <style:style style:name="P6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4" style:family="paragraph" style:parent-style-name="Normal">
      <style:paragraph-properties style:text-autospace="none" fo:line-height="115%" fo:margin-bottom="0.353cm"/>
    </style:style>
    <style:style style:name="T64_1" style:family="text">
      <style:text-properties style:font-name="Calibri" style:font-name-complex="Calibri" fo:language="en"/>
    </style:style>
    <style:style style:name="P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6" style:family="paragraph" style:parent-style-name="Normal">
      <style:paragraph-properties style:text-autospace="none" fo:line-height="115%" fo:margin-bottom="0.353cm"/>
    </style:style>
    <style:style style:name="T66_1" style:family="text">
      <style:text-properties style:font-name="Calibri" style:font-name-complex="Calibri" fo:language="en"/>
    </style:style>
    <style:style style:name="P67" style:family="paragraph" style:parent-style-name="Normal">
      <style:paragraph-properties style:text-autospace="none" fo:line-height="115%" fo:margin-bottom="0.353cm"/>
    </style:style>
    <style:style style:name="T67_1" style:family="text">
      <style:text-properties style:font-name="Calibri" style:font-name-complex="Calibri" fo:language="en"/>
    </style:style>
    <style:style style:name="P68" style:family="paragraph" style:parent-style-name="Normal">
      <style:paragraph-properties style:text-autospace="none" fo:line-height="115%" fo:margin-bottom="0.353cm"/>
    </style:style>
    <style:style style:name="T68_1" style:family="text">
      <style:text-properties style:font-name="Calibri" style:font-name-complex="Calibri" fo:language="en"/>
    </style:style>
    <style:style style:name="P6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70" style:family="paragraph" style:parent-style-name="Normal">
      <style:paragraph-properties style:text-autospace="none" fo:line-height="115%" fo:margin-bottom="0.353cm"/>
    </style:style>
    <style:style style:name="T70_1" style:family="text">
      <style:text-properties style:font-name="Calibri" style:font-name-complex="Calibri" fo:language="en"/>
    </style:style>
    <style:style style:name="P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72" style:family="paragraph" style:parent-style-name="Normal">
      <style:paragraph-properties style:text-autospace="none" fo:line-height="115%" fo:margin-bottom="0.353cm"/>
    </style:style>
    <style:style style:name="T72_1" style:family="text">
      <style:text-properties style:font-name="Calibri" style:font-name-complex="Calibri" fo:language="en"/>
    </style:style>
    <style:style style:name="P73" style:family="paragraph" style:parent-style-name="Normal">
      <style:paragraph-properties style:text-autospace="none" fo:line-height="115%" fo:margin-bottom="0.353cm"/>
    </style:style>
    <style:style style:name="T73_1" style:family="text">
      <style:text-properties style:font-name="Calibri" style:font-name-complex="Calibri" fo:language="en"/>
    </style:style>
    <style:style style:name="P74" style:family="paragraph" style:parent-style-name="Normal">
      <style:paragraph-properties style:text-autospace="none" fo:line-height="115%" fo:margin-bottom="0.353cm"/>
    </style:style>
    <style:style style:name="T74_1" style:family="text">
      <style:text-properties style:font-name="Calibri" style:font-name-complex="Calibri" fo:language="en"/>
    </style:style>
    <style:style style:name="P7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76" style:family="paragraph" style:parent-style-name="Normal">
      <style:paragraph-properties style:text-autospace="none" fo:line-height="115%" fo:margin-bottom="0.353cm"/>
    </style:style>
    <style:style style:name="T76_1" style:family="text">
      <style:text-properties style:font-name="Calibri" style:font-name-complex="Calibri" fo:language="en"/>
    </style:style>
    <style:style style:name="P7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78" style:family="paragraph" style:parent-style-name="Normal">
      <style:paragraph-properties style:text-autospace="none" fo:line-height="115%" fo:margin-bottom="0.353cm"/>
    </style:style>
    <style:style style:name="T78_1" style:family="text">
      <style:text-properties style:font-name="Calibri" style:font-name-complex="Calibri" fo:language="en"/>
    </style:style>
    <style:style style:name="P7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80" style:family="paragraph" style:parent-style-name="Normal">
      <style:paragraph-properties style:text-autospace="none" fo:line-height="115%" fo:margin-bottom="0.353cm"/>
    </style:style>
    <style:style style:name="T80_1" style:family="text">
      <style:text-properties style:font-name="Calibri" style:font-name-complex="Calibri" fo:language="en" fo:font-weight="bold" style:font-weight-asian="bold" style:font-weight-complex="bold"/>
    </style:style>
    <style:style style:name="P81" style:family="paragraph" style:parent-style-name="Normal">
      <style:paragraph-properties style:text-autospace="none" fo:line-height="115%" fo:margin-bottom="0.353cm"/>
    </style:style>
    <style:style style:name="T81_1" style:family="text">
      <style:text-properties style:font-name="Calibri" style:font-name-complex="Calibri" fo:language="en" fo:font-weight="bold" style:font-weight-asian="bold" style:font-weight-complex="bold"/>
    </style:style>
    <style:style style:name="P82" style:family="paragraph" style:parent-style-name="Normal">
      <style:paragraph-properties style:text-autospace="none" fo:line-height="115%" fo:margin-bottom="0.353cm"/>
    </style:style>
    <style:style style:name="T82_1" style:family="text">
      <style:text-properties style:font-name="Calibri" style:font-name-complex="Calibri" fo:language="en" fo:font-weight="bold" style:font-weight-asian="bold" style:font-weight-complex="bold"/>
    </style:style>
    <style:style style:name="P83" style:family="paragraph" style:parent-style-name="Normal">
      <style:paragraph-properties style:text-autospace="none" fo:line-height="115%" fo:margin-bottom="0.353cm"/>
    </style:style>
    <style:style style:name="T83_1" style:family="text">
      <style:text-properties style:font-name="Calibri" style:font-name-complex="Calibri" fo:language="en" fo:font-weight="bold" style:font-weight-asian="bold" style:font-weight-complex="bold"/>
    </style:style>
    <style:style style:name="P84" style:family="paragraph" style:parent-style-name="Normal">
      <style:paragraph-properties style:text-autospace="none" fo:line-height="115%" fo:margin-bottom="0.353cm"/>
    </style:style>
    <style:style style:name="T84_1" style:family="text">
      <style:text-properties style:font-name="Calibri" style:font-name-complex="Calibri" fo:language="en" fo:font-weight="bold" style:font-weight-asian="bold" style:font-weight-complex="bold"/>
    </style:style>
    <style:style style:name="P8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86" style:family="paragraph" style:parent-style-name="Normal">
      <style:paragraph-properties style:text-autospace="none" fo:line-height="115%" fo:margin-bottom="0.353cm"/>
    </style:style>
    <style:style style:name="T86_1" style:family="text">
      <style:text-properties style:font-name="Calibri" style:font-name-complex="Calibri" fo:language="en"/>
    </style:style>
    <style:style style:name="P8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88" style:family="paragraph" style:parent-style-name="Normal">
      <style:paragraph-properties style:text-autospace="none" fo:line-height="115%" fo:margin-bottom="0.353cm"/>
    </style:style>
    <style:style style:name="T88_1" style:family="text">
      <style:text-properties style:font-name="Calibri" style:font-name-complex="Calibri" fo:language="en"/>
    </style:style>
    <style:style style:name="P8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90" style:family="paragraph" style:parent-style-name="Normal">
      <style:paragraph-properties style:text-autospace="none" fo:line-height="115%" fo:margin-bottom="0.353cm"/>
    </style:style>
    <style:style style:name="T90_1" style:family="text">
      <style:text-properties style:font-name="Calibri" style:font-name-complex="Calibri" fo:language="en"/>
    </style:style>
    <style:style style:name="P9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92" style:family="paragraph" style:parent-style-name="Normal">
      <style:paragraph-properties style:text-autospace="none" fo:line-height="115%" fo:margin-bottom="0.353cm"/>
    </style:style>
    <style:style style:name="T92_1" style:family="text">
      <style:text-properties style:font-name="Calibri" style:font-name-complex="Calibri" fo:language="en"/>
    </style:style>
    <style:style style:name="P9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94" style:family="paragraph" style:parent-style-name="Normal">
      <style:paragraph-properties style:text-autospace="none" fo:line-height="115%" fo:margin-bottom="0.353cm"/>
    </style:style>
    <style:style style:name="T94_1" style:family="text">
      <style:text-properties style:font-name="Calibri" style:font-name-complex="Calibri" fo:language="en"/>
    </style:style>
    <style:style style:name="P9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96" style:family="paragraph" style:parent-style-name="Normal">
      <style:paragraph-properties style:text-autospace="none" fo:line-height="115%" fo:margin-bottom="0.353cm"/>
    </style:style>
    <style:style style:name="T96_1" style:family="text">
      <style:text-properties style:font-name="Calibri" style:font-name-complex="Calibri" fo:language="en"/>
    </style:style>
    <style:style style:name="P9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98" style:family="paragraph" style:parent-style-name="Normal">
      <style:paragraph-properties style:text-autospace="none" fo:line-height="115%" fo:margin-bottom="0.353cm"/>
    </style:style>
    <style:style style:name="T98_1" style:family="text">
      <style:text-properties style:font-name="Calibri" style:font-name-complex="Calibri" fo:language="en"/>
    </style:style>
    <style:style style:name="P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00" style:family="paragraph" style:parent-style-name="Normal">
      <style:paragraph-properties style:text-autospace="none" fo:line-height="115%" fo:margin-bottom="0.353cm"/>
    </style:style>
    <style:style style:name="T100_1" style:family="text">
      <style:text-properties style:font-name="Calibri" style:font-name-complex="Calibri" fo:language="en"/>
    </style:style>
    <style:style style:name="P101" style:family="paragraph" style:parent-style-name="Normal">
      <style:paragraph-properties style:text-autospace="none" fo:line-height="115%" fo:margin-bottom="0.353cm"/>
    </style:style>
    <style:style style:name="T101_1" style:family="text">
      <style:text-properties style:font-name="Calibri" style:font-name-complex="Calibri" fo:language="en"/>
    </style:style>
    <style:style style:name="P102" style:family="paragraph" style:parent-style-name="Normal">
      <style:paragraph-properties style:text-autospace="none" fo:line-height="115%" fo:margin-bottom="0.353cm"/>
    </style:style>
    <style:style style:name="T102_1" style:family="text">
      <style:text-properties style:font-name="Calibri" style:font-name-complex="Calibri" fo:language="en"/>
    </style:style>
    <style:style style:name="P103" style:family="paragraph" style:parent-style-name="Normal">
      <style:paragraph-properties style:text-autospace="none" fo:line-height="115%" fo:margin-bottom="0.353cm"/>
    </style:style>
    <style:style style:name="T103_1" style:family="text">
      <style:text-properties style:font-name="Calibri" style:font-name-complex="Calibri" fo:language="en"/>
    </style:style>
    <style:style style:name="P10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05" style:family="paragraph" style:parent-style-name="Normal">
      <style:paragraph-properties style:text-autospace="none" fo:line-height="115%" fo:margin-bottom="0.353cm"/>
    </style:style>
    <style:style style:name="T105_1" style:family="text">
      <style:text-properties style:font-name="Calibri" style:font-name-complex="Calibri" fo:language="en"/>
    </style:style>
    <style:style style:name="P10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07" style:family="paragraph" style:parent-style-name="Normal">
      <style:paragraph-properties style:text-autospace="none" fo:line-height="115%" fo:margin-bottom="0.353cm"/>
    </style:style>
    <style:style style:name="T107_1" style:family="text">
      <style:text-properties style:font-name="Calibri" style:font-name-complex="Calibri" fo:language="en"/>
    </style:style>
    <style:style style:name="P10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09" style:family="paragraph" style:parent-style-name="Normal">
      <style:paragraph-properties style:text-autospace="none" fo:line-height="115%" fo:margin-bottom="0.353cm"/>
    </style:style>
    <style:style style:name="T109_1" style:family="text">
      <style:text-properties style:font-name="Calibri" style:font-name-complex="Calibri" fo:language="en"/>
    </style:style>
    <style:style style:name="P11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1" style:family="paragraph" style:parent-style-name="Normal">
      <style:paragraph-properties style:text-autospace="none" fo:line-height="115%" fo:margin-bottom="0.353cm"/>
    </style:style>
    <style:style style:name="T111_1" style:family="text">
      <style:text-properties style:font-name="Calibri" style:font-name-complex="Calibri" fo:language="en"/>
    </style:style>
    <style:style style:name="P11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3" style:family="paragraph" style:parent-style-name="Normal">
      <style:paragraph-properties style:text-autospace="none" fo:line-height="115%" fo:margin-bottom="0.353cm"/>
    </style:style>
    <style:style style:name="T113_1" style:family="text">
      <style:text-properties style:font-name="Calibri" style:font-name-complex="Calibri" fo:language="en"/>
    </style:style>
    <style:style style:name="P11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5" style:family="paragraph" style:parent-style-name="Normal">
      <style:paragraph-properties style:text-autospace="none" fo:line-height="115%" fo:margin-bottom="0.353cm"/>
    </style:style>
    <style:style style:name="T115_1" style:family="text">
      <style:text-properties style:font-name="Calibri" style:font-name-complex="Calibri" fo:language="en"/>
    </style:style>
    <style:style style:name="P11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7" style:family="paragraph" style:parent-style-name="Normal">
      <style:paragraph-properties style:text-autospace="none" fo:line-height="115%" fo:margin-bottom="0.353cm"/>
    </style:style>
    <style:style style:name="T117_1" style:family="text">
      <style:text-properties style:font-name="Calibri" style:font-name-complex="Calibri" fo:language="en"/>
    </style:style>
    <style:style style:name="P11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9" style:family="paragraph" style:parent-style-name="Normal">
      <style:paragraph-properties style:text-autospace="none" fo:line-height="115%" fo:margin-bottom="0.353cm"/>
    </style:style>
    <style:style style:name="T119_1" style:family="text">
      <style:text-properties style:font-name="Calibri" style:font-name-complex="Calibri" fo:language="en"/>
    </style:style>
    <style:style style:name="P12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1" style:family="paragraph" style:parent-style-name="Normal">
      <style:paragraph-properties style:text-autospace="none" fo:line-height="115%" fo:margin-bottom="0.353cm"/>
    </style:style>
    <style:style style:name="T121_1" style:family="text">
      <style:text-properties style:font-name="Calibri" style:font-name-complex="Calibri" fo:language="en"/>
    </style:style>
    <style:style style:name="P1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3" style:family="paragraph" style:parent-style-name="Normal">
      <style:paragraph-properties style:text-autospace="none" fo:line-height="115%" fo:margin-bottom="0.353cm"/>
    </style:style>
    <style:style style:name="T123_1" style:family="text">
      <style:text-properties style:font-name="Calibri" style:font-name-complex="Calibri" fo:language="en"/>
    </style:style>
    <style:style style:name="P12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5" style:family="paragraph" style:parent-style-name="Normal">
      <style:paragraph-properties style:text-autospace="none" fo:line-height="115%" fo:margin-bottom="0.353cm"/>
    </style:style>
    <style:style style:name="T125_1" style:family="text">
      <style:text-properties style:font-name="Calibri" style:font-name-complex="Calibri" fo:language="en"/>
    </style:style>
    <style:style style:name="P12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7" style:family="paragraph" style:parent-style-name="Normal">
      <style:paragraph-properties style:text-autospace="none" fo:line-height="115%" fo:margin-bottom="0.353cm"/>
    </style:style>
    <style:style style:name="T127_1" style:family="text">
      <style:text-properties style:font-name="Calibri" style:font-name-complex="Calibri" fo:language="en"/>
    </style:style>
    <style:style style:name="P12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9" style:family="paragraph" style:parent-style-name="Normal">
      <style:paragraph-properties style:text-autospace="none" fo:line-height="115%" fo:margin-bottom="0.353cm"/>
    </style:style>
    <style:style style:name="T129_1" style:family="text">
      <style:text-properties style:font-name="Calibri" style:font-name-complex="Calibri" fo:language="en"/>
    </style:style>
    <style:style style:name="P1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1" style:family="paragraph" style:parent-style-name="Normal">
      <style:paragraph-properties style:text-autospace="none" fo:line-height="115%" fo:margin-bottom="0.353cm"/>
    </style:style>
    <style:style style:name="T131_1" style:family="text">
      <style:text-properties style:font-name="Calibri" style:font-name-complex="Calibri" fo:language="en"/>
    </style:style>
    <style:style style:name="P13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3" style:family="paragraph" style:parent-style-name="Normal">
      <style:paragraph-properties style:text-autospace="none" fo:line-height="115%" fo:margin-bottom="0.353cm"/>
    </style:style>
    <style:style style:name="T133_1" style:family="text">
      <style:text-properties style:font-name="Calibri" style:font-name-complex="Calibri" fo:language="en"/>
    </style:style>
    <style:style style:name="P13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5" style:family="paragraph" style:parent-style-name="Normal">
      <style:paragraph-properties style:text-autospace="none" fo:line-height="115%" fo:margin-bottom="0.353cm"/>
    </style:style>
    <style:style style:name="T135_1" style:family="text">
      <style:text-properties style:font-name="Calibri" style:font-name-complex="Calibri" fo:language="en"/>
    </style:style>
    <style:style style:name="P136" style:family="paragraph" style:parent-style-name="Normal">
      <style:paragraph-properties style:text-autospace="none" fo:line-height="115%" fo:margin-bottom="0.353cm"/>
    </style:style>
    <style:style style:name="T136_1" style:family="text">
      <style:text-properties style:font-name="Calibri" style:font-name-complex="Calibri" fo:language="en"/>
    </style:style>
    <style:style style:name="P13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8" style:family="paragraph" style:parent-style-name="Normal">
      <style:paragraph-properties style:text-autospace="none" fo:line-height="115%" fo:margin-bottom="0.353cm"/>
    </style:style>
    <style:style style:name="T138_1" style:family="text">
      <style:text-properties style:font-name="Calibri" style:font-name-complex="Calibri" fo:language="en"/>
    </style:style>
    <style:style style:name="P13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0" style:family="paragraph" style:parent-style-name="Normal">
      <style:paragraph-properties style:text-autospace="none" fo:line-height="115%" fo:margin-bottom="0.353cm"/>
    </style:style>
    <style:style style:name="T140_1" style:family="text">
      <style:text-properties style:font-name="Calibri" style:font-name-complex="Calibri" fo:language="en"/>
    </style:style>
    <style:style style:name="P141" style:family="paragraph" style:parent-style-name="Normal">
      <style:paragraph-properties style:text-autospace="none" fo:line-height="115%" fo:margin-bottom="0.353cm"/>
    </style:style>
    <style:style style:name="T141_1" style:family="text">
      <style:text-properties style:font-name="Calibri" style:font-name-complex="Calibri" fo:language="en"/>
    </style:style>
    <style:style style:name="P14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3" style:family="paragraph" style:parent-style-name="Normal">
      <style:paragraph-properties style:text-autospace="none" fo:line-height="115%" fo:margin-bottom="0.353cm"/>
    </style:style>
    <style:style style:name="T143_1" style:family="text">
      <style:text-properties style:font-name="Calibri" style:font-name-complex="Calibri" fo:language="en"/>
    </style:style>
    <style:style style:name="P144" style:family="paragraph" style:parent-style-name="Normal">
      <style:paragraph-properties style:text-autospace="none" fo:line-height="115%" fo:margin-bottom="0.353cm"/>
    </style:style>
    <style:style style:name="T144_1" style:family="text">
      <style:text-properties style:font-name="Calibri" style:font-name-complex="Calibri" fo:language="en"/>
    </style:style>
    <style:style style:name="P14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6" style:family="paragraph" style:parent-style-name="Normal">
      <style:paragraph-properties style:text-autospace="none" fo:line-height="115%" fo:margin-bottom="0.353cm"/>
    </style:style>
    <style:style style:name="T146_1" style:family="text">
      <style:text-properties style:font-name="Calibri" style:font-name-complex="Calibri" fo:language="en"/>
    </style:style>
    <style:style style:name="P147" style:family="paragraph" style:parent-style-name="Normal">
      <style:paragraph-properties style:text-autospace="none" fo:line-height="115%" fo:margin-bottom="0.353cm"/>
    </style:style>
    <style:style style:name="T147_1" style:family="text">
      <style:text-properties style:font-name="Calibri" style:font-name-complex="Calibri" fo:language="en"/>
    </style:style>
    <style:style style:name="P14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9" style:family="paragraph" style:parent-style-name="Normal">
      <style:paragraph-properties style:text-autospace="none" fo:line-height="115%" fo:margin-bottom="0.353cm"/>
    </style:style>
    <style:style style:name="T149_1" style:family="text">
      <style:text-properties style:font-name="Calibri" style:font-name-complex="Calibri" fo:language="en" fo:font-weight="bold" style:font-weight-asian="bold" style:font-weight-complex="bold"/>
    </style:style>
    <style:style style:name="P150" style:family="paragraph" style:parent-style-name="Normal">
      <style:paragraph-properties style:text-autospace="none" fo:line-height="115%" fo:margin-bottom="0.353cm"/>
    </style:style>
    <style:style style:name="T150_1" style:family="text">
      <style:text-properties style:font-name="Calibri" style:font-name-complex="Calibri" fo:language="en" fo:font-weight="bold" style:font-weight-asian="bold" style:font-weight-complex="bold"/>
    </style:style>
    <style:style style:name="P151" style:family="paragraph" style:parent-style-name="Normal">
      <style:paragraph-properties style:text-autospace="none" fo:line-height="115%" fo:margin-bottom="0.353cm"/>
    </style:style>
    <style:style style:name="T151_1" style:family="text">
      <style:text-properties style:font-name="Calibri" style:font-name-complex="Calibri" fo:language="en" fo:font-weight="bold" style:font-weight-asian="bold" style:font-weight-complex="bold"/>
    </style:style>
    <style:style style:name="P152" style:family="paragraph" style:parent-style-name="Normal">
      <style:paragraph-properties style:text-autospace="none" fo:line-height="115%" fo:margin-bottom="0.353cm"/>
    </style:style>
    <style:style style:name="T152_1" style:family="text">
      <style:text-properties style:font-name="Calibri" style:font-name-complex="Calibri" fo:language="en" fo:font-weight="bold" style:font-weight-asian="bold" style:font-weight-complex="bold"/>
    </style:style>
    <style:style style:name="P153" style:family="paragraph" style:parent-style-name="Normal">
      <style:paragraph-properties style:text-autospace="none" fo:line-height="115%" fo:margin-bottom="0.353cm"/>
    </style:style>
    <style:style style:name="T153_1" style:family="text">
      <style:text-properties style:font-name="Calibri" style:font-name-complex="Calibri" fo:language="en" fo:font-weight="bold" style:font-weight-asian="bold" style:font-weight-complex="bold"/>
    </style:style>
    <style:style style:name="P154" style:family="paragraph" style:parent-style-name="Normal">
      <style:paragraph-properties style:text-autospace="none" fo:line-height="115%" fo:margin-bottom="0.353cm"/>
    </style:style>
    <style:style style:name="T154_1" style:family="text">
      <style:text-properties style:font-name="Calibri" style:font-name-complex="Calibri" fo:language="en" fo:font-weight="bold" style:font-weight-asian="bold" style:font-weight-complex="bold"/>
    </style:style>
    <style:style style:name="P155" style:family="paragraph" style:parent-style-name="Normal">
      <style:paragraph-properties style:text-autospace="none" fo:line-height="115%" fo:margin-bottom="0.353cm"/>
    </style:style>
    <style:style style:name="T155_1" style:family="text">
      <style:text-properties style:font-name="Calibri" style:font-name-complex="Calibri" fo:language="en" fo:font-weight="bold" style:font-weight-asian="bold" style:font-weight-complex="bold"/>
    </style:style>
    <style:style style:name="P156" style:family="paragraph" style:parent-style-name="Normal">
      <style:paragraph-properties style:text-autospace="none" fo:line-height="115%" fo:margin-bottom="0.353cm"/>
    </style:style>
    <style:style style:name="T156_1" style:family="text">
      <style:text-properties style:font-name="Calibri" style:font-name-complex="Calibri" fo:language="en" fo:font-weight="bold" style:font-weight-asian="bold" style:font-weight-complex="bold"/>
    </style:style>
    <style:style style:name="P15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 fo:font-weight="bold" style:font-weight-asian="bold" style:font-weight-complex="bold"/>
    </style:style>
    <style:style style:name="P158" style:family="paragraph" style:parent-style-name="Normal">
      <style:paragraph-properties style:text-autospace="none" fo:line-height="115%" fo:margin-bottom="0.353cm"/>
    </style:style>
    <style:style style:name="T158_1" style:family="text">
      <style:text-properties style:font-name="Calibri" style:font-name-complex="Calibri" fo:language="en"/>
    </style:style>
    <style:style style:name="P15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0" style:family="paragraph" style:parent-style-name="Normal">
      <style:paragraph-properties style:text-autospace="none" fo:line-height="115%" fo:margin-bottom="0.353cm"/>
    </style:style>
    <style:style style:name="T160_1" style:family="text">
      <style:text-properties style:font-name="Calibri" style:font-name-complex="Calibri" fo:language="en"/>
    </style:style>
    <style:style style:name="P16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2" style:family="paragraph" style:parent-style-name="Normal">
      <style:paragraph-properties style:text-autospace="none" fo:line-height="115%" fo:margin-bottom="0.353cm"/>
    </style:style>
    <style:style style:name="T162_1" style:family="text">
      <style:text-properties style:font-name="Calibri" style:font-name-complex="Calibri" fo:language="en"/>
    </style:style>
    <style:style style:name="P16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4" style:family="paragraph" style:parent-style-name="Normal">
      <style:paragraph-properties style:text-autospace="none" fo:line-height="115%" fo:margin-bottom="0.353cm"/>
    </style:style>
    <style:style style:name="T164_1" style:family="text">
      <style:text-properties style:font-name="Calibri" style:font-name-complex="Calibri" fo:language="en"/>
    </style:style>
    <style:style style:name="P1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6" style:family="paragraph" style:parent-style-name="Normal">
      <style:paragraph-properties style:text-autospace="none" fo:line-height="115%" fo:margin-bottom="0.353cm"/>
    </style:style>
    <style:style style:name="T166_1" style:family="text">
      <style:text-properties style:font-name="Calibri" style:font-name-complex="Calibri" fo:language="en"/>
    </style:style>
    <style:style style:name="P16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8" style:family="paragraph" style:parent-style-name="Normal">
      <style:paragraph-properties style:text-autospace="none" fo:line-height="115%" fo:margin-bottom="0.353cm"/>
    </style:style>
    <style:style style:name="T168_1" style:family="text">
      <style:text-properties style:font-name="Calibri" style:font-name-complex="Calibri" fo:language="en"/>
    </style:style>
    <style:style style:name="P16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0" style:family="paragraph" style:parent-style-name="Normal">
      <style:paragraph-properties style:text-autospace="none" fo:line-height="115%" fo:margin-bottom="0.353cm"/>
    </style:style>
    <style:style style:name="T170_1" style:family="text">
      <style:text-properties style:font-name="Calibri" style:font-name-complex="Calibri" fo:language="en"/>
    </style:style>
    <style:style style:name="P1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2" style:family="paragraph" style:parent-style-name="Normal">
      <style:paragraph-properties style:text-autospace="none" fo:line-height="115%" fo:margin-bottom="0.353cm"/>
    </style:style>
    <style:style style:name="T172_1" style:family="text">
      <style:text-properties style:font-name="Calibri" style:font-name-complex="Calibri" fo:language="en"/>
    </style:style>
    <style:style style:name="P17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4" style:family="paragraph" style:parent-style-name="Normal">
      <style:paragraph-properties style:text-autospace="none" fo:line-height="115%" fo:margin-bottom="0.353cm"/>
    </style:style>
    <style:style style:name="T174_1" style:family="text">
      <style:text-properties style:font-name="Calibri" style:font-name-complex="Calibri" fo:language="en"/>
    </style:style>
    <style:style style:name="P175" style:family="paragraph" style:parent-style-name="Normal">
      <style:paragraph-properties style:text-autospace="none" fo:line-height="115%" fo:margin-bottom="0.353cm"/>
    </style:style>
    <style:style style:name="T175_1" style:family="text">
      <style:text-properties style:font-name="Calibri" style:font-name-complex="Calibri" fo:language="en"/>
    </style:style>
    <style:style style:name="P176" style:family="paragraph" style:parent-style-name="Normal">
      <style:paragraph-properties style:text-autospace="none" fo:line-height="115%" fo:margin-bottom="0.353cm"/>
    </style:style>
    <style:style style:name="T176_1" style:family="text">
      <style:text-properties style:font-name="Calibri" style:font-name-complex="Calibri" fo:language="en"/>
    </style:style>
    <style:style style:name="P177" style:family="paragraph" style:parent-style-name="Normal">
      <style:paragraph-properties style:text-autospace="none" fo:line-height="115%" fo:margin-bottom="0.353cm"/>
    </style:style>
    <style:style style:name="T177_1" style:family="text">
      <style:text-properties style:font-name="Calibri" style:font-name-complex="Calibri" fo:language="en"/>
    </style:style>
    <style:style style:name="P178" style:family="paragraph" style:parent-style-name="Normal">
      <style:paragraph-properties style:text-autospace="none" fo:line-height="115%" fo:margin-bottom="0.353cm"/>
    </style:style>
    <style:style style:name="T178_1" style:family="text">
      <style:text-properties style:font-name="Calibri" style:font-name-complex="Calibri" fo:language="en"/>
    </style:style>
    <style:style style:name="P179" style:family="paragraph" style:parent-style-name="Normal">
      <style:paragraph-properties style:text-autospace="none" fo:line-height="115%" fo:margin-bottom="0.353cm"/>
    </style:style>
    <style:style style:name="T179_1" style:family="text">
      <style:text-properties style:font-name="Calibri" style:font-name-complex="Calibri" fo:language="en"/>
    </style:style>
    <style:style style:name="P180" style:family="paragraph" style:parent-style-name="Normal">
      <style:paragraph-properties style:text-autospace="none" fo:line-height="115%" fo:margin-bottom="0.353cm"/>
    </style:style>
    <style:style style:name="T180_1" style:family="text">
      <style:text-properties style:font-name="Calibri" style:font-name-complex="Calibri" fo:language="en"/>
    </style:style>
    <style:style style:name="P181" style:family="paragraph" style:parent-style-name="Normal">
      <style:paragraph-properties style:text-autospace="none" fo:line-height="115%" fo:margin-bottom="0.353cm"/>
    </style:style>
    <style:style style:name="T181_1" style:family="text">
      <style:text-properties style:font-name="Calibri" style:font-name-complex="Calibri" fo:language="en"/>
    </style:style>
    <style:style style:name="P18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3" style:family="paragraph" style:parent-style-name="Normal">
      <style:paragraph-properties style:text-autospace="none" fo:line-height="115%" fo:margin-bottom="0.353cm"/>
    </style:style>
    <style:style style:name="T183_1" style:family="text">
      <style:text-properties style:font-name="Calibri" style:font-name-complex="Calibri" fo:language="en"/>
    </style:style>
    <style:style style:name="P184" style:family="paragraph" style:parent-style-name="Normal">
      <style:paragraph-properties style:text-autospace="none" fo:line-height="115%" fo:margin-bottom="0.353cm"/>
    </style:style>
    <style:style style:name="T184_1" style:family="text">
      <style:text-properties style:font-name="Calibri" style:font-name-complex="Calibri" fo:language="en"/>
    </style:style>
    <style:style style:name="P185" style:family="paragraph" style:parent-style-name="Normal">
      <style:paragraph-properties style:text-autospace="none" fo:line-height="115%" fo:margin-bottom="0.353cm"/>
    </style:style>
    <style:style style:name="T185_1" style:family="text">
      <style:text-properties style:font-name="Calibri" style:font-name-complex="Calibri" fo:language="en"/>
    </style:style>
    <style:style style:name="P186" style:family="paragraph" style:parent-style-name="Normal">
      <style:paragraph-properties style:text-autospace="none" fo:line-height="115%" fo:margin-bottom="0.353cm"/>
    </style:style>
    <style:style style:name="T186_1" style:family="text">
      <style:text-properties style:font-name="Calibri" style:font-name-complex="Calibri" fo:language="en"/>
    </style:style>
    <style:style style:name="P187" style:family="paragraph" style:parent-style-name="Normal">
      <style:paragraph-properties style:text-autospace="none" fo:line-height="115%" fo:margin-bottom="0.353cm"/>
    </style:style>
    <style:style style:name="T187_1" style:family="text">
      <style:text-properties style:font-name="Calibri" style:font-name-complex="Calibri" fo:language="en"/>
    </style:style>
    <style:style style:name="P188" style:family="paragraph" style:parent-style-name="Normal">
      <style:paragraph-properties style:text-autospace="none" fo:line-height="115%" fo:margin-bottom="0.353cm"/>
    </style:style>
    <style:style style:name="T188_1" style:family="text">
      <style:text-properties style:font-name="Calibri" style:font-name-complex="Calibri" fo:language="en"/>
    </style:style>
    <style:style style:name="P189" style:family="paragraph" style:parent-style-name="Normal">
      <style:paragraph-properties style:text-autospace="none" fo:line-height="115%" fo:margin-bottom="0.353cm"/>
    </style:style>
    <style:style style:name="T189_1" style:family="text">
      <style:text-properties style:font-name="Calibri" style:font-name-complex="Calibri" fo:language="en"/>
    </style:style>
    <style:style style:name="P190" style:family="paragraph" style:parent-style-name="Normal">
      <style:paragraph-properties style:text-autospace="none" fo:line-height="115%" fo:margin-bottom="0.353cm"/>
    </style:style>
    <style:style style:name="T190_1" style:family="text">
      <style:text-properties style:font-name="Calibri" style:font-name-complex="Calibri" fo:language="en"/>
    </style:style>
    <style:style style:name="P191" style:family="paragraph" style:parent-style-name="Normal">
      <style:paragraph-properties style:text-autospace="none" fo:line-height="115%" fo:margin-bottom="0.353cm"/>
    </style:style>
    <style:style style:name="T191_1" style:family="text">
      <style:text-properties style:font-name="Calibri" style:font-name-complex="Calibri" fo:language="en"/>
    </style:style>
    <style:style style:name="P19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3" style:family="paragraph" style:parent-style-name="Normal">
      <style:paragraph-properties style:text-autospace="none" fo:line-height="115%" fo:margin-bottom="0.353cm"/>
    </style:style>
    <style:style style:name="T193_1" style:family="text">
      <style:text-properties style:font-name="Calibri" style:font-name-complex="Calibri" fo:language="en"/>
    </style:style>
    <style:style style:name="P194" style:family="paragraph" style:parent-style-name="Normal">
      <style:paragraph-properties style:text-autospace="none" fo:line-height="115%" fo:margin-bottom="0.353cm"/>
    </style:style>
    <style:style style:name="T194_1" style:family="text">
      <style:text-properties style:font-name="Calibri" style:font-name-complex="Calibri" fo:language="en"/>
    </style:style>
    <style:style style:name="P195" style:family="paragraph" style:parent-style-name="Normal">
      <style:paragraph-properties style:text-autospace="none" fo:line-height="115%" fo:margin-bottom="0.353cm"/>
    </style:style>
    <style:style style:name="T195_1" style:family="text">
      <style:text-properties style:font-name="Calibri" style:font-name-complex="Calibri" fo:language="en"/>
    </style:style>
    <style:style style:name="P196" style:family="paragraph" style:parent-style-name="Normal">
      <style:paragraph-properties style:text-autospace="none" fo:line-height="115%" fo:margin-bottom="0.353cm"/>
    </style:style>
    <style:style style:name="T196_1" style:family="text">
      <style:text-properties style:font-name="Calibri" style:font-name-complex="Calibri" fo:language="en"/>
    </style:style>
    <style:style style:name="P197" style:family="paragraph" style:parent-style-name="Normal">
      <style:paragraph-properties style:text-autospace="none" fo:line-height="115%" fo:margin-bottom="0.353cm"/>
    </style:style>
    <style:style style:name="T197_1" style:family="text">
      <style:text-properties style:font-name="Calibri" style:font-name-complex="Calibri" fo:language="en"/>
    </style:style>
    <style:style style:name="P198" style:family="paragraph" style:parent-style-name="Normal">
      <style:paragraph-properties style:text-autospace="none" fo:line-height="115%" fo:margin-bottom="0.353cm"/>
    </style:style>
    <style:style style:name="T198_1" style:family="text">
      <style:text-properties style:font-name="Calibri" style:font-name-complex="Calibri" fo:language="en"/>
    </style:style>
    <style:style style:name="P1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0" style:family="paragraph" style:parent-style-name="Normal">
      <style:paragraph-properties style:text-autospace="none" fo:line-height="115%" fo:margin-bottom="0.353cm"/>
    </style:style>
    <style:style style:name="T200_1" style:family="text">
      <style:text-properties style:font-name="Calibri" style:font-name-complex="Calibri" fo:language="en"/>
    </style:style>
    <style:style style:name="P20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2" style:family="paragraph" style:parent-style-name="Normal">
      <style:paragraph-properties style:text-autospace="none" fo:line-height="115%" fo:margin-bottom="0.353cm"/>
    </style:style>
    <style:style style:name="T202_1" style:family="text">
      <style:text-properties style:font-name="Calibri" style:font-name-complex="Calibri" fo:language="en"/>
    </style:style>
    <style:style style:name="P20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4" style:family="paragraph" style:parent-style-name="Normal">
      <style:paragraph-properties style:text-autospace="none" fo:line-height="115%" fo:margin-bottom="0.353cm"/>
    </style:style>
    <style:style style:name="T204_1" style:family="text">
      <style:text-properties style:font-name="Calibri" style:font-name-complex="Calibri" fo:language="en"/>
    </style:style>
    <style:style style:name="P20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6" style:family="paragraph" style:parent-style-name="Normal">
      <style:paragraph-properties style:text-autospace="none" fo:line-height="115%" fo:margin-bottom="0.353cm"/>
    </style:style>
    <style:style style:name="T206_1" style:family="text">
      <style:text-properties style:font-name="Calibri" style:font-name-complex="Calibri" fo:language="en"/>
    </style:style>
    <style:style style:name="P20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8" style:family="paragraph" style:parent-style-name="Normal">
      <style:paragraph-properties style:text-autospace="none" fo:line-height="115%" fo:margin-bottom="0.353cm"/>
    </style:style>
    <style:style style:name="T208_1" style:family="text">
      <style:text-properties style:font-name="Calibri" style:font-name-complex="Calibri" fo:language="en"/>
    </style:style>
    <style:style style:name="P20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10" style:family="paragraph" style:parent-style-name="Normal">
      <style:paragraph-properties style:text-autospace="none" fo:line-height="115%" fo:margin-bottom="0.353cm"/>
    </style:style>
    <style:style style:name="T210_1" style:family="text">
      <style:text-properties style:font-name="Calibri" style:font-name-complex="Calibri" fo:language="en"/>
    </style:style>
    <style:style style:name="P21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12" style:family="paragraph" style:parent-style-name="Normal">
      <style:paragraph-properties style:text-autospace="none" fo:line-height="115%" fo:margin-bottom="0.353cm"/>
    </style:style>
    <style:style style:name="T212_1" style:family="text">
      <style:text-properties style:font-name="Calibri" style:font-name-complex="Calibri" fo:language="en"/>
    </style:style>
    <style:style style:name="P21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14" style:family="paragraph" style:parent-style-name="Normal">
      <style:paragraph-properties style:text-autospace="none" fo:line-height="115%" fo:margin-bottom="0.353cm"/>
    </style:style>
    <style:style style:name="T214_1" style:family="text">
      <style:text-properties style:font-name="Calibri" style:font-name-complex="Calibri" fo:language="en"/>
    </style:style>
    <style:style style:name="P21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16" style:family="paragraph" style:parent-style-name="Normal">
      <style:paragraph-properties style:text-autospace="none" fo:line-height="115%" fo:margin-bottom="0.353cm"/>
    </style:style>
    <style:style style:name="T216_1" style:family="text">
      <style:text-properties style:font-name="Calibri" style:font-name-complex="Calibri" fo:language="en"/>
    </style:style>
    <style:style style:name="P21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18" style:family="paragraph" style:parent-style-name="Normal">
      <style:paragraph-properties style:text-autospace="none" fo:line-height="115%" fo:margin-bottom="0.353cm"/>
    </style:style>
    <style:style style:name="T218_1" style:family="text">
      <style:text-properties style:font-name="Calibri" style:font-name-complex="Calibri" fo:language="en"/>
    </style:style>
    <style:style style:name="P21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20" style:family="paragraph" style:parent-style-name="Normal">
      <style:paragraph-properties style:text-autospace="none" fo:line-height="115%" fo:margin-bottom="0.353cm"/>
    </style:style>
    <style:style style:name="T220_1" style:family="text">
      <style:text-properties style:font-name="Calibri" style:font-name-complex="Calibri" fo:language="en"/>
    </style:style>
    <style:style style:name="P22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22" style:family="paragraph" style:parent-style-name="Normal">
      <style:paragraph-properties style:text-autospace="none" fo:line-height="115%" fo:margin-bottom="0.353cm"/>
    </style:style>
    <style:style style:name="T222_1" style:family="text">
      <style:text-properties style:font-name="Calibri" style:font-name-complex="Calibri" fo:language="en"/>
    </style:style>
    <style:style style:name="P22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24" style:family="paragraph" style:parent-style-name="Normal">
      <style:paragraph-properties style:text-autospace="none" fo:line-height="115%" fo:margin-bottom="0.353cm"/>
    </style:style>
    <style:style style:name="T224_1" style:family="text">
      <style:text-properties style:font-name="Calibri" style:font-name-complex="Calibri" fo:language="en"/>
    </style:style>
    <style:style style:name="P22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26" style:family="paragraph" style:parent-style-name="Normal">
      <style:paragraph-properties style:text-autospace="none" fo:line-height="115%" fo:margin-bottom="0.353cm"/>
    </style:style>
    <style:style style:name="T226_1" style:family="text">
      <style:text-properties style:font-name="Calibri" style:font-name-complex="Calibri" fo:language="en"/>
    </style:style>
    <style:style style:name="P22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28" style:family="paragraph" style:parent-style-name="Normal">
      <style:paragraph-properties style:text-autospace="none" fo:line-height="115%" fo:margin-bottom="0.353cm"/>
    </style:style>
    <style:style style:name="T228_1" style:family="text">
      <style:text-properties style:font-name="Calibri" style:font-name-complex="Calibri" fo:language="en"/>
    </style:style>
    <style:style style:name="P22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30" style:family="paragraph" style:parent-style-name="Normal">
      <style:paragraph-properties style:text-autospace="none" fo:line-height="115%" fo:margin-bottom="0.353cm"/>
    </style:style>
    <style:style style:name="T230_1" style:family="text">
      <style:text-properties style:font-name="Calibri" style:font-name-complex="Calibri" fo:language="en"/>
    </style:style>
    <style:style style:name="P23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32" style:family="paragraph" style:parent-style-name="Normal">
      <style:paragraph-properties style:text-autospace="none" fo:line-height="115%" fo:margin-bottom="0.353cm"/>
    </style:style>
    <style:style style:name="T232_1" style:family="text">
      <style:text-properties style:font-name="Calibri" style:font-name-complex="Calibri" fo:language="en"/>
    </style:style>
    <style:style style:name="P23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34" style:family="paragraph" style:parent-style-name="Normal">
      <style:paragraph-properties style:text-autospace="none" fo:line-height="115%" fo:margin-bottom="0.353cm"/>
    </style:style>
    <style:style style:name="T234_1" style:family="text">
      <style:text-properties style:font-name="Calibri" style:font-name-complex="Calibri" fo:language="en"/>
    </style:style>
    <style:style style:name="P23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36" style:family="paragraph" style:parent-style-name="Normal">
      <style:paragraph-properties style:text-autospace="none" fo:line-height="115%" fo:margin-bottom="0.353cm"/>
    </style:style>
    <style:style style:name="T236_1" style:family="text">
      <style:text-properties style:font-name="Calibri" style:font-name-complex="Calibri" fo:language="en"/>
    </style:style>
    <style:style style:name="P23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38" style:family="paragraph" style:parent-style-name="Normal">
      <style:paragraph-properties style:text-autospace="none" fo:line-height="115%" fo:margin-bottom="0.353cm"/>
    </style:style>
    <style:style style:name="T238_1" style:family="text">
      <style:text-properties style:font-name="Calibri" style:font-name-complex="Calibri" fo:language="en"/>
    </style:style>
    <style:style style:name="P23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40" style:family="paragraph" style:parent-style-name="Normal">
      <style:paragraph-properties style:text-autospace="none" fo:line-height="115%" fo:margin-bottom="0.353cm"/>
    </style:style>
    <style:style style:name="T240_1" style:family="text">
      <style:text-properties style:font-name="Calibri" style:font-name-complex="Calibri" fo:language="en"/>
    </style:style>
    <style:style style:name="P241" style:family="paragraph" style:parent-style-name="Normal">
      <style:paragraph-properties style:text-autospace="none" fo:line-height="115%" fo:margin-bottom="0.353cm"/>
    </style:style>
    <style:style style:name="T241_1" style:family="text">
      <style:text-properties style:font-name="Calibri" style:font-name-complex="Calibri" fo:language="en"/>
    </style:style>
    <style:style style:name="P242" style:family="paragraph" style:parent-style-name="Normal">
      <style:paragraph-properties style:text-autospace="none" fo:line-height="115%" fo:margin-bottom="0.353cm"/>
    </style:style>
    <style:style style:name="T242_1" style:family="text">
      <style:text-properties style:font-name="Calibri" style:font-name-complex="Calibri" fo:language="en"/>
    </style:style>
    <style:style style:name="P24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44" style:family="paragraph" style:parent-style-name="Normal">
      <style:paragraph-properties style:text-autospace="none" fo:line-height="115%" fo:margin-bottom="0.353cm"/>
    </style:style>
    <style:style style:name="T244_1" style:family="text">
      <style:text-properties style:font-name="Calibri" style:font-name-complex="Calibri" fo:language="en"/>
    </style:style>
    <style:style style:name="P245" style:family="paragraph" style:parent-style-name="Normal">
      <style:paragraph-properties style:text-autospace="none" fo:line-height="115%" fo:margin-bottom="0.353cm"/>
    </style:style>
    <style:style style:name="T245_1" style:family="text">
      <style:text-properties style:font-name="Calibri" style:font-name-complex="Calibri" fo:language="en"/>
    </style:style>
    <style:style style:name="P24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47" style:family="paragraph" style:parent-style-name="Normal">
      <style:paragraph-properties style:text-autospace="none" fo:line-height="115%" fo:margin-bottom="0.353cm"/>
    </style:style>
    <style:style style:name="T247_1" style:family="text">
      <style:text-properties style:font-name="Calibri" style:font-name-complex="Calibri" fo:language="en" fo:font-weight="bold" style:font-weight-asian="bold" style:font-weight-complex="bold"/>
    </style:style>
    <style:style style:name="P248" style:family="paragraph" style:parent-style-name="Normal">
      <style:paragraph-properties style:text-autospace="none" fo:line-height="115%" fo:margin-bottom="0.353cm"/>
    </style:style>
    <style:style style:name="T248_1" style:family="text">
      <style:text-properties style:font-name="Calibri" style:font-name-complex="Calibri" fo:language="en" fo:font-weight="bold" style:font-weight-asian="bold" style:font-weight-complex="bold"/>
    </style:style>
    <style:style style:name="P249" style:family="paragraph" style:parent-style-name="Normal">
      <style:paragraph-properties style:text-autospace="none" fo:line-height="115%" fo:margin-bottom="0.353cm"/>
    </style:style>
    <style:style style:name="T249_1" style:family="text">
      <style:text-properties style:font-name="Calibri" style:font-name-complex="Calibri" fo:language="en" fo:font-weight="bold" style:font-weight-asian="bold" style:font-weight-complex="bold"/>
    </style:style>
    <style:style style:name="P250" style:family="paragraph" style:parent-style-name="Normal">
      <style:paragraph-properties style:text-autospace="none" fo:line-height="115%" fo:margin-bottom="0.353cm"/>
    </style:style>
    <style:style style:name="T250_1" style:family="text">
      <style:text-properties style:font-name="Calibri" style:font-name-complex="Calibri" fo:language="en" fo:font-weight="bold" style:font-weight-asian="bold" style:font-weight-complex="bold"/>
    </style:style>
    <style:style style:name="P251" style:family="paragraph" style:parent-style-name="Normal">
      <style:paragraph-properties style:text-autospace="none" fo:line-height="115%" fo:margin-bottom="0.353cm"/>
    </style:style>
    <style:style style:name="T251_1" style:family="text">
      <style:text-properties style:font-name="Calibri" style:font-name-complex="Calibri" fo:language="en" fo:font-weight="bold" style:font-weight-asian="bold" style:font-weight-complex="bold"/>
    </style:style>
    <style:style style:name="P252" style:family="paragraph" style:parent-style-name="Normal">
      <style:paragraph-properties style:text-autospace="none" fo:line-height="115%" fo:margin-bottom="0.353cm"/>
    </style:style>
    <style:style style:name="T252_1" style:family="text">
      <style:text-properties style:font-name="Calibri" style:font-name-complex="Calibri" fo:language="en" fo:font-weight="bold" style:font-weight-asian="bold" style:font-weight-complex="bold"/>
    </style:style>
    <style:style style:name="P25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54" style:family="paragraph" style:parent-style-name="Normal">
      <style:paragraph-properties style:text-autospace="none" fo:line-height="115%" fo:margin-bottom="0.353cm"/>
    </style:style>
    <style:style style:name="T254_1" style:family="text">
      <style:text-properties style:font-name="Calibri" style:font-name-complex="Calibri" fo:language="en"/>
    </style:style>
    <style:style style:name="P25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56" style:family="paragraph" style:parent-style-name="Normal">
      <style:paragraph-properties style:text-autospace="none" fo:line-height="115%" fo:margin-bottom="0.353cm"/>
    </style:style>
    <style:style style:name="T256_1" style:family="text">
      <style:text-properties style:font-name="Calibri" style:font-name-complex="Calibri" fo:language="en"/>
    </style:style>
    <style:style style:name="P25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58" style:family="paragraph" style:parent-style-name="Normal">
      <style:paragraph-properties style:text-autospace="none" fo:line-height="115%" fo:margin-bottom="0.353cm"/>
    </style:style>
    <style:style style:name="T258_1" style:family="text">
      <style:text-properties style:font-name="Calibri" style:font-name-complex="Calibri" fo:language="en"/>
    </style:style>
    <style:style style:name="P25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60" style:family="paragraph" style:parent-style-name="Normal">
      <style:paragraph-properties style:text-autospace="none" fo:line-height="115%" fo:margin-bottom="0.353cm"/>
    </style:style>
    <style:style style:name="T260_1" style:family="text">
      <style:text-properties style:font-name="Calibri" style:font-name-complex="Calibri" fo:language="en"/>
    </style:style>
    <style:style style:name="P26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62" style:family="paragraph" style:parent-style-name="Normal">
      <style:paragraph-properties style:text-autospace="none" fo:line-height="115%" fo:margin-bottom="0.353cm"/>
    </style:style>
    <style:style style:name="T262_1" style:family="text">
      <style:text-properties style:font-name="Calibri" style:font-name-complex="Calibri" fo:language="en"/>
    </style:style>
    <style:style style:name="P26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64" style:family="paragraph" style:parent-style-name="Normal">
      <style:paragraph-properties style:text-autospace="none" fo:line-height="115%" fo:margin-bottom="0.353cm"/>
    </style:style>
    <style:style style:name="T264_1" style:family="text">
      <style:text-properties style:font-name="Calibri" style:font-name-complex="Calibri" fo:language="en"/>
    </style:style>
    <style:style style:name="P2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66" style:family="paragraph" style:parent-style-name="Normal">
      <style:paragraph-properties style:text-autospace="none" fo:line-height="115%" fo:margin-bottom="0.353cm"/>
    </style:style>
    <style:style style:name="T266_1" style:family="text">
      <style:text-properties style:font-name="Calibri" style:font-name-complex="Calibri" fo:language="en"/>
    </style:style>
    <style:style style:name="P26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68" style:family="paragraph" style:parent-style-name="Normal">
      <style:paragraph-properties style:text-autospace="none" fo:line-height="115%" fo:margin-bottom="0.353cm"/>
    </style:style>
    <style:style style:name="T268_1" style:family="text">
      <style:text-properties style:font-name="Calibri" style:font-name-complex="Calibri" fo:language="en"/>
    </style:style>
    <style:style style:name="P26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70" style:family="paragraph" style:parent-style-name="Normal">
      <style:paragraph-properties style:text-autospace="none" fo:line-height="115%" fo:margin-bottom="0.353cm"/>
    </style:style>
    <style:style style:name="T270_1" style:family="text">
      <style:text-properties style:font-name="Calibri" style:font-name-complex="Calibri" fo:language="en"/>
    </style:style>
    <style:style style:name="P271" style:family="paragraph" style:parent-style-name="Normal">
      <style:paragraph-properties style:text-autospace="none" fo:line-height="115%" fo:margin-bottom="0.353cm"/>
    </style:style>
    <style:style style:name="T271_1" style:family="text">
      <style:text-properties style:font-name="Calibri" style:font-name-complex="Calibri" fo:language="en"/>
    </style:style>
    <style:style style:name="P272" style:family="paragraph" style:parent-style-name="Normal">
      <style:paragraph-properties style:text-autospace="none" fo:line-height="115%" fo:margin-bottom="0.353cm"/>
    </style:style>
    <style:style style:name="T272_1" style:family="text">
      <style:text-properties style:font-name="Calibri" style:font-name-complex="Calibri" fo:language="en"/>
    </style:style>
    <style:style style:name="P273" style:family="paragraph" style:parent-style-name="Normal">
      <style:paragraph-properties style:text-autospace="none" fo:line-height="115%" fo:margin-bottom="0.353cm"/>
    </style:style>
    <style:style style:name="T273_1" style:family="text">
      <style:text-properties style:font-name="Calibri" style:font-name-complex="Calibri" fo:language="en"/>
    </style:style>
    <style:style style:name="P274" style:family="paragraph" style:parent-style-name="Normal">
      <style:paragraph-properties style:text-autospace="none" fo:line-height="115%" fo:margin-bottom="0.353cm"/>
    </style:style>
    <style:style style:name="T274_1" style:family="text">
      <style:text-properties style:font-name="Calibri" style:font-name-complex="Calibri" fo:language="en"/>
    </style:style>
    <style:style style:name="P275" style:family="paragraph" style:parent-style-name="Normal">
      <style:paragraph-properties style:text-autospace="none" fo:line-height="115%" fo:margin-bottom="0.353cm"/>
    </style:style>
    <style:style style:name="T275_1" style:family="text">
      <style:text-properties style:font-name="Calibri" style:font-name-complex="Calibri" fo:language="en"/>
    </style:style>
    <style:style style:name="P276" style:family="paragraph" style:parent-style-name="Normal">
      <style:paragraph-properties style:text-autospace="none" fo:line-height="115%" fo:margin-bottom="0.353cm"/>
    </style:style>
    <style:style style:name="T276_1" style:family="text">
      <style:text-properties style:font-name="Calibri" style:font-name-complex="Calibri" fo:language="en"/>
    </style:style>
    <style:style style:name="P277" style:family="paragraph" style:parent-style-name="Normal">
      <style:paragraph-properties style:text-autospace="none" fo:line-height="115%" fo:margin-bottom="0.353cm"/>
    </style:style>
    <style:style style:name="T277_1" style:family="text">
      <style:text-properties style:font-name="Calibri" style:font-name-complex="Calibri" fo:language="en"/>
    </style:style>
    <style:style style:name="P27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79" style:family="paragraph" style:parent-style-name="Normal">
      <style:paragraph-properties style:text-autospace="none" fo:line-height="115%" fo:margin-bottom="0.353cm"/>
    </style:style>
    <style:style style:name="T279_1" style:family="text">
      <style:text-properties style:font-name="Calibri" style:font-name-complex="Calibri" fo:language="en"/>
    </style:style>
    <style:style style:name="P280" style:family="paragraph" style:parent-style-name="Normal">
      <style:paragraph-properties style:text-autospace="none" fo:line-height="115%" fo:margin-bottom="0.353cm"/>
    </style:style>
    <style:style style:name="T280_1" style:family="text">
      <style:text-properties style:font-name="Calibri" style:font-name-complex="Calibri" fo:language="en"/>
    </style:style>
    <style:style style:name="P281" style:family="paragraph" style:parent-style-name="Normal">
      <style:paragraph-properties style:text-autospace="none" fo:line-height="115%" fo:margin-bottom="0.353cm"/>
    </style:style>
    <style:style style:name="T281_1" style:family="text">
      <style:text-properties style:font-name="Calibri" style:font-name-complex="Calibri" fo:language="en"/>
    </style:style>
    <style:style style:name="P282" style:family="paragraph" style:parent-style-name="Normal">
      <style:paragraph-properties style:text-autospace="none" fo:line-height="115%" fo:margin-bottom="0.353cm"/>
    </style:style>
    <style:style style:name="T282_1" style:family="text">
      <style:text-properties style:font-name="Calibri" style:font-name-complex="Calibri" fo:language="en"/>
    </style:style>
    <style:style style:name="P283" style:family="paragraph" style:parent-style-name="Normal">
      <style:paragraph-properties style:text-autospace="none" fo:line-height="115%" fo:margin-bottom="0.353cm"/>
    </style:style>
    <style:style style:name="T283_1" style:family="text">
      <style:text-properties style:font-name="Calibri" style:font-name-complex="Calibri" fo:language="en"/>
    </style:style>
    <style:style style:name="P284" style:family="paragraph" style:parent-style-name="Normal">
      <style:paragraph-properties style:text-autospace="none" fo:line-height="115%" fo:margin-bottom="0.353cm"/>
    </style:style>
    <style:style style:name="T284_1" style:family="text">
      <style:text-properties style:font-name="Calibri" style:font-name-complex="Calibri" fo:language="en"/>
    </style:style>
    <style:style style:name="P285" style:family="paragraph" style:parent-style-name="Normal">
      <style:paragraph-properties style:text-autospace="none" fo:line-height="115%" fo:margin-bottom="0.353cm"/>
    </style:style>
    <style:style style:name="T285_1" style:family="text">
      <style:text-properties style:font-name="Calibri" style:font-name-complex="Calibri" fo:language="en"/>
    </style:style>
    <style:style style:name="P286" style:family="paragraph" style:parent-style-name="Normal">
      <style:paragraph-properties style:text-autospace="none" fo:line-height="115%" fo:margin-bottom="0.353cm"/>
    </style:style>
    <style:style style:name="T286_1" style:family="text">
      <style:text-properties style:font-name="Calibri" style:font-name-complex="Calibri" fo:language="en"/>
    </style:style>
    <style:style style:name="P287" style:family="paragraph" style:parent-style-name="Normal">
      <style:paragraph-properties style:text-autospace="none" fo:line-height="115%" fo:margin-bottom="0.353cm"/>
    </style:style>
    <style:style style:name="T287_1" style:family="text">
      <style:text-properties style:font-name="Calibri" style:font-name-complex="Calibri" fo:language="en"/>
    </style:style>
    <style:style style:name="P28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89" style:family="paragraph" style:parent-style-name="Normal">
      <style:paragraph-properties style:text-autospace="none" fo:line-height="115%" fo:margin-bottom="0.353cm"/>
    </style:style>
    <style:style style:name="T289_1" style:family="text">
      <style:text-properties style:font-name="Calibri" style:font-name-complex="Calibri" fo:language="en"/>
    </style:style>
    <style:style style:name="P290" style:family="paragraph" style:parent-style-name="Normal">
      <style:paragraph-properties style:text-autospace="none" fo:line-height="115%" fo:margin-bottom="0.353cm"/>
    </style:style>
    <style:style style:name="T290_1" style:family="text">
      <style:text-properties style:font-name="Calibri" style:font-name-complex="Calibri" fo:language="en"/>
    </style:style>
    <style:style style:name="P291" style:family="paragraph" style:parent-style-name="Normal">
      <style:paragraph-properties style:text-autospace="none" fo:line-height="115%" fo:margin-bottom="0.353cm"/>
    </style:style>
    <style:style style:name="T291_1" style:family="text">
      <style:text-properties style:font-name="Calibri" style:font-name-complex="Calibri" fo:language="en"/>
    </style:style>
    <style:style style:name="P292" style:family="paragraph" style:parent-style-name="Normal">
      <style:paragraph-properties style:text-autospace="none" fo:line-height="115%" fo:margin-bottom="0.353cm"/>
    </style:style>
    <style:style style:name="T292_1" style:family="text">
      <style:text-properties style:font-name="Calibri" style:font-name-complex="Calibri" fo:language="en"/>
    </style:style>
    <style:style style:name="P293" style:family="paragraph" style:parent-style-name="Normal">
      <style:paragraph-properties style:text-autospace="none" fo:line-height="115%" fo:margin-bottom="0.353cm"/>
    </style:style>
    <style:style style:name="T293_1" style:family="text">
      <style:text-properties style:font-name="Calibri" style:font-name-complex="Calibri" fo:language="en"/>
    </style:style>
    <style:style style:name="P294" style:family="paragraph" style:parent-style-name="Normal">
      <style:paragraph-properties style:text-autospace="none" fo:line-height="115%" fo:margin-bottom="0.353cm"/>
    </style:style>
    <style:style style:name="T294_1" style:family="text">
      <style:text-properties style:font-name="Calibri" style:font-name-complex="Calibri" fo:language="en"/>
    </style:style>
    <style:style style:name="P29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96" style:family="paragraph" style:parent-style-name="Normal">
      <style:paragraph-properties style:text-autospace="none" fo:line-height="115%" fo:margin-bottom="0.353cm"/>
    </style:style>
    <style:style style:name="T296_1" style:family="text">
      <style:text-properties style:font-name="Calibri" style:font-name-complex="Calibri" fo:language="en"/>
    </style:style>
    <style:style style:name="P29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98" style:family="paragraph" style:parent-style-name="Normal">
      <style:paragraph-properties style:text-autospace="none" fo:line-height="115%" fo:margin-bottom="0.353cm"/>
    </style:style>
    <style:style style:name="T298_1" style:family="text">
      <style:text-properties style:font-name="Calibri" style:font-name-complex="Calibri" fo:language="en"/>
    </style:style>
    <style:style style:name="P2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00" style:family="paragraph" style:parent-style-name="Normal">
      <style:paragraph-properties style:text-autospace="none" fo:line-height="115%" fo:margin-bottom="0.353cm"/>
    </style:style>
    <style:style style:name="T300_1" style:family="text">
      <style:text-properties style:font-name="Calibri" style:font-name-complex="Calibri" fo:language="en"/>
    </style:style>
    <style:style style:name="P30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02" style:family="paragraph" style:parent-style-name="Normal">
      <style:paragraph-properties style:text-autospace="none" fo:line-height="115%" fo:margin-bottom="0.353cm"/>
    </style:style>
    <style:style style:name="T302_1" style:family="text">
      <style:text-properties style:font-name="Calibri" style:font-name-complex="Calibri" fo:language="en"/>
    </style:style>
    <style:style style:name="P303" style:family="paragraph" style:parent-style-name="Normal">
      <style:paragraph-properties style:text-autospace="none" fo:line-height="115%" fo:margin-bottom="0.353cm"/>
    </style:style>
    <style:style style:name="T303_1" style:family="text">
      <style:text-properties style:font-name="Calibri" style:font-name-complex="Calibri" fo:language="en"/>
    </style:style>
    <style:style style:name="P30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05" style:family="paragraph" style:parent-style-name="Normal">
      <style:paragraph-properties style:text-autospace="none" fo:line-height="115%" fo:margin-bottom="0.353cm"/>
    </style:style>
    <style:style style:name="T305_1" style:family="text">
      <style:text-properties style:font-name="Calibri" style:font-name-complex="Calibri" fo:language="en"/>
    </style:style>
    <style:style style:name="P30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07" style:family="paragraph" style:parent-style-name="Normal">
      <style:paragraph-properties style:text-autospace="none" fo:line-height="115%" fo:margin-bottom="0.353cm"/>
    </style:style>
    <style:style style:name="T307_1" style:family="text">
      <style:text-properties style:font-name="Calibri" style:font-name-complex="Calibri" fo:language="en"/>
    </style:style>
    <style:style style:name="P30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09" style:family="paragraph" style:parent-style-name="Normal">
      <style:paragraph-properties style:text-autospace="none" fo:line-height="115%" fo:margin-bottom="0.353cm"/>
    </style:style>
    <style:style style:name="T309_1" style:family="text">
      <style:text-properties style:font-name="Calibri" style:font-name-complex="Calibri" fo:language="en"/>
    </style:style>
    <style:style style:name="P31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11" style:family="paragraph" style:parent-style-name="Normal">
      <style:paragraph-properties style:text-autospace="none" fo:line-height="115%" fo:margin-bottom="0.353cm"/>
    </style:style>
    <style:style style:name="T311_1" style:family="text">
      <style:text-properties style:font-name="Calibri" style:font-name-complex="Calibri" fo:language="en"/>
    </style:style>
    <style:style style:name="P31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13" style:family="paragraph" style:parent-style-name="Normal">
      <style:paragraph-properties style:text-autospace="none" fo:line-height="115%" fo:margin-bottom="0.353cm"/>
    </style:style>
    <style:style style:name="T313_1" style:family="text">
      <style:text-properties style:font-name="Calibri" style:font-name-complex="Calibri" fo:language="en"/>
    </style:style>
    <style:style style:name="P31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15" style:family="paragraph" style:parent-style-name="Normal">
      <style:paragraph-properties style:text-autospace="none" fo:line-height="115%" fo:margin-bottom="0.353cm"/>
    </style:style>
    <style:style style:name="T315_1" style:family="text">
      <style:text-properties style:font-name="Calibri" style:font-name-complex="Calibri" fo:language="en"/>
    </style:style>
    <style:style style:name="P31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17" style:family="paragraph" style:parent-style-name="Normal">
      <style:paragraph-properties style:text-autospace="none" fo:line-height="115%" fo:margin-bottom="0.353cm"/>
    </style:style>
    <style:style style:name="T317_1" style:family="text">
      <style:text-properties style:font-name="Calibri" style:font-name-complex="Calibri" fo:language="en"/>
    </style:style>
    <style:style style:name="P31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19" style:family="paragraph" style:parent-style-name="Normal">
      <style:paragraph-properties style:text-autospace="none" fo:line-height="115%" fo:margin-bottom="0.353cm"/>
    </style:style>
    <style:style style:name="T319_1" style:family="text">
      <style:text-properties style:font-name="Calibri" style:font-name-complex="Calibri" fo:language="en"/>
    </style:style>
    <style:style style:name="P32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21" style:family="paragraph" style:parent-style-name="Normal">
      <style:paragraph-properties style:text-autospace="none" fo:line-height="115%" fo:margin-bottom="0.353cm"/>
    </style:style>
    <style:style style:name="T321_1" style:family="text">
      <style:text-properties style:font-name="Calibri" style:font-name-complex="Calibri" fo:language="en"/>
    </style:style>
    <style:style style:name="P3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23" style:family="paragraph" style:parent-style-name="Normal">
      <style:paragraph-properties style:text-autospace="none" fo:line-height="115%" fo:margin-bottom="0.353cm"/>
    </style:style>
    <style:style style:name="T323_1" style:family="text">
      <style:text-properties style:font-name="Calibri" style:font-name-complex="Calibri" fo:language="en"/>
    </style:style>
    <style:style style:name="P32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25" style:family="paragraph" style:parent-style-name="Normal">
      <style:paragraph-properties style:text-autospace="none" fo:line-height="115%" fo:margin-bottom="0.353cm"/>
    </style:style>
    <style:style style:name="T325_1" style:family="text">
      <style:text-properties style:font-name="Calibri" style:font-name-complex="Calibri" fo:language="en"/>
    </style:style>
    <style:style style:name="P32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27" style:family="paragraph" style:parent-style-name="Normal">
      <style:paragraph-properties style:text-autospace="none" fo:line-height="115%" fo:margin-bottom="0.353cm"/>
    </style:style>
    <style:style style:name="T327_1" style:family="text">
      <style:text-properties style:font-name="Calibri" style:font-name-complex="Calibri" fo:language="en"/>
    </style:style>
    <style:style style:name="P32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29" style:family="paragraph" style:parent-style-name="Normal">
      <style:paragraph-properties style:text-autospace="none" fo:line-height="115%" fo:margin-bottom="0.353cm"/>
    </style:style>
    <style:style style:name="T329_1" style:family="text">
      <style:text-properties style:font-name="Calibri" style:font-name-complex="Calibri" fo:language="en"/>
    </style:style>
    <style:style style:name="P3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31" style:family="paragraph" style:parent-style-name="Normal">
      <style:paragraph-properties style:text-autospace="none" fo:line-height="115%" fo:margin-bottom="0.353cm"/>
    </style:style>
    <style:style style:name="T331_1" style:family="text">
      <style:text-properties style:font-name="Calibri" style:font-name-complex="Calibri" fo:language="en"/>
    </style:style>
    <style:style style:name="P332" style:family="paragraph" style:parent-style-name="Normal">
      <style:paragraph-properties style:text-autospace="none" fo:line-height="115%" fo:margin-bottom="0.353cm"/>
    </style:style>
    <style:style style:name="T332_1" style:family="text">
      <style:text-properties style:font-name="Calibri" style:font-name-complex="Calibri" fo:language="en"/>
    </style:style>
    <style:style style:name="P33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34" style:family="paragraph" style:parent-style-name="Normal">
      <style:paragraph-properties style:text-autospace="none" fo:line-height="115%" fo:margin-bottom="0.353cm"/>
    </style:style>
    <style:style style:name="T334_1" style:family="text">
      <style:text-properties style:font-name="Calibri" style:font-name-complex="Calibri" fo:language="en"/>
    </style:style>
    <style:style style:name="P335" style:family="paragraph" style:parent-style-name="Normal">
      <style:paragraph-properties style:text-autospace="none" fo:line-height="115%" fo:margin-bottom="0.353cm"/>
    </style:style>
    <style:style style:name="T335_1" style:family="text">
      <style:text-properties style:font-name="Calibri" style:font-name-complex="Calibri" fo:language="en"/>
    </style:style>
    <style:style style:name="P33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37" style:family="paragraph" style:parent-style-name="Normal">
      <style:paragraph-properties style:text-autospace="none" fo:line-height="115%" fo:margin-bottom="0.353cm"/>
    </style:style>
    <style:style style:name="T337_1" style:family="text">
      <style:text-properties style:font-name="Calibri" style:font-name-complex="Calibri" fo:language="en" fo:font-weight="bold" style:font-weight-asian="bold" style:font-weight-complex="bold"/>
    </style:style>
    <style:style style:name="P338" style:family="paragraph" style:parent-style-name="Normal">
      <style:paragraph-properties style:text-autospace="none" fo:line-height="115%" fo:margin-bottom="0.353cm"/>
    </style:style>
    <style:style style:name="T338_1" style:family="text">
      <style:text-properties style:font-name="Calibri" style:font-name-complex="Calibri" fo:language="en" fo:font-weight="bold" style:font-weight-asian="bold" style:font-weight-complex="bold"/>
    </style:style>
    <style:style style:name="P339" style:family="paragraph" style:parent-style-name="Normal">
      <style:paragraph-properties style:text-autospace="none" fo:line-height="115%" fo:margin-bottom="0.353cm"/>
    </style:style>
    <style:style style:name="T339_1" style:family="text">
      <style:text-properties style:font-name="Calibri" style:font-name-complex="Calibri" fo:language="en" fo:font-weight="bold" style:font-weight-asian="bold" style:font-weight-complex="bold"/>
    </style:style>
    <style:style style:name="P340" style:family="paragraph" style:parent-style-name="Normal">
      <style:paragraph-properties style:text-autospace="none" fo:line-height="115%" fo:margin-bottom="0.353cm"/>
    </style:style>
    <style:style style:name="T340_1" style:family="text">
      <style:text-properties style:font-name="Calibri" style:font-name-complex="Calibri" fo:language="en" fo:font-weight="bold" style:font-weight-asian="bold" style:font-weight-complex="bold"/>
    </style:style>
    <style:style style:name="P341" style:family="paragraph" style:parent-style-name="Normal">
      <style:paragraph-properties style:text-autospace="none" fo:line-height="115%" fo:margin-bottom="0.353cm"/>
    </style:style>
    <style:style style:name="T341_1" style:family="text">
      <style:text-properties style:font-name="Calibri" style:font-name-complex="Calibri" fo:language="en" fo:font-weight="bold" style:font-weight-asian="bold" style:font-weight-complex="bold"/>
    </style:style>
    <style:style style:name="P342" style:family="paragraph" style:parent-style-name="Normal">
      <style:paragraph-properties style:text-autospace="none" fo:line-height="115%" fo:margin-bottom="0.353cm"/>
    </style:style>
    <style:style style:name="T342_1" style:family="text">
      <style:text-properties style:font-name="Calibri" style:font-name-complex="Calibri" fo:language="en" fo:font-weight="bold" style:font-weight-asian="bold" style:font-weight-complex="bold"/>
    </style:style>
    <style:style style:name="P34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44" style:family="paragraph" style:parent-style-name="Normal">
      <style:paragraph-properties style:text-autospace="none" fo:line-height="115%" fo:margin-bottom="0.353cm"/>
    </style:style>
    <style:style style:name="T344_1" style:family="text">
      <style:text-properties style:font-name="Calibri" style:font-name-complex="Calibri" fo:language="en"/>
    </style:style>
    <style:style style:name="P34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46" style:family="paragraph" style:parent-style-name="Normal">
      <style:paragraph-properties style:text-autospace="none" fo:line-height="115%" fo:margin-bottom="0.353cm"/>
    </style:style>
    <style:style style:name="T346_1" style:family="text">
      <style:text-properties style:font-name="Calibri" style:font-name-complex="Calibri" fo:language="en"/>
    </style:style>
    <style:style style:name="P34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48" style:family="paragraph" style:parent-style-name="Normal">
      <style:paragraph-properties style:text-autospace="none" fo:line-height="115%" fo:margin-bottom="0.353cm"/>
    </style:style>
    <style:style style:name="T348_1" style:family="text">
      <style:text-properties style:font-name="Calibri" style:font-name-complex="Calibri" fo:language="en"/>
    </style:style>
    <style:style style:name="P34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50" style:family="paragraph" style:parent-style-name="Normal">
      <style:paragraph-properties style:text-autospace="none" fo:line-height="115%" fo:margin-bottom="0.353cm"/>
    </style:style>
    <style:style style:name="T350_1" style:family="text">
      <style:text-properties style:font-name="Calibri" style:font-name-complex="Calibri" fo:language="en"/>
    </style:style>
    <style:style style:name="P35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52" style:family="paragraph" style:parent-style-name="Normal">
      <style:paragraph-properties style:text-autospace="none" fo:line-height="115%" fo:margin-bottom="0.353cm"/>
    </style:style>
    <style:style style:name="T352_1" style:family="text">
      <style:text-properties style:font-name="Calibri" style:font-name-complex="Calibri" fo:language="en"/>
    </style:style>
    <style:style style:name="P35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54" style:family="paragraph" style:parent-style-name="Normal">
      <style:paragraph-properties style:text-autospace="none" fo:line-height="115%" fo:margin-bottom="0.353cm"/>
    </style:style>
    <style:style style:name="T354_1" style:family="text">
      <style:text-properties style:font-name="Calibri" style:font-name-complex="Calibri" fo:language="en"/>
    </style:style>
    <style:style style:name="P35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56" style:family="paragraph" style:parent-style-name="Normal">
      <style:paragraph-properties style:text-autospace="none" fo:line-height="115%" fo:margin-bottom="0.353cm"/>
    </style:style>
    <style:style style:name="T356_1" style:family="text">
      <style:text-properties style:font-name="Calibri" style:font-name-complex="Calibri" fo:language="en"/>
    </style:style>
    <style:style style:name="P35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58" style:family="paragraph" style:parent-style-name="Normal">
      <style:paragraph-properties style:text-autospace="none" fo:line-height="115%" fo:margin-bottom="0.353cm"/>
    </style:style>
    <style:style style:name="T358_1" style:family="text">
      <style:text-properties style:font-name="Calibri" style:font-name-complex="Calibri" fo:language="en"/>
    </style:style>
    <style:style style:name="P35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60" style:family="paragraph" style:parent-style-name="Normal">
      <style:paragraph-properties style:text-autospace="none" fo:line-height="115%" fo:margin-bottom="0.353cm"/>
    </style:style>
    <style:style style:name="T360_1" style:family="text">
      <style:text-properties style:font-name="Calibri" style:font-name-complex="Calibri" fo:language="en"/>
    </style:style>
    <style:style style:name="P361" style:family="paragraph" style:parent-style-name="Normal">
      <style:paragraph-properties style:text-autospace="none" fo:line-height="115%" fo:margin-bottom="0.353cm"/>
    </style:style>
    <style:style style:name="T361_1" style:family="text">
      <style:text-properties style:font-name="Calibri" style:font-name-complex="Calibri" fo:language="en"/>
    </style:style>
    <style:style style:name="P362" style:family="paragraph" style:parent-style-name="Normal">
      <style:paragraph-properties style:text-autospace="none" fo:line-height="115%" fo:margin-bottom="0.353cm"/>
    </style:style>
    <style:style style:name="T362_1" style:family="text">
      <style:text-properties style:font-name="Calibri" style:font-name-complex="Calibri" fo:language="en"/>
    </style:style>
    <style:style style:name="P363" style:family="paragraph" style:parent-style-name="Normal">
      <style:paragraph-properties style:text-autospace="none" fo:line-height="115%" fo:margin-bottom="0.353cm"/>
    </style:style>
    <style:style style:name="T363_1" style:family="text">
      <style:text-properties style:font-name="Calibri" style:font-name-complex="Calibri" fo:language="en"/>
    </style:style>
    <style:style style:name="P364" style:family="paragraph" style:parent-style-name="Normal">
      <style:paragraph-properties style:text-autospace="none" fo:line-height="115%" fo:margin-bottom="0.353cm"/>
    </style:style>
    <style:style style:name="T364_1" style:family="text">
      <style:text-properties style:font-name="Calibri" style:font-name-complex="Calibri" fo:language="en"/>
    </style:style>
    <style:style style:name="P365" style:family="paragraph" style:parent-style-name="Normal">
      <style:paragraph-properties style:text-autospace="none" fo:line-height="115%" fo:margin-bottom="0.353cm"/>
    </style:style>
    <style:style style:name="T365_1" style:family="text">
      <style:text-properties style:font-name="Calibri" style:font-name-complex="Calibri" fo:language="en"/>
    </style:style>
    <style:style style:name="P366" style:family="paragraph" style:parent-style-name="Normal">
      <style:paragraph-properties style:text-autospace="none" fo:line-height="115%" fo:margin-bottom="0.353cm"/>
    </style:style>
    <style:style style:name="T366_1" style:family="text">
      <style:text-properties style:font-name="Calibri" style:font-name-complex="Calibri" fo:language="en"/>
    </style:style>
    <style:style style:name="P367" style:family="paragraph" style:parent-style-name="Normal">
      <style:paragraph-properties style:text-autospace="none" fo:line-height="115%" fo:margin-bottom="0.353cm"/>
    </style:style>
    <style:style style:name="T367_1" style:family="text">
      <style:text-properties style:font-name="Calibri" style:font-name-complex="Calibri" fo:language="en"/>
    </style:style>
    <style:style style:name="P36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69" style:family="paragraph" style:parent-style-name="Normal">
      <style:paragraph-properties style:text-autospace="none" fo:line-height="115%" fo:margin-bottom="0.353cm"/>
    </style:style>
    <style:style style:name="T369_1" style:family="text">
      <style:text-properties style:font-name="Calibri" style:font-name-complex="Calibri" fo:language="en"/>
    </style:style>
    <style:style style:name="P370" style:family="paragraph" style:parent-style-name="Normal">
      <style:paragraph-properties style:text-autospace="none" fo:line-height="115%" fo:margin-bottom="0.353cm"/>
    </style:style>
    <style:style style:name="T370_1" style:family="text">
      <style:text-properties style:font-name="Calibri" style:font-name-complex="Calibri" fo:language="en"/>
    </style:style>
    <style:style style:name="P371" style:family="paragraph" style:parent-style-name="Normal">
      <style:paragraph-properties style:text-autospace="none" fo:line-height="115%" fo:margin-bottom="0.353cm"/>
    </style:style>
    <style:style style:name="T371_1" style:family="text">
      <style:text-properties style:font-name="Calibri" style:font-name-complex="Calibri" fo:language="en"/>
    </style:style>
    <style:style style:name="P372" style:family="paragraph" style:parent-style-name="Normal">
      <style:paragraph-properties style:text-autospace="none" fo:line-height="115%" fo:margin-bottom="0.353cm"/>
    </style:style>
    <style:style style:name="T372_1" style:family="text">
      <style:text-properties style:font-name="Calibri" style:font-name-complex="Calibri" fo:language="en"/>
    </style:style>
    <style:style style:name="P373" style:family="paragraph" style:parent-style-name="Normal">
      <style:paragraph-properties style:text-autospace="none" fo:line-height="115%" fo:margin-bottom="0.353cm"/>
    </style:style>
    <style:style style:name="T373_1" style:family="text">
      <style:text-properties style:font-name="Calibri" style:font-name-complex="Calibri" fo:language="en"/>
    </style:style>
    <style:style style:name="P374" style:family="paragraph" style:parent-style-name="Normal">
      <style:paragraph-properties style:text-autospace="none" fo:line-height="115%" fo:margin-bottom="0.353cm"/>
    </style:style>
    <style:style style:name="T374_1" style:family="text">
      <style:text-properties style:font-name="Calibri" style:font-name-complex="Calibri" fo:language="en"/>
    </style:style>
    <style:style style:name="P375" style:family="paragraph" style:parent-style-name="Normal">
      <style:paragraph-properties style:text-autospace="none" fo:line-height="115%" fo:margin-bottom="0.353cm"/>
    </style:style>
    <style:style style:name="T375_1" style:family="text">
      <style:text-properties style:font-name="Calibri" style:font-name-complex="Calibri" fo:language="en"/>
    </style:style>
    <style:style style:name="P376" style:family="paragraph" style:parent-style-name="Normal">
      <style:paragraph-properties style:text-autospace="none" fo:line-height="115%" fo:margin-bottom="0.353cm"/>
    </style:style>
    <style:style style:name="T376_1" style:family="text">
      <style:text-properties style:font-name="Calibri" style:font-name-complex="Calibri" fo:language="en"/>
    </style:style>
    <style:style style:name="P377" style:family="paragraph" style:parent-style-name="Normal">
      <style:paragraph-properties style:text-autospace="none" fo:line-height="115%" fo:margin-bottom="0.353cm"/>
    </style:style>
    <style:style style:name="T377_1" style:family="text">
      <style:text-properties style:font-name="Calibri" style:font-name-complex="Calibri" fo:language="en"/>
    </style:style>
    <style:style style:name="P37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79" style:family="paragraph" style:parent-style-name="Normal">
      <style:paragraph-properties style:text-autospace="none" fo:line-height="115%" fo:margin-bottom="0.353cm"/>
    </style:style>
    <style:style style:name="T379_1" style:family="text">
      <style:text-properties style:font-name="Calibri" style:font-name-complex="Calibri" fo:language="en"/>
    </style:style>
    <style:style style:name="P380" style:family="paragraph" style:parent-style-name="Normal">
      <style:paragraph-properties style:text-autospace="none" fo:line-height="115%" fo:margin-bottom="0.353cm"/>
    </style:style>
    <style:style style:name="T380_1" style:family="text">
      <style:text-properties style:font-name="Calibri" style:font-name-complex="Calibri" fo:language="en"/>
    </style:style>
    <style:style style:name="P381" style:family="paragraph" style:parent-style-name="Normal">
      <style:paragraph-properties style:text-autospace="none" fo:line-height="115%" fo:margin-bottom="0.353cm"/>
    </style:style>
    <style:style style:name="T381_1" style:family="text">
      <style:text-properties style:font-name="Calibri" style:font-name-complex="Calibri" fo:language="en"/>
    </style:style>
    <style:style style:name="P382" style:family="paragraph" style:parent-style-name="Normal">
      <style:paragraph-properties style:text-autospace="none" fo:line-height="115%" fo:margin-bottom="0.353cm"/>
    </style:style>
    <style:style style:name="T382_1" style:family="text">
      <style:text-properties style:font-name="Calibri" style:font-name-complex="Calibri" fo:language="en"/>
    </style:style>
    <style:style style:name="P383" style:family="paragraph" style:parent-style-name="Normal">
      <style:paragraph-properties style:text-autospace="none" fo:line-height="115%" fo:margin-bottom="0.353cm"/>
    </style:style>
    <style:style style:name="T383_1" style:family="text">
      <style:text-properties style:font-name="Calibri" style:font-name-complex="Calibri" fo:language="en"/>
    </style:style>
    <style:style style:name="P384" style:family="paragraph" style:parent-style-name="Normal">
      <style:paragraph-properties style:text-autospace="none" fo:line-height="115%" fo:margin-bottom="0.353cm"/>
    </style:style>
    <style:style style:name="T384_1" style:family="text">
      <style:text-properties style:font-name="Calibri" style:font-name-complex="Calibri" fo:language="en"/>
    </style:style>
    <style:style style:name="P38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86" style:family="paragraph" style:parent-style-name="Normal">
      <style:paragraph-properties style:text-autospace="none" fo:line-height="115%" fo:margin-bottom="0.353cm"/>
    </style:style>
    <style:style style:name="T386_1" style:family="text">
      <style:text-properties style:font-name="Calibri" style:font-name-complex="Calibri" fo:language="en"/>
    </style:style>
    <style:style style:name="P38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88" style:family="paragraph" style:parent-style-name="Normal">
      <style:paragraph-properties style:text-autospace="none" fo:line-height="115%" fo:margin-bottom="0.353cm"/>
    </style:style>
    <style:style style:name="T388_1" style:family="text">
      <style:text-properties style:font-name="Calibri" style:font-name-complex="Calibri" fo:language="en"/>
    </style:style>
    <style:style style:name="P38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90" style:family="paragraph" style:parent-style-name="Normal">
      <style:paragraph-properties style:text-autospace="none" fo:line-height="115%" fo:margin-bottom="0.353cm"/>
    </style:style>
    <style:style style:name="T390_1" style:family="text">
      <style:text-properties style:font-name="Calibri" style:font-name-complex="Calibri" fo:language="en"/>
    </style:style>
    <style:style style:name="P39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92" style:family="paragraph" style:parent-style-name="Normal">
      <style:paragraph-properties style:text-autospace="none" fo:line-height="115%" fo:margin-bottom="0.353cm"/>
    </style:style>
    <style:style style:name="T392_1" style:family="text">
      <style:text-properties style:font-name="Calibri" style:font-name-complex="Calibri" fo:language="en"/>
    </style:style>
    <style:style style:name="P39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94" style:family="paragraph" style:parent-style-name="Normal">
      <style:paragraph-properties style:text-autospace="none" fo:line-height="115%" fo:margin-bottom="0.353cm"/>
    </style:style>
    <style:style style:name="T394_1" style:family="text">
      <style:text-properties style:font-name="Calibri" style:font-name-complex="Calibri" fo:language="en"/>
    </style:style>
    <style:style style:name="P39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96" style:family="paragraph" style:parent-style-name="Normal">
      <style:paragraph-properties style:text-autospace="none" fo:line-height="115%" fo:margin-bottom="0.353cm"/>
    </style:style>
    <style:style style:name="T396_1" style:family="text">
      <style:text-properties style:font-name="Calibri" style:font-name-complex="Calibri" fo:language="en"/>
    </style:style>
    <style:style style:name="P39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398" style:family="paragraph" style:parent-style-name="Normal">
      <style:paragraph-properties style:text-autospace="none" fo:line-height="115%" fo:margin-bottom="0.353cm"/>
    </style:style>
    <style:style style:name="T398_1" style:family="text">
      <style:text-properties style:font-name="Calibri" style:font-name-complex="Calibri" fo:language="en"/>
    </style:style>
    <style:style style:name="P3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00" style:family="paragraph" style:parent-style-name="Normal">
      <style:paragraph-properties style:text-autospace="none" fo:line-height="115%" fo:margin-bottom="0.353cm"/>
    </style:style>
    <style:style style:name="T400_1" style:family="text">
      <style:text-properties style:font-name="Calibri" style:font-name-complex="Calibri" fo:language="en"/>
    </style:style>
    <style:style style:name="P40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02" style:family="paragraph" style:parent-style-name="Normal">
      <style:paragraph-properties style:text-autospace="none" fo:line-height="115%" fo:margin-bottom="0.353cm"/>
    </style:style>
    <style:style style:name="T402_1" style:family="text">
      <style:text-properties style:font-name="Calibri" style:font-name-complex="Calibri" fo:language="en"/>
    </style:style>
    <style:style style:name="P40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04" style:family="paragraph" style:parent-style-name="Normal">
      <style:paragraph-properties style:text-autospace="none" fo:line-height="115%" fo:margin-bottom="0.353cm"/>
    </style:style>
    <style:style style:name="T404_1" style:family="text">
      <style:text-properties style:font-name="Calibri" style:font-name-complex="Calibri" fo:language="en"/>
    </style:style>
    <style:style style:name="P40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06" style:family="paragraph" style:parent-style-name="Normal">
      <style:paragraph-properties style:text-autospace="none" fo:line-height="115%" fo:margin-bottom="0.353cm"/>
    </style:style>
    <style:style style:name="T406_1" style:family="text">
      <style:text-properties style:font-name="Calibri" style:font-name-complex="Calibri" fo:language="en"/>
    </style:style>
    <style:style style:name="P40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08" style:family="paragraph" style:parent-style-name="Normal">
      <style:paragraph-properties style:text-autospace="none" fo:line-height="115%" fo:margin-bottom="0.353cm"/>
    </style:style>
    <style:style style:name="T408_1" style:family="text">
      <style:text-properties style:font-name="Calibri" style:font-name-complex="Calibri" fo:language="en"/>
    </style:style>
    <style:style style:name="P409" style:family="paragraph" style:parent-style-name="Normal">
      <style:paragraph-properties style:text-autospace="none" fo:line-height="115%" fo:margin-bottom="0.353cm"/>
    </style:style>
    <style:style style:name="T409_1" style:family="text">
      <style:text-properties style:font-name="Calibri" style:font-name-complex="Calibri" fo:language="en"/>
    </style:style>
    <style:style style:name="P41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11" style:family="paragraph" style:parent-style-name="Normal">
      <style:paragraph-properties style:text-autospace="none" fo:line-height="115%" fo:margin-bottom="0.353cm"/>
    </style:style>
    <style:style style:name="T411_1" style:family="text">
      <style:text-properties style:font-name="Calibri" style:font-name-complex="Calibri" fo:language="en"/>
    </style:style>
    <style:style style:name="P41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13" style:family="paragraph" style:parent-style-name="Normal">
      <style:paragraph-properties style:text-autospace="none" fo:line-height="115%" fo:margin-bottom="0.353cm"/>
    </style:style>
    <style:style style:name="T413_1" style:family="text">
      <style:text-properties style:font-name="Calibri" style:font-name-complex="Calibri" fo:language="en"/>
    </style:style>
    <style:style style:name="P41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15" style:family="paragraph" style:parent-style-name="Normal">
      <style:paragraph-properties style:text-autospace="none" fo:line-height="115%" fo:margin-bottom="0.353cm"/>
    </style:style>
    <style:style style:name="T415_1" style:family="text">
      <style:text-properties style:font-name="Calibri" style:font-name-complex="Calibri" fo:language="en"/>
    </style:style>
    <style:style style:name="P41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17" style:family="paragraph" style:parent-style-name="Normal">
      <style:paragraph-properties style:text-autospace="none" fo:line-height="115%" fo:margin-bottom="0.353cm"/>
    </style:style>
    <style:style style:name="T417_1" style:family="text">
      <style:text-properties style:font-name="Calibri" style:font-name-complex="Calibri" fo:language="en"/>
    </style:style>
    <style:style style:name="P41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19" style:family="paragraph" style:parent-style-name="Normal">
      <style:paragraph-properties style:text-autospace="none" fo:line-height="115%" fo:margin-bottom="0.353cm"/>
    </style:style>
    <style:style style:name="T419_1" style:family="text">
      <style:text-properties style:font-name="Calibri" style:font-name-complex="Calibri" fo:language="en"/>
    </style:style>
    <style:style style:name="P42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21" style:family="paragraph" style:parent-style-name="Normal">
      <style:paragraph-properties style:text-autospace="none" fo:line-height="115%" fo:margin-bottom="0.353cm"/>
    </style:style>
    <style:style style:name="T421_1" style:family="text">
      <style:text-properties style:font-name="Calibri" style:font-name-complex="Calibri" fo:language="en"/>
    </style:style>
    <style:style style:name="P4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23" style:family="paragraph" style:parent-style-name="Normal">
      <style:paragraph-properties style:text-autospace="none" fo:line-height="115%" fo:margin-bottom="0.353cm"/>
    </style:style>
    <style:style style:name="T423_1" style:family="text">
      <style:text-properties style:font-name="Calibri" style:font-name-complex="Calibri" fo:language="en"/>
    </style:style>
    <style:style style:name="P42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25" style:family="paragraph" style:parent-style-name="Normal">
      <style:paragraph-properties style:text-autospace="none" fo:line-height="115%" fo:margin-bottom="0.353cm"/>
    </style:style>
    <style:style style:name="T425_1" style:family="text">
      <style:text-properties style:font-name="Calibri" style:font-name-complex="Calibri" fo:language="en"/>
    </style:style>
    <style:style style:name="P42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27" style:family="paragraph" style:parent-style-name="Normal">
      <style:paragraph-properties style:text-autospace="none" fo:line-height="115%" fo:margin-bottom="0.353cm"/>
    </style:style>
    <style:style style:name="T427_1" style:family="text">
      <style:text-properties style:font-name="Calibri" style:font-name-complex="Calibri" fo:language="en"/>
    </style:style>
    <style:style style:name="P428" style:family="paragraph" style:parent-style-name="Normal">
      <style:paragraph-properties style:text-autospace="none" fo:line-height="115%" fo:margin-bottom="0.353cm"/>
    </style:style>
    <style:style style:name="T428_1" style:family="text">
      <style:text-properties style:font-name="Calibri" style:font-name-complex="Calibri" fo:language="en"/>
    </style:style>
    <style:style style:name="P429" style:family="paragraph" style:parent-style-name="Normal">
      <style:paragraph-properties style:text-autospace="none" fo:line-height="115%" fo:margin-bottom="0.353cm"/>
    </style:style>
    <style:style style:name="T429_1" style:family="text">
      <style:text-properties style:font-name="Calibri" style:font-name-complex="Calibri" fo:language="en"/>
    </style:style>
    <style:style style:name="P4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31" style:family="paragraph" style:parent-style-name="Normal">
      <style:paragraph-properties style:text-autospace="none" fo:line-height="115%" fo:margin-bottom="0.353cm"/>
    </style:style>
    <style:style style:name="T431_1" style:family="text">
      <style:text-properties style:font-name="Calibri" style:font-name-complex="Calibri" fo:language="en"/>
    </style:style>
    <style:style style:name="P43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33" style:family="paragraph" style:parent-style-name="Normal">
      <style:paragraph-properties style:text-autospace="none" fo:line-height="115%" fo:margin-bottom="0.353cm"/>
    </style:style>
    <style:style style:name="T433_1" style:family="text">
      <style:text-properties style:font-name="Calibri" style:font-name-complex="Calibri" fo:language="en" fo:font-weight="bold" style:font-weight-asian="bold" style:font-weight-complex="bold"/>
    </style:style>
    <style:style style:name="P434" style:family="paragraph" style:parent-style-name="Normal">
      <style:paragraph-properties style:text-autospace="none" fo:line-height="115%" fo:margin-bottom="0.353cm"/>
    </style:style>
    <style:style style:name="T434_1" style:family="text">
      <style:text-properties style:font-name="Calibri" style:font-name-complex="Calibri" fo:language="en" fo:font-weight="bold" style:font-weight-asian="bold" style:font-weight-complex="bold"/>
    </style:style>
    <style:style style:name="P435" style:family="paragraph" style:parent-style-name="Normal">
      <style:paragraph-properties style:text-autospace="none" fo:line-height="115%" fo:margin-bottom="0.353cm"/>
    </style:style>
    <style:style style:name="T435_1" style:family="text">
      <style:text-properties style:font-name="Calibri" style:font-name-complex="Calibri" fo:language="en" fo:font-weight="bold" style:font-weight-asian="bold" style:font-weight-complex="bold"/>
    </style:style>
    <style:style style:name="P436" style:family="paragraph" style:parent-style-name="Normal">
      <style:paragraph-properties style:text-autospace="none" fo:line-height="115%" fo:margin-bottom="0.353cm"/>
    </style:style>
    <style:style style:name="T436_1" style:family="text">
      <style:text-properties style:font-name="Calibri" style:font-name-complex="Calibri" fo:language="en" fo:font-weight="bold" style:font-weight-asian="bold" style:font-weight-complex="bold"/>
    </style:style>
    <style:style style:name="P437" style:family="paragraph" style:parent-style-name="Normal">
      <style:paragraph-properties style:text-autospace="none" fo:line-height="115%" fo:margin-bottom="0.353cm"/>
    </style:style>
    <style:style style:name="T437_1" style:family="text">
      <style:text-properties style:font-name="Calibri" style:font-name-complex="Calibri" fo:language="en" fo:font-weight="bold" style:font-weight-asian="bold" style:font-weight-complex="bold"/>
    </style:style>
    <style:style style:name="P438" style:family="paragraph" style:parent-style-name="Normal">
      <style:paragraph-properties style:text-autospace="none" fo:line-height="115%" fo:margin-bottom="0.353cm"/>
    </style:style>
    <style:style style:name="T438_1" style:family="text">
      <style:text-properties style:font-name="Calibri" style:font-name-complex="Calibri" fo:language="en" fo:font-weight="bold" style:font-weight-asian="bold" style:font-weight-complex="bold"/>
    </style:style>
    <style:style style:name="P43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40" style:family="paragraph" style:parent-style-name="Normal">
      <style:paragraph-properties style:text-autospace="none" fo:line-height="115%" fo:margin-bottom="0.353cm"/>
    </style:style>
    <style:style style:name="T440_1" style:family="text">
      <style:text-properties style:font-name="Calibri" style:font-name-complex="Calibri" fo:language="en"/>
    </style:style>
    <style:style style:name="P441" style:family="paragraph" style:parent-style-name="Normal">
      <style:paragraph-properties style:text-autospace="none" fo:line-height="115%" fo:margin-bottom="0.353cm"/>
    </style:style>
    <style:style style:name="T441_1" style:family="text">
      <style:text-properties style:font-name="Calibri" style:font-name-complex="Calibri" fo:language="en"/>
    </style:style>
    <style:style style:name="P44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43" style:family="paragraph" style:parent-style-name="Normal">
      <style:paragraph-properties style:text-autospace="none" fo:line-height="115%" fo:margin-bottom="0.353cm"/>
    </style:style>
    <style:style style:name="T443_1" style:family="text">
      <style:text-properties style:font-name="Calibri" style:font-name-complex="Calibri" fo:language="en"/>
    </style:style>
    <style:style style:name="P444" style:family="paragraph" style:parent-style-name="Normal">
      <style:paragraph-properties style:text-autospace="none" fo:line-height="115%" fo:margin-bottom="0.353cm"/>
    </style:style>
    <style:style style:name="T444_1" style:family="text">
      <style:text-properties style:font-name="Calibri" style:font-name-complex="Calibri" fo:language="en"/>
    </style:style>
    <style:style style:name="P44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46" style:family="paragraph" style:parent-style-name="Normal">
      <style:paragraph-properties style:text-autospace="none" fo:line-height="115%" fo:margin-bottom="0.353cm"/>
    </style:style>
    <style:style style:name="T446_1" style:family="text">
      <style:text-properties style:font-name="Calibri" style:font-name-complex="Calibri" fo:language="en"/>
    </style:style>
    <style:style style:name="P447" style:family="paragraph" style:parent-style-name="Normal">
      <style:paragraph-properties style:text-autospace="none" fo:line-height="115%" fo:margin-bottom="0.353cm"/>
    </style:style>
    <style:style style:name="T447_1" style:family="text">
      <style:text-properties style:font-name="Calibri" style:font-name-complex="Calibri" fo:language="en"/>
    </style:style>
    <style:style style:name="P448" style:family="paragraph" style:parent-style-name="Normal">
      <style:paragraph-properties style:text-autospace="none" fo:line-height="115%" fo:margin-bottom="0.353cm"/>
    </style:style>
    <style:style style:name="T448_1" style:family="text">
      <style:text-properties style:font-name="Calibri" style:font-name-complex="Calibri" fo:language="en"/>
    </style:style>
    <style:style style:name="P449" style:family="paragraph" style:parent-style-name="Normal">
      <style:paragraph-properties style:text-autospace="none" fo:line-height="115%" fo:margin-bottom="0.353cm"/>
    </style:style>
    <style:style style:name="T449_1" style:family="text">
      <style:text-properties style:font-name="Calibri" style:font-name-complex="Calibri" fo:language="en"/>
    </style:style>
    <style:style style:name="P450" style:family="paragraph" style:parent-style-name="Normal">
      <style:paragraph-properties style:text-autospace="none" fo:line-height="115%" fo:margin-bottom="0.353cm"/>
    </style:style>
    <style:style style:name="T450_1" style:family="text">
      <style:text-properties style:font-name="Calibri" style:font-name-complex="Calibri" fo:language="en"/>
    </style:style>
    <style:style style:name="P451" style:family="paragraph" style:parent-style-name="Normal">
      <style:paragraph-properties style:text-autospace="none" fo:line-height="115%" fo:margin-bottom="0.353cm"/>
    </style:style>
    <style:style style:name="T451_1" style:family="text">
      <style:text-properties style:font-name="Calibri" style:font-name-complex="Calibri" fo:language="en"/>
    </style:style>
    <style:style style:name="P452" style:family="paragraph" style:parent-style-name="Normal">
      <style:paragraph-properties style:text-autospace="none" fo:line-height="115%" fo:margin-bottom="0.353cm"/>
    </style:style>
    <style:style style:name="T452_1" style:family="text">
      <style:text-properties style:font-name="Calibri" style:font-name-complex="Calibri" fo:language="en"/>
    </style:style>
    <style:style style:name="P453" style:family="paragraph" style:parent-style-name="Normal">
      <style:paragraph-properties style:text-autospace="none" fo:line-height="115%" fo:margin-bottom="0.353cm"/>
    </style:style>
    <style:style style:name="T453_1" style:family="text">
      <style:text-properties style:font-name="Calibri" style:font-name-complex="Calibri" fo:language="en"/>
    </style:style>
    <style:style style:name="P454" style:family="paragraph" style:parent-style-name="Normal">
      <style:paragraph-properties style:text-autospace="none" fo:line-height="115%" fo:margin-bottom="0.353cm"/>
    </style:style>
    <style:style style:name="T454_1" style:family="text">
      <style:text-properties style:font-name="Calibri" style:font-name-complex="Calibri" fo:language="en"/>
    </style:style>
    <style:style style:name="P455" style:family="paragraph" style:parent-style-name="Normal">
      <style:paragraph-properties style:text-autospace="none" fo:line-height="115%" fo:margin-bottom="0.353cm"/>
    </style:style>
    <style:style style:name="T455_1" style:family="text">
      <style:text-properties style:font-name="Calibri" style:font-name-complex="Calibri" fo:language="en"/>
    </style:style>
    <style:style style:name="P456" style:family="paragraph" style:parent-style-name="Normal">
      <style:paragraph-properties style:text-autospace="none" fo:line-height="115%" fo:margin-bottom="0.353cm"/>
    </style:style>
    <style:style style:name="T456_1" style:family="text">
      <style:text-properties style:font-name="Calibri" style:font-name-complex="Calibri" fo:language="en"/>
    </style:style>
    <style:style style:name="P457" style:family="paragraph" style:parent-style-name="Normal">
      <style:paragraph-properties style:text-autospace="none" fo:line-height="115%" fo:margin-bottom="0.353cm"/>
    </style:style>
    <style:style style:name="T457_1" style:family="text">
      <style:text-properties style:font-name="Calibri" style:font-name-complex="Calibri" fo:language="en"/>
    </style:style>
    <style:style style:name="P458" style:family="paragraph" style:parent-style-name="Normal">
      <style:paragraph-properties style:text-autospace="none" fo:line-height="115%" fo:margin-bottom="0.353cm"/>
    </style:style>
    <style:style style:name="T458_1" style:family="text">
      <style:text-properties style:font-name="Calibri" style:font-name-complex="Calibri" fo:language="en"/>
    </style:style>
    <style:style style:name="P459" style:family="paragraph" style:parent-style-name="Normal">
      <style:paragraph-properties style:text-autospace="none" fo:line-height="115%" fo:margin-bottom="0.353cm"/>
    </style:style>
    <style:style style:name="T459_1" style:family="text">
      <style:text-properties style:font-name="Calibri" style:font-name-complex="Calibri" fo:language="en"/>
    </style:style>
    <style:style style:name="P460" style:family="paragraph" style:parent-style-name="Normal">
      <style:paragraph-properties style:text-autospace="none" fo:line-height="115%" fo:margin-bottom="0.353cm"/>
    </style:style>
    <style:style style:name="T460_1" style:family="text">
      <style:text-properties style:font-name="Calibri" style:font-name-complex="Calibri" fo:language="en"/>
    </style:style>
    <style:style style:name="P461" style:family="paragraph" style:parent-style-name="Normal">
      <style:paragraph-properties style:text-autospace="none" fo:line-height="115%" fo:margin-bottom="0.353cm"/>
    </style:style>
    <style:style style:name="T461_1" style:family="text">
      <style:text-properties style:font-name="Calibri" style:font-name-complex="Calibri" fo:language="en"/>
    </style:style>
    <style:style style:name="P46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63" style:family="paragraph" style:parent-style-name="Normal">
      <style:paragraph-properties style:text-autospace="none" fo:line-height="115%" fo:margin-bottom="0.353cm"/>
    </style:style>
    <style:style style:name="T463_1" style:family="text">
      <style:text-properties style:font-name="Calibri" style:font-name-complex="Calibri" fo:language="en"/>
    </style:style>
    <style:style style:name="P464" style:family="paragraph" style:parent-style-name="Normal">
      <style:paragraph-properties style:text-autospace="none" fo:line-height="115%" fo:margin-bottom="0.353cm"/>
    </style:style>
    <style:style style:name="T464_1" style:family="text">
      <style:text-properties style:font-name="Calibri" style:font-name-complex="Calibri" fo:language="en"/>
    </style:style>
    <style:style style:name="P4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66" style:family="paragraph" style:parent-style-name="Normal">
      <style:paragraph-properties style:text-autospace="none" fo:line-height="115%" fo:margin-bottom="0.353cm"/>
    </style:style>
    <style:style style:name="T466_1" style:family="text">
      <style:text-properties style:font-name="Calibri" style:font-name-complex="Calibri" fo:language="en"/>
    </style:style>
    <style:style style:name="P467" style:family="paragraph" style:parent-style-name="Normal">
      <style:paragraph-properties style:text-autospace="none" fo:line-height="115%" fo:margin-bottom="0.353cm"/>
    </style:style>
    <style:style style:name="T467_1" style:family="text">
      <style:text-properties style:font-name="Calibri" style:font-name-complex="Calibri" fo:language="en"/>
    </style:style>
    <style:style style:name="P468" style:family="paragraph" style:parent-style-name="Normal">
      <style:paragraph-properties style:text-autospace="none" fo:line-height="115%" fo:margin-bottom="0.353cm"/>
    </style:style>
    <style:style style:name="T468_1" style:family="text">
      <style:text-properties style:font-name="Calibri" style:font-name-complex="Calibri" fo:language="en"/>
    </style:style>
    <style:style style:name="P469" style:family="paragraph" style:parent-style-name="Normal">
      <style:paragraph-properties style:text-autospace="none" fo:line-height="115%" fo:margin-bottom="0.353cm"/>
    </style:style>
    <style:style style:name="T469_1" style:family="text">
      <style:text-properties style:font-name="Calibri" style:font-name-complex="Calibri" fo:language="en"/>
    </style:style>
    <style:style style:name="P470" style:family="paragraph" style:parent-style-name="Normal">
      <style:paragraph-properties style:text-autospace="none" fo:line-height="115%" fo:margin-bottom="0.353cm"/>
    </style:style>
    <style:style style:name="T470_1" style:family="text">
      <style:text-properties style:font-name="Calibri" style:font-name-complex="Calibri" fo:language="en"/>
    </style:style>
    <style:style style:name="P471" style:family="paragraph" style:parent-style-name="Normal">
      <style:paragraph-properties style:text-autospace="none" fo:line-height="115%" fo:margin-bottom="0.353cm"/>
    </style:style>
    <style:style style:name="T471_1" style:family="text">
      <style:text-properties style:font-name="Calibri" style:font-name-complex="Calibri" fo:language="en"/>
    </style:style>
    <style:style style:name="P472" style:family="paragraph" style:parent-style-name="Normal">
      <style:paragraph-properties style:text-autospace="none" fo:line-height="115%" fo:margin-bottom="0.353cm"/>
    </style:style>
    <style:style style:name="T472_1" style:family="text">
      <style:text-properties style:font-name="Calibri" style:font-name-complex="Calibri" fo:language="en"/>
    </style:style>
    <style:style style:name="P47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74" style:family="paragraph" style:parent-style-name="Normal">
      <style:paragraph-properties style:text-autospace="none" fo:line-height="115%" fo:margin-bottom="0.353cm"/>
    </style:style>
    <style:style style:name="T474_1" style:family="text">
      <style:text-properties style:font-name="Calibri" style:font-name-complex="Calibri" fo:language="en"/>
    </style:style>
    <style:style style:name="P475" style:family="paragraph" style:parent-style-name="Normal">
      <style:paragraph-properties style:text-autospace="none" fo:line-height="115%" fo:margin-bottom="0.353cm"/>
    </style:style>
    <style:style style:name="T475_1" style:family="text">
      <style:text-properties style:font-name="Calibri" style:font-name-complex="Calibri" fo:language="en"/>
    </style:style>
    <style:style style:name="P476" style:family="paragraph" style:parent-style-name="Normal">
      <style:paragraph-properties style:text-autospace="none" fo:line-height="115%" fo:margin-bottom="0.353cm"/>
    </style:style>
    <style:style style:name="T476_1" style:family="text">
      <style:text-properties style:font-name="Calibri" style:font-name-complex="Calibri" fo:language="en"/>
    </style:style>
    <style:style style:name="P477" style:family="paragraph" style:parent-style-name="Normal">
      <style:paragraph-properties style:text-autospace="none" fo:line-height="115%" fo:margin-bottom="0.353cm"/>
    </style:style>
    <style:style style:name="T477_1" style:family="text">
      <style:text-properties style:font-name="Calibri" style:font-name-complex="Calibri" fo:language="en"/>
    </style:style>
    <style:style style:name="P478" style:family="paragraph" style:parent-style-name="Normal">
      <style:paragraph-properties style:text-autospace="none" fo:line-height="115%" fo:margin-bottom="0.353cm"/>
    </style:style>
    <style:style style:name="T478_1" style:family="text">
      <style:text-properties style:font-name="Calibri" style:font-name-complex="Calibri" fo:language="en"/>
    </style:style>
    <style:style style:name="P479" style:family="paragraph" style:parent-style-name="Normal">
      <style:paragraph-properties style:text-autospace="none" fo:line-height="115%" fo:margin-bottom="0.353cm"/>
    </style:style>
    <style:style style:name="T479_1" style:family="text">
      <style:text-properties style:font-name="Calibri" style:font-name-complex="Calibri" fo:language="en"/>
    </style:style>
    <style:style style:name="P480" style:family="paragraph" style:parent-style-name="Normal">
      <style:paragraph-properties style:text-autospace="none" fo:line-height="115%" fo:margin-bottom="0.353cm"/>
    </style:style>
    <style:style style:name="T480_1" style:family="text">
      <style:text-properties style:font-name="Calibri" style:font-name-complex="Calibri" fo:language="en"/>
    </style:style>
    <style:style style:name="P481" style:family="paragraph" style:parent-style-name="Normal">
      <style:paragraph-properties style:text-autospace="none" fo:line-height="115%" fo:margin-bottom="0.353cm"/>
    </style:style>
    <style:style style:name="T481_1" style:family="text">
      <style:text-properties style:font-name="Calibri" style:font-name-complex="Calibri" fo:language="en"/>
    </style:style>
    <style:style style:name="P48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83" style:family="paragraph" style:parent-style-name="Normal">
      <style:paragraph-properties style:text-autospace="none" fo:line-height="115%" fo:margin-bottom="0.353cm"/>
    </style:style>
    <style:style style:name="T483_1" style:family="text">
      <style:text-properties style:font-name="Calibri" style:font-name-complex="Calibri" fo:language="en"/>
    </style:style>
    <style:style style:name="P484" style:family="paragraph" style:parent-style-name="Normal">
      <style:paragraph-properties style:text-autospace="none" fo:line-height="115%" fo:margin-bottom="0.353cm"/>
    </style:style>
    <style:style style:name="T484_1" style:family="text">
      <style:text-properties style:font-name="Calibri" style:font-name-complex="Calibri" fo:language="en"/>
    </style:style>
    <style:style style:name="P48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86" style:family="paragraph" style:parent-style-name="Normal">
      <style:paragraph-properties style:text-autospace="none" fo:line-height="115%" fo:margin-bottom="0.353cm"/>
    </style:style>
    <style:style style:name="T486_1" style:family="text">
      <style:text-properties style:font-name="Calibri" style:font-name-complex="Calibri" fo:language="en"/>
    </style:style>
    <style:style style:name="P487" style:family="paragraph" style:parent-style-name="Normal">
      <style:paragraph-properties style:text-autospace="none" fo:line-height="115%" fo:margin-bottom="0.353cm"/>
    </style:style>
    <style:style style:name="T487_1" style:family="text">
      <style:text-properties style:font-name="Calibri" style:font-name-complex="Calibri" fo:language="en"/>
    </style:style>
    <style:style style:name="P488" style:family="paragraph" style:parent-style-name="Normal">
      <style:paragraph-properties style:text-autospace="none" fo:line-height="115%" fo:margin-bottom="0.353cm"/>
    </style:style>
    <style:style style:name="T488_1" style:family="text">
      <style:text-properties style:font-name="Calibri" style:font-name-complex="Calibri" fo:language="en"/>
    </style:style>
    <style:style style:name="P48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90" style:family="paragraph" style:parent-style-name="Normal">
      <style:paragraph-properties style:text-autospace="none" fo:line-height="115%" fo:margin-bottom="0.353cm"/>
    </style:style>
    <style:style style:name="T490_1" style:family="text">
      <style:text-properties style:font-name="Calibri" style:font-name-complex="Calibri" fo:language="en"/>
    </style:style>
    <style:style style:name="P491" style:family="paragraph" style:parent-style-name="Normal">
      <style:paragraph-properties style:text-autospace="none" fo:line-height="115%" fo:margin-bottom="0.353cm"/>
    </style:style>
    <style:style style:name="T491_1" style:family="text">
      <style:text-properties style:font-name="Calibri" style:font-name-complex="Calibri" fo:language="en" fo:font-weight="bold" style:font-weight-asian="bold" style:font-weight-complex="bold"/>
    </style:style>
    <style:style style:name="P492" style:family="paragraph" style:parent-style-name="Normal">
      <style:paragraph-properties style:text-autospace="none" fo:line-height="115%" fo:margin-bottom="0.353cm"/>
    </style:style>
    <style:style style:name="T492_1" style:family="text">
      <style:text-properties style:font-name="Calibri" style:font-name-complex="Calibri" fo:language="en" fo:font-weight="bold" style:font-weight-asian="bold" style:font-weight-complex="bold"/>
    </style:style>
    <style:style style:name="P493" style:family="paragraph" style:parent-style-name="Normal">
      <style:paragraph-properties style:text-autospace="none" fo:line-height="115%" fo:margin-bottom="0.353cm"/>
    </style:style>
    <style:style style:name="T493_1" style:family="text">
      <style:text-properties style:font-name="Calibri" style:font-name-complex="Calibri" fo:language="en" fo:font-weight="bold" style:font-weight-asian="bold" style:font-weight-complex="bold"/>
    </style:style>
    <style:style style:name="P494" style:family="paragraph" style:parent-style-name="Normal">
      <style:paragraph-properties style:text-autospace="none" fo:line-height="115%" fo:margin-bottom="0.353cm"/>
    </style:style>
    <style:style style:name="T494_1" style:family="text">
      <style:text-properties style:font-name="Calibri" style:font-name-complex="Calibri" fo:language="en" fo:font-weight="bold" style:font-weight-asian="bold" style:font-weight-complex="bold"/>
    </style:style>
    <style:style style:name="P49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496" style:family="paragraph" style:parent-style-name="Normal">
      <style:paragraph-properties style:text-autospace="none" fo:line-height="115%" fo:margin-bottom="0.353cm"/>
    </style:style>
    <style:style style:name="T496_1" style:family="text">
      <style:text-properties style:font-name="Calibri" style:font-name-complex="Calibri" fo:language="en"/>
    </style:style>
    <style:style style:name="P497" style:family="paragraph" style:parent-style-name="Normal">
      <style:paragraph-properties style:text-autospace="none" fo:line-height="115%" fo:margin-bottom="0.353cm"/>
    </style:style>
    <style:style style:name="T497_1" style:family="text">
      <style:text-properties style:font-name="Calibri" style:font-name-complex="Calibri" fo:language="en"/>
    </style:style>
    <style:style style:name="P498" style:family="paragraph" style:parent-style-name="Normal">
      <style:paragraph-properties style:text-autospace="none" fo:line-height="115%" fo:margin-bottom="0.353cm"/>
    </style:style>
    <style:style style:name="T498_1" style:family="text">
      <style:text-properties style:font-name="Calibri" style:font-name-complex="Calibri" fo:language="en"/>
    </style:style>
    <style:style style:name="P4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00" style:family="paragraph" style:parent-style-name="Normal">
      <style:paragraph-properties style:text-autospace="none" fo:line-height="115%" fo:margin-bottom="0.353cm"/>
    </style:style>
    <style:style style:name="T500_1" style:family="text">
      <style:text-properties style:font-name="Calibri" style:font-name-complex="Calibri" fo:language="en"/>
    </style:style>
    <style:style style:name="P501" style:family="paragraph" style:parent-style-name="Normal">
      <style:paragraph-properties style:text-autospace="none" fo:line-height="115%" fo:margin-bottom="0.353cm"/>
    </style:style>
    <style:style style:name="T501_1" style:family="text">
      <style:text-properties style:font-name="Calibri" style:font-name-complex="Calibri" fo:language="en"/>
    </style:style>
    <style:style style:name="P50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03" style:family="paragraph" style:parent-style-name="Normal">
      <style:paragraph-properties style:text-autospace="none" fo:line-height="115%" fo:margin-bottom="0.353cm"/>
    </style:style>
    <style:style style:name="T503_1" style:family="text">
      <style:text-properties style:font-name="Calibri" style:font-name-complex="Calibri" fo:language="en"/>
    </style:style>
    <style:style style:name="P504" style:family="paragraph" style:parent-style-name="Normal">
      <style:paragraph-properties style:text-autospace="none" fo:line-height="115%" fo:margin-bottom="0.353cm"/>
    </style:style>
    <style:style style:name="T504_1" style:family="text">
      <style:text-properties style:font-name="Calibri" style:font-name-complex="Calibri" fo:language="en"/>
    </style:style>
    <style:style style:name="P505" style:family="paragraph" style:parent-style-name="Normal">
      <style:paragraph-properties style:text-autospace="none" fo:line-height="115%" fo:margin-bottom="0.353cm"/>
    </style:style>
    <style:style style:name="T505_1" style:family="text">
      <style:text-properties style:font-name="Calibri" style:font-name-complex="Calibri" fo:language="en"/>
    </style:style>
    <style:style style:name="P50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07" style:family="paragraph" style:parent-style-name="Normal">
      <style:paragraph-properties style:text-autospace="none" fo:line-height="115%" fo:margin-bottom="0.353cm"/>
    </style:style>
    <style:style style:name="T507_1" style:family="text">
      <style:text-properties style:font-name="Calibri" style:font-name-complex="Calibri" fo:language="en"/>
    </style:style>
    <style:style style:name="P508" style:family="paragraph" style:parent-style-name="Normal">
      <style:paragraph-properties style:text-autospace="none" fo:line-height="115%" fo:margin-bottom="0.353cm"/>
    </style:style>
    <style:style style:name="T508_1" style:family="text">
      <style:text-properties style:font-name="Calibri" style:font-name-complex="Calibri" fo:language="en"/>
    </style:style>
    <style:style style:name="P509" style:family="paragraph" style:parent-style-name="Normal">
      <style:paragraph-properties style:text-autospace="none" fo:line-height="115%" fo:margin-bottom="0.353cm"/>
    </style:style>
    <style:style style:name="T509_1" style:family="text">
      <style:text-properties style:font-name="Calibri" style:font-name-complex="Calibri" fo:language="en"/>
    </style:style>
    <style:style style:name="P510" style:family="paragraph" style:parent-style-name="Normal">
      <style:paragraph-properties style:text-autospace="none" fo:line-height="115%" fo:margin-bottom="0.353cm"/>
    </style:style>
    <style:style style:name="T510_1" style:family="text">
      <style:text-properties style:font-name="Calibri" style:font-name-complex="Calibri" fo:language="en"/>
    </style:style>
    <style:style style:name="P51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12" style:family="paragraph" style:parent-style-name="Normal">
      <style:paragraph-properties style:text-autospace="none" fo:line-height="115%" fo:margin-bottom="0.353cm"/>
    </style:style>
    <style:style style:name="T512_1" style:family="text">
      <style:text-properties style:font-name="Calibri" style:font-name-complex="Calibri" fo:language="en"/>
    </style:style>
    <style:style style:name="P513" style:family="paragraph" style:parent-style-name="Normal">
      <style:paragraph-properties style:text-autospace="none" fo:line-height="115%" fo:margin-bottom="0.353cm"/>
    </style:style>
    <style:style style:name="T513_1" style:family="text">
      <style:text-properties style:font-name="Calibri" style:font-name-complex="Calibri" fo:language="en"/>
    </style:style>
    <style:style style:name="P514" style:family="paragraph" style:parent-style-name="Normal">
      <style:paragraph-properties style:text-autospace="none" fo:line-height="115%" fo:margin-bottom="0.353cm"/>
    </style:style>
    <style:style style:name="T514_1" style:family="text">
      <style:text-properties style:font-name="Calibri" style:font-name-complex="Calibri" fo:language="en"/>
    </style:style>
    <style:style style:name="P515" style:family="paragraph" style:parent-style-name="Normal">
      <style:paragraph-properties style:text-autospace="none" fo:line-height="115%" fo:margin-bottom="0.353cm"/>
    </style:style>
    <style:style style:name="T515_1" style:family="text">
      <style:text-properties style:font-name="Calibri" style:font-name-complex="Calibri" fo:language="en"/>
    </style:style>
    <style:style style:name="P51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17" style:family="paragraph" style:parent-style-name="Normal">
      <style:paragraph-properties style:text-autospace="none" fo:line-height="115%" fo:margin-bottom="0.353cm"/>
    </style:style>
    <style:style style:name="T517_1" style:family="text">
      <style:text-properties style:font-name="Calibri" style:font-name-complex="Calibri" fo:language="en"/>
    </style:style>
    <style:style style:name="P51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19" style:family="paragraph" style:parent-style-name="Normal">
      <style:paragraph-properties style:text-autospace="none" fo:line-height="115%" fo:margin-bottom="0.353cm"/>
    </style:style>
    <style:style style:name="T519_1" style:family="text">
      <style:text-properties style:font-name="Calibri" style:font-name-complex="Calibri" fo:language="en"/>
    </style:style>
    <style:style style:name="P52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21" style:family="paragraph" style:parent-style-name="Normal">
      <style:paragraph-properties style:text-autospace="none" fo:line-height="115%" fo:margin-bottom="0.353cm"/>
    </style:style>
    <style:style style:name="T521_1" style:family="text">
      <style:text-properties style:font-name="Calibri" style:font-name-complex="Calibri" fo:language="en"/>
    </style:style>
    <style:style style:name="T521_2" style:family="text">
      <style:text-properties style:font-name="Calibri" style:font-name-complex="Calibri" fo:language="en" fo:font-weight="bold" style:font-weight-asian="bold" style:font-weight-complex="bold"/>
    </style:style>
    <style:style style:name="P522" style:family="paragraph" style:parent-style-name="Normal">
      <style:paragraph-properties style:text-autospace="none" fo:line-height="115%" fo:margin-bottom="0.353cm"/>
    </style:style>
    <style:style style:name="T522_1" style:family="text">
      <style:text-properties style:font-name="Calibri" style:font-name-complex="Calibri" fo:language="en" fo:font-weight="bold" style:font-weight-asian="bold" style:font-weight-complex="bold"/>
    </style:style>
    <style:style style:name="P523" style:family="paragraph" style:parent-style-name="Normal">
      <style:paragraph-properties style:text-autospace="none" fo:line-height="115%" fo:margin-bottom="0.353cm"/>
    </style:style>
    <style:style style:name="T523_1" style:family="text">
      <style:text-properties style:font-name="Calibri" style:font-name-complex="Calibri" fo:language="en" fo:font-weight="bold" style:font-weight-asian="bold" style:font-weight-complex="bold"/>
    </style:style>
    <style:style style:name="P524" style:family="paragraph" style:parent-style-name="Normal">
      <style:paragraph-properties style:text-autospace="none" fo:line-height="115%" fo:margin-bottom="0.353cm"/>
    </style:style>
    <style:style style:name="T524_1" style:family="text">
      <style:text-properties style:font-name="Calibri" style:font-name-complex="Calibri" fo:language="en" fo:font-weight="bold" style:font-weight-asian="bold" style:font-weight-complex="bold"/>
    </style:style>
    <style:style style:name="P52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26" style:family="paragraph" style:parent-style-name="Normal">
      <style:paragraph-properties style:text-autospace="none" fo:line-height="115%" fo:margin-bottom="0.353cm"/>
    </style:style>
    <style:style style:name="T526_1" style:family="text">
      <style:text-properties style:font-name="Calibri" style:font-name-complex="Calibri" fo:language="en"/>
    </style:style>
    <style:style style:name="P527" style:family="paragraph" style:parent-style-name="Normal">
      <style:paragraph-properties style:text-autospace="none" fo:line-height="115%" fo:margin-bottom="0.353cm"/>
    </style:style>
    <style:style style:name="T527_1" style:family="text">
      <style:text-properties style:font-name="Calibri" style:font-name-complex="Calibri" fo:language="en"/>
    </style:style>
    <style:style style:name="P528" style:family="paragraph" style:parent-style-name="Normal">
      <style:paragraph-properties style:text-autospace="none" fo:line-height="115%" fo:margin-bottom="0.353cm"/>
    </style:style>
    <style:style style:name="T528_1" style:family="text">
      <style:text-properties style:font-name="Calibri" style:font-name-complex="Calibri" fo:language="en"/>
    </style:style>
    <style:style style:name="P529" style:family="paragraph" style:parent-style-name="Normal">
      <style:paragraph-properties style:text-autospace="none" fo:line-height="115%" fo:margin-bottom="0.353cm"/>
    </style:style>
    <style:style style:name="T529_1" style:family="text">
      <style:text-properties style:font-name="Calibri" style:font-name-complex="Calibri" fo:language="en"/>
    </style:style>
    <style:style style:name="T529_2" style:family="text">
      <style:text-properties style:font-name="Cambria Math" style:font-name-complex="Cambria Math" fo:language="en"/>
    </style:style>
    <style:style style:name="T529_3" style:family="text">
      <style:text-properties style:font-name="Calibri" style:font-name-complex="Calibri" fo:language="en"/>
    </style:style>
    <style:style style:name="T529_4" style:family="text">
      <style:text-properties style:font-name="Cambria Math" style:font-name-complex="Cambria Math" fo:language="en"/>
    </style:style>
    <style:style style:name="T529_5" style:family="text">
      <style:text-properties style:font-name="Calibri" style:font-name-complex="Calibri" fo:language="en"/>
    </style:style>
    <style:style style:name="P5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31" style:family="paragraph" style:parent-style-name="Normal">
      <style:paragraph-properties style:text-autospace="none" fo:line-height="115%" fo:margin-bottom="0.353cm"/>
    </style:style>
    <style:style style:name="T531_1" style:family="text">
      <style:text-properties style:font-name="Calibri" style:font-name-complex="Calibri" fo:language="en"/>
    </style:style>
    <style:style style:name="P532" style:family="paragraph" style:parent-style-name="Normal">
      <style:paragraph-properties style:text-autospace="none" fo:line-height="115%" fo:margin-bottom="0.353cm"/>
    </style:style>
    <style:style style:name="T532_1" style:family="text">
      <style:text-properties style:font-name="Calibri" style:font-name-complex="Calibri" fo:language="en"/>
    </style:style>
    <style:style style:name="P533" style:family="paragraph" style:parent-style-name="Normal">
      <style:paragraph-properties style:text-autospace="none" fo:line-height="115%" fo:margin-bottom="0.353cm"/>
    </style:style>
    <style:style style:name="T533_1" style:family="text">
      <style:text-properties style:font-name="Calibri" style:font-name-complex="Calibri" fo:language="en"/>
    </style:style>
    <style:style style:name="P53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35" style:family="paragraph" style:parent-style-name="Normal">
      <style:paragraph-properties style:text-autospace="none" fo:line-height="115%" fo:margin-bottom="0.353cm"/>
    </style:style>
    <style:style style:name="T535_1" style:family="text">
      <style:text-properties style:font-name="Calibri" style:font-name-complex="Calibri" fo:language="en"/>
    </style:style>
    <style:style style:name="P536" style:family="paragraph" style:parent-style-name="Normal">
      <style:paragraph-properties style:text-autospace="none" fo:line-height="115%" fo:margin-bottom="0.353cm"/>
    </style:style>
    <style:style style:name="T536_1" style:family="text">
      <style:text-properties style:font-name="Calibri" style:font-name-complex="Calibri" fo:language="en"/>
    </style:style>
    <style:style style:name="P537" style:family="paragraph" style:parent-style-name="Normal">
      <style:paragraph-properties style:text-autospace="none" fo:line-height="115%" fo:margin-bottom="0.353cm"/>
    </style:style>
    <style:style style:name="T537_1" style:family="text">
      <style:text-properties style:font-name="Calibri" style:font-name-complex="Calibri" fo:language="en"/>
    </style:style>
    <style:style style:name="P53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39" style:family="paragraph" style:parent-style-name="Normal">
      <style:paragraph-properties style:text-autospace="none" fo:line-height="115%" fo:margin-bottom="0.353cm"/>
    </style:style>
    <style:style style:name="T539_1" style:family="text">
      <style:text-properties style:font-name="Calibri" style:font-name-complex="Calibri" fo:language="en"/>
    </style:style>
    <style:style style:name="P540" style:family="paragraph" style:parent-style-name="Normal">
      <style:paragraph-properties style:text-autospace="none" fo:line-height="115%" fo:margin-bottom="0.353cm"/>
    </style:style>
    <style:style style:name="T540_1" style:family="text">
      <style:text-properties style:font-name="Calibri" style:font-name-complex="Calibri" fo:language="en"/>
    </style:style>
    <style:style style:name="P541" style:family="paragraph" style:parent-style-name="Normal">
      <style:paragraph-properties style:text-autospace="none" fo:line-height="115%" fo:margin-bottom="0.353cm"/>
    </style:style>
    <style:style style:name="T541_1" style:family="text">
      <style:text-properties style:font-name="Calibri" style:font-name-complex="Calibri" fo:language="en"/>
    </style:style>
    <style:style style:name="P542" style:family="paragraph" style:parent-style-name="Normal">
      <style:paragraph-properties style:text-autospace="none" fo:line-height="115%" fo:margin-bottom="0.353cm"/>
    </style:style>
    <style:style style:name="T542_1" style:family="text">
      <style:text-properties style:font-name="Calibri" style:font-name-complex="Calibri" fo:language="en"/>
    </style:style>
    <style:style style:name="T542_2" style:family="text">
      <style:text-properties style:font-name="Cambria Math" style:font-name-complex="Cambria Math" fo:language="en"/>
    </style:style>
    <style:style style:name="T542_3" style:family="text">
      <style:text-properties style:font-name="Calibri" style:font-name-complex="Calibri" fo:language="en"/>
    </style:style>
    <style:style style:name="P54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44" style:family="paragraph" style:parent-style-name="Normal">
      <style:paragraph-properties style:text-autospace="none" fo:line-height="115%" fo:margin-bottom="0.353cm"/>
    </style:style>
    <style:style style:name="T544_1" style:family="text">
      <style:text-properties style:font-name="Calibri" style:font-name-complex="Calibri" fo:language="en"/>
    </style:style>
    <style:style style:name="P545" style:family="paragraph" style:parent-style-name="Normal">
      <style:paragraph-properties style:text-autospace="none" fo:line-height="115%" fo:margin-bottom="0.353cm"/>
    </style:style>
    <style:style style:name="T545_1" style:family="text">
      <style:text-properties style:font-name="Calibri" style:font-name-complex="Calibri" fo:language="en"/>
    </style:style>
    <style:style style:name="P546" style:family="paragraph" style:parent-style-name="Normal">
      <style:paragraph-properties style:text-autospace="none" fo:line-height="115%" fo:margin-bottom="0.353cm"/>
    </style:style>
    <style:style style:name="T546_1" style:family="text">
      <style:text-properties style:font-name="Calibri" style:font-name-complex="Calibri" fo:language="en"/>
    </style:style>
    <style:style style:name="P547" style:family="paragraph" style:parent-style-name="Normal">
      <style:paragraph-properties style:text-autospace="none" fo:line-height="115%" fo:margin-bottom="0.353cm"/>
    </style:style>
    <style:style style:name="T547_1" style:family="text">
      <style:text-properties style:font-name="Calibri" style:font-name-complex="Calibri" fo:language="en"/>
    </style:style>
    <style:style style:name="P54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49" style:family="paragraph" style:parent-style-name="Normal">
      <style:paragraph-properties style:text-autospace="none" fo:line-height="115%" fo:margin-bottom="0.353cm"/>
    </style:style>
    <style:style style:name="T549_1" style:family="text">
      <style:text-properties style:font-name="Calibri" style:font-name-complex="Calibri" fo:language="en"/>
    </style:style>
    <style:style style:name="P550" style:family="paragraph" style:parent-style-name="Normal">
      <style:paragraph-properties style:text-autospace="none" fo:line-height="115%" fo:margin-bottom="0.353cm"/>
    </style:style>
    <style:style style:name="T550_1" style:family="text">
      <style:text-properties style:font-name="Calibri" style:font-name-complex="Calibri" fo:language="en"/>
    </style:style>
    <style:style style:name="T550_2" style:family="text">
      <style:text-properties style:font-name="Cambria Math" style:font-name-complex="Cambria Math" fo:language="en"/>
    </style:style>
    <style:style style:name="T550_3" style:family="text">
      <style:text-properties style:font-name="Calibri" style:font-name-complex="Calibri" fo:language="en"/>
    </style:style>
    <style:style style:name="P551" style:family="paragraph" style:parent-style-name="Normal">
      <style:paragraph-properties style:text-autospace="none" fo:line-height="115%" fo:margin-bottom="0.353cm"/>
    </style:style>
    <style:style style:name="T551_1" style:family="text">
      <style:text-properties style:font-name="Calibri" style:font-name-complex="Calibri" fo:language="en"/>
    </style:style>
    <style:style style:name="P55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53" style:family="paragraph" style:parent-style-name="Normal">
      <style:paragraph-properties style:text-autospace="none" fo:line-height="115%" fo:margin-bottom="0.353cm"/>
    </style:style>
    <style:style style:name="T553_1" style:family="text">
      <style:text-properties style:font-name="Calibri" style:font-name-complex="Calibri" fo:language="en"/>
    </style:style>
    <style:style style:name="P554" style:family="paragraph" style:parent-style-name="Normal">
      <style:paragraph-properties style:text-autospace="none" fo:line-height="115%" fo:margin-bottom="0.353cm"/>
    </style:style>
    <style:style style:name="T554_1" style:family="text">
      <style:text-properties style:font-name="Calibri" style:font-name-complex="Calibri" fo:language="en"/>
    </style:style>
    <style:style style:name="P55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56" style:family="paragraph" style:parent-style-name="Normal">
      <style:paragraph-properties style:text-autospace="none" fo:line-height="115%" fo:margin-bottom="0.353cm"/>
    </style:style>
    <style:style style:name="T556_1" style:family="text">
      <style:text-properties style:font-name="Calibri" style:font-name-complex="Calibri" fo:language="en"/>
    </style:style>
    <style:style style:name="P557" style:family="paragraph" style:parent-style-name="Normal">
      <style:paragraph-properties style:text-autospace="none" fo:line-height="115%" fo:margin-bottom="0.353cm"/>
    </style:style>
    <style:style style:name="T557_1" style:family="text">
      <style:text-properties style:font-name="Calibri" style:font-name-complex="Calibri" fo:language="en"/>
    </style:style>
    <style:style style:name="P558" style:family="paragraph" style:parent-style-name="Normal">
      <style:paragraph-properties style:text-autospace="none" fo:line-height="115%" fo:margin-bottom="0.353cm"/>
    </style:style>
    <style:style style:name="T558_1" style:family="text">
      <style:text-properties style:font-name="Calibri" style:font-name-complex="Calibri" fo:language="en"/>
    </style:style>
    <style:style style:name="P559" style:family="paragraph" style:parent-style-name="Normal">
      <style:paragraph-properties style:text-autospace="none" fo:line-height="115%" fo:margin-bottom="0.353cm"/>
    </style:style>
    <style:style style:name="T559_1" style:family="text">
      <style:text-properties style:font-name="Calibri" style:font-name-complex="Calibri" fo:language="en"/>
    </style:style>
    <style:style style:name="P56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61" style:family="paragraph" style:parent-style-name="Normal">
      <style:paragraph-properties style:text-autospace="none" fo:line-height="115%" fo:margin-bottom="0.353cm"/>
    </style:style>
    <style:style style:name="T561_1" style:family="text">
      <style:text-properties style:font-name="Calibri" style:font-name-complex="Calibri" fo:language="en"/>
    </style:style>
    <style:style style:name="P562" style:family="paragraph" style:parent-style-name="Normal">
      <style:paragraph-properties style:text-autospace="none" fo:line-height="115%" fo:margin-bottom="0.353cm"/>
    </style:style>
    <style:style style:name="T562_1" style:family="text">
      <style:text-properties style:font-name="Calibri" style:font-name-complex="Calibri" fo:language="en"/>
    </style:style>
    <style:style style:name="P563" style:family="paragraph" style:parent-style-name="Normal">
      <style:paragraph-properties style:text-autospace="none" fo:line-height="115%" fo:margin-bottom="0.353cm"/>
    </style:style>
    <style:style style:name="T563_1" style:family="text">
      <style:text-properties style:font-name="Calibri" style:font-name-complex="Calibri" fo:language="en"/>
    </style:style>
    <style:style style:name="P564" style:family="paragraph" style:parent-style-name="Normal">
      <style:paragraph-properties style:text-autospace="none" fo:line-height="115%" fo:margin-bottom="0.353cm"/>
    </style:style>
    <style:style style:name="T564_1" style:family="text">
      <style:text-properties style:font-name="Calibri" style:font-name-complex="Calibri" fo:language="en"/>
    </style:style>
    <style:style style:name="P5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66" style:family="paragraph" style:parent-style-name="Normal">
      <style:paragraph-properties style:text-autospace="none" fo:line-height="115%" fo:margin-bottom="0.353cm"/>
    </style:style>
    <style:style style:name="T566_1" style:family="text">
      <style:text-properties style:font-name="Calibri" style:font-name-complex="Calibri" fo:language="en"/>
    </style:style>
    <style:style style:name="P567" style:family="paragraph" style:parent-style-name="Normal">
      <style:paragraph-properties style:text-autospace="none" fo:line-height="115%" fo:margin-bottom="0.353cm"/>
    </style:style>
    <style:style style:name="T567_1" style:family="text">
      <style:text-properties style:font-name="Calibri" style:font-name-complex="Calibri" fo:language="en"/>
    </style:style>
    <style:style style:name="P56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69" style:family="paragraph" style:parent-style-name="Normal">
      <style:paragraph-properties style:text-autospace="none" fo:line-height="115%" fo:margin-bottom="0.353cm"/>
    </style:style>
    <style:style style:name="T569_1" style:family="text">
      <style:text-properties style:font-name="Calibri" style:font-name-complex="Calibri" fo:language="en"/>
    </style:style>
    <style:style style:name="P57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71" style:family="paragraph" style:parent-style-name="Normal">
      <style:paragraph-properties style:text-autospace="none" fo:line-height="115%" fo:margin-bottom="0.353cm"/>
    </style:style>
    <style:style style:name="T571_1" style:family="text">
      <style:text-properties style:font-name="Calibri" style:font-name-complex="Calibri" fo:language="en"/>
    </style:style>
    <style:style style:name="P572" style:family="paragraph" style:parent-style-name="Normal">
      <style:paragraph-properties style:text-autospace="none" fo:line-height="115%" fo:margin-bottom="0.353cm"/>
    </style:style>
    <style:style style:name="T572_1" style:family="text">
      <style:text-properties style:font-name="Calibri" style:font-name-complex="Calibri" fo:language="en" fo:font-weight="bold" style:font-weight-asian="bold" style:font-weight-complex="bold"/>
    </style:style>
    <style:style style:name="T572_2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3" style:family="text">
      <style:text-properties style:font-name="Calibri" style:font-name-complex="Calibri" fo:language="en" fo:font-weight="bold" style:font-weight-asian="bold" style:font-weight-complex="bold"/>
    </style:style>
    <style:style style:name="T572_4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5" style:family="text">
      <style:text-properties style:font-name="Calibri" style:font-name-complex="Calibri" fo:language="en" fo:font-weight="bold" style:font-weight-asian="bold" style:font-weight-complex="bold"/>
    </style:style>
    <style:style style:name="T572_6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7" style:family="text">
      <style:text-properties style:font-name="Calibri" style:font-name-complex="Calibri" fo:language="en" fo:font-weight="bold" style:font-weight-asian="bold" style:font-weight-complex="bold"/>
    </style:style>
    <style:style style:name="T572_8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9" style:family="text">
      <style:text-properties style:font-name="Calibri" style:font-name-complex="Calibri" fo:language="en" fo:font-weight="bold" style:font-weight-asian="bold" style:font-weight-complex="bold"/>
    </style:style>
    <style:style style:name="T572_10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11" style:family="text">
      <style:text-properties style:font-name="Calibri" style:font-name-complex="Calibri" fo:language="en" fo:font-weight="bold" style:font-weight-asian="bold" style:font-weight-complex="bold"/>
    </style:style>
    <style:style style:name="T572_12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13" style:family="text">
      <style:text-properties style:font-name="Calibri" style:font-name-complex="Calibri" fo:language="en" fo:font-weight="bold" style:font-weight-asian="bold" style:font-weight-complex="bold"/>
    </style:style>
    <style:style style:name="T572_14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15" style:family="text">
      <style:text-properties style:font-name="Calibri" style:font-name-complex="Calibri" fo:language="en" fo:font-weight="bold" style:font-weight-asian="bold" style:font-weight-complex="bold"/>
    </style:style>
    <style:style style:name="T572_16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17" style:family="text">
      <style:text-properties style:font-name="Calibri" style:font-name-complex="Calibri" fo:language="en" fo:font-weight="bold" style:font-weight-asian="bold" style:font-weight-complex="bold"/>
    </style:style>
    <style:style style:name="T572_18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19" style:family="text">
      <style:text-properties style:font-name="Calibri" style:font-name-complex="Calibri" fo:language="en" fo:font-weight="bold" style:font-weight-asian="bold" style:font-weight-complex="bold"/>
    </style:style>
    <style:style style:name="T572_20" style:family="text">
      <style:text-properties style:font-name="Cambria Math" style:font-name-complex="Cambria Math" fo:language="en" fo:font-weight="bold" style:font-weight-asian="bold" style:font-weight-complex="bold"/>
    </style:style>
    <style:style style:name="T572_21" style:family="text">
      <style:text-properties style:font-name="Calibri" style:font-name-complex="Calibri" fo:language="en" fo:font-weight="bold" style:font-weight-asian="bold" style:font-weight-complex="bold"/>
    </style:style>
    <style:style style:name="P573" style:family="paragraph" style:parent-style-name="Normal">
      <style:paragraph-properties style:text-autospace="none" fo:line-height="115%" fo:margin-bottom="0.353cm"/>
    </style:style>
    <style:style style:name="T573_1" style:family="text">
      <style:text-properties style:font-name="Cambria Math" style:font-name-complex="Cambria Math" fo:language="en" fo:font-weight="bold" style:font-weight-asian="bold" style:font-weight-complex="bold"/>
    </style:style>
    <style:style style:name="T573_2" style:family="text">
      <style:text-properties style:font-name="Calibri" style:font-name-complex="Calibri" fo:language="en" fo:font-weight="bold" style:font-weight-asian="bold" style:font-weight-complex="bold"/>
    </style:style>
    <style:style style:name="T573_3" style:family="text">
      <style:text-properties style:font-name="Cambria Math" style:font-name-complex="Cambria Math" fo:language="en" fo:font-weight="bold" style:font-weight-asian="bold" style:font-weight-complex="bold"/>
    </style:style>
    <style:style style:name="T573_4" style:family="text">
      <style:text-properties style:font-name="Calibri" style:font-name-complex="Calibri" fo:language="en" fo:font-weight="bold" style:font-weight-asian="bold" style:font-weight-complex="bold"/>
    </style:style>
    <style:style style:name="T573_5" style:family="text">
      <style:text-properties style:font-name="Cambria Math" style:font-name-complex="Cambria Math" fo:language="en" fo:font-weight="bold" style:font-weight-asian="bold" style:font-weight-complex="bold"/>
    </style:style>
    <style:style style:name="T573_6" style:family="text">
      <style:text-properties style:font-name="Calibri" style:font-name-complex="Calibri" fo:language="en" fo:font-weight="bold" style:font-weight-asian="bold" style:font-weight-complex="bold"/>
    </style:style>
    <style:style style:name="T573_7" style:family="text">
      <style:text-properties style:font-name="Cambria Math" style:font-name-complex="Cambria Math" fo:language="en" fo:font-weight="bold" style:font-weight-asian="bold" style:font-weight-complex="bold"/>
    </style:style>
    <style:style style:name="T573_8" style:family="text">
      <style:text-properties style:font-name="Calibri" style:font-name-complex="Calibri" fo:language="en" fo:font-weight="bold" style:font-weight-asian="bold" style:font-weight-complex="bold"/>
    </style:style>
    <style:style style:name="T573_9" style:family="text">
      <style:text-properties style:font-name="Cambria Math" style:font-name-complex="Cambria Math" fo:language="en" fo:font-weight="bold" style:font-weight-asian="bold" style:font-weight-complex="bold"/>
    </style:style>
    <style:style style:name="T573_10" style:family="text">
      <style:text-properties style:font-name="Calibri" style:font-name-complex="Calibri" fo:language="en" fo:font-weight="bold" style:font-weight-asian="bold" style:font-weight-complex="bold"/>
    </style:style>
    <style:style style:name="T573_11" style:family="text">
      <style:text-properties style:font-name="Cambria Math" style:font-name-complex="Cambria Math" fo:language="en" fo:font-weight="bold" style:font-weight-asian="bold" style:font-weight-complex="bold"/>
    </style:style>
    <style:style style:name="T573_12" style:family="text">
      <style:text-properties style:font-name="Calibri" style:font-name-complex="Calibri" fo:language="en" fo:font-weight="bold" style:font-weight-asian="bold" style:font-weight-complex="bold"/>
    </style:style>
    <style:style style:name="T573_13" style:family="text">
      <style:text-properties style:font-name="Cambria Math" style:font-name-complex="Cambria Math" fo:language="en" fo:font-weight="bold" style:font-weight-asian="bold" style:font-weight-complex="bold"/>
    </style:style>
    <style:style style:name="P574" style:family="paragraph" style:parent-style-name="Normal">
      <style:paragraph-properties style:text-autospace="none" fo:line-height="115%" fo:margin-bottom="0.353cm"/>
    </style:style>
    <style:style style:name="T574_1" style:family="text">
      <style:text-properties style:font-name="Cambria Math" style:font-name-complex="Cambria Math" fo:language="en" fo:font-weight="bold" style:font-weight-asian="bold" style:font-weight-complex="bold"/>
    </style:style>
    <style:style style:name="T574_2" style:family="text">
      <style:text-properties style:font-name="Calibri" style:font-name-complex="Calibri" fo:language="en" fo:font-weight="bold" style:font-weight-asian="bold" style:font-weight-complex="bold"/>
    </style:style>
    <style:style style:name="T574_3" style:family="text">
      <style:text-properties style:font-name="Cambria Math" style:font-name-complex="Cambria Math" fo:language="en" fo:font-weight="bold" style:font-weight-asian="bold" style:font-weight-complex="bold"/>
    </style:style>
    <style:style style:name="T574_4" style:family="text">
      <style:text-properties style:font-name="Calibri" style:font-name-complex="Calibri" fo:language="en" fo:font-weight="bold" style:font-weight-asian="bold" style:font-weight-complex="bold"/>
    </style:style>
    <style:style style:name="T574_5" style:family="text">
      <style:text-properties style:font-name="Cambria Math" style:font-name-complex="Cambria Math" fo:language="en" fo:font-weight="bold" style:font-weight-asian="bold" style:font-weight-complex="bold"/>
    </style:style>
    <style:style style:name="T574_6" style:family="text">
      <style:text-properties style:font-name="Calibri" style:font-name-complex="Calibri" fo:language="en" fo:font-weight="bold" style:font-weight-asian="bold" style:font-weight-complex="bold"/>
    </style:style>
    <style:style style:name="T574_7" style:family="text">
      <style:text-properties style:font-name="Cambria Math" style:font-name-complex="Cambria Math" fo:language="en" fo:font-weight="bold" style:font-weight-asian="bold" style:font-weight-complex="bold"/>
    </style:style>
    <style:style style:name="P575" style:family="paragraph" style:parent-style-name="Normal">
      <style:paragraph-properties style:text-autospace="none" fo:line-height="115%" fo:margin-bottom="0.353cm"/>
    </style:style>
    <style:style style:name="T575_1" style:family="text">
      <style:text-properties style:font-name="Cambria Math" style:font-name-complex="Cambria Math" fo:language="en" fo:font-weight="bold" style:font-weight-asian="bold" style:font-weight-complex="bold"/>
    </style:style>
    <style:style style:name="T575_2" style:family="text">
      <style:text-properties style:font-name="Calibri" style:font-name-complex="Calibri" fo:language="en" fo:font-weight="bold" style:font-weight-asian="bold" style:font-weight-complex="bold"/>
    </style:style>
    <style:style style:name="T575_3" style:family="text">
      <style:text-properties style:font-name="Cambria Math" style:font-name-complex="Cambria Math" fo:language="en" fo:font-weight="bold" style:font-weight-asian="bold" style:font-weight-complex="bold"/>
    </style:style>
    <style:style style:name="T575_4" style:family="text">
      <style:text-properties style:font-name="Calibri" style:font-name-complex="Calibri" fo:language="en" fo:font-weight="bold" style:font-weight-asian="bold" style:font-weight-complex="bold"/>
    </style:style>
    <style:style style:name="T575_5" style:family="text">
      <style:text-properties style:font-name="Cambria Math" style:font-name-complex="Cambria Math" fo:language="en" fo:font-weight="bold" style:font-weight-asian="bold" style:font-weight-complex="bold"/>
    </style:style>
    <style:style style:name="T575_6" style:family="text">
      <style:text-properties style:font-name="Calibri" style:font-name-complex="Calibri" fo:language="en" fo:font-weight="bold" style:font-weight-asian="bold" style:font-weight-complex="bold"/>
    </style:style>
    <style:style style:name="T575_7" style:family="text">
      <style:text-properties style:font-name="Cambria Math" style:font-name-complex="Cambria Math" fo:language="en" fo:font-weight="bold" style:font-weight-asian="bold" style:font-weight-complex="bold"/>
    </style:style>
    <style:style style:name="P576" style:family="paragraph" style:parent-style-name="Normal">
      <style:paragraph-properties style:text-autospace="none" fo:line-height="115%" fo:margin-bottom="0.353cm"/>
    </style:style>
    <style:style style:name="T576_1" style:family="text">
      <style:text-properties style:font-name="Cambria Math" style:font-name-complex="Cambria Math" fo:language="en" fo:font-weight="bold" style:font-weight-asian="bold" style:font-weight-complex="bold"/>
    </style:style>
    <style:style style:name="T576_2" style:family="text">
      <style:text-properties style:font-name="Calibri" style:font-name-complex="Calibri" fo:language="en" fo:font-weight="bold" style:font-weight-asian="bold" style:font-weight-complex="bold"/>
    </style:style>
    <style:style style:name="T576_3" style:family="text">
      <style:text-properties style:font-name="Cambria Math" style:font-name-complex="Cambria Math" fo:language="en" fo:font-weight="bold" style:font-weight-asian="bold" style:font-weight-complex="bold"/>
    </style:style>
    <style:style style:name="T576_4" style:family="text">
      <style:text-properties style:font-name="Calibri" style:font-name-complex="Calibri" fo:language="en" fo:font-weight="bold" style:font-weight-asian="bold" style:font-weight-complex="bold"/>
    </style:style>
    <style:style style:name="T576_5" style:family="text">
      <style:text-properties style:font-name="Cambria Math" style:font-name-complex="Cambria Math" fo:language="en" fo:font-weight="bold" style:font-weight-asian="bold" style:font-weight-complex="bold"/>
    </style:style>
    <style:style style:name="T576_6" style:family="text">
      <style:text-properties style:font-name="Calibri" style:font-name-complex="Calibri" fo:language="en" fo:font-weight="bold" style:font-weight-asian="bold" style:font-weight-complex="bold"/>
    </style:style>
    <style:style style:name="T576_7" style:family="text">
      <style:text-properties style:font-name="Cambria Math" style:font-name-complex="Cambria Math" fo:language="en" fo:font-weight="bold" style:font-weight-asian="bold" style:font-weight-complex="bold"/>
    </style:style>
    <style:style style:name="T576_8" style:family="text">
      <style:text-properties style:font-name="Calibri" style:font-name-complex="Calibri" fo:language="en" fo:font-weight="bold" style:font-weight-asian="bold" style:font-weight-complex="bold"/>
    </style:style>
    <style:style style:name="T576_9" style:family="text">
      <style:text-properties style:font-name="Cambria Math" style:font-name-complex="Cambria Math" fo:language="en" fo:font-weight="bold" style:font-weight-asian="bold" style:font-weight-complex="bold"/>
    </style:style>
    <style:style style:name="T576_10" style:family="text">
      <style:text-properties style:font-name="Calibri" style:font-name-complex="Calibri" fo:language="en" fo:font-weight="bold" style:font-weight-asian="bold" style:font-weight-complex="bold"/>
    </style:style>
    <style:style style:name="T576_11" style:family="text">
      <style:text-properties style:font-name="Cambria Math" style:font-name-complex="Cambria Math" fo:language="en" fo:font-weight="bold" style:font-weight-asian="bold" style:font-weight-complex="bold"/>
    </style:style>
    <style:style style:name="P577" style:family="paragraph" style:parent-style-name="Normal">
      <style:paragraph-properties style:text-autospace="none" fo:line-height="115%" fo:margin-bottom="0.353cm"/>
    </style:style>
    <style:style style:name="T577_1" style:family="text">
      <style:text-properties style:font-name="Calibri" style:font-name-complex="Calibri" fo:language="en" fo:font-weight="bold" style:font-weight-asian="bold" style:font-weight-complex="bold"/>
    </style:style>
    <style:style style:name="T577_2" style:family="text">
      <style:text-properties style:font-name="Cambria Math" style:font-name-complex="Cambria Math" fo:language="en" fo:font-weight="bold" style:font-weight-asian="bold" style:font-weight-complex="bold"/>
    </style:style>
    <style:style style:name="T577_3" style:family="text">
      <style:text-properties style:font-name="Calibri" style:font-name-complex="Calibri" fo:language="en" fo:font-weight="bold" style:font-weight-asian="bold" style:font-weight-complex="bold"/>
    </style:style>
    <style:style style:name="T577_4" style:family="text">
      <style:text-properties style:font-name="Cambria Math" style:font-name-complex="Cambria Math" fo:language="en" fo:font-weight="bold" style:font-weight-asian="bold" style:font-weight-complex="bold"/>
    </style:style>
    <style:style style:name="T577_5" style:family="text">
      <style:text-properties style:font-name="Calibri" style:font-name-complex="Calibri" fo:language="en" fo:font-weight="bold" style:font-weight-asian="bold" style:font-weight-complex="bold"/>
    </style:style>
    <style:style style:name="T577_6" style:family="text">
      <style:text-properties style:font-name="Cambria Math" style:font-name-complex="Cambria Math" fo:language="en" fo:font-weight="bold" style:font-weight-asian="bold" style:font-weight-complex="bold"/>
    </style:style>
    <style:style style:name="T577_7" style:family="text">
      <style:text-properties style:font-name="Calibri" style:font-name-complex="Calibri" fo:language="en" fo:font-weight="bold" style:font-weight-asian="bold" style:font-weight-complex="bold"/>
    </style:style>
    <style:style style:name="T577_8" style:family="text">
      <style:text-properties style:font-name="Cambria Math" style:font-name-complex="Cambria Math" fo:language="en" fo:font-weight="bold" style:font-weight-asian="bold" style:font-weight-complex="bold"/>
    </style:style>
    <style:style style:name="T577_9" style:family="text">
      <style:text-properties style:font-name="Calibri" style:font-name-complex="Calibri" fo:language="en" fo:font-weight="bold" style:font-weight-asian="bold" style:font-weight-complex="bold"/>
    </style:style>
    <style:style style:name="T577_10" style:family="text">
      <style:text-properties style:font-name="Cambria Math" style:font-name-complex="Cambria Math" fo:language="en" fo:font-weight="bold" style:font-weight-asian="bold" style:font-weight-complex="bold"/>
    </style:style>
    <style:style style:name="T577_11" style:family="text">
      <style:text-properties style:font-name="Calibri" style:font-name-complex="Calibri" fo:language="en" fo:font-weight="bold" style:font-weight-asian="bold" style:font-weight-complex="bold"/>
    </style:style>
    <style:style style:name="T577_12" style:family="text">
      <style:text-properties style:font-name="Cambria Math" style:font-name-complex="Cambria Math" fo:language="en" fo:font-weight="bold" style:font-weight-asian="bold" style:font-weight-complex="bold"/>
    </style:style>
    <style:style style:name="T577_13" style:family="text">
      <style:text-properties style:font-name="Calibri" style:font-name-complex="Calibri" fo:language="en" fo:font-weight="bold" style:font-weight-asian="bold" style:font-weight-complex="bold"/>
    </style:style>
    <style:style style:name="T577_14" style:family="text">
      <style:text-properties style:font-name="Cambria Math" style:font-name-complex="Cambria Math" fo:language="en" fo:font-weight="bold" style:font-weight-asian="bold" style:font-weight-complex="bold"/>
    </style:style>
    <style:style style:name="T577_15" style:family="text">
      <style:text-properties style:font-name="Calibri" style:font-name-complex="Calibri" fo:language="en" fo:font-weight="bold" style:font-weight-asian="bold" style:font-weight-complex="bold"/>
    </style:style>
    <style:style style:name="T577_16" style:family="text">
      <style:text-properties style:font-name="Cambria Math" style:font-name-complex="Cambria Math" fo:language="en" fo:font-weight="bold" style:font-weight-asian="bold" style:font-weight-complex="bold"/>
    </style:style>
    <style:style style:name="P57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79" style:family="paragraph" style:parent-style-name="Normal">
      <style:paragraph-properties style:text-autospace="none" fo:line-height="115%" fo:margin-bottom="0.353cm"/>
    </style:style>
    <style:style style:name="T579_1" style:family="text">
      <style:text-properties style:font-name="Calibri" style:font-name-complex="Calibri" fo:language="en"/>
    </style:style>
    <style:style style:name="T579_2" style:family="text">
      <style:text-properties style:font-name="Cambria Math" style:font-name-complex="Cambria Math" fo:language="en"/>
    </style:style>
    <style:style style:name="P580" style:family="paragraph" style:parent-style-name="Normal">
      <style:paragraph-properties style:text-autospace="none" fo:line-height="115%" fo:margin-bottom="0.353cm"/>
    </style:style>
    <style:style style:name="T580_1" style:family="text">
      <style:text-properties style:font-name="Calibri" style:font-name-complex="Calibri" fo:language="en"/>
    </style:style>
    <style:style style:name="T580_2" style:family="text">
      <style:text-properties style:font-name="Cambria Math" style:font-name-complex="Cambria Math" fo:language="en"/>
    </style:style>
    <style:style style:name="T580_3" style:family="text">
      <style:text-properties style:font-name="Calibri" style:font-name-complex="Calibri" fo:language="en"/>
    </style:style>
    <style:style style:name="T580_4" style:family="text">
      <style:text-properties style:font-name="Cambria Math" style:font-name-complex="Cambria Math" fo:language="en"/>
    </style:style>
    <style:style style:name="T580_5" style:family="text">
      <style:text-properties style:font-name="Calibri" style:font-name-complex="Calibri" fo:language="en"/>
    </style:style>
    <style:style style:name="T580_6" style:family="text">
      <style:text-properties style:font-name="Cambria Math" style:font-name-complex="Cambria Math" fo:language="en"/>
    </style:style>
    <style:style style:name="T580_7" style:family="text">
      <style:text-properties style:font-name="Calibri" style:font-name-complex="Calibri" fo:language="en"/>
    </style:style>
    <style:style style:name="T580_8" style:family="text">
      <style:text-properties style:font-name="Cambria Math" style:font-name-complex="Cambria Math" fo:language="en"/>
    </style:style>
    <style:style style:name="T580_9" style:family="text">
      <style:text-properties style:font-name="Calibri" style:font-name-complex="Calibri" fo:language="en"/>
    </style:style>
    <style:style style:name="T580_10" style:family="text">
      <style:text-properties style:font-name="Cambria Math" style:font-name-complex="Cambria Math" fo:language="en"/>
    </style:style>
    <style:style style:name="T580_11" style:family="text">
      <style:text-properties style:font-name="Calibri" style:font-name-complex="Calibri" fo:language="en"/>
    </style:style>
    <style:style style:name="T580_12" style:family="text">
      <style:text-properties style:font-name="Cambria Math" style:font-name-complex="Cambria Math" fo:language="en"/>
    </style:style>
    <style:style style:name="T580_13" style:family="text">
      <style:text-properties style:font-name="Calibri" style:font-name-complex="Calibri" fo:language="en"/>
    </style:style>
    <style:style style:name="T580_14" style:family="text">
      <style:text-properties style:font-name="Cambria Math" style:font-name-complex="Cambria Math" fo:language="en"/>
    </style:style>
    <style:style style:name="T580_15" style:family="text">
      <style:text-properties style:font-name="Calibri" style:font-name-complex="Calibri" fo:language="en"/>
    </style:style>
    <style:style style:name="T580_16" style:family="text">
      <style:text-properties style:font-name="Cambria Math" style:font-name-complex="Cambria Math" fo:language="en"/>
    </style:style>
    <style:style style:name="T580_17" style:family="text">
      <style:text-properties style:font-name="Calibri" style:font-name-complex="Calibri" fo:language="en"/>
    </style:style>
    <style:style style:name="T580_18" style:family="text">
      <style:text-properties style:font-name="Cambria Math" style:font-name-complex="Cambria Math" fo:language="en"/>
    </style:style>
    <style:style style:name="T580_19" style:family="text">
      <style:text-properties style:font-name="Calibri" style:font-name-complex="Calibri" fo:language="en"/>
    </style:style>
    <style:style style:name="T580_20" style:family="text">
      <style:text-properties style:font-name="Cambria Math" style:font-name-complex="Cambria Math" fo:language="en"/>
    </style:style>
    <style:style style:name="T580_21" style:family="text">
      <style:text-properties style:font-name="Calibri" style:font-name-complex="Calibri" fo:language="en"/>
    </style:style>
    <style:style style:name="T580_22" style:family="text">
      <style:text-properties style:font-name="Cambria Math" style:font-name-complex="Cambria Math" fo:language="en"/>
    </style:style>
    <style:style style:name="T580_23" style:family="text">
      <style:text-properties style:font-name="Calibri" style:font-name-complex="Calibri" fo:language="en"/>
    </style:style>
    <style:style style:name="T580_24" style:family="text">
      <style:text-properties style:font-name="Cambria Math" style:font-name-complex="Cambria Math" fo:language="en"/>
    </style:style>
    <style:style style:name="T580_25" style:family="text">
      <style:text-properties style:font-name="Calibri" style:font-name-complex="Calibri" fo:language="en"/>
    </style:style>
    <style:style style:name="T580_26" style:family="text">
      <style:text-properties style:font-name="Cambria Math" style:font-name-complex="Cambria Math" fo:language="en"/>
    </style:style>
    <style:style style:name="T580_27" style:family="text">
      <style:text-properties style:font-name="Calibri" style:font-name-complex="Calibri" fo:language="en"/>
    </style:style>
    <style:style style:name="T580_28" style:family="text">
      <style:text-properties style:font-name="Cambria Math" style:font-name-complex="Cambria Math" fo:language="en"/>
    </style:style>
    <style:style style:name="T580_29" style:family="text">
      <style:text-properties style:font-name="Calibri" style:font-name-complex="Calibri" fo:language="en"/>
    </style:style>
    <style:style style:name="T580_30" style:family="text">
      <style:text-properties style:font-name="Cambria Math" style:font-name-complex="Cambria Math" fo:language="en"/>
    </style:style>
    <style:style style:name="T580_31" style:family="text">
      <style:text-properties style:font-name="Calibri" style:font-name-complex="Calibri" fo:language="en"/>
    </style:style>
    <style:style style:name="T580_32" style:family="text">
      <style:text-properties style:font-name="Cambria Math" style:font-name-complex="Cambria Math" fo:language="en"/>
    </style:style>
    <style:style style:name="T580_33" style:family="text">
      <style:text-properties style:font-name="Calibri" style:font-name-complex="Calibri" fo:language="en"/>
    </style:style>
    <style:style style:name="T580_34" style:family="text">
      <style:text-properties style:font-name="Cambria Math" style:font-name-complex="Cambria Math" fo:language="en"/>
    </style:style>
    <style:style style:name="T580_35" style:family="text">
      <style:text-properties style:font-name="Calibri" style:font-name-complex="Calibri" fo:language="en"/>
    </style:style>
    <style:style style:name="T580_36" style:family="text">
      <style:text-properties style:font-name="Cambria Math" style:font-name-complex="Cambria Math" fo:language="en"/>
    </style:style>
    <style:style style:name="P581" style:family="paragraph" style:parent-style-name="Normal">
      <style:paragraph-properties style:text-autospace="none" fo:line-height="115%" fo:margin-bottom="0.353cm"/>
    </style:style>
    <style:style style:name="T581_1" style:family="text">
      <style:text-properties style:font-name="Calibri" style:font-name-complex="Calibri" fo:language="en"/>
    </style:style>
    <style:style style:name="T581_2" style:family="text">
      <style:text-properties style:font-name="Cambria Math" style:font-name-complex="Cambria Math" fo:language="en"/>
    </style:style>
    <style:style style:name="P582" style:family="paragraph" style:parent-style-name="Normal">
      <style:paragraph-properties style:text-autospace="none" fo:line-height="115%" fo:margin-bottom="0.353cm"/>
    </style:style>
    <style:style style:name="T582_1" style:family="text">
      <style:text-properties style:font-name="Calibri" style:font-name-complex="Calibri" fo:language="en"/>
    </style:style>
    <style:style style:name="T582_2" style:family="text">
      <style:text-properties style:font-name="Cambria Math" style:font-name-complex="Cambria Math" fo:language="en"/>
    </style:style>
    <style:style style:name="T582_3" style:family="text">
      <style:text-properties style:font-name="Calibri" style:font-name-complex="Calibri" fo:language="en"/>
    </style:style>
    <style:style style:name="T582_4" style:family="text">
      <style:text-properties style:font-name="Cambria Math" style:font-name-complex="Cambria Math" fo:language="en"/>
    </style:style>
    <style:style style:name="T582_5" style:family="text">
      <style:text-properties style:font-name="Calibri" style:font-name-complex="Calibri" fo:language="en"/>
    </style:style>
    <style:style style:name="T582_6" style:family="text">
      <style:text-properties style:font-name="Cambria Math" style:font-name-complex="Cambria Math" fo:language="en"/>
    </style:style>
    <style:style style:name="T582_7" style:family="text">
      <style:text-properties style:font-name="Calibri" style:font-name-complex="Calibri" fo:language="en"/>
    </style:style>
    <style:style style:name="T582_8" style:family="text">
      <style:text-properties style:font-name="Cambria Math" style:font-name-complex="Cambria Math" fo:language="en"/>
    </style:style>
    <style:style style:name="T582_9" style:family="text">
      <style:text-properties style:font-name="Calibri" style:font-name-complex="Calibri" fo:language="en"/>
    </style:style>
    <style:style style:name="T582_10" style:family="text">
      <style:text-properties style:font-name="Cambria Math" style:font-name-complex="Cambria Math" fo:language="en"/>
    </style:style>
    <style:style style:name="T582_11" style:family="text">
      <style:text-properties style:font-name="Calibri" style:font-name-complex="Calibri" fo:language="en"/>
    </style:style>
    <style:style style:name="T582_12" style:family="text">
      <style:text-properties style:font-name="Cambria Math" style:font-name-complex="Cambria Math" fo:language="en"/>
    </style:style>
    <style:style style:name="T582_13" style:family="text">
      <style:text-properties style:font-name="Calibri" style:font-name-complex="Calibri" fo:language="en"/>
    </style:style>
    <style:style style:name="T582_14" style:family="text">
      <style:text-properties style:font-name="Cambria Math" style:font-name-complex="Cambria Math" fo:language="en"/>
    </style:style>
    <style:style style:name="T582_15" style:family="text">
      <style:text-properties style:font-name="Calibri" style:font-name-complex="Calibri" fo:language="en"/>
    </style:style>
    <style:style style:name="T582_16" style:family="text">
      <style:text-properties style:font-name="Cambria Math" style:font-name-complex="Cambria Math" fo:language="en"/>
    </style:style>
    <style:style style:name="T582_17" style:family="text">
      <style:text-properties style:font-name="Calibri" style:font-name-complex="Calibri" fo:language="en"/>
    </style:style>
    <style:style style:name="T582_18" style:family="text">
      <style:text-properties style:font-name="Cambria Math" style:font-name-complex="Cambria Math" fo:language="en"/>
    </style:style>
    <style:style style:name="T582_19" style:family="text">
      <style:text-properties style:font-name="Calibri" style:font-name-complex="Calibri" fo:language="en"/>
    </style:style>
    <style:style style:name="T582_20" style:family="text">
      <style:text-properties style:font-name="Cambria Math" style:font-name-complex="Cambria Math" fo:language="en"/>
    </style:style>
    <style:style style:name="P583" style:family="paragraph" style:parent-style-name="Normal">
      <style:paragraph-properties style:text-autospace="none" fo:line-height="115%" fo:margin-bottom="0.353cm"/>
    </style:style>
    <style:style style:name="T583_1" style:family="text">
      <style:text-properties style:font-name="Calibri" style:font-name-complex="Calibri" fo:language="en"/>
    </style:style>
    <style:style style:name="T583_2" style:family="text">
      <style:text-properties style:font-name="Cambria Math" style:font-name-complex="Cambria Math" fo:language="en"/>
    </style:style>
    <style:style style:name="T583_3" style:family="text">
      <style:text-properties style:font-name="Calibri" style:font-name-complex="Calibri" fo:language="en"/>
    </style:style>
    <style:style style:name="T583_4" style:family="text">
      <style:text-properties style:font-name="Cambria Math" style:font-name-complex="Cambria Math" fo:language="en"/>
    </style:style>
    <style:style style:name="T583_5" style:family="text">
      <style:text-properties style:font-name="Calibri" style:font-name-complex="Calibri" fo:language="en"/>
    </style:style>
    <style:style style:name="T583_6" style:family="text">
      <style:text-properties style:font-name="Cambria Math" style:font-name-complex="Cambria Math" fo:language="en"/>
    </style:style>
    <style:style style:name="T583_7" style:family="text">
      <style:text-properties style:font-name="Calibri" style:font-name-complex="Calibri" fo:language="en"/>
    </style:style>
    <style:style style:name="T583_8" style:family="text">
      <style:text-properties style:font-name="Cambria Math" style:font-name-complex="Cambria Math" fo:language="en"/>
    </style:style>
    <style:style style:name="T583_9" style:family="text">
      <style:text-properties style:font-name="Calibri" style:font-name-complex="Calibri" fo:language="en"/>
    </style:style>
    <style:style style:name="T583_10" style:family="text">
      <style:text-properties style:font-name="Cambria Math" style:font-name-complex="Cambria Math" fo:language="en"/>
    </style:style>
    <style:style style:name="T583_11" style:family="text">
      <style:text-properties style:font-name="Calibri" style:font-name-complex="Calibri" fo:language="en"/>
    </style:style>
    <style:style style:name="T583_12" style:family="text">
      <style:text-properties style:font-name="Cambria Math" style:font-name-complex="Cambria Math" fo:language="en"/>
    </style:style>
    <style:style style:name="T583_13" style:family="text">
      <style:text-properties style:font-name="Calibri" style:font-name-complex="Calibri" fo:language="en"/>
    </style:style>
    <style:style style:name="T583_14" style:family="text">
      <style:text-properties style:font-name="Cambria Math" style:font-name-complex="Cambria Math" fo:language="en"/>
    </style:style>
    <style:style style:name="T583_15" style:family="text">
      <style:text-properties style:font-name="Calibri" style:font-name-complex="Calibri" fo:language="en"/>
    </style:style>
    <style:style style:name="T583_16" style:family="text">
      <style:text-properties style:font-name="Cambria Math" style:font-name-complex="Cambria Math" fo:language="en"/>
    </style:style>
    <style:style style:name="T583_17" style:family="text">
      <style:text-properties style:font-name="Calibri" style:font-name-complex="Calibri" fo:language="en"/>
    </style:style>
    <style:style style:name="T583_18" style:family="text">
      <style:text-properties style:font-name="Cambria Math" style:font-name-complex="Cambria Math" fo:language="en"/>
    </style:style>
    <style:style style:name="T583_19" style:family="text">
      <style:text-properties style:font-name="Calibri" style:font-name-complex="Calibri" fo:language="en"/>
    </style:style>
    <style:style style:name="T583_20" style:family="text">
      <style:text-properties style:font-name="Cambria Math" style:font-name-complex="Cambria Math" fo:language="en"/>
    </style:style>
    <style:style style:name="P584" style:family="paragraph" style:parent-style-name="Normal">
      <style:paragraph-properties style:text-autospace="none" fo:line-height="115%" fo:margin-bottom="0.353cm"/>
    </style:style>
    <style:style style:name="T584_1" style:family="text">
      <style:text-properties style:font-name="Calibri" style:font-name-complex="Calibri" fo:language="en"/>
    </style:style>
    <style:style style:name="T584_2" style:family="text">
      <style:text-properties style:font-name="Cambria Math" style:font-name-complex="Cambria Math" fo:language="en"/>
    </style:style>
    <style:style style:name="T584_3" style:family="text">
      <style:text-properties style:font-name="Calibri" style:font-name-complex="Calibri" fo:language="en"/>
    </style:style>
    <style:style style:name="T584_4" style:family="text">
      <style:text-properties style:font-name="Cambria Math" style:font-name-complex="Cambria Math" fo:language="en"/>
    </style:style>
    <style:style style:name="T584_5" style:family="text">
      <style:text-properties style:font-name="Calibri" style:font-name-complex="Calibri" fo:language="en"/>
    </style:style>
    <style:style style:name="T584_6" style:family="text">
      <style:text-properties style:font-name="Cambria Math" style:font-name-complex="Cambria Math" fo:language="en"/>
    </style:style>
    <style:style style:name="T584_7" style:family="text">
      <style:text-properties style:font-name="Calibri" style:font-name-complex="Calibri" fo:language="en"/>
    </style:style>
    <style:style style:name="T584_8" style:family="text">
      <style:text-properties style:font-name="Cambria Math" style:font-name-complex="Cambria Math" fo:language="en"/>
    </style:style>
    <style:style style:name="T584_9" style:family="text">
      <style:text-properties style:font-name="Calibri" style:font-name-complex="Calibri" fo:language="en"/>
    </style:style>
    <style:style style:name="T584_10" style:family="text">
      <style:text-properties style:font-name="Cambria Math" style:font-name-complex="Cambria Math" fo:language="en"/>
    </style:style>
    <style:style style:name="T584_11" style:family="text">
      <style:text-properties style:font-name="Calibri" style:font-name-complex="Calibri" fo:language="en"/>
    </style:style>
    <style:style style:name="T584_12" style:family="text">
      <style:text-properties style:font-name="Cambria Math" style:font-name-complex="Cambria Math" fo:language="en"/>
    </style:style>
    <style:style style:name="T584_13" style:family="text">
      <style:text-properties style:font-name="Calibri" style:font-name-complex="Calibri" fo:language="en"/>
    </style:style>
    <style:style style:name="T584_14" style:family="text">
      <style:text-properties style:font-name="Cambria Math" style:font-name-complex="Cambria Math" fo:language="en"/>
    </style:style>
    <style:style style:name="T584_15" style:family="text">
      <style:text-properties style:font-name="Calibri" style:font-name-complex="Calibri" fo:language="en"/>
    </style:style>
    <style:style style:name="T584_16" style:family="text">
      <style:text-properties style:font-name="Cambria Math" style:font-name-complex="Cambria Math" fo:language="en"/>
    </style:style>
    <style:style style:name="T584_17" style:family="text">
      <style:text-properties style:font-name="Calibri" style:font-name-complex="Calibri" fo:language="en"/>
    </style:style>
    <style:style style:name="T584_18" style:family="text">
      <style:text-properties style:font-name="Cambria Math" style:font-name-complex="Cambria Math" fo:language="en"/>
    </style:style>
    <style:style style:name="T584_19" style:family="text">
      <style:text-properties style:font-name="Calibri" style:font-name-complex="Calibri" fo:language="en"/>
    </style:style>
    <style:style style:name="T584_20" style:family="text">
      <style:text-properties style:font-name="Cambria Math" style:font-name-complex="Cambria Math" fo:language="en"/>
    </style:style>
    <style:style style:name="T584_21" style:family="text">
      <style:text-properties style:font-name="Calibri" style:font-name-complex="Calibri" fo:language="en"/>
    </style:style>
    <style:style style:name="T584_22" style:family="text">
      <style:text-properties style:font-name="Cambria Math" style:font-name-complex="Cambria Math" fo:language="en"/>
    </style:style>
    <style:style style:name="T584_23" style:family="text">
      <style:text-properties style:font-name="Calibri" style:font-name-complex="Calibri" fo:language="en"/>
    </style:style>
    <style:style style:name="T584_24" style:family="text">
      <style:text-properties style:font-name="Cambria Math" style:font-name-complex="Cambria Math" fo:language="en"/>
    </style:style>
    <style:style style:name="T584_25" style:family="text">
      <style:text-properties style:font-name="Calibri" style:font-name-complex="Calibri" fo:language="en"/>
    </style:style>
    <style:style style:name="T584_26" style:family="text">
      <style:text-properties style:font-name="Cambria Math" style:font-name-complex="Cambria Math" fo:language="en"/>
    </style:style>
    <style:style style:name="T584_27" style:family="text">
      <style:text-properties style:font-name="Calibri" style:font-name-complex="Calibri" fo:language="en"/>
    </style:style>
    <style:style style:name="T584_28" style:family="text">
      <style:text-properties style:font-name="Cambria Math" style:font-name-complex="Cambria Math" fo:language="en"/>
    </style:style>
    <style:style style:name="T584_29" style:family="text">
      <style:text-properties style:font-name="Calibri" style:font-name-complex="Calibri" fo:language="en"/>
    </style:style>
    <style:style style:name="T584_30" style:family="text">
      <style:text-properties style:font-name="Cambria Math" style:font-name-complex="Cambria Math" fo:language="en"/>
    </style:style>
    <style:style style:name="T584_31" style:family="text">
      <style:text-properties style:font-name="Calibri" style:font-name-complex="Calibri" fo:language="en"/>
    </style:style>
    <style:style style:name="T584_32" style:family="text">
      <style:text-properties style:font-name="Cambria Math" style:font-name-complex="Cambria Math" fo:language="en"/>
    </style:style>
    <style:style style:name="T584_33" style:family="text">
      <style:text-properties style:font-name="Calibri" style:font-name-complex="Calibri" fo:language="en"/>
    </style:style>
    <style:style style:name="T584_34" style:family="text">
      <style:text-properties style:font-name="Cambria Math" style:font-name-complex="Cambria Math" fo:language="en"/>
    </style:style>
    <style:style style:name="P58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8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8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88" style:family="paragraph" style:parent-style-name="Normal">
      <style:paragraph-properties style:text-autospace="none" fo:line-height="115%" fo:margin-bottom="0.353cm"/>
    </style:style>
    <style:style style:name="T588_1" style:family="text">
      <style:text-properties style:font-name="Calibri" style:font-name-complex="Calibri" fo:language="en"/>
    </style:style>
    <style:style style:name="T588_2" style:family="text">
      <style:text-properties style:font-name="Cambria Math" style:font-name-complex="Cambria Math" fo:language="en"/>
    </style:style>
    <style:style style:name="T588_3" style:family="text">
      <style:text-properties style:font-name="Calibri" style:font-name-complex="Calibri" fo:language="en"/>
    </style:style>
    <style:style style:name="T588_4" style:family="text">
      <style:text-properties style:font-name="Cambria Math" style:font-name-complex="Cambria Math" fo:language="en"/>
    </style:style>
    <style:style style:name="P589" style:family="paragraph" style:parent-style-name="Normal">
      <style:paragraph-properties style:text-autospace="none" fo:line-height="115%" fo:margin-bottom="0.353cm"/>
    </style:style>
    <style:style style:name="T589_1" style:family="text">
      <style:text-properties style:font-name="Calibri" style:font-name-complex="Calibri" fo:language="en"/>
    </style:style>
    <style:style style:name="T589_2" style:family="text">
      <style:text-properties style:font-name="Cambria Math" style:font-name-complex="Cambria Math" fo:language="en"/>
    </style:style>
    <style:style style:name="T589_3" style:family="text">
      <style:text-properties style:font-name="Calibri" style:font-name-complex="Calibri" fo:language="en"/>
    </style:style>
    <style:style style:name="T589_4" style:family="text">
      <style:text-properties style:font-name="Cambria Math" style:font-name-complex="Cambria Math" fo:language="en"/>
    </style:style>
    <style:style style:name="T589_5" style:family="text">
      <style:text-properties style:font-name="Calibri" style:font-name-complex="Calibri" fo:language="en"/>
    </style:style>
    <style:style style:name="T589_6" style:family="text">
      <style:text-properties style:font-name="Cambria Math" style:font-name-complex="Cambria Math" fo:language="en"/>
    </style:style>
    <style:style style:name="T589_7" style:family="text">
      <style:text-properties style:font-name="Calibri" style:font-name-complex="Calibri" fo:language="en"/>
    </style:style>
    <style:style style:name="T589_8" style:family="text">
      <style:text-properties style:font-name="Cambria Math" style:font-name-complex="Cambria Math" fo:language="en"/>
    </style:style>
    <style:style style:name="T589_9" style:family="text">
      <style:text-properties style:font-name="Calibri" style:font-name-complex="Calibri" fo:language="en"/>
    </style:style>
    <style:style style:name="T589_10" style:family="text">
      <style:text-properties style:font-name="Cambria Math" style:font-name-complex="Cambria Math" fo:language="en"/>
    </style:style>
    <style:style style:name="T589_11" style:family="text">
      <style:text-properties style:font-name="Calibri" style:font-name-complex="Calibri" fo:language="en"/>
    </style:style>
    <style:style style:name="T589_12" style:family="text">
      <style:text-properties style:font-name="Cambria Math" style:font-name-complex="Cambria Math" fo:language="en"/>
    </style:style>
    <style:style style:name="T589_13" style:family="text">
      <style:text-properties style:font-name="Calibri" style:font-name-complex="Calibri" fo:language="en"/>
    </style:style>
    <style:style style:name="T589_14" style:family="text">
      <style:text-properties style:font-name="Cambria Math" style:font-name-complex="Cambria Math" fo:language="en"/>
    </style:style>
    <style:style style:name="T589_15" style:family="text">
      <style:text-properties style:font-name="Calibri" style:font-name-complex="Calibri" fo:language="en"/>
    </style:style>
    <style:style style:name="T589_16" style:family="text">
      <style:text-properties style:font-name="Cambria Math" style:font-name-complex="Cambria Math" fo:language="en"/>
    </style:style>
    <style:style style:name="T589_17" style:family="text">
      <style:text-properties style:font-name="Calibri" style:font-name-complex="Calibri" fo:language="en"/>
    </style:style>
    <style:style style:name="T589_18" style:family="text">
      <style:text-properties style:font-name="Cambria Math" style:font-name-complex="Cambria Math" fo:language="en"/>
    </style:style>
    <style:style style:name="T589_19" style:family="text">
      <style:text-properties style:font-name="Calibri" style:font-name-complex="Calibri" fo:language="en"/>
    </style:style>
    <style:style style:name="T589_20" style:family="text">
      <style:text-properties style:font-name="Cambria Math" style:font-name-complex="Cambria Math" fo:language="en"/>
    </style:style>
    <style:style style:name="T589_21" style:family="text">
      <style:text-properties style:font-name="Calibri" style:font-name-complex="Calibri" fo:language="en"/>
    </style:style>
    <style:style style:name="T589_22" style:family="text">
      <style:text-properties style:font-name="Cambria Math" style:font-name-complex="Cambria Math" fo:language="en"/>
    </style:style>
    <style:style style:name="T589_23" style:family="text">
      <style:text-properties style:font-name="Calibri" style:font-name-complex="Calibri" fo:language="en"/>
    </style:style>
    <style:style style:name="T589_24" style:family="text">
      <style:text-properties style:font-name="Cambria Math" style:font-name-complex="Cambria Math" fo:language="en"/>
    </style:style>
    <style:style style:name="T589_25" style:family="text">
      <style:text-properties style:font-name="Calibri" style:font-name-complex="Calibri" fo:language="en"/>
    </style:style>
    <style:style style:name="T589_26" style:family="text">
      <style:text-properties style:font-name="Cambria Math" style:font-name-complex="Cambria Math" fo:language="en"/>
    </style:style>
    <style:style style:name="P590" style:family="paragraph" style:parent-style-name="Normal">
      <style:paragraph-properties style:text-autospace="none" fo:line-height="115%" fo:margin-bottom="0.353cm"/>
    </style:style>
    <style:style style:name="T590_1" style:family="text">
      <style:text-properties style:font-name="Calibri" style:font-name-complex="Calibri" fo:language="en"/>
    </style:style>
    <style:style style:name="T590_2" style:family="text">
      <style:text-properties style:font-name="Cambria Math" style:font-name-complex="Cambria Math" fo:language="en"/>
    </style:style>
    <style:style style:name="T590_3" style:family="text">
      <style:text-properties style:font-name="Calibri" style:font-name-complex="Calibri" fo:language="en"/>
    </style:style>
    <style:style style:name="T590_4" style:family="text">
      <style:text-properties style:font-name="Cambria Math" style:font-name-complex="Cambria Math" fo:language="en"/>
    </style:style>
    <style:style style:name="T590_5" style:family="text">
      <style:text-properties style:font-name="Calibri" style:font-name-complex="Calibri" fo:language="en"/>
    </style:style>
    <style:style style:name="T590_6" style:family="text">
      <style:text-properties style:font-name="Cambria Math" style:font-name-complex="Cambria Math" fo:language="en"/>
    </style:style>
    <style:style style:name="T590_7" style:family="text">
      <style:text-properties style:font-name="Calibri" style:font-name-complex="Calibri" fo:language="en"/>
    </style:style>
    <style:style style:name="T590_8" style:family="text">
      <style:text-properties style:font-name="Cambria Math" style:font-name-complex="Cambria Math" fo:language="en"/>
    </style:style>
    <style:style style:name="T590_9" style:family="text">
      <style:text-properties style:font-name="Calibri" style:font-name-complex="Calibri" fo:language="en"/>
    </style:style>
    <style:style style:name="T590_10" style:family="text">
      <style:text-properties style:font-name="Cambria Math" style:font-name-complex="Cambria Math" fo:language="en"/>
    </style:style>
    <style:style style:name="T590_11" style:family="text">
      <style:text-properties style:font-name="Calibri" style:font-name-complex="Calibri" fo:language="en"/>
    </style:style>
    <style:style style:name="T590_12" style:family="text">
      <style:text-properties style:font-name="Cambria Math" style:font-name-complex="Cambria Math" fo:language="en"/>
    </style:style>
    <style:style style:name="T590_13" style:family="text">
      <style:text-properties style:font-name="Calibri" style:font-name-complex="Calibri" fo:language="en"/>
    </style:style>
    <style:style style:name="T590_14" style:family="text">
      <style:text-properties style:font-name="Cambria Math" style:font-name-complex="Cambria Math" fo:language="en"/>
    </style:style>
    <style:style style:name="T590_15" style:family="text">
      <style:text-properties style:font-name="Calibri" style:font-name-complex="Calibri" fo:language="en"/>
    </style:style>
    <style:style style:name="T590_16" style:family="text">
      <style:text-properties style:font-name="Cambria Math" style:font-name-complex="Cambria Math" fo:language="en"/>
    </style:style>
    <style:style style:name="T590_17" style:family="text">
      <style:text-properties style:font-name="Calibri" style:font-name-complex="Calibri" fo:language="en"/>
    </style:style>
    <style:style style:name="T590_18" style:family="text">
      <style:text-properties style:font-name="Cambria Math" style:font-name-complex="Cambria Math" fo:language="en"/>
    </style:style>
    <style:style style:name="T590_19" style:family="text">
      <style:text-properties style:font-name="Calibri" style:font-name-complex="Calibri" fo:language="en"/>
    </style:style>
    <style:style style:name="T590_20" style:family="text">
      <style:text-properties style:font-name="Cambria Math" style:font-name-complex="Cambria Math" fo:language="en"/>
    </style:style>
    <style:style style:name="T590_21" style:family="text">
      <style:text-properties style:font-name="Calibri" style:font-name-complex="Calibri" fo:language="en"/>
    </style:style>
    <style:style style:name="T590_22" style:family="text">
      <style:text-properties style:font-name="Cambria Math" style:font-name-complex="Cambria Math" fo:language="en"/>
    </style:style>
    <style:style style:name="T590_23" style:family="text">
      <style:text-properties style:font-name="Calibri" style:font-name-complex="Calibri" fo:language="en"/>
    </style:style>
    <style:style style:name="T590_24" style:family="text">
      <style:text-properties style:font-name="Cambria Math" style:font-name-complex="Cambria Math" fo:language="en"/>
    </style:style>
    <style:style style:name="T590_25" style:family="text">
      <style:text-properties style:font-name="Calibri" style:font-name-complex="Calibri" fo:language="en"/>
    </style:style>
    <style:style style:name="T590_26" style:family="text">
      <style:text-properties style:font-name="Cambria Math" style:font-name-complex="Cambria Math" fo:language="en"/>
    </style:style>
    <style:style style:name="P591" style:family="paragraph" style:parent-style-name="Normal">
      <style:paragraph-properties style:text-autospace="none" fo:line-height="115%" fo:margin-bottom="0.353cm"/>
    </style:style>
    <style:style style:name="T591_1" style:family="text">
      <style:text-properties style:font-name="Calibri" style:font-name-complex="Calibri" fo:language="en"/>
    </style:style>
    <style:style style:name="T591_2" style:family="text">
      <style:text-properties style:font-name="Cambria Math" style:font-name-complex="Cambria Math" fo:language="en"/>
    </style:style>
    <style:style style:name="T591_3" style:family="text">
      <style:text-properties style:font-name="Calibri" style:font-name-complex="Calibri" fo:language="en"/>
    </style:style>
    <style:style style:name="T591_4" style:family="text">
      <style:text-properties style:font-name="Cambria Math" style:font-name-complex="Cambria Math" fo:language="en"/>
    </style:style>
    <style:style style:name="T591_5" style:family="text">
      <style:text-properties style:font-name="Calibri" style:font-name-complex="Calibri" fo:language="en"/>
    </style:style>
    <style:style style:name="T591_6" style:family="text">
      <style:text-properties style:font-name="Cambria Math" style:font-name-complex="Cambria Math" fo:language="en"/>
    </style:style>
    <style:style style:name="T591_7" style:family="text">
      <style:text-properties style:font-name="Calibri" style:font-name-complex="Calibri" fo:language="en"/>
    </style:style>
    <style:style style:name="T591_8" style:family="text">
      <style:text-properties style:font-name="Cambria Math" style:font-name-complex="Cambria Math" fo:language="en"/>
    </style:style>
    <style:style style:name="T591_9" style:family="text">
      <style:text-properties style:font-name="Calibri" style:font-name-complex="Calibri" fo:language="en"/>
    </style:style>
    <style:style style:name="T591_10" style:family="text">
      <style:text-properties style:font-name="Cambria Math" style:font-name-complex="Cambria Math" fo:language="en"/>
    </style:style>
    <style:style style:name="T591_11" style:family="text">
      <style:text-properties style:font-name="Calibri" style:font-name-complex="Calibri" fo:language="en"/>
    </style:style>
    <style:style style:name="T591_12" style:family="text">
      <style:text-properties style:font-name="Cambria Math" style:font-name-complex="Cambria Math" fo:language="en"/>
    </style:style>
    <style:style style:name="T591_13" style:family="text">
      <style:text-properties style:font-name="Calibri" style:font-name-complex="Calibri" fo:language="en"/>
    </style:style>
    <style:style style:name="T591_14" style:family="text">
      <style:text-properties style:font-name="Cambria Math" style:font-name-complex="Cambria Math" fo:language="en"/>
    </style:style>
    <style:style style:name="T591_15" style:family="text">
      <style:text-properties style:font-name="Calibri" style:font-name-complex="Calibri" fo:language="en"/>
    </style:style>
    <style:style style:name="T591_16" style:family="text">
      <style:text-properties style:font-name="Cambria Math" style:font-name-complex="Cambria Math" fo:language="en"/>
    </style:style>
    <style:style style:name="T591_17" style:family="text">
      <style:text-properties style:font-name="Calibri" style:font-name-complex="Calibri" fo:language="en"/>
    </style:style>
    <style:style style:name="T591_18" style:family="text">
      <style:text-properties style:font-name="Cambria Math" style:font-name-complex="Cambria Math" fo:language="en"/>
    </style:style>
    <style:style style:name="T591_19" style:family="text">
      <style:text-properties style:font-name="Calibri" style:font-name-complex="Calibri" fo:language="en"/>
    </style:style>
    <style:style style:name="T591_20" style:family="text">
      <style:text-properties style:font-name="Cambria Math" style:font-name-complex="Cambria Math" fo:language="en"/>
    </style:style>
    <style:style style:name="T591_21" style:family="text">
      <style:text-properties style:font-name="Calibri" style:font-name-complex="Calibri" fo:language="en"/>
    </style:style>
    <style:style style:name="T591_22" style:family="text">
      <style:text-properties style:font-name="Cambria Math" style:font-name-complex="Cambria Math" fo:language="en"/>
    </style:style>
    <style:style style:name="T591_23" style:family="text">
      <style:text-properties style:font-name="Calibri" style:font-name-complex="Calibri" fo:language="en"/>
    </style:style>
    <style:style style:name="T591_24" style:family="text">
      <style:text-properties style:font-name="Cambria Math" style:font-name-complex="Cambria Math" fo:language="en"/>
    </style:style>
    <style:style style:name="T591_25" style:family="text">
      <style:text-properties style:font-name="Calibri" style:font-name-complex="Calibri" fo:language="en"/>
    </style:style>
    <style:style style:name="T591_26" style:family="text">
      <style:text-properties style:font-name="Cambria Math" style:font-name-complex="Cambria Math" fo:language="en"/>
    </style:style>
    <style:style style:name="P592" style:family="paragraph" style:parent-style-name="Normal">
      <style:paragraph-properties style:text-autospace="none" fo:line-height="115%" fo:margin-bottom="0.353cm"/>
    </style:style>
    <style:style style:name="T592_1" style:family="text">
      <style:text-properties style:font-name="Calibri" style:font-name-complex="Calibri" fo:language="en"/>
    </style:style>
    <style:style style:name="T592_2" style:family="text">
      <style:text-properties style:font-name="Cambria Math" style:font-name-complex="Cambria Math" fo:language="en"/>
    </style:style>
    <style:style style:name="T592_3" style:family="text">
      <style:text-properties style:font-name="Calibri" style:font-name-complex="Calibri" fo:language="en"/>
    </style:style>
    <style:style style:name="T592_4" style:family="text">
      <style:text-properties style:font-name="Cambria Math" style:font-name-complex="Cambria Math" fo:language="en"/>
    </style:style>
    <style:style style:name="T592_5" style:family="text">
      <style:text-properties style:font-name="Calibri" style:font-name-complex="Calibri" fo:language="en"/>
    </style:style>
    <style:style style:name="T592_6" style:family="text">
      <style:text-properties style:font-name="Cambria Math" style:font-name-complex="Cambria Math" fo:language="en"/>
    </style:style>
    <style:style style:name="T592_7" style:family="text">
      <style:text-properties style:font-name="Calibri" style:font-name-complex="Calibri" fo:language="en"/>
    </style:style>
    <style:style style:name="T592_8" style:family="text">
      <style:text-properties style:font-name="Cambria Math" style:font-name-complex="Cambria Math" fo:language="en"/>
    </style:style>
    <style:style style:name="T592_9" style:family="text">
      <style:text-properties style:font-name="Calibri" style:font-name-complex="Calibri" fo:language="en"/>
    </style:style>
    <style:style style:name="T592_10" style:family="text">
      <style:text-properties style:font-name="Cambria Math" style:font-name-complex="Cambria Math" fo:language="en"/>
    </style:style>
    <style:style style:name="T592_11" style:family="text">
      <style:text-properties style:font-name="Calibri" style:font-name-complex="Calibri" fo:language="en"/>
    </style:style>
    <style:style style:name="T592_12" style:family="text">
      <style:text-properties style:font-name="Cambria Math" style:font-name-complex="Cambria Math" fo:language="en"/>
    </style:style>
    <style:style style:name="T592_13" style:family="text">
      <style:text-properties style:font-name="Calibri" style:font-name-complex="Calibri" fo:language="en"/>
    </style:style>
    <style:style style:name="T592_14" style:family="text">
      <style:text-properties style:font-name="Cambria Math" style:font-name-complex="Cambria Math" fo:language="en"/>
    </style:style>
    <style:style style:name="T592_15" style:family="text">
      <style:text-properties style:font-name="Calibri" style:font-name-complex="Calibri" fo:language="en"/>
    </style:style>
    <style:style style:name="T592_16" style:family="text">
      <style:text-properties style:font-name="Cambria Math" style:font-name-complex="Cambria Math" fo:language="en"/>
    </style:style>
    <style:style style:name="T592_17" style:family="text">
      <style:text-properties style:font-name="Calibri" style:font-name-complex="Calibri" fo:language="en"/>
    </style:style>
    <style:style style:name="T592_18" style:family="text">
      <style:text-properties style:font-name="Cambria Math" style:font-name-complex="Cambria Math" fo:language="en"/>
    </style:style>
    <style:style style:name="T592_19" style:family="text">
      <style:text-properties style:font-name="Calibri" style:font-name-complex="Calibri" fo:language="en"/>
    </style:style>
    <style:style style:name="T592_20" style:family="text">
      <style:text-properties style:font-name="Cambria Math" style:font-name-complex="Cambria Math" fo:language="en"/>
    </style:style>
    <style:style style:name="T592_21" style:family="text">
      <style:text-properties style:font-name="Calibri" style:font-name-complex="Calibri" fo:language="en"/>
    </style:style>
    <style:style style:name="T592_22" style:family="text">
      <style:text-properties style:font-name="Cambria Math" style:font-name-complex="Cambria Math" fo:language="en"/>
    </style:style>
    <style:style style:name="T592_23" style:family="text">
      <style:text-properties style:font-name="Calibri" style:font-name-complex="Calibri" fo:language="en"/>
    </style:style>
    <style:style style:name="T592_24" style:family="text">
      <style:text-properties style:font-name="Cambria Math" style:font-name-complex="Cambria Math" fo:language="en"/>
    </style:style>
    <style:style style:name="T592_25" style:family="text">
      <style:text-properties style:font-name="Calibri" style:font-name-complex="Calibri" fo:language="en"/>
    </style:style>
    <style:style style:name="T592_26" style:family="text">
      <style:text-properties style:font-name="Cambria Math" style:font-name-complex="Cambria Math" fo:language="en"/>
    </style:style>
    <style:style style:name="T592_27" style:family="text">
      <style:text-properties style:font-name="Calibri" style:font-name-complex="Calibri" fo:language="en"/>
    </style:style>
    <style:style style:name="T592_28" style:family="text">
      <style:text-properties style:font-name="Cambria Math" style:font-name-complex="Cambria Math" fo:language="en"/>
    </style:style>
    <style:style style:name="P593" style:family="paragraph" style:parent-style-name="Normal">
      <style:paragraph-properties style:text-autospace="none" fo:line-height="115%" fo:margin-bottom="0.353cm"/>
    </style:style>
    <style:style style:name="T593_1" style:family="text">
      <style:text-properties style:font-name="Calibri" style:font-name-complex="Calibri" fo:language="en"/>
    </style:style>
    <style:style style:name="T593_2" style:family="text">
      <style:text-properties style:font-name="Cambria Math" style:font-name-complex="Cambria Math" fo:language="en"/>
    </style:style>
    <style:style style:name="T593_3" style:family="text">
      <style:text-properties style:font-name="Calibri" style:font-name-complex="Calibri" fo:language="en"/>
    </style:style>
    <style:style style:name="T593_4" style:family="text">
      <style:text-properties style:font-name="Cambria Math" style:font-name-complex="Cambria Math" fo:language="en"/>
    </style:style>
    <style:style style:name="T593_5" style:family="text">
      <style:text-properties style:font-name="Calibri" style:font-name-complex="Calibri" fo:language="en"/>
    </style:style>
    <style:style style:name="T593_6" style:family="text">
      <style:text-properties style:font-name="Cambria Math" style:font-name-complex="Cambria Math" fo:language="en"/>
    </style:style>
    <style:style style:name="T593_7" style:family="text">
      <style:text-properties style:font-name="Calibri" style:font-name-complex="Calibri" fo:language="en"/>
    </style:style>
    <style:style style:name="T593_8" style:family="text">
      <style:text-properties style:font-name="Cambria Math" style:font-name-complex="Cambria Math" fo:language="en"/>
    </style:style>
    <style:style style:name="T593_9" style:family="text">
      <style:text-properties style:font-name="Calibri" style:font-name-complex="Calibri" fo:language="en"/>
    </style:style>
    <style:style style:name="T593_10" style:family="text">
      <style:text-properties style:font-name="Cambria Math" style:font-name-complex="Cambria Math" fo:language="en"/>
    </style:style>
    <style:style style:name="T593_11" style:family="text">
      <style:text-properties style:font-name="Calibri" style:font-name-complex="Calibri" fo:language="en"/>
    </style:style>
    <style:style style:name="T593_12" style:family="text">
      <style:text-properties style:font-name="Cambria Math" style:font-name-complex="Cambria Math" fo:language="en"/>
    </style:style>
    <style:style style:name="T593_13" style:family="text">
      <style:text-properties style:font-name="Calibri" style:font-name-complex="Calibri" fo:language="en"/>
    </style:style>
    <style:style style:name="T593_14" style:family="text">
      <style:text-properties style:font-name="Cambria Math" style:font-name-complex="Cambria Math" fo:language="en"/>
    </style:style>
    <style:style style:name="T593_15" style:family="text">
      <style:text-properties style:font-name="Calibri" style:font-name-complex="Calibri" fo:language="en"/>
    </style:style>
    <style:style style:name="T593_16" style:family="text">
      <style:text-properties style:font-name="Cambria Math" style:font-name-complex="Cambria Math" fo:language="en"/>
    </style:style>
    <style:style style:name="T593_17" style:family="text">
      <style:text-properties style:font-name="Calibri" style:font-name-complex="Calibri" fo:language="en"/>
    </style:style>
    <style:style style:name="T593_18" style:family="text">
      <style:text-properties style:font-name="Cambria Math" style:font-name-complex="Cambria Math" fo:language="en"/>
    </style:style>
    <style:style style:name="T593_19" style:family="text">
      <style:text-properties style:font-name="Calibri" style:font-name-complex="Calibri" fo:language="en"/>
    </style:style>
    <style:style style:name="T593_20" style:family="text">
      <style:text-properties style:font-name="Cambria Math" style:font-name-complex="Cambria Math" fo:language="en"/>
    </style:style>
    <style:style style:name="T593_21" style:family="text">
      <style:text-properties style:font-name="Calibri" style:font-name-complex="Calibri" fo:language="en"/>
    </style:style>
    <style:style style:name="T593_22" style:family="text">
      <style:text-properties style:font-name="Cambria Math" style:font-name-complex="Cambria Math" fo:language="en"/>
    </style:style>
    <style:style style:name="T593_23" style:family="text">
      <style:text-properties style:font-name="Calibri" style:font-name-complex="Calibri" fo:language="en"/>
    </style:style>
    <style:style style:name="T593_24" style:family="text">
      <style:text-properties style:font-name="Cambria Math" style:font-name-complex="Cambria Math" fo:language="en"/>
    </style:style>
    <style:style style:name="T593_25" style:family="text">
      <style:text-properties style:font-name="Calibri" style:font-name-complex="Calibri" fo:language="en"/>
    </style:style>
    <style:style style:name="T593_26" style:family="text">
      <style:text-properties style:font-name="Cambria Math" style:font-name-complex="Cambria Math" fo:language="en"/>
    </style:style>
    <style:style style:name="T593_27" style:family="text">
      <style:text-properties style:font-name="Calibri" style:font-name-complex="Calibri" fo:language="en"/>
    </style:style>
    <style:style style:name="T593_28" style:family="text">
      <style:text-properties style:font-name="Cambria Math" style:font-name-complex="Cambria Math" fo:language="en"/>
    </style:style>
    <style:style style:name="P594" style:family="paragraph" style:parent-style-name="Normal">
      <style:paragraph-properties style:text-autospace="none" fo:line-height="115%" fo:margin-bottom="0.353cm"/>
    </style:style>
    <style:style style:name="T594_1" style:family="text">
      <style:text-properties style:font-name="Calibri" style:font-name-complex="Calibri" fo:language="en"/>
    </style:style>
    <style:style style:name="T594_2" style:family="text">
      <style:text-properties style:font-name="Cambria Math" style:font-name-complex="Cambria Math" fo:language="en"/>
    </style:style>
    <style:style style:name="T594_3" style:family="text">
      <style:text-properties style:font-name="Calibri" style:font-name-complex="Calibri" fo:language="en"/>
    </style:style>
    <style:style style:name="T594_4" style:family="text">
      <style:text-properties style:font-name="Cambria Math" style:font-name-complex="Cambria Math" fo:language="en"/>
    </style:style>
    <style:style style:name="T594_5" style:family="text">
      <style:text-properties style:font-name="Calibri" style:font-name-complex="Calibri" fo:language="en"/>
    </style:style>
    <style:style style:name="T594_6" style:family="text">
      <style:text-properties style:font-name="Cambria Math" style:font-name-complex="Cambria Math" fo:language="en"/>
    </style:style>
    <style:style style:name="T594_7" style:family="text">
      <style:text-properties style:font-name="Calibri" style:font-name-complex="Calibri" fo:language="en"/>
    </style:style>
    <style:style style:name="T594_8" style:family="text">
      <style:text-properties style:font-name="Cambria Math" style:font-name-complex="Cambria Math" fo:language="en"/>
    </style:style>
    <style:style style:name="T594_9" style:family="text">
      <style:text-properties style:font-name="Calibri" style:font-name-complex="Calibri" fo:language="en"/>
    </style:style>
    <style:style style:name="T594_10" style:family="text">
      <style:text-properties style:font-name="Cambria Math" style:font-name-complex="Cambria Math" fo:language="en"/>
    </style:style>
    <style:style style:name="T594_11" style:family="text">
      <style:text-properties style:font-name="Calibri" style:font-name-complex="Calibri" fo:language="en"/>
    </style:style>
    <style:style style:name="T594_12" style:family="text">
      <style:text-properties style:font-name="Cambria Math" style:font-name-complex="Cambria Math" fo:language="en"/>
    </style:style>
    <style:style style:name="T594_13" style:family="text">
      <style:text-properties style:font-name="Calibri" style:font-name-complex="Calibri" fo:language="en"/>
    </style:style>
    <style:style style:name="T594_14" style:family="text">
      <style:text-properties style:font-name="Cambria Math" style:font-name-complex="Cambria Math" fo:language="en"/>
    </style:style>
    <style:style style:name="T594_15" style:family="text">
      <style:text-properties style:font-name="Calibri" style:font-name-complex="Calibri" fo:language="en"/>
    </style:style>
    <style:style style:name="T594_16" style:family="text">
      <style:text-properties style:font-name="Cambria Math" style:font-name-complex="Cambria Math" fo:language="en"/>
    </style:style>
    <style:style style:name="T594_17" style:family="text">
      <style:text-properties style:font-name="Calibri" style:font-name-complex="Calibri" fo:language="en"/>
    </style:style>
    <style:style style:name="T594_18" style:family="text">
      <style:text-properties style:font-name="Cambria Math" style:font-name-complex="Cambria Math" fo:language="en"/>
    </style:style>
    <style:style style:name="T594_19" style:family="text">
      <style:text-properties style:font-name="Calibri" style:font-name-complex="Calibri" fo:language="en"/>
    </style:style>
    <style:style style:name="T594_20" style:family="text">
      <style:text-properties style:font-name="Cambria Math" style:font-name-complex="Cambria Math" fo:language="en"/>
    </style:style>
    <style:style style:name="T594_21" style:family="text">
      <style:text-properties style:font-name="Calibri" style:font-name-complex="Calibri" fo:language="en"/>
    </style:style>
    <style:style style:name="T594_22" style:family="text">
      <style:text-properties style:font-name="Cambria Math" style:font-name-complex="Cambria Math" fo:language="en"/>
    </style:style>
    <style:style style:name="T594_23" style:family="text">
      <style:text-properties style:font-name="Calibri" style:font-name-complex="Calibri" fo:language="en"/>
    </style:style>
    <style:style style:name="T594_24" style:family="text">
      <style:text-properties style:font-name="Cambria Math" style:font-name-complex="Cambria Math" fo:language="en"/>
    </style:style>
    <style:style style:name="T594_25" style:family="text">
      <style:text-properties style:font-name="Calibri" style:font-name-complex="Calibri" fo:language="en"/>
    </style:style>
    <style:style style:name="T594_26" style:family="text">
      <style:text-properties style:font-name="Cambria Math" style:font-name-complex="Cambria Math" fo:language="en"/>
    </style:style>
    <style:style style:name="T594_27" style:family="text">
      <style:text-properties style:font-name="Calibri" style:font-name-complex="Calibri" fo:language="en"/>
    </style:style>
    <style:style style:name="T594_28" style:family="text">
      <style:text-properties style:font-name="Cambria Math" style:font-name-complex="Cambria Math" fo:language="en"/>
    </style:style>
    <style:style style:name="P595" style:family="paragraph" style:parent-style-name="Normal">
      <style:paragraph-properties style:text-autospace="none" fo:line-height="115%" fo:margin-bottom="0.353cm"/>
    </style:style>
    <style:style style:name="T595_1" style:family="text">
      <style:text-properties style:font-name="Calibri" style:font-name-complex="Calibri" fo:language="en"/>
    </style:style>
    <style:style style:name="T595_2" style:family="text">
      <style:text-properties style:font-name="Cambria Math" style:font-name-complex="Cambria Math" fo:language="en"/>
    </style:style>
    <style:style style:name="T595_3" style:family="text">
      <style:text-properties style:font-name="Calibri" style:font-name-complex="Calibri" fo:language="en"/>
    </style:style>
    <style:style style:name="T595_4" style:family="text">
      <style:text-properties style:font-name="Cambria Math" style:font-name-complex="Cambria Math" fo:language="en"/>
    </style:style>
    <style:style style:name="T595_5" style:family="text">
      <style:text-properties style:font-name="Calibri" style:font-name-complex="Calibri" fo:language="en"/>
    </style:style>
    <style:style style:name="T595_6" style:family="text">
      <style:text-properties style:font-name="Cambria Math" style:font-name-complex="Cambria Math" fo:language="en"/>
    </style:style>
    <style:style style:name="T595_7" style:family="text">
      <style:text-properties style:font-name="Calibri" style:font-name-complex="Calibri" fo:language="en"/>
    </style:style>
    <style:style style:name="T595_8" style:family="text">
      <style:text-properties style:font-name="Cambria Math" style:font-name-complex="Cambria Math" fo:language="en"/>
    </style:style>
    <style:style style:name="T595_9" style:family="text">
      <style:text-properties style:font-name="Calibri" style:font-name-complex="Calibri" fo:language="en"/>
    </style:style>
    <style:style style:name="T595_10" style:family="text">
      <style:text-properties style:font-name="Cambria Math" style:font-name-complex="Cambria Math" fo:language="en"/>
    </style:style>
    <style:style style:name="T595_11" style:family="text">
      <style:text-properties style:font-name="Calibri" style:font-name-complex="Calibri" fo:language="en"/>
    </style:style>
    <style:style style:name="T595_12" style:family="text">
      <style:text-properties style:font-name="Cambria Math" style:font-name-complex="Cambria Math" fo:language="en"/>
    </style:style>
    <style:style style:name="T595_13" style:family="text">
      <style:text-properties style:font-name="Calibri" style:font-name-complex="Calibri" fo:language="en"/>
    </style:style>
    <style:style style:name="T595_14" style:family="text">
      <style:text-properties style:font-name="Cambria Math" style:font-name-complex="Cambria Math" fo:language="en"/>
    </style:style>
    <style:style style:name="T595_15" style:family="text">
      <style:text-properties style:font-name="Calibri" style:font-name-complex="Calibri" fo:language="en"/>
    </style:style>
    <style:style style:name="T595_16" style:family="text">
      <style:text-properties style:font-name="Cambria Math" style:font-name-complex="Cambria Math" fo:language="en"/>
    </style:style>
    <style:style style:name="T595_17" style:family="text">
      <style:text-properties style:font-name="Calibri" style:font-name-complex="Calibri" fo:language="en"/>
    </style:style>
    <style:style style:name="T595_18" style:family="text">
      <style:text-properties style:font-name="Cambria Math" style:font-name-complex="Cambria Math" fo:language="en"/>
    </style:style>
    <style:style style:name="T595_19" style:family="text">
      <style:text-properties style:font-name="Calibri" style:font-name-complex="Calibri" fo:language="en"/>
    </style:style>
    <style:style style:name="T595_20" style:family="text">
      <style:text-properties style:font-name="Cambria Math" style:font-name-complex="Cambria Math" fo:language="en"/>
    </style:style>
    <style:style style:name="T595_21" style:family="text">
      <style:text-properties style:font-name="Calibri" style:font-name-complex="Calibri" fo:language="en"/>
    </style:style>
    <style:style style:name="T595_22" style:family="text">
      <style:text-properties style:font-name="Cambria Math" style:font-name-complex="Cambria Math" fo:language="en"/>
    </style:style>
    <style:style style:name="T595_23" style:family="text">
      <style:text-properties style:font-name="Calibri" style:font-name-complex="Calibri" fo:language="en"/>
    </style:style>
    <style:style style:name="T595_24" style:family="text">
      <style:text-properties style:font-name="Cambria Math" style:font-name-complex="Cambria Math" fo:language="en"/>
    </style:style>
    <style:style style:name="T595_25" style:family="text">
      <style:text-properties style:font-name="Calibri" style:font-name-complex="Calibri" fo:language="en"/>
    </style:style>
    <style:style style:name="T595_26" style:family="text">
      <style:text-properties style:font-name="Cambria Math" style:font-name-complex="Cambria Math" fo:language="en"/>
    </style:style>
    <style:style style:name="P596" style:family="paragraph" style:parent-style-name="Normal">
      <style:paragraph-properties style:text-autospace="none" fo:line-height="115%" fo:margin-bottom="0.353cm"/>
    </style:style>
    <style:style style:name="T596_1" style:family="text">
      <style:text-properties style:font-name="Calibri" style:font-name-complex="Calibri" fo:language="en"/>
    </style:style>
    <style:style style:name="T596_2" style:family="text">
      <style:text-properties style:font-name="Cambria Math" style:font-name-complex="Cambria Math" fo:language="en"/>
    </style:style>
    <style:style style:name="T596_3" style:family="text">
      <style:text-properties style:font-name="Calibri" style:font-name-complex="Calibri" fo:language="en"/>
    </style:style>
    <style:style style:name="T596_4" style:family="text">
      <style:text-properties style:font-name="Cambria Math" style:font-name-complex="Cambria Math" fo:language="en"/>
    </style:style>
    <style:style style:name="T596_5" style:family="text">
      <style:text-properties style:font-name="Calibri" style:font-name-complex="Calibri" fo:language="en"/>
    </style:style>
    <style:style style:name="T596_6" style:family="text">
      <style:text-properties style:font-name="Cambria Math" style:font-name-complex="Cambria Math" fo:language="en"/>
    </style:style>
    <style:style style:name="T596_7" style:family="text">
      <style:text-properties style:font-name="Calibri" style:font-name-complex="Calibri" fo:language="en"/>
    </style:style>
    <style:style style:name="T596_8" style:family="text">
      <style:text-properties style:font-name="Cambria Math" style:font-name-complex="Cambria Math" fo:language="en"/>
    </style:style>
    <style:style style:name="T596_9" style:family="text">
      <style:text-properties style:font-name="Calibri" style:font-name-complex="Calibri" fo:language="en"/>
    </style:style>
    <style:style style:name="T596_10" style:family="text">
      <style:text-properties style:font-name="Cambria Math" style:font-name-complex="Cambria Math" fo:language="en"/>
    </style:style>
    <style:style style:name="T596_11" style:family="text">
      <style:text-properties style:font-name="Calibri" style:font-name-complex="Calibri" fo:language="en"/>
    </style:style>
    <style:style style:name="T596_12" style:family="text">
      <style:text-properties style:font-name="Cambria Math" style:font-name-complex="Cambria Math" fo:language="en"/>
    </style:style>
    <style:style style:name="T596_13" style:family="text">
      <style:text-properties style:font-name="Calibri" style:font-name-complex="Calibri" fo:language="en"/>
    </style:style>
    <style:style style:name="T596_14" style:family="text">
      <style:text-properties style:font-name="Cambria Math" style:font-name-complex="Cambria Math" fo:language="en"/>
    </style:style>
    <style:style style:name="T596_15" style:family="text">
      <style:text-properties style:font-name="Calibri" style:font-name-complex="Calibri" fo:language="en"/>
    </style:style>
    <style:style style:name="T596_16" style:family="text">
      <style:text-properties style:font-name="Cambria Math" style:font-name-complex="Cambria Math" fo:language="en"/>
    </style:style>
    <style:style style:name="T596_17" style:family="text">
      <style:text-properties style:font-name="Calibri" style:font-name-complex="Calibri" fo:language="en"/>
    </style:style>
    <style:style style:name="T596_18" style:family="text">
      <style:text-properties style:font-name="Cambria Math" style:font-name-complex="Cambria Math" fo:language="en"/>
    </style:style>
    <style:style style:name="T596_19" style:family="text">
      <style:text-properties style:font-name="Calibri" style:font-name-complex="Calibri" fo:language="en"/>
    </style:style>
    <style:style style:name="T596_20" style:family="text">
      <style:text-properties style:font-name="Cambria Math" style:font-name-complex="Cambria Math" fo:language="en"/>
    </style:style>
    <style:style style:name="T596_21" style:family="text">
      <style:text-properties style:font-name="Calibri" style:font-name-complex="Calibri" fo:language="en"/>
    </style:style>
    <style:style style:name="T596_22" style:family="text">
      <style:text-properties style:font-name="Cambria Math" style:font-name-complex="Cambria Math" fo:language="en"/>
    </style:style>
    <style:style style:name="T596_23" style:family="text">
      <style:text-properties style:font-name="Calibri" style:font-name-complex="Calibri" fo:language="en"/>
    </style:style>
    <style:style style:name="T596_24" style:family="text">
      <style:text-properties style:font-name="Cambria Math" style:font-name-complex="Cambria Math" fo:language="en"/>
    </style:style>
    <style:style style:name="T596_25" style:family="text">
      <style:text-properties style:font-name="Calibri" style:font-name-complex="Calibri" fo:language="en"/>
    </style:style>
    <style:style style:name="T596_26" style:family="text">
      <style:text-properties style:font-name="Cambria Math" style:font-name-complex="Cambria Math" fo:language="en"/>
    </style:style>
    <style:style style:name="P597" style:family="paragraph" style:parent-style-name="Normal">
      <style:paragraph-properties style:text-autospace="none" fo:line-height="115%" fo:margin-bottom="0.353cm"/>
    </style:style>
    <style:style style:name="T597_1" style:family="text">
      <style:text-properties style:font-name="Calibri" style:font-name-complex="Calibri" fo:language="en"/>
    </style:style>
    <style:style style:name="T597_2" style:family="text">
      <style:text-properties style:font-name="Cambria Math" style:font-name-complex="Cambria Math" fo:language="en"/>
    </style:style>
    <style:style style:name="T597_3" style:family="text">
      <style:text-properties style:font-name="Calibri" style:font-name-complex="Calibri" fo:language="en"/>
    </style:style>
    <style:style style:name="T597_4" style:family="text">
      <style:text-properties style:font-name="Cambria Math" style:font-name-complex="Cambria Math" fo:language="en"/>
    </style:style>
    <style:style style:name="T597_5" style:family="text">
      <style:text-properties style:font-name="Calibri" style:font-name-complex="Calibri" fo:language="en"/>
    </style:style>
    <style:style style:name="T597_6" style:family="text">
      <style:text-properties style:font-name="Cambria Math" style:font-name-complex="Cambria Math" fo:language="en"/>
    </style:style>
    <style:style style:name="T597_7" style:family="text">
      <style:text-properties style:font-name="Calibri" style:font-name-complex="Calibri" fo:language="en"/>
    </style:style>
    <style:style style:name="T597_8" style:family="text">
      <style:text-properties style:font-name="Cambria Math" style:font-name-complex="Cambria Math" fo:language="en"/>
    </style:style>
    <style:style style:name="T597_9" style:family="text">
      <style:text-properties style:font-name="Calibri" style:font-name-complex="Calibri" fo:language="en"/>
    </style:style>
    <style:style style:name="T597_10" style:family="text">
      <style:text-properties style:font-name="Cambria Math" style:font-name-complex="Cambria Math" fo:language="en"/>
    </style:style>
    <style:style style:name="T597_11" style:family="text">
      <style:text-properties style:font-name="Calibri" style:font-name-complex="Calibri" fo:language="en"/>
    </style:style>
    <style:style style:name="T597_12" style:family="text">
      <style:text-properties style:font-name="Cambria Math" style:font-name-complex="Cambria Math" fo:language="en"/>
    </style:style>
    <style:style style:name="T597_13" style:family="text">
      <style:text-properties style:font-name="Calibri" style:font-name-complex="Calibri" fo:language="en"/>
    </style:style>
    <style:style style:name="T597_14" style:family="text">
      <style:text-properties style:font-name="Cambria Math" style:font-name-complex="Cambria Math" fo:language="en"/>
    </style:style>
    <style:style style:name="T597_15" style:family="text">
      <style:text-properties style:font-name="Calibri" style:font-name-complex="Calibri" fo:language="en"/>
    </style:style>
    <style:style style:name="T597_16" style:family="text">
      <style:text-properties style:font-name="Cambria Math" style:font-name-complex="Cambria Math" fo:language="en"/>
    </style:style>
    <style:style style:name="T597_17" style:family="text">
      <style:text-properties style:font-name="Calibri" style:font-name-complex="Calibri" fo:language="en"/>
    </style:style>
    <style:style style:name="T597_18" style:family="text">
      <style:text-properties style:font-name="Cambria Math" style:font-name-complex="Cambria Math" fo:language="en"/>
    </style:style>
    <style:style style:name="T597_19" style:family="text">
      <style:text-properties style:font-name="Calibri" style:font-name-complex="Calibri" fo:language="en"/>
    </style:style>
    <style:style style:name="T597_20" style:family="text">
      <style:text-properties style:font-name="Cambria Math" style:font-name-complex="Cambria Math" fo:language="en"/>
    </style:style>
    <style:style style:name="T597_21" style:family="text">
      <style:text-properties style:font-name="Calibri" style:font-name-complex="Calibri" fo:language="en"/>
    </style:style>
    <style:style style:name="T597_22" style:family="text">
      <style:text-properties style:font-name="Cambria Math" style:font-name-complex="Cambria Math" fo:language="en"/>
    </style:style>
    <style:style style:name="T597_23" style:family="text">
      <style:text-properties style:font-name="Calibri" style:font-name-complex="Calibri" fo:language="en"/>
    </style:style>
    <style:style style:name="T597_24" style:family="text">
      <style:text-properties style:font-name="Cambria Math" style:font-name-complex="Cambria Math" fo:language="en"/>
    </style:style>
    <style:style style:name="T597_25" style:family="text">
      <style:text-properties style:font-name="Calibri" style:font-name-complex="Calibri" fo:language="en"/>
    </style:style>
    <style:style style:name="T597_26" style:family="text">
      <style:text-properties style:font-name="Cambria Math" style:font-name-complex="Cambria Math" fo:language="en"/>
    </style:style>
    <style:style style:name="P59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599" style:family="paragraph" style:parent-style-name="Normal">
      <style:paragraph-properties style:text-autospace="none" fo:line-height="115%" fo:margin-bottom="0.353cm"/>
    </style:style>
    <style:style style:name="T599_1" style:family="text">
      <style:text-properties style:font-name="Calibri" style:font-name-complex="Calibri" fo:language="en"/>
    </style:style>
    <style:style style:name="T599_2" style:family="text">
      <style:text-properties style:font-name="Cambria Math" style:font-name-complex="Cambria Math" fo:language="en"/>
    </style:style>
    <style:style style:name="T599_3" style:family="text">
      <style:text-properties style:font-name="Calibri" style:font-name-complex="Calibri" fo:language="en"/>
    </style:style>
    <style:style style:name="T599_4" style:family="text">
      <style:text-properties style:font-name="Cambria Math" style:font-name-complex="Cambria Math" fo:language="en"/>
    </style:style>
    <style:style style:name="P600" style:family="paragraph" style:parent-style-name="Normal">
      <style:paragraph-properties style:text-autospace="none" fo:line-height="115%" fo:margin-bottom="0.353cm"/>
    </style:style>
    <style:style style:name="T600_1" style:family="text">
      <style:text-properties style:font-name="Calibri" style:font-name-complex="Calibri" fo:language="en"/>
    </style:style>
    <style:style style:name="T600_2" style:family="text">
      <style:text-properties style:font-name="Cambria Math" style:font-name-complex="Cambria Math" fo:language="en"/>
    </style:style>
    <style:style style:name="T600_3" style:family="text">
      <style:text-properties style:font-name="Calibri" style:font-name-complex="Calibri" fo:language="en"/>
    </style:style>
    <style:style style:name="T600_4" style:family="text">
      <style:text-properties style:font-name="Cambria Math" style:font-name-complex="Cambria Math" fo:language="en"/>
    </style:style>
    <style:style style:name="T600_5" style:family="text">
      <style:text-properties style:font-name="Calibri" style:font-name-complex="Calibri" fo:language="en"/>
    </style:style>
    <style:style style:name="T600_6" style:family="text">
      <style:text-properties style:font-name="Cambria Math" style:font-name-complex="Cambria Math" fo:language="en"/>
    </style:style>
    <style:style style:name="T600_7" style:family="text">
      <style:text-properties style:font-name="Calibri" style:font-name-complex="Calibri" fo:language="en"/>
    </style:style>
    <style:style style:name="T600_8" style:family="text">
      <style:text-properties style:font-name="Cambria Math" style:font-name-complex="Cambria Math" fo:language="en"/>
    </style:style>
    <style:style style:name="T600_9" style:family="text">
      <style:text-properties style:font-name="Calibri" style:font-name-complex="Calibri" fo:language="en"/>
    </style:style>
    <style:style style:name="T600_10" style:family="text">
      <style:text-properties style:font-name="Cambria Math" style:font-name-complex="Cambria Math" fo:language="en"/>
    </style:style>
    <style:style style:name="T600_11" style:family="text">
      <style:text-properties style:font-name="Calibri" style:font-name-complex="Calibri" fo:language="en"/>
    </style:style>
    <style:style style:name="T600_12" style:family="text">
      <style:text-properties style:font-name="Cambria Math" style:font-name-complex="Cambria Math" fo:language="en"/>
    </style:style>
    <style:style style:name="T600_13" style:family="text">
      <style:text-properties style:font-name="Calibri" style:font-name-complex="Calibri" fo:language="en"/>
    </style:style>
    <style:style style:name="T600_14" style:family="text">
      <style:text-properties style:font-name="Cambria Math" style:font-name-complex="Cambria Math" fo:language="en"/>
    </style:style>
    <style:style style:name="P601" style:family="paragraph" style:parent-style-name="Normal">
      <style:paragraph-properties style:text-autospace="none" fo:line-height="115%" fo:margin-bottom="0.353cm"/>
    </style:style>
    <style:style style:name="T601_1" style:family="text">
      <style:text-properties style:font-name="Calibri" style:font-name-complex="Calibri" fo:language="en"/>
    </style:style>
    <style:style style:name="T601_2" style:family="text">
      <style:text-properties style:font-name="Cambria Math" style:font-name-complex="Cambria Math" fo:language="en"/>
    </style:style>
    <style:style style:name="T601_3" style:family="text">
      <style:text-properties style:font-name="Calibri" style:font-name-complex="Calibri" fo:language="en"/>
    </style:style>
    <style:style style:name="T601_4" style:family="text">
      <style:text-properties style:font-name="Cambria Math" style:font-name-complex="Cambria Math" fo:language="en"/>
    </style:style>
    <style:style style:name="T601_5" style:family="text">
      <style:text-properties style:font-name="Calibri" style:font-name-complex="Calibri" fo:language="en"/>
    </style:style>
    <style:style style:name="T601_6" style:family="text">
      <style:text-properties style:font-name="Cambria Math" style:font-name-complex="Cambria Math" fo:language="en"/>
    </style:style>
    <style:style style:name="T601_7" style:family="text">
      <style:text-properties style:font-name="Calibri" style:font-name-complex="Calibri" fo:language="en"/>
    </style:style>
    <style:style style:name="T601_8" style:family="text">
      <style:text-properties style:font-name="Cambria Math" style:font-name-complex="Cambria Math" fo:language="en"/>
    </style:style>
    <style:style style:name="T601_9" style:family="text">
      <style:text-properties style:font-name="Calibri" style:font-name-complex="Calibri" fo:language="en"/>
    </style:style>
    <style:style style:name="T601_10" style:family="text">
      <style:text-properties style:font-name="Cambria Math" style:font-name-complex="Cambria Math" fo:language="en"/>
    </style:style>
    <style:style style:name="T601_11" style:family="text">
      <style:text-properties style:font-name="Calibri" style:font-name-complex="Calibri" fo:language="en"/>
    </style:style>
    <style:style style:name="T601_12" style:family="text">
      <style:text-properties style:font-name="Cambria Math" style:font-name-complex="Cambria Math" fo:language="en"/>
    </style:style>
    <style:style style:name="T601_13" style:family="text">
      <style:text-properties style:font-name="Calibri" style:font-name-complex="Calibri" fo:language="en"/>
    </style:style>
    <style:style style:name="T601_14" style:family="text">
      <style:text-properties style:font-name="Cambria Math" style:font-name-complex="Cambria Math" fo:language="en"/>
    </style:style>
    <style:style style:name="P602" style:family="paragraph" style:parent-style-name="Normal">
      <style:paragraph-properties style:text-autospace="none" fo:line-height="115%" fo:margin-bottom="0.353cm"/>
    </style:style>
    <style:style style:name="T602_1" style:family="text">
      <style:text-properties style:font-name="Calibri" style:font-name-complex="Calibri" fo:language="en"/>
    </style:style>
    <style:style style:name="T602_2" style:family="text">
      <style:text-properties style:font-name="Cambria Math" style:font-name-complex="Cambria Math" fo:language="en"/>
    </style:style>
    <style:style style:name="T602_3" style:family="text">
      <style:text-properties style:font-name="Calibri" style:font-name-complex="Calibri" fo:language="en"/>
    </style:style>
    <style:style style:name="T602_4" style:family="text">
      <style:text-properties style:font-name="Cambria Math" style:font-name-complex="Cambria Math" fo:language="en"/>
    </style:style>
    <style:style style:name="T602_5" style:family="text">
      <style:text-properties style:font-name="Calibri" style:font-name-complex="Calibri" fo:language="en"/>
    </style:style>
    <style:style style:name="T602_6" style:family="text">
      <style:text-properties style:font-name="Cambria Math" style:font-name-complex="Cambria Math" fo:language="en"/>
    </style:style>
    <style:style style:name="T602_7" style:family="text">
      <style:text-properties style:font-name="Calibri" style:font-name-complex="Calibri" fo:language="en"/>
    </style:style>
    <style:style style:name="T602_8" style:family="text">
      <style:text-properties style:font-name="Cambria Math" style:font-name-complex="Cambria Math" fo:language="en"/>
    </style:style>
    <style:style style:name="T602_9" style:family="text">
      <style:text-properties style:font-name="Calibri" style:font-name-complex="Calibri" fo:language="en"/>
    </style:style>
    <style:style style:name="T602_10" style:family="text">
      <style:text-properties style:font-name="Cambria Math" style:font-name-complex="Cambria Math" fo:language="en"/>
    </style:style>
    <style:style style:name="T602_11" style:family="text">
      <style:text-properties style:font-name="Calibri" style:font-name-complex="Calibri" fo:language="en"/>
    </style:style>
    <style:style style:name="T602_12" style:family="text">
      <style:text-properties style:font-name="Cambria Math" style:font-name-complex="Cambria Math" fo:language="en"/>
    </style:style>
    <style:style style:name="T602_13" style:family="text">
      <style:text-properties style:font-name="Calibri" style:font-name-complex="Calibri" fo:language="en"/>
    </style:style>
    <style:style style:name="T602_14" style:family="text">
      <style:text-properties style:font-name="Cambria Math" style:font-name-complex="Cambria Math" fo:language="en"/>
    </style:style>
    <style:style style:name="P603" style:family="paragraph" style:parent-style-name="Normal">
      <style:paragraph-properties style:text-autospace="none" fo:line-height="115%" fo:margin-bottom="0.353cm"/>
    </style:style>
    <style:style style:name="T603_1" style:family="text">
      <style:text-properties style:font-name="Calibri" style:font-name-complex="Calibri" fo:language="en"/>
    </style:style>
    <style:style style:name="T603_2" style:family="text">
      <style:text-properties style:font-name="Cambria Math" style:font-name-complex="Cambria Math" fo:language="en"/>
    </style:style>
    <style:style style:name="T603_3" style:family="text">
      <style:text-properties style:font-name="Calibri" style:font-name-complex="Calibri" fo:language="en"/>
    </style:style>
    <style:style style:name="T603_4" style:family="text">
      <style:text-properties style:font-name="Cambria Math" style:font-name-complex="Cambria Math" fo:language="en"/>
    </style:style>
    <style:style style:name="T603_5" style:family="text">
      <style:text-properties style:font-name="Calibri" style:font-name-complex="Calibri" fo:language="en"/>
    </style:style>
    <style:style style:name="T603_6" style:family="text">
      <style:text-properties style:font-name="Cambria Math" style:font-name-complex="Cambria Math" fo:language="en"/>
    </style:style>
    <style:style style:name="T603_7" style:family="text">
      <style:text-properties style:font-name="Calibri" style:font-name-complex="Calibri" fo:language="en"/>
    </style:style>
    <style:style style:name="T603_8" style:family="text">
      <style:text-properties style:font-name="Cambria Math" style:font-name-complex="Cambria Math" fo:language="en"/>
    </style:style>
    <style:style style:name="T603_9" style:family="text">
      <style:text-properties style:font-name="Calibri" style:font-name-complex="Calibri" fo:language="en"/>
    </style:style>
    <style:style style:name="T603_10" style:family="text">
      <style:text-properties style:font-name="Cambria Math" style:font-name-complex="Cambria Math" fo:language="en"/>
    </style:style>
    <style:style style:name="T603_11" style:family="text">
      <style:text-properties style:font-name="Calibri" style:font-name-complex="Calibri" fo:language="en"/>
    </style:style>
    <style:style style:name="T603_12" style:family="text">
      <style:text-properties style:font-name="Cambria Math" style:font-name-complex="Cambria Math" fo:language="en"/>
    </style:style>
    <style:style style:name="T603_13" style:family="text">
      <style:text-properties style:font-name="Calibri" style:font-name-complex="Calibri" fo:language="en"/>
    </style:style>
    <style:style style:name="T603_14" style:family="text">
      <style:text-properties style:font-name="Cambria Math" style:font-name-complex="Cambria Math" fo:language="en"/>
    </style:style>
    <style:style style:name="T603_15" style:family="text">
      <style:text-properties style:font-name="Calibri" style:font-name-complex="Calibri" fo:language="en"/>
    </style:style>
    <style:style style:name="T603_16" style:family="text">
      <style:text-properties style:font-name="Cambria Math" style:font-name-complex="Cambria Math" fo:language="en"/>
    </style:style>
    <style:style style:name="P604" style:family="paragraph" style:parent-style-name="Normal">
      <style:paragraph-properties style:text-autospace="none" fo:line-height="115%" fo:margin-bottom="0.353cm"/>
    </style:style>
    <style:style style:name="T604_1" style:family="text">
      <style:text-properties style:font-name="Calibri" style:font-name-complex="Calibri" fo:language="en"/>
    </style:style>
    <style:style style:name="T604_2" style:family="text">
      <style:text-properties style:font-name="Cambria Math" style:font-name-complex="Cambria Math" fo:language="en"/>
    </style:style>
    <style:style style:name="T604_3" style:family="text">
      <style:text-properties style:font-name="Calibri" style:font-name-complex="Calibri" fo:language="en"/>
    </style:style>
    <style:style style:name="T604_4" style:family="text">
      <style:text-properties style:font-name="Cambria Math" style:font-name-complex="Cambria Math" fo:language="en"/>
    </style:style>
    <style:style style:name="T604_5" style:family="text">
      <style:text-properties style:font-name="Calibri" style:font-name-complex="Calibri" fo:language="en"/>
    </style:style>
    <style:style style:name="T604_6" style:family="text">
      <style:text-properties style:font-name="Cambria Math" style:font-name-complex="Cambria Math" fo:language="en"/>
    </style:style>
    <style:style style:name="T604_7" style:family="text">
      <style:text-properties style:font-name="Calibri" style:font-name-complex="Calibri" fo:language="en"/>
    </style:style>
    <style:style style:name="T604_8" style:family="text">
      <style:text-properties style:font-name="Cambria Math" style:font-name-complex="Cambria Math" fo:language="en"/>
    </style:style>
    <style:style style:name="T604_9" style:family="text">
      <style:text-properties style:font-name="Calibri" style:font-name-complex="Calibri" fo:language="en"/>
    </style:style>
    <style:style style:name="T604_10" style:family="text">
      <style:text-properties style:font-name="Cambria Math" style:font-name-complex="Cambria Math" fo:language="en"/>
    </style:style>
    <style:style style:name="T604_11" style:family="text">
      <style:text-properties style:font-name="Calibri" style:font-name-complex="Calibri" fo:language="en"/>
    </style:style>
    <style:style style:name="T604_12" style:family="text">
      <style:text-properties style:font-name="Cambria Math" style:font-name-complex="Cambria Math" fo:language="en"/>
    </style:style>
    <style:style style:name="T604_13" style:family="text">
      <style:text-properties style:font-name="Calibri" style:font-name-complex="Calibri" fo:language="en"/>
    </style:style>
    <style:style style:name="T604_14" style:family="text">
      <style:text-properties style:font-name="Cambria Math" style:font-name-complex="Cambria Math" fo:language="en"/>
    </style:style>
    <style:style style:name="T604_15" style:family="text">
      <style:text-properties style:font-name="Calibri" style:font-name-complex="Calibri" fo:language="en"/>
    </style:style>
    <style:style style:name="T604_16" style:family="text">
      <style:text-properties style:font-name="Cambria Math" style:font-name-complex="Cambria Math" fo:language="en"/>
    </style:style>
    <style:style style:name="P605" style:family="paragraph" style:parent-style-name="Normal">
      <style:paragraph-properties style:text-autospace="none" fo:line-height="115%" fo:margin-bottom="0.353cm"/>
    </style:style>
    <style:style style:name="T605_1" style:family="text">
      <style:text-properties style:font-name="Calibri" style:font-name-complex="Calibri" fo:language="en"/>
    </style:style>
    <style:style style:name="T605_2" style:family="text">
      <style:text-properties style:font-name="Cambria Math" style:font-name-complex="Cambria Math" fo:language="en"/>
    </style:style>
    <style:style style:name="T605_3" style:family="text">
      <style:text-properties style:font-name="Calibri" style:font-name-complex="Calibri" fo:language="en"/>
    </style:style>
    <style:style style:name="T605_4" style:family="text">
      <style:text-properties style:font-name="Cambria Math" style:font-name-complex="Cambria Math" fo:language="en"/>
    </style:style>
    <style:style style:name="T605_5" style:family="text">
      <style:text-properties style:font-name="Calibri" style:font-name-complex="Calibri" fo:language="en"/>
    </style:style>
    <style:style style:name="T605_6" style:family="text">
      <style:text-properties style:font-name="Cambria Math" style:font-name-complex="Cambria Math" fo:language="en"/>
    </style:style>
    <style:style style:name="T605_7" style:family="text">
      <style:text-properties style:font-name="Calibri" style:font-name-complex="Calibri" fo:language="en"/>
    </style:style>
    <style:style style:name="T605_8" style:family="text">
      <style:text-properties style:font-name="Cambria Math" style:font-name-complex="Cambria Math" fo:language="en"/>
    </style:style>
    <style:style style:name="T605_9" style:family="text">
      <style:text-properties style:font-name="Calibri" style:font-name-complex="Calibri" fo:language="en"/>
    </style:style>
    <style:style style:name="T605_10" style:family="text">
      <style:text-properties style:font-name="Cambria Math" style:font-name-complex="Cambria Math" fo:language="en"/>
    </style:style>
    <style:style style:name="T605_11" style:family="text">
      <style:text-properties style:font-name="Calibri" style:font-name-complex="Calibri" fo:language="en"/>
    </style:style>
    <style:style style:name="T605_12" style:family="text">
      <style:text-properties style:font-name="Cambria Math" style:font-name-complex="Cambria Math" fo:language="en"/>
    </style:style>
    <style:style style:name="T605_13" style:family="text">
      <style:text-properties style:font-name="Calibri" style:font-name-complex="Calibri" fo:language="en"/>
    </style:style>
    <style:style style:name="T605_14" style:family="text">
      <style:text-properties style:font-name="Cambria Math" style:font-name-complex="Cambria Math" fo:language="en"/>
    </style:style>
    <style:style style:name="T605_15" style:family="text">
      <style:text-properties style:font-name="Calibri" style:font-name-complex="Calibri" fo:language="en"/>
    </style:style>
    <style:style style:name="T605_16" style:family="text">
      <style:text-properties style:font-name="Cambria Math" style:font-name-complex="Cambria Math" fo:language="en"/>
    </style:style>
    <style:style style:name="P606" style:family="paragraph" style:parent-style-name="Normal">
      <style:paragraph-properties style:text-autospace="none" fo:line-height="115%" fo:margin-bottom="0.353cm"/>
    </style:style>
    <style:style style:name="T606_1" style:family="text">
      <style:text-properties style:font-name="Calibri" style:font-name-complex="Calibri" fo:language="en"/>
    </style:style>
    <style:style style:name="T606_2" style:family="text">
      <style:text-properties style:font-name="Cambria Math" style:font-name-complex="Cambria Math" fo:language="en"/>
    </style:style>
    <style:style style:name="T606_3" style:family="text">
      <style:text-properties style:font-name="Calibri" style:font-name-complex="Calibri" fo:language="en"/>
    </style:style>
    <style:style style:name="T606_4" style:family="text">
      <style:text-properties style:font-name="Cambria Math" style:font-name-complex="Cambria Math" fo:language="en"/>
    </style:style>
    <style:style style:name="T606_5" style:family="text">
      <style:text-properties style:font-name="Calibri" style:font-name-complex="Calibri" fo:language="en"/>
    </style:style>
    <style:style style:name="T606_6" style:family="text">
      <style:text-properties style:font-name="Cambria Math" style:font-name-complex="Cambria Math" fo:language="en"/>
    </style:style>
    <style:style style:name="T606_7" style:family="text">
      <style:text-properties style:font-name="Calibri" style:font-name-complex="Calibri" fo:language="en"/>
    </style:style>
    <style:style style:name="T606_8" style:family="text">
      <style:text-properties style:font-name="Cambria Math" style:font-name-complex="Cambria Math" fo:language="en"/>
    </style:style>
    <style:style style:name="T606_9" style:family="text">
      <style:text-properties style:font-name="Calibri" style:font-name-complex="Calibri" fo:language="en"/>
    </style:style>
    <style:style style:name="T606_10" style:family="text">
      <style:text-properties style:font-name="Cambria Math" style:font-name-complex="Cambria Math" fo:language="en"/>
    </style:style>
    <style:style style:name="T606_11" style:family="text">
      <style:text-properties style:font-name="Calibri" style:font-name-complex="Calibri" fo:language="en"/>
    </style:style>
    <style:style style:name="T606_12" style:family="text">
      <style:text-properties style:font-name="Cambria Math" style:font-name-complex="Cambria Math" fo:language="en"/>
    </style:style>
    <style:style style:name="T606_13" style:family="text">
      <style:text-properties style:font-name="Calibri" style:font-name-complex="Calibri" fo:language="en"/>
    </style:style>
    <style:style style:name="T606_14" style:family="text">
      <style:text-properties style:font-name="Cambria Math" style:font-name-complex="Cambria Math" fo:language="en"/>
    </style:style>
    <style:style style:name="P607" style:family="paragraph" style:parent-style-name="Normal">
      <style:paragraph-properties style:text-autospace="none" fo:line-height="115%" fo:margin-bottom="0.353cm"/>
    </style:style>
    <style:style style:name="T607_1" style:family="text">
      <style:text-properties style:font-name="Calibri" style:font-name-complex="Calibri" fo:language="en"/>
    </style:style>
    <style:style style:name="T607_2" style:family="text">
      <style:text-properties style:font-name="Cambria Math" style:font-name-complex="Cambria Math" fo:language="en"/>
    </style:style>
    <style:style style:name="T607_3" style:family="text">
      <style:text-properties style:font-name="Calibri" style:font-name-complex="Calibri" fo:language="en"/>
    </style:style>
    <style:style style:name="T607_4" style:family="text">
      <style:text-properties style:font-name="Cambria Math" style:font-name-complex="Cambria Math" fo:language="en"/>
    </style:style>
    <style:style style:name="T607_5" style:family="text">
      <style:text-properties style:font-name="Calibri" style:font-name-complex="Calibri" fo:language="en"/>
    </style:style>
    <style:style style:name="T607_6" style:family="text">
      <style:text-properties style:font-name="Cambria Math" style:font-name-complex="Cambria Math" fo:language="en"/>
    </style:style>
    <style:style style:name="T607_7" style:family="text">
      <style:text-properties style:font-name="Calibri" style:font-name-complex="Calibri" fo:language="en"/>
    </style:style>
    <style:style style:name="T607_8" style:family="text">
      <style:text-properties style:font-name="Cambria Math" style:font-name-complex="Cambria Math" fo:language="en"/>
    </style:style>
    <style:style style:name="T607_9" style:family="text">
      <style:text-properties style:font-name="Calibri" style:font-name-complex="Calibri" fo:language="en"/>
    </style:style>
    <style:style style:name="T607_10" style:family="text">
      <style:text-properties style:font-name="Cambria Math" style:font-name-complex="Cambria Math" fo:language="en"/>
    </style:style>
    <style:style style:name="T607_11" style:family="text">
      <style:text-properties style:font-name="Calibri" style:font-name-complex="Calibri" fo:language="en"/>
    </style:style>
    <style:style style:name="T607_12" style:family="text">
      <style:text-properties style:font-name="Cambria Math" style:font-name-complex="Cambria Math" fo:language="en"/>
    </style:style>
    <style:style style:name="T607_13" style:family="text">
      <style:text-properties style:font-name="Calibri" style:font-name-complex="Calibri" fo:language="en"/>
    </style:style>
    <style:style style:name="T607_14" style:family="text">
      <style:text-properties style:font-name="Cambria Math" style:font-name-complex="Cambria Math" fo:language="en"/>
    </style:style>
    <style:style style:name="P608" style:family="paragraph" style:parent-style-name="Normal">
      <style:paragraph-properties style:text-autospace="none" fo:line-height="115%" fo:margin-bottom="0.353cm"/>
    </style:style>
    <style:style style:name="T608_1" style:family="text">
      <style:text-properties style:font-name="Calibri" style:font-name-complex="Calibri" fo:language="en"/>
    </style:style>
    <style:style style:name="T608_2" style:family="text">
      <style:text-properties style:font-name="Cambria Math" style:font-name-complex="Cambria Math" fo:language="en"/>
    </style:style>
    <style:style style:name="T608_3" style:family="text">
      <style:text-properties style:font-name="Calibri" style:font-name-complex="Calibri" fo:language="en"/>
    </style:style>
    <style:style style:name="T608_4" style:family="text">
      <style:text-properties style:font-name="Cambria Math" style:font-name-complex="Cambria Math" fo:language="en"/>
    </style:style>
    <style:style style:name="T608_5" style:family="text">
      <style:text-properties style:font-name="Calibri" style:font-name-complex="Calibri" fo:language="en"/>
    </style:style>
    <style:style style:name="T608_6" style:family="text">
      <style:text-properties style:font-name="Cambria Math" style:font-name-complex="Cambria Math" fo:language="en"/>
    </style:style>
    <style:style style:name="T608_7" style:family="text">
      <style:text-properties style:font-name="Calibri" style:font-name-complex="Calibri" fo:language="en"/>
    </style:style>
    <style:style style:name="T608_8" style:family="text">
      <style:text-properties style:font-name="Cambria Math" style:font-name-complex="Cambria Math" fo:language="en"/>
    </style:style>
    <style:style style:name="T608_9" style:family="text">
      <style:text-properties style:font-name="Calibri" style:font-name-complex="Calibri" fo:language="en"/>
    </style:style>
    <style:style style:name="T608_10" style:family="text">
      <style:text-properties style:font-name="Cambria Math" style:font-name-complex="Cambria Math" fo:language="en"/>
    </style:style>
    <style:style style:name="T608_11" style:family="text">
      <style:text-properties style:font-name="Calibri" style:font-name-complex="Calibri" fo:language="en"/>
    </style:style>
    <style:style style:name="T608_12" style:family="text">
      <style:text-properties style:font-name="Cambria Math" style:font-name-complex="Cambria Math" fo:language="en"/>
    </style:style>
    <style:style style:name="T608_13" style:family="text">
      <style:text-properties style:font-name="Calibri" style:font-name-complex="Calibri" fo:language="en"/>
    </style:style>
    <style:style style:name="T608_14" style:family="text">
      <style:text-properties style:font-name="Cambria Math" style:font-name-complex="Cambria Math" fo:language="en"/>
    </style:style>
    <style:style style:name="P609" style:family="paragraph" style:parent-style-name="Normal">
      <style:paragraph-properties style:text-autospace="none" fo:line-height="115%" fo:margin-bottom="0.353cm"/>
    </style:style>
    <style:style style:name="T609_1" style:family="text">
      <style:text-properties style:font-name="Calibri" style:font-name-complex="Calibri" fo:language="en"/>
    </style:style>
    <style:style style:name="T609_2" style:family="text">
      <style:text-properties style:font-name="Cambria Math" style:font-name-complex="Cambria Math" fo:language="en"/>
    </style:style>
    <style:style style:name="T609_3" style:family="text">
      <style:text-properties style:font-name="Calibri" style:font-name-complex="Calibri" fo:language="en"/>
    </style:style>
    <style:style style:name="T609_4" style:family="text">
      <style:text-properties style:font-name="Cambria Math" style:font-name-complex="Cambria Math" fo:language="en"/>
    </style:style>
    <style:style style:name="T609_5" style:family="text">
      <style:text-properties style:font-name="Calibri" style:font-name-complex="Calibri" fo:language="en"/>
    </style:style>
    <style:style style:name="T609_6" style:family="text">
      <style:text-properties style:font-name="Cambria Math" style:font-name-complex="Cambria Math" fo:language="en"/>
    </style:style>
    <style:style style:name="T609_7" style:family="text">
      <style:text-properties style:font-name="Calibri" style:font-name-complex="Calibri" fo:language="en"/>
    </style:style>
    <style:style style:name="T609_8" style:family="text">
      <style:text-properties style:font-name="Cambria Math" style:font-name-complex="Cambria Math" fo:language="en"/>
    </style:style>
    <style:style style:name="T609_9" style:family="text">
      <style:text-properties style:font-name="Calibri" style:font-name-complex="Calibri" fo:language="en"/>
    </style:style>
    <style:style style:name="T609_10" style:family="text">
      <style:text-properties style:font-name="Cambria Math" style:font-name-complex="Cambria Math" fo:language="en"/>
    </style:style>
    <style:style style:name="T609_11" style:family="text">
      <style:text-properties style:font-name="Calibri" style:font-name-complex="Calibri" fo:language="en"/>
    </style:style>
    <style:style style:name="T609_12" style:family="text">
      <style:text-properties style:font-name="Cambria Math" style:font-name-complex="Cambria Math" fo:language="en"/>
    </style:style>
    <style:style style:name="T609_13" style:family="text">
      <style:text-properties style:font-name="Calibri" style:font-name-complex="Calibri" fo:language="en"/>
    </style:style>
    <style:style style:name="T609_14" style:family="text">
      <style:text-properties style:font-name="Cambria Math" style:font-name-complex="Cambria Math" fo:language="en"/>
    </style:style>
    <style:style style:name="P61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11" style:family="paragraph" style:parent-style-name="Normal">
      <style:paragraph-properties style:text-autospace="none" fo:line-height="115%" fo:margin-bottom="0.353cm"/>
    </style:style>
    <style:style style:name="T611_1" style:family="text">
      <style:text-properties style:font-name="Calibri" style:font-name-complex="Calibri" fo:language="en"/>
    </style:style>
    <style:style style:name="T611_2" style:family="text">
      <style:text-properties style:font-name="Cambria Math" style:font-name-complex="Cambria Math" fo:language="en"/>
    </style:style>
    <style:style style:name="T611_3" style:family="text">
      <style:text-properties style:font-name="Calibri" style:font-name-complex="Calibri" fo:language="en"/>
    </style:style>
    <style:style style:name="T611_4" style:family="text">
      <style:text-properties style:font-name="Cambria Math" style:font-name-complex="Cambria Math" fo:language="en"/>
    </style:style>
    <style:style style:name="P612" style:family="paragraph" style:parent-style-name="Normal">
      <style:paragraph-properties style:text-autospace="none" fo:line-height="115%" fo:margin-bottom="0.353cm"/>
    </style:style>
    <style:style style:name="T612_1" style:family="text">
      <style:text-properties style:font-name="Calibri" style:font-name-complex="Calibri" fo:language="en"/>
    </style:style>
    <style:style style:name="T612_2" style:family="text">
      <style:text-properties style:font-name="Cambria Math" style:font-name-complex="Cambria Math" fo:language="en"/>
    </style:style>
    <style:style style:name="T612_3" style:family="text">
      <style:text-properties style:font-name="Calibri" style:font-name-complex="Calibri" fo:language="en"/>
    </style:style>
    <style:style style:name="T612_4" style:family="text">
      <style:text-properties style:font-name="Cambria Math" style:font-name-complex="Cambria Math" fo:language="en"/>
    </style:style>
    <style:style style:name="T612_5" style:family="text">
      <style:text-properties style:font-name="Calibri" style:font-name-complex="Calibri" fo:language="en"/>
    </style:style>
    <style:style style:name="T612_6" style:family="text">
      <style:text-properties style:font-name="Cambria Math" style:font-name-complex="Cambria Math" fo:language="en"/>
    </style:style>
    <style:style style:name="T612_7" style:family="text">
      <style:text-properties style:font-name="Calibri" style:font-name-complex="Calibri" fo:language="en"/>
    </style:style>
    <style:style style:name="T612_8" style:family="text">
      <style:text-properties style:font-name="Cambria Math" style:font-name-complex="Cambria Math" fo:language="en"/>
    </style:style>
    <style:style style:name="T612_9" style:family="text">
      <style:text-properties style:font-name="Calibri" style:font-name-complex="Calibri" fo:language="en"/>
    </style:style>
    <style:style style:name="T612_10" style:family="text">
      <style:text-properties style:font-name="Cambria Math" style:font-name-complex="Cambria Math" fo:language="en"/>
    </style:style>
    <style:style style:name="T612_11" style:family="text">
      <style:text-properties style:font-name="Calibri" style:font-name-complex="Calibri" fo:language="en"/>
    </style:style>
    <style:style style:name="T612_12" style:family="text">
      <style:text-properties style:font-name="Cambria Math" style:font-name-complex="Cambria Math" fo:language="en"/>
    </style:style>
    <style:style style:name="T612_13" style:family="text">
      <style:text-properties style:font-name="Calibri" style:font-name-complex="Calibri" fo:language="en"/>
    </style:style>
    <style:style style:name="T612_14" style:family="text">
      <style:text-properties style:font-name="Cambria Math" style:font-name-complex="Cambria Math" fo:language="en"/>
    </style:style>
    <style:style style:name="P613" style:family="paragraph" style:parent-style-name="Normal">
      <style:paragraph-properties style:text-autospace="none" fo:line-height="115%" fo:margin-bottom="0.353cm"/>
    </style:style>
    <style:style style:name="T613_1" style:family="text">
      <style:text-properties style:font-name="Calibri" style:font-name-complex="Calibri" fo:language="en"/>
    </style:style>
    <style:style style:name="T613_2" style:family="text">
      <style:text-properties style:font-name="Cambria Math" style:font-name-complex="Cambria Math" fo:language="en"/>
    </style:style>
    <style:style style:name="T613_3" style:family="text">
      <style:text-properties style:font-name="Calibri" style:font-name-complex="Calibri" fo:language="en"/>
    </style:style>
    <style:style style:name="T613_4" style:family="text">
      <style:text-properties style:font-name="Cambria Math" style:font-name-complex="Cambria Math" fo:language="en"/>
    </style:style>
    <style:style style:name="T613_5" style:family="text">
      <style:text-properties style:font-name="Calibri" style:font-name-complex="Calibri" fo:language="en"/>
    </style:style>
    <style:style style:name="T613_6" style:family="text">
      <style:text-properties style:font-name="Cambria Math" style:font-name-complex="Cambria Math" fo:language="en"/>
    </style:style>
    <style:style style:name="T613_7" style:family="text">
      <style:text-properties style:font-name="Calibri" style:font-name-complex="Calibri" fo:language="en"/>
    </style:style>
    <style:style style:name="T613_8" style:family="text">
      <style:text-properties style:font-name="Cambria Math" style:font-name-complex="Cambria Math" fo:language="en"/>
    </style:style>
    <style:style style:name="T613_9" style:family="text">
      <style:text-properties style:font-name="Calibri" style:font-name-complex="Calibri" fo:language="en"/>
    </style:style>
    <style:style style:name="T613_10" style:family="text">
      <style:text-properties style:font-name="Cambria Math" style:font-name-complex="Cambria Math" fo:language="en"/>
    </style:style>
    <style:style style:name="T613_11" style:family="text">
      <style:text-properties style:font-name="Calibri" style:font-name-complex="Calibri" fo:language="en"/>
    </style:style>
    <style:style style:name="T613_12" style:family="text">
      <style:text-properties style:font-name="Cambria Math" style:font-name-complex="Cambria Math" fo:language="en"/>
    </style:style>
    <style:style style:name="T613_13" style:family="text">
      <style:text-properties style:font-name="Calibri" style:font-name-complex="Calibri" fo:language="en"/>
    </style:style>
    <style:style style:name="T613_14" style:family="text">
      <style:text-properties style:font-name="Cambria Math" style:font-name-complex="Cambria Math" fo:language="en"/>
    </style:style>
    <style:style style:name="P614" style:family="paragraph" style:parent-style-name="Normal">
      <style:paragraph-properties style:text-autospace="none" fo:line-height="115%" fo:margin-bottom="0.353cm"/>
    </style:style>
    <style:style style:name="T614_1" style:family="text">
      <style:text-properties style:font-name="Calibri" style:font-name-complex="Calibri" fo:language="en"/>
    </style:style>
    <style:style style:name="T614_2" style:family="text">
      <style:text-properties style:font-name="Cambria Math" style:font-name-complex="Cambria Math" fo:language="en"/>
    </style:style>
    <style:style style:name="T614_3" style:family="text">
      <style:text-properties style:font-name="Calibri" style:font-name-complex="Calibri" fo:language="en"/>
    </style:style>
    <style:style style:name="T614_4" style:family="text">
      <style:text-properties style:font-name="Cambria Math" style:font-name-complex="Cambria Math" fo:language="en"/>
    </style:style>
    <style:style style:name="T614_5" style:family="text">
      <style:text-properties style:font-name="Calibri" style:font-name-complex="Calibri" fo:language="en"/>
    </style:style>
    <style:style style:name="T614_6" style:family="text">
      <style:text-properties style:font-name="Cambria Math" style:font-name-complex="Cambria Math" fo:language="en"/>
    </style:style>
    <style:style style:name="T614_7" style:family="text">
      <style:text-properties style:font-name="Calibri" style:font-name-complex="Calibri" fo:language="en"/>
    </style:style>
    <style:style style:name="T614_8" style:family="text">
      <style:text-properties style:font-name="Cambria Math" style:font-name-complex="Cambria Math" fo:language="en"/>
    </style:style>
    <style:style style:name="T614_9" style:family="text">
      <style:text-properties style:font-name="Calibri" style:font-name-complex="Calibri" fo:language="en"/>
    </style:style>
    <style:style style:name="T614_10" style:family="text">
      <style:text-properties style:font-name="Cambria Math" style:font-name-complex="Cambria Math" fo:language="en"/>
    </style:style>
    <style:style style:name="T614_11" style:family="text">
      <style:text-properties style:font-name="Calibri" style:font-name-complex="Calibri" fo:language="en"/>
    </style:style>
    <style:style style:name="T614_12" style:family="text">
      <style:text-properties style:font-name="Cambria Math" style:font-name-complex="Cambria Math" fo:language="en"/>
    </style:style>
    <style:style style:name="T614_13" style:family="text">
      <style:text-properties style:font-name="Calibri" style:font-name-complex="Calibri" fo:language="en"/>
    </style:style>
    <style:style style:name="T614_14" style:family="text">
      <style:text-properties style:font-name="Cambria Math" style:font-name-complex="Cambria Math" fo:language="en"/>
    </style:style>
    <style:style style:name="P615" style:family="paragraph" style:parent-style-name="Normal">
      <style:paragraph-properties style:text-autospace="none" fo:line-height="115%" fo:margin-bottom="0.353cm"/>
    </style:style>
    <style:style style:name="T615_1" style:family="text">
      <style:text-properties style:font-name="Calibri" style:font-name-complex="Calibri" fo:language="en"/>
    </style:style>
    <style:style style:name="T615_2" style:family="text">
      <style:text-properties style:font-name="Cambria Math" style:font-name-complex="Cambria Math" fo:language="en"/>
    </style:style>
    <style:style style:name="T615_3" style:family="text">
      <style:text-properties style:font-name="Calibri" style:font-name-complex="Calibri" fo:language="en"/>
    </style:style>
    <style:style style:name="T615_4" style:family="text">
      <style:text-properties style:font-name="Cambria Math" style:font-name-complex="Cambria Math" fo:language="en"/>
    </style:style>
    <style:style style:name="T615_5" style:family="text">
      <style:text-properties style:font-name="Calibri" style:font-name-complex="Calibri" fo:language="en"/>
    </style:style>
    <style:style style:name="T615_6" style:family="text">
      <style:text-properties style:font-name="Cambria Math" style:font-name-complex="Cambria Math" fo:language="en"/>
    </style:style>
    <style:style style:name="T615_7" style:family="text">
      <style:text-properties style:font-name="Calibri" style:font-name-complex="Calibri" fo:language="en"/>
    </style:style>
    <style:style style:name="T615_8" style:family="text">
      <style:text-properties style:font-name="Cambria Math" style:font-name-complex="Cambria Math" fo:language="en"/>
    </style:style>
    <style:style style:name="T615_9" style:family="text">
      <style:text-properties style:font-name="Calibri" style:font-name-complex="Calibri" fo:language="en"/>
    </style:style>
    <style:style style:name="T615_10" style:family="text">
      <style:text-properties style:font-name="Cambria Math" style:font-name-complex="Cambria Math" fo:language="en"/>
    </style:style>
    <style:style style:name="T615_11" style:family="text">
      <style:text-properties style:font-name="Calibri" style:font-name-complex="Calibri" fo:language="en"/>
    </style:style>
    <style:style style:name="T615_12" style:family="text">
      <style:text-properties style:font-name="Cambria Math" style:font-name-complex="Cambria Math" fo:language="en"/>
    </style:style>
    <style:style style:name="T615_13" style:family="text">
      <style:text-properties style:font-name="Calibri" style:font-name-complex="Calibri" fo:language="en"/>
    </style:style>
    <style:style style:name="T615_14" style:family="text">
      <style:text-properties style:font-name="Cambria Math" style:font-name-complex="Cambria Math" fo:language="en"/>
    </style:style>
    <style:style style:name="P616" style:family="paragraph" style:parent-style-name="Normal">
      <style:paragraph-properties style:text-autospace="none" fo:line-height="115%" fo:margin-bottom="0.353cm"/>
    </style:style>
    <style:style style:name="T616_1" style:family="text">
      <style:text-properties style:font-name="Calibri" style:font-name-complex="Calibri" fo:language="en"/>
    </style:style>
    <style:style style:name="T616_2" style:family="text">
      <style:text-properties style:font-name="Cambria Math" style:font-name-complex="Cambria Math" fo:language="en"/>
    </style:style>
    <style:style style:name="T616_3" style:family="text">
      <style:text-properties style:font-name="Calibri" style:font-name-complex="Calibri" fo:language="en"/>
    </style:style>
    <style:style style:name="T616_4" style:family="text">
      <style:text-properties style:font-name="Cambria Math" style:font-name-complex="Cambria Math" fo:language="en"/>
    </style:style>
    <style:style style:name="T616_5" style:family="text">
      <style:text-properties style:font-name="Calibri" style:font-name-complex="Calibri" fo:language="en"/>
    </style:style>
    <style:style style:name="T616_6" style:family="text">
      <style:text-properties style:font-name="Cambria Math" style:font-name-complex="Cambria Math" fo:language="en"/>
    </style:style>
    <style:style style:name="T616_7" style:family="text">
      <style:text-properties style:font-name="Calibri" style:font-name-complex="Calibri" fo:language="en"/>
    </style:style>
    <style:style style:name="T616_8" style:family="text">
      <style:text-properties style:font-name="Cambria Math" style:font-name-complex="Cambria Math" fo:language="en"/>
    </style:style>
    <style:style style:name="T616_9" style:family="text">
      <style:text-properties style:font-name="Calibri" style:font-name-complex="Calibri" fo:language="en"/>
    </style:style>
    <style:style style:name="T616_10" style:family="text">
      <style:text-properties style:font-name="Cambria Math" style:font-name-complex="Cambria Math" fo:language="en"/>
    </style:style>
    <style:style style:name="T616_11" style:family="text">
      <style:text-properties style:font-name="Calibri" style:font-name-complex="Calibri" fo:language="en"/>
    </style:style>
    <style:style style:name="T616_12" style:family="text">
      <style:text-properties style:font-name="Cambria Math" style:font-name-complex="Cambria Math" fo:language="en"/>
    </style:style>
    <style:style style:name="T616_13" style:family="text">
      <style:text-properties style:font-name="Calibri" style:font-name-complex="Calibri" fo:language="en"/>
    </style:style>
    <style:style style:name="T616_14" style:family="text">
      <style:text-properties style:font-name="Cambria Math" style:font-name-complex="Cambria Math" fo:language="en"/>
    </style:style>
    <style:style style:name="P617" style:family="paragraph" style:parent-style-name="Normal">
      <style:paragraph-properties style:text-autospace="none" fo:line-height="115%" fo:margin-bottom="0.353cm"/>
    </style:style>
    <style:style style:name="T617_1" style:family="text">
      <style:text-properties style:font-name="Calibri" style:font-name-complex="Calibri" fo:language="en"/>
    </style:style>
    <style:style style:name="T617_2" style:family="text">
      <style:text-properties style:font-name="Cambria Math" style:font-name-complex="Cambria Math" fo:language="en"/>
    </style:style>
    <style:style style:name="T617_3" style:family="text">
      <style:text-properties style:font-name="Calibri" style:font-name-complex="Calibri" fo:language="en"/>
    </style:style>
    <style:style style:name="T617_4" style:family="text">
      <style:text-properties style:font-name="Cambria Math" style:font-name-complex="Cambria Math" fo:language="en"/>
    </style:style>
    <style:style style:name="T617_5" style:family="text">
      <style:text-properties style:font-name="Calibri" style:font-name-complex="Calibri" fo:language="en"/>
    </style:style>
    <style:style style:name="T617_6" style:family="text">
      <style:text-properties style:font-name="Cambria Math" style:font-name-complex="Cambria Math" fo:language="en"/>
    </style:style>
    <style:style style:name="T617_7" style:family="text">
      <style:text-properties style:font-name="Calibri" style:font-name-complex="Calibri" fo:language="en"/>
    </style:style>
    <style:style style:name="T617_8" style:family="text">
      <style:text-properties style:font-name="Cambria Math" style:font-name-complex="Cambria Math" fo:language="en"/>
    </style:style>
    <style:style style:name="T617_9" style:family="text">
      <style:text-properties style:font-name="Calibri" style:font-name-complex="Calibri" fo:language="en"/>
    </style:style>
    <style:style style:name="T617_10" style:family="text">
      <style:text-properties style:font-name="Cambria Math" style:font-name-complex="Cambria Math" fo:language="en"/>
    </style:style>
    <style:style style:name="T617_11" style:family="text">
      <style:text-properties style:font-name="Calibri" style:font-name-complex="Calibri" fo:language="en"/>
    </style:style>
    <style:style style:name="T617_12" style:family="text">
      <style:text-properties style:font-name="Cambria Math" style:font-name-complex="Cambria Math" fo:language="en"/>
    </style:style>
    <style:style style:name="T617_13" style:family="text">
      <style:text-properties style:font-name="Calibri" style:font-name-complex="Calibri" fo:language="en"/>
    </style:style>
    <style:style style:name="T617_14" style:family="text">
      <style:text-properties style:font-name="Cambria Math" style:font-name-complex="Cambria Math" fo:language="en"/>
    </style:style>
    <style:style style:name="P618" style:family="paragraph" style:parent-style-name="Normal">
      <style:paragraph-properties style:text-autospace="none" fo:line-height="115%" fo:margin-bottom="0.353cm"/>
    </style:style>
    <style:style style:name="T618_1" style:family="text">
      <style:text-properties style:font-name="Calibri" style:font-name-complex="Calibri" fo:language="en"/>
    </style:style>
    <style:style style:name="T618_2" style:family="text">
      <style:text-properties style:font-name="Cambria Math" style:font-name-complex="Cambria Math" fo:language="en"/>
    </style:style>
    <style:style style:name="T618_3" style:family="text">
      <style:text-properties style:font-name="Calibri" style:font-name-complex="Calibri" fo:language="en"/>
    </style:style>
    <style:style style:name="T618_4" style:family="text">
      <style:text-properties style:font-name="Cambria Math" style:font-name-complex="Cambria Math" fo:language="en"/>
    </style:style>
    <style:style style:name="T618_5" style:family="text">
      <style:text-properties style:font-name="Calibri" style:font-name-complex="Calibri" fo:language="en"/>
    </style:style>
    <style:style style:name="T618_6" style:family="text">
      <style:text-properties style:font-name="Cambria Math" style:font-name-complex="Cambria Math" fo:language="en"/>
    </style:style>
    <style:style style:name="T618_7" style:family="text">
      <style:text-properties style:font-name="Calibri" style:font-name-complex="Calibri" fo:language="en"/>
    </style:style>
    <style:style style:name="T618_8" style:family="text">
      <style:text-properties style:font-name="Cambria Math" style:font-name-complex="Cambria Math" fo:language="en"/>
    </style:style>
    <style:style style:name="T618_9" style:family="text">
      <style:text-properties style:font-name="Calibri" style:font-name-complex="Calibri" fo:language="en"/>
    </style:style>
    <style:style style:name="T618_10" style:family="text">
      <style:text-properties style:font-name="Cambria Math" style:font-name-complex="Cambria Math" fo:language="en"/>
    </style:style>
    <style:style style:name="T618_11" style:family="text">
      <style:text-properties style:font-name="Calibri" style:font-name-complex="Calibri" fo:language="en"/>
    </style:style>
    <style:style style:name="T618_12" style:family="text">
      <style:text-properties style:font-name="Cambria Math" style:font-name-complex="Cambria Math" fo:language="en"/>
    </style:style>
    <style:style style:name="T618_13" style:family="text">
      <style:text-properties style:font-name="Calibri" style:font-name-complex="Calibri" fo:language="en"/>
    </style:style>
    <style:style style:name="T618_14" style:family="text">
      <style:text-properties style:font-name="Cambria Math" style:font-name-complex="Cambria Math" fo:language="en"/>
    </style:style>
    <style:style style:name="P619" style:family="paragraph" style:parent-style-name="Normal">
      <style:paragraph-properties style:text-autospace="none" fo:line-height="115%" fo:margin-bottom="0.353cm"/>
    </style:style>
    <style:style style:name="T619_1" style:family="text">
      <style:text-properties style:font-name="Calibri" style:font-name-complex="Calibri" fo:language="en"/>
    </style:style>
    <style:style style:name="T619_2" style:family="text">
      <style:text-properties style:font-name="Cambria Math" style:font-name-complex="Cambria Math" fo:language="en"/>
    </style:style>
    <style:style style:name="T619_3" style:family="text">
      <style:text-properties style:font-name="Calibri" style:font-name-complex="Calibri" fo:language="en"/>
    </style:style>
    <style:style style:name="T619_4" style:family="text">
      <style:text-properties style:font-name="Cambria Math" style:font-name-complex="Cambria Math" fo:language="en"/>
    </style:style>
    <style:style style:name="T619_5" style:family="text">
      <style:text-properties style:font-name="Calibri" style:font-name-complex="Calibri" fo:language="en"/>
    </style:style>
    <style:style style:name="T619_6" style:family="text">
      <style:text-properties style:font-name="Cambria Math" style:font-name-complex="Cambria Math" fo:language="en"/>
    </style:style>
    <style:style style:name="T619_7" style:family="text">
      <style:text-properties style:font-name="Calibri" style:font-name-complex="Calibri" fo:language="en"/>
    </style:style>
    <style:style style:name="T619_8" style:family="text">
      <style:text-properties style:font-name="Cambria Math" style:font-name-complex="Cambria Math" fo:language="en"/>
    </style:style>
    <style:style style:name="T619_9" style:family="text">
      <style:text-properties style:font-name="Calibri" style:font-name-complex="Calibri" fo:language="en"/>
    </style:style>
    <style:style style:name="T619_10" style:family="text">
      <style:text-properties style:font-name="Cambria Math" style:font-name-complex="Cambria Math" fo:language="en"/>
    </style:style>
    <style:style style:name="T619_11" style:family="text">
      <style:text-properties style:font-name="Calibri" style:font-name-complex="Calibri" fo:language="en"/>
    </style:style>
    <style:style style:name="T619_12" style:family="text">
      <style:text-properties style:font-name="Cambria Math" style:font-name-complex="Cambria Math" fo:language="en"/>
    </style:style>
    <style:style style:name="T619_13" style:family="text">
      <style:text-properties style:font-name="Calibri" style:font-name-complex="Calibri" fo:language="en"/>
    </style:style>
    <style:style style:name="T619_14" style:family="text">
      <style:text-properties style:font-name="Cambria Math" style:font-name-complex="Cambria Math" fo:language="en"/>
    </style:style>
    <style:style style:name="P620" style:family="paragraph" style:parent-style-name="Normal">
      <style:paragraph-properties style:text-autospace="none" fo:line-height="115%" fo:margin-bottom="0.353cm"/>
    </style:style>
    <style:style style:name="T620_1" style:family="text">
      <style:text-properties style:font-name="Calibri" style:font-name-complex="Calibri" fo:language="en"/>
    </style:style>
    <style:style style:name="T620_2" style:family="text">
      <style:text-properties style:font-name="Cambria Math" style:font-name-complex="Cambria Math" fo:language="en"/>
    </style:style>
    <style:style style:name="T620_3" style:family="text">
      <style:text-properties style:font-name="Calibri" style:font-name-complex="Calibri" fo:language="en"/>
    </style:style>
    <style:style style:name="T620_4" style:family="text">
      <style:text-properties style:font-name="Cambria Math" style:font-name-complex="Cambria Math" fo:language="en"/>
    </style:style>
    <style:style style:name="T620_5" style:family="text">
      <style:text-properties style:font-name="Calibri" style:font-name-complex="Calibri" fo:language="en"/>
    </style:style>
    <style:style style:name="T620_6" style:family="text">
      <style:text-properties style:font-name="Cambria Math" style:font-name-complex="Cambria Math" fo:language="en"/>
    </style:style>
    <style:style style:name="T620_7" style:family="text">
      <style:text-properties style:font-name="Calibri" style:font-name-complex="Calibri" fo:language="en"/>
    </style:style>
    <style:style style:name="T620_8" style:family="text">
      <style:text-properties style:font-name="Cambria Math" style:font-name-complex="Cambria Math" fo:language="en"/>
    </style:style>
    <style:style style:name="T620_9" style:family="text">
      <style:text-properties style:font-name="Calibri" style:font-name-complex="Calibri" fo:language="en"/>
    </style:style>
    <style:style style:name="T620_10" style:family="text">
      <style:text-properties style:font-name="Cambria Math" style:font-name-complex="Cambria Math" fo:language="en"/>
    </style:style>
    <style:style style:name="T620_11" style:family="text">
      <style:text-properties style:font-name="Calibri" style:font-name-complex="Calibri" fo:language="en"/>
    </style:style>
    <style:style style:name="T620_12" style:family="text">
      <style:text-properties style:font-name="Cambria Math" style:font-name-complex="Cambria Math" fo:language="en"/>
    </style:style>
    <style:style style:name="T620_13" style:family="text">
      <style:text-properties style:font-name="Calibri" style:font-name-complex="Calibri" fo:language="en"/>
    </style:style>
    <style:style style:name="T620_14" style:family="text">
      <style:text-properties style:font-name="Cambria Math" style:font-name-complex="Cambria Math" fo:language="en"/>
    </style:style>
    <style:style style:name="P621" style:family="paragraph" style:parent-style-name="Normal">
      <style:paragraph-properties style:text-autospace="none" fo:line-height="115%" fo:margin-bottom="0.353cm"/>
    </style:style>
    <style:style style:name="T621_1" style:family="text">
      <style:text-properties style:font-name="Calibri" style:font-name-complex="Calibri" fo:language="en"/>
    </style:style>
    <style:style style:name="T621_2" style:family="text">
      <style:text-properties style:font-name="Cambria Math" style:font-name-complex="Cambria Math" fo:language="en"/>
    </style:style>
    <style:style style:name="T621_3" style:family="text">
      <style:text-properties style:font-name="Calibri" style:font-name-complex="Calibri" fo:language="en"/>
    </style:style>
    <style:style style:name="T621_4" style:family="text">
      <style:text-properties style:font-name="Cambria Math" style:font-name-complex="Cambria Math" fo:language="en"/>
    </style:style>
    <style:style style:name="T621_5" style:family="text">
      <style:text-properties style:font-name="Calibri" style:font-name-complex="Calibri" fo:language="en"/>
    </style:style>
    <style:style style:name="T621_6" style:family="text">
      <style:text-properties style:font-name="Cambria Math" style:font-name-complex="Cambria Math" fo:language="en"/>
    </style:style>
    <style:style style:name="T621_7" style:family="text">
      <style:text-properties style:font-name="Calibri" style:font-name-complex="Calibri" fo:language="en"/>
    </style:style>
    <style:style style:name="T621_8" style:family="text">
      <style:text-properties style:font-name="Cambria Math" style:font-name-complex="Cambria Math" fo:language="en"/>
    </style:style>
    <style:style style:name="T621_9" style:family="text">
      <style:text-properties style:font-name="Calibri" style:font-name-complex="Calibri" fo:language="en"/>
    </style:style>
    <style:style style:name="T621_10" style:family="text">
      <style:text-properties style:font-name="Cambria Math" style:font-name-complex="Cambria Math" fo:language="en"/>
    </style:style>
    <style:style style:name="T621_11" style:family="text">
      <style:text-properties style:font-name="Calibri" style:font-name-complex="Calibri" fo:language="en"/>
    </style:style>
    <style:style style:name="T621_12" style:family="text">
      <style:text-properties style:font-name="Cambria Math" style:font-name-complex="Cambria Math" fo:language="en"/>
    </style:style>
    <style:style style:name="T621_13" style:family="text">
      <style:text-properties style:font-name="Calibri" style:font-name-complex="Calibri" fo:language="en"/>
    </style:style>
    <style:style style:name="T621_14" style:family="text">
      <style:text-properties style:font-name="Cambria Math" style:font-name-complex="Cambria Math" fo:language="en"/>
    </style:style>
    <style:style style:name="P6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23" style:family="paragraph" style:parent-style-name="Normal">
      <style:paragraph-properties style:text-autospace="none" fo:line-height="115%" fo:margin-bottom="0.353cm"/>
    </style:style>
    <style:style style:name="T623_1" style:family="text">
      <style:text-properties style:font-name="Calibri" style:font-name-complex="Calibri" fo:language="en"/>
    </style:style>
    <style:style style:name="T623_2" style:family="text">
      <style:text-properties style:font-name="Cambria Math" style:font-name-complex="Cambria Math" fo:language="en"/>
    </style:style>
    <style:style style:name="T623_3" style:family="text">
      <style:text-properties style:font-name="Calibri" style:font-name-complex="Calibri" fo:language="en"/>
    </style:style>
    <style:style style:name="T623_4" style:family="text">
      <style:text-properties style:font-name="Cambria Math" style:font-name-complex="Cambria Math" fo:language="en"/>
    </style:style>
    <style:style style:name="P624" style:family="paragraph" style:parent-style-name="Normal">
      <style:paragraph-properties style:text-autospace="none" fo:line-height="115%" fo:margin-bottom="0.353cm"/>
    </style:style>
    <style:style style:name="T624_1" style:family="text">
      <style:text-properties style:font-name="Calibri" style:font-name-complex="Calibri" fo:language="en"/>
    </style:style>
    <style:style style:name="T624_2" style:family="text">
      <style:text-properties style:font-name="Cambria Math" style:font-name-complex="Cambria Math" fo:language="en"/>
    </style:style>
    <style:style style:name="T624_3" style:family="text">
      <style:text-properties style:font-name="Calibri" style:font-name-complex="Calibri" fo:language="en"/>
    </style:style>
    <style:style style:name="T624_4" style:family="text">
      <style:text-properties style:font-name="Cambria Math" style:font-name-complex="Cambria Math" fo:language="en"/>
    </style:style>
    <style:style style:name="T624_5" style:family="text">
      <style:text-properties style:font-name="Calibri" style:font-name-complex="Calibri" fo:language="en"/>
    </style:style>
    <style:style style:name="T624_6" style:family="text">
      <style:text-properties style:font-name="Cambria Math" style:font-name-complex="Cambria Math" fo:language="en"/>
    </style:style>
    <style:style style:name="T624_7" style:family="text">
      <style:text-properties style:font-name="Calibri" style:font-name-complex="Calibri" fo:language="en"/>
    </style:style>
    <style:style style:name="T624_8" style:family="text">
      <style:text-properties style:font-name="Cambria Math" style:font-name-complex="Cambria Math" fo:language="en"/>
    </style:style>
    <style:style style:name="T624_9" style:family="text">
      <style:text-properties style:font-name="Calibri" style:font-name-complex="Calibri" fo:language="en"/>
    </style:style>
    <style:style style:name="T624_10" style:family="text">
      <style:text-properties style:font-name="Cambria Math" style:font-name-complex="Cambria Math" fo:language="en"/>
    </style:style>
    <style:style style:name="T624_11" style:family="text">
      <style:text-properties style:font-name="Calibri" style:font-name-complex="Calibri" fo:language="en"/>
    </style:style>
    <style:style style:name="T624_12" style:family="text">
      <style:text-properties style:font-name="Cambria Math" style:font-name-complex="Cambria Math" fo:language="en"/>
    </style:style>
    <style:style style:name="T624_13" style:family="text">
      <style:text-properties style:font-name="Calibri" style:font-name-complex="Calibri" fo:language="en"/>
    </style:style>
    <style:style style:name="T624_14" style:family="text">
      <style:text-properties style:font-name="Cambria Math" style:font-name-complex="Cambria Math" fo:language="en"/>
    </style:style>
    <style:style style:name="T624_15" style:family="text">
      <style:text-properties style:font-name="Calibri" style:font-name-complex="Calibri" fo:language="en"/>
    </style:style>
    <style:style style:name="T624_16" style:family="text">
      <style:text-properties style:font-name="Cambria Math" style:font-name-complex="Cambria Math" fo:language="en"/>
    </style:style>
    <style:style style:name="T624_17" style:family="text">
      <style:text-properties style:font-name="Calibri" style:font-name-complex="Calibri" fo:language="en"/>
    </style:style>
    <style:style style:name="T624_18" style:family="text">
      <style:text-properties style:font-name="Cambria Math" style:font-name-complex="Cambria Math" fo:language="en"/>
    </style:style>
    <style:style style:name="P625" style:family="paragraph" style:parent-style-name="Normal">
      <style:paragraph-properties style:text-autospace="none" fo:line-height="115%" fo:margin-bottom="0.353cm"/>
    </style:style>
    <style:style style:name="T625_1" style:family="text">
      <style:text-properties style:font-name="Calibri" style:font-name-complex="Calibri" fo:language="en"/>
    </style:style>
    <style:style style:name="T625_2" style:family="text">
      <style:text-properties style:font-name="Cambria Math" style:font-name-complex="Cambria Math" fo:language="en"/>
    </style:style>
    <style:style style:name="T625_3" style:family="text">
      <style:text-properties style:font-name="Calibri" style:font-name-complex="Calibri" fo:language="en"/>
    </style:style>
    <style:style style:name="T625_4" style:family="text">
      <style:text-properties style:font-name="Cambria Math" style:font-name-complex="Cambria Math" fo:language="en"/>
    </style:style>
    <style:style style:name="T625_5" style:family="text">
      <style:text-properties style:font-name="Calibri" style:font-name-complex="Calibri" fo:language="en"/>
    </style:style>
    <style:style style:name="T625_6" style:family="text">
      <style:text-properties style:font-name="Cambria Math" style:font-name-complex="Cambria Math" fo:language="en"/>
    </style:style>
    <style:style style:name="T625_7" style:family="text">
      <style:text-properties style:font-name="Calibri" style:font-name-complex="Calibri" fo:language="en"/>
    </style:style>
    <style:style style:name="T625_8" style:family="text">
      <style:text-properties style:font-name="Cambria Math" style:font-name-complex="Cambria Math" fo:language="en"/>
    </style:style>
    <style:style style:name="T625_9" style:family="text">
      <style:text-properties style:font-name="Calibri" style:font-name-complex="Calibri" fo:language="en"/>
    </style:style>
    <style:style style:name="T625_10" style:family="text">
      <style:text-properties style:font-name="Cambria Math" style:font-name-complex="Cambria Math" fo:language="en"/>
    </style:style>
    <style:style style:name="T625_11" style:family="text">
      <style:text-properties style:font-name="Calibri" style:font-name-complex="Calibri" fo:language="en"/>
    </style:style>
    <style:style style:name="T625_12" style:family="text">
      <style:text-properties style:font-name="Cambria Math" style:font-name-complex="Cambria Math" fo:language="en"/>
    </style:style>
    <style:style style:name="T625_13" style:family="text">
      <style:text-properties style:font-name="Calibri" style:font-name-complex="Calibri" fo:language="en"/>
    </style:style>
    <style:style style:name="T625_14" style:family="text">
      <style:text-properties style:font-name="Cambria Math" style:font-name-complex="Cambria Math" fo:language="en"/>
    </style:style>
    <style:style style:name="T625_15" style:family="text">
      <style:text-properties style:font-name="Calibri" style:font-name-complex="Calibri" fo:language="en"/>
    </style:style>
    <style:style style:name="T625_16" style:family="text">
      <style:text-properties style:font-name="Cambria Math" style:font-name-complex="Cambria Math" fo:language="en"/>
    </style:style>
    <style:style style:name="T625_17" style:family="text">
      <style:text-properties style:font-name="Calibri" style:font-name-complex="Calibri" fo:language="en"/>
    </style:style>
    <style:style style:name="T625_18" style:family="text">
      <style:text-properties style:font-name="Cambria Math" style:font-name-complex="Cambria Math" fo:language="en"/>
    </style:style>
    <style:style style:name="P626" style:family="paragraph" style:parent-style-name="Normal">
      <style:paragraph-properties style:text-autospace="none" fo:line-height="115%" fo:margin-bottom="0.353cm"/>
    </style:style>
    <style:style style:name="T626_1" style:family="text">
      <style:text-properties style:font-name="Calibri" style:font-name-complex="Calibri" fo:language="en"/>
    </style:style>
    <style:style style:name="T626_2" style:family="text">
      <style:text-properties style:font-name="Cambria Math" style:font-name-complex="Cambria Math" fo:language="en"/>
    </style:style>
    <style:style style:name="T626_3" style:family="text">
      <style:text-properties style:font-name="Calibri" style:font-name-complex="Calibri" fo:language="en"/>
    </style:style>
    <style:style style:name="T626_4" style:family="text">
      <style:text-properties style:font-name="Cambria Math" style:font-name-complex="Cambria Math" fo:language="en"/>
    </style:style>
    <style:style style:name="T626_5" style:family="text">
      <style:text-properties style:font-name="Calibri" style:font-name-complex="Calibri" fo:language="en"/>
    </style:style>
    <style:style style:name="T626_6" style:family="text">
      <style:text-properties style:font-name="Cambria Math" style:font-name-complex="Cambria Math" fo:language="en"/>
    </style:style>
    <style:style style:name="T626_7" style:family="text">
      <style:text-properties style:font-name="Calibri" style:font-name-complex="Calibri" fo:language="en"/>
    </style:style>
    <style:style style:name="T626_8" style:family="text">
      <style:text-properties style:font-name="Cambria Math" style:font-name-complex="Cambria Math" fo:language="en"/>
    </style:style>
    <style:style style:name="T626_9" style:family="text">
      <style:text-properties style:font-name="Calibri" style:font-name-complex="Calibri" fo:language="en"/>
    </style:style>
    <style:style style:name="T626_10" style:family="text">
      <style:text-properties style:font-name="Cambria Math" style:font-name-complex="Cambria Math" fo:language="en"/>
    </style:style>
    <style:style style:name="T626_11" style:family="text">
      <style:text-properties style:font-name="Calibri" style:font-name-complex="Calibri" fo:language="en"/>
    </style:style>
    <style:style style:name="T626_12" style:family="text">
      <style:text-properties style:font-name="Cambria Math" style:font-name-complex="Cambria Math" fo:language="en"/>
    </style:style>
    <style:style style:name="T626_13" style:family="text">
      <style:text-properties style:font-name="Calibri" style:font-name-complex="Calibri" fo:language="en"/>
    </style:style>
    <style:style style:name="T626_14" style:family="text">
      <style:text-properties style:font-name="Cambria Math" style:font-name-complex="Cambria Math" fo:language="en"/>
    </style:style>
    <style:style style:name="T626_15" style:family="text">
      <style:text-properties style:font-name="Calibri" style:font-name-complex="Calibri" fo:language="en"/>
    </style:style>
    <style:style style:name="T626_16" style:family="text">
      <style:text-properties style:font-name="Cambria Math" style:font-name-complex="Cambria Math" fo:language="en"/>
    </style:style>
    <style:style style:name="T626_17" style:family="text">
      <style:text-properties style:font-name="Calibri" style:font-name-complex="Calibri" fo:language="en"/>
    </style:style>
    <style:style style:name="T626_18" style:family="text">
      <style:text-properties style:font-name="Cambria Math" style:font-name-complex="Cambria Math" fo:language="en"/>
    </style:style>
    <style:style style:name="P627" style:family="paragraph" style:parent-style-name="Normal">
      <style:paragraph-properties style:text-autospace="none" fo:line-height="115%" fo:margin-bottom="0.353cm"/>
    </style:style>
    <style:style style:name="T627_1" style:family="text">
      <style:text-properties style:font-name="Calibri" style:font-name-complex="Calibri" fo:language="en"/>
    </style:style>
    <style:style style:name="T627_2" style:family="text">
      <style:text-properties style:font-name="Cambria Math" style:font-name-complex="Cambria Math" fo:language="en"/>
    </style:style>
    <style:style style:name="T627_3" style:family="text">
      <style:text-properties style:font-name="Calibri" style:font-name-complex="Calibri" fo:language="en"/>
    </style:style>
    <style:style style:name="T627_4" style:family="text">
      <style:text-properties style:font-name="Cambria Math" style:font-name-complex="Cambria Math" fo:language="en"/>
    </style:style>
    <style:style style:name="T627_5" style:family="text">
      <style:text-properties style:font-name="Calibri" style:font-name-complex="Calibri" fo:language="en"/>
    </style:style>
    <style:style style:name="T627_6" style:family="text">
      <style:text-properties style:font-name="Cambria Math" style:font-name-complex="Cambria Math" fo:language="en"/>
    </style:style>
    <style:style style:name="T627_7" style:family="text">
      <style:text-properties style:font-name="Calibri" style:font-name-complex="Calibri" fo:language="en"/>
    </style:style>
    <style:style style:name="T627_8" style:family="text">
      <style:text-properties style:font-name="Cambria Math" style:font-name-complex="Cambria Math" fo:language="en"/>
    </style:style>
    <style:style style:name="T627_9" style:family="text">
      <style:text-properties style:font-name="Calibri" style:font-name-complex="Calibri" fo:language="en"/>
    </style:style>
    <style:style style:name="T627_10" style:family="text">
      <style:text-properties style:font-name="Cambria Math" style:font-name-complex="Cambria Math" fo:language="en"/>
    </style:style>
    <style:style style:name="T627_11" style:family="text">
      <style:text-properties style:font-name="Calibri" style:font-name-complex="Calibri" fo:language="en"/>
    </style:style>
    <style:style style:name="T627_12" style:family="text">
      <style:text-properties style:font-name="Cambria Math" style:font-name-complex="Cambria Math" fo:language="en"/>
    </style:style>
    <style:style style:name="T627_13" style:family="text">
      <style:text-properties style:font-name="Calibri" style:font-name-complex="Calibri" fo:language="en"/>
    </style:style>
    <style:style style:name="T627_14" style:family="text">
      <style:text-properties style:font-name="Cambria Math" style:font-name-complex="Cambria Math" fo:language="en"/>
    </style:style>
    <style:style style:name="T627_15" style:family="text">
      <style:text-properties style:font-name="Calibri" style:font-name-complex="Calibri" fo:language="en"/>
    </style:style>
    <style:style style:name="T627_16" style:family="text">
      <style:text-properties style:font-name="Cambria Math" style:font-name-complex="Cambria Math" fo:language="en"/>
    </style:style>
    <style:style style:name="T627_17" style:family="text">
      <style:text-properties style:font-name="Calibri" style:font-name-complex="Calibri" fo:language="en"/>
    </style:style>
    <style:style style:name="T627_18" style:family="text">
      <style:text-properties style:font-name="Cambria Math" style:font-name-complex="Cambria Math" fo:language="en"/>
    </style:style>
    <style:style style:name="P628" style:family="paragraph" style:parent-style-name="Normal">
      <style:paragraph-properties style:text-autospace="none" fo:line-height="115%" fo:margin-bottom="0.353cm"/>
    </style:style>
    <style:style style:name="T628_1" style:family="text">
      <style:text-properties style:font-name="Calibri" style:font-name-complex="Calibri" fo:language="en"/>
    </style:style>
    <style:style style:name="T628_2" style:family="text">
      <style:text-properties style:font-name="Cambria Math" style:font-name-complex="Cambria Math" fo:language="en"/>
    </style:style>
    <style:style style:name="T628_3" style:family="text">
      <style:text-properties style:font-name="Calibri" style:font-name-complex="Calibri" fo:language="en"/>
    </style:style>
    <style:style style:name="T628_4" style:family="text">
      <style:text-properties style:font-name="Cambria Math" style:font-name-complex="Cambria Math" fo:language="en"/>
    </style:style>
    <style:style style:name="T628_5" style:family="text">
      <style:text-properties style:font-name="Calibri" style:font-name-complex="Calibri" fo:language="en"/>
    </style:style>
    <style:style style:name="T628_6" style:family="text">
      <style:text-properties style:font-name="Cambria Math" style:font-name-complex="Cambria Math" fo:language="en"/>
    </style:style>
    <style:style style:name="T628_7" style:family="text">
      <style:text-properties style:font-name="Calibri" style:font-name-complex="Calibri" fo:language="en"/>
    </style:style>
    <style:style style:name="T628_8" style:family="text">
      <style:text-properties style:font-name="Cambria Math" style:font-name-complex="Cambria Math" fo:language="en"/>
    </style:style>
    <style:style style:name="T628_9" style:family="text">
      <style:text-properties style:font-name="Calibri" style:font-name-complex="Calibri" fo:language="en"/>
    </style:style>
    <style:style style:name="T628_10" style:family="text">
      <style:text-properties style:font-name="Cambria Math" style:font-name-complex="Cambria Math" fo:language="en"/>
    </style:style>
    <style:style style:name="T628_11" style:family="text">
      <style:text-properties style:font-name="Calibri" style:font-name-complex="Calibri" fo:language="en"/>
    </style:style>
    <style:style style:name="T628_12" style:family="text">
      <style:text-properties style:font-name="Cambria Math" style:font-name-complex="Cambria Math" fo:language="en"/>
    </style:style>
    <style:style style:name="T628_13" style:family="text">
      <style:text-properties style:font-name="Calibri" style:font-name-complex="Calibri" fo:language="en"/>
    </style:style>
    <style:style style:name="T628_14" style:family="text">
      <style:text-properties style:font-name="Cambria Math" style:font-name-complex="Cambria Math" fo:language="en"/>
    </style:style>
    <style:style style:name="T628_15" style:family="text">
      <style:text-properties style:font-name="Calibri" style:font-name-complex="Calibri" fo:language="en"/>
    </style:style>
    <style:style style:name="T628_16" style:family="text">
      <style:text-properties style:font-name="Cambria Math" style:font-name-complex="Cambria Math" fo:language="en"/>
    </style:style>
    <style:style style:name="T628_17" style:family="text">
      <style:text-properties style:font-name="Calibri" style:font-name-complex="Calibri" fo:language="en"/>
    </style:style>
    <style:style style:name="T628_18" style:family="text">
      <style:text-properties style:font-name="Cambria Math" style:font-name-complex="Cambria Math" fo:language="en"/>
    </style:style>
    <style:style style:name="P629" style:family="paragraph" style:parent-style-name="Normal">
      <style:paragraph-properties style:text-autospace="none" fo:line-height="115%" fo:margin-bottom="0.353cm"/>
    </style:style>
    <style:style style:name="T629_1" style:family="text">
      <style:text-properties style:font-name="Calibri" style:font-name-complex="Calibri" fo:language="en"/>
    </style:style>
    <style:style style:name="T629_2" style:family="text">
      <style:text-properties style:font-name="Cambria Math" style:font-name-complex="Cambria Math" fo:language="en"/>
    </style:style>
    <style:style style:name="T629_3" style:family="text">
      <style:text-properties style:font-name="Calibri" style:font-name-complex="Calibri" fo:language="en"/>
    </style:style>
    <style:style style:name="T629_4" style:family="text">
      <style:text-properties style:font-name="Cambria Math" style:font-name-complex="Cambria Math" fo:language="en"/>
    </style:style>
    <style:style style:name="T629_5" style:family="text">
      <style:text-properties style:font-name="Calibri" style:font-name-complex="Calibri" fo:language="en"/>
    </style:style>
    <style:style style:name="T629_6" style:family="text">
      <style:text-properties style:font-name="Cambria Math" style:font-name-complex="Cambria Math" fo:language="en"/>
    </style:style>
    <style:style style:name="T629_7" style:family="text">
      <style:text-properties style:font-name="Calibri" style:font-name-complex="Calibri" fo:language="en"/>
    </style:style>
    <style:style style:name="T629_8" style:family="text">
      <style:text-properties style:font-name="Cambria Math" style:font-name-complex="Cambria Math" fo:language="en"/>
    </style:style>
    <style:style style:name="T629_9" style:family="text">
      <style:text-properties style:font-name="Calibri" style:font-name-complex="Calibri" fo:language="en"/>
    </style:style>
    <style:style style:name="T629_10" style:family="text">
      <style:text-properties style:font-name="Cambria Math" style:font-name-complex="Cambria Math" fo:language="en"/>
    </style:style>
    <style:style style:name="T629_11" style:family="text">
      <style:text-properties style:font-name="Calibri" style:font-name-complex="Calibri" fo:language="en"/>
    </style:style>
    <style:style style:name="T629_12" style:family="text">
      <style:text-properties style:font-name="Cambria Math" style:font-name-complex="Cambria Math" fo:language="en"/>
    </style:style>
    <style:style style:name="T629_13" style:family="text">
      <style:text-properties style:font-name="Calibri" style:font-name-complex="Calibri" fo:language="en"/>
    </style:style>
    <style:style style:name="T629_14" style:family="text">
      <style:text-properties style:font-name="Cambria Math" style:font-name-complex="Cambria Math" fo:language="en"/>
    </style:style>
    <style:style style:name="T629_15" style:family="text">
      <style:text-properties style:font-name="Calibri" style:font-name-complex="Calibri" fo:language="en"/>
    </style:style>
    <style:style style:name="T629_16" style:family="text">
      <style:text-properties style:font-name="Cambria Math" style:font-name-complex="Cambria Math" fo:language="en"/>
    </style:style>
    <style:style style:name="T629_17" style:family="text">
      <style:text-properties style:font-name="Calibri" style:font-name-complex="Calibri" fo:language="en"/>
    </style:style>
    <style:style style:name="T629_18" style:family="text">
      <style:text-properties style:font-name="Cambria Math" style:font-name-complex="Cambria Math" fo:language="en"/>
    </style:style>
    <style:style style:name="P6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31" style:family="paragraph" style:parent-style-name="Normal">
      <style:paragraph-properties style:text-autospace="none" fo:line-height="115%" fo:margin-bottom="0.353cm"/>
    </style:style>
    <style:style style:name="T631_1" style:family="text">
      <style:text-properties style:font-name="Calibri" style:font-name-complex="Calibri" fo:language="en"/>
    </style:style>
    <style:style style:name="T631_2" style:family="text">
      <style:text-properties style:font-name="Cambria Math" style:font-name-complex="Cambria Math" fo:language="en"/>
    </style:style>
    <style:style style:name="T631_3" style:family="text">
      <style:text-properties style:font-name="Calibri" style:font-name-complex="Calibri" fo:language="en"/>
    </style:style>
    <style:style style:name="T631_4" style:family="text">
      <style:text-properties style:font-name="Cambria Math" style:font-name-complex="Cambria Math" fo:language="en"/>
    </style:style>
    <style:style style:name="T631_5" style:family="text">
      <style:text-properties style:font-name="Calibri" style:font-name-complex="Calibri" fo:language="en"/>
    </style:style>
    <style:style style:name="T631_6" style:family="text">
      <style:text-properties style:font-name="Cambria Math" style:font-name-complex="Cambria Math" fo:language="en"/>
    </style:style>
    <style:style style:name="T631_7" style:family="text">
      <style:text-properties style:font-name="Calibri" style:font-name-complex="Calibri" fo:language="en"/>
    </style:style>
    <style:style style:name="T631_8" style:family="text">
      <style:text-properties style:font-name="Cambria Math" style:font-name-complex="Cambria Math" fo:language="en"/>
    </style:style>
    <style:style style:name="T631_9" style:family="text">
      <style:text-properties style:font-name="Calibri" style:font-name-complex="Calibri" fo:language="en"/>
    </style:style>
    <style:style style:name="T631_10" style:family="text">
      <style:text-properties style:font-name="Cambria Math" style:font-name-complex="Cambria Math" fo:language="en"/>
    </style:style>
    <style:style style:name="T631_11" style:family="text">
      <style:text-properties style:font-name="Calibri" style:font-name-complex="Calibri" fo:language="en"/>
    </style:style>
    <style:style style:name="T631_12" style:family="text">
      <style:text-properties style:font-name="Cambria Math" style:font-name-complex="Cambria Math" fo:language="en"/>
    </style:style>
    <style:style style:name="T631_13" style:family="text">
      <style:text-properties style:font-name="Calibri" style:font-name-complex="Calibri" fo:language="en"/>
    </style:style>
    <style:style style:name="T631_14" style:family="text">
      <style:text-properties style:font-name="Cambria Math" style:font-name-complex="Cambria Math" fo:language="en"/>
    </style:style>
    <style:style style:name="P632" style:family="paragraph" style:parent-style-name="Normal">
      <style:paragraph-properties style:text-autospace="none" fo:line-height="115%" fo:margin-bottom="0.353cm"/>
    </style:style>
    <style:style style:name="T632_1" style:family="text">
      <style:text-properties style:font-name="Calibri" style:font-name-complex="Calibri" fo:language="en"/>
    </style:style>
    <style:style style:name="T632_2" style:family="text">
      <style:text-properties style:font-name="Cambria Math" style:font-name-complex="Cambria Math" fo:language="en"/>
    </style:style>
    <style:style style:name="T632_3" style:family="text">
      <style:text-properties style:font-name="Calibri" style:font-name-complex="Calibri" fo:language="en"/>
    </style:style>
    <style:style style:name="T632_4" style:family="text">
      <style:text-properties style:font-name="Cambria Math" style:font-name-complex="Cambria Math" fo:language="en"/>
    </style:style>
    <style:style style:name="T632_5" style:family="text">
      <style:text-properties style:font-name="Calibri" style:font-name-complex="Calibri" fo:language="en"/>
    </style:style>
    <style:style style:name="T632_6" style:family="text">
      <style:text-properties style:font-name="Cambria Math" style:font-name-complex="Cambria Math" fo:language="en"/>
    </style:style>
    <style:style style:name="T632_7" style:family="text">
      <style:text-properties style:font-name="Calibri" style:font-name-complex="Calibri" fo:language="en"/>
    </style:style>
    <style:style style:name="T632_8" style:family="text">
      <style:text-properties style:font-name="Cambria Math" style:font-name-complex="Cambria Math" fo:language="en"/>
    </style:style>
    <style:style style:name="T632_9" style:family="text">
      <style:text-properties style:font-name="Calibri" style:font-name-complex="Calibri" fo:language="en"/>
    </style:style>
    <style:style style:name="T632_10" style:family="text">
      <style:text-properties style:font-name="Cambria Math" style:font-name-complex="Cambria Math" fo:language="en"/>
    </style:style>
    <style:style style:name="T632_11" style:family="text">
      <style:text-properties style:font-name="Calibri" style:font-name-complex="Calibri" fo:language="en"/>
    </style:style>
    <style:style style:name="T632_12" style:family="text">
      <style:text-properties style:font-name="Cambria Math" style:font-name-complex="Cambria Math" fo:language="en"/>
    </style:style>
    <style:style style:name="T632_13" style:family="text">
      <style:text-properties style:font-name="Calibri" style:font-name-complex="Calibri" fo:language="en"/>
    </style:style>
    <style:style style:name="T632_14" style:family="text">
      <style:text-properties style:font-name="Cambria Math" style:font-name-complex="Cambria Math" fo:language="en"/>
    </style:style>
    <style:style style:name="T632_15" style:family="text">
      <style:text-properties style:font-name="Calibri" style:font-name-complex="Calibri" fo:language="en"/>
    </style:style>
    <style:style style:name="T632_16" style:family="text">
      <style:text-properties style:font-name="Cambria Math" style:font-name-complex="Cambria Math" fo:language="en"/>
    </style:style>
    <style:style style:name="T632_17" style:family="text">
      <style:text-properties style:font-name="Calibri" style:font-name-complex="Calibri" fo:language="en"/>
    </style:style>
    <style:style style:name="T632_18" style:family="text">
      <style:text-properties style:font-name="Cambria Math" style:font-name-complex="Cambria Math" fo:language="en"/>
    </style:style>
    <style:style style:name="T632_19" style:family="text">
      <style:text-properties style:font-name="Calibri" style:font-name-complex="Calibri" fo:language="en"/>
    </style:style>
    <style:style style:name="T632_20" style:family="text">
      <style:text-properties style:font-name="Cambria Math" style:font-name-complex="Cambria Math" fo:language="en"/>
    </style:style>
    <style:style style:name="P633" style:family="paragraph" style:parent-style-name="Normal">
      <style:paragraph-properties style:text-autospace="none" fo:line-height="115%" fo:margin-bottom="0.353cm"/>
    </style:style>
    <style:style style:name="T633_1" style:family="text">
      <style:text-properties style:font-name="Cambria Math" style:font-name-complex="Cambria Math" fo:language="en"/>
    </style:style>
    <style:style style:name="T633_2" style:family="text">
      <style:text-properties style:font-name="Calibri" style:font-name-complex="Calibri" fo:language="en"/>
    </style:style>
    <style:style style:name="T633_3" style:family="text">
      <style:text-properties style:font-name="Cambria Math" style:font-name-complex="Cambria Math" fo:language="en"/>
    </style:style>
    <style:style style:name="T633_4" style:family="text">
      <style:text-properties style:font-name="Calibri" style:font-name-complex="Calibri" fo:language="en"/>
    </style:style>
    <style:style style:name="T633_5" style:family="text">
      <style:text-properties style:font-name="Cambria Math" style:font-name-complex="Cambria Math" fo:language="en"/>
    </style:style>
    <style:style style:name="T633_6" style:family="text">
      <style:text-properties style:font-name="Calibri" style:font-name-complex="Calibri" fo:language="en"/>
    </style:style>
    <style:style style:name="T633_7" style:family="text">
      <style:text-properties style:font-name="Cambria Math" style:font-name-complex="Cambria Math" fo:language="en"/>
    </style:style>
    <style:style style:name="T633_8" style:family="text">
      <style:text-properties style:font-name="Calibri" style:font-name-complex="Calibri" fo:language="en"/>
    </style:style>
    <style:style style:name="T633_9" style:family="text">
      <style:text-properties style:font-name="Cambria Math" style:font-name-complex="Cambria Math" fo:language="en"/>
    </style:style>
    <style:style style:name="T633_10" style:family="text">
      <style:text-properties style:font-name="Calibri" style:font-name-complex="Calibri" fo:language="en"/>
    </style:style>
    <style:style style:name="T633_11" style:family="text">
      <style:text-properties style:font-name="Cambria Math" style:font-name-complex="Cambria Math" fo:language="en"/>
    </style:style>
    <style:style style:name="T633_12" style:family="text">
      <style:text-properties style:font-name="Calibri" style:font-name-complex="Calibri" fo:language="en"/>
    </style:style>
    <style:style style:name="T633_13" style:family="text">
      <style:text-properties style:font-name="Cambria Math" style:font-name-complex="Cambria Math" fo:language="en"/>
    </style:style>
    <style:style style:name="T633_14" style:family="text">
      <style:text-properties style:font-name="Calibri" style:font-name-complex="Calibri" fo:language="en"/>
    </style:style>
    <style:style style:name="T633_15" style:family="text">
      <style:text-properties style:font-name="Cambria Math" style:font-name-complex="Cambria Math" fo:language="en"/>
    </style:style>
    <style:style style:name="P63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35" style:family="paragraph" style:parent-style-name="Normal">
      <style:paragraph-properties style:text-autospace="none" fo:line-height="115%" fo:margin-bottom="0.353cm"/>
    </style:style>
    <style:style style:name="T635_1" style:family="text">
      <style:text-properties style:font-name="Calibri" style:font-name-complex="Calibri" fo:language="en"/>
    </style:style>
    <style:style style:name="T635_2" style:family="text">
      <style:text-properties style:font-name="Cambria Math" style:font-name-complex="Cambria Math" fo:language="en"/>
    </style:style>
    <style:style style:name="T635_3" style:family="text">
      <style:text-properties style:font-name="Calibri" style:font-name-complex="Calibri" fo:language="en"/>
    </style:style>
    <style:style style:name="T635_4" style:family="text">
      <style:text-properties style:font-name="Cambria Math" style:font-name-complex="Cambria Math" fo:language="en"/>
    </style:style>
    <style:style style:name="T635_5" style:family="text">
      <style:text-properties style:font-name="Calibri" style:font-name-complex="Calibri" fo:language="en"/>
    </style:style>
    <style:style style:name="T635_6" style:family="text">
      <style:text-properties style:font-name="Cambria Math" style:font-name-complex="Cambria Math" fo:language="en"/>
    </style:style>
    <style:style style:name="T635_7" style:family="text">
      <style:text-properties style:font-name="Calibri" style:font-name-complex="Calibri" fo:language="en"/>
    </style:style>
    <style:style style:name="T635_8" style:family="text">
      <style:text-properties style:font-name="Cambria Math" style:font-name-complex="Cambria Math" fo:language="en"/>
    </style:style>
    <style:style style:name="T635_9" style:family="text">
      <style:text-properties style:font-name="Calibri" style:font-name-complex="Calibri" fo:language="en"/>
    </style:style>
    <style:style style:name="T635_10" style:family="text">
      <style:text-properties style:font-name="Cambria Math" style:font-name-complex="Cambria Math" fo:language="en"/>
    </style:style>
    <style:style style:name="T635_11" style:family="text">
      <style:text-properties style:font-name="Calibri" style:font-name-complex="Calibri" fo:language="en"/>
    </style:style>
    <style:style style:name="T635_12" style:family="text">
      <style:text-properties style:font-name="Cambria Math" style:font-name-complex="Cambria Math" fo:language="en"/>
    </style:style>
    <style:style style:name="T635_13" style:family="text">
      <style:text-properties style:font-name="Calibri" style:font-name-complex="Calibri" fo:language="en"/>
    </style:style>
    <style:style style:name="T635_14" style:family="text">
      <style:text-properties style:font-name="Cambria Math" style:font-name-complex="Cambria Math" fo:language="en"/>
    </style:style>
    <style:style style:name="P636" style:family="paragraph" style:parent-style-name="Normal">
      <style:paragraph-properties style:text-autospace="none" fo:line-height="115%" fo:margin-bottom="0.353cm"/>
    </style:style>
    <style:style style:name="T636_1" style:family="text">
      <style:text-properties style:font-name="Cambria Math" style:font-name-complex="Cambria Math" fo:language="en"/>
    </style:style>
    <style:style style:name="T636_2" style:family="text">
      <style:text-properties style:font-name="Calibri" style:font-name-complex="Calibri" fo:language="en"/>
    </style:style>
    <style:style style:name="T636_3" style:family="text">
      <style:text-properties style:font-name="Cambria Math" style:font-name-complex="Cambria Math" fo:language="en"/>
    </style:style>
    <style:style style:name="T636_4" style:family="text">
      <style:text-properties style:font-name="Calibri" style:font-name-complex="Calibri" fo:language="en"/>
    </style:style>
    <style:style style:name="T636_5" style:family="text">
      <style:text-properties style:font-name="Cambria Math" style:font-name-complex="Cambria Math" fo:language="en"/>
    </style:style>
    <style:style style:name="T636_6" style:family="text">
      <style:text-properties style:font-name="Calibri" style:font-name-complex="Calibri" fo:language="en"/>
    </style:style>
    <style:style style:name="T636_7" style:family="text">
      <style:text-properties style:font-name="Cambria Math" style:font-name-complex="Cambria Math" fo:language="en"/>
    </style:style>
    <style:style style:name="T636_8" style:family="text">
      <style:text-properties style:font-name="Calibri" style:font-name-complex="Calibri" fo:language="en"/>
    </style:style>
    <style:style style:name="T636_9" style:family="text">
      <style:text-properties style:font-name="Cambria Math" style:font-name-complex="Cambria Math" fo:language="en"/>
    </style:style>
    <style:style style:name="T636_10" style:family="text">
      <style:text-properties style:font-name="Calibri" style:font-name-complex="Calibri" fo:language="en"/>
    </style:style>
    <style:style style:name="T636_11" style:family="text">
      <style:text-properties style:font-name="Cambria Math" style:font-name-complex="Cambria Math" fo:language="en"/>
    </style:style>
    <style:style style:name="T636_12" style:family="text">
      <style:text-properties style:font-name="Calibri" style:font-name-complex="Calibri" fo:language="en"/>
    </style:style>
    <style:style style:name="T636_13" style:family="text">
      <style:text-properties style:font-name="Cambria Math" style:font-name-complex="Cambria Math" fo:language="en"/>
    </style:style>
    <style:style style:name="T636_14" style:family="text">
      <style:text-properties style:font-name="Calibri" style:font-name-complex="Calibri" fo:language="en"/>
    </style:style>
    <style:style style:name="T636_15" style:family="text">
      <style:text-properties style:font-name="Cambria Math" style:font-name-complex="Cambria Math" fo:language="en"/>
    </style:style>
    <style:style style:name="P63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38" style:family="paragraph" style:parent-style-name="Normal">
      <style:paragraph-properties style:text-autospace="none" fo:line-height="115%" fo:margin-bottom="0.353cm"/>
    </style:style>
    <style:style style:name="T638_1" style:family="text">
      <style:text-properties style:font-name="Calibri" style:font-name-complex="Calibri" fo:language="en"/>
    </style:style>
    <style:style style:name="T638_2" style:family="text">
      <style:text-properties style:font-name="Cambria Math" style:font-name-complex="Cambria Math" fo:language="en"/>
    </style:style>
    <style:style style:name="T638_3" style:family="text">
      <style:text-properties style:font-name="Calibri" style:font-name-complex="Calibri" fo:language="en"/>
    </style:style>
    <style:style style:name="T638_4" style:family="text">
      <style:text-properties style:font-name="Cambria Math" style:font-name-complex="Cambria Math" fo:language="en"/>
    </style:style>
    <style:style style:name="T638_5" style:family="text">
      <style:text-properties style:font-name="Calibri" style:font-name-complex="Calibri" fo:language="en"/>
    </style:style>
    <style:style style:name="T638_6" style:family="text">
      <style:text-properties style:font-name="Cambria Math" style:font-name-complex="Cambria Math" fo:language="en"/>
    </style:style>
    <style:style style:name="T638_7" style:family="text">
      <style:text-properties style:font-name="Calibri" style:font-name-complex="Calibri" fo:language="en"/>
    </style:style>
    <style:style style:name="T638_8" style:family="text">
      <style:text-properties style:font-name="Cambria Math" style:font-name-complex="Cambria Math" fo:language="en"/>
    </style:style>
    <style:style style:name="T638_9" style:family="text">
      <style:text-properties style:font-name="Calibri" style:font-name-complex="Calibri" fo:language="en"/>
    </style:style>
    <style:style style:name="T638_10" style:family="text">
      <style:text-properties style:font-name="Cambria Math" style:font-name-complex="Cambria Math" fo:language="en"/>
    </style:style>
    <style:style style:name="T638_11" style:family="text">
      <style:text-properties style:font-name="Calibri" style:font-name-complex="Calibri" fo:language="en"/>
    </style:style>
    <style:style style:name="T638_12" style:family="text">
      <style:text-properties style:font-name="Cambria Math" style:font-name-complex="Cambria Math" fo:language="en"/>
    </style:style>
    <style:style style:name="T638_13" style:family="text">
      <style:text-properties style:font-name="Calibri" style:font-name-complex="Calibri" fo:language="en"/>
    </style:style>
    <style:style style:name="T638_14" style:family="text">
      <style:text-properties style:font-name="Cambria Math" style:font-name-complex="Cambria Math" fo:language="en"/>
    </style:style>
    <style:style style:name="T638_15" style:family="text">
      <style:text-properties style:font-name="Calibri" style:font-name-complex="Calibri" fo:language="en"/>
    </style:style>
    <style:style style:name="T638_16" style:family="text">
      <style:text-properties style:font-name="Cambria Math" style:font-name-complex="Cambria Math" fo:language="en"/>
    </style:style>
    <style:style style:name="T638_17" style:family="text">
      <style:text-properties style:font-name="Calibri" style:font-name-complex="Calibri" fo:language="en"/>
    </style:style>
    <style:style style:name="T638_18" style:family="text">
      <style:text-properties style:font-name="Cambria Math" style:font-name-complex="Cambria Math" fo:language="en"/>
    </style:style>
    <style:style style:name="T638_19" style:family="text">
      <style:text-properties style:font-name="Calibri" style:font-name-complex="Calibri" fo:language="en"/>
    </style:style>
    <style:style style:name="T638_20" style:family="text">
      <style:text-properties style:font-name="Cambria Math" style:font-name-complex="Cambria Math" fo:language="en"/>
    </style:style>
    <style:style style:name="T638_21" style:family="text">
      <style:text-properties style:font-name="Calibri" style:font-name-complex="Calibri" fo:language="en"/>
    </style:style>
    <style:style style:name="T638_22" style:family="text">
      <style:text-properties style:font-name="Cambria Math" style:font-name-complex="Cambria Math" fo:language="en"/>
    </style:style>
    <style:style style:name="T638_23" style:family="text">
      <style:text-properties style:font-name="Calibri" style:font-name-complex="Calibri" fo:language="en"/>
    </style:style>
    <style:style style:name="T638_24" style:family="text">
      <style:text-properties style:font-name="Cambria Math" style:font-name-complex="Cambria Math" fo:language="en"/>
    </style:style>
    <style:style style:name="P639" style:family="paragraph" style:parent-style-name="Normal">
      <style:paragraph-properties style:text-autospace="none" fo:line-height="115%" fo:margin-bottom="0.353cm"/>
    </style:style>
    <style:style style:name="T639_1" style:family="text">
      <style:text-properties style:font-name="Calibri" style:font-name-complex="Calibri" fo:language="en"/>
    </style:style>
    <style:style style:name="T639_2" style:family="text">
      <style:text-properties style:font-name="Cambria Math" style:font-name-complex="Cambria Math" fo:language="en"/>
    </style:style>
    <style:style style:name="T639_3" style:family="text">
      <style:text-properties style:font-name="Calibri" style:font-name-complex="Calibri" fo:language="en"/>
    </style:style>
    <style:style style:name="T639_4" style:family="text">
      <style:text-properties style:font-name="Cambria Math" style:font-name-complex="Cambria Math" fo:language="en"/>
    </style:style>
    <style:style style:name="T639_5" style:family="text">
      <style:text-properties style:font-name="Calibri" style:font-name-complex="Calibri" fo:language="en"/>
    </style:style>
    <style:style style:name="T639_6" style:family="text">
      <style:text-properties style:font-name="Cambria Math" style:font-name-complex="Cambria Math" fo:language="en"/>
    </style:style>
    <style:style style:name="T639_7" style:family="text">
      <style:text-properties style:font-name="Calibri" style:font-name-complex="Calibri" fo:language="en"/>
    </style:style>
    <style:style style:name="T639_8" style:family="text">
      <style:text-properties style:font-name="Cambria Math" style:font-name-complex="Cambria Math" fo:language="en"/>
    </style:style>
    <style:style style:name="T639_9" style:family="text">
      <style:text-properties style:font-name="Calibri" style:font-name-complex="Calibri" fo:language="en"/>
    </style:style>
    <style:style style:name="T639_10" style:family="text">
      <style:text-properties style:font-name="Cambria Math" style:font-name-complex="Cambria Math" fo:language="en"/>
    </style:style>
    <style:style style:name="T639_11" style:family="text">
      <style:text-properties style:font-name="Calibri" style:font-name-complex="Calibri" fo:language="en"/>
    </style:style>
    <style:style style:name="T639_12" style:family="text">
      <style:text-properties style:font-name="Cambria Math" style:font-name-complex="Cambria Math" fo:language="en"/>
    </style:style>
    <style:style style:name="T639_13" style:family="text">
      <style:text-properties style:font-name="Calibri" style:font-name-complex="Calibri" fo:language="en"/>
    </style:style>
    <style:style style:name="T639_14" style:family="text">
      <style:text-properties style:font-name="Cambria Math" style:font-name-complex="Cambria Math" fo:language="en"/>
    </style:style>
    <style:style style:name="T639_15" style:family="text">
      <style:text-properties style:font-name="Calibri" style:font-name-complex="Calibri" fo:language="en"/>
    </style:style>
    <style:style style:name="T639_16" style:family="text">
      <style:text-properties style:font-name="Cambria Math" style:font-name-complex="Cambria Math" fo:language="en"/>
    </style:style>
    <style:style style:name="T639_17" style:family="text">
      <style:text-properties style:font-name="Calibri" style:font-name-complex="Calibri" fo:language="en"/>
    </style:style>
    <style:style style:name="P640" style:family="paragraph" style:parent-style-name="Normal">
      <style:paragraph-properties style:text-autospace="none" fo:line-height="115%" fo:margin-bottom="0.353cm"/>
    </style:style>
    <style:style style:name="T640_1" style:family="text">
      <style:text-properties style:font-name="Cambria Math" style:font-name-complex="Cambria Math" fo:language="en"/>
    </style:style>
    <style:style style:name="T640_2" style:family="text">
      <style:text-properties style:font-name="Calibri" style:font-name-complex="Calibri" fo:language="en"/>
    </style:style>
    <style:style style:name="T640_3" style:family="text">
      <style:text-properties style:font-name="Cambria Math" style:font-name-complex="Cambria Math" fo:language="en"/>
    </style:style>
    <style:style style:name="T640_4" style:family="text">
      <style:text-properties style:font-name="Calibri" style:font-name-complex="Calibri" fo:language="en"/>
    </style:style>
    <style:style style:name="T640_5" style:family="text">
      <style:text-properties style:font-name="Cambria Math" style:font-name-complex="Cambria Math" fo:language="en"/>
    </style:style>
    <style:style style:name="T640_6" style:family="text">
      <style:text-properties style:font-name="Calibri" style:font-name-complex="Calibri" fo:language="en"/>
    </style:style>
    <style:style style:name="T640_7" style:family="text">
      <style:text-properties style:font-name="Cambria Math" style:font-name-complex="Cambria Math" fo:language="en"/>
    </style:style>
    <style:style style:name="T640_8" style:family="text">
      <style:text-properties style:font-name="Calibri" style:font-name-complex="Calibri" fo:language="en"/>
    </style:style>
    <style:style style:name="T640_9" style:family="text">
      <style:text-properties style:font-name="Cambria Math" style:font-name-complex="Cambria Math" fo:language="en"/>
    </style:style>
    <style:style style:name="T640_10" style:family="text">
      <style:text-properties style:font-name="Calibri" style:font-name-complex="Calibri" fo:language="en"/>
    </style:style>
    <style:style style:name="T640_11" style:family="text">
      <style:text-properties style:font-name="Cambria Math" style:font-name-complex="Cambria Math" fo:language="en"/>
    </style:style>
    <style:style style:name="T640_12" style:family="text">
      <style:text-properties style:font-name="Calibri" style:font-name-complex="Calibri" fo:language="en"/>
    </style:style>
    <style:style style:name="T640_13" style:family="text">
      <style:text-properties style:font-name="Cambria Math" style:font-name-complex="Cambria Math" fo:language="en"/>
    </style:style>
    <style:style style:name="T640_14" style:family="text">
      <style:text-properties style:font-name="Calibri" style:font-name-complex="Calibri" fo:language="en"/>
    </style:style>
    <style:style style:name="T640_15" style:family="text">
      <style:text-properties style:font-name="Cambria Math" style:font-name-complex="Cambria Math" fo:language="en"/>
    </style:style>
    <style:style style:name="T640_16" style:family="text">
      <style:text-properties style:font-name="Calibri" style:font-name-complex="Calibri" fo:language="en"/>
    </style:style>
    <style:style style:name="T640_17" style:family="text">
      <style:text-properties style:font-name="Cambria Math" style:font-name-complex="Cambria Math" fo:language="en"/>
    </style:style>
    <style:style style:name="T640_18" style:family="text">
      <style:text-properties style:font-name="Calibri" style:font-name-complex="Calibri" fo:language="en"/>
    </style:style>
    <style:style style:name="T640_19" style:family="text">
      <style:text-properties style:font-name="Cambria Math" style:font-name-complex="Cambria Math" fo:language="en"/>
    </style:style>
    <style:style style:name="T640_20" style:family="text">
      <style:text-properties style:font-name="Calibri" style:font-name-complex="Calibri" fo:language="en"/>
    </style:style>
    <style:style style:name="T640_21" style:family="text">
      <style:text-properties style:font-name="Cambria Math" style:font-name-complex="Cambria Math" fo:language="en"/>
    </style:style>
    <style:style style:name="T640_22" style:family="text">
      <style:text-properties style:font-name="Calibri" style:font-name-complex="Calibri" fo:language="en"/>
    </style:style>
    <style:style style:name="T640_23" style:family="text">
      <style:text-properties style:font-name="Cambria Math" style:font-name-complex="Cambria Math" fo:language="en"/>
    </style:style>
    <style:style style:name="T640_24" style:family="text">
      <style:text-properties style:font-name="Calibri" style:font-name-complex="Calibri" fo:language="en"/>
    </style:style>
    <style:style style:name="T640_25" style:family="text">
      <style:text-properties style:font-name="Cambria Math" style:font-name-complex="Cambria Math" fo:language="en"/>
    </style:style>
    <style:style style:name="T640_26" style:family="text">
      <style:text-properties style:font-name="Calibri" style:font-name-complex="Calibri" fo:language="en"/>
    </style:style>
    <style:style style:name="T640_27" style:family="text">
      <style:text-properties style:font-name="Cambria Math" style:font-name-complex="Cambria Math" fo:language="en"/>
    </style:style>
    <style:style style:name="T640_28" style:family="text">
      <style:text-properties style:font-name="Calibri" style:font-name-complex="Calibri" fo:language="en"/>
    </style:style>
    <style:style style:name="T640_29" style:family="text">
      <style:text-properties style:font-name="Cambria Math" style:font-name-complex="Cambria Math" fo:language="en"/>
    </style:style>
    <style:style style:name="T640_30" style:family="text">
      <style:text-properties style:font-name="Calibri" style:font-name-complex="Calibri" fo:language="en"/>
    </style:style>
    <style:style style:name="T640_31" style:family="text">
      <style:text-properties style:font-name="Cambria Math" style:font-name-complex="Cambria Math" fo:language="en"/>
    </style:style>
    <style:style style:name="P64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42" style:family="paragraph" style:parent-style-name="Normal">
      <style:paragraph-properties style:text-autospace="none" fo:line-height="115%" fo:margin-bottom="0.353cm"/>
    </style:style>
    <style:style style:name="T642_1" style:family="text">
      <style:text-properties style:font-name="Calibri" style:font-name-complex="Calibri" fo:language="en"/>
    </style:style>
    <style:style style:name="T642_2" style:family="text">
      <style:text-properties style:font-name="Cambria Math" style:font-name-complex="Cambria Math" fo:language="en"/>
    </style:style>
    <style:style style:name="T642_3" style:family="text">
      <style:text-properties style:font-name="Calibri" style:font-name-complex="Calibri" fo:language="en"/>
    </style:style>
    <style:style style:name="T642_4" style:family="text">
      <style:text-properties style:font-name="Cambria Math" style:font-name-complex="Cambria Math" fo:language="en"/>
    </style:style>
    <style:style style:name="T642_5" style:family="text">
      <style:text-properties style:font-name="Calibri" style:font-name-complex="Calibri" fo:language="en"/>
    </style:style>
    <style:style style:name="T642_6" style:family="text">
      <style:text-properties style:font-name="Cambria Math" style:font-name-complex="Cambria Math" fo:language="en"/>
    </style:style>
    <style:style style:name="T642_7" style:family="text">
      <style:text-properties style:font-name="Calibri" style:font-name-complex="Calibri" fo:language="en"/>
    </style:style>
    <style:style style:name="T642_8" style:family="text">
      <style:text-properties style:font-name="Cambria Math" style:font-name-complex="Cambria Math" fo:language="en"/>
    </style:style>
    <style:style style:name="T642_9" style:family="text">
      <style:text-properties style:font-name="Calibri" style:font-name-complex="Calibri" fo:language="en"/>
    </style:style>
    <style:style style:name="T642_10" style:family="text">
      <style:text-properties style:font-name="Cambria Math" style:font-name-complex="Cambria Math" fo:language="en"/>
    </style:style>
    <style:style style:name="T642_11" style:family="text">
      <style:text-properties style:font-name="Calibri" style:font-name-complex="Calibri" fo:language="en"/>
    </style:style>
    <style:style style:name="T642_12" style:family="text">
      <style:text-properties style:font-name="Cambria Math" style:font-name-complex="Cambria Math" fo:language="en"/>
    </style:style>
    <style:style style:name="T642_13" style:family="text">
      <style:text-properties style:font-name="Calibri" style:font-name-complex="Calibri" fo:language="en"/>
    </style:style>
    <style:style style:name="T642_14" style:family="text">
      <style:text-properties style:font-name="Cambria Math" style:font-name-complex="Cambria Math" fo:language="en"/>
    </style:style>
    <style:style style:name="T642_15" style:family="text">
      <style:text-properties style:font-name="Calibri" style:font-name-complex="Calibri" fo:language="en"/>
    </style:style>
    <style:style style:name="T642_16" style:family="text">
      <style:text-properties style:font-name="Cambria Math" style:font-name-complex="Cambria Math" fo:language="en"/>
    </style:style>
    <style:style style:name="T642_17" style:family="text">
      <style:text-properties style:font-name="Calibri" style:font-name-complex="Calibri" fo:language="en"/>
    </style:style>
    <style:style style:name="T642_18" style:family="text">
      <style:text-properties style:font-name="Cambria Math" style:font-name-complex="Cambria Math" fo:language="en"/>
    </style:style>
    <style:style style:name="T642_19" style:family="text">
      <style:text-properties style:font-name="Calibri" style:font-name-complex="Calibri" fo:language="en"/>
    </style:style>
    <style:style style:name="T642_20" style:family="text">
      <style:text-properties style:font-name="Cambria Math" style:font-name-complex="Cambria Math" fo:language="en"/>
    </style:style>
    <style:style style:name="P643" style:family="paragraph" style:parent-style-name="Normal">
      <style:paragraph-properties style:text-autospace="none" fo:line-height="115%" fo:margin-bottom="0.353cm"/>
    </style:style>
    <style:style style:name="T643_1" style:family="text">
      <style:text-properties style:font-name="Cambria Math" style:font-name-complex="Cambria Math" fo:language="en"/>
    </style:style>
    <style:style style:name="T643_2" style:family="text">
      <style:text-properties style:font-name="Calibri" style:font-name-complex="Calibri" fo:language="en"/>
    </style:style>
    <style:style style:name="T643_3" style:family="text">
      <style:text-properties style:font-name="Cambria Math" style:font-name-complex="Cambria Math" fo:language="en"/>
    </style:style>
    <style:style style:name="T643_4" style:family="text">
      <style:text-properties style:font-name="Calibri" style:font-name-complex="Calibri" fo:language="en"/>
    </style:style>
    <style:style style:name="T643_5" style:family="text">
      <style:text-properties style:font-name="Cambria Math" style:font-name-complex="Cambria Math" fo:language="en"/>
    </style:style>
    <style:style style:name="T643_6" style:family="text">
      <style:text-properties style:font-name="Calibri" style:font-name-complex="Calibri" fo:language="en"/>
    </style:style>
    <style:style style:name="T643_7" style:family="text">
      <style:text-properties style:font-name="Cambria Math" style:font-name-complex="Cambria Math" fo:language="en"/>
    </style:style>
    <style:style style:name="T643_8" style:family="text">
      <style:text-properties style:font-name="Calibri" style:font-name-complex="Calibri" fo:language="en"/>
    </style:style>
    <style:style style:name="T643_9" style:family="text">
      <style:text-properties style:font-name="Cambria Math" style:font-name-complex="Cambria Math" fo:language="en"/>
    </style:style>
    <style:style style:name="T643_10" style:family="text">
      <style:text-properties style:font-name="Calibri" style:font-name-complex="Calibri" fo:language="en"/>
    </style:style>
    <style:style style:name="T643_11" style:family="text">
      <style:text-properties style:font-name="Cambria Math" style:font-name-complex="Cambria Math" fo:language="en"/>
    </style:style>
    <style:style style:name="T643_12" style:family="text">
      <style:text-properties style:font-name="Calibri" style:font-name-complex="Calibri" fo:language="en"/>
    </style:style>
    <style:style style:name="T643_13" style:family="text">
      <style:text-properties style:font-name="Cambria Math" style:font-name-complex="Cambria Math" fo:language="en"/>
    </style:style>
    <style:style style:name="T643_14" style:family="text">
      <style:text-properties style:font-name="Calibri" style:font-name-complex="Calibri" fo:language="en"/>
    </style:style>
    <style:style style:name="T643_15" style:family="text">
      <style:text-properties style:font-name="Cambria Math" style:font-name-complex="Cambria Math" fo:language="en"/>
    </style:style>
    <style:style style:name="T643_16" style:family="text">
      <style:text-properties style:font-name="Calibri" style:font-name-complex="Calibri" fo:language="en"/>
    </style:style>
    <style:style style:name="T643_17" style:family="text">
      <style:text-properties style:font-name="Cambria Math" style:font-name-complex="Cambria Math" fo:language="en"/>
    </style:style>
    <style:style style:name="T643_18" style:family="text">
      <style:text-properties style:font-name="Calibri" style:font-name-complex="Calibri" fo:language="en"/>
    </style:style>
    <style:style style:name="T643_19" style:family="text">
      <style:text-properties style:font-name="Cambria Math" style:font-name-complex="Cambria Math" fo:language="en"/>
    </style:style>
    <style:style style:name="P64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45" style:family="paragraph" style:parent-style-name="Normal">
      <style:paragraph-properties style:text-autospace="none" fo:line-height="115%" fo:margin-bottom="0.353cm"/>
    </style:style>
    <style:style style:name="T645_1" style:family="text">
      <style:text-properties style:font-name="Calibri" style:font-name-complex="Calibri" fo:language="en"/>
    </style:style>
    <style:style style:name="T645_2" style:family="text">
      <style:text-properties style:font-name="Cambria Math" style:font-name-complex="Cambria Math" fo:language="en"/>
    </style:style>
    <style:style style:name="T645_3" style:family="text">
      <style:text-properties style:font-name="Calibri" style:font-name-complex="Calibri" fo:language="en"/>
    </style:style>
    <style:style style:name="T645_4" style:family="text">
      <style:text-properties style:font-name="Cambria Math" style:font-name-complex="Cambria Math" fo:language="en"/>
    </style:style>
    <style:style style:name="T645_5" style:family="text">
      <style:text-properties style:font-name="Calibri" style:font-name-complex="Calibri" fo:language="en"/>
    </style:style>
    <style:style style:name="T645_6" style:family="text">
      <style:text-properties style:font-name="Cambria Math" style:font-name-complex="Cambria Math" fo:language="en"/>
    </style:style>
    <style:style style:name="T645_7" style:family="text">
      <style:text-properties style:font-name="Calibri" style:font-name-complex="Calibri" fo:language="en"/>
    </style:style>
    <style:style style:name="T645_8" style:family="text">
      <style:text-properties style:font-name="Cambria Math" style:font-name-complex="Cambria Math" fo:language="en"/>
    </style:style>
    <style:style style:name="T645_9" style:family="text">
      <style:text-properties style:font-name="Calibri" style:font-name-complex="Calibri" fo:language="en"/>
    </style:style>
    <style:style style:name="T645_10" style:family="text">
      <style:text-properties style:font-name="Cambria Math" style:font-name-complex="Cambria Math" fo:language="en"/>
    </style:style>
    <style:style style:name="T645_11" style:family="text">
      <style:text-properties style:font-name="Calibri" style:font-name-complex="Calibri" fo:language="en"/>
    </style:style>
    <style:style style:name="T645_12" style:family="text">
      <style:text-properties style:font-name="Cambria Math" style:font-name-complex="Cambria Math" fo:language="en"/>
    </style:style>
    <style:style style:name="T645_13" style:family="text">
      <style:text-properties style:font-name="Calibri" style:font-name-complex="Calibri" fo:language="en"/>
    </style:style>
    <style:style style:name="T645_14" style:family="text">
      <style:text-properties style:font-name="Cambria Math" style:font-name-complex="Cambria Math" fo:language="en"/>
    </style:style>
    <style:style style:name="T645_15" style:family="text">
      <style:text-properties style:font-name="Calibri" style:font-name-complex="Calibri" fo:language="en"/>
    </style:style>
    <style:style style:name="T645_16" style:family="text">
      <style:text-properties style:font-name="Cambria Math" style:font-name-complex="Cambria Math" fo:language="en"/>
    </style:style>
    <style:style style:name="T645_17" style:family="text">
      <style:text-properties style:font-name="Calibri" style:font-name-complex="Calibri" fo:language="en"/>
    </style:style>
    <style:style style:name="T645_18" style:family="text">
      <style:text-properties style:font-name="Cambria Math" style:font-name-complex="Cambria Math" fo:language="en"/>
    </style:style>
    <style:style style:name="T645_19" style:family="text">
      <style:text-properties style:font-name="Calibri" style:font-name-complex="Calibri" fo:language="en"/>
    </style:style>
    <style:style style:name="T645_20" style:family="text">
      <style:text-properties style:font-name="Cambria Math" style:font-name-complex="Cambria Math" fo:language="en"/>
    </style:style>
    <style:style style:name="T645_21" style:family="text">
      <style:text-properties style:font-name="Calibri" style:font-name-complex="Calibri" fo:language="en"/>
    </style:style>
    <style:style style:name="T645_22" style:family="text">
      <style:text-properties style:font-name="Cambria Math" style:font-name-complex="Cambria Math" fo:language="en"/>
    </style:style>
    <style:style style:name="T645_23" style:family="text">
      <style:text-properties style:font-name="Calibri" style:font-name-complex="Calibri" fo:language="en"/>
    </style:style>
    <style:style style:name="T645_24" style:family="text">
      <style:text-properties style:font-name="Cambria Math" style:font-name-complex="Cambria Math" fo:language="en"/>
    </style:style>
    <style:style style:name="T645_25" style:family="text">
      <style:text-properties style:font-name="Calibri" style:font-name-complex="Calibri" fo:language="en"/>
    </style:style>
    <style:style style:name="T645_26" style:family="text">
      <style:text-properties style:font-name="Cambria Math" style:font-name-complex="Cambria Math" fo:language="en"/>
    </style:style>
    <style:style style:name="T645_27" style:family="text">
      <style:text-properties style:font-name="Calibri" style:font-name-complex="Calibri" fo:language="en"/>
    </style:style>
    <style:style style:name="T645_28" style:family="text">
      <style:text-properties style:font-name="Cambria Math" style:font-name-complex="Cambria Math" fo:language="en"/>
    </style:style>
    <style:style style:name="P646" style:family="paragraph" style:parent-style-name="Normal">
      <style:paragraph-properties style:text-autospace="none" fo:line-height="115%" fo:margin-bottom="0.353cm"/>
    </style:style>
    <style:style style:name="T646_1" style:family="text">
      <style:text-properties style:font-name="Calibri" style:font-name-complex="Calibri" fo:language="en"/>
    </style:style>
    <style:style style:name="T646_2" style:family="text">
      <style:text-properties style:font-name="Cambria Math" style:font-name-complex="Cambria Math" fo:language="en"/>
    </style:style>
    <style:style style:name="T646_3" style:family="text">
      <style:text-properties style:font-name="Calibri" style:font-name-complex="Calibri" fo:language="en"/>
    </style:style>
    <style:style style:name="T646_4" style:family="text">
      <style:text-properties style:font-name="Cambria Math" style:font-name-complex="Cambria Math" fo:language="en"/>
    </style:style>
    <style:style style:name="T646_5" style:family="text">
      <style:text-properties style:font-name="Calibri" style:font-name-complex="Calibri" fo:language="en"/>
    </style:style>
    <style:style style:name="T646_6" style:family="text">
      <style:text-properties style:font-name="Cambria Math" style:font-name-complex="Cambria Math" fo:language="en"/>
    </style:style>
    <style:style style:name="P647" style:family="paragraph" style:parent-style-name="Normal">
      <style:paragraph-properties style:text-autospace="none" fo:line-height="115%" fo:margin-bottom="0.353cm"/>
    </style:style>
    <style:style style:name="T647_1" style:family="text">
      <style:text-properties style:font-name="Cambria Math" style:font-name-complex="Cambria Math" fo:language="en"/>
    </style:style>
    <style:style style:name="T647_2" style:family="text">
      <style:text-properties style:font-name="Calibri" style:font-name-complex="Calibri" fo:language="en"/>
    </style:style>
    <style:style style:name="T647_3" style:family="text">
      <style:text-properties style:font-name="Cambria Math" style:font-name-complex="Cambria Math" fo:language="en"/>
    </style:style>
    <style:style style:name="T647_4" style:family="text">
      <style:text-properties style:font-name="Calibri" style:font-name-complex="Calibri" fo:language="en"/>
    </style:style>
    <style:style style:name="T647_5" style:family="text">
      <style:text-properties style:font-name="Cambria Math" style:font-name-complex="Cambria Math" fo:language="en"/>
    </style:style>
    <style:style style:name="T647_6" style:family="text">
      <style:text-properties style:font-name="Calibri" style:font-name-complex="Calibri" fo:language="en"/>
    </style:style>
    <style:style style:name="T647_7" style:family="text">
      <style:text-properties style:font-name="Cambria Math" style:font-name-complex="Cambria Math" fo:language="en"/>
    </style:style>
    <style:style style:name="T647_8" style:family="text">
      <style:text-properties style:font-name="Calibri" style:font-name-complex="Calibri" fo:language="en"/>
    </style:style>
    <style:style style:name="T647_9" style:family="text">
      <style:text-properties style:font-name="Cambria Math" style:font-name-complex="Cambria Math" fo:language="en"/>
    </style:style>
    <style:style style:name="T647_10" style:family="text">
      <style:text-properties style:font-name="Calibri" style:font-name-complex="Calibri" fo:language="en"/>
    </style:style>
    <style:style style:name="T647_11" style:family="text">
      <style:text-properties style:font-name="Cambria Math" style:font-name-complex="Cambria Math" fo:language="en"/>
    </style:style>
    <style:style style:name="T647_12" style:family="text">
      <style:text-properties style:font-name="Calibri" style:font-name-complex="Calibri" fo:language="en"/>
    </style:style>
    <style:style style:name="T647_13" style:family="text">
      <style:text-properties style:font-name="Cambria Math" style:font-name-complex="Cambria Math" fo:language="en"/>
    </style:style>
    <style:style style:name="T647_14" style:family="text">
      <style:text-properties style:font-name="Calibri" style:font-name-complex="Calibri" fo:language="en"/>
    </style:style>
    <style:style style:name="T647_15" style:family="text">
      <style:text-properties style:font-name="Cambria Math" style:font-name-complex="Cambria Math" fo:language="en"/>
    </style:style>
    <style:style style:name="T647_16" style:family="text">
      <style:text-properties style:font-name="Calibri" style:font-name-complex="Calibri" fo:language="en"/>
    </style:style>
    <style:style style:name="T647_17" style:family="text">
      <style:text-properties style:font-name="Cambria Math" style:font-name-complex="Cambria Math" fo:language="en"/>
    </style:style>
    <style:style style:name="T647_18" style:family="text">
      <style:text-properties style:font-name="Calibri" style:font-name-complex="Calibri" fo:language="en"/>
    </style:style>
    <style:style style:name="T647_19" style:family="text">
      <style:text-properties style:font-name="Cambria Math" style:font-name-complex="Cambria Math" fo:language="en"/>
    </style:style>
    <style:style style:name="T647_20" style:family="text">
      <style:text-properties style:font-name="Calibri" style:font-name-complex="Calibri" fo:language="en"/>
    </style:style>
    <style:style style:name="T647_21" style:family="text">
      <style:text-properties style:font-name="Cambria Math" style:font-name-complex="Cambria Math" fo:language="en"/>
    </style:style>
    <style:style style:name="T647_22" style:family="text">
      <style:text-properties style:font-name="Calibri" style:font-name-complex="Calibri" fo:language="en"/>
    </style:style>
    <style:style style:name="T647_23" style:family="text">
      <style:text-properties style:font-name="Cambria Math" style:font-name-complex="Cambria Math" fo:language="en"/>
    </style:style>
    <style:style style:name="T647_24" style:family="text">
      <style:text-properties style:font-name="Calibri" style:font-name-complex="Calibri" fo:language="en"/>
    </style:style>
    <style:style style:name="T647_25" style:family="text">
      <style:text-properties style:font-name="Cambria Math" style:font-name-complex="Cambria Math" fo:language="en"/>
    </style:style>
    <style:style style:name="T647_26" style:family="text">
      <style:text-properties style:font-name="Calibri" style:font-name-complex="Calibri" fo:language="en"/>
    </style:style>
    <style:style style:name="T647_27" style:family="text">
      <style:text-properties style:font-name="Cambria Math" style:font-name-complex="Cambria Math" fo:language="en"/>
    </style:style>
    <style:style style:name="T647_28" style:family="text">
      <style:text-properties style:font-name="Calibri" style:font-name-complex="Calibri" fo:language="en"/>
    </style:style>
    <style:style style:name="T647_29" style:family="text">
      <style:text-properties style:font-name="Cambria Math" style:font-name-complex="Cambria Math" fo:language="en"/>
    </style:style>
    <style:style style:name="T647_30" style:family="text">
      <style:text-properties style:font-name="Calibri" style:font-name-complex="Calibri" fo:language="en"/>
    </style:style>
    <style:style style:name="P64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49" style:family="paragraph" style:parent-style-name="Normal">
      <style:paragraph-properties style:text-autospace="none" fo:line-height="115%" fo:margin-bottom="0.353cm"/>
    </style:style>
    <style:style style:name="T649_1" style:family="text">
      <style:text-properties style:font-name="Calibri" style:font-name-complex="Calibri" fo:language="en"/>
    </style:style>
    <style:style style:name="T649_2" style:family="text">
      <style:text-properties style:font-name="Cambria Math" style:font-name-complex="Cambria Math" fo:language="en"/>
    </style:style>
    <style:style style:name="T649_3" style:family="text">
      <style:text-properties style:font-name="Calibri" style:font-name-complex="Calibri" fo:language="en"/>
    </style:style>
    <style:style style:name="T649_4" style:family="text">
      <style:text-properties style:font-name="Cambria Math" style:font-name-complex="Cambria Math" fo:language="en"/>
    </style:style>
    <style:style style:name="T649_5" style:family="text">
      <style:text-properties style:font-name="Calibri" style:font-name-complex="Calibri" fo:language="en"/>
    </style:style>
    <style:style style:name="T649_6" style:family="text">
      <style:text-properties style:font-name="Cambria Math" style:font-name-complex="Cambria Math" fo:language="en"/>
    </style:style>
    <style:style style:name="T649_7" style:family="text">
      <style:text-properties style:font-name="Calibri" style:font-name-complex="Calibri" fo:language="en"/>
    </style:style>
    <style:style style:name="T649_8" style:family="text">
      <style:text-properties style:font-name="Cambria Math" style:font-name-complex="Cambria Math" fo:language="en"/>
    </style:style>
    <style:style style:name="T649_9" style:family="text">
      <style:text-properties style:font-name="Calibri" style:font-name-complex="Calibri" fo:language="en"/>
    </style:style>
    <style:style style:name="T649_10" style:family="text">
      <style:text-properties style:font-name="Cambria Math" style:font-name-complex="Cambria Math" fo:language="en"/>
    </style:style>
    <style:style style:name="T649_11" style:family="text">
      <style:text-properties style:font-name="Calibri" style:font-name-complex="Calibri" fo:language="en"/>
    </style:style>
    <style:style style:name="T649_12" style:family="text">
      <style:text-properties style:font-name="Cambria Math" style:font-name-complex="Cambria Math" fo:language="en"/>
    </style:style>
    <style:style style:name="T649_13" style:family="text">
      <style:text-properties style:font-name="Calibri" style:font-name-complex="Calibri" fo:language="en"/>
    </style:style>
    <style:style style:name="T649_14" style:family="text">
      <style:text-properties style:font-name="Cambria Math" style:font-name-complex="Cambria Math" fo:language="en"/>
    </style:style>
    <style:style style:name="T649_15" style:family="text">
      <style:text-properties style:font-name="Calibri" style:font-name-complex="Calibri" fo:language="en"/>
    </style:style>
    <style:style style:name="P650" style:family="paragraph" style:parent-style-name="Normal">
      <style:paragraph-properties style:text-autospace="none" fo:line-height="115%" fo:margin-bottom="0.353cm"/>
    </style:style>
    <style:style style:name="T650_1" style:family="text">
      <style:text-properties style:font-name="Cambria Math" style:font-name-complex="Cambria Math" fo:language="en"/>
    </style:style>
    <style:style style:name="T650_2" style:family="text">
      <style:text-properties style:font-name="Calibri" style:font-name-complex="Calibri" fo:language="en"/>
    </style:style>
    <style:style style:name="T650_3" style:family="text">
      <style:text-properties style:font-name="Cambria Math" style:font-name-complex="Cambria Math" fo:language="en"/>
    </style:style>
    <style:style style:name="T650_4" style:family="text">
      <style:text-properties style:font-name="Calibri" style:font-name-complex="Calibri" fo:language="en"/>
    </style:style>
    <style:style style:name="T650_5" style:family="text">
      <style:text-properties style:font-name="Cambria Math" style:font-name-complex="Cambria Math" fo:language="en"/>
    </style:style>
    <style:style style:name="T650_6" style:family="text">
      <style:text-properties style:font-name="Calibri" style:font-name-complex="Calibri" fo:language="en"/>
    </style:style>
    <style:style style:name="T650_7" style:family="text">
      <style:text-properties style:font-name="Cambria Math" style:font-name-complex="Cambria Math" fo:language="en"/>
    </style:style>
    <style:style style:name="T650_8" style:family="text">
      <style:text-properties style:font-name="Calibri" style:font-name-complex="Calibri" fo:language="en"/>
    </style:style>
    <style:style style:name="T650_9" style:family="text">
      <style:text-properties style:font-name="Cambria Math" style:font-name-complex="Cambria Math" fo:language="en"/>
    </style:style>
    <style:style style:name="T650_10" style:family="text">
      <style:text-properties style:font-name="Calibri" style:font-name-complex="Calibri" fo:language="en"/>
    </style:style>
    <style:style style:name="T650_11" style:family="text">
      <style:text-properties style:font-name="Cambria Math" style:font-name-complex="Cambria Math" fo:language="en"/>
    </style:style>
    <style:style style:name="T650_12" style:family="text">
      <style:text-properties style:font-name="Calibri" style:font-name-complex="Calibri" fo:language="en"/>
    </style:style>
    <style:style style:name="T650_13" style:family="text">
      <style:text-properties style:font-name="Cambria Math" style:font-name-complex="Cambria Math" fo:language="en"/>
    </style:style>
    <style:style style:name="P65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52" style:family="paragraph" style:parent-style-name="Normal">
      <style:paragraph-properties style:text-autospace="none" fo:line-height="115%" fo:margin-bottom="0.353cm"/>
    </style:style>
    <style:style style:name="T652_1" style:family="text">
      <style:text-properties style:font-name="Calibri" style:font-name-complex="Calibri" fo:language="en"/>
    </style:style>
    <style:style style:name="T652_2" style:family="text">
      <style:text-properties style:font-name="Cambria Math" style:font-name-complex="Cambria Math" fo:language="en"/>
    </style:style>
    <style:style style:name="T652_3" style:family="text">
      <style:text-properties style:font-name="Calibri" style:font-name-complex="Calibri" fo:language="en"/>
    </style:style>
    <style:style style:name="T652_4" style:family="text">
      <style:text-properties style:font-name="Cambria Math" style:font-name-complex="Cambria Math" fo:language="en"/>
    </style:style>
    <style:style style:name="T652_5" style:family="text">
      <style:text-properties style:font-name="Calibri" style:font-name-complex="Calibri" fo:language="en"/>
    </style:style>
    <style:style style:name="T652_6" style:family="text">
      <style:text-properties style:font-name="Cambria Math" style:font-name-complex="Cambria Math" fo:language="en"/>
    </style:style>
    <style:style style:name="T652_7" style:family="text">
      <style:text-properties style:font-name="Calibri" style:font-name-complex="Calibri" fo:language="en"/>
    </style:style>
    <style:style style:name="T652_8" style:family="text">
      <style:text-properties style:font-name="Cambria Math" style:font-name-complex="Cambria Math" fo:language="en"/>
    </style:style>
    <style:style style:name="T652_9" style:family="text">
      <style:text-properties style:font-name="Calibri" style:font-name-complex="Calibri" fo:language="en"/>
    </style:style>
    <style:style style:name="T652_10" style:family="text">
      <style:text-properties style:font-name="Cambria Math" style:font-name-complex="Cambria Math" fo:language="en"/>
    </style:style>
    <style:style style:name="T652_11" style:family="text">
      <style:text-properties style:font-name="Calibri" style:font-name-complex="Calibri" fo:language="en"/>
    </style:style>
    <style:style style:name="T652_12" style:family="text">
      <style:text-properties style:font-name="Cambria Math" style:font-name-complex="Cambria Math" fo:language="en"/>
    </style:style>
    <style:style style:name="T652_13" style:family="text">
      <style:text-properties style:font-name="Calibri" style:font-name-complex="Calibri" fo:language="en"/>
    </style:style>
    <style:style style:name="T652_14" style:family="text">
      <style:text-properties style:font-name="Cambria Math" style:font-name-complex="Cambria Math" fo:language="en"/>
    </style:style>
    <style:style style:name="P653" style:family="paragraph" style:parent-style-name="Normal">
      <style:paragraph-properties style:text-autospace="none" fo:line-height="115%" fo:margin-bottom="0.353cm"/>
    </style:style>
    <style:style style:name="T653_1" style:family="text">
      <style:text-properties style:font-name="Cambria Math" style:font-name-complex="Cambria Math" fo:language="en"/>
    </style:style>
    <style:style style:name="T653_2" style:family="text">
      <style:text-properties style:font-name="Calibri" style:font-name-complex="Calibri" fo:language="en"/>
    </style:style>
    <style:style style:name="T653_3" style:family="text">
      <style:text-properties style:font-name="Cambria Math" style:font-name-complex="Cambria Math" fo:language="en"/>
    </style:style>
    <style:style style:name="T653_4" style:family="text">
      <style:text-properties style:font-name="Calibri" style:font-name-complex="Calibri" fo:language="en"/>
    </style:style>
    <style:style style:name="T653_5" style:family="text">
      <style:text-properties style:font-name="Cambria Math" style:font-name-complex="Cambria Math" fo:language="en"/>
    </style:style>
    <style:style style:name="T653_6" style:family="text">
      <style:text-properties style:font-name="Calibri" style:font-name-complex="Calibri" fo:language="en"/>
    </style:style>
    <style:style style:name="T653_7" style:family="text">
      <style:text-properties style:font-name="Cambria Math" style:font-name-complex="Cambria Math" fo:language="en"/>
    </style:style>
    <style:style style:name="T653_8" style:family="text">
      <style:text-properties style:font-name="Calibri" style:font-name-complex="Calibri" fo:language="en"/>
    </style:style>
    <style:style style:name="T653_9" style:family="text">
      <style:text-properties style:font-name="Cambria Math" style:font-name-complex="Cambria Math" fo:language="en"/>
    </style:style>
    <style:style style:name="T653_10" style:family="text">
      <style:text-properties style:font-name="Calibri" style:font-name-complex="Calibri" fo:language="en"/>
    </style:style>
    <style:style style:name="T653_11" style:family="text">
      <style:text-properties style:font-name="Cambria Math" style:font-name-complex="Cambria Math" fo:language="en"/>
    </style:style>
    <style:style style:name="T653_12" style:family="text">
      <style:text-properties style:font-name="Calibri" style:font-name-complex="Calibri" fo:language="en"/>
    </style:style>
    <style:style style:name="T653_13" style:family="text">
      <style:text-properties style:font-name="Cambria Math" style:font-name-complex="Cambria Math" fo:language="en"/>
    </style:style>
    <style:style style:name="T653_14" style:family="text">
      <style:text-properties style:font-name="Calibri" style:font-name-complex="Calibri" fo:language="en"/>
    </style:style>
    <style:style style:name="T653_15" style:family="text">
      <style:text-properties style:font-name="Cambria Math" style:font-name-complex="Cambria Math" fo:language="en"/>
    </style:style>
    <style:style style:name="T653_16" style:family="text">
      <style:text-properties style:font-name="Calibri" style:font-name-complex="Calibri" fo:language="en"/>
    </style:style>
    <style:style style:name="T653_17" style:family="text">
      <style:text-properties style:font-name="Cambria Math" style:font-name-complex="Cambria Math" fo:language="en"/>
    </style:style>
    <style:style style:name="T653_18" style:family="text">
      <style:text-properties style:font-name="Calibri" style:font-name-complex="Calibri" fo:language="en"/>
    </style:style>
    <style:style style:name="T653_19" style:family="text">
      <style:text-properties style:font-name="Cambria Math" style:font-name-complex="Cambria Math" fo:language="en"/>
    </style:style>
    <style:style style:name="T653_20" style:family="text">
      <style:text-properties style:font-name="Calibri" style:font-name-complex="Calibri" fo:language="en"/>
    </style:style>
    <style:style style:name="T653_21" style:family="text">
      <style:text-properties style:font-name="Cambria Math" style:font-name-complex="Cambria Math" fo:language="en"/>
    </style:style>
    <style:style style:name="T653_22" style:family="text">
      <style:text-properties style:font-name="Calibri" style:font-name-complex="Calibri" fo:language="en"/>
    </style:style>
    <style:style style:name="T653_23" style:family="text">
      <style:text-properties style:font-name="Cambria Math" style:font-name-complex="Cambria Math" fo:language="en"/>
    </style:style>
    <style:style style:name="T653_24" style:family="text">
      <style:text-properties style:font-name="Calibri" style:font-name-complex="Calibri" fo:language="en"/>
    </style:style>
    <style:style style:name="T653_25" style:family="text">
      <style:text-properties style:font-name="Cambria Math" style:font-name-complex="Cambria Math" fo:language="en"/>
    </style:style>
    <style:style style:name="T653_26" style:family="text">
      <style:text-properties style:font-name="Calibri" style:font-name-complex="Calibri" fo:language="en"/>
    </style:style>
    <style:style style:name="T653_27" style:family="text">
      <style:text-properties style:font-name="Cambria Math" style:font-name-complex="Cambria Math" fo:language="en"/>
    </style:style>
    <style:style style:name="P654" style:family="paragraph" style:parent-style-name="Normal">
      <style:paragraph-properties style:text-autospace="none" fo:line-height="115%" fo:margin-bottom="0.353cm"/>
    </style:style>
    <style:style style:name="T654_1" style:family="text">
      <style:text-properties style:font-name="Cambria Math" style:font-name-complex="Cambria Math" fo:language="en"/>
    </style:style>
    <style:style style:name="P65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56" style:family="paragraph" style:parent-style-name="Normal">
      <style:paragraph-properties style:text-autospace="none" fo:line-height="115%" fo:margin-bottom="0.353cm"/>
    </style:style>
    <style:style style:name="T656_1" style:family="text">
      <style:text-properties style:font-name="Calibri" style:font-name-complex="Calibri" fo:language="en" fo:font-weight="bold" style:font-weight-asian="bold" style:font-weight-complex="bold"/>
    </style:style>
    <style:style style:name="P657" style:family="paragraph" style:parent-style-name="Normal">
      <style:paragraph-properties style:text-autospace="none" fo:line-height="115%" fo:margin-bottom="0.353cm"/>
    </style:style>
    <style:style style:name="T657_1" style:family="text">
      <style:text-properties style:font-name="Calibri" style:font-name-complex="Calibri" fo:language="en" fo:font-weight="bold" style:font-weight-asian="bold" style:font-weight-complex="bold"/>
    </style:style>
    <style:style style:name="T657_2" style:family="text">
      <style:text-properties style:font-name="Cambria Math" style:font-name-complex="Cambria Math" fo:language="en" fo:font-weight="bold" style:font-weight-asian="bold" style:font-weight-complex="bold"/>
    </style:style>
    <style:style style:name="T657_3" style:family="text">
      <style:text-properties style:font-name="Calibri" style:font-name-complex="Calibri" fo:language="en" fo:font-weight="bold" style:font-weight-asian="bold" style:font-weight-complex="bold"/>
    </style:style>
    <style:style style:name="T657_4" style:family="text">
      <style:text-properties style:font-name="Cambria Math" style:font-name-complex="Cambria Math" fo:language="en" fo:font-weight="bold" style:font-weight-asian="bold" style:font-weight-complex="bold"/>
    </style:style>
    <style:style style:name="T657_5" style:family="text">
      <style:text-properties style:font-name="Calibri" style:font-name-complex="Calibri" fo:language="en" fo:font-weight="bold" style:font-weight-asian="bold" style:font-weight-complex="bold"/>
    </style:style>
    <style:style style:name="T657_6" style:family="text">
      <style:text-properties style:font-name="Cambria Math" style:font-name-complex="Cambria Math" fo:language="en" fo:font-weight="bold" style:font-weight-asian="bold" style:font-weight-complex="bold"/>
    </style:style>
    <style:style style:name="T657_7" style:family="text">
      <style:text-properties style:font-name="Calibri" style:font-name-complex="Calibri" fo:language="en" fo:font-weight="bold" style:font-weight-asian="bold" style:font-weight-complex="bold"/>
    </style:style>
    <style:style style:name="T657_8" style:family="text">
      <style:text-properties style:font-name="Cambria Math" style:font-name-complex="Cambria Math" fo:language="en" fo:font-weight="bold" style:font-weight-asian="bold" style:font-weight-complex="bold"/>
    </style:style>
    <style:style style:name="T657_9" style:family="text">
      <style:text-properties style:font-name="Calibri" style:font-name-complex="Calibri" fo:language="en" fo:font-weight="bold" style:font-weight-asian="bold" style:font-weight-complex="bold"/>
    </style:style>
    <style:style style:name="T657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57_11" style:family="text">
      <style:text-properties style:font-name="Calibri" style:font-name-complex="Calibri" fo:language="en" fo:font-weight="bold" style:font-weight-asian="bold" style:font-weight-complex="bold"/>
    </style:style>
    <style:style style:name="T657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57_13" style:family="text">
      <style:text-properties style:font-name="Calibri" style:font-name-complex="Calibri" fo:language="en" fo:font-weight="bold" style:font-weight-asian="bold" style:font-weight-complex="bold"/>
    </style:style>
    <style:style style:name="T657_14" style:family="text">
      <style:text-properties style:font-name="Cambria Math" style:font-name-complex="Cambria Math" fo:language="en" fo:font-weight="bold" style:font-weight-asian="bold" style:font-weight-complex="bold"/>
    </style:style>
    <style:style style:name="P658" style:family="paragraph" style:parent-style-name="Normal">
      <style:paragraph-properties style:text-autospace="none" fo:line-height="115%" fo:margin-bottom="0.353cm"/>
    </style:style>
    <style:style style:name="T658_1" style:family="text">
      <style:text-properties style:font-name="Calibri" style:font-name-complex="Calibri" fo:language="en" fo:font-weight="bold" style:font-weight-asian="bold" style:font-weight-complex="bold"/>
    </style:style>
    <style:style style:name="T658_2" style:family="text">
      <style:text-properties style:font-name="Cambria Math" style:font-name-complex="Cambria Math" fo:language="en" fo:font-weight="bold" style:font-weight-asian="bold" style:font-weight-complex="bold"/>
    </style:style>
    <style:style style:name="T658_3" style:family="text">
      <style:text-properties style:font-name="Calibri" style:font-name-complex="Calibri" fo:language="en" fo:font-weight="bold" style:font-weight-asian="bold" style:font-weight-complex="bold"/>
    </style:style>
    <style:style style:name="T658_4" style:family="text">
      <style:text-properties style:font-name="Cambria Math" style:font-name-complex="Cambria Math" fo:language="en" fo:font-weight="bold" style:font-weight-asian="bold" style:font-weight-complex="bold"/>
    </style:style>
    <style:style style:name="T658_5" style:family="text">
      <style:text-properties style:font-name="Calibri" style:font-name-complex="Calibri" fo:language="en" fo:font-weight="bold" style:font-weight-asian="bold" style:font-weight-complex="bold"/>
    </style:style>
    <style:style style:name="T658_6" style:family="text">
      <style:text-properties style:font-name="Cambria Math" style:font-name-complex="Cambria Math" fo:language="en" fo:font-weight="bold" style:font-weight-asian="bold" style:font-weight-complex="bold"/>
    </style:style>
    <style:style style:name="T658_7" style:family="text">
      <style:text-properties style:font-name="Calibri" style:font-name-complex="Calibri" fo:language="en" fo:font-weight="bold" style:font-weight-asian="bold" style:font-weight-complex="bold"/>
    </style:style>
    <style:style style:name="T658_8" style:family="text">
      <style:text-properties style:font-name="Cambria Math" style:font-name-complex="Cambria Math" fo:language="en" fo:font-weight="bold" style:font-weight-asian="bold" style:font-weight-complex="bold"/>
    </style:style>
    <style:style style:name="P659" style:family="paragraph" style:parent-style-name="Normal">
      <style:paragraph-properties style:text-autospace="none" fo:line-height="115%" fo:margin-bottom="0.353cm"/>
    </style:style>
    <style:style style:name="T659_1" style:family="text">
      <style:text-properties style:font-name="Calibri" style:font-name-complex="Calibri" fo:language="en" fo:font-weight="bold" style:font-weight-asian="bold" style:font-weight-complex="bold"/>
    </style:style>
    <style:style style:name="T659_2" style:family="text">
      <style:text-properties style:font-name="Cambria Math" style:font-name-complex="Cambria Math" fo:language="en" fo:font-weight="bold" style:font-weight-asian="bold" style:font-weight-complex="bold"/>
    </style:style>
    <style:style style:name="T659_3" style:family="text">
      <style:text-properties style:font-name="Calibri" style:font-name-complex="Calibri" fo:language="en" fo:font-weight="bold" style:font-weight-asian="bold" style:font-weight-complex="bold"/>
    </style:style>
    <style:style style:name="T659_4" style:family="text">
      <style:text-properties style:font-name="Cambria Math" style:font-name-complex="Cambria Math" fo:language="en" fo:font-weight="bold" style:font-weight-asian="bold" style:font-weight-complex="bold"/>
    </style:style>
    <style:style style:name="T659_5" style:family="text">
      <style:text-properties style:font-name="Calibri" style:font-name-complex="Calibri" fo:language="en" fo:font-weight="bold" style:font-weight-asian="bold" style:font-weight-complex="bold"/>
    </style:style>
    <style:style style:name="T659_6" style:family="text">
      <style:text-properties style:font-name="Cambria Math" style:font-name-complex="Cambria Math" fo:language="en" fo:font-weight="bold" style:font-weight-asian="bold" style:font-weight-complex="bold"/>
    </style:style>
    <style:style style:name="T659_7" style:family="text">
      <style:text-properties style:font-name="Calibri" style:font-name-complex="Calibri" fo:language="en" fo:font-weight="bold" style:font-weight-asian="bold" style:font-weight-complex="bold"/>
    </style:style>
    <style:style style:name="T659_8" style:family="text">
      <style:text-properties style:font-name="Cambria Math" style:font-name-complex="Cambria Math" fo:language="en" fo:font-weight="bold" style:font-weight-asian="bold" style:font-weight-complex="bold"/>
    </style:style>
    <style:style style:name="P660" style:family="paragraph" style:parent-style-name="Normal">
      <style:paragraph-properties style:text-autospace="none" fo:line-height="115%" fo:margin-bottom="0.353cm"/>
    </style:style>
    <style:style style:name="T660_1" style:family="text">
      <style:text-properties style:font-name="Calibri" style:font-name-complex="Calibri" fo:language="en" fo:font-weight="bold" style:font-weight-asian="bold" style:font-weight-complex="bold"/>
    </style:style>
    <style:style style:name="T660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0_3" style:family="text">
      <style:text-properties style:font-name="Calibri" style:font-name-complex="Calibri" fo:language="en" fo:font-weight="bold" style:font-weight-asian="bold" style:font-weight-complex="bold"/>
    </style:style>
    <style:style style:name="T660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0_5" style:family="text">
      <style:text-properties style:font-name="Calibri" style:font-name-complex="Calibri" fo:language="en" fo:font-weight="bold" style:font-weight-asian="bold" style:font-weight-complex="bold"/>
    </style:style>
    <style:style style:name="T660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0_7" style:family="text">
      <style:text-properties style:font-name="Calibri" style:font-name-complex="Calibri" fo:language="en" fo:font-weight="bold" style:font-weight-asian="bold" style:font-weight-complex="bold"/>
    </style:style>
    <style:style style:name="T660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0_9" style:family="text">
      <style:text-properties style:font-name="Calibri" style:font-name-complex="Calibri" fo:language="en" fo:font-weight="bold" style:font-weight-asian="bold" style:font-weight-complex="bold"/>
    </style:style>
    <style:style style:name="T660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0_11" style:family="text">
      <style:text-properties style:font-name="Calibri" style:font-name-complex="Calibri" fo:language="en" fo:font-weight="bold" style:font-weight-asian="bold" style:font-weight-complex="bold"/>
    </style:style>
    <style:style style:name="T660_12" style:family="text">
      <style:text-properties style:font-name="Cambria Math" style:font-name-complex="Cambria Math" fo:language="en" fo:font-weight="bold" style:font-weight-asian="bold" style:font-weight-complex="bold"/>
    </style:style>
    <style:style style:name="P661" style:family="paragraph" style:parent-style-name="Normal">
      <style:paragraph-properties style:text-autospace="none" fo:line-height="115%" fo:margin-bottom="0.353cm"/>
    </style:style>
    <style:style style:name="T661_1" style:family="text">
      <style:text-properties style:font-name="Calibri" style:font-name-complex="Calibri" fo:language="en" fo:font-weight="bold" style:font-weight-asian="bold" style:font-weight-complex="bold"/>
    </style:style>
    <style:style style:name="T661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1_3" style:family="text">
      <style:text-properties style:font-name="Calibri" style:font-name-complex="Calibri" fo:language="en" fo:font-weight="bold" style:font-weight-asian="bold" style:font-weight-complex="bold"/>
    </style:style>
    <style:style style:name="T661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1_5" style:family="text">
      <style:text-properties style:font-name="Calibri" style:font-name-complex="Calibri" fo:language="en" fo:font-weight="bold" style:font-weight-asian="bold" style:font-weight-complex="bold"/>
    </style:style>
    <style:style style:name="T661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1_7" style:family="text">
      <style:text-properties style:font-name="Calibri" style:font-name-complex="Calibri" fo:language="en" fo:font-weight="bold" style:font-weight-asian="bold" style:font-weight-complex="bold"/>
    </style:style>
    <style:style style:name="T661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1_9" style:family="text">
      <style:text-properties style:font-name="Calibri" style:font-name-complex="Calibri" fo:language="en" fo:font-weight="bold" style:font-weight-asian="bold" style:font-weight-complex="bold"/>
    </style:style>
    <style:style style:name="T661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1_11" style:family="text">
      <style:text-properties style:font-name="Calibri" style:font-name-complex="Calibri" fo:language="en" fo:font-weight="bold" style:font-weight-asian="bold" style:font-weight-complex="bold"/>
    </style:style>
    <style:style style:name="T661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1_13" style:family="text">
      <style:text-properties style:font-name="Calibri" style:font-name-complex="Calibri" fo:language="en" fo:font-weight="bold" style:font-weight-asian="bold" style:font-weight-complex="bold"/>
    </style:style>
    <style:style style:name="T661_14" style:family="text">
      <style:text-properties style:font-name="Cambria Math" style:font-name-complex="Cambria Math" fo:language="en" fo:font-weight="bold" style:font-weight-asian="bold" style:font-weight-complex="bold"/>
    </style:style>
    <style:style style:name="T661_15" style:family="text">
      <style:text-properties style:font-name="Calibri" style:font-name-complex="Calibri" fo:language="en" fo:font-weight="bold" style:font-weight-asian="bold" style:font-weight-complex="bold"/>
    </style:style>
    <style:style style:name="T661_16" style:family="text">
      <style:text-properties style:font-name="Cambria Math" style:font-name-complex="Cambria Math" fo:language="en" fo:font-weight="bold" style:font-weight-asian="bold" style:font-weight-complex="bold"/>
    </style:style>
    <style:style style:name="P662" style:family="paragraph" style:parent-style-name="Normal">
      <style:paragraph-properties style:text-autospace="none" fo:line-height="115%" fo:margin-bottom="0.353cm"/>
    </style:style>
    <style:style style:name="T662_1" style:family="text">
      <style:text-properties style:font-name="Calibri" style:font-name-complex="Calibri" fo:language="en" fo:font-weight="bold" style:font-weight-asian="bold" style:font-weight-complex="bold"/>
    </style:style>
    <style:style style:name="T662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2_3" style:family="text">
      <style:text-properties style:font-name="Calibri" style:font-name-complex="Calibri" fo:language="en" fo:font-weight="bold" style:font-weight-asian="bold" style:font-weight-complex="bold"/>
    </style:style>
    <style:style style:name="T662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2_5" style:family="text">
      <style:text-properties style:font-name="Calibri" style:font-name-complex="Calibri" fo:language="en" fo:font-weight="bold" style:font-weight-asian="bold" style:font-weight-complex="bold"/>
    </style:style>
    <style:style style:name="T662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2_7" style:family="text">
      <style:text-properties style:font-name="Calibri" style:font-name-complex="Calibri" fo:language="en" fo:font-weight="bold" style:font-weight-asian="bold" style:font-weight-complex="bold"/>
    </style:style>
    <style:style style:name="T662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2_9" style:family="text">
      <style:text-properties style:font-name="Calibri" style:font-name-complex="Calibri" fo:language="en" fo:font-weight="bold" style:font-weight-asian="bold" style:font-weight-complex="bold"/>
    </style:style>
    <style:style style:name="T662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2_11" style:family="text">
      <style:text-properties style:font-name="Calibri" style:font-name-complex="Calibri" fo:language="en" fo:font-weight="bold" style:font-weight-asian="bold" style:font-weight-complex="bold"/>
    </style:style>
    <style:style style:name="T662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2_13" style:family="text">
      <style:text-properties style:font-name="Calibri" style:font-name-complex="Calibri" fo:language="en" fo:font-weight="bold" style:font-weight-asian="bold" style:font-weight-complex="bold"/>
    </style:style>
    <style:style style:name="T662_14" style:family="text">
      <style:text-properties style:font-name="Cambria Math" style:font-name-complex="Cambria Math" fo:language="en" fo:font-weight="bold" style:font-weight-asian="bold" style:font-weight-complex="bold"/>
    </style:style>
    <style:style style:name="P663" style:family="paragraph" style:parent-style-name="Normal">
      <style:paragraph-properties style:text-autospace="none" fo:line-height="115%" fo:margin-bottom="0.353cm"/>
    </style:style>
    <style:style style:name="T663_1" style:family="text">
      <style:text-properties style:font-name="Calibri" style:font-name-complex="Calibri" fo:language="en" fo:font-weight="bold" style:font-weight-asian="bold" style:font-weight-complex="bold"/>
    </style:style>
    <style:style style:name="T663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3" style:family="text">
      <style:text-properties style:font-name="Calibri" style:font-name-complex="Calibri" fo:language="en" fo:font-weight="bold" style:font-weight-asian="bold" style:font-weight-complex="bold"/>
    </style:style>
    <style:style style:name="T663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5" style:family="text">
      <style:text-properties style:font-name="Calibri" style:font-name-complex="Calibri" fo:language="en" fo:font-weight="bold" style:font-weight-asian="bold" style:font-weight-complex="bold"/>
    </style:style>
    <style:style style:name="T663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7" style:family="text">
      <style:text-properties style:font-name="Calibri" style:font-name-complex="Calibri" fo:language="en" fo:font-weight="bold" style:font-weight-asian="bold" style:font-weight-complex="bold"/>
    </style:style>
    <style:style style:name="T663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9" style:family="text">
      <style:text-properties style:font-name="Calibri" style:font-name-complex="Calibri" fo:language="en" fo:font-weight="bold" style:font-weight-asian="bold" style:font-weight-complex="bold"/>
    </style:style>
    <style:style style:name="T663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11" style:family="text">
      <style:text-properties style:font-name="Calibri" style:font-name-complex="Calibri" fo:language="en" fo:font-weight="bold" style:font-weight-asian="bold" style:font-weight-complex="bold"/>
    </style:style>
    <style:style style:name="T663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13" style:family="text">
      <style:text-properties style:font-name="Calibri" style:font-name-complex="Calibri" fo:language="en" fo:font-weight="bold" style:font-weight-asian="bold" style:font-weight-complex="bold"/>
    </style:style>
    <style:style style:name="T663_14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15" style:family="text">
      <style:text-properties style:font-name="Calibri" style:font-name-complex="Calibri" fo:language="en" fo:font-weight="bold" style:font-weight-asian="bold" style:font-weight-complex="bold"/>
    </style:style>
    <style:style style:name="T663_16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17" style:family="text">
      <style:text-properties style:font-name="Calibri" style:font-name-complex="Calibri" fo:language="en" fo:font-weight="bold" style:font-weight-asian="bold" style:font-weight-complex="bold"/>
    </style:style>
    <style:style style:name="T663_18" style:family="text">
      <style:text-properties style:font-name="Cambria Math" style:font-name-complex="Cambria Math" fo:language="en" fo:font-weight="bold" style:font-weight-asian="bold" style:font-weight-complex="bold"/>
    </style:style>
    <style:style style:name="T663_19" style:family="text">
      <style:text-properties style:font-name="Calibri" style:font-name-complex="Calibri" fo:language="en" fo:font-weight="bold" style:font-weight-asian="bold" style:font-weight-complex="bold"/>
    </style:style>
    <style:style style:name="T663_20" style:family="text">
      <style:text-properties style:font-name="Cambria Math" style:font-name-complex="Cambria Math" fo:language="en" fo:font-weight="bold" style:font-weight-asian="bold" style:font-weight-complex="bold"/>
    </style:style>
    <style:style style:name="P664" style:family="paragraph" style:parent-style-name="Normal">
      <style:paragraph-properties style:text-autospace="none" fo:line-height="115%" fo:margin-bottom="0.353cm"/>
    </style:style>
    <style:style style:name="T664_1" style:family="text">
      <style:text-properties style:font-name="Calibri" style:font-name-complex="Calibri" fo:language="en" fo:font-weight="bold" style:font-weight-asian="bold" style:font-weight-complex="bold"/>
    </style:style>
    <style:style style:name="T664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4_3" style:family="text">
      <style:text-properties style:font-name="Calibri" style:font-name-complex="Calibri" fo:language="en" fo:font-weight="bold" style:font-weight-asian="bold" style:font-weight-complex="bold"/>
    </style:style>
    <style:style style:name="T664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4_5" style:family="text">
      <style:text-properties style:font-name="Calibri" style:font-name-complex="Calibri" fo:language="en" fo:font-weight="bold" style:font-weight-asian="bold" style:font-weight-complex="bold"/>
    </style:style>
    <style:style style:name="T664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4_7" style:family="text">
      <style:text-properties style:font-name="Calibri" style:font-name-complex="Calibri" fo:language="en" fo:font-weight="bold" style:font-weight-asian="bold" style:font-weight-complex="bold"/>
    </style:style>
    <style:style style:name="T664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4_9" style:family="text">
      <style:text-properties style:font-name="Calibri" style:font-name-complex="Calibri" fo:language="en" fo:font-weight="bold" style:font-weight-asian="bold" style:font-weight-complex="bold"/>
    </style:style>
    <style:style style:name="T664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4_11" style:family="text">
      <style:text-properties style:font-name="Calibri" style:font-name-complex="Calibri" fo:language="en" fo:font-weight="bold" style:font-weight-asian="bold" style:font-weight-complex="bold"/>
    </style:style>
    <style:style style:name="T664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4_13" style:family="text">
      <style:text-properties style:font-name="Calibri" style:font-name-complex="Calibri" fo:language="en" fo:font-weight="bold" style:font-weight-asian="bold" style:font-weight-complex="bold"/>
    </style:style>
    <style:style style:name="T664_14" style:family="text">
      <style:text-properties style:font-name="Cambria Math" style:font-name-complex="Cambria Math" fo:language="en" fo:font-weight="bold" style:font-weight-asian="bold" style:font-weight-complex="bold"/>
    </style:style>
    <style:style style:name="T664_15" style:family="text">
      <style:text-properties style:font-name="Calibri" style:font-name-complex="Calibri" fo:language="en" fo:font-weight="bold" style:font-weight-asian="bold" style:font-weight-complex="bold"/>
    </style:style>
    <style:style style:name="T664_16" style:family="text">
      <style:text-properties style:font-name="Cambria Math" style:font-name-complex="Cambria Math" fo:language="en" fo:font-weight="bold" style:font-weight-asian="bold" style:font-weight-complex="bold"/>
    </style:style>
    <style:style style:name="P665" style:family="paragraph" style:parent-style-name="Normal">
      <style:paragraph-properties style:text-autospace="none" fo:line-height="115%" fo:margin-bottom="0.353cm"/>
    </style:style>
    <style:style style:name="T665_1" style:family="text">
      <style:text-properties style:font-name="Calibri" style:font-name-complex="Calibri" fo:language="en" fo:font-weight="bold" style:font-weight-asian="bold" style:font-weight-complex="bold"/>
    </style:style>
    <style:style style:name="T665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3" style:family="text">
      <style:text-properties style:font-name="Calibri" style:font-name-complex="Calibri" fo:language="en" fo:font-weight="bold" style:font-weight-asian="bold" style:font-weight-complex="bold"/>
    </style:style>
    <style:style style:name="T665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5" style:family="text">
      <style:text-properties style:font-name="Calibri" style:font-name-complex="Calibri" fo:language="en" fo:font-weight="bold" style:font-weight-asian="bold" style:font-weight-complex="bold"/>
    </style:style>
    <style:style style:name="T665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7" style:family="text">
      <style:text-properties style:font-name="Calibri" style:font-name-complex="Calibri" fo:language="en" fo:font-weight="bold" style:font-weight-asian="bold" style:font-weight-complex="bold"/>
    </style:style>
    <style:style style:name="T665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9" style:family="text">
      <style:text-properties style:font-name="Calibri" style:font-name-complex="Calibri" fo:language="en" fo:font-weight="bold" style:font-weight-asian="bold" style:font-weight-complex="bold"/>
    </style:style>
    <style:style style:name="T665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11" style:family="text">
      <style:text-properties style:font-name="Calibri" style:font-name-complex="Calibri" fo:language="en" fo:font-weight="bold" style:font-weight-asian="bold" style:font-weight-complex="bold"/>
    </style:style>
    <style:style style:name="T665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13" style:family="text">
      <style:text-properties style:font-name="Calibri" style:font-name-complex="Calibri" fo:language="en" fo:font-weight="bold" style:font-weight-asian="bold" style:font-weight-complex="bold"/>
    </style:style>
    <style:style style:name="T665_14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15" style:family="text">
      <style:text-properties style:font-name="Calibri" style:font-name-complex="Calibri" fo:language="en" fo:font-weight="bold" style:font-weight-asian="bold" style:font-weight-complex="bold"/>
    </style:style>
    <style:style style:name="T665_16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17" style:family="text">
      <style:text-properties style:font-name="Calibri" style:font-name-complex="Calibri" fo:language="en" fo:font-weight="bold" style:font-weight-asian="bold" style:font-weight-complex="bold"/>
    </style:style>
    <style:style style:name="T665_18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19" style:family="text">
      <style:text-properties style:font-name="Calibri" style:font-name-complex="Calibri" fo:language="en" fo:font-weight="bold" style:font-weight-asian="bold" style:font-weight-complex="bold"/>
    </style:style>
    <style:style style:name="T665_20" style:family="text">
      <style:text-properties style:font-name="Cambria Math" style:font-name-complex="Cambria Math" fo:language="en" fo:font-weight="bold" style:font-weight-asian="bold" style:font-weight-complex="bold"/>
    </style:style>
    <style:style style:name="T665_21" style:family="text">
      <style:text-properties style:font-name="Calibri" style:font-name-complex="Calibri" fo:language="en" fo:font-weight="bold" style:font-weight-asian="bold" style:font-weight-complex="bold"/>
    </style:style>
    <style:style style:name="P666" style:family="paragraph" style:parent-style-name="Normal">
      <style:paragraph-properties style:text-autospace="none" fo:line-height="115%" fo:margin-bottom="0.353cm"/>
    </style:style>
    <style:style style:name="T666_1" style:family="text">
      <style:text-properties style:font-name="Calibri" style:font-name-complex="Calibri" fo:language="en" fo:font-weight="bold" style:font-weight-asian="bold" style:font-weight-complex="bold"/>
    </style:style>
    <style:style style:name="T666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3" style:family="text">
      <style:text-properties style:font-name="Calibri" style:font-name-complex="Calibri" fo:language="en" fo:font-weight="bold" style:font-weight-asian="bold" style:font-weight-complex="bold"/>
    </style:style>
    <style:style style:name="T666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5" style:family="text">
      <style:text-properties style:font-name="Calibri" style:font-name-complex="Calibri" fo:language="en" fo:font-weight="bold" style:font-weight-asian="bold" style:font-weight-complex="bold"/>
    </style:style>
    <style:style style:name="T666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7" style:family="text">
      <style:text-properties style:font-name="Calibri" style:font-name-complex="Calibri" fo:language="en" fo:font-weight="bold" style:font-weight-asian="bold" style:font-weight-complex="bold"/>
    </style:style>
    <style:style style:name="T666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9" style:family="text">
      <style:text-properties style:font-name="Calibri" style:font-name-complex="Calibri" fo:language="en" fo:font-weight="bold" style:font-weight-asian="bold" style:font-weight-complex="bold"/>
    </style:style>
    <style:style style:name="T666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11" style:family="text">
      <style:text-properties style:font-name="Calibri" style:font-name-complex="Calibri" fo:language="en" fo:font-weight="bold" style:font-weight-asian="bold" style:font-weight-complex="bold"/>
    </style:style>
    <style:style style:name="T666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13" style:family="text">
      <style:text-properties style:font-name="Calibri" style:font-name-complex="Calibri" fo:language="en" fo:font-weight="bold" style:font-weight-asian="bold" style:font-weight-complex="bold"/>
    </style:style>
    <style:style style:name="T666_14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15" style:family="text">
      <style:text-properties style:font-name="Calibri" style:font-name-complex="Calibri" fo:language="en" fo:font-weight="bold" style:font-weight-asian="bold" style:font-weight-complex="bold"/>
    </style:style>
    <style:style style:name="T666_16" style:family="text">
      <style:text-properties style:font-name="Cambria Math" style:font-name-complex="Cambria Math" fo:language="en" fo:font-weight="bold" style:font-weight-asian="bold" style:font-weight-complex="bold"/>
    </style:style>
    <style:style style:name="T666_17" style:family="text">
      <style:text-properties style:font-name="Calibri" style:font-name-complex="Calibri" fo:language="en" fo:font-weight="bold" style:font-weight-asian="bold" style:font-weight-complex="bold"/>
    </style:style>
    <style:style style:name="P667" style:family="paragraph" style:parent-style-name="Normal">
      <style:paragraph-properties style:text-autospace="none" fo:line-height="115%" fo:margin-bottom="0.353cm"/>
    </style:style>
    <style:style style:name="T667_1" style:family="text">
      <style:text-properties style:font-name="Calibri" style:font-name-complex="Calibri" fo:language="en" fo:font-weight="bold" style:font-weight-asian="bold" style:font-weight-complex="bold"/>
    </style:style>
    <style:style style:name="T667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7_3" style:family="text">
      <style:text-properties style:font-name="Calibri" style:font-name-complex="Calibri" fo:language="en" fo:font-weight="bold" style:font-weight-asian="bold" style:font-weight-complex="bold"/>
    </style:style>
    <style:style style:name="T667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7_5" style:family="text">
      <style:text-properties style:font-name="Calibri" style:font-name-complex="Calibri" fo:language="en" fo:font-weight="bold" style:font-weight-asian="bold" style:font-weight-complex="bold"/>
    </style:style>
    <style:style style:name="T667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7_7" style:family="text">
      <style:text-properties style:font-name="Calibri" style:font-name-complex="Calibri" fo:language="en" fo:font-weight="bold" style:font-weight-asian="bold" style:font-weight-complex="bold"/>
    </style:style>
    <style:style style:name="T667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7_9" style:family="text">
      <style:text-properties style:font-name="Calibri" style:font-name-complex="Calibri" fo:language="en" fo:font-weight="bold" style:font-weight-asian="bold" style:font-weight-complex="bold"/>
    </style:style>
    <style:style style:name="T667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7_11" style:family="text">
      <style:text-properties style:font-name="Calibri" style:font-name-complex="Calibri" fo:language="en" fo:font-weight="bold" style:font-weight-asian="bold" style:font-weight-complex="bold"/>
    </style:style>
    <style:style style:name="T667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7_13" style:family="text">
      <style:text-properties style:font-name="Calibri" style:font-name-complex="Calibri" fo:language="en" fo:font-weight="bold" style:font-weight-asian="bold" style:font-weight-complex="bold"/>
    </style:style>
    <style:style style:name="T667_14" style:family="text">
      <style:text-properties style:font-name="Cambria Math" style:font-name-complex="Cambria Math" fo:language="en" fo:font-weight="bold" style:font-weight-asian="bold" style:font-weight-complex="bold"/>
    </style:style>
    <style:style style:name="P668" style:family="paragraph" style:parent-style-name="Normal">
      <style:paragraph-properties style:text-autospace="none" fo:line-height="115%" fo:margin-bottom="0.353cm"/>
    </style:style>
    <style:style style:name="T668_1" style:family="text">
      <style:text-properties style:font-name="Calibri" style:font-name-complex="Calibri" fo:language="en" fo:font-weight="bold" style:font-weight-asian="bold" style:font-weight-complex="bold"/>
    </style:style>
    <style:style style:name="T668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8_3" style:family="text">
      <style:text-properties style:font-name="Calibri" style:font-name-complex="Calibri" fo:language="en" fo:font-weight="bold" style:font-weight-asian="bold" style:font-weight-complex="bold"/>
    </style:style>
    <style:style style:name="T668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8_5" style:family="text">
      <style:text-properties style:font-name="Calibri" style:font-name-complex="Calibri" fo:language="en" fo:font-weight="bold" style:font-weight-asian="bold" style:font-weight-complex="bold"/>
    </style:style>
    <style:style style:name="T668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8_7" style:family="text">
      <style:text-properties style:font-name="Calibri" style:font-name-complex="Calibri" fo:language="en" fo:font-weight="bold" style:font-weight-asian="bold" style:font-weight-complex="bold"/>
    </style:style>
    <style:style style:name="T668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8_9" style:family="text">
      <style:text-properties style:font-name="Calibri" style:font-name-complex="Calibri" fo:language="en" fo:font-weight="bold" style:font-weight-asian="bold" style:font-weight-complex="bold"/>
    </style:style>
    <style:style style:name="T668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8_11" style:family="text">
      <style:text-properties style:font-name="Calibri" style:font-name-complex="Calibri" fo:language="en" fo:font-weight="bold" style:font-weight-asian="bold" style:font-weight-complex="bold"/>
    </style:style>
    <style:style style:name="T668_12" style:family="text">
      <style:text-properties style:font-name="Cambria Math" style:font-name-complex="Cambria Math" fo:language="en" fo:font-weight="bold" style:font-weight-asian="bold" style:font-weight-complex="bold"/>
    </style:style>
    <style:style style:name="T668_13" style:family="text">
      <style:text-properties style:font-name="Calibri" style:font-name-complex="Calibri" fo:language="en" fo:font-weight="bold" style:font-weight-asian="bold" style:font-weight-complex="bold"/>
    </style:style>
    <style:style style:name="P669" style:family="paragraph" style:parent-style-name="Normal">
      <style:paragraph-properties style:text-autospace="none" fo:line-height="115%" fo:margin-bottom="0.353cm"/>
    </style:style>
    <style:style style:name="T669_1" style:family="text">
      <style:text-properties style:font-name="Calibri" style:font-name-complex="Calibri" fo:language="en" fo:font-weight="bold" style:font-weight-asian="bold" style:font-weight-complex="bold"/>
    </style:style>
    <style:style style:name="T669_2" style:family="text">
      <style:text-properties style:font-name="Cambria Math" style:font-name-complex="Cambria Math" fo:language="en" fo:font-weight="bold" style:font-weight-asian="bold" style:font-weight-complex="bold"/>
    </style:style>
    <style:style style:name="T669_3" style:family="text">
      <style:text-properties style:font-name="Calibri" style:font-name-complex="Calibri" fo:language="en" fo:font-weight="bold" style:font-weight-asian="bold" style:font-weight-complex="bold"/>
    </style:style>
    <style:style style:name="T669_4" style:family="text">
      <style:text-properties style:font-name="Cambria Math" style:font-name-complex="Cambria Math" fo:language="en" fo:font-weight="bold" style:font-weight-asian="bold" style:font-weight-complex="bold"/>
    </style:style>
    <style:style style:name="T669_5" style:family="text">
      <style:text-properties style:font-name="Calibri" style:font-name-complex="Calibri" fo:language="en" fo:font-weight="bold" style:font-weight-asian="bold" style:font-weight-complex="bold"/>
    </style:style>
    <style:style style:name="T669_6" style:family="text">
      <style:text-properties style:font-name="Cambria Math" style:font-name-complex="Cambria Math" fo:language="en" fo:font-weight="bold" style:font-weight-asian="bold" style:font-weight-complex="bold"/>
    </style:style>
    <style:style style:name="T669_7" style:family="text">
      <style:text-properties style:font-name="Calibri" style:font-name-complex="Calibri" fo:language="en" fo:font-weight="bold" style:font-weight-asian="bold" style:font-weight-complex="bold"/>
    </style:style>
    <style:style style:name="T669_8" style:family="text">
      <style:text-properties style:font-name="Cambria Math" style:font-name-complex="Cambria Math" fo:language="en" fo:font-weight="bold" style:font-weight-asian="bold" style:font-weight-complex="bold"/>
    </style:style>
    <style:style style:name="T669_9" style:family="text">
      <style:text-properties style:font-name="Calibri" style:font-name-complex="Calibri" fo:language="en" fo:font-weight="bold" style:font-weight-asian="bold" style:font-weight-complex="bold"/>
    </style:style>
    <style:style style:name="T669_10" style:family="text">
      <style:text-properties style:font-name="Cambria Math" style:font-name-complex="Cambria Math" fo:language="en" fo:font-weight="bold" style:font-weight-asian="bold" style:font-weight-complex="bold"/>
    </style:style>
    <style:style style:name="T669_11" style:family="text">
      <style:text-properties style:font-name="Calibri" style:font-name-complex="Calibri" fo:language="en" fo:font-weight="bold" style:font-weight-asian="bold" style:font-weight-complex="bold"/>
    </style:style>
    <style:style style:name="T669_12" style:family="text">
      <style:text-properties style:font-name="Cambria Math" style:font-name-complex="Cambria Math" fo:language="en" fo:font-weight="bold" style:font-weight-asian="bold" style:font-weight-complex="bold"/>
    </style:style>
    <style:style style:name="P67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71" style:family="paragraph" style:parent-style-name="Normal">
      <style:paragraph-properties style:text-autospace="none" fo:line-height="115%" fo:margin-bottom="0.353cm"/>
    </style:style>
    <style:style style:name="T671_1" style:family="text">
      <style:text-properties style:font-name="Calibri" style:font-name-complex="Calibri" fo:language="en"/>
    </style:style>
    <style:style style:name="T671_2" style:family="text">
      <style:text-properties style:font-name="Cambria Math" style:font-name-complex="Cambria Math" fo:language="en"/>
    </style:style>
    <style:style style:name="T671_3" style:family="text">
      <style:text-properties style:font-name="Calibri" style:font-name-complex="Calibri" fo:language="en"/>
    </style:style>
    <style:style style:name="T671_4" style:family="text">
      <style:text-properties style:font-name="Cambria Math" style:font-name-complex="Cambria Math" fo:language="en"/>
    </style:style>
    <style:style style:name="T671_5" style:family="text">
      <style:text-properties style:font-name="Calibri" style:font-name-complex="Calibri" fo:language="en"/>
    </style:style>
    <style:style style:name="T671_6" style:family="text">
      <style:text-properties style:font-name="Cambria Math" style:font-name-complex="Cambria Math" fo:language="en"/>
    </style:style>
    <style:style style:name="T671_7" style:family="text">
      <style:text-properties style:font-name="Calibri" style:font-name-complex="Calibri" fo:language="en"/>
    </style:style>
    <style:style style:name="T671_8" style:family="text">
      <style:text-properties style:font-name="Cambria Math" style:font-name-complex="Cambria Math" fo:language="en"/>
    </style:style>
    <style:style style:name="T671_9" style:family="text">
      <style:text-properties style:font-name="Calibri" style:font-name-complex="Calibri" fo:language="en"/>
    </style:style>
    <style:style style:name="T671_10" style:family="text">
      <style:text-properties style:font-name="Cambria Math" style:font-name-complex="Cambria Math" fo:language="en"/>
    </style:style>
    <style:style style:name="T671_11" style:family="text">
      <style:text-properties style:font-name="Calibri" style:font-name-complex="Calibri" fo:language="en"/>
    </style:style>
    <style:style style:name="T671_12" style:family="text">
      <style:text-properties style:font-name="Cambria Math" style:font-name-complex="Cambria Math" fo:language="en"/>
    </style:style>
    <style:style style:name="T671_13" style:family="text">
      <style:text-properties style:font-name="Calibri" style:font-name-complex="Calibri" fo:language="en"/>
    </style:style>
    <style:style style:name="T671_14" style:family="text">
      <style:text-properties style:font-name="Cambria Math" style:font-name-complex="Cambria Math" fo:language="en"/>
    </style:style>
    <style:style style:name="P672" style:family="paragraph" style:parent-style-name="Normal">
      <style:paragraph-properties style:text-autospace="none" fo:line-height="115%" fo:margin-bottom="0.353cm"/>
    </style:style>
    <style:style style:name="T672_1" style:family="text">
      <style:text-properties style:font-name="Calibri" style:font-name-complex="Calibri" fo:language="en"/>
    </style:style>
    <style:style style:name="T672_2" style:family="text">
      <style:text-properties style:font-name="Cambria Math" style:font-name-complex="Cambria Math" fo:language="en"/>
    </style:style>
    <style:style style:name="T672_3" style:family="text">
      <style:text-properties style:font-name="Calibri" style:font-name-complex="Calibri" fo:language="en"/>
    </style:style>
    <style:style style:name="T672_4" style:family="text">
      <style:text-properties style:font-name="Cambria Math" style:font-name-complex="Cambria Math" fo:language="en"/>
    </style:style>
    <style:style style:name="T672_5" style:family="text">
      <style:text-properties style:font-name="Calibri" style:font-name-complex="Calibri" fo:language="en"/>
    </style:style>
    <style:style style:name="T672_6" style:family="text">
      <style:text-properties style:font-name="Cambria Math" style:font-name-complex="Cambria Math" fo:language="en"/>
    </style:style>
    <style:style style:name="T672_7" style:family="text">
      <style:text-properties style:font-name="Calibri" style:font-name-complex="Calibri" fo:language="en"/>
    </style:style>
    <style:style style:name="T672_8" style:family="text">
      <style:text-properties style:font-name="Cambria Math" style:font-name-complex="Cambria Math" fo:language="en"/>
    </style:style>
    <style:style style:name="T672_9" style:family="text">
      <style:text-properties style:font-name="Calibri" style:font-name-complex="Calibri" fo:language="en"/>
    </style:style>
    <style:style style:name="T672_10" style:family="text">
      <style:text-properties style:font-name="Cambria Math" style:font-name-complex="Cambria Math" fo:language="en"/>
    </style:style>
    <style:style style:name="T672_11" style:family="text">
      <style:text-properties style:font-name="Calibri" style:font-name-complex="Calibri" fo:language="en"/>
    </style:style>
    <style:style style:name="T672_12" style:family="text">
      <style:text-properties style:font-name="Cambria Math" style:font-name-complex="Cambria Math" fo:language="en"/>
    </style:style>
    <style:style style:name="T672_13" style:family="text">
      <style:text-properties style:font-name="Calibri" style:font-name-complex="Calibri" fo:language="en"/>
    </style:style>
    <style:style style:name="T672_14" style:family="text">
      <style:text-properties style:font-name="Cambria Math" style:font-name-complex="Cambria Math" fo:language="en"/>
    </style:style>
    <style:style style:name="T672_15" style:family="text">
      <style:text-properties style:font-name="Calibri" style:font-name-complex="Calibri" fo:language="en"/>
    </style:style>
    <style:style style:name="T672_16" style:family="text">
      <style:text-properties style:font-name="Cambria Math" style:font-name-complex="Cambria Math" fo:language="en"/>
    </style:style>
    <style:style style:name="T672_17" style:family="text">
      <style:text-properties style:font-name="Calibri" style:font-name-complex="Calibri" fo:language="en"/>
    </style:style>
    <style:style style:name="T672_18" style:family="text">
      <style:text-properties style:font-name="Cambria Math" style:font-name-complex="Cambria Math" fo:language="en"/>
    </style:style>
    <style:style style:name="T672_19" style:family="text">
      <style:text-properties style:font-name="Calibri" style:font-name-complex="Calibri" fo:language="en"/>
    </style:style>
    <style:style style:name="T672_20" style:family="text">
      <style:text-properties style:font-name="Cambria Math" style:font-name-complex="Cambria Math" fo:language="en"/>
    </style:style>
    <style:style style:name="P673" style:family="paragraph" style:parent-style-name="Normal">
      <style:paragraph-properties style:text-autospace="none" fo:line-height="115%" fo:margin-bottom="0.353cm"/>
    </style:style>
    <style:style style:name="T673_1" style:family="text">
      <style:text-properties style:font-name="Cambria Math" style:font-name-complex="Cambria Math" fo:language="en"/>
    </style:style>
    <style:style style:name="T673_2" style:family="text">
      <style:text-properties style:font-name="Calibri" style:font-name-complex="Calibri" fo:language="en"/>
    </style:style>
    <style:style style:name="T673_3" style:family="text">
      <style:text-properties style:font-name="Cambria Math" style:font-name-complex="Cambria Math" fo:language="en"/>
    </style:style>
    <style:style style:name="T673_4" style:family="text">
      <style:text-properties style:font-name="Calibri" style:font-name-complex="Calibri" fo:language="en"/>
    </style:style>
    <style:style style:name="T673_5" style:family="text">
      <style:text-properties style:font-name="Cambria Math" style:font-name-complex="Cambria Math" fo:language="en"/>
    </style:style>
    <style:style style:name="T673_6" style:family="text">
      <style:text-properties style:font-name="Calibri" style:font-name-complex="Calibri" fo:language="en"/>
    </style:style>
    <style:style style:name="T673_7" style:family="text">
      <style:text-properties style:font-name="Cambria Math" style:font-name-complex="Cambria Math" fo:language="en"/>
    </style:style>
    <style:style style:name="T673_8" style:family="text">
      <style:text-properties style:font-name="Calibri" style:font-name-complex="Calibri" fo:language="en"/>
    </style:style>
    <style:style style:name="T673_9" style:family="text">
      <style:text-properties style:font-name="Cambria Math" style:font-name-complex="Cambria Math" fo:language="en"/>
    </style:style>
    <style:style style:name="T673_10" style:family="text">
      <style:text-properties style:font-name="Calibri" style:font-name-complex="Calibri" fo:language="en"/>
    </style:style>
    <style:style style:name="T673_11" style:family="text">
      <style:text-properties style:font-name="Cambria Math" style:font-name-complex="Cambria Math" fo:language="en"/>
    </style:style>
    <style:style style:name="T673_12" style:family="text">
      <style:text-properties style:font-name="Calibri" style:font-name-complex="Calibri" fo:language="en"/>
    </style:style>
    <style:style style:name="T673_13" style:family="text">
      <style:text-properties style:font-name="Cambria Math" style:font-name-complex="Cambria Math" fo:language="en"/>
    </style:style>
    <style:style style:name="T673_14" style:family="text">
      <style:text-properties style:font-name="Calibri" style:font-name-complex="Calibri" fo:language="en"/>
    </style:style>
    <style:style style:name="T673_15" style:family="text">
      <style:text-properties style:font-name="Cambria Math" style:font-name-complex="Cambria Math" fo:language="en"/>
    </style:style>
    <style:style style:name="P67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75" style:family="paragraph" style:parent-style-name="Normal">
      <style:paragraph-properties style:text-autospace="none" fo:line-height="115%" fo:margin-bottom="0.353cm"/>
    </style:style>
    <style:style style:name="T675_1" style:family="text">
      <style:text-properties style:font-name="Calibri" style:font-name-complex="Calibri" fo:language="en"/>
    </style:style>
    <style:style style:name="T675_2" style:family="text">
      <style:text-properties style:font-name="Cambria Math" style:font-name-complex="Cambria Math" fo:language="en"/>
    </style:style>
    <style:style style:name="T675_3" style:family="text">
      <style:text-properties style:font-name="Calibri" style:font-name-complex="Calibri" fo:language="en"/>
    </style:style>
    <style:style style:name="T675_4" style:family="text">
      <style:text-properties style:font-name="Cambria Math" style:font-name-complex="Cambria Math" fo:language="en"/>
    </style:style>
    <style:style style:name="T675_5" style:family="text">
      <style:text-properties style:font-name="Calibri" style:font-name-complex="Calibri" fo:language="en"/>
    </style:style>
    <style:style style:name="T675_6" style:family="text">
      <style:text-properties style:font-name="Cambria Math" style:font-name-complex="Cambria Math" fo:language="en"/>
    </style:style>
    <style:style style:name="T675_7" style:family="text">
      <style:text-properties style:font-name="Calibri" style:font-name-complex="Calibri" fo:language="en"/>
    </style:style>
    <style:style style:name="T675_8" style:family="text">
      <style:text-properties style:font-name="Cambria Math" style:font-name-complex="Cambria Math" fo:language="en"/>
    </style:style>
    <style:style style:name="T675_9" style:family="text">
      <style:text-properties style:font-name="Calibri" style:font-name-complex="Calibri" fo:language="en"/>
    </style:style>
    <style:style style:name="T675_10" style:family="text">
      <style:text-properties style:font-name="Cambria Math" style:font-name-complex="Cambria Math" fo:language="en"/>
    </style:style>
    <style:style style:name="T675_11" style:family="text">
      <style:text-properties style:font-name="Calibri" style:font-name-complex="Calibri" fo:language="en"/>
    </style:style>
    <style:style style:name="T675_12" style:family="text">
      <style:text-properties style:font-name="Cambria Math" style:font-name-complex="Cambria Math" fo:language="en"/>
    </style:style>
    <style:style style:name="T675_13" style:family="text">
      <style:text-properties style:font-name="Calibri" style:font-name-complex="Calibri" fo:language="en"/>
    </style:style>
    <style:style style:name="T675_14" style:family="text">
      <style:text-properties style:font-name="Cambria Math" style:font-name-complex="Cambria Math" fo:language="en"/>
    </style:style>
    <style:style style:name="T675_15" style:family="text">
      <style:text-properties style:font-name="Calibri" style:font-name-complex="Calibri" fo:language="en"/>
    </style:style>
    <style:style style:name="T675_16" style:family="text">
      <style:text-properties style:font-name="Cambria Math" style:font-name-complex="Cambria Math" fo:language="en"/>
    </style:style>
    <style:style style:name="P676" style:family="paragraph" style:parent-style-name="Normal">
      <style:paragraph-properties style:text-autospace="none" fo:line-height="115%" fo:margin-bottom="0.353cm"/>
    </style:style>
    <style:style style:name="T676_1" style:family="text">
      <style:text-properties style:font-name="Cambria Math" style:font-name-complex="Cambria Math" fo:language="en"/>
    </style:style>
    <style:style style:name="T676_2" style:family="text">
      <style:text-properties style:font-name="Calibri" style:font-name-complex="Calibri" fo:language="en"/>
    </style:style>
    <style:style style:name="T676_3" style:family="text">
      <style:text-properties style:font-name="Cambria Math" style:font-name-complex="Cambria Math" fo:language="en"/>
    </style:style>
    <style:style style:name="T676_4" style:family="text">
      <style:text-properties style:font-name="Calibri" style:font-name-complex="Calibri" fo:language="en"/>
    </style:style>
    <style:style style:name="T676_5" style:family="text">
      <style:text-properties style:font-name="Cambria Math" style:font-name-complex="Cambria Math" fo:language="en"/>
    </style:style>
    <style:style style:name="T676_6" style:family="text">
      <style:text-properties style:font-name="Calibri" style:font-name-complex="Calibri" fo:language="en"/>
    </style:style>
    <style:style style:name="T676_7" style:family="text">
      <style:text-properties style:font-name="Cambria Math" style:font-name-complex="Cambria Math" fo:language="en"/>
    </style:style>
    <style:style style:name="T676_8" style:family="text">
      <style:text-properties style:font-name="Calibri" style:font-name-complex="Calibri" fo:language="en"/>
    </style:style>
    <style:style style:name="T676_9" style:family="text">
      <style:text-properties style:font-name="Cambria Math" style:font-name-complex="Cambria Math" fo:language="en"/>
    </style:style>
    <style:style style:name="T676_10" style:family="text">
      <style:text-properties style:font-name="Calibri" style:font-name-complex="Calibri" fo:language="en"/>
    </style:style>
    <style:style style:name="T676_11" style:family="text">
      <style:text-properties style:font-name="Cambria Math" style:font-name-complex="Cambria Math" fo:language="en"/>
    </style:style>
    <style:style style:name="P67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78" style:family="paragraph" style:parent-style-name="Normal">
      <style:paragraph-properties style:text-autospace="none" fo:line-height="115%" fo:margin-bottom="0.353cm"/>
    </style:style>
    <style:style style:name="T678_1" style:family="text">
      <style:text-properties style:font-name="Calibri" style:font-name-complex="Calibri" fo:language="en"/>
    </style:style>
    <style:style style:name="T678_2" style:family="text">
      <style:text-properties style:font-name="Cambria Math" style:font-name-complex="Cambria Math" fo:language="en"/>
    </style:style>
    <style:style style:name="T678_3" style:family="text">
      <style:text-properties style:font-name="Calibri" style:font-name-complex="Calibri" fo:language="en"/>
    </style:style>
    <style:style style:name="T678_4" style:family="text">
      <style:text-properties style:font-name="Cambria Math" style:font-name-complex="Cambria Math" fo:language="en"/>
    </style:style>
    <style:style style:name="T678_5" style:family="text">
      <style:text-properties style:font-name="Calibri" style:font-name-complex="Calibri" fo:language="en"/>
    </style:style>
    <style:style style:name="T678_6" style:family="text">
      <style:text-properties style:font-name="Cambria Math" style:font-name-complex="Cambria Math" fo:language="en"/>
    </style:style>
    <style:style style:name="T678_7" style:family="text">
      <style:text-properties style:font-name="Calibri" style:font-name-complex="Calibri" fo:language="en"/>
    </style:style>
    <style:style style:name="T678_8" style:family="text">
      <style:text-properties style:font-name="Cambria Math" style:font-name-complex="Cambria Math" fo:language="en"/>
    </style:style>
    <style:style style:name="T678_9" style:family="text">
      <style:text-properties style:font-name="Calibri" style:font-name-complex="Calibri" fo:language="en"/>
    </style:style>
    <style:style style:name="T678_10" style:family="text">
      <style:text-properties style:font-name="Cambria Math" style:font-name-complex="Cambria Math" fo:language="en"/>
    </style:style>
    <style:style style:name="T678_11" style:family="text">
      <style:text-properties style:font-name="Calibri" style:font-name-complex="Calibri" fo:language="en"/>
    </style:style>
    <style:style style:name="T678_12" style:family="text">
      <style:text-properties style:font-name="Cambria Math" style:font-name-complex="Cambria Math" fo:language="en"/>
    </style:style>
    <style:style style:name="T678_13" style:family="text">
      <style:text-properties style:font-name="Calibri" style:font-name-complex="Calibri" fo:language="en"/>
    </style:style>
    <style:style style:name="T678_14" style:family="text">
      <style:text-properties style:font-name="Cambria Math" style:font-name-complex="Cambria Math" fo:language="en"/>
    </style:style>
    <style:style style:name="T678_15" style:family="text">
      <style:text-properties style:font-name="Calibri" style:font-name-complex="Calibri" fo:language="en"/>
    </style:style>
    <style:style style:name="T678_16" style:family="text">
      <style:text-properties style:font-name="Cambria Math" style:font-name-complex="Cambria Math" fo:language="en"/>
    </style:style>
    <style:style style:name="T678_17" style:family="text">
      <style:text-properties style:font-name="Calibri" style:font-name-complex="Calibri" fo:language="en"/>
    </style:style>
    <style:style style:name="T678_18" style:family="text">
      <style:text-properties style:font-name="Cambria Math" style:font-name-complex="Cambria Math" fo:language="en"/>
    </style:style>
    <style:style style:name="T678_19" style:family="text">
      <style:text-properties style:font-name="Calibri" style:font-name-complex="Calibri" fo:language="en"/>
    </style:style>
    <style:style style:name="T678_20" style:family="text">
      <style:text-properties style:font-name="Cambria Math" style:font-name-complex="Cambria Math" fo:language="en"/>
    </style:style>
    <style:style style:name="T678_21" style:family="text">
      <style:text-properties style:font-name="Calibri" style:font-name-complex="Calibri" fo:language="en"/>
    </style:style>
    <style:style style:name="P679" style:family="paragraph" style:parent-style-name="Normal">
      <style:paragraph-properties style:text-autospace="none" fo:line-height="115%" fo:margin-bottom="0.353cm"/>
    </style:style>
    <style:style style:name="T679_1" style:family="text">
      <style:text-properties style:font-name="Cambria Math" style:font-name-complex="Cambria Math" fo:language="en"/>
    </style:style>
    <style:style style:name="P680" style:family="paragraph" style:parent-style-name="Normal">
      <style:paragraph-properties style:text-autospace="none" fo:line-height="115%" fo:margin-bottom="0.353cm"/>
    </style:style>
    <style:style style:name="T680_1" style:family="text">
      <style:text-properties style:font-name="Calibri" style:font-name-complex="Calibri" fo:language="en"/>
    </style:style>
    <style:style style:name="T680_2" style:family="text">
      <style:text-properties style:font-name="Cambria Math" style:font-name-complex="Cambria Math" fo:language="en"/>
    </style:style>
    <style:style style:name="T680_3" style:family="text">
      <style:text-properties style:font-name="Calibri" style:font-name-complex="Calibri" fo:language="en"/>
    </style:style>
    <style:style style:name="T680_4" style:family="text">
      <style:text-properties style:font-name="Cambria Math" style:font-name-complex="Cambria Math" fo:language="en"/>
    </style:style>
    <style:style style:name="T680_5" style:family="text">
      <style:text-properties style:font-name="Calibri" style:font-name-complex="Calibri" fo:language="en"/>
    </style:style>
    <style:style style:name="T680_6" style:family="text">
      <style:text-properties style:font-name="Cambria Math" style:font-name-complex="Cambria Math" fo:language="en"/>
    </style:style>
    <style:style style:name="T680_7" style:family="text">
      <style:text-properties style:font-name="Calibri" style:font-name-complex="Calibri" fo:language="en"/>
    </style:style>
    <style:style style:name="T680_8" style:family="text">
      <style:text-properties style:font-name="Cambria Math" style:font-name-complex="Cambria Math" fo:language="en"/>
    </style:style>
    <style:style style:name="T680_9" style:family="text">
      <style:text-properties style:font-name="Calibri" style:font-name-complex="Calibri" fo:language="en"/>
    </style:style>
    <style:style style:name="T680_10" style:family="text">
      <style:text-properties style:font-name="Cambria Math" style:font-name-complex="Cambria Math" fo:language="en"/>
    </style:style>
    <style:style style:name="T680_11" style:family="text">
      <style:text-properties style:font-name="Calibri" style:font-name-complex="Calibri" fo:language="en"/>
    </style:style>
    <style:style style:name="T680_12" style:family="text">
      <style:text-properties style:font-name="Cambria Math" style:font-name-complex="Cambria Math" fo:language="en"/>
    </style:style>
    <style:style style:name="T680_13" style:family="text">
      <style:text-properties style:font-name="Calibri" style:font-name-complex="Calibri" fo:language="en"/>
    </style:style>
    <style:style style:name="T680_14" style:family="text">
      <style:text-properties style:font-name="Cambria Math" style:font-name-complex="Cambria Math" fo:language="en"/>
    </style:style>
    <style:style style:name="T680_15" style:family="text">
      <style:text-properties style:font-name="Calibri" style:font-name-complex="Calibri" fo:language="en"/>
    </style:style>
    <style:style style:name="T680_16" style:family="text">
      <style:text-properties style:font-name="Cambria Math" style:font-name-complex="Cambria Math" fo:language="en"/>
    </style:style>
    <style:style style:name="T680_17" style:family="text">
      <style:text-properties style:font-name="Calibri" style:font-name-complex="Calibri" fo:language="en"/>
    </style:style>
    <style:style style:name="P681" style:family="paragraph" style:parent-style-name="Normal">
      <style:paragraph-properties style:text-autospace="none" fo:line-height="115%" fo:margin-bottom="0.353cm"/>
    </style:style>
    <style:style style:name="T681_1" style:family="text">
      <style:text-properties style:font-name="Cambria Math" style:font-name-complex="Cambria Math" fo:language="en"/>
    </style:style>
    <style:style style:name="T681_2" style:family="text">
      <style:text-properties style:font-name="Calibri" style:font-name-complex="Calibri" fo:language="en"/>
    </style:style>
    <style:style style:name="T681_3" style:family="text">
      <style:text-properties style:font-name="Cambria Math" style:font-name-complex="Cambria Math" fo:language="en"/>
    </style:style>
    <style:style style:name="T681_4" style:family="text">
      <style:text-properties style:font-name="Calibri" style:font-name-complex="Calibri" fo:language="en"/>
    </style:style>
    <style:style style:name="T681_5" style:family="text">
      <style:text-properties style:font-name="Cambria Math" style:font-name-complex="Cambria Math" fo:language="en"/>
    </style:style>
    <style:style style:name="T681_6" style:family="text">
      <style:text-properties style:font-name="Calibri" style:font-name-complex="Calibri" fo:language="en"/>
    </style:style>
    <style:style style:name="T681_7" style:family="text">
      <style:text-properties style:font-name="Cambria Math" style:font-name-complex="Cambria Math" fo:language="en"/>
    </style:style>
    <style:style style:name="T681_8" style:family="text">
      <style:text-properties style:font-name="Calibri" style:font-name-complex="Calibri" fo:language="en"/>
    </style:style>
    <style:style style:name="T681_9" style:family="text">
      <style:text-properties style:font-name="Cambria Math" style:font-name-complex="Cambria Math" fo:language="en"/>
    </style:style>
    <style:style style:name="T681_10" style:family="text">
      <style:text-properties style:font-name="Calibri" style:font-name-complex="Calibri" fo:language="en"/>
    </style:style>
    <style:style style:name="T681_11" style:family="text">
      <style:text-properties style:font-name="Cambria Math" style:font-name-complex="Cambria Math" fo:language="en"/>
    </style:style>
    <style:style style:name="P682" style:family="paragraph" style:parent-style-name="Normal">
      <style:paragraph-properties style:text-autospace="none" fo:line-height="115%" fo:margin-bottom="0.353cm"/>
    </style:style>
    <style:style style:name="T682_1" style:family="text">
      <style:text-properties style:font-name="Calibri" style:font-name-complex="Calibri" fo:language="en"/>
    </style:style>
    <style:style style:name="T682_2" style:family="text">
      <style:text-properties style:font-name="Cambria Math" style:font-name-complex="Cambria Math" fo:language="en"/>
    </style:style>
    <style:style style:name="T682_3" style:family="text">
      <style:text-properties style:font-name="Calibri" style:font-name-complex="Calibri" fo:language="en"/>
    </style:style>
    <style:style style:name="P68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84" style:family="paragraph" style:parent-style-name="Normal">
      <style:paragraph-properties style:text-autospace="none" fo:line-height="115%" fo:margin-bottom="0.353cm"/>
    </style:style>
    <style:style style:name="T684_1" style:family="text">
      <style:text-properties style:font-name="Calibri" style:font-name-complex="Calibri" fo:language="en"/>
    </style:style>
    <style:style style:name="T684_2" style:family="text">
      <style:text-properties style:font-name="Cambria Math" style:font-name-complex="Cambria Math" fo:language="en"/>
    </style:style>
    <style:style style:name="T684_3" style:family="text">
      <style:text-properties style:font-name="Calibri" style:font-name-complex="Calibri" fo:language="en"/>
    </style:style>
    <style:style style:name="T684_4" style:family="text">
      <style:text-properties style:font-name="Cambria Math" style:font-name-complex="Cambria Math" fo:language="en"/>
    </style:style>
    <style:style style:name="T684_5" style:family="text">
      <style:text-properties style:font-name="Calibri" style:font-name-complex="Calibri" fo:language="en"/>
    </style:style>
    <style:style style:name="T684_6" style:family="text">
      <style:text-properties style:font-name="Cambria Math" style:font-name-complex="Cambria Math" fo:language="en"/>
    </style:style>
    <style:style style:name="T684_7" style:family="text">
      <style:text-properties style:font-name="Calibri" style:font-name-complex="Calibri" fo:language="en"/>
    </style:style>
    <style:style style:name="T684_8" style:family="text">
      <style:text-properties style:font-name="Cambria Math" style:font-name-complex="Cambria Math" fo:language="en"/>
    </style:style>
    <style:style style:name="T684_9" style:family="text">
      <style:text-properties style:font-name="Calibri" style:font-name-complex="Calibri" fo:language="en"/>
    </style:style>
    <style:style style:name="T684_10" style:family="text">
      <style:text-properties style:font-name="Cambria Math" style:font-name-complex="Cambria Math" fo:language="en"/>
    </style:style>
    <style:style style:name="T684_11" style:family="text">
      <style:text-properties style:font-name="Calibri" style:font-name-complex="Calibri" fo:language="en"/>
    </style:style>
    <style:style style:name="T684_12" style:family="text">
      <style:text-properties style:font-name="Cambria Math" style:font-name-complex="Cambria Math" fo:language="en"/>
    </style:style>
    <style:style style:name="T684_13" style:family="text">
      <style:text-properties style:font-name="Calibri" style:font-name-complex="Calibri" fo:language="en"/>
    </style:style>
    <style:style style:name="T684_14" style:family="text">
      <style:text-properties style:font-name="Cambria Math" style:font-name-complex="Cambria Math" fo:language="en"/>
    </style:style>
    <style:style style:name="P685" style:family="paragraph" style:parent-style-name="Normal">
      <style:paragraph-properties style:text-autospace="none" fo:line-height="115%" fo:margin-bottom="0.353cm"/>
    </style:style>
    <style:style style:name="T685_1" style:family="text">
      <style:text-properties style:font-name="Cambria Math" style:font-name-complex="Cambria Math" fo:language="en"/>
    </style:style>
    <style:style style:name="P686" style:family="paragraph" style:parent-style-name="Normal">
      <style:paragraph-properties style:text-autospace="none" fo:line-height="115%" fo:margin-bottom="0.353cm"/>
    </style:style>
    <style:style style:name="T686_1" style:family="text">
      <style:text-properties style:font-name="Calibri" style:font-name-complex="Calibri" fo:language="en"/>
    </style:style>
    <style:style style:name="T686_2" style:family="text">
      <style:text-properties style:font-name="Cambria Math" style:font-name-complex="Cambria Math" fo:language="en"/>
    </style:style>
    <style:style style:name="T686_3" style:family="text">
      <style:text-properties style:font-name="Calibri" style:font-name-complex="Calibri" fo:language="en"/>
    </style:style>
    <style:style style:name="T686_4" style:family="text">
      <style:text-properties style:font-name="Cambria Math" style:font-name-complex="Cambria Math" fo:language="en"/>
    </style:style>
    <style:style style:name="T686_5" style:family="text">
      <style:text-properties style:font-name="Calibri" style:font-name-complex="Calibri" fo:language="en"/>
    </style:style>
    <style:style style:name="T686_6" style:family="text">
      <style:text-properties style:font-name="Cambria Math" style:font-name-complex="Cambria Math" fo:language="en"/>
    </style:style>
    <style:style style:name="T686_7" style:family="text">
      <style:text-properties style:font-name="Calibri" style:font-name-complex="Calibri" fo:language="en"/>
    </style:style>
    <style:style style:name="T686_8" style:family="text">
      <style:text-properties style:font-name="Cambria Math" style:font-name-complex="Cambria Math" fo:language="en"/>
    </style:style>
    <style:style style:name="T686_9" style:family="text">
      <style:text-properties style:font-name="Calibri" style:font-name-complex="Calibri" fo:language="en"/>
    </style:style>
    <style:style style:name="T686_10" style:family="text">
      <style:text-properties style:font-name="Cambria Math" style:font-name-complex="Cambria Math" fo:language="en"/>
    </style:style>
    <style:style style:name="T686_11" style:family="text">
      <style:text-properties style:font-name="Calibri" style:font-name-complex="Calibri" fo:language="en"/>
    </style:style>
    <style:style style:name="T686_12" style:family="text">
      <style:text-properties style:font-name="Cambria Math" style:font-name-complex="Cambria Math" fo:language="en"/>
    </style:style>
    <style:style style:name="T686_13" style:family="text">
      <style:text-properties style:font-name="Calibri" style:font-name-complex="Calibri" fo:language="en"/>
    </style:style>
    <style:style style:name="P687" style:family="paragraph" style:parent-style-name="Normal">
      <style:paragraph-properties style:text-autospace="none" fo:line-height="115%" fo:margin-bottom="0.353cm"/>
    </style:style>
    <style:style style:name="T687_1" style:family="text">
      <style:text-properties style:font-name="Cambria Math" style:font-name-complex="Cambria Math" fo:language="en"/>
    </style:style>
    <style:style style:name="T687_2" style:family="text">
      <style:text-properties style:font-name="Calibri" style:font-name-complex="Calibri" fo:language="en"/>
    </style:style>
    <style:style style:name="T687_3" style:family="text">
      <style:text-properties style:font-name="Cambria Math" style:font-name-complex="Cambria Math" fo:language="en"/>
    </style:style>
    <style:style style:name="T687_4" style:family="text">
      <style:text-properties style:font-name="Calibri" style:font-name-complex="Calibri" fo:language="en"/>
    </style:style>
    <style:style style:name="T687_5" style:family="text">
      <style:text-properties style:font-name="Cambria Math" style:font-name-complex="Cambria Math" fo:language="en"/>
    </style:style>
    <style:style style:name="T687_6" style:family="text">
      <style:text-properties style:font-name="Calibri" style:font-name-complex="Calibri" fo:language="en"/>
    </style:style>
    <style:style style:name="T687_7" style:family="text">
      <style:text-properties style:font-name="Cambria Math" style:font-name-complex="Cambria Math" fo:language="en"/>
    </style:style>
    <style:style style:name="T687_8" style:family="text">
      <style:text-properties style:font-name="Calibri" style:font-name-complex="Calibri" fo:language="en"/>
    </style:style>
    <style:style style:name="T687_9" style:family="text">
      <style:text-properties style:font-name="Cambria Math" style:font-name-complex="Cambria Math" fo:language="en"/>
    </style:style>
    <style:style style:name="T687_10" style:family="text">
      <style:text-properties style:font-name="Calibri" style:font-name-complex="Calibri" fo:language="en"/>
    </style:style>
    <style:style style:name="T687_11" style:family="text">
      <style:text-properties style:font-name="Cambria Math" style:font-name-complex="Cambria Math" fo:language="en"/>
    </style:style>
    <style:style style:name="T687_12" style:family="text">
      <style:text-properties style:font-name="Calibri" style:font-name-complex="Calibri" fo:language="en"/>
    </style:style>
    <style:style style:name="T687_13" style:family="text">
      <style:text-properties style:font-name="Cambria Math" style:font-name-complex="Cambria Math" fo:language="en"/>
    </style:style>
    <style:style style:name="T687_14" style:family="text">
      <style:text-properties style:font-name="Calibri" style:font-name-complex="Calibri" fo:language="en"/>
    </style:style>
    <style:style style:name="T687_15" style:family="text">
      <style:text-properties style:font-name="Cambria Math" style:font-name-complex="Cambria Math" fo:language="en"/>
    </style:style>
    <style:style style:name="T687_16" style:family="text">
      <style:text-properties style:font-name="Calibri" style:font-name-complex="Calibri" fo:language="en"/>
    </style:style>
    <style:style style:name="T687_17" style:family="text">
      <style:text-properties style:font-name="Cambria Math" style:font-name-complex="Cambria Math" fo:language="en"/>
    </style:style>
    <style:style style:name="T687_18" style:family="text">
      <style:text-properties style:font-name="Calibri" style:font-name-complex="Calibri" fo:language="en"/>
    </style:style>
    <style:style style:name="T687_19" style:family="text">
      <style:text-properties style:font-name="Cambria Math" style:font-name-complex="Cambria Math" fo:language="en"/>
    </style:style>
    <style:style style:name="P68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89" style:family="paragraph" style:parent-style-name="Normal">
      <style:paragraph-properties style:text-autospace="none" fo:line-height="115%" fo:margin-bottom="0.353cm"/>
    </style:style>
    <style:style style:name="T689_1" style:family="text">
      <style:text-properties style:font-name="Calibri" style:font-name-complex="Calibri" fo:language="en"/>
    </style:style>
    <style:style style:name="T689_2" style:family="text">
      <style:text-properties style:font-name="Cambria Math" style:font-name-complex="Cambria Math" fo:language="en"/>
    </style:style>
    <style:style style:name="T689_3" style:family="text">
      <style:text-properties style:font-name="Calibri" style:font-name-complex="Calibri" fo:language="en"/>
    </style:style>
    <style:style style:name="T689_4" style:family="text">
      <style:text-properties style:font-name="Cambria Math" style:font-name-complex="Cambria Math" fo:language="en"/>
    </style:style>
    <style:style style:name="T689_5" style:family="text">
      <style:text-properties style:font-name="Calibri" style:font-name-complex="Calibri" fo:language="en"/>
    </style:style>
    <style:style style:name="T689_6" style:family="text">
      <style:text-properties style:font-name="Cambria Math" style:font-name-complex="Cambria Math" fo:language="en"/>
    </style:style>
    <style:style style:name="T689_7" style:family="text">
      <style:text-properties style:font-name="Calibri" style:font-name-complex="Calibri" fo:language="en"/>
    </style:style>
    <style:style style:name="T689_8" style:family="text">
      <style:text-properties style:font-name="Cambria Math" style:font-name-complex="Cambria Math" fo:language="en"/>
    </style:style>
    <style:style style:name="T689_9" style:family="text">
      <style:text-properties style:font-name="Calibri" style:font-name-complex="Calibri" fo:language="en"/>
    </style:style>
    <style:style style:name="T689_10" style:family="text">
      <style:text-properties style:font-name="Cambria Math" style:font-name-complex="Cambria Math" fo:language="en"/>
    </style:style>
    <style:style style:name="T689_11" style:family="text">
      <style:text-properties style:font-name="Calibri" style:font-name-complex="Calibri" fo:language="en"/>
    </style:style>
    <style:style style:name="T689_12" style:family="text">
      <style:text-properties style:font-name="Cambria Math" style:font-name-complex="Cambria Math" fo:language="en"/>
    </style:style>
    <style:style style:name="P690" style:family="paragraph" style:parent-style-name="Normal">
      <style:paragraph-properties style:text-autospace="none" fo:line-height="115%" fo:margin-bottom="0.353cm"/>
    </style:style>
    <style:style style:name="T690_1" style:family="text">
      <style:text-properties style:font-name="Cambria Math" style:font-name-complex="Cambria Math" fo:language="en"/>
    </style:style>
    <style:style style:name="T690_2" style:family="text">
      <style:text-properties style:font-name="Calibri" style:font-name-complex="Calibri" fo:language="en"/>
    </style:style>
    <style:style style:name="T690_3" style:family="text">
      <style:text-properties style:font-name="Cambria Math" style:font-name-complex="Cambria Math" fo:language="en"/>
    </style:style>
    <style:style style:name="T690_4" style:family="text">
      <style:text-properties style:font-name="Calibri" style:font-name-complex="Calibri" fo:language="en"/>
    </style:style>
    <style:style style:name="T690_5" style:family="text">
      <style:text-properties style:font-name="Cambria Math" style:font-name-complex="Cambria Math" fo:language="en"/>
    </style:style>
    <style:style style:name="T690_6" style:family="text">
      <style:text-properties style:font-name="Calibri" style:font-name-complex="Calibri" fo:language="en"/>
    </style:style>
    <style:style style:name="T690_7" style:family="text">
      <style:text-properties style:font-name="Cambria Math" style:font-name-complex="Cambria Math" fo:language="en"/>
    </style:style>
    <style:style style:name="T690_8" style:family="text">
      <style:text-properties style:font-name="Calibri" style:font-name-complex="Calibri" fo:language="en"/>
    </style:style>
    <style:style style:name="T690_9" style:family="text">
      <style:text-properties style:font-name="Cambria Math" style:font-name-complex="Cambria Math" fo:language="en"/>
    </style:style>
    <style:style style:name="T690_10" style:family="text">
      <style:text-properties style:font-name="Calibri" style:font-name-complex="Calibri" fo:language="en"/>
    </style:style>
    <style:style style:name="T690_11" style:family="text">
      <style:text-properties style:font-name="Cambria Math" style:font-name-complex="Cambria Math" fo:language="en"/>
    </style:style>
    <style:style style:name="T690_12" style:family="text">
      <style:text-properties style:font-name="Calibri" style:font-name-complex="Calibri" fo:language="en"/>
    </style:style>
    <style:style style:name="T690_13" style:family="text">
      <style:text-properties style:font-name="Cambria Math" style:font-name-complex="Cambria Math" fo:language="en"/>
    </style:style>
    <style:style style:name="T690_14" style:family="text">
      <style:text-properties style:font-name="Calibri" style:font-name-complex="Calibri" fo:language="en"/>
    </style:style>
    <style:style style:name="T690_15" style:family="text">
      <style:text-properties style:font-name="Cambria Math" style:font-name-complex="Cambria Math" fo:language="en"/>
    </style:style>
    <style:style style:name="T690_16" style:family="text">
      <style:text-properties style:font-name="Calibri" style:font-name-complex="Calibri" fo:language="en"/>
    </style:style>
    <style:style style:name="T690_17" style:family="text">
      <style:text-properties style:font-name="Cambria Math" style:font-name-complex="Cambria Math" fo:language="en"/>
    </style:style>
    <style:style style:name="T690_18" style:family="text">
      <style:text-properties style:font-name="Calibri" style:font-name-complex="Calibri" fo:language="en"/>
    </style:style>
    <style:style style:name="T690_19" style:family="text">
      <style:text-properties style:font-name="Cambria Math" style:font-name-complex="Cambria Math" fo:language="en"/>
    </style:style>
    <style:style style:name="T690_20" style:family="text">
      <style:text-properties style:font-name="Calibri" style:font-name-complex="Calibri" fo:language="en"/>
    </style:style>
    <style:style style:name="T690_21" style:family="text">
      <style:text-properties style:font-name="Cambria Math" style:font-name-complex="Cambria Math" fo:language="en"/>
    </style:style>
    <style:style style:name="T690_22" style:family="text">
      <style:text-properties style:font-name="Calibri" style:font-name-complex="Calibri" fo:language="en"/>
    </style:style>
    <style:style style:name="T690_23" style:family="text">
      <style:text-properties style:font-name="Cambria Math" style:font-name-complex="Cambria Math" fo:language="en"/>
    </style:style>
    <style:style style:name="T690_24" style:family="text">
      <style:text-properties style:font-name="Calibri" style:font-name-complex="Calibri" fo:language="en"/>
    </style:style>
    <style:style style:name="T690_25" style:family="text">
      <style:text-properties style:font-name="Cambria Math" style:font-name-complex="Cambria Math" fo:language="en"/>
    </style:style>
    <style:style style:name="T690_26" style:family="text">
      <style:text-properties style:font-name="Calibri" style:font-name-complex="Calibri" fo:language="en"/>
    </style:style>
    <style:style style:name="T690_27" style:family="text">
      <style:text-properties style:font-name="Cambria Math" style:font-name-complex="Cambria Math" fo:language="en"/>
    </style:style>
    <style:style style:name="T690_28" style:family="text">
      <style:text-properties style:font-name="Calibri" style:font-name-complex="Calibri" fo:language="en"/>
    </style:style>
    <style:style style:name="T690_29" style:family="text">
      <style:text-properties style:font-name="Cambria Math" style:font-name-complex="Cambria Math" fo:language="en"/>
    </style:style>
    <style:style style:name="P69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692" style:family="paragraph" style:parent-style-name="Normal">
      <style:paragraph-properties style:text-autospace="none" fo:line-height="115%" fo:margin-bottom="0.353cm"/>
    </style:style>
    <style:style style:name="T692_1" style:family="text">
      <style:text-properties style:font-name="Cambria Math" style:font-name-complex="Cambria Math" fo:language="en"/>
    </style:style>
    <style:style style:name="P693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694" style:family="paragraph" style:parent-style-name="Normal">
      <style:paragraph-properties style:text-autospace="none" fo:line-height="115%" fo:margin-bottom="0.353cm"/>
    </style:style>
    <style:style style:name="T694_1" style:family="text">
      <style:text-properties style:font-name="Cambria Math" style:font-name-complex="Cambria Math" fo:language="en"/>
    </style:style>
    <style:style style:name="P69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696" style:family="paragraph" style:parent-style-name="Normal">
      <style:paragraph-properties style:text-autospace="none" fo:line-height="115%" fo:margin-bottom="0.353cm"/>
    </style:style>
    <style:style style:name="T696_1" style:family="text">
      <style:text-properties style:font-name="Cambria Math" style:font-name-complex="Cambria Math" fo:language="en" fo:font-weight="bold" style:font-weight-asian="bold" style:font-weight-complex="bold"/>
    </style:style>
    <style:style style:name="P697" style:family="paragraph" style:parent-style-name="Normal">
      <style:paragraph-properties style:text-autospace="none" fo:line-height="115%" fo:margin-bottom="0.353cm"/>
    </style:style>
    <style:style style:name="T697_1" style:family="text">
      <style:text-properties style:font-name="Cambria Math" style:font-name-complex="Cambria Math" fo:language="en" fo:font-weight="bold" style:font-weight-asian="bold" style:font-weight-complex="bold"/>
    </style:style>
    <style:style style:name="P698" style:family="paragraph" style:parent-style-name="Normal">
      <style:paragraph-properties style:text-autospace="none" fo:line-height="115%" fo:margin-bottom="0.353cm"/>
    </style:style>
    <style:style style:name="T698_1" style:family="text">
      <style:text-properties style:font-name="Cambria Math" style:font-name-complex="Cambria Math" fo:language="en" fo:font-weight="bold" style:font-weight-asian="bold" style:font-weight-complex="bold"/>
    </style:style>
    <style:style style:name="P699" style:family="paragraph" style:parent-style-name="Normal">
      <style:paragraph-properties style:text-autospace="none" fo:line-height="115%" fo:margin-bottom="0.353cm"/>
    </style:style>
    <style:style style:name="T699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0" style:family="paragraph" style:parent-style-name="Normal">
      <style:paragraph-properties style:text-autospace="none" fo:line-height="115%" fo:margin-bottom="0.353cm"/>
    </style:style>
    <style:style style:name="T700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1" style:family="paragraph" style:parent-style-name="Normal">
      <style:paragraph-properties style:text-autospace="none" fo:line-height="115%" fo:margin-bottom="0.353cm"/>
    </style:style>
    <style:style style:name="T701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2" style:family="paragraph" style:parent-style-name="Normal">
      <style:paragraph-properties style:text-autospace="none" fo:line-height="115%" fo:margin-bottom="0.353cm"/>
    </style:style>
    <style:style style:name="T702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3" style:family="paragraph" style:parent-style-name="Normal">
      <style:paragraph-properties style:text-autospace="none" fo:line-height="115%" fo:margin-bottom="0.353cm"/>
    </style:style>
    <style:style style:name="T703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4" style:family="paragraph" style:parent-style-name="Normal">
      <style:paragraph-properties style:text-autospace="none" fo:line-height="115%" fo:margin-bottom="0.353cm"/>
    </style:style>
    <style:style style:name="T704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5" style:family="paragraph" style:parent-style-name="Normal">
      <style:paragraph-properties style:text-autospace="none" fo:line-height="115%" fo:margin-bottom="0.353cm"/>
    </style:style>
    <style:style style:name="T705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6" style:family="paragraph" style:parent-style-name="Normal">
      <style:paragraph-properties style:text-autospace="none" fo:line-height="115%" fo:margin-bottom="0.353cm"/>
    </style:style>
    <style:style style:name="T706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7" style:family="paragraph" style:parent-style-name="Normal">
      <style:paragraph-properties style:text-autospace="none" fo:line-height="115%" fo:margin-bottom="0.353cm"/>
    </style:style>
    <style:style style:name="T707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8" style:family="paragraph" style:parent-style-name="Normal">
      <style:paragraph-properties style:text-autospace="none" fo:line-height="115%" fo:margin-bottom="0.353cm"/>
    </style:style>
    <style:style style:name="T708_1" style:family="text">
      <style:text-properties style:font-name="Cambria Math" style:font-name-complex="Cambria Math" fo:language="en" fo:font-weight="bold" style:font-weight-asian="bold" style:font-weight-complex="bold"/>
    </style:style>
    <style:style style:name="P709" style:family="paragraph" style:parent-style-name="Normal">
      <style:paragraph-properties style:text-autospace="none" fo:line-height="115%" fo:margin-bottom="0.353cm"/>
    </style:style>
    <style:style style:name="T709_1" style:family="text">
      <style:text-properties style:font-name="Cambria Math" style:font-name-complex="Cambria Math" fo:language="en" fo:font-weight="bold" style:font-weight-asian="bold" style:font-weight-complex="bold"/>
    </style:style>
    <style:style style:name="P710" style:family="paragraph" style:parent-style-name="Normal">
      <style:paragraph-properties style:text-autospace="none" fo:line-height="115%" fo:margin-bottom="0.353cm"/>
    </style:style>
    <style:style style:name="T710_1" style:family="text">
      <style:text-properties style:font-name="Cambria Math" style:font-name-complex="Cambria Math" fo:language="en" fo:font-weight="bold" style:font-weight-asian="bold" style:font-weight-complex="bold"/>
    </style:style>
    <style:style style:name="P711" style:family="paragraph" style:parent-style-name="Normal">
      <style:paragraph-properties style:text-autospace="none" fo:line-height="115%" fo:margin-bottom="0.353cm"/>
    </style:style>
    <style:style style:name="T711_1" style:family="text">
      <style:text-properties style:font-name="Cambria Math" style:font-name-complex="Cambria Math" fo:language="en"/>
    </style:style>
    <style:style style:name="P712" style:family="paragraph" style:parent-style-name="Normal">
      <style:paragraph-properties style:text-autospace="none" fo:line-height="115%" fo:margin-bottom="0.353cm"/>
    </style:style>
    <style:style style:name="T712_1" style:family="text">
      <style:text-properties style:font-name="Cambria Math" style:font-name-complex="Cambria Math" fo:language="en"/>
    </style:style>
    <style:style style:name="P713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14" style:family="paragraph" style:parent-style-name="Normal">
      <style:paragraph-properties style:text-autospace="none" fo:line-height="115%" fo:margin-bottom="0.353cm"/>
    </style:style>
    <style:style style:name="T714_1" style:family="text">
      <style:text-properties style:font-name="Cambria Math" style:font-name-complex="Cambria Math" fo:language="en"/>
    </style:style>
    <style:style style:name="P715" style:family="paragraph" style:parent-style-name="Normal">
      <style:paragraph-properties style:text-autospace="none" fo:line-height="115%" fo:margin-bottom="0.353cm"/>
    </style:style>
    <style:style style:name="T715_1" style:family="text">
      <style:text-properties style:font-name="Cambria Math" style:font-name-complex="Cambria Math" fo:language="en"/>
    </style:style>
    <style:style style:name="P716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17" style:family="paragraph" style:parent-style-name="Normal">
      <style:paragraph-properties style:text-autospace="none" fo:line-height="115%" fo:margin-bottom="0.353cm"/>
    </style:style>
    <style:style style:name="T717_1" style:family="text">
      <style:text-properties style:font-name="Cambria Math" style:font-name-complex="Cambria Math" fo:language="en"/>
    </style:style>
    <style:style style:name="P718" style:family="paragraph" style:parent-style-name="Normal">
      <style:paragraph-properties style:text-autospace="none" fo:line-height="115%" fo:margin-bottom="0.353cm"/>
    </style:style>
    <style:style style:name="T718_1" style:family="text">
      <style:text-properties style:font-name="Cambria Math" style:font-name-complex="Cambria Math" fo:language="en"/>
    </style:style>
    <style:style style:name="P719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20" style:family="paragraph" style:parent-style-name="Normal">
      <style:paragraph-properties style:text-autospace="none" fo:line-height="115%" fo:margin-bottom="0.353cm"/>
    </style:style>
    <style:style style:name="T720_1" style:family="text">
      <style:text-properties style:font-name="Cambria Math" style:font-name-complex="Cambria Math" fo:language="en"/>
    </style:style>
    <style:style style:name="P721" style:family="paragraph" style:parent-style-name="Normal">
      <style:paragraph-properties style:text-autospace="none" fo:line-height="115%" fo:margin-bottom="0.353cm"/>
    </style:style>
    <style:style style:name="T721_1" style:family="text">
      <style:text-properties style:font-name="Cambria Math" style:font-name-complex="Cambria Math" fo:language="en"/>
    </style:style>
    <style:style style:name="P722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23" style:family="paragraph" style:parent-style-name="Normal">
      <style:paragraph-properties style:text-autospace="none" fo:line-height="115%" fo:margin-bottom="0.353cm"/>
    </style:style>
    <style:style style:name="T723_1" style:family="text">
      <style:text-properties style:font-name="Cambria Math" style:font-name-complex="Cambria Math" fo:language="en"/>
    </style:style>
    <style:style style:name="P724" style:family="paragraph" style:parent-style-name="Normal">
      <style:paragraph-properties style:text-autospace="none" fo:line-height="115%" fo:margin-bottom="0.353cm"/>
    </style:style>
    <style:style style:name="T724_1" style:family="text">
      <style:text-properties style:font-name="Cambria Math" style:font-name-complex="Cambria Math" fo:language="en"/>
    </style:style>
    <style:style style:name="P72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26" style:family="paragraph" style:parent-style-name="Normal">
      <style:paragraph-properties style:text-autospace="none" fo:line-height="115%" fo:margin-bottom="0.353cm"/>
    </style:style>
    <style:style style:name="T726_1" style:family="text">
      <style:text-properties style:font-name="Cambria Math" style:font-name-complex="Cambria Math" fo:language="en"/>
    </style:style>
    <style:style style:name="P727" style:family="paragraph" style:parent-style-name="Normal">
      <style:paragraph-properties style:text-autospace="none" fo:line-height="115%" fo:margin-bottom="0.353cm"/>
    </style:style>
    <style:style style:name="T727_1" style:family="text">
      <style:text-properties style:font-name="Cambria Math" style:font-name-complex="Cambria Math" fo:language="en"/>
    </style:style>
    <style:style style:name="P72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29" style:family="paragraph" style:parent-style-name="Normal">
      <style:paragraph-properties style:text-autospace="none" fo:line-height="115%" fo:margin-bottom="0.353cm"/>
    </style:style>
    <style:style style:name="T729_1" style:family="text">
      <style:text-properties style:font-name="Cambria Math" style:font-name-complex="Cambria Math" fo:language="en"/>
    </style:style>
    <style:style style:name="P730" style:family="paragraph" style:parent-style-name="Normal">
      <style:paragraph-properties style:text-autospace="none" fo:line-height="115%" fo:margin-bottom="0.353cm"/>
    </style:style>
    <style:style style:name="T730_1" style:family="text">
      <style:text-properties style:font-name="Cambria Math" style:font-name-complex="Cambria Math" fo:language="en"/>
    </style:style>
    <style:style style:name="P731" style:family="paragraph" style:parent-style-name="Normal">
      <style:paragraph-properties style:text-autospace="none" fo:line-height="115%" fo:margin-bottom="0.353cm"/>
    </style:style>
    <style:style style:name="T731_1" style:family="text">
      <style:text-properties style:font-name="Cambria Math" style:font-name-complex="Cambria Math" fo:language="en"/>
    </style:style>
    <style:style style:name="P732" style:family="paragraph" style:parent-style-name="Normal">
      <style:paragraph-properties style:text-autospace="none" fo:line-height="115%" fo:margin-bottom="0.353cm"/>
    </style:style>
    <style:style style:name="T732_1" style:family="text">
      <style:text-properties style:font-name="Cambria Math" style:font-name-complex="Cambria Math" fo:language="en"/>
    </style:style>
    <style:style style:name="P733" style:family="paragraph" style:parent-style-name="Normal">
      <style:paragraph-properties style:text-autospace="none" fo:line-height="115%" fo:margin-bottom="0.353cm"/>
    </style:style>
    <style:style style:name="T733_1" style:family="text">
      <style:text-properties style:font-name="Cambria Math" style:font-name-complex="Cambria Math" fo:language="en" fo:font-weight="bold" style:font-weight-asian="bold" style:font-weight-complex="bold"/>
    </style:style>
    <style:style style:name="P734" style:family="paragraph" style:parent-style-name="Normal">
      <style:paragraph-properties style:text-autospace="none" fo:line-height="115%" fo:margin-bottom="0.353cm"/>
    </style:style>
    <style:style style:name="T734_1" style:family="text">
      <style:text-properties style:font-name="Cambria Math" style:font-name-complex="Cambria Math" fo:language="en" fo:font-weight="bold" style:font-weight-asian="bold" style:font-weight-complex="bold"/>
    </style:style>
    <style:style style:name="P735" style:family="paragraph" style:parent-style-name="Normal">
      <style:paragraph-properties style:text-autospace="none" fo:line-height="115%" fo:margin-bottom="0.353cm"/>
    </style:style>
    <style:style style:name="T735_1" style:family="text">
      <style:text-properties style:font-name="Cambria Math" style:font-name-complex="Cambria Math" fo:language="en" fo:font-weight="bold" style:font-weight-asian="bold" style:font-weight-complex="bold"/>
    </style:style>
    <style:style style:name="P736" style:family="paragraph" style:parent-style-name="Normal">
      <style:paragraph-properties style:text-autospace="none" fo:line-height="115%" fo:margin-bottom="0.353cm"/>
    </style:style>
    <style:style style:name="T736_1" style:family="text">
      <style:text-properties style:font-name="Cambria Math" style:font-name-complex="Cambria Math" fo:language="en" fo:font-weight="bold" style:font-weight-asian="bold" style:font-weight-complex="bold"/>
    </style:style>
    <style:style style:name="P737" style:family="paragraph" style:parent-style-name="Normal">
      <style:paragraph-properties style:text-autospace="none" fo:line-height="115%" fo:margin-bottom="0.353cm"/>
    </style:style>
    <style:style style:name="T737_1" style:family="text">
      <style:text-properties style:font-name="Cambria Math" style:font-name-complex="Cambria Math" fo:language="en" fo:font-weight="bold" style:font-weight-asian="bold" style:font-weight-complex="bold"/>
    </style:style>
    <style:style style:name="P738" style:family="paragraph" style:parent-style-name="Normal">
      <style:paragraph-properties style:text-autospace="none" fo:line-height="115%" fo:margin-bottom="0.353cm"/>
    </style:style>
    <style:style style:name="T738_1" style:family="text">
      <style:text-properties style:font-name="Cambria Math" style:font-name-complex="Cambria Math" fo:language="en" fo:font-weight="bold" style:font-weight-asian="bold" style:font-weight-complex="bold"/>
    </style:style>
    <style:style style:name="P739" style:family="paragraph" style:parent-style-name="Normal">
      <style:paragraph-properties style:text-autospace="none" fo:line-height="115%" fo:margin-bottom="0.353cm"/>
    </style:style>
    <style:style style:name="T739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0" style:family="paragraph" style:parent-style-name="Normal">
      <style:paragraph-properties style:text-autospace="none" fo:line-height="115%" fo:margin-bottom="0.353cm"/>
    </style:style>
    <style:style style:name="T740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1" style:family="paragraph" style:parent-style-name="Normal">
      <style:paragraph-properties style:text-autospace="none" fo:line-height="115%" fo:margin-bottom="0.353cm"/>
    </style:style>
    <style:style style:name="T741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2" style:family="paragraph" style:parent-style-name="Normal">
      <style:paragraph-properties style:text-autospace="none" fo:line-height="115%" fo:margin-bottom="0.353cm"/>
    </style:style>
    <style:style style:name="T742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3" style:family="paragraph" style:parent-style-name="Normal">
      <style:paragraph-properties style:text-autospace="none" fo:line-height="115%" fo:margin-bottom="0.353cm"/>
    </style:style>
    <style:style style:name="T743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4" style:family="paragraph" style:parent-style-name="Normal">
      <style:paragraph-properties style:text-autospace="none" fo:line-height="115%" fo:margin-bottom="0.353cm"/>
    </style:style>
    <style:style style:name="T744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5" style:family="paragraph" style:parent-style-name="Normal">
      <style:paragraph-properties style:text-autospace="none" fo:line-height="115%" fo:margin-bottom="0.353cm"/>
    </style:style>
    <style:style style:name="T745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6" style:family="paragraph" style:parent-style-name="Normal">
      <style:paragraph-properties style:text-autospace="none" fo:line-height="115%" fo:margin-bottom="0.353cm"/>
    </style:style>
    <style:style style:name="T746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7" style:family="paragraph" style:parent-style-name="Normal">
      <style:paragraph-properties style:text-autospace="none" fo:line-height="115%" fo:margin-bottom="0.353cm"/>
    </style:style>
    <style:style style:name="T747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8" style:family="paragraph" style:parent-style-name="Normal">
      <style:paragraph-properties style:text-autospace="none" fo:line-height="115%" fo:margin-bottom="0.353cm"/>
    </style:style>
    <style:style style:name="T748_1" style:family="text">
      <style:text-properties style:font-name="Cambria Math" style:font-name-complex="Cambria Math" fo:language="en" fo:font-weight="bold" style:font-weight-asian="bold" style:font-weight-complex="bold"/>
    </style:style>
    <style:style style:name="P749" style:family="paragraph" style:parent-style-name="Normal">
      <style:paragraph-properties style:text-autospace="none" fo:line-height="115%" fo:margin-bottom="0.353cm"/>
    </style:style>
    <style:style style:name="T749_1" style:family="text">
      <style:text-properties style:font-name="Cambria Math" style:font-name-complex="Cambria Math" fo:language="en" fo:font-weight="bold" style:font-weight-asian="bold" style:font-weight-complex="bold"/>
    </style:style>
    <style:style style:name="P750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51" style:family="paragraph" style:parent-style-name="Normal">
      <style:paragraph-properties style:text-autospace="none" fo:line-height="115%" fo:margin-bottom="0.353cm"/>
    </style:style>
    <style:style style:name="T751_1" style:family="text">
      <style:text-properties style:font-name="Cambria Math" style:font-name-complex="Cambria Math" fo:language="en"/>
    </style:style>
    <style:style style:name="P752" style:family="paragraph" style:parent-style-name="Normal">
      <style:paragraph-properties style:text-autospace="none" fo:line-height="115%" fo:margin-bottom="0.353cm"/>
    </style:style>
    <style:style style:name="T752_1" style:family="text">
      <style:text-properties style:font-name="Cambria Math" style:font-name-complex="Cambria Math" fo:language="en"/>
    </style:style>
    <style:style style:name="P753" style:family="paragraph" style:parent-style-name="Normal">
      <style:paragraph-properties style:text-autospace="none" fo:line-height="115%" fo:margin-bottom="0.353cm"/>
    </style:style>
    <style:style style:name="T753_1" style:family="text">
      <style:text-properties style:font-name="Cambria Math" style:font-name-complex="Cambria Math" fo:language="en"/>
    </style:style>
    <style:style style:name="P754" style:family="paragraph" style:parent-style-name="Normal">
      <style:paragraph-properties style:text-autospace="none" fo:line-height="115%" fo:margin-bottom="0.353cm"/>
    </style:style>
    <style:style style:name="T754_1" style:family="text">
      <style:text-properties style:font-name="Cambria Math" style:font-name-complex="Cambria Math" fo:language="en"/>
    </style:style>
    <style:style style:name="P755" style:family="paragraph" style:parent-style-name="Normal">
      <style:paragraph-properties style:text-autospace="none" fo:line-height="115%" fo:margin-bottom="0.353cm"/>
    </style:style>
    <style:style style:name="T755_1" style:family="text">
      <style:text-properties style:font-name="Cambria Math" style:font-name-complex="Cambria Math" fo:language="en"/>
    </style:style>
    <style:style style:name="P756" style:family="paragraph" style:parent-style-name="Normal">
      <style:paragraph-properties style:text-autospace="none" fo:line-height="115%" fo:margin-bottom="0.353cm"/>
    </style:style>
    <style:style style:name="T756_1" style:family="text">
      <style:text-properties style:font-name="Cambria Math" style:font-name-complex="Cambria Math" fo:language="en"/>
    </style:style>
    <style:style style:name="P75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58" style:family="paragraph" style:parent-style-name="Normal">
      <style:paragraph-properties style:text-autospace="none" fo:line-height="115%" fo:margin-bottom="0.353cm"/>
    </style:style>
    <style:style style:name="T758_1" style:family="text">
      <style:text-properties style:font-name="Cambria Math" style:font-name-complex="Cambria Math" fo:language="en"/>
    </style:style>
    <style:style style:name="P759" style:family="paragraph" style:parent-style-name="Normal">
      <style:paragraph-properties style:text-autospace="none" fo:line-height="115%" fo:margin-bottom="0.353cm"/>
    </style:style>
    <style:style style:name="T759_1" style:family="text">
      <style:text-properties style:font-name="Cambria Math" style:font-name-complex="Cambria Math" fo:language="en"/>
    </style:style>
    <style:style style:name="P760" style:family="paragraph" style:parent-style-name="Normal">
      <style:paragraph-properties style:text-autospace="none" fo:line-height="115%" fo:margin-bottom="0.353cm"/>
    </style:style>
    <style:style style:name="T760_1" style:family="text">
      <style:text-properties style:font-name="Cambria Math" style:font-name-complex="Cambria Math" fo:language="en"/>
    </style:style>
    <style:style style:name="P761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62" style:family="paragraph" style:parent-style-name="Normal">
      <style:paragraph-properties style:text-autospace="none" fo:line-height="115%" fo:margin-bottom="0.353cm"/>
    </style:style>
    <style:style style:name="T762_1" style:family="text">
      <style:text-properties style:font-name="Cambria Math" style:font-name-complex="Cambria Math" fo:language="en"/>
    </style:style>
    <style:style style:name="P763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64" style:family="paragraph" style:parent-style-name="Normal">
      <style:paragraph-properties style:text-autospace="none" fo:line-height="115%" fo:margin-bottom="0.353cm"/>
    </style:style>
    <style:style style:name="T764_1" style:family="text">
      <style:text-properties style:font-name="Cambria Math" style:font-name-complex="Cambria Math" fo:language="en"/>
    </style:style>
    <style:style style:name="P765" style:family="paragraph" style:parent-style-name="Normal">
      <style:paragraph-properties style:text-autospace="none" fo:line-height="115%" fo:margin-bottom="0.353cm"/>
    </style:style>
    <style:style style:name="T765_1" style:family="text">
      <style:text-properties style:font-name="Cambria Math" style:font-name-complex="Cambria Math" fo:language="en"/>
    </style:style>
    <style:style style:name="P766" style:family="paragraph" style:parent-style-name="Normal">
      <style:paragraph-properties style:text-autospace="none" fo:line-height="115%" fo:margin-bottom="0.353cm"/>
    </style:style>
    <style:style style:name="T766_1" style:family="text">
      <style:text-properties style:font-name="Cambria Math" style:font-name-complex="Cambria Math" fo:language="en"/>
    </style:style>
    <style:style style:name="P767" style:family="paragraph" style:parent-style-name="Normal">
      <style:paragraph-properties style:text-autospace="none" fo:line-height="115%" fo:margin-bottom="0.353cm"/>
    </style:style>
    <style:style style:name="T767_1" style:family="text">
      <style:text-properties style:font-name="Cambria Math" style:font-name-complex="Cambria Math" fo:language="en"/>
    </style:style>
    <style:style style:name="P768" style:family="paragraph" style:parent-style-name="Normal">
      <style:paragraph-properties style:text-autospace="none" fo:line-height="115%" fo:margin-bottom="0.353cm"/>
    </style:style>
    <style:style style:name="T768_1" style:family="text">
      <style:text-properties style:font-name="Cambria Math" style:font-name-complex="Cambria Math" fo:language="en"/>
    </style:style>
    <style:style style:name="P769" style:family="paragraph" style:parent-style-name="Normal">
      <style:paragraph-properties style:text-autospace="none" fo:line-height="115%" fo:margin-bottom="0.353cm"/>
    </style:style>
    <style:style style:name="T769_1" style:family="text">
      <style:text-properties style:font-name="Cambria Math" style:font-name-complex="Cambria Math" fo:language="en"/>
    </style:style>
    <style:style style:name="P770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71" style:family="paragraph" style:parent-style-name="Normal">
      <style:paragraph-properties style:text-autospace="none" fo:line-height="115%" fo:margin-bottom="0.353cm"/>
    </style:style>
    <style:style style:name="T771_1" style:family="text">
      <style:text-properties style:font-name="Cambria Math" style:font-name-complex="Cambria Math" fo:language="en"/>
    </style:style>
    <style:style style:name="P772" style:family="paragraph" style:parent-style-name="Normal">
      <style:paragraph-properties style:text-autospace="none" fo:line-height="115%" fo:margin-bottom="0.353cm"/>
    </style:style>
    <style:style style:name="T772_1" style:family="text">
      <style:text-properties style:font-name="Cambria Math" style:font-name-complex="Cambria Math" fo:language="en"/>
    </style:style>
    <style:style style:name="P773" style:family="paragraph" style:parent-style-name="Normal">
      <style:paragraph-properties style:text-autospace="none" fo:line-height="115%" fo:margin-bottom="0.353cm"/>
    </style:style>
    <style:style style:name="T773_1" style:family="text">
      <style:text-properties style:font-name="Cambria Math" style:font-name-complex="Cambria Math" fo:language="en"/>
    </style:style>
    <style:style style:name="P774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7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76" style:family="paragraph" style:parent-style-name="Normal">
      <style:paragraph-properties style:text-autospace="none" fo:line-height="115%" fo:margin-bottom="0.353cm"/>
    </style:style>
    <style:style style:name="T776_1" style:family="text">
      <style:text-properties style:font-name="Cambria Math" style:font-name-complex="Cambria Math" fo:language="en"/>
    </style:style>
    <style:style style:name="P77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7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79" style:family="paragraph" style:parent-style-name="Normal">
      <style:paragraph-properties style:text-autospace="none" fo:line-height="115%" fo:margin-bottom="0.353cm"/>
    </style:style>
    <style:style style:name="T779_1" style:family="text">
      <style:text-properties style:font-name="Cambria Math" style:font-name-complex="Cambria Math" fo:language="en"/>
    </style:style>
    <style:style style:name="P780" style:family="paragraph" style:parent-style-name="Normal">
      <style:paragraph-properties style:text-autospace="none" fo:line-height="115%" fo:margin-bottom="0.353cm"/>
    </style:style>
    <style:style style:name="T780_1" style:family="text">
      <style:text-properties style:font-name="Cambria Math" style:font-name-complex="Cambria Math" fo:language="en"/>
    </style:style>
    <style:style style:name="P781" style:family="paragraph" style:parent-style-name="Normal">
      <style:paragraph-properties style:text-autospace="none" fo:line-height="115%" fo:margin-bottom="0.353cm"/>
    </style:style>
    <style:style style:name="T781_1" style:family="text">
      <style:text-properties style:font-name="Cambria Math" style:font-name-complex="Cambria Math" fo:language="en"/>
    </style:style>
    <style:style style:name="P782" style:family="paragraph" style:parent-style-name="Normal">
      <style:paragraph-properties style:text-autospace="none" fo:line-height="115%" fo:margin-bottom="0.353cm"/>
    </style:style>
    <style:style style:name="T782_1" style:family="text">
      <style:text-properties style:font-name="Cambria Math" style:font-name-complex="Cambria Math" fo:language="en"/>
    </style:style>
    <style:style style:name="P783" style:family="paragraph" style:parent-style-name="Normal">
      <style:paragraph-properties style:text-autospace="none" fo:line-height="115%" fo:margin-bottom="0.353cm"/>
    </style:style>
    <style:style style:name="T783_1" style:family="text">
      <style:text-properties style:font-name="Cambria Math" style:font-name-complex="Cambria Math" fo:language="en"/>
    </style:style>
    <style:style style:name="P784" style:family="paragraph" style:parent-style-name="Normal">
      <style:paragraph-properties style:text-autospace="none" fo:line-height="115%" fo:margin-bottom="0.353cm"/>
    </style:style>
    <style:style style:name="T784_1" style:family="text">
      <style:text-properties style:font-name="Cambria Math" style:font-name-complex="Cambria Math" fo:language="en"/>
    </style:style>
    <style:style style:name="P785" style:family="paragraph" style:parent-style-name="Normal">
      <style:paragraph-properties style:text-autospace="none" fo:line-height="115%" fo:margin-bottom="0.353cm"/>
    </style:style>
    <style:style style:name="T785_1" style:family="text">
      <style:text-properties style:font-name="Cambria Math" style:font-name-complex="Cambria Math" fo:language="en"/>
    </style:style>
    <style:style style:name="P786" style:family="paragraph" style:parent-style-name="Normal">
      <style:paragraph-properties style:text-autospace="none" fo:line-height="115%" fo:margin-bottom="0.353cm"/>
    </style:style>
    <style:style style:name="T786_1" style:family="text">
      <style:text-properties style:font-name="Cambria Math" style:font-name-complex="Cambria Math" fo:language="en"/>
    </style:style>
    <style:style style:name="P787" style:family="paragraph" style:parent-style-name="Normal">
      <style:paragraph-properties style:text-autospace="none" fo:line-height="115%" fo:margin-bottom="0.353cm"/>
    </style:style>
    <style:style style:name="T787_1" style:family="text">
      <style:text-properties style:font-name="Cambria Math" style:font-name-complex="Cambria Math" fo:language="en"/>
    </style:style>
    <style:style style:name="P78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89" style:family="paragraph" style:parent-style-name="Normal">
      <style:paragraph-properties style:text-autospace="none" fo:line-height="115%" fo:margin-bottom="0.353cm"/>
    </style:style>
    <style:style style:name="T789_1" style:family="text">
      <style:text-properties style:font-name="Cambria Math" style:font-name-complex="Cambria Math" fo:language="en"/>
    </style:style>
    <style:style style:name="P790" style:family="paragraph" style:parent-style-name="Normal">
      <style:paragraph-properties style:text-autospace="none" fo:line-height="115%" fo:margin-bottom="0.353cm"/>
    </style:style>
    <style:style style:name="T790_1" style:family="text">
      <style:text-properties style:font-name="Cambria Math" style:font-name-complex="Cambria Math" fo:language="en"/>
    </style:style>
    <style:style style:name="P791" style:family="paragraph" style:parent-style-name="Normal">
      <style:paragraph-properties style:text-autospace="none" fo:line-height="115%" fo:margin-bottom="0.353cm"/>
    </style:style>
    <style:style style:name="T791_1" style:family="text">
      <style:text-properties style:font-name="Cambria Math" style:font-name-complex="Cambria Math" fo:language="en"/>
    </style:style>
    <style:style style:name="P792" style:family="paragraph" style:parent-style-name="Normal">
      <style:paragraph-properties style:text-autospace="none" fo:line-height="115%" fo:margin-bottom="0.353cm"/>
    </style:style>
    <style:style style:name="T792_1" style:family="text">
      <style:text-properties style:font-name="Cambria Math" style:font-name-complex="Cambria Math" fo:language="en"/>
    </style:style>
    <style:style style:name="P793" style:family="paragraph" style:parent-style-name="Normal">
      <style:paragraph-properties style:text-autospace="none" fo:line-height="115%" fo:margin-bottom="0.353cm"/>
    </style:style>
    <style:style style:name="T793_1" style:family="text">
      <style:text-properties style:font-name="Cambria Math" style:font-name-complex="Cambria Math" fo:language="en"/>
    </style:style>
    <style:style style:name="P794" style:family="paragraph" style:parent-style-name="Normal">
      <style:paragraph-properties style:text-autospace="none" fo:line-height="115%" fo:margin-bottom="0.353cm"/>
    </style:style>
    <style:style style:name="T794_1" style:family="text">
      <style:text-properties style:font-name="Cambria Math" style:font-name-complex="Cambria Math" fo:language="en"/>
    </style:style>
    <style:style style:name="P795" style:family="paragraph" style:parent-style-name="Normal">
      <style:paragraph-properties style:text-autospace="none" fo:line-height="115%" fo:margin-bottom="0.353cm"/>
    </style:style>
    <style:style style:name="T795_1" style:family="text">
      <style:text-properties style:font-name="Cambria Math" style:font-name-complex="Cambria Math" fo:language="en"/>
    </style:style>
    <style:style style:name="P796" style:family="paragraph" style:parent-style-name="Normal">
      <style:paragraph-properties style:text-autospace="none" fo:line-height="115%" fo:margin-bottom="0.353cm"/>
    </style:style>
    <style:style style:name="T796_1" style:family="text">
      <style:text-properties style:font-name="Cambria Math" style:font-name-complex="Cambria Math" fo:language="en"/>
    </style:style>
    <style:style style:name="P79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798" style:family="paragraph" style:parent-style-name="Normal">
      <style:paragraph-properties style:text-autospace="none" fo:line-height="115%" fo:margin-bottom="0.353cm"/>
    </style:style>
    <style:style style:name="T798_1" style:family="text">
      <style:text-properties style:font-name="Cambria Math" style:font-name-complex="Cambria Math" fo:language="en"/>
    </style:style>
    <style:style style:name="P799" style:family="paragraph" style:parent-style-name="Normal">
      <style:paragraph-properties style:text-autospace="none" fo:line-height="115%" fo:margin-bottom="0.353cm"/>
    </style:style>
    <style:style style:name="T799_1" style:family="text">
      <style:text-properties style:font-name="Cambria Math" style:font-name-complex="Cambria Math" fo:language="en"/>
    </style:style>
    <style:style style:name="P800" style:family="paragraph" style:parent-style-name="Normal">
      <style:paragraph-properties style:text-autospace="none" fo:line-height="115%" fo:margin-bottom="0.353cm"/>
    </style:style>
    <style:style style:name="T800_1" style:family="text">
      <style:text-properties style:font-name="Cambria Math" style:font-name-complex="Cambria Math" fo:language="en"/>
    </style:style>
    <style:style style:name="P801" style:family="paragraph" style:parent-style-name="Normal">
      <style:paragraph-properties style:text-autospace="none" fo:line-height="115%" fo:margin-bottom="0.353cm"/>
    </style:style>
    <style:style style:name="T801_1" style:family="text">
      <style:text-properties style:font-name="Cambria Math" style:font-name-complex="Cambria Math" fo:language="en"/>
    </style:style>
    <style:style style:name="P802" style:family="paragraph" style:parent-style-name="Normal">
      <style:paragraph-properties style:text-autospace="none" fo:line-height="115%" fo:margin-bottom="0.353cm"/>
    </style:style>
    <style:style style:name="T802_1" style:family="text">
      <style:text-properties style:font-name="Cambria Math" style:font-name-complex="Cambria Math" fo:language="en"/>
    </style:style>
    <style:style style:name="P803" style:family="paragraph" style:parent-style-name="Normal">
      <style:paragraph-properties style:text-autospace="none" fo:line-height="115%" fo:margin-bottom="0.353cm"/>
    </style:style>
    <style:style style:name="T803_1" style:family="text">
      <style:text-properties style:font-name="Cambria Math" style:font-name-complex="Cambria Math" fo:language="en"/>
    </style:style>
    <style:style style:name="P804" style:family="paragraph" style:parent-style-name="Normal">
      <style:paragraph-properties style:text-autospace="none" fo:line-height="115%" fo:margin-bottom="0.353cm"/>
    </style:style>
    <style:style style:name="T804_1" style:family="text">
      <style:text-properties style:font-name="Cambria Math" style:font-name-complex="Cambria Math" fo:language="en"/>
    </style:style>
    <style:style style:name="P805" style:family="paragraph" style:parent-style-name="Normal">
      <style:paragraph-properties style:text-autospace="none" fo:line-height="115%" fo:margin-bottom="0.353cm"/>
    </style:style>
    <style:style style:name="T805_1" style:family="text">
      <style:text-properties style:font-name="Cambria Math" style:font-name-complex="Cambria Math" fo:language="en"/>
    </style:style>
    <style:style style:name="P806" style:family="paragraph" style:parent-style-name="Normal">
      <style:paragraph-properties style:text-autospace="none" fo:line-height="115%" fo:margin-bottom="0.353cm"/>
    </style:style>
    <style:style style:name="T806_1" style:family="text">
      <style:text-properties style:font-name="Cambria Math" style:font-name-complex="Cambria Math" fo:language="en"/>
    </style:style>
    <style:style style:name="P80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08" style:family="paragraph" style:parent-style-name="Normal">
      <style:paragraph-properties style:text-autospace="none" fo:line-height="115%" fo:margin-bottom="0.353cm"/>
    </style:style>
    <style:style style:name="T808_1" style:family="text">
      <style:text-properties style:font-name="Cambria Math" style:font-name-complex="Cambria Math" fo:language="en"/>
    </style:style>
    <style:style style:name="P809" style:family="paragraph" style:parent-style-name="Normal">
      <style:paragraph-properties style:text-autospace="none" fo:line-height="115%" fo:margin-bottom="0.353cm"/>
    </style:style>
    <style:style style:name="T809_1" style:family="text">
      <style:text-properties style:font-name="Cambria Math" style:font-name-complex="Cambria Math" fo:language="en"/>
    </style:style>
    <style:style style:name="P810" style:family="paragraph" style:parent-style-name="Normal">
      <style:paragraph-properties style:text-autospace="none" fo:line-height="115%" fo:margin-bottom="0.353cm"/>
    </style:style>
    <style:style style:name="T810_1" style:family="text">
      <style:text-properties style:font-name="Cambria Math" style:font-name-complex="Cambria Math" fo:language="en"/>
    </style:style>
    <style:style style:name="P811" style:family="paragraph" style:parent-style-name="Normal">
      <style:paragraph-properties style:text-autospace="none" fo:line-height="115%" fo:margin-bottom="0.353cm"/>
    </style:style>
    <style:style style:name="T811_1" style:family="text">
      <style:text-properties style:font-name="Cambria Math" style:font-name-complex="Cambria Math" fo:language="en"/>
    </style:style>
    <style:style style:name="P812" style:family="paragraph" style:parent-style-name="Normal">
      <style:paragraph-properties style:text-autospace="none" fo:line-height="115%" fo:margin-bottom="0.353cm"/>
    </style:style>
    <style:style style:name="T812_1" style:family="text">
      <style:text-properties style:font-name="Cambria Math" style:font-name-complex="Cambria Math" fo:language="en"/>
    </style:style>
    <style:style style:name="P813" style:family="paragraph" style:parent-style-name="Normal">
      <style:paragraph-properties style:text-autospace="none" fo:line-height="115%" fo:margin-bottom="0.353cm"/>
    </style:style>
    <style:style style:name="T813_1" style:family="text">
      <style:text-properties style:font-name="Cambria Math" style:font-name-complex="Cambria Math" fo:language="en"/>
    </style:style>
    <style:style style:name="P814" style:family="paragraph" style:parent-style-name="Normal">
      <style:paragraph-properties style:text-autospace="none" fo:line-height="115%" fo:margin-bottom="0.353cm"/>
    </style:style>
    <style:style style:name="T814_1" style:family="text">
      <style:text-properties style:font-name="Cambria Math" style:font-name-complex="Cambria Math" fo:language="en"/>
    </style:style>
    <style:style style:name="P815" style:family="paragraph" style:parent-style-name="Normal">
      <style:paragraph-properties style:text-autospace="none" fo:line-height="115%" fo:margin-bottom="0.353cm"/>
    </style:style>
    <style:style style:name="T815_1" style:family="text">
      <style:text-properties style:font-name="Cambria Math" style:font-name-complex="Cambria Math" fo:language="en"/>
    </style:style>
    <style:style style:name="P816" style:family="paragraph" style:parent-style-name="Normal">
      <style:paragraph-properties style:text-autospace="none" fo:line-height="115%" fo:margin-bottom="0.353cm"/>
    </style:style>
    <style:style style:name="T816_1" style:family="text">
      <style:text-properties style:font-name="Cambria Math" style:font-name-complex="Cambria Math" fo:language="en"/>
    </style:style>
    <style:style style:name="P817" style:family="paragraph" style:parent-style-name="Normal">
      <style:paragraph-properties style:text-autospace="none" fo:line-height="115%" fo:margin-bottom="0.353cm"/>
    </style:style>
    <style:style style:name="T817_1" style:family="text">
      <style:text-properties style:font-name="Cambria Math" style:font-name-complex="Cambria Math" fo:language="en"/>
    </style:style>
    <style:style style:name="P81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19" style:family="paragraph" style:parent-style-name="Normal">
      <style:paragraph-properties style:text-autospace="none" fo:line-height="115%" fo:margin-bottom="0.353cm"/>
    </style:style>
    <style:style style:name="T819_1" style:family="text">
      <style:text-properties style:font-name="Cambria Math" style:font-name-complex="Cambria Math" fo:language="en"/>
    </style:style>
    <style:style style:name="P820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21" style:family="paragraph" style:parent-style-name="Normal">
      <style:paragraph-properties style:text-autospace="none" fo:line-height="115%" fo:margin-bottom="0.353cm"/>
    </style:style>
    <style:style style:name="T821_1" style:family="text">
      <style:text-properties style:font-name="Cambria Math" style:font-name-complex="Cambria Math" fo:language="en"/>
    </style:style>
    <style:style style:name="P822" style:family="paragraph" style:parent-style-name="Normal">
      <style:paragraph-properties style:text-autospace="none" fo:line-height="115%" fo:margin-bottom="0.353cm"/>
    </style:style>
    <style:style style:name="T822_1" style:family="text">
      <style:text-properties style:font-name="Cambria Math" style:font-name-complex="Cambria Math" fo:language="en"/>
    </style:style>
    <style:style style:name="P823" style:family="paragraph" style:parent-style-name="Normal">
      <style:paragraph-properties style:text-autospace="none" fo:line-height="115%" fo:margin-bottom="0.353cm"/>
    </style:style>
    <style:style style:name="T823_1" style:family="text">
      <style:text-properties style:font-name="Cambria Math" style:font-name-complex="Cambria Math" fo:language="en"/>
    </style:style>
    <style:style style:name="P824" style:family="paragraph" style:parent-style-name="Normal">
      <style:paragraph-properties style:text-autospace="none" fo:line-height="115%" fo:margin-bottom="0.353cm"/>
    </style:style>
    <style:style style:name="T824_1" style:family="text">
      <style:text-properties style:font-name="Cambria Math" style:font-name-complex="Cambria Math" fo:language="en"/>
    </style:style>
    <style:style style:name="P825" style:family="paragraph" style:parent-style-name="Normal">
      <style:paragraph-properties style:text-autospace="none" fo:line-height="115%" fo:margin-bottom="0.353cm"/>
    </style:style>
    <style:style style:name="T825_1" style:family="text">
      <style:text-properties style:font-name="Cambria Math" style:font-name-complex="Cambria Math" fo:language="en"/>
    </style:style>
    <style:style style:name="P826" style:family="paragraph" style:parent-style-name="Normal">
      <style:paragraph-properties style:text-autospace="none" fo:line-height="115%" fo:margin-bottom="0.353cm"/>
    </style:style>
    <style:style style:name="T826_1" style:family="text">
      <style:text-properties style:font-name="Cambria Math" style:font-name-complex="Cambria Math" fo:language="en"/>
    </style:style>
    <style:style style:name="P82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28" style:family="paragraph" style:parent-style-name="Normal">
      <style:paragraph-properties style:text-autospace="none" fo:line-height="115%" fo:margin-bottom="0.353cm"/>
    </style:style>
    <style:style style:name="T828_1" style:family="text">
      <style:text-properties style:font-name="Cambria Math" style:font-name-complex="Cambria Math" fo:language="en"/>
    </style:style>
    <style:style style:name="P829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30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31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32" style:family="paragraph" style:parent-style-name="Normal">
      <style:paragraph-properties style:text-autospace="none" fo:line-height="115%" fo:margin-bottom="0.353cm"/>
    </style:style>
    <style:style style:name="T832_1" style:family="text">
      <style:text-properties style:font-name="Cambria Math" style:font-name-complex="Cambria Math" fo:language="en"/>
    </style:style>
    <style:style style:name="P833" style:family="paragraph" style:parent-style-name="Normal">
      <style:paragraph-properties style:text-autospace="none" fo:line-height="115%" fo:margin-bottom="0.353cm"/>
    </style:style>
    <style:style style:name="T833_1" style:family="text">
      <style:text-properties style:font-name="Cambria Math" style:font-name-complex="Cambria Math" fo:language="en"/>
    </style:style>
    <style:style style:name="P834" style:family="paragraph" style:parent-style-name="Normal">
      <style:paragraph-properties style:text-autospace="none" fo:line-height="115%" fo:margin-bottom="0.353cm"/>
    </style:style>
    <style:style style:name="T834_1" style:family="text">
      <style:text-properties style:font-name="Cambria Math" style:font-name-complex="Cambria Math" fo:language="en"/>
    </style:style>
    <style:style style:name="P835" style:family="paragraph" style:parent-style-name="Normal">
      <style:paragraph-properties style:text-autospace="none" fo:line-height="115%" fo:margin-bottom="0.353cm"/>
    </style:style>
    <style:style style:name="T835_1" style:family="text">
      <style:text-properties style:font-name="Cambria Math" style:font-name-complex="Cambria Math" fo:language="en" fo:font-weight="bold" style:font-weight-asian="bold" style:font-weight-complex="bold"/>
    </style:style>
    <style:style style:name="P836" style:family="paragraph" style:parent-style-name="Normal">
      <style:paragraph-properties style:text-autospace="none" fo:line-height="115%" fo:margin-bottom="0.353cm"/>
    </style:style>
    <style:style style:name="T836_1" style:family="text">
      <style:text-properties style:font-name="Cambria Math" style:font-name-complex="Cambria Math" fo:language="en" fo:font-weight="bold" style:font-weight-asian="bold" style:font-weight-complex="bold"/>
    </style:style>
    <style:style style:name="P837" style:family="paragraph" style:parent-style-name="Normal">
      <style:paragraph-properties style:text-autospace="none" fo:line-height="115%" fo:margin-bottom="0.353cm"/>
    </style:style>
    <style:style style:name="T837_1" style:family="text">
      <style:text-properties style:font-name="Cambria Math" style:font-name-complex="Cambria Math" fo:language="en" fo:font-weight="bold" style:font-weight-asian="bold" style:font-weight-complex="bold"/>
    </style:style>
    <style:style style:name="P838" style:family="paragraph" style:parent-style-name="Normal">
      <style:paragraph-properties style:text-autospace="none" fo:line-height="115%" fo:margin-bottom="0.353cm"/>
    </style:style>
    <style:style style:name="T838_1" style:family="text">
      <style:text-properties style:font-name="Cambria Math" style:font-name-complex="Cambria Math" fo:language="en" fo:font-weight="bold" style:font-weight-asian="bold" style:font-weight-complex="bold"/>
    </style:style>
    <style:style style:name="P839" style:family="paragraph" style:parent-style-name="Normal">
      <style:paragraph-properties style:text-autospace="none" fo:line-height="115%" fo:margin-bottom="0.353cm"/>
    </style:style>
    <style:style style:name="T839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0" style:family="paragraph" style:parent-style-name="Normal">
      <style:paragraph-properties style:text-autospace="none" fo:line-height="115%" fo:margin-bottom="0.353cm"/>
    </style:style>
    <style:style style:name="T840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1" style:family="paragraph" style:parent-style-name="Normal">
      <style:paragraph-properties style:text-autospace="none" fo:line-height="115%" fo:margin-bottom="0.353cm"/>
    </style:style>
    <style:style style:name="T841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2" style:family="paragraph" style:parent-style-name="Normal">
      <style:paragraph-properties style:text-autospace="none" fo:line-height="115%" fo:margin-bottom="0.353cm"/>
    </style:style>
    <style:style style:name="T842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3" style:family="paragraph" style:parent-style-name="Normal">
      <style:paragraph-properties style:text-autospace="none" fo:line-height="115%" fo:margin-bottom="0.353cm"/>
    </style:style>
    <style:style style:name="T843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4" style:family="paragraph" style:parent-style-name="Normal">
      <style:paragraph-properties style:text-autospace="none" fo:line-height="115%" fo:margin-bottom="0.353cm"/>
    </style:style>
    <style:style style:name="T844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5" style:family="paragraph" style:parent-style-name="Normal">
      <style:paragraph-properties style:text-autospace="none" fo:line-height="115%" fo:margin-bottom="0.353cm"/>
    </style:style>
    <style:style style:name="T845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6" style:family="paragraph" style:parent-style-name="Normal">
      <style:paragraph-properties style:text-autospace="none" fo:line-height="115%" fo:margin-bottom="0.353cm"/>
    </style:style>
    <style:style style:name="T846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7" style:family="paragraph" style:parent-style-name="Normal">
      <style:paragraph-properties style:text-autospace="none" fo:line-height="115%" fo:margin-bottom="0.353cm"/>
    </style:style>
    <style:style style:name="T847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8" style:family="paragraph" style:parent-style-name="Normal">
      <style:paragraph-properties style:text-autospace="none" fo:line-height="115%" fo:margin-bottom="0.353cm"/>
    </style:style>
    <style:style style:name="T848_1" style:family="text">
      <style:text-properties style:font-name="Cambria Math" style:font-name-complex="Cambria Math" fo:language="en" fo:font-weight="bold" style:font-weight-asian="bold" style:font-weight-complex="bold"/>
    </style:style>
    <style:style style:name="P849" style:family="paragraph" style:parent-style-name="Normal">
      <style:paragraph-properties style:text-autospace="none" fo:line-height="115%" fo:margin-bottom="0.353cm"/>
    </style:style>
    <style:style style:name="T849_1" style:family="text">
      <style:text-properties style:font-name="Cambria Math" style:font-name-complex="Cambria Math" fo:language="en" fo:font-weight="bold" style:font-weight-asian="bold" style:font-weight-complex="bold"/>
    </style:style>
    <style:style style:name="P850" style:family="paragraph" style:parent-style-name="Normal">
      <style:paragraph-properties style:text-autospace="none" fo:line-height="115%" fo:margin-bottom="0.353cm"/>
    </style:style>
    <style:style style:name="T850_1" style:family="text">
      <style:text-properties style:font-name="Cambria Math" style:font-name-complex="Cambria Math" fo:language="en" fo:font-weight="bold" style:font-weight-asian="bold" style:font-weight-complex="bold"/>
    </style:style>
    <style:style style:name="P851" style:family="paragraph" style:parent-style-name="Normal">
      <style:paragraph-properties style:text-autospace="none" fo:line-height="115%" fo:margin-bottom="0.353cm"/>
    </style:style>
    <style:style style:name="T851_1" style:family="text">
      <style:text-properties style:font-name="Cambria Math" style:font-name-complex="Cambria Math" fo:language="en" fo:font-weight="bold" style:font-weight-asian="bold" style:font-weight-complex="bold"/>
    </style:style>
    <style:style style:name="P852" style:family="paragraph" style:parent-style-name="Normal">
      <style:paragraph-properties style:text-autospace="none" fo:line-height="115%" fo:margin-bottom="0.353cm"/>
    </style:style>
    <style:style style:name="T852_1" style:family="text">
      <style:text-properties style:font-name="Cambria Math" style:font-name-complex="Cambria Math" fo:language="en" fo:font-weight="bold" style:font-weight-asian="bold" style:font-weight-complex="bold"/>
    </style:style>
    <style:style style:name="P853" style:family="paragraph" style:parent-style-name="Normal">
      <style:paragraph-properties style:text-autospace="none" fo:line-height="115%" fo:margin-bottom="0.353cm"/>
    </style:style>
    <style:style style:name="T853_1" style:family="text">
      <style:text-properties style:font-name="Cambria Math" style:font-name-complex="Cambria Math" fo:language="en"/>
    </style:style>
    <style:style style:name="P854" style:family="paragraph" style:parent-style-name="Normal">
      <style:paragraph-properties style:text-autospace="none" fo:line-height="115%" fo:margin-bottom="0.353cm"/>
    </style:style>
    <style:style style:name="T854_1" style:family="text">
      <style:text-properties style:font-name="Cambria Math" style:font-name-complex="Cambria Math" fo:language="en"/>
    </style:style>
    <style:style style:name="P855" style:family="paragraph" style:parent-style-name="Normal">
      <style:paragraph-properties style:text-autospace="none" fo:line-height="115%" fo:margin-bottom="0.353cm"/>
    </style:style>
    <style:style style:name="T855_1" style:family="text">
      <style:text-properties style:font-name="Cambria Math" style:font-name-complex="Cambria Math" fo:language="en"/>
    </style:style>
    <style:style style:name="P856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57" style:family="paragraph" style:parent-style-name="Normal">
      <style:paragraph-properties style:text-autospace="none" fo:line-height="115%" fo:margin-bottom="0.353cm"/>
    </style:style>
    <style:style style:name="T857_1" style:family="text">
      <style:text-properties style:font-name="Cambria Math" style:font-name-complex="Cambria Math" fo:language="en"/>
    </style:style>
    <style:style style:name="P858" style:family="paragraph" style:parent-style-name="Normal">
      <style:paragraph-properties style:text-autospace="none" fo:line-height="115%" fo:margin-bottom="0.353cm"/>
    </style:style>
    <style:style style:name="T858_1" style:family="text">
      <style:text-properties style:font-name="Cambria Math" style:font-name-complex="Cambria Math" fo:language="en"/>
    </style:style>
    <style:style style:name="P859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60" style:family="paragraph" style:parent-style-name="Normal">
      <style:paragraph-properties style:text-autospace="none" fo:line-height="115%" fo:margin-bottom="0.353cm"/>
    </style:style>
    <style:style style:name="T860_1" style:family="text">
      <style:text-properties style:font-name="Cambria Math" style:font-name-complex="Cambria Math" fo:language="en"/>
    </style:style>
    <style:style style:name="P861" style:family="paragraph" style:parent-style-name="Normal">
      <style:paragraph-properties style:text-autospace="none" fo:line-height="115%" fo:margin-bottom="0.353cm"/>
    </style:style>
    <style:style style:name="T861_1" style:family="text">
      <style:text-properties style:font-name="Cambria Math" style:font-name-complex="Cambria Math" fo:language="en"/>
    </style:style>
    <style:style style:name="P862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63" style:family="paragraph" style:parent-style-name="Normal">
      <style:paragraph-properties style:text-autospace="none" fo:line-height="115%" fo:margin-bottom="0.353cm"/>
    </style:style>
    <style:style style:name="T863_1" style:family="text">
      <style:text-properties style:font-name="Cambria Math" style:font-name-complex="Cambria Math" fo:language="en"/>
    </style:style>
    <style:style style:name="P864" style:family="paragraph" style:parent-style-name="Normal">
      <style:paragraph-properties style:text-autospace="none" fo:line-height="115%" fo:margin-bottom="0.353cm"/>
    </style:style>
    <style:style style:name="T864_1" style:family="text">
      <style:text-properties style:font-name="Cambria Math" style:font-name-complex="Cambria Math" fo:language="en"/>
    </style:style>
    <style:style style:name="P86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66" style:family="paragraph" style:parent-style-name="Normal">
      <style:paragraph-properties style:text-autospace="none" fo:line-height="115%" fo:margin-bottom="0.353cm"/>
    </style:style>
    <style:style style:name="T866_1" style:family="text">
      <style:text-properties style:font-name="Cambria Math" style:font-name-complex="Cambria Math" fo:language="en"/>
    </style:style>
    <style:style style:name="P867" style:family="paragraph" style:parent-style-name="Normal">
      <style:paragraph-properties style:text-autospace="none" fo:line-height="115%" fo:margin-bottom="0.353cm"/>
    </style:style>
    <style:style style:name="T867_1" style:family="text">
      <style:text-properties style:font-name="Cambria Math" style:font-name-complex="Cambria Math" fo:language="en"/>
    </style:style>
    <style:style style:name="P86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69" style:family="paragraph" style:parent-style-name="Normal">
      <style:paragraph-properties style:text-autospace="none" fo:line-height="115%" fo:margin-bottom="0.353cm"/>
    </style:style>
    <style:style style:name="T869_1" style:family="text">
      <style:text-properties style:font-name="Cambria Math" style:font-name-complex="Cambria Math" fo:language="en"/>
    </style:style>
    <style:style style:name="P870" style:family="paragraph" style:parent-style-name="Normal">
      <style:paragraph-properties style:text-autospace="none" fo:line-height="115%" fo:margin-bottom="0.353cm"/>
    </style:style>
    <style:style style:name="T870_1" style:family="text">
      <style:text-properties style:font-name="Cambria Math" style:font-name-complex="Cambria Math" fo:language="en"/>
    </style:style>
    <style:style style:name="P871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72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73" style:family="paragraph" style:parent-style-name="Normal">
      <style:paragraph-properties style:text-autospace="none" fo:line-height="115%" fo:margin-bottom="0.353cm"/>
    </style:style>
    <style:style style:name="T873_1" style:family="text">
      <style:text-properties style:font-name="Cambria Math" style:font-name-complex="Cambria Math" fo:language="en"/>
    </style:style>
    <style:style style:name="P874" style:family="paragraph" style:parent-style-name="Normal">
      <style:paragraph-properties style:text-autospace="none" fo:line-height="115%" fo:margin-bottom="0.353cm"/>
    </style:style>
    <style:style style:name="T874_1" style:family="text">
      <style:text-properties style:font-name="Cambria Math" style:font-name-complex="Cambria Math" fo:language="en"/>
    </style:style>
    <style:style style:name="P875" style:family="paragraph" style:parent-style-name="Normal">
      <style:paragraph-properties style:text-autospace="none" fo:line-height="115%" fo:margin-bottom="0.353cm"/>
    </style:style>
    <style:style style:name="T875_1" style:family="text">
      <style:text-properties style:font-name="Cambria Math" style:font-name-complex="Cambria Math" fo:language="en"/>
    </style:style>
    <style:style style:name="P876" style:family="paragraph" style:parent-style-name="Normal">
      <style:paragraph-properties style:text-autospace="none" fo:line-height="115%" fo:margin-bottom="0.353cm"/>
    </style:style>
    <style:style style:name="T876_1" style:family="text">
      <style:text-properties style:font-name="Cambria Math" style:font-name-complex="Cambria Math" fo:language="en"/>
    </style:style>
    <style:style style:name="P877" style:family="paragraph" style:parent-style-name="Normal">
      <style:paragraph-properties style:text-autospace="none" fo:line-height="115%" fo:margin-bottom="0.353cm"/>
    </style:style>
    <style:style style:name="T877_1" style:family="text">
      <style:text-properties style:font-name="Cambria Math" style:font-name-complex="Cambria Math" fo:language="en"/>
    </style:style>
    <style:style style:name="T877_2" style:family="text"/>
    <style:style style:name="T877_3" style:family="text">
      <style:text-properties style:font-name="Cambria Math" style:font-name-complex="Cambria Math" fo:language="en"/>
    </style:style>
    <style:style style:name="T877_4" style:family="text">
      <style:text-properties style:font-name="Cambria Math" style:font-name-complex="Cambria Math" fo:language="en"/>
    </style:style>
    <style:style style:name="P878" style:family="paragraph" style:parent-style-name="Normal">
      <style:paragraph-properties style:text-autospace="none" fo:line-height="115%" fo:margin-bottom="0.353cm"/>
    </style:style>
    <style:style style:name="T878_1" style:family="text">
      <style:text-properties style:font-name="Cambria Math" style:font-name-complex="Cambria Math" fo:language="en"/>
    </style:style>
    <style:style style:name="P879" style:family="paragraph" style:parent-style-name="Normal">
      <style:paragraph-properties style:text-autospace="none" fo:line-height="115%" fo:margin-bottom="0.353cm"/>
    </style:style>
    <style:style style:name="T879_1" style:family="text">
      <style:text-properties style:font-name="Cambria Math" style:font-name-complex="Cambria Math" fo:language="en"/>
    </style:style>
    <style:style style:name="P880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81" style:family="paragraph" style:parent-style-name="Normal">
      <style:paragraph-properties style:text-autospace="none" fo:line-height="115%" fo:margin-bottom="0.353cm"/>
    </style:style>
    <style:style style:name="T881_1" style:family="text">
      <style:text-properties style:font-name="Cambria Math" style:font-name-complex="Cambria Math" fo:language="en"/>
    </style:style>
    <style:style style:name="P882" style:family="paragraph" style:parent-style-name="Normal">
      <style:paragraph-properties style:text-autospace="none" fo:line-height="115%" fo:margin-bottom="0.353cm"/>
    </style:style>
    <style:style style:name="T882_1" style:family="text">
      <style:text-properties style:font-name="Cambria Math" style:font-name-complex="Cambria Math" fo:language="en"/>
    </style:style>
    <style:style style:name="P883" style:family="paragraph" style:parent-style-name="Normal">
      <style:paragraph-properties style:text-autospace="none" fo:line-height="115%" fo:margin-bottom="0.353cm"/>
    </style:style>
    <style:style style:name="T883_1" style:family="text">
      <style:text-properties style:font-name="Cambria Math" style:font-name-complex="Cambria Math" fo:language="en"/>
    </style:style>
    <style:style style:name="P884" style:family="paragraph" style:parent-style-name="Normal">
      <style:paragraph-properties style:text-autospace="none" fo:line-height="115%" fo:margin-bottom="0.353cm"/>
    </style:style>
    <style:style style:name="T884_1" style:family="text">
      <style:text-properties style:font-name="Cambria Math" style:font-name-complex="Cambria Math" fo:language="en"/>
    </style:style>
    <style:style style:name="P885" style:family="paragraph" style:parent-style-name="Normal">
      <style:paragraph-properties style:text-autospace="none" fo:line-height="115%" fo:margin-bottom="0.353cm"/>
    </style:style>
    <style:style style:name="T885_1" style:family="text">
      <style:text-properties style:font-name="Cambria Math" style:font-name-complex="Cambria Math" fo:language="en"/>
    </style:style>
    <style:style style:name="P886" style:family="paragraph" style:parent-style-name="Normal">
      <style:paragraph-properties style:text-autospace="none" fo:line-height="115%" fo:margin-bottom="0.353cm"/>
    </style:style>
    <style:style style:name="T886_1" style:family="text">
      <style:text-properties style:font-name="Cambria Math" style:font-name-complex="Cambria Math" fo:language="en"/>
    </style:style>
    <style:style style:name="P88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88" style:family="paragraph" style:parent-style-name="Normal">
      <style:paragraph-properties style:text-autospace="none" fo:line-height="115%" fo:margin-bottom="0.353cm"/>
    </style:style>
    <style:style style:name="T888_1" style:family="text">
      <style:text-properties style:font-name="Cambria Math" style:font-name-complex="Cambria Math" fo:language="en"/>
    </style:style>
    <style:style style:name="P889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90" style:family="paragraph" style:parent-style-name="Normal">
      <style:paragraph-properties style:text-autospace="none" fo:line-height="115%" fo:margin-bottom="0.353cm"/>
    </style:style>
    <style:style style:name="T890_1" style:family="text">
      <style:text-properties style:font-name="Cambria Math" style:font-name-complex="Cambria Math" fo:language="en"/>
    </style:style>
    <style:style style:name="P891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892" style:family="paragraph" style:parent-style-name="Normal">
      <style:paragraph-properties style:text-autospace="none" fo:line-height="115%" fo:margin-bottom="0.353cm"/>
    </style:style>
    <style:style style:name="T892_1" style:family="text">
      <style:text-properties style:font-name="Cambria Math" style:font-name-complex="Cambria Math" fo:language="en"/>
    </style:style>
    <style:style style:name="P893" style:family="paragraph" style:parent-style-name="Normal">
      <style:paragraph-properties style:text-autospace="none" fo:line-height="115%" fo:margin-bottom="0.353cm"/>
    </style:style>
    <style:style style:name="T893_1" style:family="text">
      <style:text-properties style:font-name="Cambria Math" style:font-name-complex="Cambria Math" fo:language="en"/>
    </style:style>
    <style:style style:name="P894" style:family="paragraph" style:parent-style-name="Normal">
      <style:paragraph-properties style:text-autospace="none" fo:line-height="115%" fo:margin-bottom="0.353cm"/>
    </style:style>
    <style:style style:name="T894_1" style:family="text">
      <style:text-properties style:font-name="Cambria Math" style:font-name-complex="Cambria Math" fo:language="en"/>
    </style:style>
    <style:style style:name="P895" style:family="paragraph" style:parent-style-name="Normal">
      <style:paragraph-properties style:text-autospace="none" fo:line-height="115%" fo:margin-bottom="0.353cm"/>
    </style:style>
    <style:style style:name="T895_1" style:family="text">
      <style:text-properties style:font-name="Cambria Math" style:font-name-complex="Cambria Math" fo:language="en"/>
    </style:style>
    <style:style style:name="P896" style:family="paragraph" style:parent-style-name="Normal">
      <style:paragraph-properties style:text-autospace="none" fo:line-height="115%" fo:margin-bottom="0.353cm"/>
    </style:style>
    <style:style style:name="T896_1" style:family="text">
      <style:text-properties style:font-name="Cambria Math" style:font-name-complex="Cambria Math" fo:language="en"/>
    </style:style>
    <style:style style:name="P897" style:family="paragraph" style:parent-style-name="Normal">
      <style:paragraph-properties style:text-autospace="none" fo:line-height="115%" fo:margin-bottom="0.353cm"/>
    </style:style>
    <style:style style:name="T897_1" style:family="text">
      <style:text-properties style:font-name="Cambria Math" style:font-name-complex="Cambria Math" fo:language="en"/>
    </style:style>
    <style:style style:name="P898" style:family="paragraph" style:parent-style-name="Normal">
      <style:paragraph-properties style:text-autospace="none" fo:line-height="115%" fo:margin-bottom="0.353cm"/>
    </style:style>
    <style:style style:name="T898_1" style:family="text">
      <style:text-properties style:font-name="Cambria Math" style:font-name-complex="Cambria Math" fo:language="en"/>
    </style:style>
    <style:style style:name="P899" style:family="paragraph" style:parent-style-name="Normal">
      <style:paragraph-properties style:text-autospace="none" fo:line-height="115%" fo:margin-bottom="0.353cm"/>
    </style:style>
    <style:style style:name="T899_1" style:family="text">
      <style:text-properties style:font-name="Cambria Math" style:font-name-complex="Cambria Math" fo:language="en"/>
    </style:style>
    <style:style style:name="P900" style:family="paragraph" style:parent-style-name="Normal">
      <style:paragraph-properties style:text-autospace="none" fo:line-height="115%" fo:margin-bottom="0.353cm"/>
    </style:style>
    <style:style style:name="T900_1" style:family="text">
      <style:text-properties style:font-name="Cambria Math" style:font-name-complex="Cambria Math" fo:language="en"/>
    </style:style>
    <style:style style:name="P901" style:family="paragraph" style:parent-style-name="Normal">
      <style:paragraph-properties style:text-autospace="none" fo:line-height="115%" fo:margin-bottom="0.353cm"/>
    </style:style>
    <style:style style:name="T901_1" style:family="text">
      <style:text-properties style:font-name="Cambria Math" style:font-name-complex="Cambria Math" fo:language="en"/>
    </style:style>
    <style:style style:name="P902" style:family="paragraph" style:parent-style-name="Normal">
      <style:paragraph-properties style:text-autospace="none" fo:line-height="115%" fo:margin-bottom="0.353cm"/>
    </style:style>
    <style:style style:name="T902_1" style:family="text">
      <style:text-properties style:font-name="Cambria Math" style:font-name-complex="Cambria Math" fo:language="en"/>
    </style:style>
    <style:style style:name="P903" style:family="paragraph" style:parent-style-name="Normal">
      <style:paragraph-properties style:text-autospace="none" fo:line-height="115%" fo:margin-bottom="0.353cm"/>
    </style:style>
    <style:style style:name="T903_1" style:family="text">
      <style:text-properties style:font-name="Cambria Math" style:font-name-complex="Cambria Math" fo:language="en"/>
    </style:style>
    <style:style style:name="P904" style:family="paragraph" style:parent-style-name="Normal">
      <style:paragraph-properties style:text-autospace="none" fo:line-height="115%" fo:margin-bottom="0.353cm"/>
    </style:style>
    <style:style style:name="T904_1" style:family="text">
      <style:text-properties style:font-name="Cambria Math" style:font-name-complex="Cambria Math" fo:language="en"/>
    </style:style>
    <style:style style:name="P90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06" style:family="paragraph" style:parent-style-name="Normal">
      <style:paragraph-properties style:text-autospace="none" fo:line-height="115%" fo:margin-bottom="0.353cm"/>
    </style:style>
    <style:style style:name="T906_1" style:family="text">
      <style:text-properties style:font-name="Cambria Math" style:font-name-complex="Cambria Math" fo:language="en"/>
    </style:style>
    <style:style style:name="P907" style:family="paragraph" style:parent-style-name="Normal">
      <style:paragraph-properties style:text-autospace="none" fo:line-height="115%" fo:margin-bottom="0.353cm"/>
    </style:style>
    <style:style style:name="T907_1" style:family="text">
      <style:text-properties style:font-name="Cambria Math" style:font-name-complex="Cambria Math" fo:language="en"/>
    </style:style>
    <style:style style:name="P908" style:family="paragraph" style:parent-style-name="Normal">
      <style:paragraph-properties style:text-autospace="none" fo:line-height="115%" fo:margin-bottom="0.353cm"/>
    </style:style>
    <style:style style:name="T908_1" style:family="text">
      <style:text-properties style:font-name="Cambria Math" style:font-name-complex="Cambria Math" fo:language="en"/>
    </style:style>
    <style:style style:name="P909" style:family="paragraph" style:parent-style-name="Normal">
      <style:paragraph-properties style:text-autospace="none" fo:line-height="115%" fo:margin-bottom="0.353cm"/>
    </style:style>
    <style:style style:name="T909_1" style:family="text">
      <style:text-properties style:font-name="Cambria Math" style:font-name-complex="Cambria Math" fo:language="en"/>
    </style:style>
    <style:style style:name="P910" style:family="paragraph" style:parent-style-name="Normal">
      <style:paragraph-properties style:text-autospace="none" fo:line-height="115%" fo:margin-bottom="0.353cm"/>
    </style:style>
    <style:style style:name="T910_1" style:family="text">
      <style:text-properties style:font-name="Cambria Math" style:font-name-complex="Cambria Math" fo:language="en"/>
    </style:style>
    <style:style style:name="P911" style:family="paragraph" style:parent-style-name="Normal">
      <style:paragraph-properties style:text-autospace="none" fo:line-height="115%" fo:margin-bottom="0.353cm"/>
    </style:style>
    <style:style style:name="T911_1" style:family="text">
      <style:text-properties style:font-name="Cambria Math" style:font-name-complex="Cambria Math" fo:language="en"/>
    </style:style>
    <style:style style:name="P912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13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14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15" style:family="paragraph" style:parent-style-name="Normal">
      <style:paragraph-properties style:text-autospace="none" fo:line-height="115%" fo:margin-bottom="0.353cm"/>
    </style:style>
    <style:style style:name="T915_1" style:family="text">
      <style:text-properties style:font-name="Cambria Math" style:font-name-complex="Cambria Math" fo:language="en"/>
    </style:style>
    <style:style style:name="P916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17" style:family="paragraph" style:parent-style-name="Normal">
      <style:paragraph-properties style:text-autospace="none" fo:line-height="115%" fo:margin-bottom="0.353cm"/>
    </style:style>
    <style:style style:name="T917_1" style:family="text">
      <style:text-properties style:font-name="Cambria Math" style:font-name-complex="Cambria Math" fo:language="en"/>
    </style:style>
    <style:style style:name="P918" style:family="paragraph" style:parent-style-name="Normal">
      <style:paragraph-properties style:text-autospace="none" fo:line-height="115%" fo:margin-bottom="0.353cm"/>
    </style:style>
    <style:style style:name="T918_1" style:family="text">
      <style:text-properties style:font-name="Cambria Math" style:font-name-complex="Cambria Math" fo:language="en"/>
    </style:style>
    <style:style style:name="P919" style:family="paragraph" style:parent-style-name="Normal">
      <style:paragraph-properties style:text-autospace="none" fo:line-height="115%" fo:margin-bottom="0.353cm"/>
    </style:style>
    <style:style style:name="T919_1" style:family="text">
      <style:text-properties style:font-name="Cambria Math" style:font-name-complex="Cambria Math" fo:language="en"/>
    </style:style>
    <style:style style:name="P920" style:family="paragraph" style:parent-style-name="Normal">
      <style:paragraph-properties style:text-autospace="none" fo:line-height="115%" fo:margin-bottom="0.353cm"/>
    </style:style>
    <style:style style:name="T920_1" style:family="text">
      <style:text-properties style:font-name="Cambria Math" style:font-name-complex="Cambria Math" fo:language="en"/>
    </style:style>
    <style:style style:name="P921" style:family="paragraph" style:parent-style-name="Normal">
      <style:paragraph-properties style:text-autospace="none" fo:line-height="115%" fo:margin-bottom="0.353cm"/>
    </style:style>
    <style:style style:name="T921_1" style:family="text">
      <style:text-properties style:font-name="Cambria Math" style:font-name-complex="Cambria Math" fo:language="en"/>
    </style:style>
    <style:style style:name="T921_2" style:family="text"/>
    <style:style style:name="T921_3" style:family="text">
      <style:text-properties style:font-name="Cambria Math" style:font-name-complex="Cambria Math" fo:language="en"/>
    </style:style>
    <style:style style:name="T921_4" style:family="text">
      <style:text-properties style:font-name="Cambria Math" style:font-name-complex="Cambria Math" fo:language="en"/>
    </style:style>
    <style:style style:name="P922" style:family="paragraph" style:parent-style-name="Normal">
      <style:paragraph-properties style:text-autospace="none" fo:line-height="115%" fo:margin-bottom="0.353cm"/>
    </style:style>
    <style:style style:name="T922_1" style:family="text">
      <style:text-properties style:font-name="Cambria Math" style:font-name-complex="Cambria Math" fo:language="en"/>
    </style:style>
    <style:style style:name="P923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24" style:family="paragraph" style:parent-style-name="Normal">
      <style:paragraph-properties style:text-autospace="none" fo:line-height="115%" fo:margin-bottom="0.353cm"/>
    </style:style>
    <style:style style:name="T924_1" style:family="text">
      <style:text-properties style:font-name="Cambria Math" style:font-name-complex="Cambria Math" fo:language="en"/>
    </style:style>
    <style:style style:name="P92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26" style:family="paragraph" style:parent-style-name="Normal">
      <style:paragraph-properties style:text-autospace="none" fo:line-height="115%" fo:margin-bottom="0.353cm"/>
    </style:style>
    <style:style style:name="T926_1" style:family="text">
      <style:text-properties style:font-name="Cambria Math" style:font-name-complex="Cambria Math" fo:language="en"/>
    </style:style>
    <style:style style:name="P92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28" style:family="paragraph" style:parent-style-name="Normal">
      <style:paragraph-properties style:text-autospace="none" fo:line-height="115%" fo:margin-bottom="0.353cm"/>
    </style:style>
    <style:style style:name="T928_1" style:family="text">
      <style:text-properties style:font-name="Cambria Math" style:font-name-complex="Cambria Math" fo:language="en"/>
    </style:style>
    <style:style style:name="P929" style:family="paragraph" style:parent-style-name="Normal">
      <style:paragraph-properties style:text-autospace="none" fo:line-height="115%" fo:margin-bottom="0.353cm"/>
    </style:style>
    <style:style style:name="T929_1" style:family="text">
      <style:text-properties style:font-name="Cambria Math" style:font-name-complex="Cambria Math" fo:language="en"/>
    </style:style>
    <style:style style:name="P930" style:family="paragraph" style:parent-style-name="Normal">
      <style:paragraph-properties style:text-autospace="none" fo:line-height="115%" fo:margin-bottom="0.353cm"/>
    </style:style>
    <style:style style:name="T930_1" style:family="text">
      <style:text-properties style:font-name="Cambria Math" style:font-name-complex="Cambria Math" fo:language="en"/>
    </style:style>
    <style:style style:name="P931" style:family="paragraph" style:parent-style-name="Normal">
      <style:paragraph-properties style:text-autospace="none" fo:line-height="115%" fo:margin-bottom="0.353cm"/>
    </style:style>
    <style:style style:name="T931_1" style:family="text">
      <style:text-properties style:font-name="Cambria Math" style:font-name-complex="Cambria Math" fo:language="en"/>
    </style:style>
    <style:style style:name="P932" style:family="paragraph" style:parent-style-name="Normal">
      <style:paragraph-properties style:text-autospace="none" fo:line-height="115%" fo:margin-bottom="0.353cm"/>
    </style:style>
    <style:style style:name="T932_1" style:family="text">
      <style:text-properties style:font-name="Cambria Math" style:font-name-complex="Cambria Math" fo:language="en"/>
    </style:style>
    <style:style style:name="P933" style:family="paragraph" style:parent-style-name="Normal">
      <style:paragraph-properties style:text-autospace="none" fo:line-height="115%" fo:margin-bottom="0.353cm"/>
    </style:style>
    <style:style style:name="T933_1" style:family="text">
      <style:text-properties style:font-name="Cambria Math" style:font-name-complex="Cambria Math" fo:language="en"/>
    </style:style>
    <style:style style:name="P934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3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36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37" style:family="paragraph" style:parent-style-name="Normal">
      <style:paragraph-properties style:text-autospace="none" fo:line-height="115%" fo:margin-bottom="0.353cm"/>
    </style:style>
    <style:style style:name="T937_1" style:family="text">
      <style:text-properties style:font-name="Cambria Math" style:font-name-complex="Cambria Math" fo:language="en"/>
    </style:style>
    <style:style style:name="P938" style:family="paragraph" style:parent-style-name="Normal">
      <style:paragraph-properties style:text-autospace="none" fo:line-height="115%" fo:margin-bottom="0.353cm"/>
    </style:style>
    <style:style style:name="T938_1" style:family="text">
      <style:text-properties style:font-name="Cambria Math" style:font-name-complex="Cambria Math" fo:language="en"/>
    </style:style>
    <style:style style:name="P939" style:family="paragraph" style:parent-style-name="Normal">
      <style:paragraph-properties style:text-autospace="none" fo:line-height="115%" fo:margin-bottom="0.353cm"/>
    </style:style>
    <style:style style:name="T939_1" style:family="text">
      <style:text-properties style:font-name="Cambria Math" style:font-name-complex="Cambria Math" fo:language="en"/>
    </style:style>
    <style:style style:name="P940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41" style:family="paragraph" style:parent-style-name="Normal">
      <style:paragraph-properties style:text-autospace="none" fo:line-height="115%" fo:margin-bottom="0.353cm"/>
    </style:style>
    <style:style style:name="T941_1" style:family="text">
      <style:text-properties style:font-name="Cambria Math" style:font-name-complex="Cambria Math" fo:language="en"/>
    </style:style>
    <style:style style:name="P942" style:family="paragraph" style:parent-style-name="Normal">
      <style:paragraph-properties style:text-autospace="none" fo:line-height="115%" fo:margin-bottom="0.353cm"/>
    </style:style>
    <style:style style:name="T942_1" style:family="text">
      <style:text-properties style:font-name="Cambria Math" style:font-name-complex="Cambria Math" fo:language="en"/>
    </style:style>
    <style:style style:name="P943" style:family="paragraph" style:parent-style-name="Normal">
      <style:paragraph-properties style:text-autospace="none" fo:line-height="115%" fo:margin-bottom="0.353cm"/>
    </style:style>
    <style:style style:name="T943_1" style:family="text">
      <style:text-properties style:font-name="Cambria Math" style:font-name-complex="Cambria Math" fo:language="en"/>
    </style:style>
    <style:style style:name="P944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45" style:family="paragraph" style:parent-style-name="Normal">
      <style:paragraph-properties style:text-autospace="none" fo:line-height="115%" fo:margin-bottom="0.353cm"/>
    </style:style>
    <style:style style:name="T945_1" style:family="text">
      <style:text-properties style:font-name="Cambria Math" style:font-name-complex="Cambria Math" fo:language="en"/>
    </style:style>
    <style:style style:name="P946" style:family="paragraph" style:parent-style-name="Normal">
      <style:paragraph-properties style:text-autospace="none" fo:line-height="115%" fo:margin-bottom="0.353cm"/>
    </style:style>
    <style:style style:name="T946_1" style:family="text">
      <style:text-properties style:font-name="Cambria Math" style:font-name-complex="Cambria Math" fo:language="en"/>
    </style:style>
    <style:style style:name="P947" style:family="paragraph" style:parent-style-name="Normal">
      <style:paragraph-properties style:text-autospace="none" fo:line-height="115%" fo:margin-bottom="0.353cm"/>
    </style:style>
    <style:style style:name="T947_1" style:family="text">
      <style:text-properties style:font-name="Cambria Math" style:font-name-complex="Cambria Math" fo:language="en"/>
    </style:style>
    <style:style style:name="P948" style:family="paragraph" style:parent-style-name="Normal">
      <style:paragraph-properties style:text-autospace="none" fo:line-height="115%" fo:margin-bottom="0.353cm"/>
    </style:style>
    <style:style style:name="T948_1" style:family="text">
      <style:text-properties style:font-name="Cambria Math" style:font-name-complex="Cambria Math" fo:language="en"/>
    </style:style>
    <style:style style:name="P949" style:family="paragraph" style:parent-style-name="Normal">
      <style:paragraph-properties style:text-autospace="none" fo:line-height="115%" fo:margin-bottom="0.353cm"/>
    </style:style>
    <style:style style:name="T949_1" style:family="text">
      <style:text-properties style:font-name="Cambria Math" style:font-name-complex="Cambria Math" fo:language="en"/>
    </style:style>
    <style:style style:name="P950" style:family="paragraph" style:parent-style-name="Normal">
      <style:paragraph-properties style:text-autospace="none" fo:line-height="115%" fo:margin-bottom="0.353cm"/>
    </style:style>
    <style:style style:name="T950_1" style:family="text">
      <style:text-properties style:font-name="Cambria Math" style:font-name-complex="Cambria Math" fo:language="en"/>
    </style:style>
    <style:style style:name="P951" style:family="paragraph" style:parent-style-name="Normal">
      <style:paragraph-properties style:text-autospace="none" fo:line-height="115%" fo:margin-bottom="0.353cm"/>
    </style:style>
    <style:style style:name="T951_1" style:family="text">
      <style:text-properties style:font-name="Cambria Math" style:font-name-complex="Cambria Math" fo:language="en"/>
    </style:style>
    <style:style style:name="P952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53" style:family="paragraph" style:parent-style-name="Normal">
      <style:paragraph-properties style:text-autospace="none" fo:line-height="115%" fo:margin-bottom="0.353cm"/>
    </style:style>
    <style:style style:name="T953_1" style:family="text">
      <style:text-properties style:font-name="Cambria Math" style:font-name-complex="Cambria Math" fo:language="en"/>
    </style:style>
    <style:style style:name="P954" style:family="paragraph" style:parent-style-name="Normal">
      <style:paragraph-properties style:text-autospace="none" fo:line-height="115%" fo:margin-bottom="0.353cm"/>
    </style:style>
    <style:style style:name="T954_1" style:family="text">
      <style:text-properties style:font-name="Cambria Math" style:font-name-complex="Cambria Math" fo:language="en"/>
    </style:style>
    <style:style style:name="P955" style:family="paragraph" style:parent-style-name="Normal">
      <style:paragraph-properties style:text-autospace="none" fo:line-height="115%" fo:margin-bottom="0.353cm"/>
    </style:style>
    <style:style style:name="T955_1" style:family="text">
      <style:text-properties style:font-name="Cambria Math" style:font-name-complex="Cambria Math" fo:language="en"/>
    </style:style>
    <style:style style:name="P956" style:family="paragraph" style:parent-style-name="Normal">
      <style:paragraph-properties style:text-autospace="none" fo:line-height="115%" fo:margin-bottom="0.353cm"/>
    </style:style>
    <style:style style:name="T956_1" style:family="text">
      <style:text-properties style:font-name="Cambria Math" style:font-name-complex="Cambria Math" fo:language="en"/>
    </style:style>
    <style:style style:name="P957" style:family="paragraph" style:parent-style-name="Normal">
      <style:paragraph-properties style:text-autospace="none" fo:line-height="115%" fo:margin-bottom="0.353cm"/>
    </style:style>
    <style:style style:name="T957_1" style:family="text">
      <style:text-properties style:font-name="Cambria Math" style:font-name-complex="Cambria Math" fo:language="en"/>
    </style:style>
    <style:style style:name="P958" style:family="paragraph" style:parent-style-name="Normal">
      <style:paragraph-properties style:text-autospace="none" fo:line-height="115%" fo:margin-bottom="0.353cm"/>
    </style:style>
    <style:style style:name="T958_1" style:family="text">
      <style:text-properties style:font-name="Cambria Math" style:font-name-complex="Cambria Math" fo:language="en"/>
    </style:style>
    <style:style style:name="P959" style:family="paragraph" style:parent-style-name="Normal">
      <style:paragraph-properties style:text-autospace="none" fo:line-height="115%" fo:margin-bottom="0.353cm"/>
    </style:style>
    <style:style style:name="T959_1" style:family="text">
      <style:text-properties style:font-name="Cambria Math" style:font-name-complex="Cambria Math" fo:language="en"/>
    </style:style>
    <style:style style:name="P960" style:family="paragraph" style:parent-style-name="Normal">
      <style:paragraph-properties style:text-autospace="none" fo:line-height="115%" fo:margin-bottom="0.353cm"/>
    </style:style>
    <style:style style:name="T960_1" style:family="text">
      <style:text-properties style:font-name="Cambria Math" style:font-name-complex="Cambria Math" fo:language="en"/>
    </style:style>
    <style:style style:name="P961" style:family="paragraph" style:parent-style-name="Normal">
      <style:paragraph-properties style:text-autospace="none" fo:line-height="115%" fo:margin-bottom="0.353cm"/>
    </style:style>
    <style:style style:name="T961_1" style:family="text">
      <style:text-properties style:font-name="Cambria Math" style:font-name-complex="Cambria Math" fo:language="en"/>
    </style:style>
    <style:style style:name="P962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63" style:family="paragraph" style:parent-style-name="Normal">
      <style:paragraph-properties style:text-autospace="none" fo:line-height="115%" fo:margin-bottom="0.353cm"/>
    </style:style>
    <style:style style:name="T963_1" style:family="text">
      <style:text-properties style:font-name="Cambria Math" style:font-name-complex="Cambria Math" fo:language="en"/>
    </style:style>
    <style:style style:name="P964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65" style:family="paragraph" style:parent-style-name="Normal">
      <style:paragraph-properties style:text-autospace="none" fo:line-height="115%" fo:margin-bottom="0.353cm"/>
    </style:style>
    <style:style style:name="T965_1" style:family="text">
      <style:text-properties style:font-name="Cambria Math" style:font-name-complex="Cambria Math" fo:language="en"/>
    </style:style>
    <style:style style:name="P966" style:family="paragraph" style:parent-style-name="Normal">
      <style:paragraph-properties style:text-autospace="none" fo:line-height="115%" fo:margin-bottom="0.353cm"/>
    </style:style>
    <style:style style:name="T966_1" style:family="text">
      <style:text-properties style:font-name="Cambria Math" style:font-name-complex="Cambria Math" fo:language="en" fo:font-weight="bold" style:font-weight-asian="bold" style:font-weight-complex="bold"/>
    </style:style>
    <style:style style:name="P967" style:family="paragraph" style:parent-style-name="Normal">
      <style:paragraph-properties style:text-autospace="none" fo:line-height="115%" fo:margin-bottom="0.353cm"/>
    </style:style>
    <style:style style:name="T967_1" style:family="text">
      <style:text-properties style:font-name="Cambria Math" style:font-name-complex="Cambria Math" fo:language="en" fo:font-weight="bold" style:font-weight-asian="bold" style:font-weight-complex="bold"/>
    </style:style>
    <style:style style:name="P968" style:family="paragraph" style:parent-style-name="Normal">
      <style:paragraph-properties style:text-autospace="none" fo:line-height="115%" fo:margin-bottom="0.353cm"/>
    </style:style>
    <style:style style:name="T968_1" style:family="text">
      <style:text-properties style:font-name="Cambria Math" style:font-name-complex="Cambria Math" fo:language="en" fo:font-weight="bold" style:font-weight-asian="bold" style:font-weight-complex="bold"/>
    </style:style>
    <style:style style:name="P969" style:family="paragraph" style:parent-style-name="Normal">
      <style:paragraph-properties style:text-autospace="none" fo:line-height="115%" fo:margin-bottom="0.353cm"/>
    </style:style>
    <style:style style:name="T969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0" style:family="paragraph" style:parent-style-name="Normal">
      <style:paragraph-properties style:text-autospace="none" fo:line-height="115%" fo:margin-bottom="0.353cm"/>
    </style:style>
    <style:style style:name="T970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1" style:family="paragraph" style:parent-style-name="Normal">
      <style:paragraph-properties style:text-autospace="none" fo:line-height="115%" fo:margin-bottom="0.353cm"/>
    </style:style>
    <style:style style:name="T971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2" style:family="paragraph" style:parent-style-name="Normal">
      <style:paragraph-properties style:text-autospace="none" fo:line-height="115%" fo:margin-bottom="0.353cm"/>
    </style:style>
    <style:style style:name="T972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3" style:family="paragraph" style:parent-style-name="Normal">
      <style:paragraph-properties style:text-autospace="none" fo:line-height="115%" fo:margin-bottom="0.353cm"/>
    </style:style>
    <style:style style:name="T973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4" style:family="paragraph" style:parent-style-name="Normal">
      <style:paragraph-properties style:text-autospace="none" fo:line-height="115%" fo:margin-bottom="0.353cm"/>
    </style:style>
    <style:style style:name="T974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5" style:family="paragraph" style:parent-style-name="Normal">
      <style:paragraph-properties style:text-autospace="none" fo:line-height="115%" fo:margin-bottom="0.353cm"/>
    </style:style>
    <style:style style:name="T975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6" style:family="paragraph" style:parent-style-name="Normal">
      <style:paragraph-properties style:text-autospace="none" fo:line-height="115%" fo:margin-bottom="0.353cm"/>
    </style:style>
    <style:style style:name="T976_1" style:family="text">
      <style:text-properties style:font-name="Cambria Math" style:font-name-complex="Cambria Math" fo:language="en" fo:font-weight="bold" style:font-weight-asian="bold" style:font-weight-complex="bold"/>
    </style:style>
    <style:style style:name="P97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78" style:family="paragraph" style:parent-style-name="Normal">
      <style:paragraph-properties style:text-autospace="none" fo:line-height="115%" fo:margin-bottom="0.353cm"/>
    </style:style>
    <style:style style:name="T978_1" style:family="text">
      <style:text-properties style:font-name="Cambria Math" style:font-name-complex="Cambria Math" fo:language="en"/>
    </style:style>
    <style:style style:name="P979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80" style:family="paragraph" style:parent-style-name="Normal">
      <style:paragraph-properties style:text-autospace="none" fo:line-height="115%" fo:margin-bottom="0.353cm"/>
    </style:style>
    <style:style style:name="T980_1" style:family="text">
      <style:text-properties style:font-name="Cambria Math" style:font-name-complex="Cambria Math" fo:language="en"/>
    </style:style>
    <style:style style:name="P981" style:family="paragraph" style:parent-style-name="Normal">
      <style:paragraph-properties style:text-autospace="none" fo:line-height="115%" fo:margin-bottom="0.353cm"/>
    </style:style>
    <style:style style:name="T981_1" style:family="text">
      <style:text-properties style:font-name="Cambria Math" style:font-name-complex="Cambria Math" fo:language="en"/>
    </style:style>
    <style:style style:name="P982" style:family="paragraph" style:parent-style-name="Normal">
      <style:paragraph-properties style:text-autospace="none" fo:line-height="115%" fo:margin-bottom="0.353cm"/>
    </style:style>
    <style:style style:name="T982_1" style:family="text">
      <style:text-properties style:font-name="Cambria Math" style:font-name-complex="Cambria Math" fo:language="en"/>
    </style:style>
    <style:style style:name="P983" style:family="paragraph" style:parent-style-name="Normal">
      <style:paragraph-properties style:text-autospace="none" fo:line-height="115%" fo:margin-bottom="0.353cm"/>
    </style:style>
    <style:style style:name="T983_1" style:family="text">
      <style:text-properties style:font-name="Cambria Math" style:font-name-complex="Cambria Math" fo:language="en"/>
    </style:style>
    <style:style style:name="P984" style:family="paragraph" style:parent-style-name="Normal">
      <style:paragraph-properties style:text-autospace="none" fo:line-height="115%" fo:margin-bottom="0.353cm"/>
    </style:style>
    <style:style style:name="T984_1" style:family="text">
      <style:text-properties style:font-name="Cambria Math" style:font-name-complex="Cambria Math" fo:language="en"/>
    </style:style>
    <style:style style:name="P985" style:family="paragraph" style:parent-style-name="Normal">
      <style:paragraph-properties style:text-autospace="none" fo:line-height="115%" fo:margin-bottom="0.353cm"/>
    </style:style>
    <style:style style:name="T985_1" style:family="text">
      <style:text-properties style:font-name="Cambria Math" style:font-name-complex="Cambria Math" fo:language="en"/>
    </style:style>
    <style:style style:name="P986" style:family="paragraph" style:parent-style-name="Normal">
      <style:paragraph-properties style:text-autospace="none" fo:line-height="115%" fo:margin-bottom="0.353cm"/>
    </style:style>
    <style:style style:name="T986_1" style:family="text">
      <style:text-properties style:font-name="Cambria Math" style:font-name-complex="Cambria Math" fo:language="en"/>
    </style:style>
    <style:style style:name="P987" style:family="paragraph" style:parent-style-name="Normal">
      <style:paragraph-properties style:text-autospace="none" fo:line-height="115%" fo:margin-bottom="0.353cm"/>
    </style:style>
    <style:style style:name="T987_1" style:family="text">
      <style:text-properties style:font-name="Cambria Math" style:font-name-complex="Cambria Math" fo:language="en"/>
    </style:style>
    <style:style style:name="P988" style:family="paragraph" style:parent-style-name="Normal">
      <style:paragraph-properties style:text-autospace="none" fo:line-height="115%" fo:margin-bottom="0.353cm"/>
    </style:style>
    <style:style style:name="T988_1" style:family="text">
      <style:text-properties style:font-name="Cambria Math" style:font-name-complex="Cambria Math" fo:language="en"/>
    </style:style>
    <style:style style:name="P989" style:family="paragraph" style:parent-style-name="Normal">
      <style:paragraph-properties style:text-autospace="none" fo:line-height="115%" fo:margin-bottom="0.353cm"/>
    </style:style>
    <style:style style:name="T989_1" style:family="text">
      <style:text-properties style:font-name="Cambria Math" style:font-name-complex="Cambria Math" fo:language="en"/>
    </style:style>
    <style:style style:name="P990" style:family="paragraph" style:parent-style-name="Normal">
      <style:paragraph-properties style:text-autospace="none" fo:line-height="115%" fo:margin-bottom="0.353cm"/>
    </style:style>
    <style:style style:name="T990_1" style:family="text">
      <style:text-properties style:font-name="Cambria Math" style:font-name-complex="Cambria Math" fo:language="en"/>
    </style:style>
    <style:style style:name="P991" style:family="paragraph" style:parent-style-name="Normal">
      <style:paragraph-properties style:text-autospace="none" fo:line-height="115%" fo:margin-bottom="0.353cm"/>
    </style:style>
    <style:style style:name="T991_1" style:family="text">
      <style:text-properties style:font-name="Cambria Math" style:font-name-complex="Cambria Math" fo:language="en"/>
    </style:style>
    <style:style style:name="P992" style:family="paragraph" style:parent-style-name="Normal">
      <style:paragraph-properties style:text-autospace="none" fo:line-height="115%" fo:margin-bottom="0.353cm"/>
    </style:style>
    <style:style style:name="T992_1" style:family="text">
      <style:text-properties style:font-name="Cambria Math" style:font-name-complex="Cambria Math" fo:language="en"/>
    </style:style>
    <style:style style:name="P993" style:family="paragraph" style:parent-style-name="Normal">
      <style:paragraph-properties style:text-autospace="none" fo:line-height="115%" fo:margin-bottom="0.353cm"/>
    </style:style>
    <style:style style:name="T993_1" style:family="text">
      <style:text-properties style:font-name="Cambria Math" style:font-name-complex="Cambria Math" fo:language="en"/>
    </style:style>
    <style:style style:name="P994" style:family="paragraph" style:parent-style-name="Normal">
      <style:paragraph-properties style:text-autospace="none" fo:line-height="115%" fo:margin-bottom="0.353cm"/>
    </style:style>
    <style:style style:name="T994_1" style:family="text">
      <style:text-properties style:font-name="Cambria Math" style:font-name-complex="Cambria Math" fo:language="en"/>
    </style:style>
    <style:style style:name="P995" style:family="paragraph" style:parent-style-name="Normal">
      <style:paragraph-properties style:text-autospace="none" fo:line-height="115%" fo:margin-bottom="0.353cm"/>
    </style:style>
    <style:style style:name="T995_1" style:family="text">
      <style:text-properties style:font-name="Cambria Math" style:font-name-complex="Cambria Math" fo:language="en"/>
    </style:style>
    <style:style style:name="P996" style:family="paragraph" style:parent-style-name="Normal">
      <style:paragraph-properties style:text-autospace="none" fo:line-height="115%" fo:margin-bottom="0.353cm"/>
    </style:style>
    <style:style style:name="T996_1" style:family="text">
      <style:text-properties style:font-name="Cambria Math" style:font-name-complex="Cambria Math" fo:language="en"/>
    </style:style>
    <style:style style:name="P99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998" style:family="paragraph" style:parent-style-name="Normal">
      <style:paragraph-properties style:text-autospace="none" fo:line-height="115%" fo:margin-bottom="0.353cm"/>
    </style:style>
    <style:style style:name="T998_1" style:family="text">
      <style:text-properties style:font-name="Cambria Math" style:font-name-complex="Cambria Math" fo:language="en"/>
    </style:style>
    <style:style style:name="P999" style:family="paragraph" style:parent-style-name="Normal">
      <style:paragraph-properties style:text-autospace="none" fo:line-height="115%" fo:margin-bottom="0.353cm"/>
    </style:style>
    <style:style style:name="T999_1" style:family="text">
      <style:text-properties style:font-name="Cambria Math" style:font-name-complex="Cambria Math" fo:language="en"/>
    </style:style>
    <style:style style:name="P1000" style:family="paragraph" style:parent-style-name="Normal">
      <style:paragraph-properties style:text-autospace="none" fo:line-height="115%" fo:margin-bottom="0.353cm"/>
    </style:style>
    <style:style style:name="T1000_1" style:family="text">
      <style:text-properties style:font-name="Cambria Math" style:font-name-complex="Cambria Math" fo:language="en"/>
    </style:style>
    <style:style style:name="P1001" style:family="paragraph" style:parent-style-name="Normal">
      <style:paragraph-properties style:text-autospace="none" fo:line-height="115%" fo:margin-bottom="0.353cm"/>
    </style:style>
    <style:style style:name="T1001_1" style:family="text">
      <style:text-properties style:font-name="Cambria Math" style:font-name-complex="Cambria Math" fo:language="en"/>
    </style:style>
    <style:style style:name="P1002" style:family="paragraph" style:parent-style-name="Normal">
      <style:paragraph-properties style:text-autospace="none" fo:line-height="115%" fo:margin-bottom="0.353cm"/>
    </style:style>
    <style:style style:name="T1002_1" style:family="text">
      <style:text-properties style:font-name="Cambria Math" style:font-name-complex="Cambria Math" fo:language="en"/>
    </style:style>
    <style:style style:name="P1003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1004" style:family="paragraph" style:parent-style-name="Normal">
      <style:paragraph-properties style:text-autospace="none" fo:line-height="115%" fo:margin-bottom="0.353cm"/>
    </style:style>
    <style:style style:name="T1004_1" style:family="text">
      <style:text-properties style:font-name="Cambria Math" style:font-name-complex="Cambria Math" fo:language="en"/>
    </style:style>
    <style:style style:name="P100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1006" style:family="paragraph" style:parent-style-name="Normal">
      <style:paragraph-properties style:text-autospace="none" fo:line-height="115%" fo:margin-bottom="0.353cm"/>
    </style:style>
    <style:style style:name="T1006_1" style:family="text">
      <style:text-properties style:font-name="Cambria Math" style:font-name-complex="Cambria Math" fo:language="en"/>
    </style:style>
    <style:style style:name="P1007" style:family="paragraph" style:parent-style-name="Normal">
      <style:paragraph-properties style:text-autospace="none" fo:line-height="115%" fo:margin-bottom="0.353cm"/>
    </style:style>
    <style:style style:name="T1007_1" style:family="text">
      <style:text-properties style:font-name="Cambria Math" style:font-name-complex="Cambria Math" fo:language="en"/>
    </style:style>
    <style:style style:name="P100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1009" style:family="paragraph" style:parent-style-name="Normal">
      <style:paragraph-properties style:text-autospace="none" fo:line-height="115%" fo:margin-bottom="0.353cm"/>
    </style:style>
    <style:style style:name="T1009_1" style:family="text">
      <style:text-properties style:font-name="Cambria Math" style:font-name-complex="Cambria Math" fo:language="en"/>
    </style:style>
    <style:style style:name="P1010" style:family="paragraph" style:parent-style-name="Normal">
      <style:paragraph-properties style:text-autospace="none" fo:line-height="115%" fo:margin-bottom="0.353cm"/>
    </style:style>
    <style:style style:name="T1010_1" style:family="text">
      <style:text-properties style:font-name="Cambria Math" style:font-name-complex="Cambria Math" fo:language="en"/>
    </style:style>
    <style:style style:name="P1011" style:family="paragraph" style:parent-style-name="Normal">
      <style:paragraph-properties style:text-autospace="none" fo:line-height="115%" fo:margin-bottom="0.353cm"/>
    </style:style>
    <style:style style:name="T1011_1" style:family="text">
      <style:text-properties style:font-name="Cambria Math" style:font-name-complex="Cambria Math" fo:language="en"/>
    </style:style>
    <style:style style:name="P1012" style:family="paragraph" style:parent-style-name="Normal">
      <style:paragraph-properties style:text-autospace="none" fo:line-height="115%" fo:margin-bottom="0.353cm"/>
    </style:style>
    <style:style style:name="T1012_1" style:family="text">
      <style:text-properties style:font-name="Cambria Math" style:font-name-complex="Cambria Math" fo:language="en"/>
    </style:style>
    <style:style style:name="P1013" style:family="paragraph" style:parent-style-name="Normal">
      <style:paragraph-properties style:text-autospace="none" fo:line-height="115%" fo:margin-bottom="0.353cm"/>
    </style:style>
    <style:style style:name="T1013_1" style:family="text">
      <style:text-properties style:font-name="Cambria Math" style:font-name-complex="Cambria Math" fo:language="en"/>
    </style:style>
    <style:style style:name="P1014" style:family="paragraph" style:parent-style-name="Normal">
      <style:paragraph-properties style:text-autospace="none" fo:line-height="115%" fo:margin-bottom="0.353cm"/>
    </style:style>
    <style:style style:name="T1014_1" style:family="text">
      <style:text-properties style:font-name="Cambria Math" style:font-name-complex="Cambria Math" fo:language="en"/>
    </style:style>
    <style:style style:name="P1015" style:family="paragraph" style:parent-style-name="Normal">
      <style:paragraph-properties style:text-autospace="none" fo:line-height="115%" fo:margin-bottom="0.353cm"/>
    </style:style>
    <style:style style:name="T1015_1" style:family="text">
      <style:text-properties style:font-name="Cambria Math" style:font-name-complex="Cambria Math" fo:language="en"/>
    </style:style>
    <style:style style:name="P1016" style:family="paragraph" style:parent-style-name="Normal">
      <style:paragraph-properties style:text-autospace="none" fo:line-height="115%" fo:margin-bottom="0.353cm"/>
    </style:style>
    <style:style style:name="T1016_1" style:family="text">
      <style:text-properties style:font-name="Cambria Math" style:font-name-complex="Cambria Math" fo:language="en"/>
    </style:style>
    <style:style style:name="P1017" style:family="paragraph" style:parent-style-name="Normal">
      <style:paragraph-properties style:text-autospace="none" fo:line-height="115%" fo:margin-bottom="0.353cm"/>
    </style:style>
    <style:style style:name="T1017_1" style:family="text">
      <style:text-properties style:font-name="Cambria Math" style:font-name-complex="Cambria Math" fo:language="en"/>
    </style:style>
    <style:style style:name="P1018" style:family="paragraph" style:parent-style-name="Normal">
      <style:paragraph-properties style:text-autospace="none" fo:line-height="115%" fo:margin-bottom="0.353cm"/>
    </style:style>
    <style:style style:name="T1018_1" style:family="text">
      <style:text-properties style:font-name="Cambria Math" style:font-name-complex="Cambria Math" fo:language="en"/>
    </style:style>
    <style:style style:name="P1019" style:family="paragraph" style:parent-style-name="Normal">
      <style:paragraph-properties style:text-autospace="none" fo:line-height="115%" fo:margin-bottom="0.353cm"/>
    </style:style>
    <style:style style:name="T1019_1" style:family="text">
      <style:text-properties style:font-name="Cambria Math" style:font-name-complex="Cambria Math" fo:language="en"/>
    </style:style>
    <style:style style:name="P1020" style:family="paragraph" style:parent-style-name="Normal">
      <style:paragraph-properties style:text-autospace="none" fo:line-height="115%" fo:margin-bottom="0.353cm"/>
    </style:style>
    <style:style style:name="T1020_1" style:family="text">
      <style:text-properties style:font-name="Cambria Math" style:font-name-complex="Cambria Math" fo:language="en"/>
    </style:style>
    <style:style style:name="P1021" style:family="paragraph" style:parent-style-name="Normal">
      <style:paragraph-properties style:text-autospace="none" fo:line-height="115%" fo:margin-bottom="0.353cm"/>
    </style:style>
    <style:style style:name="T1021_1" style:family="text">
      <style:text-properties style:font-name="Cambria Math" style:font-name-complex="Cambria Math" fo:language="en"/>
    </style:style>
    <style:style style:name="P1022" style:family="paragraph" style:parent-style-name="Normal">
      <style:paragraph-properties style:text-autospace="none" fo:line-height="115%" fo:margin-bottom="0.353cm"/>
    </style:style>
    <style:style style:name="T1022_1" style:family="text">
      <style:text-properties style:font-name="Cambria Math" style:font-name-complex="Cambria Math" fo:language="en"/>
    </style:style>
    <style:style style:name="P1023" style:family="paragraph" style:parent-style-name="Normal">
      <style:paragraph-properties style:text-autospace="none" fo:line-height="115%" fo:margin-bottom="0.353cm"/>
    </style:style>
    <style:style style:name="T1023_1" style:family="text">
      <style:text-properties style:font-name="Cambria Math" style:font-name-complex="Cambria Math" fo:language="en"/>
    </style:style>
    <style:style style:name="P1024" style:family="paragraph" style:parent-style-name="Normal">
      <style:paragraph-properties style:text-autospace="none" fo:line-height="115%" fo:margin-bottom="0.353cm"/>
    </style:style>
    <style:style style:name="T1024_1" style:family="text">
      <style:text-properties style:font-name="Cambria Math" style:font-name-complex="Cambria Math" fo:language="en"/>
    </style:style>
    <style:style style:name="P1025" style:family="paragraph" style:parent-style-name="Normal">
      <style:paragraph-properties style:text-autospace="none" fo:line-height="115%" fo:margin-bottom="0.353cm"/>
    </style:style>
    <style:style style:name="T1025_1" style:family="text">
      <style:text-properties style:font-name="Cambria Math" style:font-name-complex="Cambria Math" fo:language="en"/>
    </style:style>
    <style:style style:name="P1026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1027" style:family="paragraph" style:parent-style-name="Normal">
      <style:paragraph-properties style:text-autospace="none" fo:line-height="115%" fo:margin-bottom="0.353cm"/>
    </style:style>
    <style:style style:name="T1027_1" style:family="text">
      <style:text-properties style:font-name="Cambria Math" style:font-name-complex="Cambria Math" fo:language="en"/>
    </style:style>
    <style:style style:name="P102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/>
    </style:style>
    <style:style style:name="P1029" style:family="paragraph" style:parent-style-name="Normal">
      <style:paragraph-properties style:text-autospace="none" fo:line-height="115%" fo:margin-bottom="0.353cm"/>
    </style:style>
    <style:style style:name="T1029_1" style:family="text">
      <style:text-properties style:font-name="Cambria Math" style:font-name-complex="Cambria Math" fo:language="en"/>
    </style:style>
    <style:style style:name="T1029_2" style:family="text">
      <style:text-properties style:font-name="Cambria Math" style:font-name-complex="Cambria Math" fo:language="en" fo:country="US"/>
    </style:style>
    <style:style style:name="P1030" style:family="paragraph" style:parent-style-name="Normal">
      <style:paragraph-properties style:text-autospace="none" fo:line-height="115%" fo:margin-bottom="0.353cm"/>
    </style:style>
    <style:style style:name="T1030_1" style:family="text">
      <style:text-properties style:font-name="Cambria Math" style:font-name-complex="Cambria Math" fo:language="en" fo:country="US" fo:font-weight="bold" style:font-weight-asian="bold" style:font-weight-complex="bold"/>
    </style:style>
    <style:style style:name="P1031" style:family="paragraph" style:parent-style-name="Normal">
      <style:paragraph-properties style:text-autospace="none" fo:line-height="115%" fo:margin-bottom="0.353cm"/>
    </style:style>
    <style:style style:name="T1031_1" style:family="text">
      <style:text-properties style:font-name="Cambria Math" style:font-name-complex="Cambria Math" fo:language="en" fo:country="US" fo:font-weight="bold" style:font-weight-asian="bold" style:font-weight-complex="bold"/>
    </style:style>
    <style:style style:name="P1032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 fo:country="US"/>
    </style:style>
    <style:style style:name="P1033" style:family="paragraph" style:parent-style-name="Normal">
      <style:paragraph-properties style:text-autospace="none" fo:line-height="115%" fo:margin-bottom="0.353cm"/>
    </style:style>
    <style:style style:name="T1033_1" style:family="text">
      <style:text-properties style:font-name="Cambria Math" style:font-name-complex="Cambria Math" fo:language="en" fo:country="US"/>
    </style:style>
    <style:style style:name="P1034" style:family="paragraph" style:parent-style-name="Normal">
      <style:paragraph-properties style:text-autospace="none" fo:line-height="115%" fo:margin-bottom="0.353cm"/>
    </style:style>
    <style:style style:name="T1034_1" style:family="text">
      <style:text-properties style:font-name="Cambria Math" style:font-name-complex="Cambria Math" fo:language="en" fo:country="US"/>
    </style:style>
    <style:style style:name="P1035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 fo:country="US"/>
    </style:style>
    <style:style style:name="P1036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 fo:country="US"/>
    </style:style>
    <style:style style:name="P1037" style:family="paragraph" style:parent-style-name="Normal">
      <style:paragraph-properties style:text-autospace="none" fo:line-height="115%" fo:margin-bottom="0.353cm"/>
    </style:style>
    <style:style style:name="T1037_1" style:family="text">
      <style:text-properties style:font-name="Cambria Math" style:font-name-complex="Cambria Math" fo:language="en" fo:country="US"/>
    </style:style>
    <style:style style:name="P1038" style:family="paragraph" style:parent-style-name="Normal">
      <style:paragraph-properties style:text-autospace="none" fo:line-height="115%" fo:margin-bottom="0.353cm"/>
    </style:style>
    <style:style style:name="T1038_1" style:family="text">
      <style:text-properties style:font-name="Cambria Math" style:font-name-complex="Cambria Math" fo:language="en" fo:country="US"/>
    </style:style>
    <style:style style:name="P1039" style:family="paragraph" style:parent-style-name="Normal">
      <style:paragraph-properties style:text-autospace="none" fo:line-height="115%" fo:margin-bottom="0.353cm"/>
    </style:style>
    <style:style style:name="T1039_1" style:family="text">
      <style:text-properties style:font-name="Cambria Math" style:font-name-complex="Cambria Math" fo:language="en" fo:country="US"/>
    </style:style>
    <style:style style:name="P1040" style:family="paragraph" style:parent-style-name="Normal">
      <style:paragraph-properties style:text-autospace="none" fo:line-height="115%" fo:margin-bottom="0.353cm"/>
    </style:style>
    <style:style style:name="T1040_1" style:family="text">
      <style:text-properties style:font-name="Cambria Math" style:font-name-complex="Cambria Math" fo:language="en" fo:country="US"/>
    </style:style>
    <style:style style:name="P1041" style:family="paragraph" style:parent-style-name="Normal">
      <style:paragraph-properties style:text-autospace="none" fo:line-height="115%" fo:margin-bottom="0.353cm"/>
    </style:style>
    <style:style style:name="T1041_1" style:family="text">
      <style:text-properties style:font-name="Cambria Math" style:font-name-complex="Cambria Math" fo:language="en" fo:country="US"/>
    </style:style>
    <style:style style:name="P1042" style:family="paragraph" style:parent-style-name="Normal">
      <style:paragraph-properties style:text-autospace="none" fo:line-height="115%" fo:margin-bottom="0.353cm"/>
    </style:style>
    <style:style style:name="T1042_1" style:family="text">
      <style:text-properties style:font-name="Cambria Math" style:font-name-complex="Cambria Math" fo:language="en" fo:country="US"/>
    </style:style>
    <style:style style:name="P1043" style:family="paragraph" style:parent-style-name="Normal">
      <style:paragraph-properties style:text-autospace="none" fo:line-height="115%" fo:margin-bottom="0.353cm"/>
    </style:style>
    <style:style style:name="T1043_1" style:family="text">
      <style:text-properties style:font-name="Cambria Math" style:font-name-complex="Cambria Math" fo:language="en" fo:country="US"/>
    </style:style>
    <style:style style:name="P1044" style:family="paragraph" style:parent-style-name="Normal">
      <style:paragraph-properties style:text-autospace="none" fo:line-height="115%" fo:margin-bottom="0.353cm"/>
    </style:style>
    <style:style style:name="T1044_1" style:family="text">
      <style:text-properties style:font-name="Cambria Math" style:font-name-complex="Cambria Math" fo:language="en" fo:country="US"/>
    </style:style>
    <style:style style:name="P1045" style:family="paragraph" style:parent-style-name="Normal">
      <style:paragraph-properties style:text-autospace="none" fo:line-height="115%" fo:margin-bottom="0.353cm"/>
    </style:style>
    <style:style style:name="T1045_1" style:family="text">
      <style:text-properties style:font-name="Cambria Math" style:font-name-complex="Cambria Math" fo:language="en" fo:country="US"/>
    </style:style>
    <style:style style:name="P1046" style:family="paragraph" style:parent-style-name="Normal">
      <style:paragraph-properties style:text-autospace="none" fo:line-height="115%" fo:margin-bottom="0.353cm"/>
    </style:style>
    <style:style style:name="T1046_1" style:family="text">
      <style:text-properties style:font-name="Cambria Math" style:font-name-complex="Cambria Math" fo:language="en" fo:country="US"/>
    </style:style>
    <style:style style:name="P1047" style:family="paragraph" style:parent-style-name="Normal">
      <style:paragraph-properties style:text-autospace="none" fo:line-height="115%" fo:margin-bottom="0.353cm"/>
    </style:style>
    <style:style style:name="T1047_1" style:family="text">
      <style:text-properties style:font-name="Cambria Math" style:font-name-complex="Cambria Math" fo:language="en" fo:country="US"/>
    </style:style>
    <style:style style:name="P1048" style:family="paragraph" style:parent-style-name="Normal">
      <style:paragraph-properties style:text-autospace="none" fo:line-height="115%" fo:margin-bottom="0.353cm"/>
    </style:style>
    <style:style style:name="T1048_1" style:family="text">
      <style:text-properties style:font-name="Cambria Math" style:font-name-complex="Cambria Math" fo:language="en" fo:country="US"/>
    </style:style>
    <style:style style:name="P1049" style:family="paragraph" style:parent-style-name="Normal">
      <style:paragraph-properties style:text-autospace="none" fo:line-height="115%" fo:margin-bottom="0.353cm"/>
    </style:style>
    <style:style style:name="T1049_1" style:family="text">
      <style:text-properties style:font-name="Cambria Math" style:font-name-complex="Cambria Math" fo:language="en" fo:country="US"/>
    </style:style>
    <style:style style:name="P1050" style:family="paragraph" style:parent-style-name="Normal">
      <style:paragraph-properties style:text-autospace="none" fo:line-height="115%" fo:margin-bottom="0.353cm"/>
    </style:style>
    <style:style style:name="T1050_1" style:family="text">
      <style:text-properties style:font-name="Cambria Math" style:font-name-complex="Cambria Math" fo:language="en" fo:country="US"/>
    </style:style>
    <style:style style:name="P1051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 fo:country="US"/>
    </style:style>
    <style:style style:name="P1052" style:family="paragraph" style:parent-style-name="Normal">
      <style:paragraph-properties style:text-autospace="none" fo:line-height="115%" fo:margin-bottom="0.353cm"/>
    </style:style>
    <style:style style:name="T1052_1" style:family="text">
      <style:text-properties style:font-name="Cambria Math" style:font-name-complex="Cambria Math" fo:language="en" fo:country="US"/>
    </style:style>
    <style:style style:name="P1053" style:family="paragraph" style:parent-style-name="Normal">
      <style:paragraph-properties style:text-autospace="none" fo:line-height="115%" fo:margin-bottom="0.353cm"/>
    </style:style>
    <style:style style:name="T1053_1" style:family="text">
      <style:text-properties style:font-name="Cambria Math" style:font-name-complex="Cambria Math" fo:language="en" fo:country="US"/>
    </style:style>
    <style:style style:name="P1054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 fo:country="US"/>
    </style:style>
    <style:style style:name="P1055" style:family="paragraph" style:parent-style-name="Normal">
      <style:paragraph-properties style:text-autospace="none" fo:line-height="115%" fo:margin-bottom="0.353cm"/>
    </style:style>
    <style:style style:name="T1055_1" style:family="text">
      <style:text-properties style:font-name="Cambria Math" style:font-name-complex="Cambria Math" fo:language="en" fo:country="US"/>
    </style:style>
    <style:style style:name="P1056" style:family="paragraph" style:parent-style-name="Normal">
      <style:paragraph-properties style:text-autospace="none" fo:line-height="115%" fo:margin-bottom="0.353cm"/>
    </style:style>
    <style:style style:name="T1056_1" style:family="text">
      <style:text-properties style:font-name="Cambria Math" style:font-name-complex="Cambria Math" fo:language="en" fo:country="US"/>
    </style:style>
    <style:style style:name="P1057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 fo:country="US"/>
    </style:style>
    <style:style style:name="P1058" style:family="paragraph" style:parent-style-name="Normal">
      <style:paragraph-properties style:text-autospace="none" fo:line-height="115%" fo:margin-bottom="0.353cm"/>
      <style:text-properties style:font-name="Cambria Math" style:font-name-complex="Cambria Math" fo:language="en" fo:country="US"/>
    </style:style>
    <style:style style:name="P1059" style:family="paragraph" style:parent-style-name="Normal">
      <style:paragraph-properties style:text-autospace="none" fo:line-height="115%" fo:margin-bottom="0.353cm"/>
    </style:style>
    <style:style style:name="T1059_1" style:family="text">
      <style:text-properties style:font-name="Calibri" style:font-name-complex="Calibri" fo:language="en"/>
    </style:style>
    <style:style style:name="P1060" style:family="paragraph" style:parent-style-name="Normal">
      <style:paragraph-properties style:text-autospace="none" fo:line-height="115%" fo:margin-bottom="0.353cm"/>
    </style:style>
    <style:style style:name="T1060_1" style:family="text">
      <style:text-properties style:font-name="Calibri" style:font-name-complex="Calibri" fo:language="en" fo:font-weight="bold" style:font-weight-asian="bold" style:font-weight-complex="bold"/>
    </style:style>
    <style:style style:name="P1061" style:family="paragraph" style:parent-style-name="Normal">
      <style:paragraph-properties style:text-autospace="none" fo:line-height="115%" fo:margin-bottom="0.353cm"/>
    </style:style>
    <style:style style:name="T1061_1" style:family="text">
      <style:text-properties style:font-name="Calibri" style:font-name-complex="Calibri" fo:language="en" fo:font-weight="bold" style:font-weight-asian="bold" style:font-weight-complex="bold"/>
    </style:style>
    <style:style style:name="P1062" style:family="paragraph" style:parent-style-name="Normal">
      <style:paragraph-properties style:text-autospace="none" fo:line-height="115%" fo:margin-bottom="0.353cm"/>
    </style:style>
    <style:style style:name="T1062_1" style:family="text">
      <style:text-properties style:font-name="Calibri" style:font-name-complex="Calibri" fo:language="en" fo:font-weight="bold" style:font-weight-asian="bold" style:font-weight-complex="bold"/>
    </style:style>
    <style:style style:name="P1063" style:family="paragraph" style:parent-style-name="Normal">
      <style:paragraph-properties style:text-autospace="none" fo:line-height="115%" fo:margin-bottom="0.353cm"/>
    </style:style>
    <style:style style:name="T1063_1" style:family="text">
      <style:text-properties style:font-name="Calibri" style:font-name-complex="Calibri" fo:language="en" fo:font-weight="bold" style:font-weight-asian="bold" style:font-weight-complex="bold"/>
    </style:style>
    <style:style style:name="P1064" style:family="paragraph" style:parent-style-name="Normal">
      <style:paragraph-properties style:text-autospace="none" fo:line-height="115%" fo:margin-bottom="0.353cm"/>
    </style:style>
    <style:style style:name="T1064_1" style:family="text">
      <style:text-properties style:font-name="Calibri" style:font-name-complex="Calibri" fo:language="en" fo:font-weight="bold" style:font-weight-asian="bold" style:font-weight-complex="bold"/>
    </style:style>
    <style:style style:name="P1065" style:family="paragraph" style:parent-style-name="Normal">
      <style:paragraph-properties style:text-autospace="none" fo:line-height="115%" fo:margin-bottom="0.353cm"/>
    </style:style>
    <style:style style:name="T1065_1" style:family="text">
      <style:text-properties style:font-name="Calibri" style:font-name-complex="Calibri" fo:language="en" fo:font-weight="bold" style:font-weight-asian="bold" style:font-weight-complex="bold"/>
    </style:style>
    <style:style style:name="P1066" style:family="paragraph" style:parent-style-name="Normal">
      <style:paragraph-properties style:text-autospace="none" fo:line-height="115%" fo:margin-bottom="0.353cm"/>
    </style:style>
    <style:style style:name="T1066_1" style:family="text">
      <style:text-properties style:font-name="Calibri" style:font-name-complex="Calibri" fo:language="en" fo:font-weight="bold" style:font-weight-asian="bold" style:font-weight-complex="bold"/>
    </style:style>
    <style:style style:name="P1067" style:family="paragraph" style:parent-style-name="Normal">
      <style:paragraph-properties style:text-autospace="none" fo:line-height="115%" fo:margin-bottom="0.353cm"/>
    </style:style>
    <style:style style:name="T1067_1" style:family="text">
      <style:text-properties style:font-name="Calibri" style:font-name-complex="Calibri" fo:language="en" fo:font-weight="bold" style:font-weight-asian="bold" style:font-weight-complex="bold"/>
    </style:style>
    <style:style style:name="P106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069" style:family="paragraph" style:parent-style-name="Normal">
      <style:paragraph-properties style:text-autospace="none" fo:line-height="115%" fo:margin-bottom="0.353cm"/>
    </style:style>
    <style:style style:name="T1069_1" style:family="text">
      <style:text-properties style:font-name="Calibri" style:font-name-complex="Calibri" fo:language="en"/>
    </style:style>
    <style:style style:name="P1070" style:family="paragraph" style:parent-style-name="Normal">
      <style:paragraph-properties style:text-autospace="none" fo:line-height="115%" fo:margin-bottom="0.353cm"/>
    </style:style>
    <style:style style:name="T1070_1" style:family="text">
      <style:text-properties style:font-name="Calibri" style:font-name-complex="Calibri" fo:language="en"/>
    </style:style>
    <style:style style:name="P1071" style:family="paragraph" style:parent-style-name="Normal">
      <style:paragraph-properties style:text-autospace="none" fo:line-height="115%" fo:margin-bottom="0.353cm"/>
    </style:style>
    <style:style style:name="T1071_1" style:family="text">
      <style:text-properties style:font-name="Calibri" style:font-name-complex="Calibri" fo:language="en"/>
    </style:style>
    <style:style style:name="P1072" style:family="paragraph" style:parent-style-name="Normal">
      <style:paragraph-properties style:text-autospace="none" fo:line-height="115%" fo:margin-bottom="0.353cm"/>
    </style:style>
    <style:style style:name="T1072_1" style:family="text">
      <style:text-properties style:font-name="Calibri" style:font-name-complex="Calibri" fo:language="en"/>
    </style:style>
    <style:style style:name="P1073" style:family="paragraph" style:parent-style-name="Normal">
      <style:paragraph-properties style:text-autospace="none" fo:line-height="115%" fo:margin-bottom="0.353cm"/>
    </style:style>
    <style:style style:name="T1073_1" style:family="text">
      <style:text-properties style:font-name="Calibri" style:font-name-complex="Calibri" fo:language="en"/>
    </style:style>
    <style:style style:name="P1074" style:family="paragraph" style:parent-style-name="Normal">
      <style:paragraph-properties style:text-autospace="none" fo:line-height="115%" fo:margin-bottom="0.353cm"/>
    </style:style>
    <style:style style:name="T1074_1" style:family="text">
      <style:text-properties style:font-name="Calibri" style:font-name-complex="Calibri" fo:language="en"/>
    </style:style>
    <style:style style:name="P1075" style:family="paragraph" style:parent-style-name="Normal">
      <style:paragraph-properties style:text-autospace="none" fo:line-height="115%" fo:margin-bottom="0.353cm"/>
    </style:style>
    <style:style style:name="T1075_1" style:family="text">
      <style:text-properties style:font-name="Calibri" style:font-name-complex="Calibri" fo:language="en"/>
    </style:style>
    <style:style style:name="P1076" style:family="paragraph" style:parent-style-name="Normal">
      <style:paragraph-properties style:text-autospace="none" fo:line-height="115%" fo:margin-bottom="0.353cm"/>
    </style:style>
    <style:style style:name="T1076_1" style:family="text">
      <style:text-properties style:font-name="Calibri" style:font-name-complex="Calibri" fo:language="en"/>
    </style:style>
    <style:style style:name="P1077" style:family="paragraph" style:parent-style-name="Normal">
      <style:paragraph-properties style:text-autospace="none" fo:line-height="115%" fo:margin-bottom="0.353cm"/>
    </style:style>
    <style:style style:name="T1077_1" style:family="text">
      <style:text-properties style:font-name="Calibri" style:font-name-complex="Calibri" fo:language="en"/>
    </style:style>
    <style:style style:name="P1078" style:family="paragraph" style:parent-style-name="Normal">
      <style:paragraph-properties style:text-autospace="none" fo:line-height="115%" fo:margin-bottom="0.353cm"/>
    </style:style>
    <style:style style:name="T1078_1" style:family="text">
      <style:text-properties style:font-name="Calibri" style:font-name-complex="Calibri" fo:language="en"/>
    </style:style>
    <style:style style:name="P1079" style:family="paragraph" style:parent-style-name="Normal">
      <style:paragraph-properties style:text-autospace="none" fo:line-height="115%" fo:margin-bottom="0.353cm"/>
    </style:style>
    <style:style style:name="T1079_1" style:family="text">
      <style:text-properties style:font-name="Calibri" style:font-name-complex="Calibri" fo:language="en"/>
    </style:style>
    <style:style style:name="P1080" style:family="paragraph" style:parent-style-name="Normal">
      <style:paragraph-properties style:text-autospace="none" fo:line-height="115%" fo:margin-bottom="0.353cm"/>
    </style:style>
    <style:style style:name="T1080_1" style:family="text">
      <style:text-properties style:font-name="Calibri" style:font-name-complex="Calibri" fo:language="en"/>
    </style:style>
    <style:style style:name="P1081" style:family="paragraph" style:parent-style-name="Normal">
      <style:paragraph-properties style:text-autospace="none" fo:line-height="115%" fo:margin-bottom="0.353cm"/>
    </style:style>
    <style:style style:name="T1081_1" style:family="text">
      <style:text-properties style:font-name="Calibri" style:font-name-complex="Calibri" fo:language="en"/>
    </style:style>
    <style:style style:name="P1082" style:family="paragraph" style:parent-style-name="Normal">
      <style:paragraph-properties style:text-autospace="none" fo:line-height="115%" fo:margin-bottom="0.353cm"/>
    </style:style>
    <style:style style:name="T1082_1" style:family="text">
      <style:text-properties style:font-name="Calibri" style:font-name-complex="Calibri" fo:language="en"/>
    </style:style>
    <style:style style:name="P1083" style:family="paragraph" style:parent-style-name="Normal">
      <style:paragraph-properties style:text-autospace="none" fo:line-height="115%" fo:margin-bottom="0.353cm"/>
    </style:style>
    <style:style style:name="T1083_1" style:family="text">
      <style:text-properties style:font-name="Calibri" style:font-name-complex="Calibri" fo:language="en"/>
    </style:style>
    <style:style style:name="P1084" style:family="paragraph" style:parent-style-name="Normal">
      <style:paragraph-properties style:text-autospace="none" fo:line-height="115%" fo:margin-bottom="0.353cm"/>
    </style:style>
    <style:style style:name="T1084_1" style:family="text">
      <style:text-properties style:font-name="Calibri" style:font-name-complex="Calibri" fo:language="en"/>
    </style:style>
    <style:style style:name="P1085" style:family="paragraph" style:parent-style-name="Normal">
      <style:paragraph-properties style:text-autospace="none" fo:line-height="115%" fo:margin-bottom="0.353cm"/>
    </style:style>
    <style:style style:name="T1085_1" style:family="text">
      <style:text-properties style:font-name="Calibri" style:font-name-complex="Calibri" fo:language="en"/>
    </style:style>
    <style:style style:name="P1086" style:family="paragraph" style:parent-style-name="Normal">
      <style:paragraph-properties style:text-autospace="none" fo:line-height="115%" fo:margin-bottom="0.353cm"/>
    </style:style>
    <style:style style:name="T1086_1" style:family="text">
      <style:text-properties style:font-name="Calibri" style:font-name-complex="Calibri" fo:language="en"/>
    </style:style>
    <style:style style:name="P1087" style:family="paragraph" style:parent-style-name="Normal">
      <style:paragraph-properties style:text-autospace="none" fo:line-height="115%" fo:margin-bottom="0.353cm"/>
    </style:style>
    <style:style style:name="T1087_1" style:family="text">
      <style:text-properties style:font-name="Calibri" style:font-name-complex="Calibri" fo:language="en"/>
    </style:style>
    <style:style style:name="P108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089" style:family="paragraph" style:parent-style-name="Normal">
      <style:paragraph-properties style:text-autospace="none" fo:line-height="115%" fo:margin-bottom="0.353cm"/>
    </style:style>
    <style:style style:name="T1089_1" style:family="text">
      <style:text-properties style:font-name="Calibri" style:font-name-complex="Calibri" fo:language="en"/>
    </style:style>
    <style:style style:name="P1090" style:family="paragraph" style:parent-style-name="Normal">
      <style:paragraph-properties style:text-autospace="none" fo:line-height="115%" fo:margin-bottom="0.353cm"/>
    </style:style>
    <style:style style:name="T1090_1" style:family="text">
      <style:text-properties style:font-name="Calibri" style:font-name-complex="Calibri" fo:language="en"/>
    </style:style>
    <style:style style:name="P1091" style:family="paragraph" style:parent-style-name="Normal">
      <style:paragraph-properties style:text-autospace="none" fo:line-height="115%" fo:margin-bottom="0.353cm"/>
    </style:style>
    <style:style style:name="T1091_1" style:family="text">
      <style:text-properties style:font-name="Calibri" style:font-name-complex="Calibri" fo:language="en" fo:font-weight="bold" style:font-weight-asian="bold" style:font-weight-complex="bold"/>
    </style:style>
    <style:style style:name="P1092" style:family="paragraph" style:parent-style-name="Normal">
      <style:paragraph-properties style:text-autospace="none" fo:line-height="115%" fo:margin-bottom="0.353cm"/>
    </style:style>
    <style:style style:name="T1092_1" style:family="text">
      <style:text-properties style:font-name="Calibri" style:font-name-complex="Calibri" fo:language="en" fo:font-weight="bold" style:font-weight-asian="bold" style:font-weight-complex="bold"/>
    </style:style>
    <style:style style:name="P1093" style:family="paragraph" style:parent-style-name="Normal">
      <style:paragraph-properties style:text-autospace="none" fo:line-height="115%" fo:margin-bottom="0.353cm"/>
    </style:style>
    <style:style style:name="T1093_1" style:family="text">
      <style:text-properties style:font-name="Calibri" style:font-name-complex="Calibri" fo:language="en" fo:font-weight="bold" style:font-weight-asian="bold" style:font-weight-complex="bold"/>
    </style:style>
    <style:style style:name="P1094" style:family="paragraph" style:parent-style-name="Normal">
      <style:paragraph-properties style:text-autospace="none" fo:line-height="115%" fo:margin-bottom="0.353cm"/>
    </style:style>
    <style:style style:name="T1094_1" style:family="text">
      <style:text-properties style:font-name="Calibri" style:font-name-complex="Calibri" fo:language="en" fo:font-weight="bold" style:font-weight-asian="bold" style:font-weight-complex="bold"/>
    </style:style>
    <style:style style:name="P1095" style:family="paragraph" style:parent-style-name="Normal">
      <style:paragraph-properties style:text-autospace="none" fo:line-height="115%" fo:margin-bottom="0.353cm"/>
    </style:style>
    <style:style style:name="T1095_1" style:family="text">
      <style:text-properties style:font-name="Calibri" style:font-name-complex="Calibri" fo:language="en"/>
    </style:style>
    <style:style style:name="P1096" style:family="paragraph" style:parent-style-name="Normal">
      <style:paragraph-properties style:text-autospace="none" fo:line-height="115%" fo:margin-bottom="0.353cm"/>
    </style:style>
    <style:style style:name="T1096_1" style:family="text">
      <style:text-properties style:font-name="Calibri" style:font-name-complex="Calibri" fo:language="en"/>
    </style:style>
    <style:style style:name="P1097" style:family="paragraph" style:parent-style-name="Normal">
      <style:paragraph-properties style:text-autospace="none" fo:line-height="115%" fo:margin-bottom="0.353cm"/>
    </style:style>
    <style:style style:name="T1097_1" style:family="text">
      <style:text-properties style:font-name="Calibri" style:font-name-complex="Calibri" fo:language="en"/>
    </style:style>
    <style:style style:name="P1098" style:family="paragraph" style:parent-style-name="Normal">
      <style:paragraph-properties style:text-autospace="none" fo:line-height="115%" fo:margin-bottom="0.353cm"/>
    </style:style>
    <style:style style:name="T1098_1" style:family="text">
      <style:text-properties style:font-name="Calibri" style:font-name-complex="Calibri" fo:language="en"/>
    </style:style>
    <style:style style:name="P1099" style:family="paragraph" style:parent-style-name="Normal">
      <style:paragraph-properties style:text-autospace="none" fo:line-height="115%" fo:margin-bottom="0.353cm"/>
    </style:style>
    <style:style style:name="T1099_1" style:family="text">
      <style:text-properties style:font-name="Calibri" style:font-name-complex="Calibri" fo:language="en"/>
    </style:style>
    <style:style style:name="P1100" style:family="paragraph" style:parent-style-name="Normal">
      <style:paragraph-properties style:text-autospace="none" fo:line-height="115%" fo:margin-bottom="0.353cm"/>
    </style:style>
    <style:style style:name="T1100_1" style:family="text">
      <style:text-properties style:font-name="Calibri" style:font-name-complex="Calibri" fo:language="en"/>
    </style:style>
    <style:style style:name="P1101" style:family="paragraph" style:parent-style-name="Normal">
      <style:paragraph-properties style:text-autospace="none" fo:line-height="115%" fo:margin-bottom="0.353cm"/>
    </style:style>
    <style:style style:name="T1101_1" style:family="text">
      <style:text-properties style:font-name="Calibri" style:font-name-complex="Calibri" fo:language="en"/>
    </style:style>
    <style:style style:name="P1102" style:family="paragraph" style:parent-style-name="Normal">
      <style:paragraph-properties style:text-autospace="none" fo:line-height="115%" fo:margin-bottom="0.353cm"/>
    </style:style>
    <style:style style:name="T1102_1" style:family="text">
      <style:text-properties style:font-name="Calibri" style:font-name-complex="Calibri" fo:language="en"/>
    </style:style>
    <style:style style:name="P1103" style:family="paragraph" style:parent-style-name="Normal">
      <style:paragraph-properties style:text-autospace="none" fo:line-height="115%" fo:margin-bottom="0.353cm"/>
    </style:style>
    <style:style style:name="T1103_1" style:family="text">
      <style:text-properties style:font-name="Calibri" style:font-name-complex="Calibri" fo:language="en"/>
    </style:style>
    <style:style style:name="P1104" style:family="paragraph" style:parent-style-name="Normal">
      <style:paragraph-properties style:text-autospace="none" fo:line-height="115%" fo:margin-bottom="0.353cm"/>
    </style:style>
    <style:style style:name="T1104_1" style:family="text">
      <style:text-properties style:font-name="Calibri" style:font-name-complex="Calibri" fo:language="en"/>
    </style:style>
    <style:style style:name="P1105" style:family="paragraph" style:parent-style-name="Normal">
      <style:paragraph-properties style:text-autospace="none" fo:line-height="115%" fo:margin-bottom="0.353cm"/>
    </style:style>
    <style:style style:name="T1105_1" style:family="text">
      <style:text-properties style:font-name="Calibri" style:font-name-complex="Calibri" fo:language="en"/>
    </style:style>
    <style:style style:name="P1106" style:family="paragraph" style:parent-style-name="Normal">
      <style:paragraph-properties style:text-autospace="none" fo:line-height="115%" fo:margin-bottom="0.353cm"/>
    </style:style>
    <style:style style:name="T1106_1" style:family="text">
      <style:text-properties style:font-name="Calibri" style:font-name-complex="Calibri" fo:language="en"/>
    </style:style>
    <style:style style:name="P1107" style:family="paragraph" style:parent-style-name="Normal">
      <style:paragraph-properties style:text-autospace="none" fo:line-height="115%" fo:margin-bottom="0.353cm"/>
    </style:style>
    <style:style style:name="T1107_1" style:family="text">
      <style:text-properties style:font-name="Calibri" style:font-name-complex="Calibri" fo:language="en"/>
    </style:style>
    <style:style style:name="P1108" style:family="paragraph" style:parent-style-name="Normal">
      <style:paragraph-properties style:text-autospace="none" fo:line-height="115%" fo:margin-bottom="0.353cm"/>
    </style:style>
    <style:style style:name="T1108_1" style:family="text">
      <style:text-properties style:font-name="Calibri" style:font-name-complex="Calibri" fo:language="en"/>
    </style:style>
    <style:style style:name="P1109" style:family="paragraph" style:parent-style-name="Normal">
      <style:paragraph-properties style:text-autospace="none" fo:line-height="115%" fo:margin-bottom="0.353cm"/>
    </style:style>
    <style:style style:name="T1109_1" style:family="text">
      <style:text-properties style:font-name="Calibri" style:font-name-complex="Calibri" fo:language="en"/>
    </style:style>
    <style:style style:name="P1110" style:family="paragraph" style:parent-style-name="Normal">
      <style:paragraph-properties style:text-autospace="none" fo:line-height="115%" fo:margin-bottom="0.353cm"/>
    </style:style>
    <style:style style:name="T1110_1" style:family="text">
      <style:text-properties style:font-name="Calibri" style:font-name-complex="Calibri" fo:language="en"/>
    </style:style>
    <style:style style:name="P1111" style:family="paragraph" style:parent-style-name="Normal">
      <style:paragraph-properties style:text-autospace="none" fo:line-height="115%" fo:margin-bottom="0.353cm"/>
    </style:style>
    <style:style style:name="T1111_1" style:family="text">
      <style:text-properties style:font-name="Calibri" style:font-name-complex="Calibri" fo:language="en"/>
    </style:style>
    <style:style style:name="P1112" style:family="paragraph" style:parent-style-name="Normal">
      <style:paragraph-properties style:text-autospace="none" fo:line-height="115%" fo:margin-bottom="0.353cm"/>
    </style:style>
    <style:style style:name="T1112_1" style:family="text">
      <style:text-properties style:font-name="Calibri" style:font-name-complex="Calibri" fo:language="en"/>
    </style:style>
    <style:style style:name="P1113" style:family="paragraph" style:parent-style-name="Normal">
      <style:paragraph-properties style:text-autospace="none" fo:line-height="115%" fo:margin-bottom="0.353cm"/>
    </style:style>
    <style:style style:name="T1113_1" style:family="text">
      <style:text-properties style:font-name="Calibri" style:font-name-complex="Calibri" fo:language="en"/>
    </style:style>
    <style:style style:name="P1114" style:family="paragraph" style:parent-style-name="Normal">
      <style:paragraph-properties style:text-autospace="none" fo:line-height="115%" fo:margin-bottom="0.353cm"/>
    </style:style>
    <style:style style:name="T1114_1" style:family="text">
      <style:text-properties style:font-name="Calibri" style:font-name-complex="Calibri" fo:language="en"/>
    </style:style>
    <style:style style:name="P1115" style:family="paragraph" style:parent-style-name="Normal">
      <style:paragraph-properties style:text-autospace="none" fo:line-height="115%" fo:margin-bottom="0.353cm"/>
    </style:style>
    <style:style style:name="T1115_1" style:family="text">
      <style:text-properties style:font-name="Calibri" style:font-name-complex="Calibri" fo:language="en"/>
    </style:style>
    <style:style style:name="P1116" style:family="paragraph" style:parent-style-name="Normal">
      <style:paragraph-properties style:text-autospace="none" fo:line-height="115%" fo:margin-bottom="0.353cm"/>
    </style:style>
    <style:style style:name="T1116_1" style:family="text">
      <style:text-properties style:font-name="Calibri" style:font-name-complex="Calibri" fo:language="en"/>
    </style:style>
    <style:style style:name="P1117" style:family="paragraph" style:parent-style-name="Normal">
      <style:paragraph-properties style:text-autospace="none" fo:line-height="115%" fo:margin-bottom="0.353cm"/>
    </style:style>
    <style:style style:name="T1117_1" style:family="text">
      <style:text-properties style:font-name="Calibri" style:font-name-complex="Calibri" fo:language="en"/>
    </style:style>
    <style:style style:name="P1118" style:family="paragraph" style:parent-style-name="Normal">
      <style:paragraph-properties style:text-autospace="none" fo:line-height="115%" fo:margin-bottom="0.353cm"/>
    </style:style>
    <style:style style:name="T1118_1" style:family="text">
      <style:text-properties style:font-name="Calibri" style:font-name-complex="Calibri" fo:language="en"/>
    </style:style>
    <style:style style:name="P1119" style:family="paragraph" style:parent-style-name="Normal">
      <style:paragraph-properties style:text-autospace="none" fo:line-height="115%" fo:margin-bottom="0.353cm"/>
    </style:style>
    <style:style style:name="T1119_1" style:family="text">
      <style:text-properties style:font-name="Calibri" style:font-name-complex="Calibri" fo:language="en" fo:font-weight="bold" style:font-weight-asian="bold" style:font-weight-complex="bold"/>
    </style:style>
    <style:style style:name="P1120" style:family="paragraph" style:parent-style-name="Normal">
      <style:paragraph-properties style:text-autospace="none" fo:line-height="115%" fo:margin-bottom="0.353cm"/>
    </style:style>
    <style:style style:name="T1120_1" style:family="text">
      <style:text-properties style:font-name="Calibri" style:font-name-complex="Calibri" fo:language="en" fo:font-weight="bold" style:font-weight-asian="bold" style:font-weight-complex="bold"/>
    </style:style>
    <style:style style:name="P1121" style:family="paragraph" style:parent-style-name="Normal">
      <style:paragraph-properties style:text-autospace="none" fo:line-height="115%" fo:margin-bottom="0.353cm"/>
    </style:style>
    <style:style style:name="T1121_1" style:family="text">
      <style:text-properties style:font-name="Calibri" style:font-name-complex="Calibri" fo:language="en" fo:font-weight="bold" style:font-weight-asian="bold" style:font-weight-complex="bold"/>
    </style:style>
    <style:style style:name="P1122" style:family="paragraph" style:parent-style-name="Normal">
      <style:paragraph-properties style:text-autospace="none" fo:line-height="115%" fo:margin-bottom="0.353cm"/>
    </style:style>
    <style:style style:name="T1122_1" style:family="text">
      <style:text-properties style:font-name="Calibri" style:font-name-complex="Calibri" fo:language="en" fo:font-weight="bold" style:font-weight-asian="bold" style:font-weight-complex="bold"/>
    </style:style>
    <style:style style:name="P1123" style:family="paragraph" style:parent-style-name="Normal">
      <style:paragraph-properties style:text-autospace="none" fo:line-height="115%" fo:margin-bottom="0.353cm"/>
    </style:style>
    <style:style style:name="T1123_1" style:family="text">
      <style:text-properties style:font-name="Calibri" style:font-name-complex="Calibri" fo:language="en" fo:font-weight="bold" style:font-weight-asian="bold" style:font-weight-complex="bold"/>
    </style:style>
    <style:style style:name="P1124" style:family="paragraph" style:parent-style-name="Normal">
      <style:paragraph-properties style:text-autospace="none" fo:line-height="115%" fo:margin-bottom="0.353cm"/>
    </style:style>
    <style:style style:name="T1124_1" style:family="text">
      <style:text-properties style:font-name="Calibri" style:font-name-complex="Calibri" fo:language="en" fo:font-weight="bold" style:font-weight-asian="bold" style:font-weight-complex="bold"/>
    </style:style>
    <style:style style:name="P112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26" style:family="paragraph" style:parent-style-name="Normal">
      <style:paragraph-properties style:text-autospace="none" fo:line-height="115%" fo:margin-bottom="0.353cm"/>
    </style:style>
    <style:style style:name="T1126_1" style:family="text">
      <style:text-properties style:font-name="Calibri" style:font-name-complex="Calibri" fo:language="en"/>
    </style:style>
    <style:style style:name="P1127" style:family="paragraph" style:parent-style-name="Normal">
      <style:paragraph-properties style:text-autospace="none" fo:line-height="115%" fo:margin-bottom="0.353cm"/>
    </style:style>
    <style:style style:name="T1127_1" style:family="text">
      <style:text-properties style:font-name="Calibri" style:font-name-complex="Calibri" fo:language="en"/>
    </style:style>
    <style:style style:name="P1128" style:family="paragraph" style:parent-style-name="Normal">
      <style:paragraph-properties style:text-autospace="none" fo:line-height="115%" fo:margin-bottom="0.353cm"/>
    </style:style>
    <style:style style:name="T1128_1" style:family="text">
      <style:text-properties style:font-name="Calibri" style:font-name-complex="Calibri" fo:language="en"/>
    </style:style>
    <style:style style:name="P1129" style:family="paragraph" style:parent-style-name="Normal">
      <style:paragraph-properties style:text-autospace="none" fo:line-height="115%" fo:margin-bottom="0.353cm"/>
    </style:style>
    <style:style style:name="T1129_1" style:family="text">
      <style:text-properties style:font-name="Calibri" style:font-name-complex="Calibri" fo:language="en"/>
    </style:style>
    <style:style style:name="P1130" style:family="paragraph" style:parent-style-name="Normal">
      <style:paragraph-properties style:text-autospace="none" fo:line-height="115%" fo:margin-bottom="0.353cm"/>
    </style:style>
    <style:style style:name="T1130_1" style:family="text">
      <style:text-properties style:font-name="Calibri" style:font-name-complex="Calibri" fo:language="en"/>
    </style:style>
    <style:style style:name="P1131" style:family="paragraph" style:parent-style-name="Normal">
      <style:paragraph-properties style:text-autospace="none" fo:line-height="115%" fo:margin-bottom="0.353cm"/>
    </style:style>
    <style:style style:name="T1131_1" style:family="text">
      <style:text-properties style:font-name="Calibri" style:font-name-complex="Calibri" fo:language="en"/>
    </style:style>
    <style:style style:name="P1132" style:family="paragraph" style:parent-style-name="Normal">
      <style:paragraph-properties style:text-autospace="none" fo:line-height="115%" fo:margin-bottom="0.353cm"/>
    </style:style>
    <style:style style:name="T1132_1" style:family="text">
      <style:text-properties style:font-name="Calibri" style:font-name-complex="Calibri" fo:language="en"/>
    </style:style>
    <style:style style:name="P1133" style:family="paragraph" style:parent-style-name="Normal">
      <style:paragraph-properties style:text-autospace="none" fo:line-height="115%" fo:margin-bottom="0.353cm"/>
    </style:style>
    <style:style style:name="T1133_1" style:family="text">
      <style:text-properties style:font-name="Calibri" style:font-name-complex="Calibri" fo:language="en"/>
    </style:style>
    <style:style style:name="P1134" style:family="paragraph" style:parent-style-name="Normal">
      <style:paragraph-properties style:text-autospace="none" fo:line-height="115%" fo:margin-bottom="0.353cm"/>
    </style:style>
    <style:style style:name="T1134_1" style:family="text">
      <style:text-properties style:font-name="Calibri" style:font-name-complex="Calibri" fo:language="en"/>
    </style:style>
    <style:style style:name="P1135" style:family="paragraph" style:parent-style-name="Normal">
      <style:paragraph-properties style:text-autospace="none" fo:line-height="115%" fo:margin-bottom="0.353cm"/>
    </style:style>
    <style:style style:name="T1135_1" style:family="text">
      <style:text-properties style:font-name="Calibri" style:font-name-complex="Calibri" fo:language="en"/>
    </style:style>
    <style:style style:name="P1136" style:family="paragraph" style:parent-style-name="Normal">
      <style:paragraph-properties style:text-autospace="none" fo:line-height="115%" fo:margin-bottom="0.353cm"/>
    </style:style>
    <style:style style:name="T1136_1" style:family="text">
      <style:text-properties style:font-name="Calibri" style:font-name-complex="Calibri" fo:language="en"/>
    </style:style>
    <style:style style:name="P1137" style:family="paragraph" style:parent-style-name="Normal">
      <style:paragraph-properties style:text-autospace="none" fo:line-height="115%" fo:margin-bottom="0.353cm"/>
    </style:style>
    <style:style style:name="T1137_1" style:family="text">
      <style:text-properties style:font-name="Calibri" style:font-name-complex="Calibri" fo:language="en"/>
    </style:style>
    <style:style style:name="P1138" style:family="paragraph" style:parent-style-name="Normal">
      <style:paragraph-properties style:text-autospace="none" fo:line-height="115%" fo:margin-bottom="0.353cm"/>
    </style:style>
    <style:style style:name="T1138_1" style:family="text">
      <style:text-properties style:font-name="Calibri" style:font-name-complex="Calibri" fo:language="en"/>
    </style:style>
    <style:style style:name="P1139" style:family="paragraph" style:parent-style-name="Normal">
      <style:paragraph-properties style:text-autospace="none" fo:line-height="115%" fo:margin-bottom="0.353cm"/>
    </style:style>
    <style:style style:name="T1139_1" style:family="text">
      <style:text-properties style:font-name="Calibri" style:font-name-complex="Calibri" fo:language="en"/>
    </style:style>
    <style:style style:name="P1140" style:family="paragraph" style:parent-style-name="Normal">
      <style:paragraph-properties style:text-autospace="none" fo:line-height="115%" fo:margin-bottom="0.353cm"/>
    </style:style>
    <style:style style:name="T1140_1" style:family="text">
      <style:text-properties style:font-name="Calibri" style:font-name-complex="Calibri" fo:language="en"/>
    </style:style>
    <style:style style:name="P1141" style:family="paragraph" style:parent-style-name="Normal">
      <style:paragraph-properties style:text-autospace="none" fo:line-height="115%" fo:margin-bottom="0.353cm"/>
    </style:style>
    <style:style style:name="T1141_1" style:family="text">
      <style:text-properties style:font-name="Calibri" style:font-name-complex="Calibri" fo:language="en"/>
    </style:style>
    <style:style style:name="P1142" style:family="paragraph" style:parent-style-name="Normal">
      <style:paragraph-properties style:text-autospace="none" fo:line-height="115%" fo:margin-bottom="0.353cm"/>
    </style:style>
    <style:style style:name="T1142_1" style:family="text">
      <style:text-properties style:font-name="Calibri" style:font-name-complex="Calibri" fo:language="en"/>
    </style:style>
    <style:style style:name="P1143" style:family="paragraph" style:parent-style-name="Normal">
      <style:paragraph-properties style:text-autospace="none" fo:line-height="115%" fo:margin-bottom="0.353cm"/>
    </style:style>
    <style:style style:name="T1143_1" style:family="text">
      <style:text-properties style:font-name="Calibri" style:font-name-complex="Calibri" fo:language="en"/>
    </style:style>
    <style:style style:name="P1144" style:family="paragraph" style:parent-style-name="Normal">
      <style:paragraph-properties style:text-autospace="none" fo:line-height="115%" fo:margin-bottom="0.353cm"/>
    </style:style>
    <style:style style:name="T1144_1" style:family="text">
      <style:text-properties style:font-name="Calibri" style:font-name-complex="Calibri" fo:language="en"/>
    </style:style>
    <style:style style:name="P1145" style:family="paragraph" style:parent-style-name="Normal">
      <style:paragraph-properties style:text-autospace="none" fo:line-height="115%" fo:margin-bottom="0.353cm"/>
    </style:style>
    <style:style style:name="T1145_1" style:family="text">
      <style:text-properties style:font-name="Calibri" style:font-name-complex="Calibri" fo:language="en"/>
    </style:style>
    <style:style style:name="P1146" style:family="paragraph" style:parent-style-name="Normal">
      <style:paragraph-properties style:text-autospace="none" fo:line-height="115%" fo:margin-bottom="0.353cm"/>
    </style:style>
    <style:style style:name="T1146_1" style:family="text">
      <style:text-properties style:font-name="Calibri" style:font-name-complex="Calibri" fo:language="en"/>
    </style:style>
    <style:style style:name="P1147" style:family="paragraph" style:parent-style-name="Normal">
      <style:paragraph-properties style:text-autospace="none" fo:line-height="115%" fo:margin-bottom="0.353cm"/>
    </style:style>
    <style:style style:name="T1147_1" style:family="text">
      <style:text-properties style:font-name="Calibri" style:font-name-complex="Calibri" fo:language="en"/>
    </style:style>
    <style:style style:name="P1148" style:family="paragraph" style:parent-style-name="Normal">
      <style:paragraph-properties style:text-autospace="none" fo:line-height="115%" fo:margin-bottom="0.353cm"/>
    </style:style>
    <style:style style:name="T1148_1" style:family="text">
      <style:text-properties style:font-name="Calibri" style:font-name-complex="Calibri" fo:language="en"/>
    </style:style>
    <style:style style:name="P1149" style:family="paragraph" style:parent-style-name="Normal">
      <style:paragraph-properties style:text-autospace="none" fo:line-height="115%" fo:margin-bottom="0.353cm"/>
    </style:style>
    <style:style style:name="T1149_1" style:family="text">
      <style:text-properties style:font-name="Calibri" style:font-name-complex="Calibri" fo:language="en"/>
    </style:style>
    <style:style style:name="P1150" style:family="paragraph" style:parent-style-name="Normal">
      <style:paragraph-properties style:text-autospace="none" fo:line-height="115%" fo:margin-bottom="0.353cm"/>
    </style:style>
    <style:style style:name="T1150_1" style:family="text">
      <style:text-properties style:font-name="Calibri" style:font-name-complex="Calibri" fo:language="en"/>
    </style:style>
    <style:style style:name="P1151" style:family="paragraph" style:parent-style-name="Normal">
      <style:paragraph-properties style:text-autospace="none" fo:line-height="115%" fo:margin-bottom="0.353cm"/>
    </style:style>
    <style:style style:name="T1151_1" style:family="text">
      <style:text-properties style:font-name="Calibri" style:font-name-complex="Calibri" fo:language="en"/>
    </style:style>
    <style:style style:name="P1152" style:family="paragraph" style:parent-style-name="Normal">
      <style:paragraph-properties style:text-autospace="none" fo:line-height="115%" fo:margin-bottom="0.353cm"/>
    </style:style>
    <style:style style:name="T1152_1" style:family="text">
      <style:text-properties style:font-name="Calibri" style:font-name-complex="Calibri" fo:language="en"/>
    </style:style>
    <style:style style:name="P1153" style:family="paragraph" style:parent-style-name="Normal">
      <style:paragraph-properties style:text-autospace="none" fo:line-height="115%" fo:margin-bottom="0.353cm"/>
    </style:style>
    <style:style style:name="T1153_1" style:family="text">
      <style:text-properties style:font-name="Calibri" style:font-name-complex="Calibri" fo:language="en"/>
    </style:style>
    <style:style style:name="P1154" style:family="paragraph" style:parent-style-name="Normal">
      <style:paragraph-properties style:text-autospace="none" fo:line-height="115%" fo:margin-bottom="0.353cm"/>
    </style:style>
    <style:style style:name="T1154_1" style:family="text">
      <style:text-properties style:font-name="Calibri" style:font-name-complex="Calibri" fo:language="en"/>
    </style:style>
    <style:style style:name="P1155" style:family="paragraph" style:parent-style-name="Normal">
      <style:paragraph-properties style:text-autospace="none" fo:line-height="115%" fo:margin-bottom="0.353cm"/>
    </style:style>
    <style:style style:name="T1155_1" style:family="text">
      <style:text-properties style:font-name="Calibri" style:font-name-complex="Calibri" fo:language="en"/>
    </style:style>
    <style:style style:name="P1156" style:family="paragraph" style:parent-style-name="Normal">
      <style:paragraph-properties style:text-autospace="none" fo:line-height="115%" fo:margin-bottom="0.353cm"/>
    </style:style>
    <style:style style:name="T1156_1" style:family="text">
      <style:text-properties style:font-name="Calibri" style:font-name-complex="Calibri" fo:language="en" fo:font-weight="bold" style:font-weight-asian="bold" style:font-weight-complex="bold"/>
    </style:style>
    <style:style style:name="P1157" style:family="paragraph" style:parent-style-name="Normal">
      <style:paragraph-properties style:text-autospace="none" fo:line-height="115%" fo:margin-bottom="0.353cm"/>
    </style:style>
    <style:style style:name="T1157_1" style:family="text">
      <style:text-properties style:font-name="Calibri" style:font-name-complex="Calibri" fo:language="en" fo:font-weight="bold" style:font-weight-asian="bold" style:font-weight-complex="bold"/>
    </style:style>
    <style:style style:name="P1158" style:family="paragraph" style:parent-style-name="Normal">
      <style:paragraph-properties style:text-autospace="none" fo:line-height="115%" fo:margin-bottom="0.353cm"/>
    </style:style>
    <style:style style:name="T1158_1" style:family="text">
      <style:text-properties style:font-name="Calibri" style:font-name-complex="Calibri" fo:language="en" fo:font-weight="bold" style:font-weight-asian="bold" style:font-weight-complex="bold"/>
    </style:style>
    <style:style style:name="P1159" style:family="paragraph" style:parent-style-name="Normal">
      <style:paragraph-properties style:text-autospace="none" fo:line-height="115%" fo:margin-bottom="0.353cm"/>
    </style:style>
    <style:style style:name="T1159_1" style:family="text">
      <style:text-properties style:font-name="Calibri" style:font-name-complex="Calibri" fo:language="en" fo:font-weight="bold" style:font-weight-asian="bold" style:font-weight-complex="bold"/>
    </style:style>
    <style:style style:name="P116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61" style:family="paragraph" style:parent-style-name="Normal">
      <style:paragraph-properties style:text-autospace="none" fo:line-height="115%" fo:margin-bottom="0.353cm"/>
    </style:style>
    <style:style style:name="T1161_1" style:family="text">
      <style:text-properties style:font-name="Calibri" style:font-name-complex="Calibri" fo:language="en"/>
    </style:style>
    <style:style style:name="P1162" style:family="paragraph" style:parent-style-name="Normal">
      <style:paragraph-properties style:text-autospace="none" fo:line-height="115%" fo:margin-bottom="0.353cm"/>
    </style:style>
    <style:style style:name="T1162_1" style:family="text">
      <style:text-properties style:font-name="Calibri" style:font-name-complex="Calibri" fo:language="en"/>
    </style:style>
    <style:style style:name="P1163" style:family="paragraph" style:parent-style-name="Normal">
      <style:paragraph-properties style:text-autospace="none" fo:line-height="115%" fo:margin-bottom="0.353cm"/>
    </style:style>
    <style:style style:name="T1163_1" style:family="text">
      <style:text-properties style:font-name="Calibri" style:font-name-complex="Calibri" fo:language="en"/>
    </style:style>
    <style:style style:name="P116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65" style:family="paragraph" style:parent-style-name="Normal">
      <style:paragraph-properties style:text-autospace="none" fo:line-height="115%" fo:margin-bottom="0.353cm"/>
    </style:style>
    <style:style style:name="T1165_1" style:family="text">
      <style:text-properties style:font-name="Calibri" style:font-name-complex="Calibri" fo:language="en"/>
    </style:style>
    <style:style style:name="P1166" style:family="paragraph" style:parent-style-name="Normal">
      <style:paragraph-properties style:text-autospace="none" fo:line-height="115%" fo:margin-bottom="0.353cm"/>
    </style:style>
    <style:style style:name="T1166_1" style:family="text">
      <style:text-properties style:font-name="Calibri" style:font-name-complex="Calibri" fo:language="en"/>
    </style:style>
    <style:style style:name="P1167" style:family="paragraph" style:parent-style-name="Normal">
      <style:paragraph-properties style:text-autospace="none" fo:line-height="115%" fo:margin-bottom="0.353cm"/>
    </style:style>
    <style:style style:name="T1167_1" style:family="text">
      <style:text-properties style:font-name="Calibri" style:font-name-complex="Calibri" fo:language="en"/>
    </style:style>
    <style:style style:name="P1168" style:family="paragraph" style:parent-style-name="Normal">
      <style:paragraph-properties style:text-autospace="none" fo:line-height="115%" fo:margin-bottom="0.353cm"/>
    </style:style>
    <style:style style:name="T1168_1" style:family="text">
      <style:text-properties style:font-name="Calibri" style:font-name-complex="Calibri" fo:language="en"/>
    </style:style>
    <style:style style:name="P1169" style:family="paragraph" style:parent-style-name="Normal">
      <style:paragraph-properties style:text-autospace="none" fo:line-height="115%" fo:margin-bottom="0.353cm"/>
    </style:style>
    <style:style style:name="T1169_1" style:family="text">
      <style:text-properties style:font-name="Calibri" style:font-name-complex="Calibri" fo:language="en"/>
    </style:style>
    <style:style style:name="P117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7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73" style:family="paragraph" style:parent-style-name="Normal">
      <style:paragraph-properties style:text-autospace="none" fo:line-height="115%" fo:margin-bottom="0.353cm"/>
    </style:style>
    <style:style style:name="T1173_1" style:family="text">
      <style:text-properties style:font-name="Calibri" style:font-name-complex="Calibri" fo:language="en"/>
    </style:style>
    <style:style style:name="P1174" style:family="paragraph" style:parent-style-name="Normal">
      <style:paragraph-properties style:text-autospace="none" fo:line-height="115%" fo:margin-bottom="0.353cm"/>
    </style:style>
    <style:style style:name="T1174_1" style:family="text">
      <style:text-properties style:font-name="Calibri" style:font-name-complex="Calibri" fo:language="en"/>
    </style:style>
    <style:style style:name="P1175" style:family="paragraph" style:parent-style-name="Normal">
      <style:paragraph-properties style:text-autospace="none" fo:line-height="115%" fo:margin-bottom="0.353cm"/>
    </style:style>
    <style:style style:name="T1175_1" style:family="text">
      <style:text-properties style:font-name="Calibri" style:font-name-complex="Calibri" fo:language="en"/>
    </style:style>
    <style:style style:name="P117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177" style:family="paragraph" style:parent-style-name="Normal">
      <style:paragraph-properties style:text-autospace="none" fo:line-height="115%" fo:margin-bottom="0.353cm"/>
    </style:style>
    <style:style style:name="T1177_1" style:family="text">
      <style:text-properties style:font-name="Calibri" style:font-name-complex="Calibri" fo:language="en"/>
    </style:style>
    <style:style style:name="P1178" style:family="paragraph" style:parent-style-name="Normal">
      <style:paragraph-properties style:text-autospace="none" fo:line-height="115%" fo:margin-bottom="0.353cm"/>
    </style:style>
    <style:style style:name="T1178_1" style:family="text">
      <style:text-properties style:font-name="Calibri" style:font-name-complex="Calibri" fo:language="en"/>
    </style:style>
    <style:style style:name="P1179" style:family="paragraph" style:parent-style-name="Normal">
      <style:paragraph-properties style:text-autospace="none" fo:line-height="115%" fo:margin-bottom="0.353cm"/>
    </style:style>
    <style:style style:name="T1179_1" style:family="text">
      <style:text-properties style:font-name="Calibri" style:font-name-complex="Calibri" fo:language="en"/>
    </style:style>
    <style:style style:name="P1180" style:family="paragraph" style:parent-style-name="Normal">
      <style:paragraph-properties style:text-autospace="none" fo:line-height="115%" fo:margin-bottom="0.353cm"/>
    </style:style>
    <style:style style:name="T1180_1" style:family="text">
      <style:text-properties style:font-name="Calibri" style:font-name-complex="Calibri" fo:language="en"/>
    </style:style>
    <style:style style:name="P1181" style:family="paragraph" style:parent-style-name="Normal">
      <style:paragraph-properties style:text-autospace="none" fo:line-height="115%" fo:margin-bottom="0.353cm"/>
    </style:style>
    <style:style style:name="T1181_1" style:family="text">
      <style:text-properties style:font-name="Calibri" style:font-name-complex="Calibri" fo:language="en"/>
    </style:style>
    <style:style style:name="P1182" style:family="paragraph" style:parent-style-name="Normal">
      <style:paragraph-properties style:text-autospace="none" fo:line-height="115%" fo:margin-bottom="0.353cm"/>
    </style:style>
    <style:style style:name="T1182_1" style:family="text">
      <style:text-properties style:font-name="Calibri" style:font-name-complex="Calibri" fo:language="en"/>
    </style:style>
    <style:style style:name="P1183" style:family="paragraph" style:parent-style-name="Normal">
      <style:paragraph-properties style:text-autospace="none" fo:line-height="115%" fo:margin-bottom="0.353cm"/>
    </style:style>
    <style:style style:name="T1183_1" style:family="text">
      <style:text-properties style:font-name="Calibri" style:font-name-complex="Calibri" fo:language="en"/>
    </style:style>
    <style:style style:name="P1184" style:family="paragraph" style:parent-style-name="Normal">
      <style:paragraph-properties style:text-autospace="none" fo:line-height="115%" fo:margin-bottom="0.353cm"/>
    </style:style>
    <style:style style:name="T1184_1" style:family="text">
      <style:text-properties style:font-name="Calibri" style:font-name-complex="Calibri" fo:language="en"/>
    </style:style>
    <style:style style:name="P1185" style:family="paragraph" style:parent-style-name="Normal">
      <style:paragraph-properties style:text-autospace="none" fo:line-height="115%" fo:margin-bottom="0.353cm"/>
    </style:style>
    <style:style style:name="T1185_1" style:family="text">
      <style:text-properties style:font-name="Calibri" style:font-name-complex="Calibri" fo:language="en"/>
    </style:style>
    <style:style style:name="P1186" style:family="paragraph" style:parent-style-name="Normal">
      <style:paragraph-properties style:text-autospace="none" fo:line-height="115%" fo:margin-bottom="0.353cm"/>
    </style:style>
    <style:style style:name="T1186_1" style:family="text">
      <style:text-properties style:font-name="Calibri" style:font-name-complex="Calibri" fo:language="en"/>
    </style:style>
    <style:style style:name="P1187" style:family="paragraph" style:parent-style-name="Normal">
      <style:paragraph-properties style:text-autospace="none" fo:line-height="115%" fo:margin-bottom="0.353cm"/>
    </style:style>
    <style:style style:name="T1187_1" style:family="text">
      <style:text-properties style:font-name="Calibri" style:font-name-complex="Calibri" fo:language="en"/>
    </style:style>
    <style:style style:name="P1188" style:family="paragraph" style:parent-style-name="Normal">
      <style:paragraph-properties style:text-autospace="none" fo:line-height="115%" fo:margin-bottom="0.353cm"/>
    </style:style>
    <style:style style:name="T1188_1" style:family="text">
      <style:text-properties style:font-name="Calibri" style:font-name-complex="Calibri" fo:language="en"/>
    </style:style>
    <style:style style:name="P1189" style:family="paragraph" style:parent-style-name="Normal">
      <style:paragraph-properties style:text-autospace="none" fo:line-height="115%" fo:margin-bottom="0.353cm"/>
    </style:style>
    <style:style style:name="T1189_1" style:family="text">
      <style:text-properties style:font-name="Calibri" style:font-name-complex="Calibri" fo:language="en"/>
    </style:style>
    <style:style style:name="P1190" style:family="paragraph" style:parent-style-name="Normal">
      <style:paragraph-properties style:text-autospace="none" fo:line-height="115%" fo:margin-bottom="0.353cm"/>
    </style:style>
    <style:style style:name="T1190_1" style:family="text">
      <style:text-properties style:font-name="Calibri" style:font-name-complex="Calibri" fo:language="en"/>
    </style:style>
    <style:style style:name="P1191" style:family="paragraph" style:parent-style-name="Normal">
      <style:paragraph-properties style:text-autospace="none" fo:line-height="115%" fo:margin-bottom="0.353cm"/>
    </style:style>
    <style:style style:name="T1191_1" style:family="text">
      <style:text-properties style:font-name="Calibri" style:font-name-complex="Calibri" fo:language="en"/>
    </style:style>
    <style:style style:name="P1192" style:family="paragraph" style:parent-style-name="Normal">
      <style:paragraph-properties style:text-autospace="none" fo:line-height="115%" fo:margin-bottom="0.353cm"/>
    </style:style>
    <style:style style:name="T1192_1" style:family="text">
      <style:text-properties style:font-name="Calibri" style:font-name-complex="Calibri" fo:language="en"/>
    </style:style>
    <style:style style:name="P1193" style:family="paragraph" style:parent-style-name="Normal">
      <style:paragraph-properties style:text-autospace="none" fo:line-height="115%" fo:margin-bottom="0.353cm"/>
    </style:style>
    <style:style style:name="T1193_1" style:family="text">
      <style:text-properties style:font-name="Calibri" style:font-name-complex="Calibri" fo:language="en"/>
    </style:style>
    <style:style style:name="P1194" style:family="paragraph" style:parent-style-name="Normal">
      <style:paragraph-properties style:text-autospace="none" fo:line-height="115%" fo:margin-bottom="0.353cm"/>
    </style:style>
    <style:style style:name="T1194_1" style:family="text">
      <style:text-properties style:font-name="Calibri" style:font-name-complex="Calibri" fo:language="en"/>
    </style:style>
    <style:style style:name="P1195" style:family="paragraph" style:parent-style-name="Normal">
      <style:paragraph-properties style:text-autospace="none" fo:line-height="115%" fo:margin-bottom="0.353cm"/>
    </style:style>
    <style:style style:name="T1195_1" style:family="text">
      <style:text-properties style:font-name="Calibri" style:font-name-complex="Calibri" fo:language="en"/>
    </style:style>
    <style:style style:name="P1196" style:family="paragraph" style:parent-style-name="Normal">
      <style:paragraph-properties style:text-autospace="none" fo:line-height="115%" fo:margin-bottom="0.353cm"/>
    </style:style>
    <style:style style:name="T1196_1" style:family="text">
      <style:text-properties style:font-name="Calibri" style:font-name-complex="Calibri" fo:language="en"/>
    </style:style>
    <style:style style:name="P1197" style:family="paragraph" style:parent-style-name="Normal">
      <style:paragraph-properties style:text-autospace="none" fo:line-height="115%" fo:margin-bottom="0.353cm"/>
    </style:style>
    <style:style style:name="T1197_1" style:family="text">
      <style:text-properties style:font-name="Calibri" style:font-name-complex="Calibri" fo:language="en"/>
    </style:style>
    <style:style style:name="P1198" style:family="paragraph" style:parent-style-name="Normal">
      <style:paragraph-properties style:text-autospace="none" fo:line-height="115%" fo:margin-bottom="0.353cm"/>
    </style:style>
    <style:style style:name="T1198_1" style:family="text">
      <style:text-properties style:font-name="Calibri" style:font-name-complex="Calibri" fo:language="en"/>
    </style:style>
    <style:style style:name="P1199" style:family="paragraph" style:parent-style-name="Normal">
      <style:paragraph-properties style:text-autospace="none" fo:line-height="115%" fo:margin-bottom="0.353cm"/>
    </style:style>
    <style:style style:name="T1199_1" style:family="text">
      <style:text-properties style:font-name="Calibri" style:font-name-complex="Calibri" fo:language="en"/>
    </style:style>
    <style:style style:name="T1199_2" style:family="text">
      <style:text-properties style:font-name="Calibri" style:font-name-complex="Calibri" fo:language="en" fo:font-weight="bold" style:font-weight-asian="bold" style:font-weight-complex="bold"/>
    </style:style>
    <style:style style:name="P1200" style:family="paragraph" style:parent-style-name="Normal">
      <style:paragraph-properties style:text-autospace="none" fo:line-height="115%" fo:margin-bottom="0.353cm"/>
    </style:style>
    <style:style style:name="T1200_1" style:family="text">
      <style:text-properties style:font-name="Calibri" style:font-name-complex="Calibri" fo:language="en" fo:font-weight="bold" style:font-weight-asian="bold" style:font-weight-complex="bold"/>
    </style:style>
    <style:style style:name="P1201" style:family="paragraph" style:parent-style-name="Normal">
      <style:paragraph-properties style:text-autospace="none" fo:line-height="115%" fo:margin-bottom="0.353cm"/>
    </style:style>
    <style:style style:name="T1201_1" style:family="text">
      <style:text-properties style:font-name="Calibri" style:font-name-complex="Calibri" fo:language="en" fo:font-weight="bold" style:font-weight-asian="bold" style:font-weight-complex="bold"/>
    </style:style>
    <style:style style:name="P120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03" style:family="paragraph" style:parent-style-name="Normal">
      <style:paragraph-properties style:text-autospace="none" fo:line-height="115%" fo:margin-bottom="0.353cm"/>
    </style:style>
    <style:style style:name="T1203_1" style:family="text">
      <style:text-properties style:font-name="Calibri" style:font-name-complex="Calibri" fo:language="en"/>
    </style:style>
    <style:style style:name="P1204" style:family="paragraph" style:parent-style-name="Normal">
      <style:paragraph-properties style:text-autospace="none" fo:line-height="115%" fo:margin-bottom="0.353cm"/>
    </style:style>
    <style:style style:name="T1204_1" style:family="text">
      <style:text-properties style:font-name="Calibri" style:font-name-complex="Calibri" fo:language="en"/>
    </style:style>
    <style:style style:name="P120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06" style:family="paragraph" style:parent-style-name="Normal">
      <style:paragraph-properties style:text-autospace="none" fo:line-height="115%" fo:margin-bottom="0.353cm"/>
    </style:style>
    <style:style style:name="T1206_1" style:family="text">
      <style:text-properties style:font-name="Calibri" style:font-name-complex="Calibri" fo:language="en"/>
    </style:style>
    <style:style style:name="P1207" style:family="paragraph" style:parent-style-name="Normal">
      <style:paragraph-properties style:text-autospace="none" fo:line-height="115%" fo:margin-bottom="0.353cm"/>
    </style:style>
    <style:style style:name="T1207_1" style:family="text">
      <style:text-properties style:font-name="Calibri" style:font-name-complex="Calibri" fo:language="en"/>
    </style:style>
    <style:style style:name="P120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09" style:family="paragraph" style:parent-style-name="Normal">
      <style:paragraph-properties style:text-autospace="none" fo:line-height="115%" fo:margin-bottom="0.353cm"/>
    </style:style>
    <style:style style:name="T1209_1" style:family="text">
      <style:text-properties style:font-name="Calibri" style:font-name-complex="Calibri" fo:language="en"/>
    </style:style>
    <style:style style:name="P1210" style:family="paragraph" style:parent-style-name="Normal">
      <style:paragraph-properties style:text-autospace="none" fo:line-height="115%" fo:margin-bottom="0.353cm"/>
    </style:style>
    <style:style style:name="T1210_1" style:family="text">
      <style:text-properties style:font-name="Calibri" style:font-name-complex="Calibri" fo:language="en"/>
    </style:style>
    <style:style style:name="P1211" style:family="paragraph" style:parent-style-name="Normal">
      <style:paragraph-properties style:text-autospace="none" fo:line-height="115%" fo:margin-bottom="0.353cm"/>
    </style:style>
    <style:style style:name="T1211_1" style:family="text">
      <style:text-properties style:font-name="Calibri" style:font-name-complex="Calibri" fo:language="en"/>
    </style:style>
    <style:style style:name="P1212" style:family="paragraph" style:parent-style-name="Normal">
      <style:paragraph-properties style:text-autospace="none" fo:line-height="115%" fo:margin-bottom="0.353cm"/>
    </style:style>
    <style:style style:name="T1212_1" style:family="text">
      <style:text-properties style:font-name="Calibri" style:font-name-complex="Calibri" fo:language="en"/>
    </style:style>
    <style:style style:name="P1213" style:family="paragraph" style:parent-style-name="Normal">
      <style:paragraph-properties style:text-autospace="none" fo:line-height="115%" fo:margin-bottom="0.353cm"/>
    </style:style>
    <style:style style:name="T1213_1" style:family="text">
      <style:text-properties style:font-name="Calibri" style:font-name-complex="Calibri" fo:language="en"/>
    </style:style>
    <style:style style:name="P1214" style:family="paragraph" style:parent-style-name="Normal">
      <style:paragraph-properties style:text-autospace="none" fo:line-height="115%" fo:margin-bottom="0.353cm"/>
    </style:style>
    <style:style style:name="T1214_1" style:family="text">
      <style:text-properties style:font-name="Calibri" style:font-name-complex="Calibri" fo:language="en"/>
    </style:style>
    <style:style style:name="P1215" style:family="paragraph" style:parent-style-name="Normal">
      <style:paragraph-properties style:text-autospace="none" fo:line-height="115%" fo:margin-bottom="0.353cm"/>
    </style:style>
    <style:style style:name="T1215_1" style:family="text">
      <style:text-properties style:font-name="Calibri" style:font-name-complex="Calibri" fo:language="en"/>
    </style:style>
    <style:style style:name="P1216" style:family="paragraph" style:parent-style-name="Normal">
      <style:paragraph-properties style:text-autospace="none" fo:line-height="115%" fo:margin-bottom="0.353cm"/>
    </style:style>
    <style:style style:name="T1216_1" style:family="text">
      <style:text-properties style:font-name="Calibri" style:font-name-complex="Calibri" fo:language="en"/>
    </style:style>
    <style:style style:name="P1217" style:family="paragraph" style:parent-style-name="Normal">
      <style:paragraph-properties style:text-autospace="none" fo:line-height="115%" fo:margin-bottom="0.353cm"/>
    </style:style>
    <style:style style:name="T1217_1" style:family="text">
      <style:text-properties style:font-name="Calibri" style:font-name-complex="Calibri" fo:language="en"/>
    </style:style>
    <style:style style:name="P1218" style:family="paragraph" style:parent-style-name="Normal">
      <style:paragraph-properties style:text-autospace="none" fo:line-height="115%" fo:margin-bottom="0.353cm"/>
    </style:style>
    <style:style style:name="T1218_1" style:family="text">
      <style:text-properties style:font-name="Calibri" style:font-name-complex="Calibri" fo:language="en"/>
    </style:style>
    <style:style style:name="P1219" style:family="paragraph" style:parent-style-name="Normal">
      <style:paragraph-properties style:text-autospace="none" fo:line-height="115%" fo:margin-bottom="0.353cm"/>
    </style:style>
    <style:style style:name="T1219_1" style:family="text">
      <style:text-properties style:font-name="Calibri" style:font-name-complex="Calibri" fo:language="en"/>
    </style:style>
    <style:style style:name="P1220" style:family="paragraph" style:parent-style-name="Normal">
      <style:paragraph-properties style:text-autospace="none" fo:line-height="115%" fo:margin-bottom="0.353cm"/>
    </style:style>
    <style:style style:name="T1220_1" style:family="text">
      <style:text-properties style:font-name="Calibri" style:font-name-complex="Calibri" fo:language="en"/>
    </style:style>
    <style:style style:name="P1221" style:family="paragraph" style:parent-style-name="Normal">
      <style:paragraph-properties style:text-autospace="none" fo:line-height="115%" fo:margin-bottom="0.353cm"/>
    </style:style>
    <style:style style:name="T1221_1" style:family="text">
      <style:text-properties style:font-name="Calibri" style:font-name-complex="Calibri" fo:language="en"/>
    </style:style>
    <style:style style:name="P1222" style:family="paragraph" style:parent-style-name="Normal">
      <style:paragraph-properties style:text-autospace="none" fo:line-height="115%" fo:margin-bottom="0.353cm"/>
    </style:style>
    <style:style style:name="T1222_1" style:family="text">
      <style:text-properties style:font-name="Calibri" style:font-name-complex="Calibri" fo:language="en"/>
    </style:style>
    <style:style style:name="P1223" style:family="paragraph" style:parent-style-name="Normal">
      <style:paragraph-properties style:text-autospace="none" fo:line-height="115%" fo:margin-bottom="0.353cm"/>
    </style:style>
    <style:style style:name="T1223_1" style:family="text">
      <style:text-properties style:font-name="Calibri" style:font-name-complex="Calibri" fo:language="en"/>
    </style:style>
    <style:style style:name="P1224" style:family="paragraph" style:parent-style-name="Normal">
      <style:paragraph-properties style:text-autospace="none" fo:line-height="115%" fo:margin-bottom="0.353cm"/>
    </style:style>
    <style:style style:name="T1224_1" style:family="text">
      <style:text-properties style:font-name="Calibri" style:font-name-complex="Calibri" fo:language="en"/>
    </style:style>
    <style:style style:name="P1225" style:family="paragraph" style:parent-style-name="Normal">
      <style:paragraph-properties style:text-autospace="none" fo:line-height="115%" fo:margin-bottom="0.353cm"/>
    </style:style>
    <style:style style:name="T1225_1" style:family="text">
      <style:text-properties style:font-name="Calibri" style:font-name-complex="Calibri" fo:language="en"/>
    </style:style>
    <style:style style:name="P1226" style:family="paragraph" style:parent-style-name="Normal">
      <style:paragraph-properties style:text-autospace="none" fo:line-height="115%" fo:margin-bottom="0.353cm"/>
    </style:style>
    <style:style style:name="T1226_1" style:family="text">
      <style:text-properties style:font-name="Calibri" style:font-name-complex="Calibri" fo:language="en"/>
    </style:style>
    <style:style style:name="P1227" style:family="paragraph" style:parent-style-name="Normal">
      <style:paragraph-properties style:text-autospace="none" fo:line-height="115%" fo:margin-bottom="0.353cm"/>
    </style:style>
    <style:style style:name="T1227_1" style:family="text">
      <style:text-properties style:font-name="Calibri" style:font-name-complex="Calibri" fo:language="en"/>
    </style:style>
    <style:style style:name="P1228" style:family="paragraph" style:parent-style-name="Normal">
      <style:paragraph-properties style:text-autospace="none" fo:line-height="115%" fo:margin-bottom="0.353cm"/>
    </style:style>
    <style:style style:name="T1228_1" style:family="text">
      <style:text-properties style:font-name="Calibri" style:font-name-complex="Calibri" fo:language="en"/>
    </style:style>
    <style:style style:name="P1229" style:family="paragraph" style:parent-style-name="Normal">
      <style:paragraph-properties style:text-autospace="none" fo:line-height="115%" fo:margin-bottom="0.353cm"/>
    </style:style>
    <style:style style:name="T1229_1" style:family="text">
      <style:text-properties style:font-name="Calibri" style:font-name-complex="Calibri" fo:language="en"/>
    </style:style>
    <style:style style:name="P1230" style:family="paragraph" style:parent-style-name="Normal">
      <style:paragraph-properties style:text-autospace="none" fo:line-height="115%" fo:margin-bottom="0.353cm"/>
    </style:style>
    <style:style style:name="T1230_1" style:family="text">
      <style:text-properties style:font-name="Calibri" style:font-name-complex="Calibri" fo:language="en"/>
    </style:style>
    <style:style style:name="P123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32" style:family="paragraph" style:parent-style-name="Normal">
      <style:paragraph-properties style:text-autospace="none" fo:line-height="115%" fo:margin-bottom="0.353cm"/>
    </style:style>
    <style:style style:name="T1232_1" style:family="text">
      <style:text-properties style:font-name="Calibri" style:font-name-complex="Calibri" fo:language="en"/>
    </style:style>
    <style:style style:name="P1233" style:family="paragraph" style:parent-style-name="Normal">
      <style:paragraph-properties style:text-autospace="none" fo:line-height="115%" fo:margin-bottom="0.353cm"/>
    </style:style>
    <style:style style:name="T1233_1" style:family="text">
      <style:text-properties style:font-name="Calibri" style:font-name-complex="Calibri" fo:language="en"/>
    </style:style>
    <style:style style:name="P123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35" style:family="paragraph" style:parent-style-name="Normal">
      <style:paragraph-properties style:text-autospace="none" fo:line-height="115%" fo:margin-bottom="0.353cm"/>
    </style:style>
    <style:style style:name="T1235_1" style:family="text">
      <style:text-properties style:font-name="Calibri" style:font-name-complex="Calibri" fo:language="en"/>
    </style:style>
    <style:style style:name="P1236" style:family="paragraph" style:parent-style-name="Normal">
      <style:paragraph-properties style:text-autospace="none" fo:line-height="115%" fo:margin-bottom="0.353cm"/>
    </style:style>
    <style:style style:name="T1236_1" style:family="text">
      <style:text-properties style:font-name="Calibri" style:font-name-complex="Calibri" fo:language="en" fo:font-weight="bold" style:font-weight-asian="bold" style:font-weight-complex="bold"/>
    </style:style>
    <style:style style:name="P1237" style:family="paragraph" style:parent-style-name="Normal">
      <style:paragraph-properties style:text-autospace="none" fo:line-height="115%" fo:margin-bottom="0.353cm"/>
    </style:style>
    <style:style style:name="T1237_1" style:family="text">
      <style:text-properties style:font-name="Calibri" style:font-name-complex="Calibri" fo:language="en" fo:font-weight="bold" style:font-weight-asian="bold" style:font-weight-complex="bold"/>
    </style:style>
    <style:style style:name="P123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3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40" style:family="paragraph" style:parent-style-name="Normal">
      <style:paragraph-properties style:text-autospace="none" fo:line-height="115%" fo:margin-bottom="0.353cm"/>
    </style:style>
    <style:style style:name="T1240_1" style:family="text">
      <style:text-properties style:font-name="Calibri" style:font-name-complex="Calibri" fo:language="en"/>
    </style:style>
    <style:style style:name="P1241" style:family="paragraph" style:parent-style-name="Normal">
      <style:paragraph-properties style:text-autospace="none" fo:line-height="115%" fo:margin-bottom="0.353cm"/>
    </style:style>
    <style:style style:name="T1241_1" style:family="text">
      <style:text-properties style:font-name="Calibri" style:font-name-complex="Calibri" fo:language="en"/>
    </style:style>
    <style:style style:name="P1242" style:family="paragraph" style:parent-style-name="Normal">
      <style:paragraph-properties style:text-autospace="none" fo:line-height="115%" fo:margin-bottom="0.353cm"/>
    </style:style>
    <style:style style:name="T1242_1" style:family="text">
      <style:text-properties style:font-name="Calibri" style:font-name-complex="Calibri" fo:language="en"/>
    </style:style>
    <style:style style:name="P1243" style:family="paragraph" style:parent-style-name="Normal">
      <style:paragraph-properties style:text-autospace="none" fo:line-height="115%" fo:margin-bottom="0.353cm"/>
    </style:style>
    <style:style style:name="T1243_1" style:family="text">
      <style:text-properties style:font-name="Calibri" style:font-name-complex="Calibri" fo:language="en"/>
    </style:style>
    <style:style style:name="P124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4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4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47" style:family="paragraph" style:parent-style-name="Normal">
      <style:paragraph-properties style:text-autospace="none" fo:line-height="115%" fo:margin-bottom="0.353cm"/>
    </style:style>
    <style:style style:name="T1247_1" style:family="text">
      <style:text-properties style:font-name="Calibri" style:font-name-complex="Calibri" fo:language="en"/>
    </style:style>
    <style:style style:name="P1248" style:family="paragraph" style:parent-style-name="Normal">
      <style:paragraph-properties style:text-autospace="none" fo:line-height="115%" fo:margin-bottom="0.353cm"/>
    </style:style>
    <style:style style:name="T1248_1" style:family="text">
      <style:text-properties style:font-name="Calibri" style:font-name-complex="Calibri" fo:language="en"/>
    </style:style>
    <style:style style:name="P1249" style:family="paragraph" style:parent-style-name="Normal">
      <style:paragraph-properties style:text-autospace="none" fo:line-height="115%" fo:margin-bottom="0.353cm"/>
    </style:style>
    <style:style style:name="T1249_1" style:family="text">
      <style:text-properties style:font-name="Calibri" style:font-name-complex="Calibri" fo:language="en"/>
    </style:style>
    <style:style style:name="P125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5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52" style:family="paragraph" style:parent-style-name="Normal">
      <style:paragraph-properties style:text-autospace="none" fo:line-height="115%" fo:margin-bottom="0.353cm"/>
    </style:style>
    <style:style style:name="T1252_1" style:family="text">
      <style:text-properties style:font-name="Calibri" style:font-name-complex="Calibri" fo:language="en"/>
    </style:style>
    <style:style style:name="P125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54" style:family="paragraph" style:parent-style-name="Normal">
      <style:paragraph-properties style:text-autospace="none" fo:line-height="115%" fo:margin-bottom="0.353cm"/>
    </style:style>
    <style:style style:name="T1254_1" style:family="text">
      <style:text-properties style:font-name="Calibri" style:font-name-complex="Calibri" fo:language="en"/>
    </style:style>
    <style:style style:name="P1255" style:family="paragraph" style:parent-style-name="Normal">
      <style:paragraph-properties style:text-autospace="none" fo:line-height="115%" fo:margin-bottom="0.353cm"/>
    </style:style>
    <style:style style:name="T1255_1" style:family="text">
      <style:text-properties style:font-name="Calibri" style:font-name-complex="Calibri" fo:language="en"/>
    </style:style>
    <style:style style:name="P1256" style:family="paragraph" style:parent-style-name="Normal">
      <style:paragraph-properties style:text-autospace="none" fo:line-height="115%" fo:margin-bottom="0.353cm"/>
    </style:style>
    <style:style style:name="T1256_1" style:family="text">
      <style:text-properties style:font-name="Calibri" style:font-name-complex="Calibri" fo:language="en"/>
    </style:style>
    <style:style style:name="P1257" style:family="paragraph" style:parent-style-name="Normal">
      <style:paragraph-properties style:text-autospace="none" fo:line-height="115%" fo:margin-bottom="0.353cm"/>
    </style:style>
    <style:style style:name="T1257_1" style:family="text">
      <style:text-properties style:font-name="Calibri" style:font-name-complex="Calibri" fo:language="en"/>
    </style:style>
    <style:style style:name="P1258" style:family="paragraph" style:parent-style-name="Normal">
      <style:paragraph-properties style:text-autospace="none" fo:line-height="115%" fo:margin-bottom="0.353cm"/>
    </style:style>
    <style:style style:name="T1258_1" style:family="text">
      <style:text-properties style:font-name="Calibri" style:font-name-complex="Calibri" fo:language="en"/>
    </style:style>
    <style:style style:name="P1259" style:family="paragraph" style:parent-style-name="Normal">
      <style:paragraph-properties style:text-autospace="none" fo:line-height="115%" fo:margin-bottom="0.353cm"/>
    </style:style>
    <style:style style:name="T1259_1" style:family="text">
      <style:text-properties style:font-name="Calibri" style:font-name-complex="Calibri" fo:language="en"/>
    </style:style>
    <style:style style:name="P1260" style:family="paragraph" style:parent-style-name="Normal">
      <style:paragraph-properties style:text-autospace="none" fo:line-height="115%" fo:margin-bottom="0.353cm"/>
    </style:style>
    <style:style style:name="T1260_1" style:family="text">
      <style:text-properties style:font-name="Calibri" style:font-name-complex="Calibri" fo:language="en"/>
    </style:style>
    <style:style style:name="P1261" style:family="paragraph" style:parent-style-name="Normal">
      <style:paragraph-properties style:text-autospace="none" fo:line-height="115%" fo:margin-bottom="0.353cm"/>
    </style:style>
    <style:style style:name="T1261_1" style:family="text">
      <style:text-properties style:font-name="Calibri" style:font-name-complex="Calibri" fo:language="en"/>
    </style:style>
    <style:style style:name="P1262" style:family="paragraph" style:parent-style-name="Normal">
      <style:paragraph-properties style:text-autospace="none" fo:line-height="115%" fo:margin-bottom="0.353cm"/>
    </style:style>
    <style:style style:name="T1262_1" style:family="text">
      <style:text-properties style:font-name="Calibri" style:font-name-complex="Calibri" fo:language="en"/>
    </style:style>
    <style:style style:name="P1263" style:family="paragraph" style:parent-style-name="Normal">
      <style:paragraph-properties style:text-autospace="none" fo:line-height="115%" fo:margin-bottom="0.353cm"/>
    </style:style>
    <style:style style:name="T1263_1" style:family="text">
      <style:text-properties style:font-name="Calibri" style:font-name-complex="Calibri" fo:language="en"/>
    </style:style>
    <style:style style:name="P1264" style:family="paragraph" style:parent-style-name="Normal">
      <style:paragraph-properties style:text-autospace="none" fo:line-height="115%" fo:margin-bottom="0.353cm"/>
    </style:style>
    <style:style style:name="T1264_1" style:family="text">
      <style:text-properties style:font-name="Calibri" style:font-name-complex="Calibri" fo:language="en"/>
    </style:style>
    <style:style style:name="P1265" style:family="paragraph" style:parent-style-name="Normal">
      <style:paragraph-properties style:text-autospace="none" fo:line-height="115%" fo:margin-bottom="0.353cm"/>
    </style:style>
    <style:style style:name="T1265_1" style:family="text">
      <style:text-properties style:font-name="Calibri" style:font-name-complex="Calibri" fo:language="en"/>
    </style:style>
    <style:style style:name="P1266" style:family="paragraph" style:parent-style-name="Normal">
      <style:paragraph-properties style:text-autospace="none" fo:line-height="115%" fo:margin-bottom="0.353cm"/>
    </style:style>
    <style:style style:name="T1266_1" style:family="text">
      <style:text-properties style:font-name="Calibri" style:font-name-complex="Calibri" fo:language="en"/>
    </style:style>
    <style:style style:name="P1267" style:family="paragraph" style:parent-style-name="Normal">
      <style:paragraph-properties style:text-autospace="none" fo:line-height="115%" fo:margin-bottom="0.353cm"/>
    </style:style>
    <style:style style:name="T1267_1" style:family="text">
      <style:text-properties style:font-name="Calibri" style:font-name-complex="Calibri" fo:language="en"/>
    </style:style>
    <style:style style:name="P1268" style:family="paragraph" style:parent-style-name="Normal">
      <style:paragraph-properties style:text-autospace="none" fo:line-height="115%" fo:margin-bottom="0.353cm"/>
    </style:style>
    <style:style style:name="T1268_1" style:family="text">
      <style:text-properties style:font-name="Calibri" style:font-name-complex="Calibri" fo:language="en"/>
    </style:style>
    <style:style style:name="P1269" style:family="paragraph" style:parent-style-name="Normal">
      <style:paragraph-properties style:text-autospace="none" fo:line-height="115%" fo:margin-bottom="0.353cm"/>
    </style:style>
    <style:style style:name="T1269_1" style:family="text">
      <style:text-properties style:font-name="Calibri" style:font-name-complex="Calibri" fo:language="en"/>
    </style:style>
    <style:style style:name="P1270" style:family="paragraph" style:parent-style-name="Normal">
      <style:paragraph-properties style:text-autospace="none" fo:line-height="115%" fo:margin-bottom="0.353cm"/>
    </style:style>
    <style:style style:name="T1270_1" style:family="text">
      <style:text-properties style:font-name="Calibri" style:font-name-complex="Calibri" fo:language="en"/>
    </style:style>
    <style:style style:name="P1271" style:family="paragraph" style:parent-style-name="Normal">
      <style:paragraph-properties style:text-autospace="none" fo:line-height="115%" fo:margin-bottom="0.353cm"/>
    </style:style>
    <style:style style:name="T1271_1" style:family="text">
      <style:text-properties style:font-name="Calibri" style:font-name-complex="Calibri" fo:language="en"/>
    </style:style>
    <style:style style:name="P1272" style:family="paragraph" style:parent-style-name="Normal">
      <style:paragraph-properties style:text-autospace="none" fo:line-height="115%" fo:margin-bottom="0.353cm"/>
    </style:style>
    <style:style style:name="T1272_1" style:family="text">
      <style:text-properties style:font-name="Calibri" style:font-name-complex="Calibri" fo:language="en"/>
    </style:style>
    <style:style style:name="P1273" style:family="paragraph" style:parent-style-name="Normal">
      <style:paragraph-properties style:text-autospace="none" fo:line-height="115%" fo:margin-bottom="0.353cm"/>
    </style:style>
    <style:style style:name="T1273_1" style:family="text">
      <style:text-properties style:font-name="Calibri" style:font-name-complex="Calibri" fo:language="en"/>
    </style:style>
    <style:style style:name="P1274" style:family="paragraph" style:parent-style-name="Normal">
      <style:paragraph-properties style:text-autospace="none" fo:line-height="115%" fo:margin-bottom="0.353cm"/>
    </style:style>
    <style:style style:name="T1274_1" style:family="text">
      <style:text-properties style:font-name="Calibri" style:font-name-complex="Calibri" fo:language="en"/>
    </style:style>
    <style:style style:name="P127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7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77" style:family="paragraph" style:parent-style-name="Normal">
      <style:paragraph-properties style:text-autospace="none" fo:line-height="115%" fo:margin-bottom="0.353cm"/>
    </style:style>
    <style:style style:name="T1277_1" style:family="text">
      <style:text-properties style:font-name="Calibri" style:font-name-complex="Calibri" fo:language="en"/>
    </style:style>
    <style:style style:name="P1278" style:family="paragraph" style:parent-style-name="Normal">
      <style:paragraph-properties style:text-autospace="none" fo:line-height="115%" fo:margin-bottom="0.353cm"/>
    </style:style>
    <style:style style:name="T1278_1" style:family="text">
      <style:text-properties style:font-name="Calibri" style:font-name-complex="Calibri" fo:language="en"/>
    </style:style>
    <style:style style:name="P1279" style:family="paragraph" style:parent-style-name="Normal">
      <style:paragraph-properties style:text-autospace="none" fo:line-height="115%" fo:margin-bottom="0.353cm"/>
    </style:style>
    <style:style style:name="T1279_1" style:family="text">
      <style:text-properties style:font-name="Calibri" style:font-name-complex="Calibri" fo:language="en"/>
    </style:style>
    <style:style style:name="P1280" style:family="paragraph" style:parent-style-name="Normal">
      <style:paragraph-properties style:text-autospace="none" fo:line-height="115%" fo:margin-bottom="0.353cm"/>
    </style:style>
    <style:style style:name="T1280_1" style:family="text">
      <style:text-properties style:font-name="Calibri" style:font-name-complex="Calibri" fo:language="en"/>
    </style:style>
    <style:style style:name="P1281" style:family="paragraph" style:parent-style-name="Normal">
      <style:paragraph-properties style:text-autospace="none" fo:line-height="115%" fo:margin-bottom="0.353cm"/>
    </style:style>
    <style:style style:name="T1281_1" style:family="text">
      <style:text-properties style:font-name="Calibri" style:font-name-complex="Calibri" fo:language="en"/>
    </style:style>
    <style:style style:name="T1281_2" style:family="text">
      <style:text-properties style:font-name="Calibri" style:font-name-complex="Calibri" fo:language="en" fo:font-weight="bold" style:font-weight-asian="bold" style:font-weight-complex="bold"/>
    </style:style>
    <style:style style:name="P1282" style:family="paragraph" style:parent-style-name="Normal">
      <style:paragraph-properties style:text-autospace="none" fo:line-height="115%" fo:margin-bottom="0.353cm"/>
    </style:style>
    <style:style style:name="T1282_1" style:family="text">
      <style:text-properties style:font-name="Calibri" style:font-name-complex="Calibri" fo:language="en" fo:font-weight="bold" style:font-weight-asian="bold" style:font-weight-complex="bold"/>
    </style:style>
    <style:style style:name="P1283" style:family="paragraph" style:parent-style-name="Normal">
      <style:paragraph-properties style:text-autospace="none" fo:line-height="115%" fo:margin-bottom="0.353cm"/>
    </style:style>
    <style:style style:name="T1283_1" style:family="text">
      <style:text-properties style:font-name="Calibri" style:font-name-complex="Calibri" fo:language="en" fo:font-weight="bold" style:font-weight-asian="bold" style:font-weight-complex="bold"/>
    </style:style>
    <style:style style:name="P1284" style:family="paragraph" style:parent-style-name="Normal">
      <style:paragraph-properties style:text-autospace="none" fo:line-height="115%" fo:margin-bottom="0.353cm"/>
    </style:style>
    <style:style style:name="T1284_1" style:family="text">
      <style:text-properties style:font-name="Calibri" style:font-name-complex="Calibri" fo:language="en" fo:font-weight="bold" style:font-weight-asian="bold" style:font-weight-complex="bold"/>
    </style:style>
    <style:style style:name="P1285" style:family="paragraph" style:parent-style-name="Normal">
      <style:paragraph-properties style:text-autospace="none" fo:line-height="115%" fo:margin-bottom="0.353cm"/>
    </style:style>
    <style:style style:name="T1285_1" style:family="text">
      <style:text-properties style:font-name="Calibri" style:font-name-complex="Calibri" fo:language="en"/>
    </style:style>
    <style:style style:name="P1286" style:family="paragraph" style:parent-style-name="Normal">
      <style:paragraph-properties style:text-autospace="none" fo:line-height="115%" fo:margin-bottom="0.353cm"/>
    </style:style>
    <style:style style:name="T1286_1" style:family="text">
      <style:text-properties style:font-name="Calibri" style:font-name-complex="Calibri" fo:language="en"/>
    </style:style>
    <style:style style:name="P1287" style:family="paragraph" style:parent-style-name="Normal">
      <style:paragraph-properties style:text-autospace="none" fo:line-height="115%" fo:margin-bottom="0.353cm"/>
    </style:style>
    <style:style style:name="T1287_1" style:family="text">
      <style:text-properties style:font-name="Calibri" style:font-name-complex="Calibri" fo:language="en"/>
    </style:style>
    <style:style style:name="P1288" style:family="paragraph" style:parent-style-name="Normal">
      <style:paragraph-properties style:text-autospace="none" fo:line-height="115%" fo:margin-bottom="0.353cm"/>
    </style:style>
    <style:style style:name="T1288_1" style:family="text">
      <style:text-properties style:font-name="Calibri" style:font-name-complex="Calibri" fo:language="en"/>
    </style:style>
    <style:style style:name="P1289" style:family="paragraph" style:parent-style-name="Normal">
      <style:paragraph-properties style:text-autospace="none" fo:line-height="115%" fo:margin-bottom="0.353cm"/>
    </style:style>
    <style:style style:name="T1289_1" style:family="text">
      <style:text-properties style:font-name="Calibri" style:font-name-complex="Calibri" fo:language="en"/>
    </style:style>
    <style:style style:name="P1290" style:family="paragraph" style:parent-style-name="Normal">
      <style:paragraph-properties style:text-autospace="none" fo:line-height="115%" fo:margin-bottom="0.353cm"/>
    </style:style>
    <style:style style:name="T1290_1" style:family="text">
      <style:text-properties style:font-name="Calibri" style:font-name-complex="Calibri" fo:language="en"/>
    </style:style>
    <style:style style:name="P1291" style:family="paragraph" style:parent-style-name="Normal">
      <style:paragraph-properties style:text-autospace="none" fo:line-height="115%" fo:margin-bottom="0.353cm"/>
    </style:style>
    <style:style style:name="T1291_1" style:family="text">
      <style:text-properties style:font-name="Calibri" style:font-name-complex="Calibri" fo:language="en"/>
    </style:style>
    <style:style style:name="P1292" style:family="paragraph" style:parent-style-name="Normal">
      <style:paragraph-properties style:text-autospace="none" fo:line-height="115%" fo:margin-bottom="0.353cm"/>
    </style:style>
    <style:style style:name="T1292_1" style:family="text">
      <style:text-properties style:font-name="Calibri" style:font-name-complex="Calibri" fo:language="en"/>
    </style:style>
    <style:style style:name="P1293" style:family="paragraph" style:parent-style-name="Normal">
      <style:paragraph-properties style:text-autospace="none" fo:line-height="115%" fo:margin-bottom="0.353cm"/>
    </style:style>
    <style:style style:name="T1293_1" style:family="text">
      <style:text-properties style:font-name="Calibri" style:font-name-complex="Calibri" fo:language="en"/>
    </style:style>
    <style:style style:name="P1294" style:family="paragraph" style:parent-style-name="Normal">
      <style:paragraph-properties style:text-autospace="none" fo:line-height="115%" fo:margin-bottom="0.353cm"/>
    </style:style>
    <style:style style:name="T1294_1" style:family="text">
      <style:text-properties style:font-name="Calibri" style:font-name-complex="Calibri" fo:language="en"/>
    </style:style>
    <style:style style:name="P1295" style:family="paragraph" style:parent-style-name="Normal">
      <style:paragraph-properties style:text-autospace="none" fo:line-height="115%" fo:margin-bottom="0.353cm"/>
    </style:style>
    <style:style style:name="T1295_1" style:family="text">
      <style:text-properties style:font-name="Calibri" style:font-name-complex="Calibri" fo:language="en"/>
    </style:style>
    <style:style style:name="P129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297" style:family="paragraph" style:parent-style-name="Normal">
      <style:paragraph-properties style:text-autospace="none" fo:line-height="115%" fo:margin-bottom="0.353cm"/>
    </style:style>
    <style:style style:name="T1297_1" style:family="text">
      <style:text-properties style:font-name="Calibri" style:font-name-complex="Calibri" fo:language="en"/>
    </style:style>
    <style:style style:name="P1298" style:family="paragraph" style:parent-style-name="Normal">
      <style:paragraph-properties style:text-autospace="none" fo:line-height="115%" fo:margin-bottom="0.353cm"/>
    </style:style>
    <style:style style:name="T1298_1" style:family="text">
      <style:text-properties style:font-name="Calibri" style:font-name-complex="Calibri" fo:language="en"/>
    </style:style>
    <style:style style:name="P1299" style:family="paragraph" style:parent-style-name="Normal">
      <style:paragraph-properties style:text-autospace="none" fo:line-height="115%" fo:margin-bottom="0.353cm"/>
    </style:style>
    <style:style style:name="T1299_1" style:family="text">
      <style:text-properties style:font-name="Calibri" style:font-name-complex="Calibri" fo:language="en"/>
    </style:style>
    <style:style style:name="P1300" style:family="paragraph" style:parent-style-name="Normal">
      <style:paragraph-properties style:text-autospace="none" fo:line-height="115%" fo:margin-bottom="0.353cm"/>
    </style:style>
    <style:style style:name="T1300_1" style:family="text">
      <style:text-properties style:font-name="Calibri" style:font-name-complex="Calibri" fo:language="en"/>
    </style:style>
    <style:style style:name="P1301" style:family="paragraph" style:parent-style-name="Normal">
      <style:paragraph-properties style:text-autospace="none" fo:line-height="115%" fo:margin-bottom="0.353cm"/>
    </style:style>
    <style:style style:name="T1301_1" style:family="text">
      <style:text-properties style:font-name="Calibri" style:font-name-complex="Calibri" fo:language="en"/>
    </style:style>
    <style:style style:name="P1302" style:family="paragraph" style:parent-style-name="Normal">
      <style:paragraph-properties style:text-autospace="none" fo:line-height="115%" fo:margin-bottom="0.353cm"/>
    </style:style>
    <style:style style:name="T1302_1" style:family="text">
      <style:text-properties style:font-name="Calibri" style:font-name-complex="Calibri" fo:language="en"/>
    </style:style>
    <style:style style:name="P1303" style:family="paragraph" style:parent-style-name="Normal">
      <style:paragraph-properties style:text-autospace="none" fo:line-height="115%" fo:margin-bottom="0.353cm"/>
    </style:style>
    <style:style style:name="T1303_1" style:family="text">
      <style:text-properties style:font-name="Calibri" style:font-name-complex="Calibri" fo:language="en"/>
    </style:style>
    <style:style style:name="P1304" style:family="paragraph" style:parent-style-name="Normal">
      <style:paragraph-properties style:text-autospace="none" fo:line-height="115%" fo:margin-bottom="0.353cm"/>
    </style:style>
    <style:style style:name="T1304_1" style:family="text">
      <style:text-properties style:font-name="Calibri" style:font-name-complex="Calibri" fo:language="en"/>
    </style:style>
    <style:style style:name="P1305" style:family="paragraph" style:parent-style-name="Normal">
      <style:paragraph-properties style:text-autospace="none" fo:line-height="115%" fo:margin-bottom="0.353cm"/>
    </style:style>
    <style:style style:name="T1305_1" style:family="text">
      <style:text-properties style:font-name="Calibri" style:font-name-complex="Calibri" fo:language="en"/>
    </style:style>
    <style:style style:name="P1306" style:family="paragraph" style:parent-style-name="Normal">
      <style:paragraph-properties style:text-autospace="none" fo:line-height="115%" fo:margin-bottom="0.353cm"/>
    </style:style>
    <style:style style:name="T1306_1" style:family="text">
      <style:text-properties style:font-name="Calibri" style:font-name-complex="Calibri" fo:language="en"/>
    </style:style>
    <style:style style:name="P1307" style:family="paragraph" style:parent-style-name="Normal">
      <style:paragraph-properties style:text-autospace="none" fo:line-height="115%" fo:margin-bottom="0.353cm"/>
    </style:style>
    <style:style style:name="T1307_1" style:family="text">
      <style:text-properties style:font-name="Calibri" style:font-name-complex="Calibri" fo:language="en"/>
    </style:style>
    <style:style style:name="P1308" style:family="paragraph" style:parent-style-name="Normal">
      <style:paragraph-properties style:text-autospace="none" fo:line-height="115%" fo:margin-bottom="0.353cm"/>
    </style:style>
    <style:style style:name="T1308_1" style:family="text">
      <style:text-properties style:font-name="Calibri" style:font-name-complex="Calibri" fo:language="en"/>
    </style:style>
    <style:style style:name="P130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10" style:family="paragraph" style:parent-style-name="Normal">
      <style:paragraph-properties style:text-autospace="none" fo:line-height="115%" fo:margin-bottom="0.353cm"/>
    </style:style>
    <style:style style:name="T1310_1" style:family="text">
      <style:text-properties style:font-name="Calibri" style:font-name-complex="Calibri" fo:language="en"/>
    </style:style>
    <style:style style:name="T1310_2" style:family="text">
      <style:text-properties style:font-name="Calibri" style:font-name-complex="Calibri" fo:language="en" fo:font-weight="bold" style:font-weight-asian="bold" style:font-weight-complex="bold"/>
    </style:style>
    <style:style style:name="P1311" style:family="paragraph" style:parent-style-name="Normal">
      <style:paragraph-properties style:text-autospace="none" fo:line-height="115%" fo:margin-bottom="0.353cm"/>
    </style:style>
    <style:style style:name="T1311_1" style:family="text">
      <style:text-properties style:font-name="Calibri" style:font-name-complex="Calibri" fo:language="en" fo:font-weight="bold" style:font-weight-asian="bold" style:font-weight-complex="bold"/>
    </style:style>
    <style:style style:name="P1312" style:family="paragraph" style:parent-style-name="Normal">
      <style:paragraph-properties style:text-autospace="none" fo:line-height="115%" fo:margin-bottom="0.353cm"/>
    </style:style>
    <style:style style:name="T1312_1" style:family="text">
      <style:text-properties style:font-name="Calibri" style:font-name-complex="Calibri" fo:language="en" fo:font-weight="bold" style:font-weight-asian="bold" style:font-weight-complex="bold"/>
    </style:style>
    <style:style style:name="P1313" style:family="paragraph" style:parent-style-name="Normal">
      <style:paragraph-properties style:text-autospace="none" fo:line-height="115%" fo:margin-bottom="0.353cm"/>
    </style:style>
    <style:style style:name="T1313_1" style:family="text">
      <style:text-properties style:font-name="Calibri" style:font-name-complex="Calibri" fo:language="en" fo:font-weight="bold" style:font-weight-asian="bold" style:font-weight-complex="bold"/>
    </style:style>
    <style:style style:name="P1314" style:family="paragraph" style:parent-style-name="Normal">
      <style:paragraph-properties style:text-autospace="none" fo:line-height="115%" fo:margin-bottom="0.353cm"/>
    </style:style>
    <style:style style:name="T1314_1" style:family="text">
      <style:text-properties style:font-name="Calibri" style:font-name-complex="Calibri" fo:language="en" fo:font-weight="bold" style:font-weight-asian="bold" style:font-weight-complex="bold"/>
    </style:style>
    <style:style style:name="P1315" style:family="paragraph" style:parent-style-name="Normal">
      <style:paragraph-properties style:text-autospace="none" fo:line-height="115%" fo:margin-bottom="0.353cm"/>
    </style:style>
    <style:style style:name="T1315_1" style:family="text">
      <style:text-properties style:font-name="Calibri" style:font-name-complex="Calibri" fo:language="en" fo:font-weight="bold" style:font-weight-asian="bold" style:font-weight-complex="bold"/>
    </style:style>
    <style:style style:name="P131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17" style:family="paragraph" style:parent-style-name="Normal">
      <style:paragraph-properties style:text-autospace="none" fo:line-height="115%" fo:margin-bottom="0.353cm"/>
    </style:style>
    <style:style style:name="T1317_1" style:family="text">
      <style:text-properties style:font-name="Calibri" style:font-name-complex="Calibri" fo:language="en"/>
    </style:style>
    <style:style style:name="P131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19" style:family="paragraph" style:parent-style-name="Normal">
      <style:paragraph-properties style:text-autospace="none" fo:line-height="115%" fo:margin-bottom="0.353cm"/>
    </style:style>
    <style:style style:name="T1319_1" style:family="text">
      <style:text-properties style:font-name="Calibri" style:font-name-complex="Calibri" fo:language="en"/>
    </style:style>
    <style:style style:name="P132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21" style:family="paragraph" style:parent-style-name="Normal">
      <style:paragraph-properties style:text-autospace="none" fo:line-height="115%" fo:margin-bottom="0.353cm"/>
    </style:style>
    <style:style style:name="T1321_1" style:family="text">
      <style:text-properties style:font-name="Calibri" style:font-name-complex="Calibri" fo:language="en"/>
    </style:style>
    <style:style style:name="P1322" style:family="paragraph" style:parent-style-name="Normal">
      <style:paragraph-properties style:text-autospace="none" fo:line-height="115%" fo:margin-bottom="0.353cm"/>
    </style:style>
    <style:style style:name="T1322_1" style:family="text">
      <style:text-properties style:font-name="Calibri" style:font-name-complex="Calibri" fo:language="en"/>
    </style:style>
    <style:style style:name="P1323" style:family="paragraph" style:parent-style-name="Normal">
      <style:paragraph-properties style:text-autospace="none" fo:line-height="115%" fo:margin-bottom="0.353cm"/>
    </style:style>
    <style:style style:name="T1323_1" style:family="text">
      <style:text-properties style:font-name="Calibri" style:font-name-complex="Calibri" fo:language="en"/>
    </style:style>
    <style:style style:name="P1324" style:family="paragraph" style:parent-style-name="Normal">
      <style:paragraph-properties style:text-autospace="none" fo:line-height="115%" fo:margin-bottom="0.353cm"/>
    </style:style>
    <style:style style:name="T1324_1" style:family="text">
      <style:text-properties style:font-name="Calibri" style:font-name-complex="Calibri" fo:language="en"/>
    </style:style>
    <style:style style:name="P1325" style:family="paragraph" style:parent-style-name="Normal">
      <style:paragraph-properties style:text-autospace="none" fo:line-height="115%" fo:margin-bottom="0.353cm"/>
    </style:style>
    <style:style style:name="T1325_1" style:family="text">
      <style:text-properties style:font-name="Calibri" style:font-name-complex="Calibri" fo:language="en"/>
    </style:style>
    <style:style style:name="P1326" style:family="paragraph" style:parent-style-name="Normal">
      <style:paragraph-properties style:text-autospace="none" fo:line-height="115%" fo:margin-bottom="0.353cm"/>
    </style:style>
    <style:style style:name="T1326_1" style:family="text">
      <style:text-properties style:font-name="Calibri" style:font-name-complex="Calibri" fo:language="en"/>
    </style:style>
    <style:style style:name="P1327" style:family="paragraph" style:parent-style-name="Normal">
      <style:paragraph-properties style:text-autospace="none" fo:line-height="115%" fo:margin-bottom="0.353cm"/>
    </style:style>
    <style:style style:name="T1327_1" style:family="text">
      <style:text-properties style:font-name="Calibri" style:font-name-complex="Calibri" fo:language="en"/>
    </style:style>
    <style:style style:name="P1328" style:family="paragraph" style:parent-style-name="Normal">
      <style:paragraph-properties style:text-autospace="none" fo:line-height="115%" fo:margin-bottom="0.353cm"/>
    </style:style>
    <style:style style:name="T1328_1" style:family="text">
      <style:text-properties style:font-name="Calibri" style:font-name-complex="Calibri" fo:language="en"/>
    </style:style>
    <style:style style:name="P1329" style:family="paragraph" style:parent-style-name="Normal">
      <style:paragraph-properties style:text-autospace="none" fo:line-height="115%" fo:margin-bottom="0.353cm"/>
    </style:style>
    <style:style style:name="T1329_1" style:family="text">
      <style:text-properties style:font-name="Calibri" style:font-name-complex="Calibri" fo:language="en"/>
    </style:style>
    <style:style style:name="P1330" style:family="paragraph" style:parent-style-name="Normal">
      <style:paragraph-properties style:text-autospace="none" fo:line-height="115%" fo:margin-bottom="0.353cm"/>
    </style:style>
    <style:style style:name="T1330_1" style:family="text">
      <style:text-properties style:font-name="Calibri" style:font-name-complex="Calibri" fo:language="en"/>
    </style:style>
    <style:style style:name="P1331" style:family="paragraph" style:parent-style-name="Normal">
      <style:paragraph-properties style:text-autospace="none" fo:line-height="115%" fo:margin-bottom="0.353cm"/>
    </style:style>
    <style:style style:name="T1331_1" style:family="text">
      <style:text-properties style:font-name="Calibri" style:font-name-complex="Calibri" fo:language="en"/>
    </style:style>
    <style:style style:name="P1332" style:family="paragraph" style:parent-style-name="Normal">
      <style:paragraph-properties style:text-autospace="none" fo:line-height="115%" fo:margin-bottom="0.353cm"/>
    </style:style>
    <style:style style:name="T1332_1" style:family="text">
      <style:text-properties style:font-name="Calibri" style:font-name-complex="Calibri" fo:language="en"/>
    </style:style>
    <style:style style:name="P1333" style:family="paragraph" style:parent-style-name="Normal">
      <style:paragraph-properties style:text-autospace="none" fo:line-height="115%" fo:margin-bottom="0.353cm"/>
    </style:style>
    <style:style style:name="T1333_1" style:family="text">
      <style:text-properties style:font-name="Calibri" style:font-name-complex="Calibri" fo:language="en"/>
    </style:style>
    <style:style style:name="P133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35" style:family="paragraph" style:parent-style-name="Normal">
      <style:paragraph-properties style:text-autospace="none" fo:line-height="115%" fo:margin-bottom="0.353cm"/>
    </style:style>
    <style:style style:name="T1335_1" style:family="text">
      <style:text-properties style:font-name="Calibri" style:font-name-complex="Calibri" fo:language="en"/>
    </style:style>
    <style:style style:name="P1336" style:family="paragraph" style:parent-style-name="Normal">
      <style:paragraph-properties style:text-autospace="none" fo:line-height="115%" fo:margin-bottom="0.353cm"/>
    </style:style>
    <style:style style:name="T1336_1" style:family="text">
      <style:text-properties style:font-name="Calibri" style:font-name-complex="Calibri" fo:language="en"/>
    </style:style>
    <style:style style:name="P133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38" style:family="paragraph" style:parent-style-name="Normal">
      <style:paragraph-properties style:text-autospace="none" fo:line-height="115%" fo:margin-bottom="0.353cm"/>
    </style:style>
    <style:style style:name="T1338_1" style:family="text">
      <style:text-properties style:font-name="Calibri" style:font-name-complex="Calibri" fo:language="en"/>
    </style:style>
    <style:style style:name="P1339" style:family="paragraph" style:parent-style-name="Normal">
      <style:paragraph-properties style:text-autospace="none" fo:line-height="115%" fo:margin-bottom="0.353cm"/>
    </style:style>
    <style:style style:name="T1339_1" style:family="text">
      <style:text-properties style:font-name="Calibri" style:font-name-complex="Calibri" fo:language="en"/>
    </style:style>
    <style:style style:name="P134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4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42" style:family="paragraph" style:parent-style-name="Normal">
      <style:paragraph-properties style:text-autospace="none" fo:line-height="115%" fo:margin-bottom="0.353cm"/>
    </style:style>
    <style:style style:name="T1342_1" style:family="text">
      <style:text-properties style:font-name="Calibri" style:font-name-complex="Calibri" fo:language="en"/>
    </style:style>
    <style:style style:name="P1343" style:family="paragraph" style:parent-style-name="Normal">
      <style:paragraph-properties style:text-autospace="none" fo:line-height="115%" fo:margin-bottom="0.353cm"/>
    </style:style>
    <style:style style:name="T1343_1" style:family="text">
      <style:text-properties style:font-name="Calibri" style:font-name-complex="Calibri" fo:language="en"/>
    </style:style>
    <style:style style:name="P134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4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46" style:family="paragraph" style:parent-style-name="Normal">
      <style:paragraph-properties style:text-autospace="none" fo:line-height="115%" fo:margin-bottom="0.353cm"/>
    </style:style>
    <style:style style:name="T1346_1" style:family="text">
      <style:text-properties style:font-name="Calibri" style:font-name-complex="Calibri" fo:language="en"/>
    </style:style>
    <style:style style:name="P1347" style:family="paragraph" style:parent-style-name="Normal">
      <style:paragraph-properties style:text-autospace="none" fo:line-height="115%" fo:margin-bottom="0.353cm"/>
    </style:style>
    <style:style style:name="T1347_1" style:family="text">
      <style:text-properties style:font-name="Calibri" style:font-name-complex="Calibri" fo:language="en"/>
    </style:style>
    <style:style style:name="P134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49" style:family="paragraph" style:parent-style-name="Normal">
      <style:paragraph-properties style:text-autospace="none" fo:line-height="115%" fo:margin-bottom="0.353cm"/>
    </style:style>
    <style:style style:name="T1349_1" style:family="text">
      <style:text-properties style:font-name="Calibri" style:font-name-complex="Calibri" fo:language="en"/>
    </style:style>
    <style:style style:name="P1350" style:family="paragraph" style:parent-style-name="Normal">
      <style:paragraph-properties style:text-autospace="none" fo:line-height="115%" fo:margin-bottom="0.353cm"/>
    </style:style>
    <style:style style:name="T1350_1" style:family="text">
      <style:text-properties style:font-name="Calibri" style:font-name-complex="Calibri" fo:language="en"/>
    </style:style>
    <style:style style:name="P1351" style:family="paragraph" style:parent-style-name="Normal">
      <style:paragraph-properties style:text-autospace="none" fo:line-height="115%" fo:margin-bottom="0.353cm"/>
    </style:style>
    <style:style style:name="T1351_1" style:family="text">
      <style:text-properties style:font-name="Calibri" style:font-name-complex="Calibri" fo:language="en"/>
    </style:style>
    <style:style style:name="P1352" style:family="paragraph" style:parent-style-name="Normal">
      <style:paragraph-properties style:text-autospace="none" fo:line-height="115%" fo:margin-bottom="0.353cm"/>
    </style:style>
    <style:style style:name="T1352_1" style:family="text">
      <style:text-properties style:font-name="Calibri" style:font-name-complex="Calibri" fo:language="en" fo:font-weight="bold" style:font-weight-asian="bold" style:font-weight-complex="bold"/>
    </style:style>
    <style:style style:name="P1353" style:family="paragraph" style:parent-style-name="Normal">
      <style:paragraph-properties style:text-autospace="none" fo:line-height="115%" fo:margin-bottom="0.353cm"/>
    </style:style>
    <style:style style:name="T1353_1" style:family="text">
      <style:text-properties style:font-name="Calibri" style:font-name-complex="Calibri" fo:language="en" fo:font-weight="bold" style:font-weight-asian="bold" style:font-weight-complex="bold"/>
    </style:style>
    <style:style style:name="P1354" style:family="paragraph" style:parent-style-name="Normal">
      <style:paragraph-properties style:text-autospace="none" fo:line-height="115%" fo:margin-bottom="0.353cm"/>
    </style:style>
    <style:style style:name="T1354_1" style:family="text">
      <style:text-properties style:font-name="Calibri" style:font-name-complex="Calibri" fo:language="en" fo:font-weight="bold" style:font-weight-asian="bold" style:font-weight-complex="bold"/>
    </style:style>
    <style:style style:name="P1355" style:family="paragraph" style:parent-style-name="Normal">
      <style:paragraph-properties style:text-autospace="none" fo:line-height="115%" fo:margin-bottom="0.353cm"/>
    </style:style>
    <style:style style:name="T1355_1" style:family="text">
      <style:text-properties style:font-name="Calibri" style:font-name-complex="Calibri" fo:language="en" fo:font-weight="bold" style:font-weight-asian="bold" style:font-weight-complex="bold"/>
    </style:style>
    <style:style style:name="P1356" style:family="paragraph" style:parent-style-name="Normal">
      <style:paragraph-properties style:text-autospace="none" fo:line-height="115%" fo:margin-bottom="0.353cm"/>
    </style:style>
    <style:style style:name="T1356_1" style:family="text">
      <style:text-properties style:font-name="Calibri" style:font-name-complex="Calibri" fo:language="en" fo:font-weight="bold" style:font-weight-asian="bold" style:font-weight-complex="bold"/>
    </style:style>
    <style:style style:name="P1357" style:family="paragraph" style:parent-style-name="Normal">
      <style:paragraph-properties style:text-autospace="none" fo:line-height="115%" fo:margin-bottom="0.353cm"/>
    </style:style>
    <style:style style:name="T1357_1" style:family="text">
      <style:text-properties style:font-name="Calibri" style:font-name-complex="Calibri" fo:language="en" fo:font-weight="bold" style:font-weight-asian="bold" style:font-weight-complex="bold"/>
    </style:style>
    <style:style style:name="P1358" style:family="paragraph" style:parent-style-name="Normal">
      <style:paragraph-properties style:text-autospace="none" fo:line-height="115%" fo:margin-bottom="0.353cm"/>
    </style:style>
    <style:style style:name="T1358_1" style:family="text">
      <style:text-properties style:font-name="Calibri" style:font-name-complex="Calibri" fo:language="en" fo:font-weight="bold" style:font-weight-asian="bold" style:font-weight-complex="bold"/>
    </style:style>
    <style:style style:name="P1359" style:family="paragraph" style:parent-style-name="Normal">
      <style:paragraph-properties style:text-autospace="none" fo:line-height="115%" fo:margin-bottom="0.353cm"/>
    </style:style>
    <style:style style:name="T1359_1" style:family="text">
      <style:text-properties style:font-name="Calibri" style:font-name-complex="Calibri" fo:language="en" fo:font-weight="bold" style:font-weight-asian="bold" style:font-weight-complex="bold"/>
    </style:style>
    <style:style style:name="P1360" style:family="paragraph" style:parent-style-name="Normal">
      <style:paragraph-properties style:text-autospace="none" fo:line-height="115%" fo:margin-bottom="0.353cm"/>
    </style:style>
    <style:style style:name="T1360_1" style:family="text">
      <style:text-properties style:font-name="Calibri" style:font-name-complex="Calibri" fo:language="en" fo:font-weight="bold" style:font-weight-asian="bold" style:font-weight-complex="bold"/>
    </style:style>
    <style:style style:name="P1361" style:family="paragraph" style:parent-style-name="Normal">
      <style:paragraph-properties style:text-autospace="none" fo:line-height="115%" fo:margin-bottom="0.353cm"/>
    </style:style>
    <style:style style:name="T1361_1" style:family="text">
      <style:text-properties style:font-name="Calibri" style:font-name-complex="Calibri" fo:language="en" fo:font-weight="bold" style:font-weight-asian="bold" style:font-weight-complex="bold"/>
    </style:style>
    <style:style style:name="P1362" style:family="paragraph" style:parent-style-name="Normal">
      <style:paragraph-properties style:text-autospace="none" fo:line-height="115%" fo:margin-bottom="0.353cm"/>
    </style:style>
    <style:style style:name="T1362_1" style:family="text">
      <style:text-properties style:font-name="Calibri" style:font-name-complex="Calibri" fo:language="en" fo:font-weight="bold" style:font-weight-asian="bold" style:font-weight-complex="bold"/>
    </style:style>
    <style:style style:name="P1363" style:family="paragraph" style:parent-style-name="Normal">
      <style:paragraph-properties style:text-autospace="none" fo:line-height="115%" fo:margin-bottom="0.353cm"/>
    </style:style>
    <style:style style:name="T1363_1" style:family="text">
      <style:text-properties style:font-name="Calibri" style:font-name-complex="Calibri" fo:language="en" fo:font-weight="bold" style:font-weight-asian="bold" style:font-weight-complex="bold"/>
    </style:style>
    <style:style style:name="P1364" style:family="paragraph" style:parent-style-name="Normal">
      <style:paragraph-properties style:text-autospace="none" fo:line-height="115%" fo:margin-bottom="0.353cm"/>
    </style:style>
    <style:style style:name="T1364_1" style:family="text">
      <style:text-properties style:font-name="Calibri" style:font-name-complex="Calibri" fo:language="en" fo:font-weight="bold" style:font-weight-asian="bold" style:font-weight-complex="bold"/>
    </style:style>
    <style:style style:name="P1365" style:family="paragraph" style:parent-style-name="Normal">
      <style:paragraph-properties style:text-autospace="none" fo:line-height="115%" fo:margin-bottom="0.353cm"/>
    </style:style>
    <style:style style:name="T1365_1" style:family="text">
      <style:text-properties style:font-name="Calibri" style:font-name-complex="Calibri" fo:language="en" fo:font-weight="bold" style:font-weight-asian="bold" style:font-weight-complex="bold"/>
    </style:style>
    <style:style style:name="P1366" style:family="paragraph" style:parent-style-name="Normal">
      <style:paragraph-properties style:text-autospace="none" fo:line-height="115%" fo:margin-bottom="0.353cm"/>
    </style:style>
    <style:style style:name="T1366_1" style:family="text">
      <style:text-properties style:font-name="Calibri" style:font-name-complex="Calibri" fo:language="en" fo:font-weight="bold" style:font-weight-asian="bold" style:font-weight-complex="bold"/>
    </style:style>
    <style:style style:name="P1367" style:family="paragraph" style:parent-style-name="Normal">
      <style:paragraph-properties style:text-autospace="none" fo:line-height="115%" fo:margin-bottom="0.353cm"/>
    </style:style>
    <style:style style:name="T1367_1" style:family="text">
      <style:text-properties style:font-name="Calibri" style:font-name-complex="Calibri" fo:language="en" fo:font-weight="bold" style:font-weight-asian="bold" style:font-weight-complex="bold"/>
    </style:style>
    <style:style style:name="P1368" style:family="paragraph" style:parent-style-name="Normal">
      <style:paragraph-properties style:text-autospace="none" fo:line-height="115%" fo:margin-bottom="0.353cm"/>
    </style:style>
    <style:style style:name="T1368_1" style:family="text">
      <style:text-properties style:font-name="Calibri" style:font-name-complex="Calibri" fo:language="en" fo:font-weight="bold" style:font-weight-asian="bold" style:font-weight-complex="bold"/>
    </style:style>
    <style:style style:name="P1369" style:family="paragraph" style:parent-style-name="Normal">
      <style:paragraph-properties style:text-autospace="none" fo:line-height="115%" fo:margin-bottom="0.353cm"/>
    </style:style>
    <style:style style:name="T1369_1" style:family="text">
      <style:text-properties style:font-name="Calibri" style:font-name-complex="Calibri" fo:language="en" fo:font-weight="bold" style:font-weight-asian="bold" style:font-weight-complex="bold"/>
    </style:style>
    <style:style style:name="P1370" style:family="paragraph" style:parent-style-name="Normal">
      <style:paragraph-properties style:text-autospace="none" fo:line-height="115%" fo:margin-bottom="0.353cm"/>
    </style:style>
    <style:style style:name="T1370_1" style:family="text">
      <style:text-properties style:font-name="Calibri" style:font-name-complex="Calibri" fo:language="en" fo:font-weight="bold" style:font-weight-asian="bold" style:font-weight-complex="bold"/>
    </style:style>
    <style:style style:name="P13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72" style:family="paragraph" style:parent-style-name="Normal">
      <style:paragraph-properties style:text-autospace="none" fo:line-height="115%" fo:margin-bottom="0.353cm"/>
    </style:style>
    <style:style style:name="T1372_1" style:family="text">
      <style:text-properties style:font-name="Calibri" style:font-name-complex="Calibri" fo:language="en"/>
    </style:style>
    <style:style style:name="P137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7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375" style:family="paragraph" style:parent-style-name="Normal">
      <style:paragraph-properties style:text-autospace="none" fo:line-height="115%" fo:margin-bottom="0.353cm"/>
    </style:style>
    <style:style style:name="T1375_1" style:family="text">
      <style:text-properties style:font-name="Calibri" style:font-name-complex="Calibri" fo:language="en"/>
    </style:style>
    <style:style style:name="P1376" style:family="paragraph" style:parent-style-name="Normal">
      <style:paragraph-properties style:text-autospace="none" fo:line-height="115%" fo:margin-bottom="0.353cm"/>
    </style:style>
    <style:style style:name="T1376_1" style:family="text">
      <style:text-properties style:font-name="Calibri" style:font-name-complex="Calibri" fo:language="en"/>
    </style:style>
    <style:style style:name="P1377" style:family="paragraph" style:parent-style-name="Normal">
      <style:paragraph-properties style:text-autospace="none" fo:line-height="115%" fo:margin-bottom="0.353cm"/>
    </style:style>
    <style:style style:name="T1377_1" style:family="text">
      <style:text-properties style:font-name="Calibri" style:font-name-complex="Calibri" fo:language="en"/>
    </style:style>
    <style:style style:name="P1378" style:family="paragraph" style:parent-style-name="Normal">
      <style:paragraph-properties style:text-autospace="none" fo:line-height="115%" fo:margin-bottom="0.353cm"/>
    </style:style>
    <style:style style:name="T1378_1" style:family="text">
      <style:text-properties style:font-name="Calibri" style:font-name-complex="Calibri" fo:language="en"/>
    </style:style>
    <style:style style:name="P1379" style:family="paragraph" style:parent-style-name="Normal">
      <style:paragraph-properties style:text-autospace="none" fo:line-height="115%" fo:margin-bottom="0.353cm"/>
    </style:style>
    <style:style style:name="T1379_1" style:family="text">
      <style:text-properties style:font-name="Calibri" style:font-name-complex="Calibri" fo:language="en"/>
    </style:style>
    <style:style style:name="P1380" style:family="paragraph" style:parent-style-name="Normal">
      <style:paragraph-properties style:text-autospace="none" fo:line-height="115%" fo:margin-bottom="0.353cm"/>
    </style:style>
    <style:style style:name="T1380_1" style:family="text">
      <style:text-properties style:font-name="Calibri" style:font-name-complex="Calibri" fo:language="en"/>
    </style:style>
    <style:style style:name="P1381" style:family="paragraph" style:parent-style-name="Normal">
      <style:paragraph-properties style:text-autospace="none" fo:line-height="115%" fo:margin-bottom="0.353cm"/>
    </style:style>
    <style:style style:name="T1381_1" style:family="text">
      <style:text-properties style:font-name="Calibri" style:font-name-complex="Calibri" fo:language="en"/>
    </style:style>
    <style:style style:name="P1382" style:family="paragraph" style:parent-style-name="Normal">
      <style:paragraph-properties style:text-autospace="none" fo:line-height="115%" fo:margin-bottom="0.353cm"/>
    </style:style>
    <style:style style:name="T1382_1" style:family="text">
      <style:text-properties style:font-name="Calibri" style:font-name-complex="Calibri" fo:language="en"/>
    </style:style>
    <style:style style:name="P1383" style:family="paragraph" style:parent-style-name="Normal">
      <style:paragraph-properties style:text-autospace="none" fo:line-height="115%" fo:margin-bottom="0.353cm"/>
    </style:style>
    <style:style style:name="T1383_1" style:family="text">
      <style:text-properties style:font-name="Calibri" style:font-name-complex="Calibri" fo:language="en"/>
    </style:style>
    <style:style style:name="P1384" style:family="paragraph" style:parent-style-name="Normal">
      <style:paragraph-properties style:text-autospace="none" fo:line-height="115%" fo:margin-bottom="0.353cm"/>
    </style:style>
    <style:style style:name="T1384_1" style:family="text">
      <style:text-properties style:font-name="Calibri" style:font-name-complex="Calibri" fo:language="en"/>
    </style:style>
    <style:style style:name="P1385" style:family="paragraph" style:parent-style-name="Normal">
      <style:paragraph-properties style:text-autospace="none" fo:line-height="115%" fo:margin-bottom="0.353cm"/>
    </style:style>
    <style:style style:name="T1385_1" style:family="text">
      <style:text-properties style:font-name="Calibri" style:font-name-complex="Calibri" fo:language="en"/>
    </style:style>
    <style:style style:name="P1386" style:family="paragraph" style:parent-style-name="Normal">
      <style:paragraph-properties style:text-autospace="none" fo:line-height="115%" fo:margin-bottom="0.353cm"/>
    </style:style>
    <style:style style:name="T1386_1" style:family="text">
      <style:text-properties style:font-name="Calibri" style:font-name-complex="Calibri" fo:language="en"/>
    </style:style>
    <style:style style:name="P1387" style:family="paragraph" style:parent-style-name="Normal">
      <style:paragraph-properties style:text-autospace="none" fo:line-height="115%" fo:margin-bottom="0.353cm"/>
    </style:style>
    <style:style style:name="T1387_1" style:family="text">
      <style:text-properties style:font-name="Calibri" style:font-name-complex="Calibri" fo:language="en"/>
    </style:style>
    <style:style style:name="P1388" style:family="paragraph" style:parent-style-name="Normal">
      <style:paragraph-properties style:text-autospace="none" fo:line-height="115%" fo:margin-bottom="0.353cm"/>
    </style:style>
    <style:style style:name="T1388_1" style:family="text">
      <style:text-properties style:font-name="Calibri" style:font-name-complex="Calibri" fo:language="en"/>
    </style:style>
    <style:style style:name="P1389" style:family="paragraph" style:parent-style-name="Normal">
      <style:paragraph-properties style:text-autospace="none" fo:line-height="115%" fo:margin-bottom="0.353cm"/>
    </style:style>
    <style:style style:name="T1389_1" style:family="text">
      <style:text-properties style:font-name="Calibri" style:font-name-complex="Calibri" fo:language="en"/>
    </style:style>
    <style:style style:name="P1390" style:family="paragraph" style:parent-style-name="Normal">
      <style:paragraph-properties style:text-autospace="none" fo:line-height="115%" fo:margin-bottom="0.353cm"/>
    </style:style>
    <style:style style:name="T1390_1" style:family="text">
      <style:text-properties style:font-name="Calibri" style:font-name-complex="Calibri" fo:language="en"/>
    </style:style>
    <style:style style:name="P1391" style:family="paragraph" style:parent-style-name="Normal">
      <style:paragraph-properties style:text-autospace="none" fo:line-height="115%" fo:margin-bottom="0.353cm"/>
    </style:style>
    <style:style style:name="T1391_1" style:family="text">
      <style:text-properties style:font-name="Calibri" style:font-name-complex="Calibri" fo:language="en"/>
    </style:style>
    <style:style style:name="P1392" style:family="paragraph" style:parent-style-name="Normal">
      <style:paragraph-properties style:text-autospace="none" fo:line-height="115%" fo:margin-bottom="0.353cm"/>
    </style:style>
    <style:style style:name="T1392_1" style:family="text">
      <style:text-properties style:font-name="Calibri" style:font-name-complex="Calibri" fo:language="en"/>
    </style:style>
    <style:style style:name="P1393" style:family="paragraph" style:parent-style-name="Normal">
      <style:paragraph-properties style:text-autospace="none" fo:line-height="115%" fo:margin-bottom="0.353cm"/>
    </style:style>
    <style:style style:name="T1393_1" style:family="text">
      <style:text-properties style:font-name="Calibri" style:font-name-complex="Calibri" fo:language="en"/>
    </style:style>
    <style:style style:name="P1394" style:family="paragraph" style:parent-style-name="Normal">
      <style:paragraph-properties style:text-autospace="none" fo:line-height="115%" fo:margin-bottom="0.353cm"/>
    </style:style>
    <style:style style:name="T1394_1" style:family="text">
      <style:text-properties style:font-name="Calibri" style:font-name-complex="Calibri" fo:language="en"/>
    </style:style>
    <style:style style:name="P1395" style:family="paragraph" style:parent-style-name="Normal">
      <style:paragraph-properties style:text-autospace="none" fo:line-height="115%" fo:margin-bottom="0.353cm"/>
    </style:style>
    <style:style style:name="T1395_1" style:family="text">
      <style:text-properties style:font-name="Calibri" style:font-name-complex="Calibri" fo:language="en"/>
    </style:style>
    <style:style style:name="P1396" style:family="paragraph" style:parent-style-name="Normal">
      <style:paragraph-properties style:text-autospace="none" fo:line-height="115%" fo:margin-bottom="0.353cm"/>
    </style:style>
    <style:style style:name="T1396_1" style:family="text">
      <style:text-properties style:font-name="Calibri" style:font-name-complex="Calibri" fo:language="en"/>
    </style:style>
    <style:style style:name="P1397" style:family="paragraph" style:parent-style-name="Normal">
      <style:paragraph-properties style:text-autospace="none" fo:line-height="115%" fo:margin-bottom="0.353cm"/>
    </style:style>
    <style:style style:name="T1397_1" style:family="text">
      <style:text-properties style:font-name="Calibri" style:font-name-complex="Calibri" fo:language="en"/>
    </style:style>
    <style:style style:name="P1398" style:family="paragraph" style:parent-style-name="Normal">
      <style:paragraph-properties style:text-autospace="none" fo:line-height="115%" fo:margin-bottom="0.353cm"/>
    </style:style>
    <style:style style:name="T1398_1" style:family="text">
      <style:text-properties style:font-name="Calibri" style:font-name-complex="Calibri" fo:language="en"/>
    </style:style>
    <style:style style:name="P1399" style:family="paragraph" style:parent-style-name="Normal">
      <style:paragraph-properties style:text-autospace="none" fo:line-height="115%" fo:margin-bottom="0.353cm"/>
    </style:style>
    <style:style style:name="T1399_1" style:family="text">
      <style:text-properties style:font-name="Calibri" style:font-name-complex="Calibri" fo:language="en"/>
    </style:style>
    <style:style style:name="P1400" style:family="paragraph" style:parent-style-name="Normal">
      <style:paragraph-properties style:text-autospace="none" fo:line-height="115%" fo:margin-bottom="0.353cm"/>
    </style:style>
    <style:style style:name="T1400_1" style:family="text">
      <style:text-properties style:font-name="Calibri" style:font-name-complex="Calibri" fo:language="en"/>
    </style:style>
    <style:style style:name="P1401" style:family="paragraph" style:parent-style-name="Normal">
      <style:paragraph-properties style:text-autospace="none" fo:line-height="115%" fo:margin-bottom="0.353cm"/>
    </style:style>
    <style:style style:name="T1401_1" style:family="text">
      <style:text-properties style:font-name="Calibri" style:font-name-complex="Calibri" fo:language="en"/>
    </style:style>
    <style:style style:name="P1402" style:family="paragraph" style:parent-style-name="Normal">
      <style:paragraph-properties style:text-autospace="none" fo:line-height="115%" fo:margin-bottom="0.353cm"/>
    </style:style>
    <style:style style:name="T1402_1" style:family="text">
      <style:text-properties style:font-name="Calibri" style:font-name-complex="Calibri" fo:language="en"/>
    </style:style>
    <style:style style:name="P1403" style:family="paragraph" style:parent-style-name="Normal">
      <style:paragraph-properties style:text-autospace="none" fo:line-height="115%" fo:margin-bottom="0.353cm"/>
    </style:style>
    <style:style style:name="T1403_1" style:family="text">
      <style:text-properties style:font-name="Calibri" style:font-name-complex="Calibri" fo:language="en"/>
    </style:style>
    <style:style style:name="P1404" style:family="paragraph" style:parent-style-name="Normal">
      <style:paragraph-properties style:text-autospace="none" fo:line-height="115%" fo:margin-bottom="0.353cm"/>
    </style:style>
    <style:style style:name="T1404_1" style:family="text">
      <style:text-properties style:font-name="Calibri" style:font-name-complex="Calibri" fo:language="en"/>
    </style:style>
    <style:style style:name="P1405" style:family="paragraph" style:parent-style-name="Normal">
      <style:paragraph-properties style:text-autospace="none" fo:line-height="115%" fo:margin-bottom="0.353cm"/>
    </style:style>
    <style:style style:name="T1405_1" style:family="text">
      <style:text-properties style:font-name="Calibri" style:font-name-complex="Calibri" fo:language="en"/>
    </style:style>
    <style:style style:name="P1406" style:family="paragraph" style:parent-style-name="Normal">
      <style:paragraph-properties style:text-autospace="none" fo:line-height="115%" fo:margin-bottom="0.353cm"/>
    </style:style>
    <style:style style:name="T1406_1" style:family="text">
      <style:text-properties style:font-name="Calibri" style:font-name-complex="Calibri" fo:language="en"/>
    </style:style>
    <style:style style:name="P1407" style:family="paragraph" style:parent-style-name="Normal">
      <style:paragraph-properties style:text-autospace="none" fo:line-height="115%" fo:margin-bottom="0.353cm"/>
    </style:style>
    <style:style style:name="T1407_1" style:family="text">
      <style:text-properties style:font-name="Calibri" style:font-name-complex="Calibri" fo:language="en"/>
    </style:style>
    <style:style style:name="P1408" style:family="paragraph" style:parent-style-name="Normal">
      <style:paragraph-properties style:text-autospace="none" fo:line-height="115%" fo:margin-bottom="0.353cm"/>
    </style:style>
    <style:style style:name="T1408_1" style:family="text">
      <style:text-properties style:font-name="Calibri" style:font-name-complex="Calibri" fo:language="en"/>
    </style:style>
    <style:style style:name="P1409" style:family="paragraph" style:parent-style-name="Normal">
      <style:paragraph-properties style:text-autospace="none" fo:line-height="115%" fo:margin-bottom="0.353cm"/>
    </style:style>
    <style:style style:name="T1409_1" style:family="text">
      <style:text-properties style:font-name="Calibri" style:font-name-complex="Calibri" fo:language="en"/>
    </style:style>
    <style:style style:name="P1410" style:family="paragraph" style:parent-style-name="Normal">
      <style:paragraph-properties style:text-autospace="none" fo:line-height="115%" fo:margin-bottom="0.353cm"/>
    </style:style>
    <style:style style:name="T1410_1" style:family="text">
      <style:text-properties style:font-name="Calibri" style:font-name-complex="Calibri" fo:language="en"/>
    </style:style>
    <style:style style:name="P1411" style:family="paragraph" style:parent-style-name="Normal">
      <style:paragraph-properties style:text-autospace="none" fo:line-height="115%" fo:margin-bottom="0.353cm"/>
    </style:style>
    <style:style style:name="T1411_1" style:family="text">
      <style:text-properties style:font-name="Calibri" style:font-name-complex="Calibri" fo:language="en"/>
    </style:style>
    <style:style style:name="P1412" style:family="paragraph" style:parent-style-name="Normal">
      <style:paragraph-properties style:text-autospace="none" fo:line-height="115%" fo:margin-bottom="0.353cm"/>
    </style:style>
    <style:style style:name="T1412_1" style:family="text">
      <style:text-properties style:font-name="Calibri" style:font-name-complex="Calibri" fo:language="en"/>
    </style:style>
    <style:style style:name="P1413" style:family="paragraph" style:parent-style-name="Normal">
      <style:paragraph-properties style:text-autospace="none" fo:line-height="115%" fo:margin-bottom="0.353cm"/>
    </style:style>
    <style:style style:name="T1413_1" style:family="text">
      <style:text-properties style:font-name="Calibri" style:font-name-complex="Calibri" fo:language="en"/>
    </style:style>
    <style:style style:name="P1414" style:family="paragraph" style:parent-style-name="Normal">
      <style:paragraph-properties style:text-autospace="none" fo:line-height="115%" fo:margin-bottom="0.353cm"/>
    </style:style>
    <style:style style:name="T1414_1" style:family="text">
      <style:text-properties style:font-name="Calibri" style:font-name-complex="Calibri" fo:language="en" fo:font-weight="bold" style:font-weight-asian="bold" style:font-weight-complex="bold"/>
    </style:style>
    <style:style style:name="P1415" style:family="paragraph" style:parent-style-name="Normal">
      <style:paragraph-properties style:text-autospace="none" fo:line-height="115%" fo:margin-bottom="0.353cm"/>
    </style:style>
    <style:style style:name="T1415_1" style:family="text">
      <style:text-properties style:font-name="Calibri" style:font-name-complex="Calibri" fo:language="en" fo:font-weight="bold" style:font-weight-asian="bold" style:font-weight-complex="bold"/>
    </style:style>
    <style:style style:name="P1416" style:family="paragraph" style:parent-style-name="Normal">
      <style:paragraph-properties style:text-autospace="none" fo:line-height="115%" fo:margin-bottom="0.353cm"/>
    </style:style>
    <style:style style:name="T1416_1" style:family="text">
      <style:text-properties style:font-name="Calibri" style:font-name-complex="Calibri" fo:language="en" fo:font-weight="bold" style:font-weight-asian="bold" style:font-weight-complex="bold"/>
    </style:style>
    <style:style style:name="P1417" style:family="paragraph" style:parent-style-name="Normal">
      <style:paragraph-properties style:text-autospace="none" fo:line-height="115%" fo:margin-bottom="0.353cm"/>
    </style:style>
    <style:style style:name="T1417_1" style:family="text">
      <style:text-properties style:font-name="Calibri" style:font-name-complex="Calibri" fo:language="en" fo:font-weight="bold" style:font-weight-asian="bold" style:font-weight-complex="bold"/>
    </style:style>
    <style:style style:name="P1418" style:family="paragraph" style:parent-style-name="Normal">
      <style:paragraph-properties style:text-autospace="none" fo:line-height="115%" fo:margin-bottom="0.353cm"/>
    </style:style>
    <style:style style:name="T1418_1" style:family="text">
      <style:text-properties style:font-name="Calibri" style:font-name-complex="Calibri" fo:language="en" fo:font-weight="bold" style:font-weight-asian="bold" style:font-weight-complex="bold"/>
    </style:style>
    <style:style style:name="P1419" style:family="paragraph" style:parent-style-name="Normal">
      <style:paragraph-properties style:text-autospace="none" fo:line-height="115%" fo:margin-bottom="0.353cm"/>
    </style:style>
    <style:style style:name="T1419_1" style:family="text">
      <style:text-properties style:font-name="Calibri" style:font-name-complex="Calibri" fo:language="en" fo:font-weight="bold" style:font-weight-asian="bold" style:font-weight-complex="bold"/>
    </style:style>
    <style:style style:name="P1420" style:family="paragraph" style:parent-style-name="Normal">
      <style:paragraph-properties style:text-autospace="none" fo:line-height="115%" fo:margin-bottom="0.353cm"/>
    </style:style>
    <style:style style:name="T1420_1" style:family="text">
      <style:text-properties style:font-name="Calibri" style:font-name-complex="Calibri" fo:language="en" fo:font-weight="bold" style:font-weight-asian="bold" style:font-weight-complex="bold"/>
    </style:style>
    <style:style style:name="P1421" style:family="paragraph" style:parent-style-name="Normal">
      <style:paragraph-properties style:text-autospace="none" fo:line-height="115%" fo:margin-bottom="0.353cm"/>
    </style:style>
    <style:style style:name="T1421_1" style:family="text">
      <style:text-properties style:font-name="Calibri" style:font-name-complex="Calibri" fo:language="en" fo:font-weight="bold" style:font-weight-asian="bold" style:font-weight-complex="bold"/>
    </style:style>
    <style:style style:name="P1422" style:family="paragraph" style:parent-style-name="Normal">
      <style:paragraph-properties style:text-autospace="none" fo:line-height="115%" fo:margin-bottom="0.353cm"/>
    </style:style>
    <style:style style:name="T1422_1" style:family="text">
      <style:text-properties style:font-name="Calibri" style:font-name-complex="Calibri" fo:language="en" fo:font-weight="bold" style:font-weight-asian="bold" style:font-weight-complex="bold"/>
    </style:style>
    <style:style style:name="P1423" style:family="paragraph" style:parent-style-name="Normal">
      <style:paragraph-properties style:text-autospace="none" fo:line-height="115%" fo:margin-bottom="0.353cm"/>
    </style:style>
    <style:style style:name="T1423_1" style:family="text">
      <style:text-properties style:font-name="Calibri" style:font-name-complex="Calibri" fo:language="en" fo:font-weight="bold" style:font-weight-asian="bold" style:font-weight-complex="bold"/>
    </style:style>
    <style:style style:name="P1424" style:family="paragraph" style:parent-style-name="Normal">
      <style:paragraph-properties style:text-autospace="none" fo:line-height="115%" fo:margin-bottom="0.353cm"/>
    </style:style>
    <style:style style:name="T1424_1" style:family="text">
      <style:text-properties style:font-name="Calibri" style:font-name-complex="Calibri" fo:language="en" fo:font-weight="bold" style:font-weight-asian="bold" style:font-weight-complex="bold"/>
    </style:style>
    <style:style style:name="P1425" style:family="paragraph" style:parent-style-name="Normal">
      <style:paragraph-properties style:text-autospace="none" fo:line-height="115%" fo:margin-bottom="0.353cm"/>
    </style:style>
    <style:style style:name="T1425_1" style:family="text">
      <style:text-properties style:font-name="Calibri" style:font-name-complex="Calibri" fo:language="en" fo:font-weight="bold" style:font-weight-asian="bold" style:font-weight-complex="bold"/>
    </style:style>
    <style:style style:name="P1426" style:family="paragraph" style:parent-style-name="Normal">
      <style:paragraph-properties style:text-autospace="none" fo:line-height="115%" fo:margin-bottom="0.353cm"/>
    </style:style>
    <style:style style:name="T1426_1" style:family="text">
      <style:text-properties style:font-name="Calibri" style:font-name-complex="Calibri" fo:language="en" fo:font-weight="bold" style:font-weight-asian="bold" style:font-weight-complex="bold"/>
    </style:style>
    <style:style style:name="P1427" style:family="paragraph" style:parent-style-name="Normal">
      <style:paragraph-properties style:text-autospace="none" fo:line-height="115%" fo:margin-bottom="0.353cm"/>
    </style:style>
    <style:style style:name="T1427_1" style:family="text">
      <style:text-properties style:font-name="Calibri" style:font-name-complex="Calibri" fo:language="en" fo:font-weight="bold" style:font-weight-asian="bold" style:font-weight-complex="bold"/>
    </style:style>
    <style:style style:name="P1428" style:family="paragraph" style:parent-style-name="Normal">
      <style:paragraph-properties style:text-autospace="none" fo:line-height="115%" fo:margin-bottom="0.353cm"/>
    </style:style>
    <style:style style:name="T1428_1" style:family="text">
      <style:text-properties style:font-name="Calibri" style:font-name-complex="Calibri" fo:language="en" fo:font-weight="bold" style:font-weight-asian="bold" style:font-weight-complex="bold"/>
    </style:style>
    <style:style style:name="P1429" style:family="paragraph" style:parent-style-name="Normal">
      <style:paragraph-properties style:text-autospace="none" fo:line-height="115%" fo:margin-bottom="0.353cm"/>
    </style:style>
    <style:style style:name="T1429_1" style:family="text">
      <style:text-properties style:font-name="Calibri" style:font-name-complex="Calibri" fo:language="en" fo:font-weight="bold" style:font-weight-asian="bold" style:font-weight-complex="bold"/>
    </style:style>
    <style:style style:name="P1430" style:family="paragraph" style:parent-style-name="Normal">
      <style:paragraph-properties style:text-autospace="none" fo:line-height="115%" fo:margin-bottom="0.353cm"/>
    </style:style>
    <style:style style:name="T1430_1" style:family="text">
      <style:text-properties style:font-name="Calibri" style:font-name-complex="Calibri" fo:language="en" fo:font-weight="bold" style:font-weight-asian="bold" style:font-weight-complex="bold"/>
    </style:style>
    <style:style style:name="P143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3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3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34" style:family="paragraph" style:parent-style-name="Normal">
      <style:paragraph-properties style:text-autospace="none" fo:line-height="115%" fo:margin-bottom="0.353cm"/>
    </style:style>
    <style:style style:name="T1434_1" style:family="text">
      <style:text-properties style:font-name="Calibri" style:font-name-complex="Calibri" fo:language="en"/>
    </style:style>
    <style:style style:name="P1435" style:family="paragraph" style:parent-style-name="Normal">
      <style:paragraph-properties style:text-autospace="none" fo:line-height="115%" fo:margin-bottom="0.353cm"/>
    </style:style>
    <style:style style:name="T1435_1" style:family="text">
      <style:text-properties style:font-name="Calibri" style:font-name-complex="Calibri" fo:language="en"/>
    </style:style>
    <style:style style:name="P143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37" style:family="paragraph" style:parent-style-name="Normal">
      <style:paragraph-properties style:text-autospace="none" fo:line-height="115%" fo:margin-bottom="0.353cm"/>
    </style:style>
    <style:style style:name="T1437_1" style:family="text">
      <style:text-properties style:font-name="Calibri" style:font-name-complex="Calibri" fo:language="en"/>
    </style:style>
    <style:style style:name="P1438" style:family="paragraph" style:parent-style-name="Normal">
      <style:paragraph-properties style:text-autospace="none" fo:line-height="115%" fo:margin-bottom="0.353cm"/>
    </style:style>
    <style:style style:name="T1438_1" style:family="text">
      <style:text-properties style:font-name="Calibri" style:font-name-complex="Calibri" fo:language="en"/>
    </style:style>
    <style:style style:name="P1439" style:family="paragraph" style:parent-style-name="Normal">
      <style:paragraph-properties style:text-autospace="none" fo:line-height="115%" fo:margin-bottom="0.353cm"/>
    </style:style>
    <style:style style:name="T1439_1" style:family="text">
      <style:text-properties style:font-name="Calibri" style:font-name-complex="Calibri" fo:language="en"/>
    </style:style>
    <style:style style:name="P144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41" style:family="paragraph" style:parent-style-name="Normal">
      <style:paragraph-properties style:text-autospace="none" fo:line-height="115%" fo:margin-bottom="0.353cm"/>
    </style:style>
    <style:style style:name="T1441_1" style:family="text">
      <style:text-properties style:font-name="Calibri" style:font-name-complex="Calibri" fo:language="en"/>
    </style:style>
    <style:style style:name="P144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43" style:family="paragraph" style:parent-style-name="Normal">
      <style:paragraph-properties style:text-autospace="none" fo:line-height="115%" fo:margin-bottom="0.353cm"/>
    </style:style>
    <style:style style:name="T1443_1" style:family="text">
      <style:text-properties style:font-name="Calibri" style:font-name-complex="Calibri" fo:language="en"/>
    </style:style>
    <style:style style:name="P144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45" style:family="paragraph" style:parent-style-name="Normal">
      <style:paragraph-properties style:text-autospace="none" fo:line-height="115%" fo:margin-bottom="0.353cm"/>
    </style:style>
    <style:style style:name="T1445_1" style:family="text">
      <style:text-properties style:font-name="Calibri" style:font-name-complex="Calibri" fo:language="en"/>
    </style:style>
    <style:style style:name="P1446" style:family="paragraph" style:parent-style-name="Normal">
      <style:paragraph-properties style:text-autospace="none" fo:line-height="115%" fo:margin-bottom="0.353cm"/>
    </style:style>
    <style:style style:name="T1446_1" style:family="text">
      <style:text-properties style:font-name="Calibri" style:font-name-complex="Calibri" fo:language="en"/>
    </style:style>
    <style:style style:name="P1447" style:family="paragraph" style:parent-style-name="Normal">
      <style:paragraph-properties style:text-autospace="none" fo:line-height="115%" fo:margin-bottom="0.353cm"/>
    </style:style>
    <style:style style:name="T1447_1" style:family="text">
      <style:text-properties style:font-name="Calibri" style:font-name-complex="Calibri" fo:language="en"/>
    </style:style>
    <style:style style:name="P1448" style:family="paragraph" style:parent-style-name="Normal">
      <style:paragraph-properties style:text-autospace="none" fo:line-height="115%" fo:margin-bottom="0.353cm"/>
    </style:style>
    <style:style style:name="T1448_1" style:family="text">
      <style:text-properties style:font-name="Calibri" style:font-name-complex="Calibri" fo:language="en"/>
    </style:style>
    <style:style style:name="P144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50" style:family="paragraph" style:parent-style-name="Normal">
      <style:paragraph-properties style:text-autospace="none" fo:line-height="115%" fo:margin-bottom="0.353cm"/>
    </style:style>
    <style:style style:name="T1450_1" style:family="text">
      <style:text-properties style:font-name="Calibri" style:font-name-complex="Calibri" fo:language="en"/>
    </style:style>
    <style:style style:name="P1451" style:family="paragraph" style:parent-style-name="Normal">
      <style:paragraph-properties style:text-autospace="none" fo:line-height="115%" fo:margin-bottom="0.353cm"/>
    </style:style>
    <style:style style:name="T1451_1" style:family="text">
      <style:text-properties style:font-name="Calibri" style:font-name-complex="Calibri" fo:language="en"/>
    </style:style>
    <style:style style:name="P1452" style:family="paragraph" style:parent-style-name="Normal">
      <style:paragraph-properties style:text-autospace="none" fo:line-height="115%" fo:margin-bottom="0.353cm"/>
    </style:style>
    <style:style style:name="T1452_1" style:family="text">
      <style:text-properties style:font-name="Calibri" style:font-name-complex="Calibri" fo:language="en"/>
    </style:style>
    <style:style style:name="P1453" style:family="paragraph" style:parent-style-name="Normal">
      <style:paragraph-properties style:text-autospace="none" fo:line-height="115%" fo:margin-bottom="0.353cm"/>
    </style:style>
    <style:style style:name="T1453_1" style:family="text">
      <style:text-properties style:font-name="Calibri" style:font-name-complex="Calibri" fo:language="en"/>
    </style:style>
    <style:style style:name="P1454" style:family="paragraph" style:parent-style-name="Normal">
      <style:paragraph-properties style:text-autospace="none" fo:line-height="115%" fo:margin-bottom="0.353cm"/>
    </style:style>
    <style:style style:name="T1454_1" style:family="text">
      <style:text-properties style:font-name="Calibri" style:font-name-complex="Calibri" fo:language="en"/>
    </style:style>
    <style:style style:name="P1455" style:family="paragraph" style:parent-style-name="Normal">
      <style:paragraph-properties style:text-autospace="none" fo:line-height="115%" fo:margin-bottom="0.353cm"/>
    </style:style>
    <style:style style:name="T1455_1" style:family="text">
      <style:text-properties style:font-name="Calibri" style:font-name-complex="Calibri" fo:language="en"/>
    </style:style>
    <style:style style:name="P1456" style:family="paragraph" style:parent-style-name="Normal">
      <style:paragraph-properties style:text-autospace="none" fo:line-height="115%" fo:margin-bottom="0.353cm"/>
    </style:style>
    <style:style style:name="T1456_1" style:family="text">
      <style:text-properties style:font-name="Calibri" style:font-name-complex="Calibri" fo:language="en"/>
    </style:style>
    <style:style style:name="P1457" style:family="paragraph" style:parent-style-name="Normal">
      <style:paragraph-properties style:text-autospace="none" fo:line-height="115%" fo:margin-bottom="0.353cm"/>
    </style:style>
    <style:style style:name="T1457_1" style:family="text">
      <style:text-properties style:font-name="Calibri" style:font-name-complex="Calibri" fo:language="en"/>
    </style:style>
    <style:style style:name="P1458" style:family="paragraph" style:parent-style-name="Normal">
      <style:paragraph-properties style:text-autospace="none" fo:line-height="115%" fo:margin-bottom="0.353cm"/>
    </style:style>
    <style:style style:name="T1458_1" style:family="text">
      <style:text-properties style:font-name="Calibri" style:font-name-complex="Calibri" fo:language="en"/>
    </style:style>
    <style:style style:name="P1459" style:family="paragraph" style:parent-style-name="Normal">
      <style:paragraph-properties style:text-autospace="none" fo:line-height="115%" fo:margin-bottom="0.353cm"/>
    </style:style>
    <style:style style:name="T1459_1" style:family="text">
      <style:text-properties style:font-name="Calibri" style:font-name-complex="Calibri" fo:language="en"/>
    </style:style>
    <style:style style:name="P1460" style:family="paragraph" style:parent-style-name="Normal">
      <style:paragraph-properties style:text-autospace="none" fo:line-height="115%" fo:margin-bottom="0.353cm"/>
    </style:style>
    <style:style style:name="T1460_1" style:family="text">
      <style:text-properties style:font-name="Calibri" style:font-name-complex="Calibri" fo:language="en"/>
    </style:style>
    <style:style style:name="P146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6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6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64" style:family="paragraph" style:parent-style-name="Normal">
      <style:paragraph-properties style:text-autospace="none" fo:line-height="115%" fo:margin-bottom="0.353cm"/>
    </style:style>
    <style:style style:name="T1464_1" style:family="text">
      <style:text-properties style:font-name="Calibri" style:font-name-complex="Calibri" fo:language="en"/>
    </style:style>
    <style:style style:name="P14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6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67" style:family="paragraph" style:parent-style-name="Normal">
      <style:paragraph-properties style:text-autospace="none" fo:line-height="115%" fo:margin-bottom="0.353cm"/>
    </style:style>
    <style:style style:name="T1467_1" style:family="text">
      <style:text-properties style:font-name="Calibri" style:font-name-complex="Calibri" fo:language="en"/>
    </style:style>
    <style:style style:name="P1468" style:family="paragraph" style:parent-style-name="Normal">
      <style:paragraph-properties style:text-autospace="none" fo:line-height="115%" fo:margin-bottom="0.353cm"/>
    </style:style>
    <style:style style:name="T1468_1" style:family="text">
      <style:text-properties style:font-name="Calibri" style:font-name-complex="Calibri" fo:language="en"/>
    </style:style>
    <style:style style:name="P1469" style:family="paragraph" style:parent-style-name="Normal">
      <style:paragraph-properties style:text-autospace="none" fo:line-height="115%" fo:margin-bottom="0.353cm"/>
    </style:style>
    <style:style style:name="T1469_1" style:family="text">
      <style:text-properties style:font-name="Calibri" style:font-name-complex="Calibri" fo:language="en"/>
    </style:style>
    <style:style style:name="P1470" style:family="paragraph" style:parent-style-name="Normal">
      <style:paragraph-properties style:text-autospace="none" fo:line-height="115%" fo:margin-bottom="0.353cm"/>
    </style:style>
    <style:style style:name="T1470_1" style:family="text">
      <style:text-properties style:font-name="Calibri" style:font-name-complex="Calibri" fo:language="en"/>
    </style:style>
    <style:style style:name="P14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72" style:family="paragraph" style:parent-style-name="Normal">
      <style:paragraph-properties style:text-autospace="none" fo:line-height="115%" fo:margin-bottom="0.353cm"/>
    </style:style>
    <style:style style:name="T1472_1" style:family="text">
      <style:text-properties style:font-name="Calibri" style:font-name-complex="Calibri" fo:language="en"/>
    </style:style>
    <style:style style:name="P1473" style:family="paragraph" style:parent-style-name="Normal">
      <style:paragraph-properties style:text-autospace="none" fo:line-height="115%" fo:margin-bottom="0.353cm"/>
    </style:style>
    <style:style style:name="T1473_1" style:family="text">
      <style:text-properties style:font-name="Calibri" style:font-name-complex="Calibri" fo:language="en"/>
    </style:style>
    <style:style style:name="P1474" style:family="paragraph" style:parent-style-name="Normal">
      <style:paragraph-properties style:text-autospace="none" fo:line-height="115%" fo:margin-bottom="0.353cm"/>
    </style:style>
    <style:style style:name="T1474_1" style:family="text">
      <style:text-properties style:font-name="Calibri" style:font-name-complex="Calibri" fo:language="en"/>
    </style:style>
    <style:style style:name="P1475" style:family="paragraph" style:parent-style-name="Normal">
      <style:paragraph-properties style:text-autospace="none" fo:line-height="115%" fo:margin-bottom="0.353cm"/>
    </style:style>
    <style:style style:name="T1475_1" style:family="text">
      <style:text-properties style:font-name="Calibri" style:font-name-complex="Calibri" fo:language="en"/>
    </style:style>
    <style:style style:name="P1476" style:family="paragraph" style:parent-style-name="Normal">
      <style:paragraph-properties style:text-autospace="none" fo:line-height="115%" fo:margin-bottom="0.353cm"/>
    </style:style>
    <style:style style:name="T1476_1" style:family="text">
      <style:text-properties style:font-name="Calibri" style:font-name-complex="Calibri" fo:language="en"/>
    </style:style>
    <style:style style:name="P1477" style:family="paragraph" style:parent-style-name="Normal">
      <style:paragraph-properties style:text-autospace="none" fo:line-height="115%" fo:margin-bottom="0.353cm"/>
    </style:style>
    <style:style style:name="T1477_1" style:family="text">
      <style:text-properties style:font-name="Calibri" style:font-name-complex="Calibri" fo:language="en"/>
    </style:style>
    <style:style style:name="P1478" style:family="paragraph" style:parent-style-name="Normal">
      <style:paragraph-properties style:text-autospace="none" fo:line-height="115%" fo:margin-bottom="0.353cm"/>
    </style:style>
    <style:style style:name="T1478_1" style:family="text">
      <style:text-properties style:font-name="Calibri" style:font-name-complex="Calibri" fo:language="en"/>
    </style:style>
    <style:style style:name="P1479" style:family="paragraph" style:parent-style-name="Normal">
      <style:paragraph-properties style:text-autospace="none" fo:line-height="115%" fo:margin-bottom="0.353cm"/>
    </style:style>
    <style:style style:name="T1479_1" style:family="text">
      <style:text-properties style:font-name="Calibri" style:font-name-complex="Calibri" fo:language="en"/>
    </style:style>
    <style:style style:name="P1480" style:family="paragraph" style:parent-style-name="Normal">
      <style:paragraph-properties style:text-autospace="none" fo:line-height="115%" fo:margin-bottom="0.353cm"/>
    </style:style>
    <style:style style:name="T1480_1" style:family="text">
      <style:text-properties style:font-name="Calibri" style:font-name-complex="Calibri" fo:language="en"/>
    </style:style>
    <style:style style:name="P1481" style:family="paragraph" style:parent-style-name="Normal">
      <style:paragraph-properties style:text-autospace="none" fo:line-height="115%" fo:margin-bottom="0.353cm"/>
    </style:style>
    <style:style style:name="T1481_1" style:family="text">
      <style:text-properties style:font-name="Calibri" style:font-name-complex="Calibri" fo:language="en"/>
    </style:style>
    <style:style style:name="P148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83" style:family="paragraph" style:parent-style-name="Normal">
      <style:paragraph-properties style:text-autospace="none" fo:line-height="115%" fo:margin-bottom="0.353cm"/>
    </style:style>
    <style:style style:name="T1483_1" style:family="text">
      <style:text-properties style:font-name="Calibri" style:font-name-complex="Calibri" fo:language="en"/>
    </style:style>
    <style:style style:name="P1484" style:family="paragraph" style:parent-style-name="Normal">
      <style:paragraph-properties style:text-autospace="none" fo:line-height="115%" fo:margin-bottom="0.353cm"/>
    </style:style>
    <style:style style:name="T1484_1" style:family="text">
      <style:text-properties style:font-name="Calibri" style:font-name-complex="Calibri" fo:language="en"/>
    </style:style>
    <style:style style:name="P1485" style:family="paragraph" style:parent-style-name="Normal">
      <style:paragraph-properties style:text-autospace="none" fo:line-height="115%" fo:margin-bottom="0.353cm"/>
    </style:style>
    <style:style style:name="T1485_1" style:family="text">
      <style:text-properties style:font-name="Calibri" style:font-name-complex="Calibri" fo:language="en"/>
    </style:style>
    <style:style style:name="P1486" style:family="paragraph" style:parent-style-name="Normal">
      <style:paragraph-properties style:text-autospace="none" fo:line-height="115%" fo:margin-bottom="0.353cm"/>
    </style:style>
    <style:style style:name="T1486_1" style:family="text">
      <style:text-properties style:font-name="Calibri" style:font-name-complex="Calibri" fo:language="en"/>
    </style:style>
    <style:style style:name="P1487" style:family="paragraph" style:parent-style-name="Normal">
      <style:paragraph-properties style:text-autospace="none" fo:line-height="115%" fo:margin-bottom="0.353cm"/>
    </style:style>
    <style:style style:name="T1487_1" style:family="text">
      <style:text-properties style:font-name="Calibri" style:font-name-complex="Calibri" fo:language="en"/>
    </style:style>
    <style:style style:name="P1488" style:family="paragraph" style:parent-style-name="Normal">
      <style:paragraph-properties style:text-autospace="none" fo:line-height="115%" fo:margin-bottom="0.353cm"/>
    </style:style>
    <style:style style:name="T1488_1" style:family="text">
      <style:text-properties style:font-name="Calibri" style:font-name-complex="Calibri" fo:language="en"/>
    </style:style>
    <style:style style:name="P1489" style:family="paragraph" style:parent-style-name="Normal">
      <style:paragraph-properties style:text-autospace="none" fo:line-height="115%" fo:margin-bottom="0.353cm"/>
    </style:style>
    <style:style style:name="T1489_1" style:family="text">
      <style:text-properties style:font-name="Calibri" style:font-name-complex="Calibri" fo:language="en"/>
    </style:style>
    <style:style style:name="P1490" style:family="paragraph" style:parent-style-name="Normal">
      <style:paragraph-properties style:text-autospace="none" fo:line-height="115%" fo:margin-bottom="0.353cm"/>
    </style:style>
    <style:style style:name="T1490_1" style:family="text">
      <style:text-properties style:font-name="Calibri" style:font-name-complex="Calibri" fo:language="en"/>
    </style:style>
    <style:style style:name="P1491" style:family="paragraph" style:parent-style-name="Normal">
      <style:paragraph-properties style:text-autospace="none" fo:line-height="115%" fo:margin-bottom="0.353cm"/>
    </style:style>
    <style:style style:name="T1491_1" style:family="text">
      <style:text-properties style:font-name="Calibri" style:font-name-complex="Calibri" fo:language="en"/>
    </style:style>
    <style:style style:name="P1492" style:family="paragraph" style:parent-style-name="Normal">
      <style:paragraph-properties style:text-autospace="none" fo:line-height="115%" fo:margin-bottom="0.353cm"/>
    </style:style>
    <style:style style:name="T1492_1" style:family="text">
      <style:text-properties style:font-name="Calibri" style:font-name-complex="Calibri" fo:language="en"/>
    </style:style>
    <style:style style:name="P1493" style:family="paragraph" style:parent-style-name="Normal">
      <style:paragraph-properties style:text-autospace="none" fo:line-height="115%" fo:margin-bottom="0.353cm"/>
    </style:style>
    <style:style style:name="T1493_1" style:family="text">
      <style:text-properties style:font-name="Calibri" style:font-name-complex="Calibri" fo:language="en"/>
    </style:style>
    <style:style style:name="P1494" style:family="paragraph" style:parent-style-name="Normal">
      <style:paragraph-properties style:text-autospace="none" fo:line-height="115%" fo:margin-bottom="0.353cm"/>
    </style:style>
    <style:style style:name="T1494_1" style:family="text">
      <style:text-properties style:font-name="Calibri" style:font-name-complex="Calibri" fo:language="en"/>
    </style:style>
    <style:style style:name="P149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9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9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498" style:family="paragraph" style:parent-style-name="Normal">
      <style:paragraph-properties style:text-autospace="none" fo:line-height="115%" fo:margin-bottom="0.353cm"/>
    </style:style>
    <style:style style:name="T1498_1" style:family="text">
      <style:text-properties style:font-name="Calibri" style:font-name-complex="Calibri" fo:language="en"/>
    </style:style>
    <style:style style:name="P14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00" style:family="paragraph" style:parent-style-name="Normal">
      <style:paragraph-properties style:text-autospace="none" fo:line-height="115%" fo:margin-bottom="0.353cm"/>
    </style:style>
    <style:style style:name="T1500_1" style:family="text">
      <style:text-properties style:font-name="Calibri" style:font-name-complex="Calibri" fo:language="en"/>
    </style:style>
    <style:style style:name="P150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0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03" style:family="paragraph" style:parent-style-name="Normal">
      <style:paragraph-properties style:text-autospace="none" fo:line-height="115%" fo:margin-bottom="0.353cm"/>
    </style:style>
    <style:style style:name="T1503_1" style:family="text">
      <style:text-properties style:font-name="Calibri" style:font-name-complex="Calibri" fo:language="en"/>
    </style:style>
    <style:style style:name="P150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05" style:family="paragraph" style:parent-style-name="Normal">
      <style:paragraph-properties style:text-autospace="none" fo:line-height="115%" fo:margin-bottom="0.353cm"/>
    </style:style>
    <style:style style:name="T1505_1" style:family="text">
      <style:text-properties style:font-name="Calibri" style:font-name-complex="Calibri" fo:language="en"/>
    </style:style>
    <style:style style:name="P150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0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08" style:family="paragraph" style:parent-style-name="Normal">
      <style:paragraph-properties style:text-autospace="none" fo:line-height="115%" fo:margin-bottom="0.353cm"/>
    </style:style>
    <style:style style:name="T1508_1" style:family="text">
      <style:text-properties style:font-name="Calibri" style:font-name-complex="Calibri" fo:language="en"/>
    </style:style>
    <style:style style:name="P150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10" style:family="paragraph" style:parent-style-name="Normal">
      <style:paragraph-properties style:text-autospace="none" fo:line-height="115%" fo:margin-bottom="0.353cm"/>
    </style:style>
    <style:style style:name="T1510_1" style:family="text">
      <style:text-properties style:font-name="Calibri" style:font-name-complex="Calibri" fo:language="en"/>
    </style:style>
    <style:style style:name="P151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1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13" style:family="paragraph" style:parent-style-name="Normal">
      <style:paragraph-properties style:text-autospace="none" fo:line-height="115%" fo:margin-bottom="0.353cm"/>
    </style:style>
    <style:style style:name="T1513_1" style:family="text">
      <style:text-properties style:font-name="Calibri" style:font-name-complex="Calibri" fo:language="en"/>
    </style:style>
    <style:style style:name="P1514" style:family="paragraph" style:parent-style-name="Normal">
      <style:paragraph-properties style:text-autospace="none" fo:line-height="115%" fo:margin-bottom="0.353cm"/>
    </style:style>
    <style:style style:name="T1514_1" style:family="text">
      <style:text-properties style:font-name="Calibri" style:font-name-complex="Calibri" fo:language="en"/>
    </style:style>
    <style:style style:name="P151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16" style:family="paragraph" style:parent-style-name="Normal">
      <style:paragraph-properties style:text-autospace="none" fo:line-height="115%" fo:margin-bottom="0.353cm"/>
    </style:style>
    <style:style style:name="T1516_1" style:family="text">
      <style:text-properties style:font-name="Calibri" style:font-name-complex="Calibri" fo:language="en"/>
    </style:style>
    <style:style style:name="P151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1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19" style:family="paragraph" style:parent-style-name="Normal">
      <style:paragraph-properties style:text-autospace="none" fo:line-height="115%" fo:margin-bottom="0.353cm"/>
    </style:style>
    <style:style style:name="T1519_1" style:family="text">
      <style:text-properties style:font-name="Calibri" style:font-name-complex="Calibri" fo:language="en"/>
    </style:style>
    <style:style style:name="P152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21" style:family="paragraph" style:parent-style-name="Normal">
      <style:paragraph-properties style:text-autospace="none" fo:line-height="115%" fo:margin-bottom="0.353cm"/>
    </style:style>
    <style:style style:name="T1521_1" style:family="text">
      <style:text-properties style:font-name="Calibri" style:font-name-complex="Calibri" fo:language="en"/>
    </style:style>
    <style:style style:name="P15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2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24" style:family="paragraph" style:parent-style-name="Normal">
      <style:paragraph-properties style:text-autospace="none" fo:line-height="115%" fo:margin-bottom="0.353cm"/>
    </style:style>
    <style:style style:name="T1524_1" style:family="text">
      <style:text-properties style:font-name="Calibri" style:font-name-complex="Calibri" fo:language="en"/>
    </style:style>
    <style:style style:name="P152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26" style:family="paragraph" style:parent-style-name="Normal">
      <style:paragraph-properties style:text-autospace="none" fo:line-height="115%" fo:margin-bottom="0.353cm"/>
    </style:style>
    <style:style style:name="T1526_1" style:family="text">
      <style:text-properties style:font-name="Calibri" style:font-name-complex="Calibri" fo:language="en"/>
    </style:style>
    <style:style style:name="P152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2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29" style:family="paragraph" style:parent-style-name="Normal">
      <style:paragraph-properties style:text-autospace="none" fo:line-height="115%" fo:margin-bottom="0.353cm"/>
    </style:style>
    <style:style style:name="T1529_1" style:family="text">
      <style:text-properties style:font-name="Calibri" style:font-name-complex="Calibri" fo:language="en"/>
    </style:style>
    <style:style style:name="P15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31" style:family="paragraph" style:parent-style-name="Normal">
      <style:paragraph-properties style:text-autospace="none" fo:line-height="115%" fo:margin-bottom="0.353cm"/>
    </style:style>
    <style:style style:name="T1531_1" style:family="text">
      <style:text-properties style:font-name="Calibri" style:font-name-complex="Calibri" fo:language="en"/>
    </style:style>
    <style:style style:name="P1532" style:family="paragraph" style:parent-style-name="Normal">
      <style:paragraph-properties style:text-autospace="none" fo:line-height="115%" fo:margin-bottom="0.353cm"/>
    </style:style>
    <style:style style:name="T1532_1" style:family="text">
      <style:text-properties style:font-name="Calibri" style:font-name-complex="Calibri" fo:language="en"/>
    </style:style>
    <style:style style:name="P1533" style:family="paragraph" style:parent-style-name="Normal">
      <style:paragraph-properties style:text-autospace="none" fo:line-height="115%" fo:margin-bottom="0.353cm"/>
    </style:style>
    <style:style style:name="T1533_1" style:family="text">
      <style:text-properties style:font-name="Calibri" style:font-name-complex="Calibri" fo:language="en"/>
    </style:style>
    <style:style style:name="P153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3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36" style:family="paragraph" style:parent-style-name="Normal">
      <style:paragraph-properties style:text-autospace="none" fo:line-height="115%" fo:margin-bottom="0.353cm"/>
    </style:style>
    <style:style style:name="T1536_1" style:family="text">
      <style:text-properties style:font-name="Calibri" style:font-name-complex="Calibri" fo:language="en"/>
    </style:style>
    <style:style style:name="P153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38" style:family="paragraph" style:parent-style-name="Normal">
      <style:paragraph-properties style:text-autospace="none" fo:line-height="115%" fo:margin-bottom="0.353cm"/>
    </style:style>
    <style:style style:name="T1538_1" style:family="text">
      <style:text-properties style:font-name="Calibri" style:font-name-complex="Calibri" fo:language="en"/>
    </style:style>
    <style:style style:name="P153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4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41" style:family="paragraph" style:parent-style-name="Normal">
      <style:paragraph-properties style:text-autospace="none" fo:line-height="115%" fo:margin-bottom="0.353cm"/>
    </style:style>
    <style:style style:name="T1541_1" style:family="text">
      <style:text-properties style:font-name="Calibri" style:font-name-complex="Calibri" fo:language="en"/>
    </style:style>
    <style:style style:name="P154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43" style:family="paragraph" style:parent-style-name="Normal">
      <style:paragraph-properties style:text-autospace="none" fo:line-height="115%" fo:margin-bottom="0.353cm"/>
    </style:style>
    <style:style style:name="T1543_1" style:family="text">
      <style:text-properties style:font-name="Calibri" style:font-name-complex="Calibri" fo:language="en"/>
    </style:style>
    <style:style style:name="P1544" style:family="paragraph" style:parent-style-name="Normal">
      <style:paragraph-properties style:text-autospace="none" fo:line-height="115%" fo:margin-bottom="0.353cm"/>
    </style:style>
    <style:style style:name="T1544_1" style:family="text">
      <style:text-properties style:font-name="Calibri" style:font-name-complex="Calibri" fo:language="en"/>
    </style:style>
    <style:style style:name="P154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4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47" style:family="paragraph" style:parent-style-name="Normal">
      <style:paragraph-properties style:text-autospace="none" fo:line-height="115%" fo:margin-bottom="0.353cm"/>
    </style:style>
    <style:style style:name="T1547_1" style:family="text">
      <style:text-properties style:font-name="Calibri" style:font-name-complex="Calibri" fo:language="en"/>
    </style:style>
    <style:style style:name="P154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49" style:family="paragraph" style:parent-style-name="Normal">
      <style:paragraph-properties style:text-autospace="none" fo:line-height="115%" fo:margin-bottom="0.353cm"/>
    </style:style>
    <style:style style:name="T1549_1" style:family="text">
      <style:text-properties style:font-name="Calibri" style:font-name-complex="Calibri" fo:language="en"/>
    </style:style>
    <style:style style:name="P155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5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52" style:family="paragraph" style:parent-style-name="Normal">
      <style:paragraph-properties style:text-autospace="none" fo:line-height="115%" fo:margin-bottom="0.353cm"/>
    </style:style>
    <style:style style:name="T1552_1" style:family="text">
      <style:text-properties style:font-name="Calibri" style:font-name-complex="Calibri" fo:language="en"/>
    </style:style>
    <style:style style:name="P155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54" style:family="paragraph" style:parent-style-name="Normal">
      <style:paragraph-properties style:text-autospace="none" fo:line-height="115%" fo:margin-bottom="0.353cm"/>
    </style:style>
    <style:style style:name="T1554_1" style:family="text">
      <style:text-properties style:font-name="Calibri" style:font-name-complex="Calibri" fo:language="en"/>
    </style:style>
    <style:style style:name="P1555" style:family="paragraph" style:parent-style-name="Normal">
      <style:paragraph-properties style:text-autospace="none" fo:line-height="115%" fo:margin-bottom="0.353cm"/>
    </style:style>
    <style:style style:name="T1555_1" style:family="text">
      <style:text-properties style:font-name="Calibri" style:font-name-complex="Calibri" fo:language="en"/>
    </style:style>
    <style:style style:name="P1556" style:family="paragraph" style:parent-style-name="Normal">
      <style:paragraph-properties style:text-autospace="none" fo:line-height="115%" fo:margin-bottom="0.353cm"/>
    </style:style>
    <style:style style:name="T1556_1" style:family="text">
      <style:text-properties style:font-name="Calibri" style:font-name-complex="Calibri" fo:language="en"/>
    </style:style>
    <style:style style:name="P1557" style:family="paragraph" style:parent-style-name="Normal">
      <style:paragraph-properties style:text-autospace="none" fo:line-height="115%" fo:margin-bottom="0.353cm"/>
    </style:style>
    <style:style style:name="T1557_1" style:family="text">
      <style:text-properties style:font-name="Calibri" style:font-name-complex="Calibri" fo:language="en" fo:font-weight="bold" style:font-weight-asian="bold" style:font-weight-complex="bold"/>
    </style:style>
    <style:style style:name="P1558" style:family="paragraph" style:parent-style-name="Normal">
      <style:paragraph-properties style:text-autospace="none" fo:line-height="115%" fo:margin-bottom="0.353cm"/>
    </style:style>
    <style:style style:name="T1558_1" style:family="text">
      <style:text-properties style:font-name="Calibri" style:font-name-complex="Calibri" fo:language="en" fo:font-weight="bold" style:font-weight-asian="bold" style:font-weight-complex="bold"/>
    </style:style>
    <style:style style:name="P1559" style:family="paragraph" style:parent-style-name="Normal">
      <style:paragraph-properties style:text-autospace="none" fo:line-height="115%" fo:margin-bottom="0.353cm"/>
    </style:style>
    <style:style style:name="T1559_1" style:family="text">
      <style:text-properties style:font-name="Calibri" style:font-name-complex="Calibri" fo:language="en" fo:font-weight="bold" style:font-weight-asian="bold" style:font-weight-complex="bold"/>
    </style:style>
    <style:style style:name="P1560" style:family="paragraph" style:parent-style-name="Normal">
      <style:paragraph-properties style:text-autospace="none" fo:line-height="115%" fo:margin-bottom="0.353cm"/>
    </style:style>
    <style:style style:name="T1560_1" style:family="text">
      <style:text-properties style:font-name="Calibri" style:font-name-complex="Calibri" fo:language="en" fo:font-weight="bold" style:font-weight-asian="bold" style:font-weight-complex="bold"/>
    </style:style>
    <style:style style:name="P1561" style:family="paragraph" style:parent-style-name="Normal">
      <style:paragraph-properties style:text-autospace="none" fo:line-height="115%" fo:margin-bottom="0.353cm"/>
    </style:style>
    <style:style style:name="T1561_1" style:family="text">
      <style:text-properties style:font-name="Calibri" style:font-name-complex="Calibri" fo:language="en" fo:font-weight="bold" style:font-weight-asian="bold" style:font-weight-complex="bold"/>
    </style:style>
    <style:style style:name="P1562" style:family="paragraph" style:parent-style-name="Normal">
      <style:paragraph-properties style:text-autospace="none" fo:line-height="115%" fo:margin-bottom="0.353cm"/>
    </style:style>
    <style:style style:name="T1562_1" style:family="text">
      <style:text-properties style:font-name="Calibri" style:font-name-complex="Calibri" fo:language="en" fo:font-weight="bold" style:font-weight-asian="bold" style:font-weight-complex="bold"/>
    </style:style>
    <style:style style:name="P1563" style:family="paragraph" style:parent-style-name="Normal">
      <style:paragraph-properties style:text-autospace="none" fo:line-height="115%" fo:margin-bottom="0.353cm"/>
    </style:style>
    <style:style style:name="T1563_1" style:family="text">
      <style:text-properties style:font-name="Calibri" style:font-name-complex="Calibri" fo:language="en" fo:font-weight="bold" style:font-weight-asian="bold" style:font-weight-complex="bold"/>
    </style:style>
    <style:style style:name="P1564" style:family="paragraph" style:parent-style-name="Normal">
      <style:paragraph-properties style:text-autospace="none" fo:line-height="115%" fo:margin-bottom="0.353cm"/>
    </style:style>
    <style:style style:name="T1564_1" style:family="text">
      <style:text-properties style:font-name="Calibri" style:font-name-complex="Calibri" fo:language="en" fo:font-weight="bold" style:font-weight-asian="bold" style:font-weight-complex="bold"/>
    </style:style>
    <style:style style:name="P1565" style:family="paragraph" style:parent-style-name="Normal">
      <style:paragraph-properties style:text-autospace="none" fo:line-height="115%" fo:margin-bottom="0.353cm"/>
    </style:style>
    <style:style style:name="T1565_1" style:family="text">
      <style:text-properties style:font-name="Calibri" style:font-name-complex="Calibri" fo:language="en" fo:font-weight="bold" style:font-weight-asian="bold" style:font-weight-complex="bold"/>
    </style:style>
    <style:style style:name="P1566" style:family="paragraph" style:parent-style-name="Normal">
      <style:paragraph-properties style:text-autospace="none" fo:line-height="115%" fo:margin-bottom="0.353cm"/>
    </style:style>
    <style:style style:name="T1566_1" style:family="text">
      <style:text-properties style:font-name="Calibri" style:font-name-complex="Calibri" fo:language="en" fo:font-weight="bold" style:font-weight-asian="bold" style:font-weight-complex="bold"/>
    </style:style>
    <style:style style:name="P1567" style:family="paragraph" style:parent-style-name="Normal">
      <style:paragraph-properties style:text-autospace="none" fo:line-height="115%" fo:margin-bottom="0.353cm"/>
    </style:style>
    <style:style style:name="T1567_1" style:family="text">
      <style:text-properties style:font-name="Calibri" style:font-name-complex="Calibri" fo:language="en" fo:font-weight="bold" style:font-weight-asian="bold" style:font-weight-complex="bold"/>
    </style:style>
    <style:style style:name="P1568" style:family="paragraph" style:parent-style-name="Normal">
      <style:paragraph-properties style:text-autospace="none" fo:line-height="115%" fo:margin-bottom="0.353cm"/>
    </style:style>
    <style:style style:name="T1568_1" style:family="text">
      <style:text-properties style:font-name="Calibri" style:font-name-complex="Calibri" fo:language="en" fo:font-weight="bold" style:font-weight-asian="bold" style:font-weight-complex="bold"/>
    </style:style>
    <style:style style:name="P1569" style:family="paragraph" style:parent-style-name="Normal">
      <style:paragraph-properties style:text-autospace="none" fo:line-height="115%" fo:margin-bottom="0.353cm"/>
    </style:style>
    <style:style style:name="T1569_1" style:family="text">
      <style:text-properties style:font-name="Calibri" style:font-name-complex="Calibri" fo:language="en" fo:font-weight="bold" style:font-weight-asian="bold" style:font-weight-complex="bold"/>
    </style:style>
    <style:style style:name="P1570" style:family="paragraph" style:parent-style-name="Normal">
      <style:paragraph-properties style:text-autospace="none" fo:line-height="115%" fo:margin-bottom="0.353cm"/>
    </style:style>
    <style:style style:name="T1570_1" style:family="text">
      <style:text-properties style:font-name="Calibri" style:font-name-complex="Calibri" fo:language="en" fo:font-weight="bold" style:font-weight-asian="bold" style:font-weight-complex="bold"/>
    </style:style>
    <style:style style:name="P1571" style:family="paragraph" style:parent-style-name="Normal">
      <style:paragraph-properties style:text-autospace="none" fo:line-height="115%" fo:margin-bottom="0.353cm"/>
    </style:style>
    <style:style style:name="T1571_1" style:family="text">
      <style:text-properties style:font-name="Calibri" style:font-name-complex="Calibri" fo:language="en" fo:font-weight="bold" style:font-weight-asian="bold" style:font-weight-complex="bold"/>
    </style:style>
    <style:style style:name="P1572" style:family="paragraph" style:parent-style-name="Normal">
      <style:paragraph-properties style:text-autospace="none" fo:line-height="115%" fo:margin-bottom="0.353cm"/>
    </style:style>
    <style:style style:name="T1572_1" style:family="text">
      <style:text-properties style:font-name="Calibri" style:font-name-complex="Calibri" fo:language="en" fo:font-weight="bold" style:font-weight-asian="bold" style:font-weight-complex="bold"/>
    </style:style>
    <style:style style:name="P157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7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75" style:family="paragraph" style:parent-style-name="Normal">
      <style:paragraph-properties style:text-autospace="none" fo:line-height="115%" fo:margin-bottom="0.353cm"/>
    </style:style>
    <style:style style:name="T1575_1" style:family="text">
      <style:text-properties style:font-name="Calibri" style:font-name-complex="Calibri" fo:language="en"/>
    </style:style>
    <style:style style:name="P157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77" style:family="paragraph" style:parent-style-name="Normal">
      <style:paragraph-properties style:text-autospace="none" fo:line-height="115%" fo:margin-bottom="0.353cm"/>
    </style:style>
    <style:style style:name="T1577_1" style:family="text">
      <style:text-properties style:font-name="Calibri" style:font-name-complex="Calibri" fo:language="en"/>
    </style:style>
    <style:style style:name="P157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79" style:family="paragraph" style:parent-style-name="Normal">
      <style:paragraph-properties style:text-autospace="none" fo:line-height="115%" fo:margin-bottom="0.353cm"/>
    </style:style>
    <style:style style:name="T1579_1" style:family="text">
      <style:text-properties style:font-name="Calibri" style:font-name-complex="Calibri" fo:language="en"/>
    </style:style>
    <style:style style:name="P1580" style:family="paragraph" style:parent-style-name="Normal">
      <style:paragraph-properties style:text-autospace="none" fo:line-height="115%" fo:margin-bottom="0.353cm"/>
    </style:style>
    <style:style style:name="T1580_1" style:family="text">
      <style:text-properties style:font-name="Calibri" style:font-name-complex="Calibri" fo:language="en"/>
    </style:style>
    <style:style style:name="P1581" style:family="paragraph" style:parent-style-name="Normal">
      <style:paragraph-properties style:text-autospace="none" fo:line-height="115%" fo:margin-bottom="0.353cm"/>
    </style:style>
    <style:style style:name="T1581_1" style:family="text">
      <style:text-properties style:font-name="Calibri" style:font-name-complex="Calibri" fo:language="en"/>
    </style:style>
    <style:style style:name="P1582" style:family="paragraph" style:parent-style-name="Normal">
      <style:paragraph-properties style:text-autospace="none" fo:line-height="115%" fo:margin-bottom="0.353cm"/>
    </style:style>
    <style:style style:name="T1582_1" style:family="text">
      <style:text-properties style:font-name="Calibri" style:font-name-complex="Calibri" fo:language="en"/>
    </style:style>
    <style:style style:name="P158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84" style:family="paragraph" style:parent-style-name="Normal">
      <style:paragraph-properties style:text-autospace="none" fo:line-height="115%" fo:margin-bottom="0.353cm"/>
    </style:style>
    <style:style style:name="T1584_1" style:family="text">
      <style:text-properties style:font-name="Calibri" style:font-name-complex="Calibri" fo:language="en"/>
    </style:style>
    <style:style style:name="P1585" style:family="paragraph" style:parent-style-name="Normal">
      <style:paragraph-properties style:text-autospace="none" fo:line-height="115%" fo:margin-bottom="0.353cm"/>
    </style:style>
    <style:style style:name="T1585_1" style:family="text">
      <style:text-properties style:font-name="Calibri" style:font-name-complex="Calibri" fo:language="en"/>
    </style:style>
    <style:style style:name="P1586" style:family="paragraph" style:parent-style-name="Normal">
      <style:paragraph-properties style:text-autospace="none" fo:line-height="115%" fo:margin-bottom="0.353cm"/>
    </style:style>
    <style:style style:name="T1586_1" style:family="text">
      <style:text-properties style:font-name="Calibri" style:font-name-complex="Calibri" fo:language="en"/>
    </style:style>
    <style:style style:name="P1587" style:family="paragraph" style:parent-style-name="Normal">
      <style:paragraph-properties style:text-autospace="none" fo:line-height="115%" fo:margin-bottom="0.353cm"/>
    </style:style>
    <style:style style:name="T1587_1" style:family="text">
      <style:text-properties style:font-name="Calibri" style:font-name-complex="Calibri" fo:language="en"/>
    </style:style>
    <style:style style:name="P1588" style:family="paragraph" style:parent-style-name="Normal">
      <style:paragraph-properties style:text-autospace="none" fo:line-height="115%" fo:margin-bottom="0.353cm"/>
    </style:style>
    <style:style style:name="T1588_1" style:family="text">
      <style:text-properties style:font-name="Calibri" style:font-name-complex="Calibri" fo:language="en"/>
    </style:style>
    <style:style style:name="P1589" style:family="paragraph" style:parent-style-name="Normal">
      <style:paragraph-properties style:text-autospace="none" fo:line-height="115%" fo:margin-bottom="0.353cm"/>
    </style:style>
    <style:style style:name="T1589_1" style:family="text">
      <style:text-properties style:font-name="Calibri" style:font-name-complex="Calibri" fo:language="en"/>
    </style:style>
    <style:style style:name="P1590" style:family="paragraph" style:parent-style-name="Normal">
      <style:paragraph-properties style:text-autospace="none" fo:line-height="115%" fo:margin-bottom="0.353cm"/>
    </style:style>
    <style:style style:name="T1590_1" style:family="text">
      <style:text-properties style:font-name="Calibri" style:font-name-complex="Calibri" fo:language="en"/>
    </style:style>
    <style:style style:name="P1591" style:family="paragraph" style:parent-style-name="Normal">
      <style:paragraph-properties style:text-autospace="none" fo:line-height="115%" fo:margin-bottom="0.353cm"/>
    </style:style>
    <style:style style:name="T1591_1" style:family="text">
      <style:text-properties style:font-name="Calibri" style:font-name-complex="Calibri" fo:language="en"/>
    </style:style>
    <style:style style:name="P1592" style:family="paragraph" style:parent-style-name="Normal">
      <style:paragraph-properties style:text-autospace="none" fo:line-height="115%" fo:margin-bottom="0.353cm"/>
    </style:style>
    <style:style style:name="T1592_1" style:family="text">
      <style:text-properties style:font-name="Calibri" style:font-name-complex="Calibri" fo:language="en"/>
    </style:style>
    <style:style style:name="P1593" style:family="paragraph" style:parent-style-name="Normal">
      <style:paragraph-properties style:text-autospace="none" fo:line-height="115%" fo:margin-bottom="0.353cm"/>
    </style:style>
    <style:style style:name="T1593_1" style:family="text">
      <style:text-properties style:font-name="Calibri" style:font-name-complex="Calibri" fo:language="en"/>
    </style:style>
    <style:style style:name="P1594" style:family="paragraph" style:parent-style-name="Normal">
      <style:paragraph-properties style:text-autospace="none" fo:line-height="115%" fo:margin-bottom="0.353cm"/>
    </style:style>
    <style:style style:name="T1594_1" style:family="text">
      <style:text-properties style:font-name="Calibri" style:font-name-complex="Calibri" fo:language="en"/>
    </style:style>
    <style:style style:name="P159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9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9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598" style:family="paragraph" style:parent-style-name="Normal">
      <style:paragraph-properties style:text-autospace="none" fo:line-height="115%" fo:margin-bottom="0.353cm"/>
    </style:style>
    <style:style style:name="T1598_1" style:family="text">
      <style:text-properties style:font-name="Calibri" style:font-name-complex="Calibri" fo:language="en"/>
    </style:style>
    <style:style style:name="P15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0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01" style:family="paragraph" style:parent-style-name="Normal">
      <style:paragraph-properties style:text-autospace="none" fo:line-height="115%" fo:margin-bottom="0.353cm"/>
    </style:style>
    <style:style style:name="T1601_1" style:family="text">
      <style:text-properties style:font-name="Calibri" style:font-name-complex="Calibri" fo:language="en"/>
    </style:style>
    <style:style style:name="P1602" style:family="paragraph" style:parent-style-name="Normal">
      <style:paragraph-properties style:text-autospace="none" fo:line-height="115%" fo:margin-bottom="0.353cm"/>
    </style:style>
    <style:style style:name="T1602_1" style:family="text">
      <style:text-properties style:font-name="Calibri" style:font-name-complex="Calibri" fo:language="en"/>
    </style:style>
    <style:style style:name="P1603" style:family="paragraph" style:parent-style-name="Normal">
      <style:paragraph-properties style:text-autospace="none" fo:line-height="115%" fo:margin-bottom="0.353cm"/>
    </style:style>
    <style:style style:name="T1603_1" style:family="text">
      <style:text-properties style:font-name="Calibri" style:font-name-complex="Calibri" fo:language="en"/>
    </style:style>
    <style:style style:name="P1604" style:family="paragraph" style:parent-style-name="Normal">
      <style:paragraph-properties style:text-autospace="none" fo:line-height="115%" fo:margin-bottom="0.353cm"/>
    </style:style>
    <style:style style:name="T1604_1" style:family="text">
      <style:text-properties style:font-name="Calibri" style:font-name-complex="Calibri" fo:language="en"/>
    </style:style>
    <style:style style:name="P160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06" style:family="paragraph" style:parent-style-name="Normal">
      <style:paragraph-properties style:text-autospace="none" fo:line-height="115%" fo:margin-bottom="0.353cm"/>
    </style:style>
    <style:style style:name="T1606_1" style:family="text">
      <style:text-properties style:font-name="Calibri" style:font-name-complex="Calibri" fo:language="en"/>
    </style:style>
    <style:style style:name="P1607" style:family="paragraph" style:parent-style-name="Normal">
      <style:paragraph-properties style:text-autospace="none" fo:line-height="115%" fo:margin-bottom="0.353cm"/>
    </style:style>
    <style:style style:name="T1607_1" style:family="text">
      <style:text-properties style:font-name="Calibri" style:font-name-complex="Calibri" fo:language="en"/>
    </style:style>
    <style:style style:name="P1608" style:family="paragraph" style:parent-style-name="Normal">
      <style:paragraph-properties style:text-autospace="none" fo:line-height="115%" fo:margin-bottom="0.353cm"/>
    </style:style>
    <style:style style:name="T1608_1" style:family="text">
      <style:text-properties style:font-name="Calibri" style:font-name-complex="Calibri" fo:language="en"/>
    </style:style>
    <style:style style:name="P1609" style:family="paragraph" style:parent-style-name="Normal">
      <style:paragraph-properties style:text-autospace="none" fo:line-height="115%" fo:margin-bottom="0.353cm"/>
    </style:style>
    <style:style style:name="T1609_1" style:family="text">
      <style:text-properties style:font-name="Calibri" style:font-name-complex="Calibri" fo:language="en"/>
    </style:style>
    <style:style style:name="P1610" style:family="paragraph" style:parent-style-name="Normal">
      <style:paragraph-properties style:text-autospace="none" fo:line-height="115%" fo:margin-bottom="0.353cm"/>
    </style:style>
    <style:style style:name="T1610_1" style:family="text">
      <style:text-properties style:font-name="Calibri" style:font-name-complex="Calibri" fo:language="en"/>
    </style:style>
    <style:style style:name="P1611" style:family="paragraph" style:parent-style-name="Normal">
      <style:paragraph-properties style:text-autospace="none" fo:line-height="115%" fo:margin-bottom="0.353cm"/>
    </style:style>
    <style:style style:name="T1611_1" style:family="text">
      <style:text-properties style:font-name="Calibri" style:font-name-complex="Calibri" fo:language="en"/>
    </style:style>
    <style:style style:name="P1612" style:family="paragraph" style:parent-style-name="Normal">
      <style:paragraph-properties style:text-autospace="none" fo:line-height="115%" fo:margin-bottom="0.353cm"/>
    </style:style>
    <style:style style:name="T1612_1" style:family="text">
      <style:text-properties style:font-name="Calibri" style:font-name-complex="Calibri" fo:language="en"/>
    </style:style>
    <style:style style:name="P1613" style:family="paragraph" style:parent-style-name="Normal">
      <style:paragraph-properties style:text-autospace="none" fo:line-height="115%" fo:margin-bottom="0.353cm"/>
    </style:style>
    <style:style style:name="T1613_1" style:family="text">
      <style:text-properties style:font-name="Calibri" style:font-name-complex="Calibri" fo:language="en"/>
    </style:style>
    <style:style style:name="P1614" style:family="paragraph" style:parent-style-name="Normal">
      <style:paragraph-properties style:text-autospace="none" fo:line-height="115%" fo:margin-bottom="0.353cm"/>
    </style:style>
    <style:style style:name="T1614_1" style:family="text">
      <style:text-properties style:font-name="Calibri" style:font-name-complex="Calibri" fo:language="en"/>
    </style:style>
    <style:style style:name="P1615" style:family="paragraph" style:parent-style-name="Normal">
      <style:paragraph-properties style:text-autospace="none" fo:line-height="115%" fo:margin-bottom="0.353cm"/>
    </style:style>
    <style:style style:name="T1615_1" style:family="text">
      <style:text-properties style:font-name="Calibri" style:font-name-complex="Calibri" fo:language="en"/>
    </style:style>
    <style:style style:name="P161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17" style:family="paragraph" style:parent-style-name="Normal">
      <style:paragraph-properties style:text-autospace="none" fo:line-height="115%" fo:margin-bottom="0.353cm"/>
    </style:style>
    <style:style style:name="T1617_1" style:family="text">
      <style:text-properties style:font-name="Calibri" style:font-name-complex="Calibri" fo:language="en"/>
    </style:style>
    <style:style style:name="P1618" style:family="paragraph" style:parent-style-name="Normal">
      <style:paragraph-properties style:text-autospace="none" fo:line-height="115%" fo:margin-bottom="0.353cm"/>
    </style:style>
    <style:style style:name="T1618_1" style:family="text">
      <style:text-properties style:font-name="Calibri" style:font-name-complex="Calibri" fo:language="en"/>
    </style:style>
    <style:style style:name="P1619" style:family="paragraph" style:parent-style-name="Normal">
      <style:paragraph-properties style:text-autospace="none" fo:line-height="115%" fo:margin-bottom="0.353cm"/>
    </style:style>
    <style:style style:name="T1619_1" style:family="text">
      <style:text-properties style:font-name="Calibri" style:font-name-complex="Calibri" fo:language="en"/>
    </style:style>
    <style:style style:name="P1620" style:family="paragraph" style:parent-style-name="Normal">
      <style:paragraph-properties style:text-autospace="none" fo:line-height="115%" fo:margin-bottom="0.353cm"/>
    </style:style>
    <style:style style:name="T1620_1" style:family="text">
      <style:text-properties style:font-name="Calibri" style:font-name-complex="Calibri" fo:language="en"/>
    </style:style>
    <style:style style:name="P1621" style:family="paragraph" style:parent-style-name="Normal">
      <style:paragraph-properties style:text-autospace="none" fo:line-height="115%" fo:margin-bottom="0.353cm"/>
    </style:style>
    <style:style style:name="T1621_1" style:family="text">
      <style:text-properties style:font-name="Calibri" style:font-name-complex="Calibri" fo:language="en"/>
    </style:style>
    <style:style style:name="P1622" style:family="paragraph" style:parent-style-name="Normal">
      <style:paragraph-properties style:text-autospace="none" fo:line-height="115%" fo:margin-bottom="0.353cm"/>
    </style:style>
    <style:style style:name="T1622_1" style:family="text">
      <style:text-properties style:font-name="Calibri" style:font-name-complex="Calibri" fo:language="en"/>
    </style:style>
    <style:style style:name="P1623" style:family="paragraph" style:parent-style-name="Normal">
      <style:paragraph-properties style:text-autospace="none" fo:line-height="115%" fo:margin-bottom="0.353cm"/>
    </style:style>
    <style:style style:name="T1623_1" style:family="text">
      <style:text-properties style:font-name="Calibri" style:font-name-complex="Calibri" fo:language="en"/>
    </style:style>
    <style:style style:name="P1624" style:family="paragraph" style:parent-style-name="Normal">
      <style:paragraph-properties style:text-autospace="none" fo:line-height="115%" fo:margin-bottom="0.353cm"/>
    </style:style>
    <style:style style:name="T1624_1" style:family="text">
      <style:text-properties style:font-name="Calibri" style:font-name-complex="Calibri" fo:language="en"/>
    </style:style>
    <style:style style:name="P1625" style:family="paragraph" style:parent-style-name="Normal">
      <style:paragraph-properties style:text-autospace="none" fo:line-height="115%" fo:margin-bottom="0.353cm"/>
    </style:style>
    <style:style style:name="T1625_1" style:family="text">
      <style:text-properties style:font-name="Calibri" style:font-name-complex="Calibri" fo:language="en"/>
    </style:style>
    <style:style style:name="P1626" style:family="paragraph" style:parent-style-name="Normal">
      <style:paragraph-properties style:text-autospace="none" fo:line-height="115%" fo:margin-bottom="0.353cm"/>
    </style:style>
    <style:style style:name="T1626_1" style:family="text">
      <style:text-properties style:font-name="Calibri" style:font-name-complex="Calibri" fo:language="en"/>
    </style:style>
    <style:style style:name="P1627" style:family="paragraph" style:parent-style-name="Normal">
      <style:paragraph-properties style:text-autospace="none" fo:line-height="115%" fo:margin-bottom="0.353cm"/>
    </style:style>
    <style:style style:name="T1627_1" style:family="text">
      <style:text-properties style:font-name="Calibri" style:font-name-complex="Calibri" fo:language="en"/>
    </style:style>
    <style:style style:name="P1628" style:family="paragraph" style:parent-style-name="Normal">
      <style:paragraph-properties style:text-autospace="none" fo:line-height="115%" fo:margin-bottom="0.353cm"/>
    </style:style>
    <style:style style:name="T1628_1" style:family="text">
      <style:text-properties style:font-name="Calibri" style:font-name-complex="Calibri" fo:language="en"/>
    </style:style>
    <style:style style:name="P162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31" style:family="paragraph" style:parent-style-name="Normal">
      <style:paragraph-properties style:text-autospace="none" fo:line-height="115%" fo:margin-bottom="0.353cm"/>
    </style:style>
    <style:style style:name="T1631_1" style:family="text">
      <style:text-properties style:font-name="Calibri" style:font-name-complex="Calibri" fo:language="en"/>
    </style:style>
    <style:style style:name="P1632" style:family="paragraph" style:parent-style-name="Normal">
      <style:paragraph-properties style:text-autospace="none" fo:line-height="115%" fo:margin-bottom="0.353cm"/>
    </style:style>
    <style:style style:name="T1632_1" style:family="text">
      <style:text-properties style:font-name="Calibri" style:font-name-complex="Calibri" fo:language="en"/>
    </style:style>
    <style:style style:name="P163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634" style:family="paragraph" style:parent-style-name="Normal">
      <style:paragraph-properties style:text-autospace="none" fo:line-height="115%" fo:margin-bottom="0.353cm"/>
    </style:style>
    <style:style style:name="T1634_1" style:family="text">
      <style:text-properties style:font-name="Calibri" style:font-name-complex="Calibri" fo:language="en"/>
    </style:style>
    <style:style style:name="P1635" style:family="paragraph" style:parent-style-name="Normal">
      <style:paragraph-properties style:text-autospace="none" fo:line-height="115%" fo:margin-bottom="0.353cm"/>
    </style:style>
    <style:style style:name="T1635_1" style:family="text">
      <style:text-properties style:font-name="Calibri" style:font-name-complex="Calibri" fo:language="en"/>
    </style:style>
    <style:style style:name="P1636" style:family="paragraph" style:parent-style-name="Normal">
      <style:paragraph-properties style:text-autospace="none" fo:line-height="115%" fo:margin-bottom="0.353cm"/>
    </style:style>
    <style:style style:name="T1636_1" style:family="text">
      <style:text-properties style:font-name="Calibri" style:font-name-complex="Calibri" fo:language="en"/>
    </style:style>
    <style:style style:name="P1637" style:family="paragraph" style:parent-style-name="Normal">
      <style:paragraph-properties style:text-autospace="none" fo:line-height="115%" fo:margin-bottom="0.353cm"/>
    </style:style>
    <style:style style:name="T1637_1" style:family="text">
      <style:text-properties style:font-name="Calibri" style:font-name-complex="Calibri" fo:language="en"/>
    </style:style>
    <style:style style:name="P1638" style:family="paragraph" style:parent-style-name="Normal">
      <style:paragraph-properties style:text-autospace="none" fo:line-height="115%" fo:margin-bottom="0.353cm"/>
    </style:style>
    <style:style style:name="T1638_1" style:family="text">
      <style:text-properties style:font-name="Calibri" style:font-name-complex="Calibri" fo:language="en"/>
    </style:style>
    <style:style style:name="P1639" style:family="paragraph" style:parent-style-name="Normal">
      <style:paragraph-properties style:text-autospace="none" fo:line-height="115%" fo:margin-bottom="0.353cm"/>
    </style:style>
    <style:style style:name="T1639_1" style:family="text">
      <style:text-properties style:font-name="Calibri" style:font-name-complex="Calibri" fo:language="en"/>
    </style:style>
    <style:style style:name="P1640" style:family="paragraph" style:parent-style-name="Normal">
      <style:paragraph-properties style:text-autospace="none" fo:line-height="115%" fo:margin-bottom="0.353cm"/>
    </style:style>
    <style:style style:name="T1640_1" style:family="text">
      <style:text-properties style:font-name="Calibri" style:font-name-complex="Calibri" fo:language="en"/>
    </style:style>
    <style:style style:name="P1641" style:family="paragraph" style:parent-style-name="Normal">
      <style:paragraph-properties style:text-autospace="none" fo:line-height="115%" fo:margin-bottom="0.353cm"/>
    </style:style>
    <style:style style:name="T1641_1" style:family="text">
      <style:text-properties style:font-name="Calibri" style:font-name-complex="Calibri" fo:language="en"/>
    </style:style>
    <style:style style:name="P1642" style:family="paragraph" style:parent-style-name="Normal">
      <style:paragraph-properties style:text-autospace="none" fo:line-height="115%" fo:margin-bottom="0.353cm"/>
    </style:style>
    <style:style style:name="T1642_1" style:family="text">
      <style:text-properties style:font-name="Calibri" style:font-name-complex="Calibri" fo:language="en"/>
    </style:style>
    <style:style style:name="P1643" style:family="paragraph" style:parent-style-name="Normal">
      <style:paragraph-properties style:text-autospace="none" fo:line-height="115%" fo:margin-bottom="0.353cm"/>
    </style:style>
    <style:style style:name="T1643_1" style:family="text">
      <style:text-properties style:font-name="Calibri" style:font-name-complex="Calibri" fo:language="en"/>
    </style:style>
    <style:style style:name="P1644" style:family="paragraph" style:parent-style-name="Normal">
      <style:paragraph-properties style:text-autospace="none" fo:line-height="115%" fo:margin-bottom="0.353cm"/>
    </style:style>
    <style:style style:name="T1644_1" style:family="text">
      <style:text-properties style:font-name="Calibri" style:font-name-complex="Calibri" fo:language="en"/>
    </style:style>
    <style:style style:name="P1645" style:family="paragraph" style:parent-style-name="Normal">
      <style:paragraph-properties style:text-autospace="none" fo:line-height="115%" fo:margin-bottom="0.353cm"/>
    </style:style>
    <style:style style:name="T1645_1" style:family="text">
      <style:text-properties style:font-name="Calibri" style:font-name-complex="Calibri" fo:language="en"/>
    </style:style>
    <style:style style:name="P1646" style:family="paragraph" style:parent-style-name="Normal">
      <style:paragraph-properties style:text-autospace="none" fo:line-height="115%" fo:margin-bottom="0.353cm"/>
    </style:style>
    <style:style style:name="T1646_1" style:family="text">
      <style:text-properties style:font-name="Calibri" style:font-name-complex="Calibri" fo:language="en"/>
    </style:style>
    <style:style style:name="P1647" style:family="paragraph" style:parent-style-name="Normal">
      <style:paragraph-properties style:text-autospace="none" fo:line-height="115%" fo:margin-bottom="0.353cm"/>
    </style:style>
    <style:style style:name="T1647_1" style:family="text">
      <style:text-properties style:font-name="Calibri" style:font-name-complex="Calibri" fo:language="en"/>
    </style:style>
    <style:style style:name="P1648" style:family="paragraph" style:parent-style-name="Normal">
      <style:paragraph-properties style:text-autospace="none" fo:line-height="115%" fo:margin-bottom="0.353cm"/>
    </style:style>
    <style:style style:name="T1648_1" style:family="text">
      <style:text-properties style:font-name="Calibri" style:font-name-complex="Calibri" fo:language="en"/>
    </style:style>
    <style:style style:name="P1649" style:family="paragraph" style:parent-style-name="Normal">
      <style:paragraph-properties style:text-autospace="none" fo:line-height="115%" fo:margin-bottom="0.353cm"/>
    </style:style>
    <style:style style:name="T1649_1" style:family="text">
      <style:text-properties style:font-name="Calibri" style:font-name-complex="Calibri" fo:language="en"/>
    </style:style>
    <style:style style:name="P1650" style:family="paragraph" style:parent-style-name="Normal">
      <style:paragraph-properties style:text-autospace="none" fo:line-height="115%" fo:margin-bottom="0.353cm"/>
    </style:style>
    <style:style style:name="T1650_1" style:family="text">
      <style:text-properties style:font-name="Calibri" style:font-name-complex="Calibri" fo:language="en"/>
    </style:style>
    <style:style style:name="P1651" style:family="paragraph" style:parent-style-name="Normal">
      <style:paragraph-properties style:text-autospace="none" fo:line-height="115%" fo:margin-bottom="0.353cm"/>
    </style:style>
    <style:style style:name="T1651_1" style:family="text">
      <style:text-properties style:font-name="Calibri" style:font-name-complex="Calibri" fo:language="en"/>
    </style:style>
    <style:style style:name="P1652" style:family="paragraph" style:parent-style-name="Normal">
      <style:paragraph-properties style:text-autospace="none" fo:line-height="115%" fo:margin-bottom="0.353cm"/>
    </style:style>
    <style:style style:name="T1652_1" style:family="text">
      <style:text-properties style:font-name="Calibri" style:font-name-complex="Calibri" fo:language="en"/>
    </style:style>
    <style:style style:name="P1653" style:family="paragraph" style:parent-style-name="Normal">
      <style:paragraph-properties style:text-autospace="none" fo:line-height="115%" fo:margin-bottom="0.353cm"/>
    </style:style>
    <style:style style:name="T1653_1" style:family="text">
      <style:text-properties style:font-name="Calibri" style:font-name-complex="Calibri" fo:language="en"/>
    </style:style>
    <style:style style:name="P1654" style:family="paragraph" style:parent-style-name="Normal">
      <style:paragraph-properties style:text-autospace="none" fo:line-height="115%" fo:margin-bottom="0.353cm"/>
    </style:style>
    <style:style style:name="T1654_1" style:family="text">
      <style:text-properties style:font-name="Calibri" style:font-name-complex="Calibri" fo:language="en"/>
    </style:style>
    <style:style style:name="P1655" style:family="paragraph" style:parent-style-name="Normal">
      <style:paragraph-properties style:text-autospace="none" fo:line-height="115%" fo:margin-bottom="0.353cm"/>
    </style:style>
    <style:style style:name="T1655_1" style:family="text">
      <style:text-properties style:font-name="Calibri" style:font-name-complex="Calibri" fo:language="en"/>
    </style:style>
    <style:style style:name="P1656" style:family="paragraph" style:parent-style-name="Normal">
      <style:paragraph-properties style:text-autospace="none" fo:line-height="115%" fo:margin-bottom="0.353cm"/>
    </style:style>
    <style:style style:name="T1656_1" style:family="text">
      <style:text-properties style:font-name="Calibri" style:font-name-complex="Calibri" fo:language="en"/>
    </style:style>
    <style:style style:name="P1657" style:family="paragraph" style:parent-style-name="Normal">
      <style:paragraph-properties style:text-autospace="none" fo:line-height="115%" fo:margin-bottom="0.353cm"/>
    </style:style>
    <style:style style:name="T1657_1" style:family="text">
      <style:text-properties style:font-name="Calibri" style:font-name-complex="Calibri" fo:language="en"/>
    </style:style>
    <style:style style:name="P1658" style:family="paragraph" style:parent-style-name="Normal">
      <style:paragraph-properties style:text-autospace="none" fo:line-height="115%" fo:margin-bottom="0.353cm"/>
    </style:style>
    <style:style style:name="T1658_1" style:family="text">
      <style:text-properties style:font-name="Calibri" style:font-name-complex="Calibri" fo:language="en"/>
    </style:style>
    <style:style style:name="P1659" style:family="paragraph" style:parent-style-name="Normal">
      <style:paragraph-properties style:text-autospace="none" fo:line-height="115%" fo:margin-bottom="0.353cm"/>
    </style:style>
    <style:style style:name="T1659_1" style:family="text">
      <style:text-properties style:font-name="Calibri" style:font-name-complex="Calibri" fo:language="en"/>
    </style:style>
    <style:style style:name="P1660" style:family="paragraph" style:parent-style-name="Normal">
      <style:paragraph-properties style:text-autospace="none" fo:line-height="115%" fo:margin-bottom="0.353cm"/>
    </style:style>
    <style:style style:name="T1660_1" style:family="text">
      <style:text-properties style:font-name="Calibri" style:font-name-complex="Calibri" fo:language="en"/>
    </style:style>
    <style:style style:name="P1661" style:family="paragraph" style:parent-style-name="Normal">
      <style:paragraph-properties style:text-autospace="none" fo:line-height="115%" fo:margin-bottom="0.353cm"/>
    </style:style>
    <style:style style:name="T1661_1" style:family="text">
      <style:text-properties style:font-name="Calibri" style:font-name-complex="Calibri" fo:language="en"/>
    </style:style>
    <style:style style:name="P1662" style:family="paragraph" style:parent-style-name="Normal">
      <style:paragraph-properties style:text-autospace="none" fo:line-height="115%" fo:margin-bottom="0.353cm"/>
    </style:style>
    <style:style style:name="T1662_1" style:family="text">
      <style:text-properties style:font-name="Calibri" style:font-name-complex="Calibri" fo:language="en"/>
    </style:style>
    <style:style style:name="P1663" style:family="paragraph" style:parent-style-name="Normal">
      <style:paragraph-properties style:text-autospace="none" fo:line-height="115%" fo:margin-bottom="0.353cm"/>
    </style:style>
    <style:style style:name="T1663_1" style:family="text">
      <style:text-properties style:font-name="Calibri" style:font-name-complex="Calibri" fo:language="en"/>
    </style:style>
    <style:style style:name="P1664" style:family="paragraph" style:parent-style-name="Normal">
      <style:paragraph-properties style:text-autospace="none" fo:line-height="115%" fo:margin-bottom="0.353cm"/>
    </style:style>
    <style:style style:name="T1664_1" style:family="text">
      <style:text-properties style:font-name="Calibri" style:font-name-complex="Calibri" fo:language="en"/>
    </style:style>
    <style:style style:name="P1665" style:family="paragraph" style:parent-style-name="Normal">
      <style:paragraph-properties style:text-autospace="none" fo:line-height="115%" fo:margin-bottom="0.353cm"/>
    </style:style>
    <style:style style:name="T1665_1" style:family="text">
      <style:text-properties style:font-name="Calibri" style:font-name-complex="Calibri" fo:language="en"/>
    </style:style>
    <style:style style:name="P1666" style:family="paragraph" style:parent-style-name="Normal">
      <style:paragraph-properties style:text-autospace="none" fo:line-height="115%" fo:margin-bottom="0.353cm"/>
    </style:style>
    <style:style style:name="T1666_1" style:family="text">
      <style:text-properties style:font-name="Calibri" style:font-name-complex="Calibri" fo:language="en"/>
    </style:style>
    <style:style style:name="P1667" style:family="paragraph" style:parent-style-name="Normal">
      <style:paragraph-properties style:text-autospace="none" fo:line-height="115%" fo:margin-bottom="0.353cm"/>
    </style:style>
    <style:style style:name="T1667_1" style:family="text">
      <style:text-properties style:font-name="Calibri" style:font-name-complex="Calibri" fo:language="en"/>
    </style:style>
    <style:style style:name="P1668" style:family="paragraph" style:parent-style-name="Normal">
      <style:paragraph-properties style:text-autospace="none" fo:line-height="115%" fo:margin-bottom="0.353cm"/>
    </style:style>
    <style:style style:name="T1668_1" style:family="text">
      <style:text-properties style:font-name="Calibri" style:font-name-complex="Calibri" fo:language="en"/>
    </style:style>
    <style:style style:name="P1669" style:family="paragraph" style:parent-style-name="Normal">
      <style:paragraph-properties style:text-autospace="none" fo:line-height="115%" fo:margin-bottom="0.353cm"/>
    </style:style>
    <style:style style:name="T1669_1" style:family="text">
      <style:text-properties style:font-name="Calibri" style:font-name-complex="Calibri" fo:language="en"/>
    </style:style>
    <style:style style:name="P1670" style:family="paragraph" style:parent-style-name="Normal">
      <style:paragraph-properties style:text-autospace="none" fo:line-height="115%" fo:margin-bottom="0.353cm"/>
    </style:style>
    <style:style style:name="T1670_1" style:family="text">
      <style:text-properties style:font-name="Calibri" style:font-name-complex="Calibri" fo:language="en"/>
    </style:style>
    <style:style style:name="P1671" style:family="paragraph" style:parent-style-name="Normal">
      <style:paragraph-properties style:text-autospace="none" fo:line-height="115%" fo:margin-bottom="0.353cm"/>
    </style:style>
    <style:style style:name="T1671_1" style:family="text">
      <style:text-properties style:font-name="Calibri" style:font-name-complex="Calibri" fo:language="en"/>
    </style:style>
    <style:style style:name="P1672" style:family="paragraph" style:parent-style-name="Normal">
      <style:paragraph-properties style:text-autospace="none" fo:line-height="115%" fo:margin-bottom="0.353cm"/>
    </style:style>
    <style:style style:name="T1672_1" style:family="text">
      <style:text-properties style:font-name="Calibri" style:font-name-complex="Calibri" fo:language="en"/>
    </style:style>
    <style:style style:name="P1673" style:family="paragraph" style:parent-style-name="Normal">
      <style:paragraph-properties style:text-autospace="none" fo:line-height="115%" fo:margin-bottom="0.353cm"/>
    </style:style>
    <style:style style:name="T1673_1" style:family="text">
      <style:text-properties style:font-name="Calibri" style:font-name-complex="Calibri" fo:language="en"/>
    </style:style>
    <style:style style:name="P1674" style:family="paragraph" style:parent-style-name="Normal">
      <style:paragraph-properties style:text-autospace="none" fo:line-height="115%" fo:margin-bottom="0.353cm"/>
    </style:style>
    <style:style style:name="T1674_1" style:family="text">
      <style:text-properties style:font-name="Calibri" style:font-name-complex="Calibri" fo:language="en"/>
    </style:style>
    <style:style style:name="P1675" style:family="paragraph" style:parent-style-name="Normal">
      <style:paragraph-properties style:text-autospace="none" fo:line-height="115%" fo:margin-bottom="0.353cm"/>
    </style:style>
    <style:style style:name="T1675_1" style:family="text">
      <style:text-properties style:font-name="Calibri" style:font-name-complex="Calibri" fo:language="en"/>
    </style:style>
    <style:style style:name="P1676" style:family="paragraph" style:parent-style-name="Normal">
      <style:paragraph-properties style:text-autospace="none" fo:line-height="115%" fo:margin-bottom="0.353cm"/>
    </style:style>
    <style:style style:name="T1676_1" style:family="text">
      <style:text-properties style:font-name="Calibri" style:font-name-complex="Calibri" fo:language="en"/>
    </style:style>
    <style:style style:name="P1677" style:family="paragraph" style:parent-style-name="Normal">
      <style:paragraph-properties style:text-autospace="none" fo:line-height="115%" fo:margin-bottom="0.353cm"/>
    </style:style>
    <style:style style:name="T1677_1" style:family="text">
      <style:text-properties style:font-name="Calibri" style:font-name-complex="Calibri" fo:language="en"/>
    </style:style>
    <style:style style:name="P1678" style:family="paragraph" style:parent-style-name="Normal">
      <style:paragraph-properties style:text-autospace="none" fo:line-height="115%" fo:margin-bottom="0.353cm"/>
    </style:style>
    <style:style style:name="T1678_1" style:family="text">
      <style:text-properties style:font-name="Calibri" style:font-name-complex="Calibri" fo:language="en"/>
    </style:style>
    <style:style style:name="P1679" style:family="paragraph" style:parent-style-name="Normal">
      <style:paragraph-properties style:text-autospace="none" fo:line-height="115%" fo:margin-bottom="0.353cm"/>
    </style:style>
    <style:style style:name="T1679_1" style:family="text">
      <style:text-properties style:font-name="Calibri" style:font-name-complex="Calibri" fo:language="en"/>
    </style:style>
    <style:style style:name="P1680" style:family="paragraph" style:parent-style-name="Normal">
      <style:paragraph-properties style:text-autospace="none" fo:line-height="115%" fo:margin-bottom="0.353cm"/>
    </style:style>
    <style:style style:name="T1680_1" style:family="text">
      <style:text-properties style:font-name="Calibri" style:font-name-complex="Calibri" fo:language="en"/>
    </style:style>
    <style:style style:name="P1681" style:family="paragraph" style:parent-style-name="Normal">
      <style:paragraph-properties style:text-autospace="none" fo:line-height="115%" fo:margin-bottom="0.353cm"/>
    </style:style>
    <style:style style:name="T1681_1" style:family="text">
      <style:text-properties style:font-name="Calibri" style:font-name-complex="Calibri" fo:language="en"/>
    </style:style>
    <style:style style:name="P1682" style:family="paragraph" style:parent-style-name="Normal">
      <style:paragraph-properties style:text-autospace="none" fo:line-height="115%" fo:margin-bottom="0.353cm"/>
    </style:style>
    <style:style style:name="T1682_1" style:family="text">
      <style:text-properties style:font-name="Calibri" style:font-name-complex="Calibri" fo:language="en"/>
    </style:style>
    <style:style style:name="P1683" style:family="paragraph" style:parent-style-name="Normal">
      <style:paragraph-properties style:text-autospace="none" fo:line-height="115%" fo:margin-bottom="0.353cm"/>
    </style:style>
    <style:style style:name="T1683_1" style:family="text">
      <style:text-properties style:font-name="Calibri" style:font-name-complex="Calibri" fo:language="en"/>
    </style:style>
    <style:style style:name="P1684" style:family="paragraph" style:parent-style-name="Normal">
      <style:paragraph-properties style:text-autospace="none" fo:line-height="115%" fo:margin-bottom="0.353cm"/>
    </style:style>
    <style:style style:name="T1684_1" style:family="text">
      <style:text-properties style:font-name="Calibri" style:font-name-complex="Calibri" fo:language="en"/>
    </style:style>
    <style:style style:name="P1685" style:family="paragraph" style:parent-style-name="Normal">
      <style:paragraph-properties style:text-autospace="none" fo:line-height="115%" fo:margin-bottom="0.353cm"/>
    </style:style>
    <style:style style:name="T1685_1" style:family="text">
      <style:text-properties style:font-name="Calibri" style:font-name-complex="Calibri" fo:language="en"/>
    </style:style>
    <style:style style:name="P1686" style:family="paragraph" style:parent-style-name="Normal">
      <style:paragraph-properties style:text-autospace="none" fo:line-height="115%" fo:margin-bottom="0.353cm"/>
    </style:style>
    <style:style style:name="T1686_1" style:family="text">
      <style:text-properties style:font-name="Calibri" style:font-name-complex="Calibri" fo:language="en" fo:font-weight="bold" style:font-weight-asian="bold" style:font-weight-complex="bold"/>
    </style:style>
    <style:style style:name="P1687" style:family="paragraph" style:parent-style-name="Normal">
      <style:paragraph-properties style:text-autospace="none" fo:line-height="115%" fo:margin-bottom="0.353cm"/>
    </style:style>
    <style:style style:name="T1687_1" style:family="text">
      <style:text-properties style:font-name="Calibri" style:font-name-complex="Calibri" fo:language="en" fo:font-weight="bold" style:font-weight-asian="bold" style:font-weight-complex="bold"/>
    </style:style>
    <style:style style:name="P1688" style:family="paragraph" style:parent-style-name="Normal">
      <style:paragraph-properties style:text-autospace="none" fo:line-height="115%" fo:margin-bottom="0.353cm"/>
    </style:style>
    <style:style style:name="T1688_1" style:family="text">
      <style:text-properties style:font-name="Calibri" style:font-name-complex="Calibri" fo:language="en" fo:font-weight="bold" style:font-weight-asian="bold" style:font-weight-complex="bold"/>
    </style:style>
    <style:style style:name="P1689" style:family="paragraph" style:parent-style-name="Normal">
      <style:paragraph-properties style:text-autospace="none" fo:line-height="115%" fo:margin-bottom="0.353cm"/>
    </style:style>
    <style:style style:name="T1689_1" style:family="text">
      <style:text-properties style:font-name="Calibri" style:font-name-complex="Calibri" fo:language="en" fo:font-weight="bold" style:font-weight-asian="bold" style:font-weight-complex="bold"/>
    </style:style>
    <style:style style:name="P1690" style:family="paragraph" style:parent-style-name="Normal">
      <style:paragraph-properties style:text-autospace="none" fo:line-height="115%" fo:margin-bottom="0.353cm"/>
    </style:style>
    <style:style style:name="T1690_1" style:family="text">
      <style:text-properties style:font-name="Calibri" style:font-name-complex="Calibri" fo:language="en" fo:font-weight="bold" style:font-weight-asian="bold" style:font-weight-complex="bold"/>
    </style:style>
    <style:style style:name="P1691" style:family="paragraph" style:parent-style-name="Normal">
      <style:paragraph-properties style:text-autospace="none" fo:line-height="115%" fo:margin-bottom="0.353cm"/>
    </style:style>
    <style:style style:name="T1691_1" style:family="text">
      <style:text-properties style:font-name="Calibri" style:font-name-complex="Calibri" fo:language="en" fo:font-weight="bold" style:font-weight-asian="bold" style:font-weight-complex="bold"/>
    </style:style>
    <style:style style:name="P1692" style:family="paragraph" style:parent-style-name="Normal">
      <style:paragraph-properties style:text-autospace="none" fo:line-height="115%" fo:margin-bottom="0.353cm"/>
    </style:style>
    <style:style style:name="T1692_1" style:family="text">
      <style:text-properties style:font-name="Calibri" style:font-name-complex="Calibri" fo:language="en" fo:font-weight="bold" style:font-weight-asian="bold" style:font-weight-complex="bold"/>
    </style:style>
    <style:style style:name="P1693" style:family="paragraph" style:parent-style-name="Normal">
      <style:paragraph-properties style:text-autospace="none" fo:line-height="115%" fo:margin-bottom="0.353cm"/>
    </style:style>
    <style:style style:name="T1693_1" style:family="text">
      <style:text-properties style:font-name="Calibri" style:font-name-complex="Calibri" fo:language="en" fo:font-weight="bold" style:font-weight-asian="bold" style:font-weight-complex="bold"/>
    </style:style>
    <style:style style:name="P1694" style:family="paragraph" style:parent-style-name="Normal">
      <style:paragraph-properties style:text-autospace="none" fo:line-height="115%" fo:margin-bottom="0.353cm"/>
    </style:style>
    <style:style style:name="T1694_1" style:family="text">
      <style:text-properties style:font-name="Calibri" style:font-name-complex="Calibri" fo:language="en" fo:font-weight="bold" style:font-weight-asian="bold" style:font-weight-complex="bold"/>
    </style:style>
    <style:style style:name="P1695" style:family="paragraph" style:parent-style-name="Normal">
      <style:paragraph-properties style:text-autospace="none" fo:line-height="115%" fo:margin-bottom="0.353cm"/>
    </style:style>
    <style:style style:name="T1695_1" style:family="text">
      <style:text-properties style:font-name="Calibri" style:font-name-complex="Calibri" fo:language="en" fo:font-weight="bold" style:font-weight-asian="bold" style:font-weight-complex="bold"/>
    </style:style>
    <style:style style:name="P1696" style:family="paragraph" style:parent-style-name="Normal">
      <style:paragraph-properties style:text-autospace="none" fo:line-height="115%" fo:margin-bottom="0.353cm"/>
    </style:style>
    <style:style style:name="T1696_1" style:family="text">
      <style:text-properties style:font-name="Calibri" style:font-name-complex="Calibri" fo:language="en" fo:font-weight="bold" style:font-weight-asian="bold" style:font-weight-complex="bold"/>
    </style:style>
    <style:style style:name="P1697" style:family="paragraph" style:parent-style-name="Normal">
      <style:paragraph-properties style:text-autospace="none" fo:line-height="115%" fo:margin-bottom="0.353cm"/>
    </style:style>
    <style:style style:name="T1697_1" style:family="text">
      <style:text-properties style:font-name="Calibri" style:font-name-complex="Calibri" fo:language="en" fo:font-weight="bold" style:font-weight-asian="bold" style:font-weight-complex="bold"/>
    </style:style>
    <style:style style:name="P1698" style:family="paragraph" style:parent-style-name="Normal">
      <style:paragraph-properties style:text-autospace="none" fo:line-height="115%" fo:margin-bottom="0.353cm"/>
    </style:style>
    <style:style style:name="T1698_1" style:family="text">
      <style:text-properties style:font-name="Calibri" style:font-name-complex="Calibri" fo:language="en" fo:font-weight="bold" style:font-weight-asian="bold" style:font-weight-complex="bold"/>
    </style:style>
    <style:style style:name="P16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00" style:family="paragraph" style:parent-style-name="Normal">
      <style:paragraph-properties style:text-autospace="none" fo:line-height="115%" fo:margin-bottom="0.353cm"/>
    </style:style>
    <style:style style:name="T1700_1" style:family="text">
      <style:text-properties style:font-name="Calibri" style:font-name-complex="Calibri" fo:language="en"/>
    </style:style>
    <style:style style:name="P170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02" style:family="paragraph" style:parent-style-name="Normal">
      <style:paragraph-properties style:text-autospace="none" fo:line-height="115%" fo:margin-bottom="0.353cm"/>
    </style:style>
    <style:style style:name="T1702_1" style:family="text">
      <style:text-properties style:font-name="Calibri" style:font-name-complex="Calibri" fo:language="en"/>
    </style:style>
    <style:style style:name="P170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04" style:family="paragraph" style:parent-style-name="Normal">
      <style:paragraph-properties style:text-autospace="none" fo:line-height="115%" fo:margin-bottom="0.353cm"/>
    </style:style>
    <style:style style:name="T1704_1" style:family="text">
      <style:text-properties style:font-name="Calibri" style:font-name-complex="Calibri" fo:language="en"/>
    </style:style>
    <style:style style:name="P1705" style:family="paragraph" style:parent-style-name="Normal">
      <style:paragraph-properties style:text-autospace="none" fo:line-height="115%" fo:margin-bottom="0.353cm"/>
    </style:style>
    <style:style style:name="T1705_1" style:family="text">
      <style:text-properties style:font-name="Calibri" style:font-name-complex="Calibri" fo:language="en"/>
    </style:style>
    <style:style style:name="P1706" style:family="paragraph" style:parent-style-name="Normal">
      <style:paragraph-properties style:text-autospace="none" fo:line-height="115%" fo:margin-bottom="0.353cm"/>
    </style:style>
    <style:style style:name="T1706_1" style:family="text">
      <style:text-properties style:font-name="Calibri" style:font-name-complex="Calibri" fo:language="en"/>
    </style:style>
    <style:style style:name="P1707" style:family="paragraph" style:parent-style-name="Normal">
      <style:paragraph-properties style:text-autospace="none" fo:line-height="115%" fo:margin-bottom="0.353cm"/>
    </style:style>
    <style:style style:name="T1707_1" style:family="text">
      <style:text-properties style:font-name="Calibri" style:font-name-complex="Calibri" fo:language="en"/>
    </style:style>
    <style:style style:name="P170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09" style:family="paragraph" style:parent-style-name="Normal">
      <style:paragraph-properties style:text-autospace="none" fo:line-height="115%" fo:margin-bottom="0.353cm"/>
    </style:style>
    <style:style style:name="T1709_1" style:family="text">
      <style:text-properties style:font-name="Calibri" style:font-name-complex="Calibri" fo:language="en"/>
    </style:style>
    <style:style style:name="P1710" style:family="paragraph" style:parent-style-name="Normal">
      <style:paragraph-properties style:text-autospace="none" fo:line-height="115%" fo:margin-bottom="0.353cm"/>
    </style:style>
    <style:style style:name="T1710_1" style:family="text">
      <style:text-properties style:font-name="Calibri" style:font-name-complex="Calibri" fo:language="en"/>
    </style:style>
    <style:style style:name="P1711" style:family="paragraph" style:parent-style-name="Normal">
      <style:paragraph-properties style:text-autospace="none" fo:line-height="115%" fo:margin-bottom="0.353cm"/>
    </style:style>
    <style:style style:name="T1711_1" style:family="text">
      <style:text-properties style:font-name="Calibri" style:font-name-complex="Calibri" fo:language="en"/>
    </style:style>
    <style:style style:name="P1712" style:family="paragraph" style:parent-style-name="Normal">
      <style:paragraph-properties style:text-autospace="none" fo:line-height="115%" fo:margin-bottom="0.353cm"/>
    </style:style>
    <style:style style:name="T1712_1" style:family="text">
      <style:text-properties style:font-name="Calibri" style:font-name-complex="Calibri" fo:language="en"/>
    </style:style>
    <style:style style:name="P1713" style:family="paragraph" style:parent-style-name="Normal">
      <style:paragraph-properties style:text-autospace="none" fo:line-height="115%" fo:margin-bottom="0.353cm"/>
    </style:style>
    <style:style style:name="T1713_1" style:family="text">
      <style:text-properties style:font-name="Calibri" style:font-name-complex="Calibri" fo:language="en"/>
    </style:style>
    <style:style style:name="P1714" style:family="paragraph" style:parent-style-name="Normal">
      <style:paragraph-properties style:text-autospace="none" fo:line-height="115%" fo:margin-bottom="0.353cm"/>
    </style:style>
    <style:style style:name="T1714_1" style:family="text">
      <style:text-properties style:font-name="Calibri" style:font-name-complex="Calibri" fo:language="en"/>
    </style:style>
    <style:style style:name="P1715" style:family="paragraph" style:parent-style-name="Normal">
      <style:paragraph-properties style:text-autospace="none" fo:line-height="115%" fo:margin-bottom="0.353cm"/>
    </style:style>
    <style:style style:name="T1715_1" style:family="text">
      <style:text-properties style:font-name="Calibri" style:font-name-complex="Calibri" fo:language="en"/>
    </style:style>
    <style:style style:name="P1716" style:family="paragraph" style:parent-style-name="Normal">
      <style:paragraph-properties style:text-autospace="none" fo:line-height="115%" fo:margin-bottom="0.353cm"/>
    </style:style>
    <style:style style:name="T1716_1" style:family="text">
      <style:text-properties style:font-name="Calibri" style:font-name-complex="Calibri" fo:language="en"/>
    </style:style>
    <style:style style:name="P1717" style:family="paragraph" style:parent-style-name="Normal">
      <style:paragraph-properties style:text-autospace="none" fo:line-height="115%" fo:margin-bottom="0.353cm"/>
    </style:style>
    <style:style style:name="T1717_1" style:family="text">
      <style:text-properties style:font-name="Calibri" style:font-name-complex="Calibri" fo:language="en"/>
    </style:style>
    <style:style style:name="P1718" style:family="paragraph" style:parent-style-name="Normal">
      <style:paragraph-properties style:text-autospace="none" fo:line-height="115%" fo:margin-bottom="0.353cm"/>
    </style:style>
    <style:style style:name="T1718_1" style:family="text">
      <style:text-properties style:font-name="Calibri" style:font-name-complex="Calibri" fo:language="en"/>
    </style:style>
    <style:style style:name="P1719" style:family="paragraph" style:parent-style-name="Normal">
      <style:paragraph-properties style:text-autospace="none" fo:line-height="115%" fo:margin-bottom="0.353cm"/>
    </style:style>
    <style:style style:name="T1719_1" style:family="text">
      <style:text-properties style:font-name="Calibri" style:font-name-complex="Calibri" fo:language="en"/>
    </style:style>
    <style:style style:name="P172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2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23" style:family="paragraph" style:parent-style-name="Normal">
      <style:paragraph-properties style:text-autospace="none" fo:line-height="115%" fo:margin-bottom="0.353cm"/>
    </style:style>
    <style:style style:name="T1723_1" style:family="text">
      <style:text-properties style:font-name="Calibri" style:font-name-complex="Calibri" fo:language="en"/>
    </style:style>
    <style:style style:name="P172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2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26" style:family="paragraph" style:parent-style-name="Normal">
      <style:paragraph-properties style:text-autospace="none" fo:line-height="115%" fo:margin-bottom="0.353cm"/>
    </style:style>
    <style:style style:name="T1726_1" style:family="text">
      <style:text-properties style:font-name="Calibri" style:font-name-complex="Calibri" fo:language="en"/>
    </style:style>
    <style:style style:name="P1727" style:family="paragraph" style:parent-style-name="Normal">
      <style:paragraph-properties style:text-autospace="none" fo:line-height="115%" fo:margin-bottom="0.353cm"/>
    </style:style>
    <style:style style:name="T1727_1" style:family="text">
      <style:text-properties style:font-name="Calibri" style:font-name-complex="Calibri" fo:language="en"/>
    </style:style>
    <style:style style:name="P1728" style:family="paragraph" style:parent-style-name="Normal">
      <style:paragraph-properties style:text-autospace="none" fo:line-height="115%" fo:margin-bottom="0.353cm"/>
    </style:style>
    <style:style style:name="T1728_1" style:family="text">
      <style:text-properties style:font-name="Calibri" style:font-name-complex="Calibri" fo:language="en"/>
    </style:style>
    <style:style style:name="P1729" style:family="paragraph" style:parent-style-name="Normal">
      <style:paragraph-properties style:text-autospace="none" fo:line-height="115%" fo:margin-bottom="0.353cm"/>
    </style:style>
    <style:style style:name="T1729_1" style:family="text">
      <style:text-properties style:font-name="Calibri" style:font-name-complex="Calibri" fo:language="en"/>
    </style:style>
    <style:style style:name="P173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31" style:family="paragraph" style:parent-style-name="Normal">
      <style:paragraph-properties style:text-autospace="none" fo:line-height="115%" fo:margin-bottom="0.353cm"/>
    </style:style>
    <style:style style:name="T1731_1" style:family="text">
      <style:text-properties style:font-name="Calibri" style:font-name-complex="Calibri" fo:language="en"/>
    </style:style>
    <style:style style:name="P1732" style:family="paragraph" style:parent-style-name="Normal">
      <style:paragraph-properties style:text-autospace="none" fo:line-height="115%" fo:margin-bottom="0.353cm"/>
    </style:style>
    <style:style style:name="T1732_1" style:family="text">
      <style:text-properties style:font-name="Calibri" style:font-name-complex="Calibri" fo:language="en"/>
    </style:style>
    <style:style style:name="P1733" style:family="paragraph" style:parent-style-name="Normal">
      <style:paragraph-properties style:text-autospace="none" fo:line-height="115%" fo:margin-bottom="0.353cm"/>
    </style:style>
    <style:style style:name="T1733_1" style:family="text">
      <style:text-properties style:font-name="Calibri" style:font-name-complex="Calibri" fo:language="en"/>
    </style:style>
    <style:style style:name="P1734" style:family="paragraph" style:parent-style-name="Normal">
      <style:paragraph-properties style:text-autospace="none" fo:line-height="115%" fo:margin-bottom="0.353cm"/>
    </style:style>
    <style:style style:name="T1734_1" style:family="text">
      <style:text-properties style:font-name="Calibri" style:font-name-complex="Calibri" fo:language="en"/>
    </style:style>
    <style:style style:name="P1735" style:family="paragraph" style:parent-style-name="Normal">
      <style:paragraph-properties style:text-autospace="none" fo:line-height="115%" fo:margin-bottom="0.353cm"/>
    </style:style>
    <style:style style:name="T1735_1" style:family="text">
      <style:text-properties style:font-name="Calibri" style:font-name-complex="Calibri" fo:language="en"/>
    </style:style>
    <style:style style:name="P1736" style:family="paragraph" style:parent-style-name="Normal">
      <style:paragraph-properties style:text-autospace="none" fo:line-height="115%" fo:margin-bottom="0.353cm"/>
    </style:style>
    <style:style style:name="T1736_1" style:family="text">
      <style:text-properties style:font-name="Calibri" style:font-name-complex="Calibri" fo:language="en"/>
    </style:style>
    <style:style style:name="P1737" style:family="paragraph" style:parent-style-name="Normal">
      <style:paragraph-properties style:text-autospace="none" fo:line-height="115%" fo:margin-bottom="0.353cm"/>
    </style:style>
    <style:style style:name="T1737_1" style:family="text">
      <style:text-properties style:font-name="Calibri" style:font-name-complex="Calibri" fo:language="en"/>
    </style:style>
    <style:style style:name="P1738" style:family="paragraph" style:parent-style-name="Normal">
      <style:paragraph-properties style:text-autospace="none" fo:line-height="115%" fo:margin-bottom="0.353cm"/>
    </style:style>
    <style:style style:name="T1738_1" style:family="text">
      <style:text-properties style:font-name="Calibri" style:font-name-complex="Calibri" fo:language="en"/>
    </style:style>
    <style:style style:name="P1739" style:family="paragraph" style:parent-style-name="Normal">
      <style:paragraph-properties style:text-autospace="none" fo:line-height="115%" fo:margin-bottom="0.353cm"/>
    </style:style>
    <style:style style:name="T1739_1" style:family="text">
      <style:text-properties style:font-name="Calibri" style:font-name-complex="Calibri" fo:language="en"/>
    </style:style>
    <style:style style:name="P1740" style:family="paragraph" style:parent-style-name="Normal">
      <style:paragraph-properties style:text-autospace="none" fo:line-height="115%" fo:margin-bottom="0.353cm"/>
    </style:style>
    <style:style style:name="T1740_1" style:family="text">
      <style:text-properties style:font-name="Calibri" style:font-name-complex="Calibri" fo:language="en"/>
    </style:style>
    <style:style style:name="P174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42" style:family="paragraph" style:parent-style-name="Normal">
      <style:paragraph-properties style:text-autospace="none" fo:line-height="115%" fo:margin-bottom="0.353cm"/>
    </style:style>
    <style:style style:name="T1742_1" style:family="text">
      <style:text-properties style:font-name="Calibri" style:font-name-complex="Calibri" fo:language="en"/>
    </style:style>
    <style:style style:name="P1743" style:family="paragraph" style:parent-style-name="Normal">
      <style:paragraph-properties style:text-autospace="none" fo:line-height="115%" fo:margin-bottom="0.353cm"/>
    </style:style>
    <style:style style:name="T1743_1" style:family="text">
      <style:text-properties style:font-name="Calibri" style:font-name-complex="Calibri" fo:language="en"/>
    </style:style>
    <style:style style:name="P1744" style:family="paragraph" style:parent-style-name="Normal">
      <style:paragraph-properties style:text-autospace="none" fo:line-height="115%" fo:margin-bottom="0.353cm"/>
    </style:style>
    <style:style style:name="T1744_1" style:family="text">
      <style:text-properties style:font-name="Calibri" style:font-name-complex="Calibri" fo:language="en"/>
    </style:style>
    <style:style style:name="P1745" style:family="paragraph" style:parent-style-name="Normal">
      <style:paragraph-properties style:text-autospace="none" fo:line-height="115%" fo:margin-bottom="0.353cm"/>
    </style:style>
    <style:style style:name="T1745_1" style:family="text">
      <style:text-properties style:font-name="Calibri" style:font-name-complex="Calibri" fo:language="en"/>
    </style:style>
    <style:style style:name="P1746" style:family="paragraph" style:parent-style-name="Normal">
      <style:paragraph-properties style:text-autospace="none" fo:line-height="115%" fo:margin-bottom="0.353cm"/>
    </style:style>
    <style:style style:name="T1746_1" style:family="text">
      <style:text-properties style:font-name="Calibri" style:font-name-complex="Calibri" fo:language="en"/>
    </style:style>
    <style:style style:name="P1747" style:family="paragraph" style:parent-style-name="Normal">
      <style:paragraph-properties style:text-autospace="none" fo:line-height="115%" fo:margin-bottom="0.353cm"/>
    </style:style>
    <style:style style:name="T1747_1" style:family="text">
      <style:text-properties style:font-name="Calibri" style:font-name-complex="Calibri" fo:language="en"/>
    </style:style>
    <style:style style:name="P1748" style:family="paragraph" style:parent-style-name="Normal">
      <style:paragraph-properties style:text-autospace="none" fo:line-height="115%" fo:margin-bottom="0.353cm"/>
    </style:style>
    <style:style style:name="T1748_1" style:family="text">
      <style:text-properties style:font-name="Calibri" style:font-name-complex="Calibri" fo:language="en"/>
    </style:style>
    <style:style style:name="P1749" style:family="paragraph" style:parent-style-name="Normal">
      <style:paragraph-properties style:text-autospace="none" fo:line-height="115%" fo:margin-bottom="0.353cm"/>
    </style:style>
    <style:style style:name="T1749_1" style:family="text">
      <style:text-properties style:font-name="Calibri" style:font-name-complex="Calibri" fo:language="en"/>
    </style:style>
    <style:style style:name="P1750" style:family="paragraph" style:parent-style-name="Normal">
      <style:paragraph-properties style:text-autospace="none" fo:line-height="115%" fo:margin-bottom="0.353cm"/>
    </style:style>
    <style:style style:name="T1750_1" style:family="text">
      <style:text-properties style:font-name="Calibri" style:font-name-complex="Calibri" fo:language="en"/>
    </style:style>
    <style:style style:name="P1751" style:family="paragraph" style:parent-style-name="Normal">
      <style:paragraph-properties style:text-autospace="none" fo:line-height="115%" fo:margin-bottom="0.353cm"/>
    </style:style>
    <style:style style:name="T1751_1" style:family="text">
      <style:text-properties style:font-name="Calibri" style:font-name-complex="Calibri" fo:language="en"/>
    </style:style>
    <style:style style:name="P1752" style:family="paragraph" style:parent-style-name="Normal">
      <style:paragraph-properties style:text-autospace="none" fo:line-height="115%" fo:margin-bottom="0.353cm"/>
    </style:style>
    <style:style style:name="T1752_1" style:family="text">
      <style:text-properties style:font-name="Calibri" style:font-name-complex="Calibri" fo:language="en"/>
    </style:style>
    <style:style style:name="P1753" style:family="paragraph" style:parent-style-name="Normal">
      <style:paragraph-properties style:text-autospace="none" fo:line-height="115%" fo:margin-bottom="0.353cm"/>
    </style:style>
    <style:style style:name="T1753_1" style:family="text">
      <style:text-properties style:font-name="Calibri" style:font-name-complex="Calibri" fo:language="en"/>
    </style:style>
    <style:style style:name="P175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5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5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57" style:family="paragraph" style:parent-style-name="Normal">
      <style:paragraph-properties style:text-autospace="none" fo:line-height="115%" fo:margin-bottom="0.353cm"/>
    </style:style>
    <style:style style:name="T1757_1" style:family="text">
      <style:text-properties style:font-name="Calibri" style:font-name-complex="Calibri" fo:language="en"/>
    </style:style>
    <style:style style:name="P1758" style:family="paragraph" style:parent-style-name="Normal">
      <style:paragraph-properties style:text-autospace="none" fo:line-height="115%" fo:margin-bottom="0.353cm"/>
    </style:style>
    <style:style style:name="T1758_1" style:family="text">
      <style:text-properties style:font-name="Calibri" style:font-name-complex="Calibri" fo:language="en"/>
    </style:style>
    <style:style style:name="P1759" style:family="paragraph" style:parent-style-name="Normal">
      <style:paragraph-properties style:text-autospace="none" fo:line-height="115%" fo:margin-bottom="0.353cm"/>
    </style:style>
    <style:style style:name="T1759_1" style:family="text">
      <style:text-properties style:font-name="Calibri" style:font-name-complex="Calibri" fo:language="en"/>
    </style:style>
    <style:style style:name="P1760" style:family="paragraph" style:parent-style-name="Normal">
      <style:paragraph-properties style:text-autospace="none" fo:line-height="115%" fo:margin-bottom="0.353cm"/>
    </style:style>
    <style:style style:name="T1760_1" style:family="text">
      <style:text-properties style:font-name="Calibri" style:font-name-complex="Calibri" fo:language="en"/>
    </style:style>
    <style:style style:name="P1761" style:family="paragraph" style:parent-style-name="Normal">
      <style:paragraph-properties style:text-autospace="none" fo:line-height="115%" fo:margin-bottom="0.353cm"/>
    </style:style>
    <style:style style:name="T1761_1" style:family="text">
      <style:text-properties style:font-name="Calibri" style:font-name-complex="Calibri" fo:language="en"/>
    </style:style>
    <style:style style:name="P176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6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6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65" style:family="paragraph" style:parent-style-name="Normal">
      <style:paragraph-properties style:text-autospace="none" fo:line-height="115%" fo:margin-bottom="0.353cm"/>
    </style:style>
    <style:style style:name="T1765_1" style:family="text">
      <style:text-properties style:font-name="Calibri" style:font-name-complex="Calibri" fo:language="en"/>
    </style:style>
    <style:style style:name="P176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67" style:family="paragraph" style:parent-style-name="Normal">
      <style:paragraph-properties style:text-autospace="none" fo:line-height="115%" fo:margin-bottom="0.353cm"/>
    </style:style>
    <style:style style:name="T1767_1" style:family="text">
      <style:text-properties style:font-name="Calibri" style:font-name-complex="Calibri" fo:language="en"/>
    </style:style>
    <style:style style:name="P1768" style:family="paragraph" style:parent-style-name="Normal">
      <style:paragraph-properties style:text-autospace="none" fo:line-height="115%" fo:margin-bottom="0.353cm"/>
    </style:style>
    <style:style style:name="T1768_1" style:family="text">
      <style:text-properties style:font-name="Calibri" style:font-name-complex="Calibri" fo:language="en"/>
    </style:style>
    <style:style style:name="P1769" style:family="paragraph" style:parent-style-name="Normal">
      <style:paragraph-properties style:text-autospace="none" fo:line-height="115%" fo:margin-bottom="0.353cm"/>
    </style:style>
    <style:style style:name="T1769_1" style:family="text">
      <style:text-properties style:font-name="Calibri" style:font-name-complex="Calibri" fo:language="en"/>
    </style:style>
    <style:style style:name="P1770" style:family="paragraph" style:parent-style-name="Normal">
      <style:paragraph-properties style:text-autospace="none" fo:line-height="115%" fo:margin-bottom="0.353cm"/>
    </style:style>
    <style:style style:name="T1770_1" style:family="text">
      <style:text-properties style:font-name="Calibri" style:font-name-complex="Calibri" fo:language="en"/>
    </style:style>
    <style:style style:name="P17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7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73" style:family="paragraph" style:parent-style-name="Normal">
      <style:paragraph-properties style:text-autospace="none" fo:line-height="115%" fo:margin-bottom="0.353cm"/>
    </style:style>
    <style:style style:name="T1773_1" style:family="text">
      <style:text-properties style:font-name="Calibri" style:font-name-complex="Calibri" fo:language="en"/>
    </style:style>
    <style:style style:name="P1774" style:family="paragraph" style:parent-style-name="Normal">
      <style:paragraph-properties style:text-autospace="none" fo:line-height="115%" fo:margin-bottom="0.353cm"/>
    </style:style>
    <style:style style:name="T1774_1" style:family="text">
      <style:text-properties style:font-name="Calibri" style:font-name-complex="Calibri" fo:language="en"/>
    </style:style>
    <style:style style:name="P177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76" style:family="paragraph" style:parent-style-name="Normal">
      <style:paragraph-properties style:text-autospace="none" fo:line-height="115%" fo:margin-bottom="0.353cm"/>
    </style:style>
    <style:style style:name="T1776_1" style:family="text">
      <style:text-properties style:font-name="Calibri" style:font-name-complex="Calibri" fo:language="en"/>
    </style:style>
    <style:style style:name="P1777" style:family="paragraph" style:parent-style-name="Normal">
      <style:paragraph-properties style:text-autospace="none" fo:line-height="115%" fo:margin-bottom="0.353cm"/>
    </style:style>
    <style:style style:name="T1777_1" style:family="text">
      <style:text-properties style:font-name="Calibri" style:font-name-complex="Calibri" fo:language="en"/>
    </style:style>
    <style:style style:name="P1778" style:family="paragraph" style:parent-style-name="Normal">
      <style:paragraph-properties style:text-autospace="none" fo:line-height="115%" fo:margin-bottom="0.353cm"/>
    </style:style>
    <style:style style:name="T1778_1" style:family="text">
      <style:text-properties style:font-name="Calibri" style:font-name-complex="Calibri" fo:language="en"/>
    </style:style>
    <style:style style:name="P1779" style:family="paragraph" style:parent-style-name="Normal">
      <style:paragraph-properties style:text-autospace="none" fo:line-height="115%" fo:margin-bottom="0.353cm"/>
    </style:style>
    <style:style style:name="T1779_1" style:family="text">
      <style:text-properties style:font-name="Calibri" style:font-name-complex="Calibri" fo:language="en"/>
    </style:style>
    <style:style style:name="P178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8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8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83" style:family="paragraph" style:parent-style-name="Normal">
      <style:paragraph-properties style:text-autospace="none" fo:line-height="115%" fo:margin-bottom="0.353cm"/>
    </style:style>
    <style:style style:name="T1783_1" style:family="text">
      <style:text-properties style:font-name="Calibri" style:font-name-complex="Calibri" fo:language="en"/>
    </style:style>
    <style:style style:name="P178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85" style:family="paragraph" style:parent-style-name="Normal">
      <style:paragraph-properties style:text-autospace="none" fo:line-height="115%" fo:margin-bottom="0.353cm"/>
    </style:style>
    <style:style style:name="T1785_1" style:family="text">
      <style:text-properties style:font-name="Calibri" style:font-name-complex="Calibri" fo:language="en"/>
    </style:style>
    <style:style style:name="P1786" style:family="paragraph" style:parent-style-name="Normal">
      <style:paragraph-properties style:text-autospace="none" fo:line-height="115%" fo:margin-bottom="0.353cm"/>
    </style:style>
    <style:style style:name="T1786_1" style:family="text">
      <style:text-properties style:font-name="Calibri" style:font-name-complex="Calibri" fo:language="en"/>
    </style:style>
    <style:style style:name="P1787" style:family="paragraph" style:parent-style-name="Normal">
      <style:paragraph-properties style:text-autospace="none" fo:line-height="115%" fo:margin-bottom="0.353cm"/>
    </style:style>
    <style:style style:name="T1787_1" style:family="text">
      <style:text-properties style:font-name="Calibri" style:font-name-complex="Calibri" fo:language="en"/>
    </style:style>
    <style:style style:name="P178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8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9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91" style:family="paragraph" style:parent-style-name="Normal">
      <style:paragraph-properties style:text-autospace="none" fo:line-height="115%" fo:margin-bottom="0.353cm"/>
    </style:style>
    <style:style style:name="T1791_1" style:family="text">
      <style:text-properties style:font-name="Calibri" style:font-name-complex="Calibri" fo:language="en"/>
    </style:style>
    <style:style style:name="P179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93" style:family="paragraph" style:parent-style-name="Normal">
      <style:paragraph-properties style:text-autospace="none" fo:line-height="115%" fo:margin-bottom="0.353cm"/>
    </style:style>
    <style:style style:name="T1793_1" style:family="text">
      <style:text-properties style:font-name="Calibri" style:font-name-complex="Calibri" fo:language="en"/>
    </style:style>
    <style:style style:name="P1794" style:family="paragraph" style:parent-style-name="Normal">
      <style:paragraph-properties style:text-autospace="none" fo:line-height="115%" fo:margin-bottom="0.353cm"/>
    </style:style>
    <style:style style:name="T1794_1" style:family="text">
      <style:text-properties style:font-name="Calibri" style:font-name-complex="Calibri" fo:language="en"/>
    </style:style>
    <style:style style:name="P179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9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797" style:family="paragraph" style:parent-style-name="Normal">
      <style:paragraph-properties style:text-autospace="none" fo:line-height="115%" fo:margin-bottom="0.353cm"/>
    </style:style>
    <style:style style:name="T1797_1" style:family="text">
      <style:text-properties style:font-name="Calibri" style:font-name-complex="Calibri" fo:language="en"/>
    </style:style>
    <style:style style:name="P1798" style:family="paragraph" style:parent-style-name="Normal">
      <style:paragraph-properties style:text-autospace="none" fo:line-height="115%" fo:margin-bottom="0.353cm"/>
    </style:style>
    <style:style style:name="T1798_1" style:family="text">
      <style:text-properties style:font-name="Calibri" style:font-name-complex="Calibri" fo:language="en"/>
    </style:style>
    <style:style style:name="P179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0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01" style:family="paragraph" style:parent-style-name="Normal">
      <style:paragraph-properties style:text-autospace="none" fo:line-height="115%" fo:margin-bottom="0.353cm"/>
    </style:style>
    <style:style style:name="T1801_1" style:family="text">
      <style:text-properties style:font-name="Calibri" style:font-name-complex="Calibri" fo:language="en"/>
    </style:style>
    <style:style style:name="P180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03" style:family="paragraph" style:parent-style-name="Normal">
      <style:paragraph-properties style:text-autospace="none" fo:line-height="115%" fo:margin-bottom="0.353cm"/>
    </style:style>
    <style:style style:name="T1803_1" style:family="text">
      <style:text-properties style:font-name="Calibri" style:font-name-complex="Calibri" fo:language="en"/>
    </style:style>
    <style:style style:name="P1804" style:family="paragraph" style:parent-style-name="Normal">
      <style:paragraph-properties style:text-autospace="none" fo:line-height="115%" fo:margin-bottom="0.353cm"/>
    </style:style>
    <style:style style:name="T1804_1" style:family="text">
      <style:text-properties style:font-name="Calibri" style:font-name-complex="Calibri" fo:language="en"/>
    </style:style>
    <style:style style:name="P1805" style:family="paragraph" style:parent-style-name="Normal">
      <style:paragraph-properties style:text-autospace="none" fo:line-height="115%" fo:margin-bottom="0.353cm"/>
    </style:style>
    <style:style style:name="T1805_1" style:family="text">
      <style:text-properties style:font-name="Calibri" style:font-name-complex="Calibri" fo:language="en"/>
    </style:style>
    <style:style style:name="P1806" style:family="paragraph" style:parent-style-name="Normal">
      <style:paragraph-properties style:text-autospace="none" fo:line-height="115%" fo:margin-bottom="0.353cm"/>
    </style:style>
    <style:style style:name="T1806_1" style:family="text">
      <style:text-properties style:font-name="Calibri" style:font-name-complex="Calibri" fo:language="en"/>
    </style:style>
    <style:style style:name="P1807" style:family="paragraph" style:parent-style-name="Normal">
      <style:paragraph-properties style:text-autospace="none" fo:line-height="115%" fo:margin-bottom="0.353cm"/>
    </style:style>
    <style:style style:name="T1807_1" style:family="text">
      <style:text-properties style:font-name="Calibri" style:font-name-complex="Calibri" fo:language="en"/>
    </style:style>
    <style:style style:name="P180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09" style:family="paragraph" style:parent-style-name="Normal">
      <style:paragraph-properties style:text-autospace="none" fo:line-height="115%" fo:margin-bottom="0.353cm"/>
    </style:style>
    <style:style style:name="T1809_1" style:family="text">
      <style:text-properties style:font-name="Calibri" style:font-name-complex="Calibri" fo:language="en"/>
    </style:style>
    <style:style style:name="P181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11" style:family="paragraph" style:parent-style-name="Normal">
      <style:paragraph-properties style:text-autospace="none" fo:line-height="115%" fo:margin-bottom="0.353cm"/>
    </style:style>
    <style:style style:name="T1811_1" style:family="text">
      <style:text-properties style:font-name="Calibri" style:font-name-complex="Calibri" fo:language="en"/>
    </style:style>
    <style:style style:name="P1812" style:family="paragraph" style:parent-style-name="Normal">
      <style:paragraph-properties style:text-autospace="none" fo:line-height="115%" fo:margin-bottom="0.353cm"/>
    </style:style>
    <style:style style:name="T1812_1" style:family="text">
      <style:text-properties style:font-name="Calibri" style:font-name-complex="Calibri" fo:language="en"/>
    </style:style>
    <style:style style:name="P1813" style:family="paragraph" style:parent-style-name="Normal">
      <style:paragraph-properties style:text-autospace="none" fo:line-height="115%" fo:margin-bottom="0.353cm"/>
    </style:style>
    <style:style style:name="T1813_1" style:family="text">
      <style:text-properties style:font-name="Calibri" style:font-name-complex="Calibri" fo:language="en"/>
    </style:style>
    <style:style style:name="P1814" style:family="paragraph" style:parent-style-name="Normal">
      <style:paragraph-properties style:text-autospace="none" fo:line-height="115%" fo:margin-bottom="0.353cm"/>
    </style:style>
    <style:style style:name="T1814_1" style:family="text">
      <style:text-properties style:font-name="Calibri" style:font-name-complex="Calibri" fo:language="en"/>
    </style:style>
    <style:style style:name="P1815" style:family="paragraph" style:parent-style-name="Normal">
      <style:paragraph-properties style:text-autospace="none" fo:line-height="115%" fo:margin-bottom="0.353cm"/>
    </style:style>
    <style:style style:name="T1815_1" style:family="text">
      <style:text-properties style:font-name="Calibri" style:font-name-complex="Calibri" fo:language="en" fo:font-weight="bold" style:font-weight-asian="bold" style:font-weight-complex="bold"/>
    </style:style>
    <style:style style:name="P1816" style:family="paragraph" style:parent-style-name="Normal">
      <style:paragraph-properties style:text-autospace="none" fo:line-height="115%" fo:margin-bottom="0.353cm"/>
    </style:style>
    <style:style style:name="T1816_1" style:family="text">
      <style:text-properties style:font-name="Calibri" style:font-name-complex="Calibri" fo:language="en" fo:font-weight="bold" style:font-weight-asian="bold" style:font-weight-complex="bold"/>
    </style:style>
    <style:style style:name="P1817" style:family="paragraph" style:parent-style-name="Normal">
      <style:paragraph-properties style:text-autospace="none" fo:line-height="115%" fo:margin-bottom="0.353cm"/>
    </style:style>
    <style:style style:name="T1817_1" style:family="text">
      <style:text-properties style:font-name="Calibri" style:font-name-complex="Calibri" fo:language="en" fo:font-weight="bold" style:font-weight-asian="bold" style:font-weight-complex="bold"/>
    </style:style>
    <style:style style:name="P1818" style:family="paragraph" style:parent-style-name="Normal">
      <style:paragraph-properties style:text-autospace="none" fo:line-height="115%" fo:margin-bottom="0.353cm"/>
    </style:style>
    <style:style style:name="T1818_1" style:family="text">
      <style:text-properties style:font-name="Calibri" style:font-name-complex="Calibri" fo:language="en" fo:font-weight="bold" style:font-weight-asian="bold" style:font-weight-complex="bold"/>
    </style:style>
    <style:style style:name="P1819" style:family="paragraph" style:parent-style-name="Normal">
      <style:paragraph-properties style:text-autospace="none" fo:line-height="115%" fo:margin-bottom="0.353cm"/>
    </style:style>
    <style:style style:name="T1819_1" style:family="text">
      <style:text-properties style:font-name="Calibri" style:font-name-complex="Calibri" fo:language="en" fo:font-weight="bold" style:font-weight-asian="bold" style:font-weight-complex="bold"/>
    </style:style>
    <style:style style:name="P1820" style:family="paragraph" style:parent-style-name="Normal">
      <style:paragraph-properties style:text-autospace="none" fo:line-height="115%" fo:margin-bottom="0.353cm"/>
    </style:style>
    <style:style style:name="T1820_1" style:family="text">
      <style:text-properties style:font-name="Calibri" style:font-name-complex="Calibri" fo:language="en" fo:font-weight="bold" style:font-weight-asian="bold" style:font-weight-complex="bold"/>
    </style:style>
    <style:style style:name="P1821" style:family="paragraph" style:parent-style-name="Normal">
      <style:paragraph-properties style:text-autospace="none" fo:line-height="115%" fo:margin-bottom="0.353cm"/>
    </style:style>
    <style:style style:name="T1821_1" style:family="text">
      <style:text-properties style:font-name="Calibri" style:font-name-complex="Calibri" fo:language="en" fo:font-weight="bold" style:font-weight-asian="bold" style:font-weight-complex="bold"/>
    </style:style>
    <style:style style:name="P182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2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24" style:family="paragraph" style:parent-style-name="Normal">
      <style:paragraph-properties style:text-autospace="none" fo:line-height="115%" fo:margin-bottom="0.353cm"/>
    </style:style>
    <style:style style:name="T1824_1" style:family="text">
      <style:text-properties style:font-name="Calibri" style:font-name-complex="Calibri" fo:language="en"/>
    </style:style>
    <style:style style:name="P1825" style:family="paragraph" style:parent-style-name="Normal">
      <style:paragraph-properties style:text-autospace="none" fo:line-height="115%" fo:margin-bottom="0.353cm"/>
    </style:style>
    <style:style style:name="T1825_1" style:family="text">
      <style:text-properties style:font-name="Calibri" style:font-name-complex="Calibri" fo:language="en"/>
    </style:style>
    <style:style style:name="P182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27" style:family="paragraph" style:parent-style-name="Normal">
      <style:paragraph-properties style:text-autospace="none" fo:line-height="115%" fo:margin-bottom="0.353cm"/>
    </style:style>
    <style:style style:name="T1827_1" style:family="text">
      <style:text-properties style:font-name="Calibri" style:font-name-complex="Calibri" fo:language="en"/>
    </style:style>
    <style:style style:name="P1828" style:family="paragraph" style:parent-style-name="Normal">
      <style:paragraph-properties style:text-autospace="none" fo:line-height="115%" fo:margin-bottom="0.353cm"/>
    </style:style>
    <style:style style:name="T1828_1" style:family="text">
      <style:text-properties style:font-name="Calibri" style:font-name-complex="Calibri" fo:language="en"/>
    </style:style>
    <style:style style:name="P1829" style:family="paragraph" style:parent-style-name="Normal">
      <style:paragraph-properties style:text-autospace="none" fo:line-height="115%" fo:margin-bottom="0.353cm"/>
    </style:style>
    <style:style style:name="T1829_1" style:family="text">
      <style:text-properties style:font-name="Calibri" style:font-name-complex="Calibri" fo:language="en"/>
    </style:style>
    <style:style style:name="P1830" style:family="paragraph" style:parent-style-name="Normal">
      <style:paragraph-properties style:text-autospace="none" fo:line-height="115%" fo:margin-bottom="0.353cm"/>
    </style:style>
    <style:style style:name="T1830_1" style:family="text">
      <style:text-properties style:font-name="Calibri" style:font-name-complex="Calibri" fo:language="en"/>
    </style:style>
    <style:style style:name="P183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3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33" style:family="paragraph" style:parent-style-name="Normal">
      <style:paragraph-properties style:text-autospace="none" fo:line-height="115%" fo:margin-bottom="0.353cm"/>
    </style:style>
    <style:style style:name="T1833_1" style:family="text">
      <style:text-properties style:font-name="Calibri" style:font-name-complex="Calibri" fo:language="en"/>
    </style:style>
    <style:style style:name="P1834" style:family="paragraph" style:parent-style-name="Normal">
      <style:paragraph-properties style:text-autospace="none" fo:line-height="115%" fo:margin-bottom="0.353cm"/>
    </style:style>
    <style:style style:name="T1834_1" style:family="text">
      <style:text-properties style:font-name="Calibri" style:font-name-complex="Calibri" fo:language="en"/>
    </style:style>
    <style:style style:name="P1835" style:family="paragraph" style:parent-style-name="Normal">
      <style:paragraph-properties style:text-autospace="none" fo:line-height="115%" fo:margin-bottom="0.353cm"/>
    </style:style>
    <style:style style:name="T1835_1" style:family="text">
      <style:text-properties style:font-name="Calibri" style:font-name-complex="Calibri" fo:language="en"/>
    </style:style>
    <style:style style:name="P183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3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38" style:family="paragraph" style:parent-style-name="Normal">
      <style:paragraph-properties style:text-autospace="none" fo:line-height="115%" fo:margin-bottom="0.353cm"/>
    </style:style>
    <style:style style:name="T1838_1" style:family="text">
      <style:text-properties style:font-name="Calibri" style:font-name-complex="Calibri" fo:language="en"/>
    </style:style>
    <style:style style:name="P1839" style:family="paragraph" style:parent-style-name="Normal">
      <style:paragraph-properties style:text-autospace="none" fo:line-height="115%" fo:margin-bottom="0.353cm"/>
    </style:style>
    <style:style style:name="T1839_1" style:family="text">
      <style:text-properties style:font-name="Calibri" style:font-name-complex="Calibri" fo:language="en"/>
    </style:style>
    <style:style style:name="P184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41" style:family="paragraph" style:parent-style-name="Normal">
      <style:paragraph-properties style:text-autospace="none" fo:line-height="115%" fo:margin-bottom="0.353cm"/>
    </style:style>
    <style:style style:name="T1841_1" style:family="text">
      <style:text-properties style:font-name="Calibri" style:font-name-complex="Calibri" fo:language="en"/>
    </style:style>
    <style:style style:name="P1842" style:family="paragraph" style:parent-style-name="Normal">
      <style:paragraph-properties style:text-autospace="none" fo:line-height="115%" fo:margin-bottom="0.353cm"/>
    </style:style>
    <style:style style:name="T1842_1" style:family="text">
      <style:text-properties style:font-name="Calibri" style:font-name-complex="Calibri" fo:language="en"/>
    </style:style>
    <style:style style:name="P1843" style:family="paragraph" style:parent-style-name="Normal">
      <style:paragraph-properties style:text-autospace="none" fo:line-height="115%" fo:margin-bottom="0.353cm"/>
    </style:style>
    <style:style style:name="T1843_1" style:family="text">
      <style:text-properties style:font-name="Calibri" style:font-name-complex="Calibri" fo:language="en"/>
    </style:style>
    <style:style style:name="P1844" style:family="paragraph" style:parent-style-name="Normal">
      <style:paragraph-properties style:text-autospace="none" fo:line-height="115%" fo:margin-bottom="0.353cm"/>
    </style:style>
    <style:style style:name="T1844_1" style:family="text">
      <style:text-properties style:font-name="Calibri" style:font-name-complex="Calibri" fo:language="en"/>
    </style:style>
    <style:style style:name="P1845" style:family="paragraph" style:parent-style-name="Normal">
      <style:paragraph-properties style:text-autospace="none" fo:line-height="115%" fo:margin-bottom="0.353cm"/>
    </style:style>
    <style:style style:name="T1845_1" style:family="text">
      <style:text-properties style:font-name="Calibri" style:font-name-complex="Calibri" fo:language="en" fo:font-weight="bold" style:font-weight-asian="bold" style:font-weight-complex="bold"/>
    </style:style>
    <style:style style:name="P1846" style:family="paragraph" style:parent-style-name="Normal">
      <style:paragraph-properties style:text-autospace="none" fo:line-height="115%" fo:margin-bottom="0.353cm"/>
    </style:style>
    <style:style style:name="T1846_1" style:family="text">
      <style:text-properties style:font-name="Calibri" style:font-name-complex="Calibri" fo:language="en" fo:font-weight="bold" style:font-weight-asian="bold" style:font-weight-complex="bold"/>
    </style:style>
    <style:style style:name="P1847" style:family="paragraph" style:parent-style-name="Normal">
      <style:paragraph-properties style:text-autospace="none" fo:line-height="115%" fo:margin-bottom="0.353cm"/>
    </style:style>
    <style:style style:name="T1847_1" style:family="text">
      <style:text-properties style:font-name="Calibri" style:font-name-complex="Calibri" fo:language="en" fo:font-weight="bold" style:font-weight-asian="bold" style:font-weight-complex="bold"/>
    </style:style>
    <style:style style:name="P1848" style:family="paragraph" style:parent-style-name="Normal">
      <style:paragraph-properties style:text-autospace="none" fo:line-height="115%" fo:margin-bottom="0.353cm"/>
    </style:style>
    <style:style style:name="T1848_1" style:family="text">
      <style:text-properties style:font-name="Calibri" style:font-name-complex="Calibri" fo:language="en" fo:font-weight="bold" style:font-weight-asian="bold" style:font-weight-complex="bold"/>
    </style:style>
    <style:style style:name="P1849" style:family="paragraph" style:parent-style-name="Normal">
      <style:paragraph-properties style:text-autospace="none" fo:line-height="115%" fo:margin-bottom="0.353cm"/>
    </style:style>
    <style:style style:name="T1849_1" style:family="text">
      <style:text-properties style:font-name="Calibri" style:font-name-complex="Calibri" fo:language="en" fo:font-weight="bold" style:font-weight-asian="bold" style:font-weight-complex="bold"/>
    </style:style>
    <style:style style:name="P1850" style:family="paragraph" style:parent-style-name="Normal">
      <style:paragraph-properties style:text-autospace="none" fo:line-height="115%" fo:margin-bottom="0.353cm"/>
    </style:style>
    <style:style style:name="T1850_1" style:family="text">
      <style:text-properties style:font-name="Calibri" style:font-name-complex="Calibri" fo:language="en" fo:font-weight="bold" style:font-weight-asian="bold" style:font-weight-complex="bold"/>
    </style:style>
    <style:style style:name="P1851" style:family="paragraph" style:parent-style-name="Normal">
      <style:paragraph-properties style:text-autospace="none" fo:line-height="115%" fo:margin-bottom="0.353cm"/>
    </style:style>
    <style:style style:name="T1851_1" style:family="text">
      <style:text-properties style:font-name="Calibri" style:font-name-complex="Calibri" fo:language="en" fo:font-weight="bold" style:font-weight-asian="bold" style:font-weight-complex="bold"/>
    </style:style>
    <style:style style:name="P1852" style:family="paragraph" style:parent-style-name="Normal">
      <style:paragraph-properties style:text-autospace="none" fo:line-height="115%" fo:margin-bottom="0.353cm"/>
    </style:style>
    <style:style style:name="T1852_1" style:family="text">
      <style:text-properties style:font-name="Calibri" style:font-name-complex="Calibri" fo:language="en" fo:font-weight="bold" style:font-weight-asian="bold" style:font-weight-complex="bold"/>
    </style:style>
    <style:style style:name="P1853" style:family="paragraph" style:parent-style-name="Normal">
      <style:paragraph-properties style:text-autospace="none" fo:line-height="115%" fo:margin-bottom="0.353cm"/>
    </style:style>
    <style:style style:name="T1853_1" style:family="text">
      <style:text-properties style:font-name="Calibri" style:font-name-complex="Calibri" fo:language="en" fo:font-weight="bold" style:font-weight-asian="bold" style:font-weight-complex="bold"/>
    </style:style>
    <style:style style:name="P1854" style:family="paragraph" style:parent-style-name="Normal">
      <style:paragraph-properties style:text-autospace="none" fo:line-height="115%" fo:margin-bottom="0.353cm"/>
    </style:style>
    <style:style style:name="T1854_1" style:family="text">
      <style:text-properties style:font-name="Calibri" style:font-name-complex="Calibri" fo:language="en" fo:font-weight="bold" style:font-weight-asian="bold" style:font-weight-complex="bold"/>
    </style:style>
    <style:style style:name="P1855" style:family="paragraph" style:parent-style-name="Normal">
      <style:paragraph-properties style:text-autospace="none" fo:line-height="115%" fo:margin-bottom="0.353cm"/>
    </style:style>
    <style:style style:name="T1855_1" style:family="text">
      <style:text-properties style:font-name="Calibri" style:font-name-complex="Calibri" fo:language="en" fo:font-weight="bold" style:font-weight-asian="bold" style:font-weight-complex="bold"/>
    </style:style>
    <style:style style:name="P185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5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58" style:family="paragraph" style:parent-style-name="Normal">
      <style:paragraph-properties style:text-autospace="none" fo:line-height="115%" fo:margin-bottom="0.353cm"/>
    </style:style>
    <style:style style:name="T1858_1" style:family="text">
      <style:text-properties style:font-name="Calibri" style:font-name-complex="Calibri" fo:language="en"/>
    </style:style>
    <style:style style:name="P1859" style:family="paragraph" style:parent-style-name="Normal">
      <style:paragraph-properties style:text-autospace="none" fo:line-height="115%" fo:margin-bottom="0.353cm"/>
    </style:style>
    <style:style style:name="T1859_1" style:family="text">
      <style:text-properties style:font-name="Calibri" style:font-name-complex="Calibri" fo:language="en"/>
    </style:style>
    <style:style style:name="P186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61" style:family="paragraph" style:parent-style-name="Normal">
      <style:paragraph-properties style:text-autospace="none" fo:line-height="115%" fo:margin-bottom="0.353cm"/>
    </style:style>
    <style:style style:name="T1861_1" style:family="text">
      <style:text-properties style:font-name="Calibri" style:font-name-complex="Calibri" fo:language="en"/>
    </style:style>
    <style:style style:name="P1862" style:family="paragraph" style:parent-style-name="Normal">
      <style:paragraph-properties style:text-autospace="none" fo:line-height="115%" fo:margin-bottom="0.353cm"/>
    </style:style>
    <style:style style:name="T1862_1" style:family="text">
      <style:text-properties style:font-name="Calibri" style:font-name-complex="Calibri" fo:language="en"/>
    </style:style>
    <style:style style:name="P186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64" style:family="paragraph" style:parent-style-name="Normal">
      <style:paragraph-properties style:text-autospace="none" fo:line-height="115%" fo:margin-bottom="0.353cm"/>
    </style:style>
    <style:style style:name="T1864_1" style:family="text">
      <style:text-properties style:font-name="Calibri" style:font-name-complex="Calibri" fo:language="en"/>
    </style:style>
    <style:style style:name="P1865" style:family="paragraph" style:parent-style-name="Normal">
      <style:paragraph-properties style:text-autospace="none" fo:line-height="115%" fo:margin-bottom="0.353cm"/>
    </style:style>
    <style:style style:name="T1865_1" style:family="text">
      <style:text-properties style:font-name="Calibri" style:font-name-complex="Calibri" fo:language="en"/>
    </style:style>
    <style:style style:name="P1866" style:family="paragraph" style:parent-style-name="Normal">
      <style:paragraph-properties style:text-autospace="none" fo:line-height="115%" fo:margin-bottom="0.353cm"/>
    </style:style>
    <style:style style:name="T1866_1" style:family="text">
      <style:text-properties style:font-name="Calibri" style:font-name-complex="Calibri" fo:language="en"/>
    </style:style>
    <style:style style:name="P1867" style:family="paragraph" style:parent-style-name="Normal">
      <style:paragraph-properties style:text-autospace="none" fo:line-height="115%" fo:margin-bottom="0.353cm"/>
    </style:style>
    <style:style style:name="T1867_1" style:family="text">
      <style:text-properties style:font-name="Calibri" style:font-name-complex="Calibri" fo:language="en"/>
    </style:style>
    <style:style style:name="P1868" style:family="paragraph" style:parent-style-name="Normal">
      <style:paragraph-properties style:text-autospace="none" fo:line-height="115%" fo:margin-bottom="0.353cm"/>
    </style:style>
    <style:style style:name="T1868_1" style:family="text">
      <style:text-properties style:font-name="Calibri" style:font-name-complex="Calibri" fo:language="en"/>
    </style:style>
    <style:style style:name="P1869" style:family="paragraph" style:parent-style-name="Normal">
      <style:paragraph-properties style:text-autospace="none" fo:line-height="115%" fo:margin-bottom="0.353cm"/>
    </style:style>
    <style:style style:name="T1869_1" style:family="text">
      <style:text-properties style:font-name="Calibri" style:font-name-complex="Calibri" fo:language="en"/>
    </style:style>
    <style:style style:name="P1870" style:family="paragraph" style:parent-style-name="Normal">
      <style:paragraph-properties style:text-autospace="none" fo:line-height="115%" fo:margin-bottom="0.353cm"/>
    </style:style>
    <style:style style:name="T1870_1" style:family="text">
      <style:text-properties style:font-name="Calibri" style:font-name-complex="Calibri" fo:language="en"/>
    </style:style>
    <style:style style:name="P18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7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73" style:family="paragraph" style:parent-style-name="Normal">
      <style:paragraph-properties style:text-autospace="none" fo:line-height="115%" fo:margin-bottom="0.353cm"/>
    </style:style>
    <style:style style:name="T1873_1" style:family="text">
      <style:text-properties style:font-name="Calibri" style:font-name-complex="Calibri" fo:language="en"/>
    </style:style>
    <style:style style:name="P1874" style:family="paragraph" style:parent-style-name="Normal">
      <style:paragraph-properties style:text-autospace="none" fo:line-height="115%" fo:margin-bottom="0.353cm"/>
    </style:style>
    <style:style style:name="T1874_1" style:family="text">
      <style:text-properties style:font-name="Calibri" style:font-name-complex="Calibri" fo:language="en"/>
    </style:style>
    <style:style style:name="P187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7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77" style:family="paragraph" style:parent-style-name="Normal">
      <style:paragraph-properties style:text-autospace="none" fo:line-height="115%" fo:margin-bottom="0.353cm"/>
    </style:style>
    <style:style style:name="T1877_1" style:family="text">
      <style:text-properties style:font-name="Calibri" style:font-name-complex="Calibri" fo:language="en"/>
    </style:style>
    <style:style style:name="P1878" style:family="paragraph" style:parent-style-name="Normal">
      <style:paragraph-properties style:text-autospace="none" fo:line-height="115%" fo:margin-bottom="0.353cm"/>
    </style:style>
    <style:style style:name="T1878_1" style:family="text">
      <style:text-properties style:font-name="Calibri" style:font-name-complex="Calibri" fo:language="en"/>
    </style:style>
    <style:style style:name="P187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80" style:family="paragraph" style:parent-style-name="Normal">
      <style:paragraph-properties style:text-autospace="none" fo:line-height="115%" fo:margin-bottom="0.353cm"/>
    </style:style>
    <style:style style:name="T1880_1" style:family="text">
      <style:text-properties style:font-name="Calibri" style:font-name-complex="Calibri" fo:language="en"/>
    </style:style>
    <style:style style:name="P1881" style:family="paragraph" style:parent-style-name="Normal">
      <style:paragraph-properties style:text-autospace="none" fo:line-height="115%" fo:margin-bottom="0.353cm"/>
    </style:style>
    <style:style style:name="T1881_1" style:family="text">
      <style:text-properties style:font-name="Calibri" style:font-name-complex="Calibri" fo:language="en"/>
    </style:style>
    <style:style style:name="P188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83" style:family="paragraph" style:parent-style-name="Normal">
      <style:paragraph-properties style:text-autospace="none" fo:line-height="115%" fo:margin-bottom="0.353cm"/>
    </style:style>
    <style:style style:name="T1883_1" style:family="text">
      <style:text-properties style:font-name="Calibri" style:font-name-complex="Calibri" fo:language="en"/>
    </style:style>
    <style:style style:name="P1884" style:family="paragraph" style:parent-style-name="Normal">
      <style:paragraph-properties style:text-autospace="none" fo:line-height="115%" fo:margin-bottom="0.353cm"/>
    </style:style>
    <style:style style:name="T1884_1" style:family="text">
      <style:text-properties style:font-name="Calibri" style:font-name-complex="Calibri" fo:language="en"/>
    </style:style>
    <style:style style:name="P1885" style:family="paragraph" style:parent-style-name="Normal">
      <style:paragraph-properties style:text-autospace="none" fo:line-height="115%" fo:margin-bottom="0.353cm"/>
    </style:style>
    <style:style style:name="T1885_1" style:family="text">
      <style:text-properties style:font-name="Calibri" style:font-name-complex="Calibri" fo:language="en"/>
    </style:style>
    <style:style style:name="P188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87" style:family="paragraph" style:parent-style-name="Normal">
      <style:paragraph-properties style:text-autospace="none" fo:line-height="115%" fo:margin-bottom="0.353cm"/>
    </style:style>
    <style:style style:name="T1887_1" style:family="text">
      <style:text-properties style:font-name="Calibri" style:font-name-complex="Calibri" fo:language="en"/>
    </style:style>
    <style:style style:name="P1888" style:family="paragraph" style:parent-style-name="Normal">
      <style:paragraph-properties style:text-autospace="none" fo:line-height="115%" fo:margin-bottom="0.353cm"/>
    </style:style>
    <style:style style:name="T1888_1" style:family="text">
      <style:text-properties style:font-name="Calibri" style:font-name-complex="Calibri" fo:language="en"/>
    </style:style>
    <style:style style:name="P188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890" style:family="paragraph" style:parent-style-name="Normal">
      <style:paragraph-properties style:text-autospace="none" fo:line-height="115%" fo:margin-bottom="0.353cm"/>
    </style:style>
    <style:style style:name="T1890_1" style:family="text">
      <style:text-properties style:font-name="Calibri" style:font-name-complex="Calibri" fo:language="en"/>
    </style:style>
    <style:style style:name="P1891" style:family="paragraph" style:parent-style-name="Normal">
      <style:paragraph-properties style:text-autospace="none" fo:line-height="115%" fo:margin-bottom="0.353cm"/>
    </style:style>
    <style:style style:name="T1891_1" style:family="text">
      <style:text-properties style:font-name="Calibri" style:font-name-complex="Calibri" fo:language="en"/>
    </style:style>
    <style:style style:name="P1892" style:family="paragraph" style:parent-style-name="Normal">
      <style:paragraph-properties style:text-autospace="none" fo:line-height="115%" fo:margin-bottom="0.353cm"/>
    </style:style>
    <style:style style:name="T1892_1" style:family="text">
      <style:text-properties style:font-name="Calibri" style:font-name-complex="Calibri" fo:language="en"/>
    </style:style>
    <style:style style:name="P1893" style:family="paragraph" style:parent-style-name="Normal">
      <style:paragraph-properties style:text-autospace="none" fo:line-height="115%" fo:margin-bottom="0.353cm"/>
    </style:style>
    <style:style style:name="T1893_1" style:family="text">
      <style:text-properties style:font-name="Calibri" style:font-name-complex="Calibri" fo:language="en"/>
    </style:style>
    <style:style style:name="P1894" style:family="paragraph" style:parent-style-name="Normal">
      <style:paragraph-properties style:text-autospace="none" fo:line-height="115%" fo:margin-bottom="0.353cm"/>
    </style:style>
    <style:style style:name="T1894_1" style:family="text">
      <style:text-properties style:font-name="Calibri" style:font-name-complex="Calibri" fo:language="en" fo:font-weight="bold" style:font-weight-asian="bold" style:font-weight-complex="bold"/>
    </style:style>
    <style:style style:name="P1895" style:family="paragraph" style:parent-style-name="Normal">
      <style:paragraph-properties style:text-autospace="none" fo:line-height="115%" fo:margin-bottom="0.353cm"/>
    </style:style>
    <style:style style:name="T1895_1" style:family="text">
      <style:text-properties style:font-name="Calibri" style:font-name-complex="Calibri" fo:language="en" fo:font-weight="bold" style:font-weight-asian="bold" style:font-weight-complex="bold"/>
    </style:style>
    <style:style style:name="P1896" style:family="paragraph" style:parent-style-name="Normal">
      <style:paragraph-properties style:text-autospace="none" fo:line-height="115%" fo:margin-bottom="0.353cm"/>
    </style:style>
    <style:style style:name="T1896_1" style:family="text">
      <style:text-properties style:font-name="Calibri" style:font-name-complex="Calibri" fo:language="en" fo:font-weight="bold" style:font-weight-asian="bold" style:font-weight-complex="bold"/>
    </style:style>
    <style:style style:name="P1897" style:family="paragraph" style:parent-style-name="Normal">
      <style:paragraph-properties style:text-autospace="none" fo:line-height="115%" fo:margin-bottom="0.353cm"/>
    </style:style>
    <style:style style:name="T1897_1" style:family="text">
      <style:text-properties style:font-name="Calibri" style:font-name-complex="Calibri" fo:language="en" fo:font-weight="bold" style:font-weight-asian="bold" style:font-weight-complex="bold"/>
    </style:style>
    <style:style style:name="P1898" style:family="paragraph" style:parent-style-name="Normal">
      <style:paragraph-properties style:text-autospace="none" fo:line-height="115%" fo:margin-bottom="0.353cm"/>
    </style:style>
    <style:style style:name="T1898_1" style:family="text">
      <style:text-properties style:font-name="Calibri" style:font-name-complex="Calibri" fo:language="en" fo:font-weight="bold" style:font-weight-asian="bold" style:font-weight-complex="bold"/>
    </style:style>
    <style:style style:name="P1899" style:family="paragraph" style:parent-style-name="Normal">
      <style:paragraph-properties style:text-autospace="none" fo:line-height="115%" fo:margin-bottom="0.353cm"/>
    </style:style>
    <style:style style:name="T1899_1" style:family="text">
      <style:text-properties style:font-name="Calibri" style:font-name-complex="Calibri" fo:language="en" fo:font-weight="bold" style:font-weight-asian="bold" style:font-weight-complex="bold"/>
    </style:style>
    <style:style style:name="P1900" style:family="paragraph" style:parent-style-name="Normal">
      <style:paragraph-properties style:text-autospace="none" fo:line-height="115%" fo:margin-bottom="0.353cm"/>
    </style:style>
    <style:style style:name="T1900_1" style:family="text">
      <style:text-properties style:font-name="Calibri" style:font-name-complex="Calibri" fo:language="en" fo:font-weight="bold" style:font-weight-asian="bold" style:font-weight-complex="bold"/>
    </style:style>
    <style:style style:name="P1901" style:family="paragraph" style:parent-style-name="Normal">
      <style:paragraph-properties style:text-autospace="none" fo:line-height="115%" fo:margin-bottom="0.353cm"/>
    </style:style>
    <style:style style:name="T1901_1" style:family="text">
      <style:text-properties style:font-name="Calibri" style:font-name-complex="Calibri" fo:language="en" fo:font-weight="bold" style:font-weight-asian="bold" style:font-weight-complex="bold"/>
    </style:style>
    <style:style style:name="P1902" style:family="paragraph" style:parent-style-name="Normal">
      <style:paragraph-properties style:text-autospace="none" fo:line-height="115%" fo:margin-bottom="0.353cm"/>
    </style:style>
    <style:style style:name="T1902_1" style:family="text">
      <style:text-properties style:font-name="Calibri" style:font-name-complex="Calibri" fo:language="en" fo:font-weight="bold" style:font-weight-asian="bold" style:font-weight-complex="bold"/>
    </style:style>
    <style:style style:name="P1903" style:family="paragraph" style:parent-style-name="Normal">
      <style:paragraph-properties style:text-autospace="none" fo:line-height="115%" fo:margin-bottom="0.353cm"/>
    </style:style>
    <style:style style:name="T1903_1" style:family="text">
      <style:text-properties style:font-name="Calibri" style:font-name-complex="Calibri" fo:language="en" fo:font-weight="bold" style:font-weight-asian="bold" style:font-weight-complex="bold"/>
    </style:style>
    <style:style style:name="P1904" style:family="paragraph" style:parent-style-name="Normal">
      <style:paragraph-properties style:text-autospace="none" fo:line-height="115%" fo:margin-bottom="0.353cm"/>
    </style:style>
    <style:style style:name="T1904_1" style:family="text">
      <style:text-properties style:font-name="Calibri" style:font-name-complex="Calibri" fo:language="en" fo:font-weight="bold" style:font-weight-asian="bold" style:font-weight-complex="bold"/>
    </style:style>
    <style:style style:name="P1905" style:family="paragraph" style:parent-style-name="Normal">
      <style:paragraph-properties style:text-autospace="none" fo:line-height="115%" fo:margin-bottom="0.353cm"/>
    </style:style>
    <style:style style:name="T1905_1" style:family="text">
      <style:text-properties style:font-name="Calibri" style:font-name-complex="Calibri" fo:language="en" fo:font-weight="bold" style:font-weight-asian="bold" style:font-weight-complex="bold"/>
    </style:style>
    <style:style style:name="P1906" style:family="paragraph" style:parent-style-name="Normal">
      <style:paragraph-properties style:text-autospace="none" fo:line-height="115%" fo:margin-bottom="0.353cm"/>
    </style:style>
    <style:style style:name="T1906_1" style:family="text">
      <style:text-properties style:font-name="Calibri" style:font-name-complex="Calibri" fo:language="en" fo:font-weight="bold" style:font-weight-asian="bold" style:font-weight-complex="bold"/>
    </style:style>
    <style:style style:name="P190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 fo:font-weight="bold" style:font-weight-asian="bold" style:font-weight-complex="bold"/>
    </style:style>
    <style:style style:name="P1908" style:family="paragraph" style:parent-style-name="Normal">
      <style:paragraph-properties style:text-autospace="none" fo:line-height="115%" fo:margin-bottom="0.353cm"/>
    </style:style>
    <style:style style:name="T1908_1" style:family="text">
      <style:text-properties style:font-name="Calibri" style:font-name-complex="Calibri" fo:language="en"/>
    </style:style>
    <style:style style:name="P1909" style:family="paragraph" style:parent-style-name="Normal">
      <style:paragraph-properties style:text-autospace="none" fo:line-height="115%" fo:margin-bottom="0.353cm"/>
    </style:style>
    <style:style style:name="T1909_1" style:family="text">
      <style:text-properties style:font-name="Calibri" style:font-name-complex="Calibri" fo:language="en"/>
    </style:style>
    <style:style style:name="P1910" style:family="paragraph" style:parent-style-name="Normal">
      <style:paragraph-properties style:text-autospace="none" fo:line-height="115%" fo:margin-bottom="0.353cm"/>
    </style:style>
    <style:style style:name="T1910_1" style:family="text">
      <style:text-properties style:font-name="Calibri" style:font-name-complex="Calibri" fo:language="en"/>
    </style:style>
    <style:style style:name="P1911" style:family="paragraph" style:parent-style-name="Normal">
      <style:paragraph-properties style:text-autospace="none" fo:line-height="115%" fo:margin-bottom="0.353cm"/>
    </style:style>
    <style:style style:name="T1911_1" style:family="text">
      <style:text-properties style:font-name="Calibri" style:font-name-complex="Calibri" fo:language="en"/>
    </style:style>
    <style:style style:name="P191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1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14" style:family="paragraph" style:parent-style-name="Normal">
      <style:paragraph-properties style:text-autospace="none" fo:line-height="105%"/>
    </style:style>
    <style:style style:name="T1914_1" style:family="text">
      <style:text-properties style:font-name="Calibri" style:font-name-complex="Calibri" fo:font-weight="bold" style:font-weight-asian="bold" style:font-weight-complex="bold"/>
    </style:style>
    <style:style style:name="P1915" style:family="paragraph" style:parent-style-name="Normal">
      <style:paragraph-properties style:text-autospace="none" fo:line-height="105%"/>
    </style:style>
    <style:style style:name="T1915_1" style:family="text">
      <style:text-properties style:font-name="Calibri" style:font-name-complex="Calibri" fo:font-weight="bold" style:font-weight-asian="bold" style:font-weight-complex="bold"/>
    </style:style>
    <style:style style:name="P1916" style:family="paragraph" style:parent-style-name="Normal">
      <style:paragraph-properties style:text-autospace="none" fo:line-height="105%"/>
    </style:style>
    <style:style style:name="T1916_1" style:family="text">
      <style:text-properties style:font-name="Calibri" style:font-name-complex="Calibri" fo:font-weight="bold" style:font-weight-asian="bold" style:font-weight-complex="bold"/>
    </style:style>
    <style:style style:name="P1917" style:family="paragraph" style:parent-style-name="Normal">
      <style:paragraph-properties style:text-autospace="none" fo:line-height="105%"/>
    </style:style>
    <style:style style:name="T1917_1" style:family="text">
      <style:text-properties style:font-name="Calibri" style:font-name-complex="Calibri" fo:font-weight="bold" style:font-weight-asian="bold" style:font-weight-complex="bold"/>
    </style:style>
    <style:style style:name="P1918" style:family="paragraph" style:parent-style-name="Normal">
      <style:paragraph-properties style:text-autospace="none" fo:line-height="105%"/>
    </style:style>
    <style:style style:name="T1918_1" style:family="text">
      <style:text-properties style:font-name="Calibri" style:font-name-complex="Calibri" fo:font-weight="bold" style:font-weight-asian="bold" style:font-weight-complex="bold"/>
    </style:style>
    <style:style style:name="P1919" style:family="paragraph" style:parent-style-name="Normal">
      <style:paragraph-properties style:text-autospace="none" fo:line-height="105%"/>
    </style:style>
    <style:style style:name="T1919_1" style:family="text">
      <style:text-properties style:font-name="Calibri" style:font-name-complex="Calibri" fo:font-weight="bold" style:font-weight-asian="bold" style:font-weight-complex="bold"/>
    </style:style>
    <style:style style:name="P1920" style:family="paragraph" style:parent-style-name="Normal">
      <style:paragraph-properties style:text-autospace="none" fo:line-height="105%"/>
    </style:style>
    <style:style style:name="T1920_1" style:family="text">
      <style:text-properties style:font-name="Calibri" style:font-name-complex="Calibri" fo:font-weight="bold" style:font-weight-asian="bold" style:font-weight-complex="bold"/>
    </style:style>
    <style:style style:name="P1921" style:family="paragraph" style:parent-style-name="Normal">
      <style:paragraph-properties style:text-autospace="none" fo:line-height="105%"/>
    </style:style>
    <style:style style:name="T1921_1" style:family="text">
      <style:text-properties style:font-name="Calibri" style:font-name-complex="Calibri" fo:font-weight="bold" style:font-weight-asian="bold" style:font-weight-complex="bold"/>
    </style:style>
    <style:style style:name="P1922" style:family="paragraph" style:parent-style-name="Normal">
      <style:paragraph-properties style:text-autospace="none" fo:line-height="105%"/>
    </style:style>
    <style:style style:name="T1922_1" style:family="text">
      <style:text-properties style:font-name="Calibri" style:font-name-complex="Calibri" fo:font-weight="bold" style:font-weight-asian="bold" style:font-weight-complex="bold"/>
    </style:style>
    <style:style style:name="P1923" style:family="paragraph" style:parent-style-name="Normal">
      <style:paragraph-properties style:text-autospace="none" fo:line-height="105%"/>
    </style:style>
    <style:style style:name="T1923_1" style:family="text">
      <style:text-properties style:font-name="Calibri" style:font-name-complex="Calibri" fo:font-weight="bold" style:font-weight-asian="bold" style:font-weight-complex="bold"/>
    </style:style>
    <style:style style:name="P1924" style:family="paragraph" style:parent-style-name="Normal">
      <style:paragraph-properties style:text-autospace="none" fo:line-height="105%"/>
    </style:style>
    <style:style style:name="T1924_1" style:family="text">
      <style:text-properties style:font-name="Calibri" style:font-name-complex="Calibri" fo:font-weight="bold" style:font-weight-asian="bold" style:font-weight-complex="bold"/>
    </style:style>
    <style:style style:name="P1925" style:family="paragraph" style:parent-style-name="Normal">
      <style:paragraph-properties style:text-autospace="none" fo:line-height="105%"/>
    </style:style>
    <style:style style:name="T1925_1" style:family="text">
      <style:text-properties style:font-name="Calibri" style:font-name-complex="Calibri" fo:font-weight="bold" style:font-weight-asian="bold" style:font-weight-complex="bold"/>
    </style:style>
    <style:style style:name="P1926" style:family="paragraph" style:parent-style-name="Normal">
      <style:paragraph-properties style:text-autospace="none" fo:line-height="105%"/>
    </style:style>
    <style:style style:name="T1926_1" style:family="text">
      <style:text-properties style:font-name="Calibri" style:font-name-complex="Calibri" fo:font-weight="bold" style:font-weight-asian="bold" style:font-weight-complex="bold"/>
    </style:style>
    <style:style style:name="P1927" style:family="paragraph" style:parent-style-name="Normal">
      <style:paragraph-properties style:text-autospace="none" fo:line-height="105%"/>
    </style:style>
    <style:style style:name="T1927_1" style:family="text">
      <style:text-properties style:font-name="Calibri" style:font-name-complex="Calibri" fo:font-weight="bold" style:font-weight-asian="bold" style:font-weight-complex="bold"/>
    </style:style>
    <style:style style:name="P1928" style:family="paragraph" style:parent-style-name="Normal">
      <style:paragraph-properties style:text-autospace="none" fo:line-height="105%"/>
    </style:style>
    <style:style style:name="T1928_1" style:family="text">
      <style:text-properties style:font-name="Calibri" style:font-name-complex="Calibri" fo:font-weight="bold" style:font-weight-asian="bold" style:font-weight-complex="bold"/>
    </style:style>
    <style:style style:name="P1929" style:family="paragraph" style:parent-style-name="Normal">
      <style:paragraph-properties style:text-autospace="none" fo:line-height="105%"/>
    </style:style>
    <style:style style:name="T1929_1" style:family="text">
      <style:text-properties style:font-name="Calibri" style:font-name-complex="Calibri" fo:font-weight="bold" style:font-weight-asian="bold" style:font-weight-complex="bold"/>
    </style:style>
    <style:style style:name="P1930" style:family="paragraph" style:parent-style-name="Normal">
      <style:paragraph-properties style:text-autospace="none" fo:line-height="105%"/>
    </style:style>
    <style:style style:name="T1930_1" style:family="text">
      <style:text-properties style:font-name="Calibri" style:font-name-complex="Calibri" fo:font-weight="bold" style:font-weight-asian="bold" style:font-weight-complex="bold"/>
    </style:style>
    <style:style style:name="P1931" style:family="paragraph" style:parent-style-name="Normal">
      <style:paragraph-properties style:text-autospace="none" fo:line-height="105%"/>
    </style:style>
    <style:style style:name="T1931_1" style:family="text">
      <style:text-properties style:font-name="Calibri" style:font-name-complex="Calibri" fo:font-weight="bold" style:font-weight-asian="bold" style:font-weight-complex="bold"/>
    </style:style>
    <style:style style:name="P1932" style:family="paragraph" style:parent-style-name="Normal">
      <style:paragraph-properties style:text-autospace="none" fo:line-height="105%"/>
    </style:style>
    <style:style style:name="T1932_1" style:family="text">
      <style:text-properties style:font-name="Calibri" style:font-name-complex="Calibri" fo:font-weight="bold" style:font-weight-asian="bold" style:font-weight-complex="bold"/>
    </style:style>
    <style:style style:name="P1933" style:family="paragraph" style:parent-style-name="Normal">
      <style:paragraph-properties style:text-autospace="none" fo:line-height="105%"/>
    </style:style>
    <style:style style:name="T1933_1" style:family="text">
      <style:text-properties style:font-name="Calibri" style:font-name-complex="Calibri" fo:font-weight="bold" style:font-weight-asian="bold" style:font-weight-complex="bold"/>
    </style:style>
    <style:style style:name="P1934" style:family="paragraph" style:parent-style-name="Normal">
      <style:paragraph-properties style:text-autospace="none" fo:line-height="105%"/>
    </style:style>
    <style:style style:name="T1934_1" style:family="text">
      <style:text-properties style:font-name="Calibri" style:font-name-complex="Calibri" fo:font-weight="bold" style:font-weight-asian="bold" style:font-weight-complex="bold"/>
    </style:style>
    <style:style style:name="P1935" style:family="paragraph" style:parent-style-name="Normal">
      <style:paragraph-properties style:text-autospace="none" fo:line-height="105%"/>
    </style:style>
    <style:style style:name="T1935_1" style:family="text">
      <style:text-properties style:font-name="Calibri" style:font-name-complex="Calibri" fo:font-weight="bold" style:font-weight-asian="bold" style:font-weight-complex="bold"/>
    </style:style>
    <style:style style:name="P1936" style:family="paragraph" style:parent-style-name="Normal">
      <style:paragraph-properties style:text-autospace="none" fo:line-height="105%"/>
    </style:style>
    <style:style style:name="T1936_1" style:family="text">
      <style:text-properties style:font-name="Calibri" style:font-name-complex="Calibri" fo:font-weight="bold" style:font-weight-asian="bold" style:font-weight-complex="bold"/>
    </style:style>
    <style:style style:name="P1937" style:family="paragraph" style:parent-style-name="Normal">
      <style:paragraph-properties style:text-autospace="none" fo:line-height="105%"/>
    </style:style>
    <style:style style:name="T1937_1" style:family="text">
      <style:text-properties style:font-name="Calibri" style:font-name-complex="Calibri" fo:font-weight="bold" style:font-weight-asian="bold" style:font-weight-complex="bold"/>
    </style:style>
    <style:style style:name="P1938" style:family="paragraph" style:parent-style-name="Normal">
      <style:paragraph-properties style:text-autospace="none" fo:line-height="105%"/>
    </style:style>
    <style:style style:name="T1938_1" style:family="text">
      <style:text-properties style:font-name="Calibri" style:font-name-complex="Calibri" fo:font-weight="bold" style:font-weight-asian="bold" style:font-weight-complex="bold"/>
    </style:style>
    <style:style style:name="P1939" style:family="paragraph" style:parent-style-name="Normal">
      <style:paragraph-properties style:text-autospace="none" fo:line-height="105%"/>
    </style:style>
    <style:style style:name="T1939_1" style:family="text">
      <style:text-properties style:font-name="Calibri" style:font-name-complex="Calibri" fo:font-weight="bold" style:font-weight-asian="bold" style:font-weight-complex="bold"/>
    </style:style>
    <style:style style:name="P1940" style:family="paragraph" style:parent-style-name="Normal">
      <style:paragraph-properties style:text-autospace="none" fo:line-height="105%"/>
    </style:style>
    <style:style style:name="T1940_1" style:family="text">
      <style:text-properties style:font-name="Calibri" style:font-name-complex="Calibri" fo:font-weight="bold" style:font-weight-asian="bold" style:font-weight-complex="bold"/>
    </style:style>
    <style:style style:name="P1941" style:family="paragraph" style:parent-style-name="Normal">
      <style:paragraph-properties style:text-autospace="none" fo:line-height="105%"/>
    </style:style>
    <style:style style:name="T1941_1" style:family="text">
      <style:text-properties style:font-name="Calibri" style:font-name-complex="Calibri" fo:font-weight="bold" style:font-weight-asian="bold" style:font-weight-complex="bold"/>
    </style:style>
    <style:style style:name="P1942" style:family="paragraph" style:parent-style-name="Normal">
      <style:paragraph-properties style:text-autospace="none" fo:line-height="105%"/>
    </style:style>
    <style:style style:name="T1942_1" style:family="text">
      <style:text-properties style:font-name="Calibri" style:font-name-complex="Calibri" fo:font-weight="bold" style:font-weight-asian="bold" style:font-weight-complex="bold"/>
    </style:style>
    <style:style style:name="P1943" style:family="paragraph" style:parent-style-name="Normal">
      <style:paragraph-properties style:text-autospace="none" fo:line-height="105%"/>
    </style:style>
    <style:style style:name="T1943_1" style:family="text">
      <style:text-properties style:font-name="Calibri" style:font-name-complex="Calibri" fo:font-weight="bold" style:font-weight-asian="bold" style:font-weight-complex="bold"/>
    </style:style>
    <style:style style:name="P1944" style:family="paragraph" style:parent-style-name="Normal">
      <style:paragraph-properties style:text-autospace="none" fo:line-height="105%"/>
    </style:style>
    <style:style style:name="T1944_1" style:family="text">
      <style:text-properties style:font-name="Calibri" style:font-name-complex="Calibri" fo:font-weight="bold" style:font-weight-asian="bold" style:font-weight-complex="bold"/>
    </style:style>
    <style:style style:name="P1945" style:family="paragraph" style:parent-style-name="Normal">
      <style:paragraph-properties style:text-autospace="none" fo:line-height="105%"/>
    </style:style>
    <style:style style:name="T1945_1" style:family="text">
      <style:text-properties style:font-name="Calibri" style:font-name-complex="Calibri" fo:font-weight="bold" style:font-weight-asian="bold" style:font-weight-complex="bold"/>
    </style:style>
    <style:style style:name="P1946" style:family="paragraph" style:parent-style-name="Normal">
      <style:paragraph-properties style:text-autospace="none" fo:line-height="105%"/>
    </style:style>
    <style:style style:name="T1946_1" style:family="text">
      <style:text-properties style:font-name="Calibri" style:font-name-complex="Calibri" fo:font-weight="bold" style:font-weight-asian="bold" style:font-weight-complex="bold"/>
    </style:style>
    <style:style style:name="T1946_2" style:family="text"/>
    <style:style style:name="T1946_3" style:family="text">
      <style:text-properties style:font-name="Calibri" style:font-name-complex="Calibri" fo:font-weight="bold" style:font-weight-asian="bold" style:font-weight-complex="bold"/>
    </style:style>
    <style:style style:name="T1946_4" style:family="text">
      <style:text-properties style:font-name="Calibri" style:font-name-complex="Calibri" fo:font-weight="bold" style:font-weight-asian="bold" style:font-weight-complex="bold"/>
    </style:style>
    <style:style style:name="P1947" style:family="paragraph" style:parent-style-name="Normal">
      <style:paragraph-properties style:text-autospace="none" fo:line-height="105%"/>
    </style:style>
    <style:style style:name="T1947_1" style:family="text">
      <style:text-properties style:font-name="Calibri" style:font-name-complex="Calibri" fo:font-weight="bold" style:font-weight-asian="bold" style:font-weight-complex="bold"/>
    </style:style>
    <style:style style:name="P1948" style:family="paragraph" style:parent-style-name="Normal">
      <style:paragraph-properties style:text-autospace="none" fo:line-height="105%"/>
    </style:style>
    <style:style style:name="T1948_1" style:family="text">
      <style:text-properties style:font-name="Calibri" style:font-name-complex="Calibri" fo:font-weight="bold" style:font-weight-asian="bold" style:font-weight-complex="bold"/>
    </style:style>
    <style:style style:name="P1949" style:family="paragraph" style:parent-style-name="Normal">
      <style:paragraph-properties style:text-autospace="none" fo:line-height="105%"/>
    </style:style>
    <style:style style:name="T1949_1" style:family="text">
      <style:text-properties style:font-name="Calibri" style:font-name-complex="Calibri" fo:font-weight="bold" style:font-weight-asian="bold" style:font-weight-complex="bold"/>
    </style:style>
    <style:style style:name="P1950" style:family="paragraph" style:parent-style-name="Normal">
      <style:paragraph-properties style:text-autospace="none" fo:line-height="105%"/>
    </style:style>
    <style:style style:name="T1950_1" style:family="text">
      <style:text-properties style:font-name="Calibri" style:font-name-complex="Calibri" fo:font-weight="bold" style:font-weight-asian="bold" style:font-weight-complex="bold"/>
    </style:style>
    <style:style style:name="P1951" style:family="paragraph" style:parent-style-name="Normal">
      <style:paragraph-properties style:text-autospace="none" fo:line-height="105%"/>
      <style:text-properties style:font-name="Calibri" style:font-name-complex="Calibri" fo:font-weight="bold" style:font-weight-asian="bold" style:font-weight-complex="bold"/>
    </style:style>
    <style:style style:name="P1952" style:family="paragraph" style:parent-style-name="Normal">
      <style:paragraph-properties style:text-autospace="none" fo:line-height="105%"/>
    </style:style>
    <style:style style:name="T1952_1" style:family="text">
      <style:text-properties style:font-name="Calibri" style:font-name-complex="Calibri" fo:font-weight="bold" style:font-weight-asian="bold" style:font-weight-complex="bold"/>
    </style:style>
    <style:style style:name="P1953" style:family="paragraph" style:parent-style-name="Normal">
      <style:paragraph-properties style:text-autospace="none" fo:line-height="105%"/>
      <style:text-properties style:font-name="Calibri" style:font-name-complex="Calibri" fo:font-weight="bold" style:font-weight-asian="bold" style:font-weight-complex="bold"/>
    </style:style>
    <style:style style:name="P1954" style:family="paragraph" style:parent-style-name="Normal">
      <style:paragraph-properties style:text-autospace="none" fo:line-height="105%"/>
    </style:style>
    <style:style style:name="T1954_1" style:family="text">
      <style:text-properties style:font-name="Calibri" style:font-name-complex="Calibri" fo:font-weight="bold" style:font-weight-asian="bold" style:font-weight-complex="bold"/>
    </style:style>
    <style:style style:name="P1955" style:family="paragraph" style:parent-style-name="Normal">
      <style:paragraph-properties style:text-autospace="none" fo:line-height="105%"/>
    </style:style>
    <style:style style:name="T1955_1" style:family="text">
      <style:text-properties style:font-name="Calibri" style:font-name-complex="Calibri" fo:font-weight="bold" style:font-weight-asian="bold" style:font-weight-complex="bold"/>
    </style:style>
    <style:style style:name="P1956" style:family="paragraph" style:parent-style-name="Normal">
      <style:paragraph-properties style:text-autospace="none" fo:line-height="105%"/>
    </style:style>
    <style:style style:name="T1956_1" style:family="text">
      <style:text-properties style:font-name="Calibri" style:font-name-complex="Calibri" fo:font-weight="bold" style:font-weight-asian="bold" style:font-weight-complex="bold"/>
    </style:style>
    <style:style style:name="P1957" style:family="paragraph" style:parent-style-name="Normal">
      <style:paragraph-properties style:text-autospace="none" fo:line-height="105%"/>
    </style:style>
    <style:style style:name="T1957_1" style:family="text">
      <style:text-properties style:font-name="Calibri" style:font-name-complex="Calibri" fo:font-weight="bold" style:font-weight-asian="bold" style:font-weight-complex="bold"/>
    </style:style>
    <style:style style:name="P1958" style:family="paragraph" style:parent-style-name="Normal">
      <style:paragraph-properties style:text-autospace="none" fo:line-height="105%"/>
    </style:style>
    <style:style style:name="T1958_1" style:family="text">
      <style:text-properties style:font-name="Calibri" style:font-name-complex="Calibri" fo:font-weight="bold" style:font-weight-asian="bold" style:font-weight-complex="bold"/>
    </style:style>
    <style:style style:name="P1959" style:family="paragraph" style:parent-style-name="Normal">
      <style:paragraph-properties style:text-autospace="none" fo:line-height="105%"/>
    </style:style>
    <style:style style:name="T1959_1" style:family="text">
      <style:text-properties style:font-name="Calibri" style:font-name-complex="Calibri" fo:font-weight="bold" style:font-weight-asian="bold" style:font-weight-complex="bold"/>
    </style:style>
    <style:style style:name="P1960" style:family="paragraph" style:parent-style-name="Normal">
      <style:paragraph-properties style:text-autospace="none" fo:line-height="105%"/>
    </style:style>
    <style:style style:name="T1960_1" style:family="text">
      <style:text-properties style:font-name="Calibri" style:font-name-complex="Calibri" fo:font-weight="bold" style:font-weight-asian="bold" style:font-weight-complex="bold"/>
    </style:style>
    <style:style style:name="P1961" style:family="paragraph" style:parent-style-name="Normal">
      <style:paragraph-properties style:text-autospace="none" fo:line-height="105%"/>
    </style:style>
    <style:style style:name="T1961_1" style:family="text">
      <style:text-properties style:font-name="Calibri" style:font-name-complex="Calibri" fo:font-weight="bold" style:font-weight-asian="bold" style:font-weight-complex="bold"/>
    </style:style>
    <style:style style:name="P1962" style:family="paragraph" style:parent-style-name="Normal">
      <style:paragraph-properties style:text-autospace="none" fo:line-height="105%"/>
    </style:style>
    <style:style style:name="T1962_1" style:family="text">
      <style:text-properties style:font-name="Calibri" style:font-name-complex="Calibri" fo:font-weight="bold" style:font-weight-asian="bold" style:font-weight-complex="bold"/>
    </style:style>
    <style:style style:name="P1963" style:family="paragraph" style:parent-style-name="Normal">
      <style:paragraph-properties style:text-autospace="none" fo:line-height="105%"/>
    </style:style>
    <style:style style:name="T1963_1" style:family="text">
      <style:text-properties style:font-name="Calibri" style:font-name-complex="Calibri" fo:font-weight="bold" style:font-weight-asian="bold" style:font-weight-complex="bold"/>
    </style:style>
    <style:style style:name="P1964" style:family="paragraph" style:parent-style-name="Normal">
      <style:paragraph-properties style:text-autospace="none" fo:line-height="105%"/>
    </style:style>
    <style:style style:name="T1964_1" style:family="text">
      <style:text-properties style:font-name="Calibri" style:font-name-complex="Calibri" fo:font-weight="bold" style:font-weight-asian="bold" style:font-weight-complex="bold"/>
    </style:style>
    <style:style style:name="P19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6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 fo:font-weight="bold" style:font-weight-asian="bold" style:font-weight-complex="bold"/>
    </style:style>
    <style:style style:name="P1967" style:family="paragraph" style:parent-style-name="Normal">
      <style:paragraph-properties style:text-autospace="none" fo:line-height="115%" fo:margin-bottom="0.353cm"/>
    </style:style>
    <style:style style:name="T1967_1" style:family="text">
      <style:text-properties style:font-name="Calibri" style:font-name-complex="Calibri" fo:language="en" fo:font-weight="bold" style:font-weight-asian="bold" style:font-weight-complex="bold"/>
    </style:style>
    <style:style style:name="P1968" style:family="paragraph" style:parent-style-name="Normal">
      <style:paragraph-properties style:text-autospace="none" fo:line-height="115%" fo:margin-bottom="0.353cm"/>
    </style:style>
    <style:style style:name="T1968_1" style:family="text">
      <style:text-properties style:font-name="Calibri" style:font-name-complex="Calibri" fo:language="en" fo:font-weight="bold" style:font-weight-asian="bold" style:font-weight-complex="bold"/>
    </style:style>
    <style:style style:name="P1969" style:family="paragraph" style:parent-style-name="Normal">
      <style:paragraph-properties style:text-autospace="none" fo:line-height="115%" fo:margin-bottom="0.353cm"/>
    </style:style>
    <style:style style:name="T1969_1" style:family="text">
      <style:text-properties style:font-name="Calibri" style:font-name-complex="Calibri" fo:language="en" fo:font-weight="bold" style:font-weight-asian="bold" style:font-weight-complex="bold"/>
    </style:style>
    <style:style style:name="P1970" style:family="paragraph" style:parent-style-name="Normal">
      <style:paragraph-properties style:text-autospace="none" fo:line-height="115%" fo:margin-bottom="0.353cm"/>
    </style:style>
    <style:style style:name="T1970_1" style:family="text">
      <style:text-properties style:font-name="Calibri" style:font-name-complex="Calibri" fo:language="en" fo:font-weight="bold" style:font-weight-asian="bold" style:font-weight-complex="bold"/>
    </style:style>
    <style:style style:name="P1971" style:family="paragraph" style:parent-style-name="Normal">
      <style:paragraph-properties style:text-autospace="none" fo:line-height="115%" fo:margin-bottom="0.353cm"/>
    </style:style>
    <style:style style:name="T1971_1" style:family="text">
      <style:text-properties style:font-name="Calibri" style:font-name-complex="Calibri" fo:language="en" fo:font-weight="bold" style:font-weight-asian="bold" style:font-weight-complex="bold"/>
    </style:style>
    <style:style style:name="P197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 fo:font-weight="bold" style:font-weight-asian="bold" style:font-weight-complex="bold"/>
    </style:style>
    <style:style style:name="P1973" style:family="paragraph" style:parent-style-name="Normal">
      <style:paragraph-properties style:text-autospace="none" fo:line-height="115%" fo:margin-bottom="0.353cm"/>
    </style:style>
    <style:style style:name="T1973_1" style:family="text">
      <style:text-properties style:font-name="Calibri" style:font-name-complex="Calibri" fo:language="en"/>
    </style:style>
    <style:style style:name="P1974" style:family="paragraph" style:parent-style-name="Normal">
      <style:paragraph-properties style:text-autospace="none" fo:line-height="115%" fo:margin-bottom="0.353cm"/>
    </style:style>
    <style:style style:name="T1974_1" style:family="text">
      <style:text-properties style:font-name="Calibri" style:font-name-complex="Calibri" fo:language="en"/>
    </style:style>
    <style:style style:name="P197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76" style:family="paragraph" style:parent-style-name="Normal">
      <style:paragraph-properties style:text-autospace="none" fo:line-height="115%" fo:margin-bottom="0.353cm"/>
    </style:style>
    <style:style style:name="T1976_1" style:family="text">
      <style:text-properties style:font-name="Calibri" style:font-name-complex="Calibri" fo:language="en"/>
    </style:style>
    <style:style style:name="P197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78" style:family="paragraph" style:parent-style-name="Normal">
      <style:paragraph-properties style:text-autospace="none" fo:line-height="115%" fo:margin-bottom="0.353cm"/>
    </style:style>
    <style:style style:name="T1978_1" style:family="text">
      <style:text-properties style:font-name="Calibri" style:font-name-complex="Calibri" fo:language="en"/>
    </style:style>
    <style:style style:name="P1979" style:family="paragraph" style:parent-style-name="Normal">
      <style:paragraph-properties style:text-autospace="none" fo:line-height="115%" fo:margin-bottom="0.353cm"/>
    </style:style>
    <style:style style:name="T1979_1" style:family="text">
      <style:text-properties style:font-name="Calibri" style:font-name-complex="Calibri" fo:language="en"/>
    </style:style>
    <style:style style:name="P1980" style:family="paragraph" style:parent-style-name="Normal">
      <style:paragraph-properties style:text-autospace="none" fo:line-height="115%" fo:margin-bottom="0.353cm"/>
    </style:style>
    <style:style style:name="T1980_1" style:family="text">
      <style:text-properties style:font-name="Calibri" style:font-name-complex="Calibri" fo:language="en"/>
    </style:style>
    <style:style style:name="P1981" style:family="paragraph" style:parent-style-name="Normal">
      <style:paragraph-properties style:text-autospace="none" fo:line-height="115%" fo:margin-bottom="0.353cm"/>
    </style:style>
    <style:style style:name="T1981_1" style:family="text">
      <style:text-properties style:font-name="Calibri" style:font-name-complex="Calibri" fo:language="en"/>
    </style:style>
    <style:style style:name="P198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 fo:font-weight="bold" style:font-weight-asian="bold" style:font-weight-complex="bold"/>
    </style:style>
    <style:style style:name="P1983" style:family="paragraph" style:parent-style-name="Normal">
      <style:paragraph-properties style:text-autospace="none" fo:line-height="115%" fo:margin-bottom="0.353cm"/>
    </style:style>
    <style:style style:name="T1983_1" style:family="text">
      <style:text-properties style:font-name="Calibri" style:font-name-complex="Calibri" fo:language="en"/>
    </style:style>
    <style:style style:name="P198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85" style:family="paragraph" style:parent-style-name="Normal">
      <style:paragraph-properties style:text-autospace="none" fo:line-height="115%" fo:margin-bottom="0.353cm"/>
    </style:style>
    <style:style style:name="T1985_1" style:family="text">
      <style:text-properties style:font-name="Calibri" style:font-name-complex="Calibri" fo:language="en"/>
    </style:style>
    <style:style style:name="P198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1987" style:family="paragraph" style:parent-style-name="Normal">
      <style:paragraph-properties style:text-autospace="none" fo:line-height="115%" fo:margin-bottom="0.353cm"/>
    </style:style>
    <style:style style:name="T1987_1" style:family="text">
      <style:text-properties style:font-name="Calibri" style:font-name-complex="Calibri" fo:language="en"/>
    </style:style>
    <style:style style:name="P1988" style:family="paragraph" style:parent-style-name="Normal">
      <style:paragraph-properties style:text-autospace="none" fo:line-height="115%" fo:margin-bottom="0.353cm"/>
    </style:style>
    <style:style style:name="T1988_1" style:family="text">
      <style:text-properties style:font-name="Calibri" style:font-name-complex="Calibri" fo:language="en"/>
    </style:style>
    <style:style style:name="P1989" style:family="paragraph" style:parent-style-name="Normal">
      <style:paragraph-properties style:text-autospace="none" fo:line-height="115%" fo:margin-bottom="0.353cm"/>
    </style:style>
    <style:style style:name="T1989_1" style:family="text">
      <style:text-properties style:font-name="Calibri" style:font-name-complex="Calibri" fo:language="en"/>
    </style:style>
    <style:style style:name="P1990" style:family="paragraph" style:parent-style-name="Normal">
      <style:paragraph-properties style:text-autospace="none" fo:line-height="105%"/>
    </style:style>
    <style:style style:name="T199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1" style:family="paragraph" style:parent-style-name="Normal">
      <style:paragraph-properties style:text-autospace="none" fo:line-height="105%"/>
    </style:style>
    <style:style style:name="T1991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2" style:family="paragraph" style:parent-style-name="Normal">
      <style:paragraph-properties style:text-autospace="none" fo:line-height="105%"/>
    </style:style>
    <style:style style:name="T199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3" style:family="paragraph" style:parent-style-name="Normal">
      <style:paragraph-properties style:text-autospace="none" fo:line-height="105%"/>
    </style:style>
    <style:style style:name="T199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4" style:family="paragraph" style:parent-style-name="Normal">
      <style:paragraph-properties style:text-autospace="none" fo:line-height="105%"/>
    </style:style>
    <style:style style:name="T1994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5" style:family="paragraph" style:parent-style-name="Normal">
      <style:paragraph-properties style:text-autospace="none" fo:line-height="105%"/>
    </style:style>
    <style:style style:name="T1995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6" style:family="paragraph" style:parent-style-name="Normal">
      <style:paragraph-properties style:text-autospace="none" fo:line-height="105%"/>
    </style:style>
    <style:style style:name="T1996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7" style:family="paragraph" style:parent-style-name="Normal">
      <style:paragraph-properties style:text-autospace="none" fo:line-height="105%"/>
    </style:style>
    <style:style style:name="T1997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8" style:family="paragraph" style:parent-style-name="Normal">
      <style:paragraph-properties style:text-autospace="none" fo:line-height="105%"/>
    </style:style>
    <style:style style:name="T1998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1999" style:family="paragraph" style:parent-style-name="Normal">
      <style:paragraph-properties style:text-autospace="none" fo:line-height="105%"/>
    </style:style>
    <style:style style:name="T1999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0" style:family="paragraph" style:parent-style-name="Normal">
      <style:paragraph-properties style:text-autospace="none" fo:line-height="105%"/>
    </style:style>
    <style:style style:name="T200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1" style:family="paragraph" style:parent-style-name="Normal">
      <style:paragraph-properties style:text-autospace="none" fo:line-height="105%"/>
    </style:style>
    <style:style style:name="T2001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2" style:family="paragraph" style:parent-style-name="Normal">
      <style:paragraph-properties style:text-autospace="none" fo:line-height="105%"/>
    </style:style>
    <style:style style:name="T200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3" style:family="paragraph" style:parent-style-name="Normal">
      <style:paragraph-properties style:text-autospace="none" fo:line-height="105%"/>
    </style:style>
    <style:style style:name="T200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4" style:family="paragraph" style:parent-style-name="Normal">
      <style:paragraph-properties style:text-autospace="none" fo:line-height="105%"/>
    </style:style>
    <style:style style:name="T2004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5" style:family="paragraph" style:parent-style-name="Normal">
      <style:paragraph-properties style:text-autospace="none" fo:line-height="105%"/>
    </style:style>
    <style:style style:name="T2005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6" style:family="paragraph" style:parent-style-name="Normal">
      <style:paragraph-properties style:text-autospace="none" fo:line-height="105%"/>
    </style:style>
    <style:style style:name="T2006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7" style:family="paragraph" style:parent-style-name="Normal">
      <style:paragraph-properties style:text-autospace="none" fo:line-height="105%"/>
    </style:style>
    <style:style style:name="T2007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8" style:family="paragraph" style:parent-style-name="Normal">
      <style:paragraph-properties style:text-autospace="none" fo:line-height="105%"/>
    </style:style>
    <style:style style:name="T2008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09" style:family="paragraph" style:parent-style-name="Normal">
      <style:paragraph-properties style:text-autospace="none" fo:line-height="105%"/>
    </style:style>
    <style:style style:name="T2009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0" style:family="paragraph" style:parent-style-name="Normal">
      <style:paragraph-properties style:text-autospace="none" fo:line-height="105%"/>
    </style:style>
    <style:style style:name="T201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1" style:family="paragraph" style:parent-style-name="Normal">
      <style:paragraph-properties style:text-autospace="none" fo:line-height="105%"/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2" style:family="paragraph" style:parent-style-name="Normal">
      <style:paragraph-properties style:text-autospace="none" fo:line-height="105%"/>
    </style:style>
    <style:style style:name="T201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3" style:family="paragraph" style:parent-style-name="Normal">
      <style:paragraph-properties style:text-autospace="none" fo:line-height="105%"/>
    </style:style>
    <style:style style:name="T201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4" style:family="paragraph" style:parent-style-name="Normal">
      <style:paragraph-properties style:text-autospace="none" fo:line-height="105%"/>
    </style:style>
    <style:style style:name="T2014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5" style:family="paragraph" style:parent-style-name="Normal">
      <style:paragraph-properties style:text-autospace="none" fo:line-height="105%"/>
    </style:style>
    <style:style style:name="T2015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6" style:family="paragraph" style:parent-style-name="Normal">
      <style:paragraph-properties style:text-autospace="none" fo:line-height="105%"/>
    </style:style>
    <style:style style:name="T2016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7" style:family="paragraph" style:parent-style-name="Normal">
      <style:paragraph-properties style:text-autospace="none" fo:line-height="105%"/>
    </style:style>
    <style:style style:name="T2017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8" style:family="paragraph" style:parent-style-name="Normal">
      <style:paragraph-properties style:text-autospace="none" fo:line-height="105%"/>
    </style:style>
    <style:style style:name="T2018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19" style:family="paragraph" style:parent-style-name="Normal">
      <style:paragraph-properties style:text-autospace="none" fo:line-height="105%"/>
    </style:style>
    <style:style style:name="T2019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0" style:family="paragraph" style:parent-style-name="Normal">
      <style:paragraph-properties style:text-autospace="none" fo:line-height="105%"/>
    </style:style>
    <style:style style:name="T202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1" style:family="paragraph" style:parent-style-name="Normal">
      <style:paragraph-properties style:text-autospace="none" fo:line-height="105%"/>
    </style:style>
    <style:style style:name="T2021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2" style:family="paragraph" style:parent-style-name="Normal">
      <style:paragraph-properties style:text-autospace="none" fo:line-height="105%"/>
    </style:style>
    <style:style style:name="T202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3" style:family="paragraph" style:parent-style-name="Normal">
      <style:paragraph-properties style:text-autospace="none" fo:line-height="105%"/>
    </style:style>
    <style:style style:name="T202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4" style:family="paragraph" style:parent-style-name="Normal">
      <style:paragraph-properties style:text-autospace="none" fo:line-height="105%"/>
    </style:style>
    <style:style style:name="T2024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5" style:family="paragraph" style:parent-style-name="Normal">
      <style:paragraph-properties style:text-autospace="none" fo:line-height="105%"/>
    </style:style>
    <style:style style:name="T2025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6" style:family="paragraph" style:parent-style-name="Normal">
      <style:paragraph-properties style:text-autospace="none" fo:line-height="105%"/>
    </style:style>
    <style:style style:name="T2026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7" style:family="paragraph" style:parent-style-name="Normal">
      <style:paragraph-properties style:text-autospace="none" fo:line-height="105%"/>
    </style:style>
    <style:style style:name="T2027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8" style:family="paragraph" style:parent-style-name="Normal">
      <style:paragraph-properties style:text-autospace="none" fo:line-height="105%"/>
    </style:style>
    <style:style style:name="T2028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29" style:family="paragraph" style:parent-style-name="Normal">
      <style:paragraph-properties style:text-autospace="none" fo:line-height="105%"/>
    </style:style>
    <style:style style:name="T2029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0" style:family="paragraph" style:parent-style-name="Normal">
      <style:paragraph-properties style:text-autospace="none" fo:line-height="105%"/>
    </style:style>
    <style:style style:name="T203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1" style:family="paragraph" style:parent-style-name="Normal">
      <style:paragraph-properties style:text-autospace="none" fo:line-height="105%"/>
    </style:style>
    <style:style style:name="T2031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2" style:family="paragraph" style:parent-style-name="Normal">
      <style:paragraph-properties style:text-autospace="none" fo:line-height="105%"/>
    </style:style>
    <style:style style:name="T203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3" style:family="paragraph" style:parent-style-name="Normal">
      <style:paragraph-properties style:text-autospace="none" fo:line-height="105%"/>
    </style:style>
    <style:style style:name="T203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4" style:family="paragraph" style:parent-style-name="Normal">
      <style:paragraph-properties style:text-autospace="none" fo:line-height="105%"/>
    </style:style>
    <style:style style:name="T2034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5" style:family="paragraph" style:parent-style-name="Normal">
      <style:paragraph-properties style:text-autospace="none" fo:line-height="105%"/>
    </style:style>
    <style:style style:name="T2035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6" style:family="paragraph" style:parent-style-name="Normal">
      <style:paragraph-properties style:text-autospace="none" fo:line-height="105%"/>
    </style:style>
    <style:style style:name="T2036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7" style:family="paragraph" style:parent-style-name="Normal">
      <style:paragraph-properties style:text-autospace="none" fo:line-height="105%"/>
    </style:style>
    <style:style style:name="T2037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8" style:family="paragraph" style:parent-style-name="Normal">
      <style:paragraph-properties style:text-autospace="none" fo:line-height="105%"/>
    </style:style>
    <style:style style:name="T2038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39" style:family="paragraph" style:parent-style-name="Normal">
      <style:paragraph-properties style:text-autospace="none" fo:line-height="105%"/>
    </style:style>
    <style:style style:name="T2039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0" style:family="paragraph" style:parent-style-name="Normal">
      <style:paragraph-properties style:text-autospace="none" fo:line-height="105%"/>
    </style:style>
    <style:style style:name="T204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1" style:family="paragraph" style:parent-style-name="Normal">
      <style:paragraph-properties style:text-autospace="none" fo:line-height="105%"/>
    </style:style>
    <style:style style:name="T2041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2" style:family="paragraph" style:parent-style-name="Normal">
      <style:paragraph-properties style:text-autospace="none" fo:line-height="105%"/>
    </style:style>
    <style:style style:name="T204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3" style:family="paragraph" style:parent-style-name="Normal">
      <style:paragraph-properties style:text-autospace="none" fo:line-height="105%"/>
    </style:style>
    <style:style style:name="T204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4" style:family="paragraph" style:parent-style-name="Normal">
      <style:paragraph-properties style:text-autospace="none" fo:line-height="105%"/>
    </style:style>
    <style:style style:name="T2044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5" style:family="paragraph" style:parent-style-name="Normal">
      <style:paragraph-properties style:text-autospace="none" fo:line-height="105%"/>
    </style:style>
    <style:style style:name="T2045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6" style:family="paragraph" style:parent-style-name="Normal">
      <style:paragraph-properties style:text-autospace="none" fo:line-height="105%"/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7" style:family="paragraph" style:parent-style-name="Normal">
      <style:paragraph-properties style:text-autospace="none" fo:line-height="105%"/>
    </style:style>
    <style:style style:name="T2047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8" style:family="paragraph" style:parent-style-name="Normal">
      <style:paragraph-properties style:text-autospace="none" fo:line-height="105%"/>
    </style:style>
    <style:style style:name="T2048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49" style:family="paragraph" style:parent-style-name="Normal">
      <style:paragraph-properties style:text-autospace="none" fo:line-height="105%"/>
    </style:style>
    <style:style style:name="T2049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0" style:family="paragraph" style:parent-style-name="Normal">
      <style:paragraph-properties style:text-autospace="none" fo:line-height="105%"/>
    </style:style>
    <style:style style:name="T205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1" style:family="paragraph" style:parent-style-name="Normal">
      <style:paragraph-properties style:text-autospace="none" fo:line-height="105%"/>
    </style:style>
    <style:style style:name="T2051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2" style:family="paragraph" style:parent-style-name="Normal">
      <style:paragraph-properties style:text-autospace="none" fo:line-height="105%"/>
    </style:style>
    <style:style style:name="T205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3" style:family="paragraph" style:parent-style-name="Normal">
      <style:paragraph-properties style:text-autospace="none" fo:line-height="105%"/>
    </style:style>
    <style:style style:name="T205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4" style:family="paragraph" style:parent-style-name="Normal">
      <style:paragraph-properties style:text-autospace="none" fo:line-height="105%"/>
    </style:style>
    <style:style style:name="T2054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5" style:family="paragraph" style:parent-style-name="Normal">
      <style:paragraph-properties style:text-autospace="none" fo:line-height="105%"/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6" style:family="paragraph" style:parent-style-name="Normal">
      <style:paragraph-properties style:text-autospace="none" fo:line-height="105%"/>
    </style:style>
    <style:style style:name="T2056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7" style:family="paragraph" style:parent-style-name="Normal">
      <style:paragraph-properties style:text-autospace="none" fo:line-height="105%"/>
    </style:style>
    <style:style style:name="T2057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8" style:family="paragraph" style:parent-style-name="Normal">
      <style:paragraph-properties style:text-autospace="none" fo:line-height="105%"/>
    </style:style>
    <style:style style:name="T2058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59" style:family="paragraph" style:parent-style-name="Normal">
      <style:paragraph-properties style:text-autospace="none" fo:line-height="105%"/>
    </style:style>
    <style:style style:name="T2059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60" style:family="paragraph" style:parent-style-name="Normal">
      <style:paragraph-properties style:text-autospace="none" fo:line-height="105%"/>
    </style:style>
    <style:style style:name="T2060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61" style:family="paragraph" style:parent-style-name="Normal">
      <style:paragraph-properties style:text-autospace="none" fo:line-height="105%"/>
    </style:style>
    <style:style style:name="T2061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62" style:family="paragraph" style:parent-style-name="Normal">
      <style:paragraph-properties style:text-autospace="none" fo:line-height="105%"/>
    </style:style>
    <style:style style:name="T2062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63" style:family="paragraph" style:parent-style-name="Normal">
      <style:paragraph-properties style:text-autospace="none" fo:line-height="105%"/>
    </style:style>
    <style:style style:name="T2063_1" style:family="text">
      <style:text-properties style:font-name="Calibri" fo:font-size="15pt" style:font-size-asian="15pt" style:font-name-complex="Calibri" style:font-size-complex="15pt" fo:font-weight="bold" style:font-weight-asian="bold" style:font-weight-complex="bold"/>
    </style:style>
    <style:style style:name="P206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6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6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6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6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6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4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5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6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7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8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79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80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81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82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83" style:family="paragraph" style:parent-style-name="Normal">
      <style:paragraph-properties style:text-autospace="none" fo:line-height="115%" fo:margin-bottom="0.353cm"/>
      <style:text-properties style:font-name="Calibri" style:font-name-complex="Calibri" fo:language="en"/>
    </style:style>
    <style:style style:name="P2084" style:family="paragraph" style:parent-style-name="Normal"/>
  </office:automatic-styles>
  <office:body>
    <office:text>
      <text:p text:style-name="P1"/>
      <text:p text:style-name="P2"><text:span text:style-name="T2_1">Practicle<text:s/>1:</text:span></text:p>
      <text:p text:style-name="P3"/>
      <text:p text:style-name="P4"><text:span text:style-name="T4_1">1]</text:span></text:p>
      <text:p text:style-name="P5"/>
      <text:p text:style-name="P6"><text:span text:style-name="T6_1">Create<text:s/>a<text:s/>db<text:s/>called<text:s/>company<text:s/>consist<text:s/>of<text:s/>the<text:s/>following<text:s/>tables.</text:span></text:p>
      <text:p text:style-name="P7"><text:span text:style-name="T7_1">1.Emp<text:s/>(eno,ename,<text:s/>job,hiredate,salary,commission,deptno,)</text:span></text:p>
      <text:p text:style-name="P8"><text:span text:style-name="T8_1">2.dept(deptno,deptname,location)</text:span></text:p>
      <text:p text:style-name="P9"><text:span text:style-name="T9_1">eno<text:s/>is<text:s/>primary<text:s/>key<text:s/>in<text:s/>emp</text:span></text:p>
      <text:p text:style-name="P10"><text:span text:style-name="T10_1">deptno<text:s/>is<text:s/>primary<text:s/>key<text:s/>in<text:s/>dept</text:span></text:p>
      <text:p text:style-name="P11"><text:span text:style-name="T11_1">Solve<text:s/>Queries<text:s/>by<text:s/>SQL</text:span></text:p>
      <text:p text:style-name="P12"><text:span text:style-name="T12_1">1.<text:s/>List<text:s/>the<text:s/>maximum<text:s/>salary<text:s/>paid<text:s/>to<text:s/>salesman<text:s/></text:span></text:p>
      <text:p text:style-name="P13"><text:span text:style-name="T13_1">2.<text:s/>List<text:s/>name<text:s/>of<text:s/>emp<text:s/>whose<text:s/>name<text:s/>start<text:s/>with<text:s/>‘I’</text:span></text:p>
      <text:p text:style-name="P14"><text:span text:style-name="T14_1">3.<text:s/>List<text:s/>details<text:s/>of<text:s/>emp<text:s/>who<text:s/>have<text:s/>joined<text:s/>before<text:s/>’30-sept-81’</text:span></text:p>
      <text:p text:style-name="P15"><text:span text:style-name="T15_1">4.<text:s/>List<text:s/>the<text:s/>emp<text:s/>details<text:s/>in<text:s/>the<text:s/>descending<text:s/>order<text:s/>of<text:s/>their<text:s/>basic<text:s/>salary</text:span></text:p>
      <text:p text:style-name="P16"><text:span text:style-name="T16_1">5.<text:s/>List<text:s/>of<text:s/>no.<text:s/>of<text:s/>emp<text:s/>&amp;<text:s/>avg<text:s/>salary<text:s/>for<text:s/>emp<text:s/>in<text:s/>the<text:s/>dept<text:s/>no<text:s/>‘20’</text:span></text:p>
      <text:p text:style-name="P17"><text:span text:style-name="T17_1">6.<text:s/>List<text:s/>the<text:s/>avg<text:s/>salary,<text:s/>minimum<text:s/>salary<text:s/>of<text:s/>the<text:s/>emp<text:s/>hiredatewise<text:s/>for<text:s/>dept<text:s/>no<text:s/>‘10’.</text:span></text:p>
      <text:p text:style-name="P18"><text:span text:style-name="T18_1">7.<text:s/>List<text:s/>emp<text:s/>name<text:s/>and<text:s/>its<text:s/>department</text:span></text:p>
      <text:p text:style-name="P19"><text:span text:style-name="T19_1">8.<text:s/>List<text:s/>total<text:s/>salary<text:s/>paid<text:s/>to<text:s/>each<text:s/>department</text:span></text:p>
      <text:p text:style-name="P20"><text:span text:style-name="T20_1">9.<text:s/>List<text:s/>details<text:s/>of<text:s/>employee<text:s/>working<text:s/>in<text:s/>‘Dev’<text:s/>department</text:span></text:p>
      <text:p text:style-name="P21"><text:span text:style-name="T21_1">10.<text:s/>Update<text:s/>salary<text:s/>of<text:s/>all<text:s/>employees<text:s/>in<text:s/>deptno<text:s/>10<text:s/>by<text:s/>5<text:s/>%.</text:span></text:p>
      <text:p text:style-name="P22"/>
      <text:p text:style-name="P23"><text:span text:style-name="T23_1">1.<text:s/>List<text:s/>the<text:s/>maximum<text:s/>salary<text:s/>paid<text:s/>to<text:s/>salesman</text:span></text:p>
      <text:p text:style-name="P24"/>
      <text:p text:style-name="P25"><text:span text:style-name="T25_1">SELECT<text:s/>MAX(salary)<text:s text:c="2"/>FROM<text:s/>Emp<text:s/>WHERE<text:s/>job<text:s/>=<text:s/>'Salesman';</text:span></text:p>
      <text:p text:style-name="P26"><text:span text:style-name="T26_1">--&gt;<text:s/>SELECT<text:s/>MAX(salary)<text:s text:c="2"/>FROM<text:s/>Emp<text:s/>WHERE<text:s/>job<text:s/>=<text:s/>'Salesman';</text:span></text:p>
      <text:p text:style-name="P27"/>
      <text:p text:style-name="P28"><text:span text:style-name="T28_1">2.<text:s/>List<text:s/>name<text:s/>of<text:s/>emp<text:s/>whose<text:s/>name<text:s/>start<text:s/>with<text:s/>‘I’</text:span></text:p>
      <text:p text:style-name="P29"/>
      <text:p text:style-name="P30"><text:span text:style-name="T30_1">SELECT<text:s/>ename<text:s/>FROM<text:s/>Emp<text:s text:c="2"/>WHERE<text:s/>ename<text:s/>LIKE<text:s/>'I%'<text:s/>;</text:span></text:p>
      <text:p text:style-name="P31"><text:span text:style-name="T31_1">--&gt;<text:s/>SELECT<text:s/>ename<text:s/>FROM<text:s/>Emp<text:s text:c="2"/>WHERE<text:s/>ename<text:s/>LIKE<text:s/>'I%'<text:s/>;</text:span></text:p>
      <text:p text:style-name="P32"/>
      <text:p text:style-name="P33"><text:span text:style-name="T33_1">3.<text:s/>List<text:s/>details<text:s/>of<text:s/>emp<text:s/>who<text:s/>have<text:s/>joined<text:s/>before<text:s/>’30-sept-81’</text:span></text:p>
      <text:p text:style-name="P34"/>
      <text:p text:style-name="P35"><text:span text:style-name="T35_1">SELECT<text:s/>*<text:s/>FROM<text:s/>Emp<text:s/>WHERE<text:s/>hiredate&lt;('1991-09-30');</text:span></text:p>
      <text:p text:style-name="P36"><text:span text:style-name="T36_1">--&gt;<text:s/>SELECT<text:s/>*<text:s/>FROM<text:s/>Emp<text:s/>WHERE<text:s/>hiredate&lt;('1991-09-30');</text:span></text:p>
      <text:p text:style-name="P37"/>
      <text:p text:style-name="P38"><text:span text:style-name="T38_1">4.<text:s/>List<text:s/>the<text:s/>emp<text:s/>details<text:s/>in<text:s/>the<text:s/>descending<text:s/>order<text:s/>of<text:s/>their<text:s/>basic<text:s/>salary</text:span></text:p>
      <text:p text:style-name="P39"/>
      <text:p text:style-name="P40"><text:span text:style-name="T40_1">SELECT<text:s/>*<text:s/>FROM<text:s/>Emp<text:s/>ORDER<text:s/>BY<text:s/>salary<text:s/>DESC;</text:span></text:p>
      <text:p text:style-name="P41"><text:span text:style-name="T41_1">--&gt;<text:s/>SELECT<text:s/>*<text:s/>FROM<text:s/>Emp<text:s/>ORDER<text:s/>BY<text:s/>salary<text:s/>DESC;</text:span></text:p>
      <text:p text:style-name="P42"/>
      <text:p text:style-name="P43"/>
      <text:p text:style-name="P44"><text:span text:style-name="T44_1">5.<text:s/>List<text:s/>of<text:s/>no.<text:s/>of<text:s/>emp<text:s/>&amp;<text:s/>avg<text:s/>salary<text:s/>for<text:s/>emp<text:s/>in<text:s/>the<text:s/>dept<text:s/>no<text:s/>‘20’</text:span></text:p>
      <text:p text:style-name="P45"/>
      <text:p text:style-name="P46"><text:span text:style-name="T46_1">SELECT<text:s/>count(*),<text:s/>avg(salary)<text:s/>From<text:s/>Emp<text:s/>Where<text:s/>deptno<text:s/>=<text:s/>20;</text:span></text:p>
      <text:p text:style-name="P47"><text:span text:style-name="T47_1">--&gt;<text:s/>SELECT<text:s/>count(*),<text:s/>avg(salary)<text:s/>From<text:s/>Emp<text:s/>Where<text:s/>deptno<text:s/>=<text:s/>20;</text:span></text:p>
      <text:p text:style-name="P48"/>
      <text:p text:style-name="P49"><text:span text:style-name="T49_1">6.<text:s/>List<text:s/>the<text:s/>avg<text:s/>salary,<text:s/>minimum<text:s/>salary<text:s/>of<text:s/>the<text:s/>emp<text:s/>hiredatewise<text:s/>for<text:s/>dept<text:s/>no<text:s/>‘10’.</text:span></text:p>
      <text:p text:style-name="P50"/>
      <text:p text:style-name="P51"><text:span text:style-name="T51_1">//Doubt<text:s/>:<text:s/>SELECT<text:s/>AVG(salary),Min(salary)<text:s/>FROM<text:s/>Emp<text:s/>WHERE<text:s/>deptno<text:s/>=<text:s/>10;</text:span></text:p>
      <text:p text:style-name="P52"><text:span text:style-name="T52_1">--&gt;<text:s/>//Doubt<text:s/>:<text:s/>SELECT<text:s/>AVG(salary),Min(salary)<text:s/>FROM<text:s/>Emp<text:s/>WHERE<text:s/>deptno<text:s/>=<text:s/>10;</text:span></text:p>
      <text:p text:style-name="P53"/>
      <text:p text:style-name="P54"><text:span text:style-name="T54_1">7.<text:s/>List<text:s/>emp<text:s/>name<text:s/>and<text:s/>its<text:s/>department</text:span></text:p>
      <text:p text:style-name="P55"/>
      <text:p text:style-name="P56"><text:span text:style-name="T56_1">SELECT<text:s/>e.ename,d.deptname<text:s/>FROM<text:s/>Emp<text:s/>e,<text:s/>dept<text:s/>d<text:s/>WHERE<text:s/>e.deptno<text:s/>=<text:s/>d.deptno;</text:span></text:p>
      <text:p text:style-name="P57"><text:span text:style-name="T57_1">--&gt;<text:s/>SELECT<text:s/>e.ename,d.deptname<text:s/>FROM<text:s/>Emp<text:s/>e,<text:s/>dept<text:s/>d<text:s/>WHERE<text:s/>e.deptno<text:s/>=<text:s/>d.deptno;</text:span></text:p>
      <text:p text:style-name="P58"/>
      <text:p text:style-name="P59"><text:span text:style-name="T59_1">8.<text:s/>List<text:s/>total<text:s/>salary<text:s/>paid<text:s/>to<text:s/>each<text:s/>department</text:span></text:p>
      <text:p text:style-name="P60"/>
      <text:p text:style-name="P61"><text:span text:style-name="T61_1">SELECT<text:s/>e.salary,<text:s/>d.deptname<text:s/>FROM<text:s/>Emp<text:s/>e,<text:s/>dept<text:s/>d<text:s/>WHERE<text:s/>e.deptno<text:s/>=<text:s/>d.deptno;</text:span></text:p>
      <text:p text:style-name="P62"><text:span text:style-name="T62_1">--&gt;<text:s/>SELECT<text:s/>e.salary,<text:s/>d.deptname<text:s/>FROM<text:s/>Emp<text:s/>e,<text:s/>dept<text:s/>d<text:s/>WHERE<text:s/>e.deptno<text:s/>=<text:s/>d.deptno;</text:span></text:p>
      <text:p text:style-name="P63"/>
      <text:p text:style-name="P64"><text:span text:style-name="T64_1">9.<text:s/>List<text:s/>details<text:s/>of<text:s/>employee<text:s/>working<text:s/>in<text:s/>‘Dev’<text:s/>department</text:span></text:p>
      <text:p text:style-name="P65"/>
      <text:p text:style-name="P66"><text:span text:style-name="T66_1">SELECT<text:s/>*<text:s/>FROM<text:s/>Emp<text:s/>WHERE<text:s/>deptno<text:s/>IN<text:s/></text:span></text:p>
      <text:p text:style-name="P67"><text:span text:style-name="T67_1">--&gt;<text:s/>SELECT<text:s/>*<text:s/>FROM<text:s/>Emp<text:s/>WHERE<text:s/>deptno<text:s/>IN<text:s/></text:span></text:p>
      <text:p text:style-name="P68"><text:span text:style-name="T68_1">(SELECT<text:s/>deptno<text:s/>FROM<text:s/>dept<text:s/>WHERE<text:s/>deptname<text:s/>=<text:s/>'Dev')<text:s/>;</text:span></text:p>
      <text:p text:style-name="P69"/>
      <text:p text:style-name="P70"><text:span text:style-name="T70_1">10.<text:s/>Update<text:s/>salary<text:s/>of<text:s/>all<text:s/>employees<text:s/>in<text:s/>deptno<text:s/>10<text:s/>by<text:s/>5<text:s/>%.</text:span></text:p>
      <text:p text:style-name="P71"/>
      <text:p text:style-name="P72"><text:span text:style-name="T72_1">UPDATE<text:s/>Emp<text:s/>SET<text:s/>salary<text:s text:c="2"/>=<text:s/>(select<text:s/>salary+(select<text:s/>salary*.5))</text:span></text:p>
      <text:p text:style-name="P73"><text:span text:style-name="T73_1">--&gt;<text:s/>UPDATE<text:s/>Emp<text:s/>SET<text:s/>salary<text:s text:c="2"/>=<text:s/>(select<text:s/>salary+(select<text:s/>salary*.5))</text:span></text:p>
      <text:p text:style-name="P74"><text:span text:style-name="T74_1">WHERE<text:s/>deptno<text:s/>=<text:s/>10;</text:span></text:p>
      <text:p text:style-name="P75"/>
      <text:p text:style-name="P76"><text:span text:style-name="T76_1">------------------------------------------------------------------------------------------------------------------------</text:span></text:p>
      <text:p text:style-name="P77"/>
      <text:p text:style-name="P78"><text:span text:style-name="T78_1">Practicle<text:s/>2:</text:span></text:p>
      <text:p text:style-name="P79"/>
      <text:p text:style-name="P80"><text:span text:style-name="T80_1">Create<text:s/>a<text:s/>database</text:span></text:p>
      <text:p text:style-name="P81"><text:span text:style-name="T81_1">1.<text:s/>employee<text:s/>(employee<text:s/>name,<text:s/>street,<text:s/>city)<text:s/>,employee<text:s/>name<text:s/>is<text:s/>primary<text:s/>key</text:span></text:p>
      <text:p text:style-name="P82"><text:span text:style-name="T82_1">2.<text:s/>works<text:s/>(employee<text:s/>name,<text:s/>company<text:s/>name,<text:s/>salary)</text:span></text:p>
      <text:p text:style-name="P83"><text:span text:style-name="T83_1">3.<text:s/>company<text:s/>(company<text:s/>name,<text:s/>city)<text:s/>,company<text:s/>name<text:s/>is<text:s/>primary<text:s/>key</text:span></text:p>
      <text:p text:style-name="P84"><text:span text:style-name="T84_1">4.<text:s/>manages<text:s/>(employee<text:s/>name,<text:s/>manager<text:s/>name)</text:span></text:p>
      <text:p text:style-name="P85"/>
      <text:p text:style-name="P86"><text:span text:style-name="T86_1">SQL<text:s/>Queries:</text:span></text:p>
      <text:p text:style-name="P87"/>
      <text:p text:style-name="P88"><text:span text:style-name="T88_1">CREAE<text:s/>DATABASE<text:s/>Bank;</text:span></text:p>
      <text:p text:style-name="P89"/>
      <text:p text:style-name="P90"><text:span text:style-name="T90_1">USE<text:s/>Bank;</text:span></text:p>
      <text:p text:style-name="P91"/>
      <text:p text:style-name="P92"><text:span text:style-name="T92_1">CREATE<text:s/>TABLE<text:s/>employee(emp_name<text:s/>VARCHAR(30),<text:s/>street<text:s/>VARCHAR(30),<text:s/>city<text:s/>VARCHAR(20),<text:s/>PRIMARY<text:s/>KEY<text:s/>(emp_name));</text:span></text:p>
      <text:p text:style-name="P93"/>
      <text:p text:style-name="P94"><text:span text:style-name="T94_1">CREATE<text:s/>TABLE<text:s/>works(emp_name<text:s/>VARCHAR(30),<text:s/>com_name<text:s/>VARCHAR(30),<text:s/>salary<text:s/>INT);</text:span></text:p>
      <text:p text:style-name="P95"/>
      <text:p text:style-name="P96"><text:span text:style-name="T96_1">CREATE<text:s/>TABLE<text:s/>company(com_name<text:s/>VARCHAR(30)<text:s/>PRIMARY<text:s/>KEY,<text:s/>city<text:s/>VARCHAR(30));</text:span></text:p>
      <text:p text:style-name="P97"/>
      <text:p text:style-name="P98"><text:span text:style-name="T98_1">CREATE<text:s/>TABLE<text:s/>manages(emp_name<text:s/>VARCHAR(30),<text:s/>man_name<text:s/>VARCHAR(30));</text:span></text:p>
      <text:p text:style-name="P99"/>
      <text:p text:style-name="P100"><text:span text:style-name="T100_1">insert<text:s/>into<text:s/>employee<text:s/>values<text:s/>("Neha","A<text:s/>street","Pune"),("Reesha","B<text:s/>street","Mumbai"),("Ritika","C<text:s/>street","Delhi"),("Ritu","C<text:s/>street","Delhi"),("Ryan","A<text:s/>street","Pune"),("Kelly","B<text:s/>street","Mumbai");</text:span></text:p>
      <text:p text:style-name="P101"><text:span text:style-name="T101_1">insert<text:s/>into<text:s/>company<text:s/>values<text:s/>("First<text:s/>Bank<text:s/>Corporation","Pune"),("Small<text:s/>Bank<text:s/>Corporation","Mumbai"),("No<text:s/>Bank<text:s/>Corporation","Delhi"),("Yes<text:s/>Bank<text:s/>Corporation","Pune"),("More<text:s/>Bank<text:s/>Corporation","Mumbai");</text:span></text:p>
      <text:p text:style-name="P102"><text:span text:style-name="T102_1">insert<text:s/>into<text:s/>works<text:s/>values<text:s/>("Neha","First<text:s/>Bank<text:s/>Corporation",40000),("Reesha","Small<text:s/>Bank<text:s/>Corporation",30000),("Ritika","No<text:s/>Bank<text:s/>Corporation",35000),("Ritu","Small<text:s/>Bank<text:s/>Corporation",25000),("Ryan","First<text:s/>Bank<text:s/>Corporation",15000),("Kelly","First<text:s/>Bank<text:s/>Corporation",10000);</text:span></text:p>
      <text:p text:style-name="P103"><text:span text:style-name="T103_1">insert<text:s/>into<text:s/>manages<text:s/>values<text:s/>("Neha","Ryan"),("Ritika","Kelly"),("Reesha","Ritu");</text:span></text:p>
      <text:p text:style-name="P104"/>
      <text:p text:style-name="P105"><text:span text:style-name="T105_1">Solve<text:s/>Queries<text:s/>by<text:s/>SQL:<text:s/></text:span></text:p>
      <text:p text:style-name="P106"/>
      <text:p text:style-name="P107"><text:span text:style-name="T107_1">1.<text:s/>Find<text:s/>the<text:s/>names<text:s/>of<text:s/>all<text:s/>employees<text:s/>who<text:s/>work<text:s/>for<text:s/>First<text:s/>Bank<text:s/>Corporation.</text:span></text:p>
      <text:p text:style-name="P108"/>
      <text:p text:style-name="P109"><text:span text:style-name="T109_1">--&gt;<text:s/>SELECT<text:s/>emp_name<text:s/>FROM<text:s/>works<text:s/>WHERE<text:s/>com_name<text:s/>=<text:s/>'First<text:s/>Bank<text:s/>Corporation';</text:span></text:p>
      <text:p text:style-name="P110"/>
      <text:p text:style-name="P111"><text:span text:style-name="T111_1">2.<text:s/>Find<text:s/>all<text:s/>employees<text:s/>who<text:s/>do<text:s/>not<text:s/>work<text:s/>for<text:s/>First<text:s/>Bank<text:s/>Coorporation</text:span></text:p>
      <text:p text:style-name="P112"/>
      <text:p text:style-name="P113"><text:span text:style-name="T113_1">--&gt;<text:s/>SELECT<text:s/>emp_name<text:s/>FROM<text:s/>works<text:s/>WHERE<text:s/>com_name<text:s/>&lt;&gt;'First<text:s/>Bank<text:s/>Corporation';</text:span></text:p>
      <text:p text:style-name="P114"/>
      <text:p text:style-name="P115"><text:span text:style-name="T115_1">3.<text:s/>Find<text:s/>the<text:s/>company<text:s/>that<text:s/>has<text:s/>most<text:s/>employees.</text:span></text:p>
      <text:p text:style-name="P116"/>
      <text:p text:style-name="P117"><text:span text:style-name="T117_1">--&gt;<text:s/>SELECT<text:s text:c="2"/>com_name<text:s/>FROM<text:s/>works<text:s/>GROUP<text:s/>BY<text:s/>com_name<text:s/>ORDER<text:s/>BY<text:s/>COUNT(*)<text:s/>DESC<text:s/>LIMIT<text:s/>1;</text:span></text:p>
      <text:p text:style-name="P118"/>
      <text:p text:style-name="P119"><text:span text:style-name="T119_1">4.<text:s/>Find<text:s/>all<text:s/>companies<text:s/>located<text:s/>in<text:s/>every<text:s/>in<text:s/>which<text:s/>small<text:s/>bank<text:s/>corporation<text:s/>is<text:s/>located</text:span></text:p>
      <text:p text:style-name="P120"/>
      <text:p text:style-name="P121"><text:span text:style-name="T121_1">--&gt;<text:s/>4th<text:s/>not<text:s/>done</text:span></text:p>
      <text:p text:style-name="P122"/>
      <text:p text:style-name="P123"><text:span text:style-name="T123_1">5.<text:s/>Find<text:s/>details<text:s/>of<text:s/>employee<text:s/>having<text:s/>salary<text:s/>greater<text:s/>than<text:s/>10,000.</text:span></text:p>
      <text:p text:style-name="P124"/>
      <text:p text:style-name="P125"><text:span text:style-name="T125_1">--&gt;<text:s/>SELECT<text:s/>e.emp_name,<text:s/>e.street,<text:s/>e.city,<text:s/>w.com_name,<text:s/>w.salary<text:s/>FROM<text:s/>works<text:s/>w,employee<text:s/>e<text:s/>WHERE<text:s/>salary<text:s/>&gt;<text:s/>10000<text:s/>AND<text:s/>w.emp_name<text:s/>=<text:s/>e.emp_name;</text:span></text:p>
      <text:p text:style-name="P126"/>
      <text:p text:style-name="P127"><text:span text:style-name="T127_1">6.<text:s/>Update<text:s/>salary<text:s/>of<text:s/>all<text:s/>employees<text:s/>who<text:s/>work<text:s/>for<text:s/>First<text:s/>Bank<text:s/>Corporation<text:s/>by<text:s/>10%.</text:span></text:p>
      <text:p text:style-name="P128"/>
      <text:p text:style-name="P129"><text:span text:style-name="T129_1">--&gt;<text:s/>UPDATE<text:s/>works<text:s/>SET<text:s/>salary<text:s/>=<text:s/>(salary<text:s/>+<text:s/>(salary*.10))<text:s/>WHERE<text:s/>com_name<text:s/>=<text:s/>'First<text:s/>Bank<text:s/>Corporation';</text:span></text:p>
      <text:p text:style-name="P130"/>
      <text:p text:style-name="P131"><text:span text:style-name="T131_1">7.<text:s/>Find<text:s/>employee<text:s/>and<text:s/>their<text:s/>managers</text:span></text:p>
      <text:p text:style-name="P132"/>
      <text:p text:style-name="P133"><text:span text:style-name="T133_1">--&gt;<text:s/>SELECT<text:s/>*<text:s/>FROM<text:s/>manages;</text:span></text:p>
      <text:p text:style-name="P134"/>
      <text:p text:style-name="P135"><text:span text:style-name="T135_1">8.<text:s/>Find<text:s/>the<text:s/>names,<text:s/>street<text:s/>and<text:s/>cities<text:s/>of<text:s/>all<text:s/>employees<text:s/>who<text:s/>work<text:s/>for<text:s/>First<text:s/>Bank</text:span></text:p>
      <text:p text:style-name="P136"><text:span text:style-name="T136_1">Corporation<text:s/>and<text:s/>earn<text:s/>more<text:s/>than<text:s/>10,000.</text:span></text:p>
      <text:p text:style-name="P137"/>
      <text:p text:style-name="P138"><text:span text:style-name="T138_1">--&gt;<text:s/>SELECT<text:s text:c="2"/>e.emp_name,<text:s/>e.street,<text:s/>e.city<text:s/>FROM<text:s/>works<text:s/>w,<text:s/>employee<text:s/>e<text:s/>WHERE<text:s/>w.com_name<text:s/>=<text:s/>'First<text:s/>Bank<text:s/>Corporation'<text:s/>AND<text:s/>salary<text:s/>&gt;<text:s/>10000;<text:s/></text:span></text:p>
      <text:p text:style-name="P139"/>
      <text:p text:style-name="P140"><text:span text:style-name="T140_1">9.<text:s/>Find<text:s/>those<text:s/>companies<text:s/>whose<text:s/>employees<text:s/>earn<text:s/>a<text:s/>higher<text:s/>salary,on<text:s/>average,<text:s/>than<text:s/>th</text:span></text:p>
      <text:p text:style-name="P141"><text:span text:style-name="T141_1">average<text:s/>salary<text:s/>at<text:s/>First<text:s/>Bank<text:s/>Corporation</text:span></text:p>
      <text:p text:style-name="P142"/>
      <text:p text:style-name="P143"><text:span text:style-name="T143_1">--&gt;<text:s/>9th<text:s/>not<text:s/>done</text:span></text:p>
      <text:p text:style-name="P144"><text:span text:style-name="T144_1">----------------------------------------------------------------------------------------------------------------------------------------------------------------------</text:span></text:p>
      <text:p text:style-name="P145"/>
      <text:p text:style-name="P146"><text:span text:style-name="T146_1">---------------------------------------------------------------------------------------------------------------------------------</text:span></text:p>
      <text:p text:style-name="P147"><text:span text:style-name="T147_1">Practicle<text:s/>3:</text:span></text:p>
      <text:p text:style-name="P148"/>
      <text:p text:style-name="P149"><text:span text:style-name="T149_1">The<text:s/>following<text:s/>tables<text:s/>form<text:s/>part<text:s/>of<text:s/>a<text:s/>database<text:s/>held<text:s/>in<text:s/>a<text:s/>relational<text:s/>DBMS:</text:span></text:p>
      <text:p text:style-name="P150"><text:span text:style-name="T150_1">Hotel<text:s/>(HotelNo,<text:s/>Name,<text:s/>City)<text:s/>HotelNo<text:s/>is<text:s/>the<text:s/>primary<text:s/>key</text:span></text:p>
      <text:p text:style-name="P151"><text:span text:style-name="T151_1">Room<text:s/>(RoomNo,<text:s/>HotelNo,<text:s/>Type,<text:s/>Price)</text:span></text:p>
      <text:p text:style-name="P152"><text:span text:style-name="T152_1">Booking<text:s/>(HotelNo,<text:s/>GuestNo,<text:s/>DateFrom,<text:s/>DateTo,<text:s/>RoomNo)</text:span></text:p>
      <text:p text:style-name="P153"><text:span text:style-name="T153_1">Guest<text:s/>(GuestNo,<text:s/>GuestName,<text:s/>GuestAddress)<text:s/>GuestNo<text:s/>is<text:s/>primary<text:s/>key</text:span></text:p>
      <text:p text:style-name="P154"><text:span text:style-name="T154_1">Room<text:s/>contains<text:s/>room<text:s/>details<text:s/>for<text:s/>each<text:s/>hotel<text:s/>and<text:s/>(HotelNo,<text:s/>RoomNo)<text:s/>forms<text:s/>the</text:span></text:p>
      <text:p text:style-name="P155"><text:span text:style-name="T155_1">primary<text:s/>key.Booking<text:s/>contains<text:s/>details<text:s/>of<text:s/>the<text:s/>bookings<text:s/>and<text:s/>the<text:s/>primary<text:s/>key<text:s/>comprises</text:span></text:p>
      <text:p text:style-name="P156"><text:span text:style-name="T156_1">(HotelNo,<text:s/>GuestNo<text:s/>and<text:s/>DateFrom)</text:span></text:p>
      <text:p text:style-name="P157"/>
      <text:p text:style-name="P158"><text:span text:style-name="T158_1">SQL<text:s/>queries:</text:span></text:p>
      <text:p text:style-name="P159"/>
      <text:p text:style-name="P160"><text:span text:style-name="T160_1">CREATE<text:s/>DATABASE<text:s/>HotelBooking;</text:span></text:p>
      <text:p text:style-name="P161"/>
      <text:p text:style-name="P162"><text:span text:style-name="T162_1">USE<text:s/>HotelBooking;.</text:span></text:p>
      <text:p text:style-name="P163"/>
      <text:p text:style-name="P164"><text:span text:style-name="T164_1">CREATE<text:s/>TABLE<text:s/>Hotel(<text:s/>hotel_no<text:s/>INT,<text:s/>hotel_name<text:s/>VARCHAR(20),<text:s/>city<text:s/>VARCHAR(20),<text:s/>PRIMARY<text:s/>KEY<text:s/>(hotel_no));</text:span></text:p>
      <text:p text:style-name="P165"/>
      <text:p text:style-name="P166"><text:span text:style-name="T166_1">CREATE<text:s/>TABLE<text:s/>Room(room_no<text:s/>INT,<text:s/>hotel_no<text:s/>INT,<text:s/>type<text:s/>VARCHAR(20),<text:s/>price<text:s/>DECIMAL,<text:s/>PRIMARY<text:s/>KEY(room_no),<text:s/>FOREIGN<text:s/>KEY(hotel_no)<text:s/>REFERENCES<text:s/>Hotel(hotel_no));</text:span></text:p>
      <text:p text:style-name="P167"/>
      <text:p text:style-name="P168"><text:span text:style-name="T168_1">CREATE<text:s/>TABLE<text:s/>Guest(guest_no<text:s/>INT,<text:s/>guest_name<text:s/>VARCHAR(20),<text:s/>g_address<text:s/>VARCHAR(20),<text:s/>PRIMARY<text:s/>KEY(guest_no));</text:span></text:p>
      <text:p text:style-name="P169"/>
      <text:p text:style-name="P170"><text:span text:style-name="T170_1">CREATE<text:s/>TABLE<text:s/>Booking(hotel_no<text:s/>INT,<text:s/>guest_no<text:s/>INT,<text:s/>dateFrom<text:s/>DATE,<text:s/>dateTo<text:s/>DATE,<text:s/>room_no<text:s/>INT,<text:s/>FOREIGN<text:s/>KEY(guest_no)<text:s/>REFERENCES<text:s/>Guest(guest_no),<text:s/>FOREIGN<text:s/>KEY(room_no)<text:s/>REFERENCES<text:s/>Room(room_no));</text:span></text:p>
      <text:p text:style-name="P171"/>
      <text:p text:style-name="P172"><text:span text:style-name="T172_1">INSERT<text:s/>INTO<text:s/>Hotel(<text:s/>hotel_no,<text:s/>hotel_name,<text:s/>city)<text:s/>VALUES(<text:s/>1,<text:s/>'Grosvenor',<text:s/>'London'),(2,<text:s/>'RajPlaza',<text:s/>'Pune'),<text:s/>(3,<text:s/>'Alpine',<text:s/>'Mumbai')(<text:s/>4,<text:s/>'Athens',<text:s/>'London');</text:span></text:p>
      <text:p text:style-name="P173"/>
      <text:p text:style-name="P174"><text:span text:style-name="T174_1">INSERT<text:s/>INTO<text:s/>Room(<text:s/>room_no,<text:s/>hotel_no,<text:s/>type,<text:s/>price)<text:s/>VALUES</text:span></text:p>
      <text:p text:style-name="P175"><text:span text:style-name="T175_1">(101,<text:s/>1,<text:s/>'single',<text:s/>30),</text:span></text:p>
      <text:p text:style-name="P176"><text:span text:style-name="T176_1">(102,<text:s/>1,<text:s/>'double',<text:s/>40),</text:span></text:p>
      <text:p text:style-name="P177"><text:span text:style-name="T177_1">(103,<text:s/>1,<text:s/>'family',<text:s/>50),</text:span></text:p>
      <text:p text:style-name="P178"><text:span text:style-name="T178_1">(201,<text:s/>2,<text:s/>'single',<text:s/>35),</text:span></text:p>
      <text:p text:style-name="P179"><text:span text:style-name="T179_1">(301,<text:s/>3,<text:s/>'double',<text:s/>45),</text:span></text:p>
      <text:p text:style-name="P180"><text:span text:style-name="T180_1">(401,<text:s/>4,<text:s/>'double',<text:s/>55),</text:span></text:p>
      <text:p text:style-name="P181"><text:span text:style-name="T181_1">(402,<text:s/>4,<text:s/>'family',<text:s/>50);</text:span></text:p>
      <text:p text:style-name="P182"/>
      <text:p text:style-name="P183"><text:span text:style-name="T183_1">INSERT<text:s/>INTO<text:s/>Guest(<text:s/>guest_no,<text:s/>guest_name,<text:s/>g_address)<text:s/>VALUES</text:span></text:p>
      <text:p text:style-name="P184"><text:span text:style-name="T184_1">(11,<text:s/>'Shriam',<text:s/>'Kakslauttanen'),</text:span></text:p>
      <text:p text:style-name="P185"><text:span text:style-name="T185_1">(12,<text:s/>'Druva',<text:s/>'Jaipur'),</text:span></text:p>
      <text:p text:style-name="P186"><text:span text:style-name="T186_1">(13,<text:s/>'Pravin',<text:s/>'Latur'),</text:span></text:p>
      <text:p text:style-name="P187"><text:span text:style-name="T187_1">(14,<text:s/>'Mahesh',<text:s/>'Pune'),</text:span></text:p>
      <text:p text:style-name="P188"><text:span text:style-name="T188_1">(15,<text:s/>'Atharva',<text:s/>'Mumbai'),</text:span></text:p>
      <text:p text:style-name="P189"><text:span text:style-name="T189_1">(16,<text:s/>'Krishna',<text:s/>'London'),</text:span></text:p>
      <text:p text:style-name="P190"><text:span text:style-name="T190_1">(17,<text:s/>'Sanket',<text:s/>'Kolhapur'),</text:span></text:p>
      <text:p text:style-name="P191"><text:span text:style-name="T191_1">(18,<text:s/>'Dhaval',<text:s/>'Surat');</text:span></text:p>
      <text:p text:style-name="P192"/>
      <text:p text:style-name="P193"><text:span text:style-name="T193_1">INSERT<text:s/>INTO<text:s/>Booking(hotel_no,<text:s/>guest_no,<text:s/>dateFrom,<text:s/>dateTo,<text:s/>room_no)<text:s/>VALUES</text:span></text:p>
      <text:p text:style-name="P194"><text:span text:style-name="T194_1">(1,<text:s/>11,<text:s/>'2022-08-25',<text:s/>'2022-11-25',<text:s/>102),</text:span></text:p>
      <text:p text:style-name="P195"><text:span text:style-name="T195_1">(1,<text:s/>12,<text:s/>'2022-04-24',<text:s/>'2022-12-02',<text:s/>103),</text:span></text:p>
      <text:p text:style-name="P196"><text:span text:style-name="T196_1">(2,<text:s/>16,<text:s/>'2022-05-23',<text:s/>'2022-08-13',<text:s/>201),</text:span></text:p>
      <text:p text:style-name="P197"><text:span text:style-name="T197_1">(4,<text:s/>17,<text:s/>'2022-09-22',<text:s/>'2022-10-11',<text:s/>401),</text:span></text:p>
      <text:p text:style-name="P198"><text:span text:style-name="T198_1">(4,<text:s/>13,<text:s/>'2022-09-21',<text:s/>'2022-12-18',<text:s/>402);</text:span></text:p>
      <text:p text:style-name="P199"/>
      <text:p text:style-name="P200"><text:span text:style-name="T200_1">Solve<text:s/>following<text:s/>queries<text:s/>by<text:s/>SQL</text:span></text:p>
      <text:p text:style-name="P201"/>
      <text:p text:style-name="P202"><text:span text:style-name="T202_1">1.<text:s/>List<text:s/>full<text:s/>details<text:s/>of<text:s/>all<text:s/>hotels.</text:span></text:p>
      <text:p text:style-name="P203"/>
      <text:p text:style-name="P204"><text:span text:style-name="T204_1">--&gt;<text:s/>SELECT<text:s/>*<text:s/>FROM<text:s/>Hotel;</text:span></text:p>
      <text:p text:style-name="P205"/>
      <text:p text:style-name="P206"><text:span text:style-name="T206_1">2.<text:s/>How<text:s/>many<text:s/>hotels<text:s/>are<text:s/>there?</text:span></text:p>
      <text:p text:style-name="P207"/>
      <text:p text:style-name="P208"><text:span text:style-name="T208_1">--&gt;<text:s/>SELECT<text:s/>COUNT(*)<text:s/>FROM<text:s/>Hotel;</text:span></text:p>
      <text:p text:style-name="P209"/>
      <text:p text:style-name="P210"><text:span text:style-name="T210_1">3.<text:s/>List<text:s/>the<text:s/>price<text:s/>and<text:s/>type<text:s/>of<text:s/>all<text:s/>rooms<text:s/>at<text:s/>the<text:s/>Grosvenor<text:s/>Hotel</text:span></text:p>
      <text:p text:style-name="P211"/>
      <text:p text:style-name="P212"><text:span text:style-name="T212_1">--&gt;<text:s/>SELECT<text:s/>type,<text:s/>price<text:s/>FROM<text:s/>Room<text:s/>WHERE<text:s/>hotel_no<text:s/>=<text:s/>(SELECT<text:s/>hotel_no<text:s/>FROM<text:s/>Hotel<text:s/>WHERE<text:s/>hotel_name<text:s/>=<text:s/>'Grosvenor');</text:span></text:p>
      <text:p text:style-name="P213"/>
      <text:p text:style-name="P214"><text:span text:style-name="T214_1">4.<text:s/>List<text:s/>the<text:s/>number<text:s/>of<text:s/>rooms<text:s/>in<text:s/>each<text:s/>hotel.</text:span></text:p>
      <text:p text:style-name="P215"/>
      <text:p text:style-name="P216"><text:span text:style-name="T216_1">--&gt;<text:s/>SELECT<text:s/>hotel_no,<text:s/>count(room_no)<text:s/>AS<text:s/>count<text:s/>FROM<text:s/>Room<text:s/>GROUP<text:s/>BY<text:s/>(hotel_no);</text:span></text:p>
      <text:p text:style-name="P217"/>
      <text:p text:style-name="P218"><text:span text:style-name="T218_1">5.<text:s/>Update<text:s/>the<text:s/>price<text:s/>of<text:s/>all<text:s/>rooms<text:s/>by<text:s/>5%.</text:span></text:p>
      <text:p text:style-name="P219"/>
      <text:p text:style-name="P220"><text:span text:style-name="T220_1">--&gt;<text:s/>UPDATE<text:s/>Room<text:s/>SET<text:s/>price<text:s/>=<text:s/>price<text:s/>+<text:s/>price*.05;</text:span></text:p>
      <text:p text:style-name="P221"/>
      <text:p text:style-name="P222"><text:span text:style-name="T222_1">6.<text:s/>List<text:s/>full<text:s/>details<text:s/>of<text:s/>all<text:s/>hotels<text:s/>in<text:s/>London.</text:span></text:p>
      <text:p text:style-name="P223"/>
      <text:p text:style-name="P224"><text:span text:style-name="T224_1">--&gt;<text:s/>SELECT<text:s/>*<text:s/>FROM<text:s/>Hotel<text:s/>WHERE<text:s/>city<text:s/>=<text:s/>'London';</text:span></text:p>
      <text:p text:style-name="P225"/>
      <text:p text:style-name="P226"><text:span text:style-name="T226_1">7.<text:s/>What<text:s/>is<text:s/>the<text:s/>average<text:s/>price<text:s/>of<text:s/>a<text:s/>room?</text:span></text:p>
      <text:p text:style-name="P227"/>
      <text:p text:style-name="P228"><text:span text:style-name="T228_1">--&gt;<text:s/>SELECT<text:s/>avg(price)<text:s/>AS<text:s/>AvgPrice<text:s/>FROM<text:s/>Room;</text:span></text:p>
      <text:p text:style-name="P229"/>
      <text:p text:style-name="P230"><text:span text:style-name="T230_1">8.<text:s/>List<text:s/>all<text:s/>guests<text:s/>currently<text:s/>staying<text:s/>at<text:s/>the<text:s/>Grosvenor<text:s/>Hotel</text:span></text:p>
      <text:p text:style-name="P231"/>
      <text:p text:style-name="P232"><text:span text:style-name="T232_1">--&gt;<text:s/>SELECT<text:s/>*<text:s/>FROM<text:s/>Guest<text:s/>WHERE<text:s/>guest_no<text:s/>IN<text:s/>(SELECT<text:s/>guest_no<text:s/>FROM<text:s/>Booking<text:s/>WHERE<text:s/>dateFrom&lt;=CURRENT_DATE<text:s/>AND<text:s/>dateTo&gt;=CURRENT_DATE<text:s/>AND<text:s/>hotel_no<text:s/>IN<text:s/>(SELECT<text:s/>hotel_no<text:s/>FROM<text:s/>Hotel<text:s/>WHERE<text:s/>hotel_name<text:s/>=<text:s/>'Grosvenor'));</text:span></text:p>
      <text:p text:style-name="P233"/>
      <text:p text:style-name="P234"><text:span text:style-name="T234_1">9.<text:s/>List<text:s/>the<text:s/>number<text:s/>of<text:s/>rooms<text:s/>in<text:s/>each<text:s/>hotel<text:s/>in<text:s/>London.</text:span></text:p>
      <text:p text:style-name="P235"/>
      <text:p text:style-name="P236"><text:span text:style-name="T236_1">--&gt;<text:s/>SELECT<text:s/>r.hotel_no,<text:s/>count(room_no)<text:s/>AS<text:s/>count<text:s/>FROM<text:s/>Room<text:s/>r,<text:s/>Hotel<text:s/>h<text:s/>WHERE<text:s/>r.hotel_no<text:s/>=<text:s/>h.hotel_no<text:s/>AND<text:s/>city<text:s/>=<text:s/>'London'<text:s/>GROUP<text:s/>BY<text:s/>(r.hotel_no);</text:span></text:p>
      <text:p text:style-name="P237"/>
      <text:p text:style-name="P238"><text:span text:style-name="T238_1">10.Create<text:s/>one<text:s/>view<text:s/>on<text:s/>above<text:s/>database<text:s/>and<text:s/>query<text:s/>it.</text:span></text:p>
      <text:p text:style-name="P239"/>
      <text:p text:style-name="P240"><text:span text:style-name="T240_1">--&gt;<text:s/>CREATE<text:s/>VIEW<text:s/>room_view<text:s/>AS</text:span></text:p>
      <text:p text:style-name="P241"><text:span text:style-name="T241_1">SELECT<text:s/>room_no,<text:s/>type,<text:s/>price</text:span></text:p>
      <text:p text:style-name="P242"><text:span text:style-name="T242_1">FROM<text:s/>Room;</text:span></text:p>
      <text:p text:style-name="P243"/>
      <text:p text:style-name="P244"><text:span text:style-name="T244_1">SELECT<text:s/>*<text:s/>FROM<text:s/>room_view;</text:span></text:p>
      <text:p text:style-name="P245"><text:span text:style-name="T245_1">---------------------------------------------------------------------------------------------------------------------------------------------------------------------</text:span></text:p>
      <text:p text:style-name="P246"/>
      <text:p text:style-name="P247"><text:span text:style-name="T247_1">Practicle<text:s/>4:</text:span></text:p>
      <text:p text:style-name="P248"><text:span text:style-name="T248_1">The<text:s/>following<text:s/>tables<text:s/>form<text:s/>part<text:s/>of<text:s/>a<text:s/>database<text:s/>held<text:s/>in<text:s/>a<text:s/>relational<text:s/>DBMS:</text:span></text:p>
      <text:p text:style-name="P249"><text:span text:style-name="T249_1">Hotel<text:s/>(HotelNo,<text:s/>Name,<text:s/>City)<text:s/>HotelNo<text:s/>is<text:s/>primary<text:s/>key</text:span></text:p>
      <text:p text:style-name="P250"><text:span text:style-name="T250_1">Room<text:s/>(RoomNo,<text:s/>HotelNo,<text:s/>Type,<text:s/>Price)</text:span></text:p>
      <text:p text:style-name="P251"><text:span text:style-name="T251_1">Booking<text:s/>(HotelNo,<text:s/>GuestNo,<text:s/>DateFrom,<text:s/>DateTo,<text:s/>RoomNo)</text:span></text:p>
      <text:p text:style-name="P252"><text:span text:style-name="T252_1">Guest<text:s/>(GuestNo,<text:s/>GuestName,<text:s/>GuestAddress)<text:s/>GuestNo<text:s/>is<text:s/>primary<text:s/>key</text:span></text:p>
      <text:p text:style-name="P253"/>
      <text:p text:style-name="P254"><text:span text:style-name="T254_1">SQL<text:s/>QUERIES:<text:s/></text:span></text:p>
      <text:p text:style-name="P255"/>
      <text:p text:style-name="P256"><text:span text:style-name="T256_1">CREATE<text:s/>DATABASE<text:s/>HotelBooking;</text:span></text:p>
      <text:p text:style-name="P257"/>
      <text:p text:style-name="P258"><text:span text:style-name="T258_1">USE<text:s/>HotelBooking;.</text:span></text:p>
      <text:p text:style-name="P259"/>
      <text:p text:style-name="P260"><text:span text:style-name="T260_1">CREATE<text:s/>TABLE<text:s/>Hotel(<text:s/>hotel_no<text:s/>INT,<text:s/>hotel_name<text:s/>VARCHAR(20),<text:s/>city<text:s/>VARCHAR(20),<text:s/>PRIMARY<text:s/>KEY<text:s/>(hotel_no));</text:span></text:p>
      <text:p text:style-name="P261"/>
      <text:p text:style-name="P262"><text:span text:style-name="T262_1">CREATE<text:s/>TABLE<text:s/>Room(room_no<text:s/>INT,<text:s/>hotel_no<text:s/>INT,<text:s/>type<text:s/>VARCHAR(20),<text:s/>price<text:s/>DECIMAL,<text:s/>PRIMARY<text:s/>KEY(room_no),<text:s/>FOREIGN<text:s/>KEY(hotel_no)<text:s/>REFERENCES<text:s/>Hotel(hotel_no));</text:span></text:p>
      <text:p text:style-name="P263"/>
      <text:p text:style-name="P264"><text:span text:style-name="T264_1">CREATE<text:s/>TABLE<text:s/>Guest(guest_no<text:s/>INT,<text:s/>guest_name<text:s/>VARCHAR(20),<text:s/>g_address<text:s/>VARCHAR(20),<text:s/>PRIMARY<text:s/>KEY(guest_no));</text:span></text:p>
      <text:p text:style-name="P265"/>
      <text:p text:style-name="P266"><text:span text:style-name="T266_1">CREATE<text:s/>TABLE<text:s/>Booking(hotel_no<text:s/>INT,<text:s/>guest_no<text:s/>INT,<text:s/>dateFrom<text:s/>DATE,<text:s/>dateTo<text:s/>DATE,<text:s/>room_no<text:s/>INT,<text:s/>FOREIGN<text:s/>KEY(guest_no)<text:s/>REFERENCES<text:s/>Guest(guest_no),<text:s/>FOREIGN<text:s/>KEY(room_no)<text:s/>REFERENCES<text:s/>Room(room_no));</text:span></text:p>
      <text:p text:style-name="P267"/>
      <text:p text:style-name="P268"><text:span text:style-name="T268_1">INSERT<text:s/>INTO<text:s/>Hotel(<text:s/>hotel_no,<text:s/>hotel_name,<text:s/>city)<text:s/>VALUES(<text:s/>1,<text:s/>'Grosvenor',<text:s/>'London'),(2,<text:s/>'RajPlaza',<text:s/>'Pune'),<text:s/>(3,<text:s/>'Alpine',<text:s/>'Mumbai')(<text:s/>4,<text:s/>'Athens',<text:s/>'London');</text:span></text:p>
      <text:p text:style-name="P269"/>
      <text:p text:style-name="P270"><text:span text:style-name="T270_1">INSERT<text:s/>INTO<text:s/>Room(<text:s/>room_no,<text:s/>hotel_no,<text:s/>type,<text:s/>price)<text:s/>VALUES</text:span></text:p>
      <text:p text:style-name="P271"><text:span text:style-name="T271_1">(101,<text:s/>1,<text:s/>'single',<text:s/>30),</text:span></text:p>
      <text:p text:style-name="P272"><text:span text:style-name="T272_1">(102,<text:s/>1,<text:s/>'double',<text:s/>40),</text:span></text:p>
      <text:p text:style-name="P273"><text:span text:style-name="T273_1">(103,<text:s/>1,<text:s/>'family',<text:s/>50),</text:span></text:p>
      <text:p text:style-name="P274"><text:span text:style-name="T274_1">(201,<text:s/>2,<text:s/>'single',<text:s/>35),</text:span></text:p>
      <text:p text:style-name="P275"><text:span text:style-name="T275_1">(301,<text:s/>3,<text:s/>'double',<text:s/>45),</text:span></text:p>
      <text:p text:style-name="P276"><text:span text:style-name="T276_1">(401,<text:s/>4,<text:s/>'double',<text:s/>55),</text:span></text:p>
      <text:p text:style-name="P277"><text:span text:style-name="T277_1">(402,<text:s/>4,<text:s/>'family',<text:s/>50);</text:span></text:p>
      <text:p text:style-name="P278"/>
      <text:p text:style-name="P279"><text:span text:style-name="T279_1">INSERT<text:s/>INTO<text:s/>Guest(<text:s/>guest_no,<text:s/>guest_name,<text:s/>g_address)<text:s/>VALUES</text:span></text:p>
      <text:p text:style-name="P280"><text:span text:style-name="T280_1">(11,<text:s/>'Shriam',<text:s/>'Kakslauttanen'),</text:span></text:p>
      <text:p text:style-name="P281"><text:span text:style-name="T281_1">(12,<text:s/>'Druva',<text:s/>'Jaipur'),</text:span></text:p>
      <text:p text:style-name="P282"><text:span text:style-name="T282_1">(13,<text:s/>'Pravin',<text:s/>'Latur'),</text:span></text:p>
      <text:p text:style-name="P283"><text:span text:style-name="T283_1">(14,<text:s/>'Mahesh',<text:s/>'Pune'),</text:span></text:p>
      <text:p text:style-name="P284"><text:span text:style-name="T284_1">(15,<text:s/>'Atharva',<text:s/>'Mumbai'),</text:span></text:p>
      <text:p text:style-name="P285"><text:span text:style-name="T285_1">(16,<text:s/>'Krishna',<text:s/>'London'),</text:span></text:p>
      <text:p text:style-name="P286"><text:span text:style-name="T286_1">(17,<text:s/>'Sanket',<text:s/>'Kolhapur'),</text:span></text:p>
      <text:p text:style-name="P287"><text:span text:style-name="T287_1">(18,<text:s/>'Dhaval',<text:s/>'Surat');</text:span></text:p>
      <text:p text:style-name="P288"/>
      <text:p text:style-name="P289"><text:span text:style-name="T289_1">INSERT<text:s/>INTO<text:s/>Booking(hotel_no,<text:s/>guest_no,<text:s/>dateFrom,<text:s/>dateTo,<text:s/>room_no)<text:s/>VALUES</text:span></text:p>
      <text:p text:style-name="P290"><text:span text:style-name="T290_1">(1,<text:s/>11,<text:s/>'2022-08-25',<text:s/>'2022-11-25',<text:s/>102),</text:span></text:p>
      <text:p text:style-name="P291"><text:span text:style-name="T291_1">(1,<text:s/>12,<text:s/>'2022-04-24',<text:s/>'2022-12-02',<text:s/>103),</text:span></text:p>
      <text:p text:style-name="P292"><text:span text:style-name="T292_1">(2,<text:s/>16,<text:s/>'2022-05-23',<text:s/>'2022-08-13',<text:s/>201),</text:span></text:p>
      <text:p text:style-name="P293"><text:span text:style-name="T293_1">(4,<text:s/>17,<text:s/>'2022-09-22',<text:s/>'2022-10-11',<text:s/>401),</text:span></text:p>
      <text:p text:style-name="P294"><text:span text:style-name="T294_1">(4,<text:s/>13,<text:s/>'2022-09-21',<text:s/>'2022-12-18',<text:s/>402);</text:span></text:p>
      <text:p text:style-name="P295"/>
      <text:p text:style-name="P296"><text:span text:style-name="T296_1">Solve<text:s/>following<text:s/>queries<text:s/>by<text:s/>SQL</text:span></text:p>
      <text:p text:style-name="P297"/>
      <text:p text:style-name="P298"><text:span text:style-name="T298_1">1.<text:s/>What<text:s/>is<text:s/>the<text:s/>total<text:s/>revenue<text:s/>per<text:s/>night<text:s/>from<text:s/>all<text:s/>double<text:s/>rooms?</text:span></text:p>
      <text:p text:style-name="P299"/>
      <text:p text:style-name="P300"><text:span text:style-name="T300_1">--&gt;<text:s/>SELECT<text:s/>SUM(price)<text:s/>AS<text:s/>TotalRevenue<text:s/>FROM<text:s/>Room<text:s/>WHERE<text:s/>type<text:s/>=<text:s/>'double';</text:span></text:p>
      <text:p text:style-name="P301"/>
      <text:p text:style-name="P302"><text:span text:style-name="T302_1">2.<text:s/>List<text:s/>the<text:s/>details<text:s/>of<text:s/>all<text:s/>rooms<text:s/>at<text:s/>the<text:s/>Grosvenor<text:s/>Hotel,<text:s/>including<text:s/>the<text:s/>name<text:s/>of</text:span></text:p>
      <text:p text:style-name="P303"><text:span text:style-name="T303_1">the<text:s/>guest<text:s/>staying<text:s/>in<text:s/>the<text:s/>room,<text:s/>if<text:s/>the<text:s/>room<text:s/>is<text:s/>occupied.</text:span></text:p>
      <text:p text:style-name="P304"/>
      <text:p text:style-name="P305"><text:span text:style-name="T305_1">--&gt;<text:s/>SELECT<text:s/>newt.guest_name,r.*<text:s/>FROM<text:s/>Room<text:s/>r<text:s text:c="2"/>JOIN(SELECT<text:s/>g.guest_name,<text:s/>h.hotel_no,<text:s/>b.room_no<text:s/>FROM<text:s/>Hotel<text:s/>h,<text:s/>Booking<text:s/>b,<text:s/>Guest<text:s/>g<text:s/>WHERE<text:s/>h.hotel_no<text:s/>=<text:s/>b.hotel_no<text:s/>AND<text:s/>b.guest_no<text:s/>=<text:s/>g.guest_no<text:s/>AND<text:s/>hotel_name<text:s/>=<text:s/>'Grosvenor'<text:s/>AND<text:s/>dateFrom&lt;=CURRENT_DATE<text:s/>AND<text:s/>dateTo&gt;=CURRENT_DATE)<text:s/>AS<text:s/>newt<text:s/>ON<text:s/>r.hotel_no<text:s/>=<text:s/>newt.hotel_no<text:s/>AND<text:s/>r.room_no<text:s/>=<text:s/>newt.room_no;</text:span></text:p>
      <text:p text:style-name="P306"/>
      <text:p text:style-name="P307"><text:span text:style-name="T307_1">3.<text:s/>What<text:s/>is<text:s/>the<text:s/>average<text:s/>number<text:s/>of<text:s/>bookings<text:s/>for<text:s/>each<text:s/>hotel<text:s/>in<text:s/>April?</text:span></text:p>
      <text:p text:style-name="P308"/>
      <text:p text:style-name="P309"><text:span text:style-name="T309_1">--&gt;<text:s/>SELECT<text:s/>hotel_no<text:s/>FROM<text:s/>Booking<text:s/>WHERE<text:s/>dateFrom&gt;=DATE'2022-04-01'<text:s/>AND<text:s/>dateTo&lt;=DATE'2022-04-30'<text:s/>GROUP<text:s/>BY<text:s/>(hotel_no);</text:span></text:p>
      <text:p text:style-name="P310"/>
      <text:p text:style-name="P311"><text:span text:style-name="T311_1">4.<text:s/>Create<text:s/>index<text:s/>on<text:s/>one<text:s/>of<text:s/>the<text:s/>field<text:s/>and<text:s/>show<text:s/>is<text:s/>performance<text:s/>in<text:s/>query.</text:span></text:p>
      <text:p text:style-name="P312"/>
      <text:p text:style-name="P313"><text:span text:style-name="T313_1">--&gt;<text:s/>CREATE<text:s/>INDEX<text:s/>guest_name_idx<text:s/>ON<text:s/>Guest(guest_name);</text:span></text:p>
      <text:p text:style-name="P314"/>
      <text:p text:style-name="P315"><text:span text:style-name="T315_1">5.<text:s/>List<text:s/>full<text:s/>details<text:s/>of<text:s/>all<text:s/>hotels.</text:span></text:p>
      <text:p text:style-name="P316"/>
      <text:p text:style-name="P317"><text:span text:style-name="T317_1">--&gt;<text:s/>SELECT<text:s/>*<text:s/>FROM<text:s/>Hotel;</text:span></text:p>
      <text:p text:style-name="P318"/>
      <text:p text:style-name="P319"><text:span text:style-name="T319_1">6.<text:s/>List<text:s/>full<text:s/>details<text:s/>of<text:s/>all<text:s/>hotels<text:s/>in<text:s/>London.</text:span></text:p>
      <text:p text:style-name="P320"/>
      <text:p text:style-name="P321"><text:span text:style-name="T321_1">--&gt;<text:s/>SELECT<text:s/>*<text:s/>FROM<text:s/>Hotel<text:s/>WHERE<text:s/>city<text:s/>=<text:s/>'London';</text:span></text:p>
      <text:p text:style-name="P322"/>
      <text:p text:style-name="P323"><text:span text:style-name="T323_1">7.<text:s/>Update<text:s/>the<text:s/>price<text:s/>of<text:s/>all<text:s/>rooms<text:s/>by<text:s/>5%.</text:span></text:p>
      <text:p text:style-name="P324"/>
      <text:p text:style-name="P325"><text:span text:style-name="T325_1">--&gt;<text:s/>UPDATE<text:s/>Room<text:s/>SET<text:s/>price<text:s/>=<text:s/>price<text:s/>+<text:s/>price*.05;</text:span></text:p>
      <text:p text:style-name="P326"/>
      <text:p text:style-name="P327"><text:span text:style-name="T327_1">8.<text:s/>List<text:s/>the<text:s/>number<text:s/>of<text:s/>rooms<text:s/>in<text:s/>each<text:s/>hotel<text:s/>in<text:s/>London</text:span></text:p>
      <text:p text:style-name="P328"/>
      <text:p text:style-name="P329"><text:span text:style-name="T329_1">--&gt;<text:s/>SELECT<text:s/>r.hotel_no,<text:s/>COUNT(*)<text:s/>AS<text:s/>count<text:s/>FROM<text:s/>Hotel<text:s/>h,<text:s/>Room<text:s/>r<text:s text:c="2"/>WHERE<text:s/>h.hotel_no<text:s/>=<text:s/>r.hotel_no<text:s/>AND<text:s/>city<text:s/>=<text:s/>'London'<text:s/>GROUP<text:s/>BY(r.hotel_no);</text:span></text:p>
      <text:p text:style-name="P330"/>
      <text:p text:style-name="P331"><text:span text:style-name="T331_1">9.<text:s/>List<text:s/>all<text:s/>double<text:s/>or<text:s/>family<text:s/>rooms<text:s/>with<text:s/>a<text:s/>price<text:s/>below<text:s/>£40.00<text:s/>per<text:s/>night,<text:s/>in</text:span></text:p>
      <text:p text:style-name="P332"><text:span text:style-name="T332_1">ascending<text:s/>order<text:s/>of<text:s/>price</text:span></text:p>
      <text:p text:style-name="P333"/>
      <text:p text:style-name="P334"><text:span text:style-name="T334_1">--&gt;<text:s/>SELECT<text:s/>type,<text:s/>price<text:s/>FROM<text:s/>Room<text:s/>WHERE<text:s/>price&lt;40<text:s/>AND<text:s/>(type='double'<text:s/>OR<text:s/>type='family')<text:s/>ORDER<text:s/>BY<text:s/>price<text:s/>ASC;</text:span></text:p>
      <text:p text:style-name="P335"><text:span text:style-name="T335_1">----------------------------------------------------------------------------------------------------------------------------------------------------------------------</text:span></text:p>
      <text:p text:style-name="P336"/>
      <text:p text:style-name="P337"><text:span text:style-name="T337_1">Practicle<text:s/>5:</text:span></text:p>
      <text:p text:style-name="P338"><text:span text:style-name="T338_1">The<text:s/>following<text:s/>tables<text:s/>form<text:s/>part<text:s/>of<text:s/>a<text:s/>database<text:s/>held<text:s/>in<text:s/>a<text:s/>relational<text:s/>DBMS:</text:span></text:p>
      <text:p text:style-name="P339"><text:span text:style-name="T339_1">Hotel<text:s/>(HotelNo,<text:s/>Name,<text:s/>City)<text:s/>HotelNo<text:s/>is<text:s/>the<text:s/>primary<text:s/>key</text:span></text:p>
      <text:p text:style-name="P340"><text:span text:style-name="T340_1">Room<text:s/>(RoomNo,<text:s/>HotelNo,<text:s/>Type,<text:s/>Price)</text:span></text:p>
      <text:p text:style-name="P341"><text:span text:style-name="T341_1">Booking<text:s/>(HotelNo,<text:s/>GuestNo,<text:s/>DateFrom,<text:s/>DateTo,<text:s/>RoomNo)</text:span></text:p>
      <text:p text:style-name="P342"><text:span text:style-name="T342_1">Guest<text:s/>(GuestNo,<text:s/>GuestName,<text:s/>GuestAddress)</text:span></text:p>
      <text:p text:style-name="P343"/>
      <text:p text:style-name="P344"><text:span text:style-name="T344_1">SQL<text:s/>QUERIES:</text:span></text:p>
      <text:p text:style-name="P345"/>
      <text:p text:style-name="P346"><text:span text:style-name="T346_1">CREATE<text:s/>DATABASE<text:s/>HotelBooking;</text:span></text:p>
      <text:p text:style-name="P347"/>
      <text:p text:style-name="P348"><text:span text:style-name="T348_1">USE<text:s/>HotelBooking;.</text:span></text:p>
      <text:p text:style-name="P349"/>
      <text:p text:style-name="P350"><text:span text:style-name="T350_1">CREATE<text:s/>TABLE<text:s/>Hotel(<text:s/>hotel_no<text:s/>INT,<text:s/>hotel_name<text:s/>VARCHAR(20),<text:s/>city<text:s/>VARCHAR(20),<text:s/>PRIMARY<text:s/>KEY<text:s/>(hotel_no));</text:span></text:p>
      <text:p text:style-name="P351"/>
      <text:p text:style-name="P352"><text:span text:style-name="T352_1">CREATE<text:s/>TABLE<text:s/>Room(room_no<text:s/>INT,<text:s/>hotel_no<text:s/>INT,<text:s/>type<text:s/>VARCHAR(20),<text:s/>price<text:s/>DECIMAL,<text:s/>PRIMARY<text:s/>KEY(room_no),<text:s/>FOREIGN<text:s/>KEY(hotel_no)<text:s/>REFERENCES<text:s/>Hotel(hotel_no));</text:span></text:p>
      <text:p text:style-name="P353"/>
      <text:p text:style-name="P354"><text:span text:style-name="T354_1">CREATE<text:s/>TABLE<text:s/>Guest(guest_no<text:s/>INT,<text:s/>guest_name<text:s/>VARCHAR(20),<text:s/>g_address<text:s/>VARCHAR(20),<text:s/>PRIMARY<text:s/>KEY(guest_no));</text:span></text:p>
      <text:p text:style-name="P355"/>
      <text:p text:style-name="P356"><text:span text:style-name="T356_1">CREATE<text:s/>TABLE<text:s/>Booking(hotel_no<text:s/>INT,<text:s/>guest_no<text:s/>INT,<text:s/>dateFrom<text:s/>DATE,<text:s/>dateTo<text:s/>DATE,<text:s/>room_no<text:s/>INT,<text:s/>FOREIGN<text:s/>KEY(guest_no)<text:s/>REFERENCES<text:s/>Guest(guest_no),<text:s/>FOREIGN<text:s/>KEY(room_no)<text:s/>REFERENCES<text:s/>Room(room_no));</text:span></text:p>
      <text:p text:style-name="P357"/>
      <text:p text:style-name="P358"><text:span text:style-name="T358_1">INSERT<text:s/>INTO<text:s/>Hotel(<text:s/>hotel_no,<text:s/>hotel_name,<text:s/>city)<text:s/>VALUES(<text:s/>1,<text:s/>'Grosvenor',<text:s/>'London'),(2,<text:s/>'RajPlaza',<text:s/>'Pune'),<text:s/>(3,<text:s/>'Alpine',<text:s/>'Mumbai')(<text:s/>4,<text:s/>'Athens',<text:s/>'London');</text:span></text:p>
      <text:p text:style-name="P359"/>
      <text:p text:style-name="P360"><text:span text:style-name="T360_1">INSERT<text:s/>INTO<text:s/>Room(<text:s/>room_no,<text:s/>hotel_no,<text:s/>type,<text:s/>price)<text:s/>VALUES</text:span></text:p>
      <text:p text:style-name="P361"><text:span text:style-name="T361_1">(101,<text:s/>1,<text:s/>'single',<text:s/>30),</text:span></text:p>
      <text:p text:style-name="P362"><text:span text:style-name="T362_1">(102,<text:s/>1,<text:s/>'double',<text:s/>40),</text:span></text:p>
      <text:p text:style-name="P363"><text:span text:style-name="T363_1">(103,<text:s/>1,<text:s/>'family',<text:s/>50),</text:span></text:p>
      <text:p text:style-name="P364"><text:span text:style-name="T364_1">(201,<text:s/>2,<text:s/>'single',<text:s/>35),</text:span></text:p>
      <text:p text:style-name="P365"><text:span text:style-name="T365_1">(301,<text:s/>3,<text:s/>'double',<text:s/>45),</text:span></text:p>
      <text:p text:style-name="P366"><text:span text:style-name="T366_1">(401,<text:s/>4,<text:s/>'double',<text:s/>55),</text:span></text:p>
      <text:p text:style-name="P367"><text:span text:style-name="T367_1">(402,<text:s/>4,<text:s/>'family',<text:s/>50);</text:span></text:p>
      <text:p text:style-name="P368"/>
      <text:p text:style-name="P369"><text:span text:style-name="T369_1">INSERT<text:s/>INTO<text:s/>Guest(<text:s/>guest_no,<text:s/>guest_name,<text:s/>g_address)<text:s/>VALUES</text:span></text:p>
      <text:p text:style-name="P370"><text:span text:style-name="T370_1">(11,<text:s/>'Shriam',<text:s/>'Kakslauttanen'),</text:span></text:p>
      <text:p text:style-name="P371"><text:span text:style-name="T371_1">(12,<text:s/>'Druva',<text:s/>'Jaipur'),</text:span></text:p>
      <text:p text:style-name="P372"><text:span text:style-name="T372_1">(13,<text:s/>'Pravin',<text:s/>'Latur'),</text:span></text:p>
      <text:p text:style-name="P373"><text:span text:style-name="T373_1">(14,<text:s/>'Mahesh',<text:s/>'Pune'),</text:span></text:p>
      <text:p text:style-name="P374"><text:span text:style-name="T374_1">(15,<text:s/>'Atharva',<text:s/>'Mumbai'),</text:span></text:p>
      <text:p text:style-name="P375"><text:span text:style-name="T375_1">(16,<text:s/>'Krishna',<text:s/>'London'),</text:span></text:p>
      <text:p text:style-name="P376"><text:span text:style-name="T376_1">(17,<text:s/>'Sanket',<text:s/>'Kolhapur'),</text:span></text:p>
      <text:p text:style-name="P377"><text:span text:style-name="T377_1">(18,<text:s/>'Dhaval',<text:s/>'Surat');</text:span></text:p>
      <text:p text:style-name="P378"/>
      <text:p text:style-name="P379"><text:span text:style-name="T379_1">INSERT<text:s/>INTO<text:s/>Booking(hotel_no,<text:s/>guest_no,<text:s/>dateFrom,<text:s/>dateTo,<text:s/>room_no)<text:s/>VALUES</text:span></text:p>
      <text:p text:style-name="P380"><text:span text:style-name="T380_1">(1,<text:s/>11,<text:s/>'2022-08-25',<text:s/>'2022-11-25',<text:s/>102),</text:span></text:p>
      <text:p text:style-name="P381"><text:span text:style-name="T381_1">(1,<text:s/>12,<text:s/>'2022-04-24',<text:s/>'2022-12-02',<text:s/>103),</text:span></text:p>
      <text:p text:style-name="P382"><text:span text:style-name="T382_1">(2,<text:s/>16,<text:s/>'2022-05-23',<text:s/>'2022-08-13',<text:s/>201),</text:span></text:p>
      <text:p text:style-name="P383"><text:span text:style-name="T383_1">(4,<text:s/>17,<text:s/>'2022-09-22',<text:s/>'2022-10-11',<text:s/>401),</text:span></text:p>
      <text:p text:style-name="P384"><text:span text:style-name="T384_1">(4,<text:s/>13,<text:s/>'2022-09-21',<text:s/>'2022-12-18',<text:s/>402);</text:span></text:p>
      <text:p text:style-name="P385"/>
      <text:p text:style-name="P386"><text:span text:style-name="T386_1">Solve<text:s/>following<text:s/>queries<text:s/>by<text:s/>SQL:</text:span></text:p>
      <text:p text:style-name="P387"/>
      <text:p text:style-name="P388"><text:span text:style-name="T388_1">1.<text:s/>List<text:s/>full<text:s/>details<text:s/>of<text:s/>all<text:s/>hotels.</text:span></text:p>
      <text:p text:style-name="P389"/>
      <text:p text:style-name="P390"><text:span text:style-name="T390_1">--&gt;<text:s/>SELECT<text:s/>*<text:s/>FROM<text:s/>Hotel;</text:span></text:p>
      <text:p text:style-name="P391"/>
      <text:p text:style-name="P392"><text:span text:style-name="T392_1">2.<text:s/>How<text:s/>many<text:s/>hotels<text:s/>are<text:s/>there?</text:span></text:p>
      <text:p text:style-name="P393"/>
      <text:p text:style-name="P394"><text:span text:style-name="T394_1">--&gt;<text:s/>SELECT<text:s/>COUNT(hotel_no)<text:s/>AS<text:s/>No_Of_Hotels<text:s/>FROM<text:s/>Hotel<text:s/>;</text:span></text:p>
      <text:p text:style-name="P395"/>
      <text:p text:style-name="P396"><text:span text:style-name="T396_1">3.<text:s/>List<text:s/>the<text:s/>price<text:s/>and<text:s/>type<text:s/>of<text:s/>all<text:s/>rooms<text:s/>at<text:s/>the<text:s/>Grosvenor<text:s/>Hotel.</text:span></text:p>
      <text:p text:style-name="P397"/>
      <text:p text:style-name="P398"><text:span text:style-name="T398_1">--&gt;<text:s/>SELECT<text:s/>type,<text:s/>price<text:s/>FROM<text:s/>Room<text:s/>WHERE<text:s/>hotel_no<text:s/>=<text:s/>(SELECT<text:s/>hotel_no<text:s/>FROM<text:s/>Hotel<text:s/>WHERE<text:s/>hotel_name<text:s/>=<text:s/>'Grosvenor');</text:span></text:p>
      <text:p text:style-name="P399"/>
      <text:p text:style-name="P400"><text:span text:style-name="T400_1">4.<text:s/>List<text:s/>the<text:s/>number<text:s/>of<text:s/>rooms<text:s/>in<text:s/>each<text:s/>hotel</text:span></text:p>
      <text:p text:style-name="P401"/>
      <text:p text:style-name="P402"><text:span text:style-name="T402_1">--&gt;<text:s/>SELECT<text:s/>hotel_no,<text:s/>count(room_no)<text:s/>AS<text:s/>count<text:s/>FROM<text:s/>Room<text:s/>GROUP<text:s/>BY<text:s/>(hotel_no);</text:span></text:p>
      <text:p text:style-name="P403"/>
      <text:p text:style-name="P404"><text:span text:style-name="T404_1">5.<text:s/>List<text:s/>all<text:s/>guests<text:s/>currently<text:s/>staying<text:s/>at<text:s/>the<text:s/>Grosvenor<text:s/>Hotel</text:span></text:p>
      <text:p text:style-name="P405"/>
      <text:p text:style-name="P406"><text:span text:style-name="T406_1">--&gt;<text:s/>SELECT<text:s/>*<text:s/>FROM<text:s/>Guest<text:s/>WHERE<text:s/>guest_no<text:s/>IN<text:s/>(SELECT<text:s/>guest_no<text:s/>FROM<text:s/>Booking<text:s/>WHERE<text:s/>dateFrom&lt;=CURRENT_DATE<text:s/>AND<text:s/>dateTo&gt;=CURRENT_DATE<text:s/>AND<text:s/>hotel_no<text:s/>IN<text:s/>(SELECT<text:s/>hotel_no<text:s/>FROM<text:s/>Hotel<text:s/>WHERE<text:s/>hotel_name<text:s/>=<text:s/>'Grosvenor'));</text:span></text:p>
      <text:p text:style-name="P407"/>
      <text:p text:style-name="P408"><text:span text:style-name="T408_1">6.<text:s/>List<text:s/>all<text:s/>double<text:s/>or<text:s/>family<text:s/>rooms<text:s/>with<text:s/>a<text:s/>price<text:s/>below<text:s/>£40.00<text:s/>per<text:s/>night,<text:s/>in<text:s/>ascending<text:s/>order<text:s/>of</text:span></text:p>
      <text:p text:style-name="P409"><text:span text:style-name="T409_1">price.</text:span></text:p>
      <text:p text:style-name="P410"/>
      <text:p text:style-name="P411"><text:span text:style-name="T411_1">--&gt;<text:s/>SELECT<text:s/>type,<text:s/>price<text:s/>FROM<text:s/>Room<text:s/>WHERE<text:s/>price&lt;40<text:s/>AND<text:s/>(type='double'<text:s/>OR<text:s/>type='family')<text:s/>ORDER<text:s/>BY<text:s/>price<text:s/>ASC;</text:span></text:p>
      <text:p text:style-name="P412"/>
      <text:p text:style-name="P413"><text:span text:style-name="T413_1">7.<text:s/>How<text:s/>many<text:s/>different<text:s/>guests<text:s/>have<text:s/>made<text:s/>bookings<text:s/>for<text:s/>August?</text:span></text:p>
      <text:p text:style-name="P414"/>
      <text:p text:style-name="P415"><text:span text:style-name="T415_1">--&gt;<text:s/>SELECT<text:s/>COUNT(guest_no)<text:s/>FROM<text:s/>Booking<text:s/>WHERE<text:s/>(dateFrom<text:s/>&lt;=<text:s/>DATE'2022-08-01'<text:s/>AND<text:s/>dateTo<text:s/>&gt;=<text:s/>DATE'2022-08-31')<text:s/>OR<text:s/>(dateFrom<text:s/>&gt;=<text:s/>DATE'2022-08-01'<text:s/>AND<text:s/>dateTo<text:s/>&lt;=<text:s/>DATE'2022-08-31');</text:span></text:p>
      <text:p text:style-name="P416"/>
      <text:p text:style-name="P417"><text:span text:style-name="T417_1">8.<text:s/>What<text:s/>is<text:s/>the<text:s/>total<text:s/>income<text:s/>from<text:s/>bookings<text:s/>for<text:s/>the<text:s/>Grosvenor<text:s/>Hotel<text:s/>today?</text:span></text:p>
      <text:p text:style-name="P418"/>
      <text:p text:style-name="P419"><text:span text:style-name="T419_1">--&gt;<text:s/>SELECT<text:s/>SUM(price)<text:s/>FROM<text:s/>Booking<text:s/>b,<text:s/>Room<text:s/>r,<text:s/>Hotel<text:s/>h<text:s/>WHERE<text:s/>(b.dateFrom<text:s/>&lt;=CURRENT_DATE<text:s/>AND<text:s/>b.dateTo<text:s/>&gt;=CURRENT_DATE)<text:s/>AND<text:s/>r.hotel_no<text:s/>=<text:s/>h.hotel_no<text:s/>AND<text:s/>r.hotel_no<text:s/>=<text:s/>b.hotel_no<text:s/>AND<text:s/>r.room_no<text:s/>=<text:s/>b.room_no<text:s/>AND<text:s/>h.hotel_name<text:s/>=<text:s/>'Grosvenor';</text:span></text:p>
      <text:p text:style-name="P420"/>
      <text:p text:style-name="P421"><text:span text:style-name="T421_1">9.<text:s/>What<text:s/>is<text:s/>the<text:s/>most<text:s/>commonly<text:s/>booked<text:s/>room<text:s/>type<text:s/>for<text:s/>each<text:s/>hotel<text:s/>in<text:s/>London?</text:span></text:p>
      <text:p text:style-name="P422"/>
      <text:p text:style-name="P423"><text:span text:style-name="T423_1">--&gt;<text:s/>//not<text:s/>working//SELECT<text:s/>hotel_no,<text:s/>type,<text:s/>MAX(count_Type)<text:s/>FROM<text:s/>(SELECT<text:s/>hotel_no,type,<text:s/>COUNT(type)<text:s/>AS<text:s/>count_Type<text:s/>FROM<text:s/>Booking<text:s/>b,<text:s/>Hotel<text:s/>h,<text:s/>Room<text:s/>r,<text:s/>WHERE<text:s/>r.room_no<text:s/>=<text:s/>b.room_no<text:s/>AND<text:s/>r.hotel_no<text:s/>=<text:s/>b.hotel_no<text:s/>AND<text:s/>b.hotel_no<text:s/>=<text:s/>h.hotel_no<text:s/>AND<text:s/>city<text:s/>=<text:s/>'London'<text:s/>GROUP<text:s/>BY<text:s/>hotel_no,type)<text:s/>GROUP<text:s/>BY<text:s/>hotel_no,type;</text:span></text:p>
      <text:p text:style-name="P424"/>
      <text:p text:style-name="P425"><text:span text:style-name="T425_1">10.<text:s/>Update<text:s/>the<text:s/>price<text:s/>of<text:s/>all<text:s/>rooms<text:s/>by<text:s/>5%.</text:span></text:p>
      <text:p text:style-name="P426"/>
      <text:p text:style-name="P427"><text:span text:style-name="T427_1">--&gt;<text:s/>UPDATE<text:s/>Room<text:s/>SET<text:s/>price<text:s/>=<text:s/>price<text:s/>+<text:s/>price*.05;</text:span></text:p>
      <text:p text:style-name="P428"><text:span text:style-name="T428_1">----------------------------------------------------------------------------------------------------------------------------------------------------------------------</text:span></text:p>
      <text:p text:style-name="P429"><text:span text:style-name="T429_1">----------------------------------------------------------------------------------------------------------------------------------------------------------------------</text:span></text:p>
      <text:p text:style-name="P430"/>
      <text:p text:style-name="P431"><text:span text:style-name="T431_1">Practicle<text:s/>6:</text:span></text:p>
      <text:p text:style-name="P432"/>
      <text:p text:style-name="P433"><text:span text:style-name="T433_1">6]<text:s/>The<text:s/>following<text:s/>tables<text:s/>form<text:s/>part<text:s/>of<text:s/>a<text:s/>database<text:s/>held<text:s/>in<text:s/>a<text:s/>relational<text:s/>DBMS:</text:span></text:p>
      <text:p text:style-name="P434"><text:span text:style-name="T434_1">Hotel<text:s/>(HotelNo,<text:s/>Name,<text:s/>City)</text:span></text:p>
      <text:p text:style-name="P435"><text:span text:style-name="T435_1">Room<text:s/>(RoomNo,<text:s/>HotelNo,<text:s/>Type,<text:s/>Price)</text:span></text:p>
      <text:p text:style-name="P436"><text:span text:style-name="T436_1">Booking<text:s/>(HotelNo,<text:s/>GuestNo,<text:s/>DateFrom,<text:s/>DateTo,<text:s/>RoomNo)</text:span></text:p>
      <text:p text:style-name="P437"><text:span text:style-name="T437_1">Guest<text:s/>(GuestNo,<text:s/>GuestName,<text:s/>GuestAddress)</text:span></text:p>
      <text:p text:style-name="P438"><text:span text:style-name="T438_1">Solve<text:s/>following<text:s/>queries<text:s/>by<text:s/>SQL</text:span></text:p>
      <text:p text:style-name="P439"/>
      <text:p text:style-name="P440"><text:span text:style-name="T440_1">1.<text:s/>List<text:s/>full<text:s/>details<text:s/>of<text:s/>all<text:s/>hotels.</text:span></text:p>
      <text:p text:style-name="P441"><text:span text:style-name="T441_1">-&gt;<text:s/>select<text:s/>*<text:s/>from<text:s/>hotel;</text:span></text:p>
      <text:p text:style-name="P442"/>
      <text:p text:style-name="P443"><text:span text:style-name="T443_1">2.<text:s/>List<text:s/>full<text:s/>details<text:s/>of<text:s/>all<text:s/>hotels<text:s/>in<text:s/>London.</text:span></text:p>
      <text:p text:style-name="P444"><text:span text:style-name="T444_1">-&gt;<text:s/>select<text:s/>*<text:s/>from<text:s/>hotel<text:s/>where<text:s/>city="London";</text:span></text:p>
      <text:p text:style-name="P445"/>
      <text:p text:style-name="P446"><text:span text:style-name="T446_1">3.<text:s/>List<text:s/>all<text:s/>guests<text:s/>currently<text:s/>staying<text:s/>at<text:s/>the<text:s/>Grosvenor<text:s/>Hotel.</text:span></text:p>
      <text:p text:style-name="P447"><text:span text:style-name="T447_1">-&gt;<text:s/>SELECT<text:s/>*<text:s/>FROM<text:s/>Guest</text:span></text:p>
      <text:p text:style-name="P448"><text:span text:style-name="T448_1"><text:s/>WHERE<text:s/>guestNo<text:s/>=</text:span></text:p>
      <text:p text:style-name="P449"><text:span text:style-name="T449_1"><text:s/>(SELECT<text:s/>guestNo<text:s/>FROM<text:s/>Booking</text:span></text:p>
      <text:p text:style-name="P450"><text:span text:style-name="T450_1"><text:s/>WHERE<text:s/>dateFrom<text:s/>&lt;=<text:s/>CURRENT_DATE<text:s/>AND</text:span></text:p>
      <text:p text:style-name="P451"><text:span text:style-name="T451_1"><text:s/>dateTo<text:s/>&gt;=<text:s/>CURRENT_DATE<text:s/>AND</text:span></text:p>
      <text:p text:style-name="P452"><text:span text:style-name="T452_1"><text:s/>hotelNo<text:s/>=</text:span></text:p>
      <text:p text:style-name="P453"><text:span text:style-name="T453_1"><text:s/>(SELECT<text:s/>hotelNo<text:s/>FROM<text:s/>Hotel</text:span></text:p>
      <text:p text:style-name="P454"><text:span text:style-name="T454_1"><text:s/>WHERE<text:s/>hotelName<text:s/>=<text:s/>‘Grosvenor<text:s/>Hotel’));</text:span></text:p>
      <text:p text:style-name="P455"><text:span text:style-name="T455_1"><text:s/></text:span></text:p>
      <text:p text:style-name="P456"><text:span text:style-name="T456_1">4.<text:s/>List<text:s/>the<text:s/>names<text:s/>and<text:s/>addresses<text:s/>of<text:s/>all<text:s/>guests<text:s/>in<text:s/>London,<text:s/>alphabetically<text:s/>ordered<text:s/>by<text:s/>name.</text:span></text:p>
      <text:p text:style-name="P457"><text:span text:style-name="T457_1">-&gt;<text:s/>SELECT<text:s/>guestName,<text:s/>guestAddress<text:s/>FROM<text:s/>Guest<text:s/>WHERE<text:s/>address<text:s/>LIKE<text:s/>‘%London%’</text:span></text:p>
      <text:p text:style-name="P458"><text:span text:style-name="T458_1"><text:s/>ORDER<text:s/>BY<text:s/>guestName;<text:s/></text:span></text:p>
      <text:p text:style-name="P459"><text:span text:style-name="T459_1"><text:s/></text:span></text:p>
      <text:p text:style-name="P460"><text:span text:style-name="T460_1">5.<text:s/>List<text:s/>the<text:s/>bookings<text:s/>for<text:s/>which<text:s/>no<text:s/>date_to<text:s/>has<text:s/>been<text:s/>specified.</text:span></text:p>
      <text:p text:style-name="P461"><text:span text:style-name="T461_1">-&gt;<text:s/>SELECT<text:s/>*<text:s/>FROM<text:s/>Booking<text:s/>WHERE<text:s/>dateTo<text:s/>IS<text:s/>NULL;</text:span></text:p>
      <text:p text:style-name="P462"/>
      <text:p text:style-name="P463"><text:span text:style-name="T463_1">6.<text:s/>How<text:s/>many<text:s/>hotels<text:s/>are<text:s/>there?</text:span></text:p>
      <text:p text:style-name="P464"><text:span text:style-name="T464_1">-&gt;<text:s/>SELECT<text:s/>COUNT(*)<text:s/>FROM<text:s/>Hotel;<text:s/></text:span></text:p>
      <text:p text:style-name="P465"/>
      <text:p text:style-name="P466"><text:span text:style-name="T466_1">7.<text:s/>List<text:s/>the<text:s/>rooms<text:s/>that<text:s/>are<text:s/>currently<text:s/>unoccupied<text:s/>at<text:s/>the<text:s/>Grosvenor<text:s/>Hotel.</text:span></text:p>
      <text:p text:style-name="P467"><text:span text:style-name="T467_1">-&gt;<text:s/>SELECT<text:s/>*<text:s/>FROM<text:s/>room<text:s/>r</text:span></text:p>
      <text:p text:style-name="P468"><text:span text:style-name="T468_1">WHERE<text:s/>roomno<text:s/>NOT<text:s/>IN</text:span></text:p>
      <text:p text:style-name="P469"><text:span text:style-name="T469_1">(SELECT<text:s/>roomno<text:s/>FROM<text:s/>booking<text:s/>b,<text:s/>hotel<text:s/>h</text:span></text:p>
      <text:p text:style-name="P470"><text:span text:style-name="T470_1">WHERE<text:s/>(datefrom<text:s/>&lt;=<text:s/>CURRENT_DATE<text:s/>AND</text:span></text:p>
      <text:p text:style-name="P471"><text:span text:style-name="T471_1">dateto<text:s/>&gt;=<text:s/>CURRENT_DATE)<text:s/>AND</text:span></text:p>
      <text:p text:style-name="P472"><text:span text:style-name="T472_1">b.hotelno<text:s/>=<text:s/>h.hotelno<text:s/>AND<text:s/>hotelname<text:s/>=<text:s/>'Grosvenor');</text:span></text:p>
      <text:p text:style-name="P473"/>
      <text:p text:style-name="P474"><text:span text:style-name="T474_1">8.<text:s/>What<text:s/>is<text:s/>the<text:s/>lost<text:s/>income<text:s/>from<text:s/>unoccupied<text:s/>rooms<text:s/>at<text:s/>each<text:s/>hotel<text:s/>today?</text:span></text:p>
      <text:p text:style-name="P475"><text:span text:style-name="T475_1">-&gt;<text:s/>SELECT<text:s/>hotelno,<text:s/>SUM(price)<text:s/>FROM<text:s/>room<text:s/>r</text:span></text:p>
      <text:p text:style-name="P476"><text:span text:style-name="T476_1">WHERE<text:s/>roomno<text:s/>NOT<text:s/>IN</text:span></text:p>
      <text:p text:style-name="P477"><text:span text:style-name="T477_1">(SELECT<text:s/>roomno<text:s/>FROM<text:s/>booking<text:s/>b,<text:s/>hotel<text:s/>h</text:span></text:p>
      <text:p text:style-name="P478"><text:span text:style-name="T478_1">WHERE<text:s/>(datefrom<text:s/>&lt;=<text:s/>CURRENT_DATE<text:s/>AND</text:span></text:p>
      <text:p text:style-name="P479"><text:span text:style-name="T479_1">dateto<text:s/>&gt;=<text:s/>CURRENT_DATE)<text:s/>AND</text:span></text:p>
      <text:p text:style-name="P480"><text:span text:style-name="T480_1">b.hotelno<text:s/>=<text:s/>h.hotelno)</text:span></text:p>
      <text:p text:style-name="P481"><text:span text:style-name="T481_1">GROUP<text:s/>BY<text:s/>hotelno;</text:span></text:p>
      <text:p text:style-name="P482"/>
      <text:p text:style-name="P483"><text:span text:style-name="T483_1">9.<text:s/>Create<text:s/>index<text:s/>on<text:s/>one<text:s/>of<text:s/>the<text:s/>field<text:s/>and<text:s/>show<text:s/>is<text:s/>performance<text:s/>in<text:s/>query.</text:span></text:p>
      <text:p text:style-name="P484"><text:span text:style-name="T484_1">-&gt;<text:s/>CREATE<text:s/>INDEX<text:s/>index_hotel<text:s/>ON<text:s/>Hotel<text:s/>(hotelno,Name,City);<text:s text:c="2"/></text:span></text:p>
      <text:p text:style-name="P485"/>
      <text:p text:style-name="P486"><text:span text:style-name="T486_1">10.<text:s/>Create<text:s/>one<text:s/>view<text:s/>on<text:s/>above<text:s/>database<text:s/>and<text:s/>query<text:s/>it.</text:span></text:p>
      <text:p text:style-name="P487"><text:span text:style-name="T487_1">-&gt;<text:s/>CREATE<text:s/>VIEW<text:s/>[Hotel<text:s/>Detail]<text:s/>AS<text:s/>SELECT<text:s/>Name,City<text:s/>FROM<text:s/>Hotel<text:s/>WHERE<text:s/>hotelno<text:s/>=<text:s/>101<text:s/>;</text:span></text:p>
      <text:p text:style-name="P488"><text:span text:style-name="T488_1">-------------------------------------------------------------------------------------------------------------------------------------------------------</text:span></text:p>
      <text:p text:style-name="P489"/>
      <text:p text:style-name="P490"><text:span text:style-name="T490_1">Practicle<text:s/>7:</text:span></text:p>
      <text:p text:style-name="P491"><text:span text:style-name="T491_1">7]<text:s/>Consider<text:s/>the<text:s/>following<text:s/>database</text:span></text:p>
      <text:p text:style-name="P492"><text:span text:style-name="T492_1">Project(project_id,proj_name,chief_arch)<text:s/>,<text:s/>project_id<text:s/>is<text:s/>primary<text:s/>key</text:span></text:p>
      <text:p text:style-name="P493"><text:span text:style-name="T493_1">Employee(Emp_id,Emp_name)<text:s/>,<text:s/>Emp_id<text:s/>is<text:s/>primary<text:s/>key</text:span></text:p>
      <text:p text:style-name="P494"><text:span text:style-name="T494_1">Assigned-To(Project_id,Emp_id)</text:span></text:p>
      <text:p text:style-name="P495"/>
      <text:p text:style-name="P496"><text:span text:style-name="T496_1">Find<text:s/>the<text:s/>SQL<text:s/>queries<text:s/>for<text:s/>the<text:s/>following:</text:span></text:p>
      <text:p text:style-name="P497"><text:span text:style-name="T497_1">1.<text:s/>Get<text:s/>the<text:s/>details<text:s/>of<text:s/>employees<text:s/>working<text:s/>on<text:s/>project<text:s/>C353</text:span></text:p>
      <text:p text:style-name="P498"><text:span text:style-name="T498_1">-&gt;<text:s/>select<text:s/>A.empid,<text:s/>emp_name<text:s/>from<text:s/>A.Assigned_To<text:s/>A,<text:s/>Employee<text:s/>where<text:s/>project_id<text:s/>=<text:s/>'C353'<text:s/>;</text:span></text:p>
      <text:p text:style-name="P499"/>
      <text:p text:style-name="P500"><text:span text:style-name="T500_1">2.<text:s/>Get<text:s/>employee<text:s/>number<text:s/>of<text:s/>employees<text:s/>working<text:s/>on<text:s/>project<text:s/>C353</text:span></text:p>
      <text:p text:style-name="P501"><text:span text:style-name="T501_1">-&gt;select<text:s/>emp_id<text:s/>from<text:s/>Assigned_To<text:s/>where<text:s/>projectid<text:s/>=<text:s/>'C353';<text:s/></text:span></text:p>
      <text:p text:style-name="P502"/>
      <text:p text:style-name="P503"><text:span text:style-name="T503_1">3.<text:s/>Obtain<text:s/>details<text:s/>of<text:s/>employees<text:s/>working<text:s/>on<text:s/>Database<text:s/>project</text:span></text:p>
      <text:p text:style-name="P504"><text:span text:style-name="T504_1">-&gt;<text:s/>select<text:s/>Emp_name,<text:s/>A.<text:s/>Emp_id<text:s/>from<text:s/>A.<text:s/>Assigned_To<text:s/>A,<text:s/>Employee<text:s/>where<text:s/>project_id<text:s/>in<text:s/>(select<text:s/>P.<text:s/>project_id</text:span></text:p>
      <text:p text:style-name="P505"><text:span text:style-name="T505_1">from<text:s/>P.<text:s/>project<text:s/>where<text:s/>P.<text:s/>project_name<text:s/>=<text:s/>'Database');</text:span></text:p>
      <text:p text:style-name="P506"/>
      <text:p text:style-name="P507"><text:span text:style-name="T507_1">4.<text:s/>Get<text:s/>details<text:s/>of<text:s/>employees<text:s/>working<text:s/>on<text:s/>both<text:s/>C353<text:s/>and<text:s/>C354</text:span></text:p>
      <text:p text:style-name="P508"><text:span text:style-name="T508_1">-&gt;<text:s/>(select<text:s/>Emp_name,<text:s/>A.<text:s/>emp_id<text:s/>from<text:s/>Assigned_to<text:s/>A,<text:s/>Employee<text:s/>where<text:s/>A.Project_id<text:s/>=<text:s/>C354)</text:span></text:p>
      <text:p text:style-name="P509"><text:span text:style-name="T509_1">intersect</text:span></text:p>
      <text:p text:style-name="P510"><text:span text:style-name="T510_1">(select<text:s/>emp_name,<text:s/>A.empid<text:s/>from<text:s/>A.Assigned_To<text:s/>A,<text:s/>Employee<text:s/>where<text:s/>project_id<text:s/>=<text:s/>'C354');</text:span></text:p>
      <text:p text:style-name="P511"/>
      <text:p text:style-name="P512"><text:span text:style-name="T512_1">5.<text:s/>Get<text:s/>employee<text:s/>numbers<text:s/>of<text:s/>employees<text:s/>who<text:s/>do<text:s/>not<text:s/>work<text:s/>on<text:s/>project<text:s/>C453</text:span></text:p>
      <text:p text:style-name="P513"><text:span text:style-name="T513_1">-&gt;<text:s/>(select<text:s/>emp_id<text:s/>from<text:s/>Employee)</text:span></text:p>
      <text:p text:style-name="P514"><text:span text:style-name="T514_1">minus</text:span></text:p>
      <text:p text:style-name="P515"><text:span text:style-name="T515_1">(select<text:s/>emp_id<text:s/>from<text:s/>assigned_to<text:s/>where<text:s/>project_id<text:s/>=<text:s/>'C453');</text:span></text:p>
      <text:p text:style-name="P516"/>
      <text:p text:style-name="P517"><text:span text:style-name="T517_1">-------------------------------------------------------------------------------------------------------------------</text:span></text:p>
      <text:p text:style-name="P518"/>
      <text:p text:style-name="P519"><text:span text:style-name="T519_1">Practicle<text:s/>8:</text:span></text:p>
      <text:p text:style-name="P520"/>
      <text:p text:style-name="P521"><text:span text:style-name="T521_1">8]<text:s/></text:span><text:span text:style-name="T521_2">Consider<text:s/>the<text:s/>following<text:s/>database</text:span></text:p>
      <text:p text:style-name="P522"><text:span text:style-name="T522_1">Employee(emp_no,name,skill,pay-rate)<text:s/>eno<text:s/>primary<text:s/>key</text:span></text:p>
      <text:p text:style-name="P523"><text:span text:style-name="T523_1">Position(posting_no,skill)<text:s/>posting_no<text:s/>primary<text:s/>key</text:span></text:p>
      <text:p text:style-name="P524"><text:span text:style-name="T524_1">Duty_allocation(posting_no,emp_no,day,shift)</text:span></text:p>
      <text:p text:style-name="P525"/>
      <text:p text:style-name="P526"><text:span text:style-name="T526_1">Find<text:s/>the<text:s/>SQL<text:s/>queries<text:s/>for<text:s/>the<text:s/>following:</text:span></text:p>
      <text:p text:style-name="P527"><text:span text:style-name="T527_1">1.<text:s/>Get<text:s/>the<text:s/>duty<text:s/>allocation<text:s/>details<text:s/>for<text:s/>emp_no<text:s/>123461<text:s/>for<text:s/>the<text:s/>month<text:s/>of<text:s/>April<text:s/>1986.</text:span></text:p>
      <text:p text:style-name="P528"><text:span text:style-name="T528_1">-&gt;<text:s/>select<text:s/>posting_no.,<text:s/>shift,<text:s/>day<text:s/>from<text:s/>Duty_allocation<text:s/>where<text:s/>emp_no<text:s/>=<text:s/>123461<text:s/>and</text:span></text:p>
      <text:p text:style-name="P529"><text:span text:style-name="T529_1">Day<text:s/></text:span><text:span text:style-name="T529_2">≥</text:span><text:span text:style-name="T529_3"><text:s/>19860401<text:s/>and<text:s/>Day<text:s/></text:span><text:span text:style-name="T529_4">≤</text:span><text:span text:style-name="T529_5"><text:s/>19860430<text:s/>;</text:span></text:p>
      <text:p text:style-name="P530"/>
      <text:p text:style-name="P531"><text:span text:style-name="T531_1">2.<text:s/>Find<text:s/>the<text:s/>shift<text:s/>details<text:s/>for<text:s/>Employee<text:s/>‘xyz’</text:span></text:p>
      <text:p text:style-name="P532"><text:span text:style-name="T532_1">-&gt;<text:s/>select<text:s/>posting_no.,<text:s/>shift,<text:s/>day<text:s/>from<text:s/>Duty_allocation,<text:s/>Employee</text:span></text:p>
      <text:p text:style-name="P533"><text:span text:style-name="T533_1">where<text:s/>Duty<text:s/>allocation.emp_no.<text:s/>=<text:s/>Employee.emp_no<text:s/>and<text:s/>Name<text:s/>=<text:s/>'XYZ';</text:span></text:p>
      <text:p text:style-name="P534"/>
      <text:p text:style-name="P535"><text:span text:style-name="T535_1">3.<text:s/>Get<text:s/>employees<text:s/>whose<text:s/>rate<text:s/>of<text:s/>pay<text:s/>is<text:s/>more<text:s/>than<text:s/>or<text:s/>equal<text:s/>to<text:s/>the<text:s/>rate<text:s/>of<text:s/>pay<text:s/>of<text:s/>employee<text:s/>‘xyz’</text:span></text:p>
      <text:p text:style-name="P536"><text:span text:style-name="T536_1">-&gt;<text:s/>select<text:s/>S.name,<text:s/>S.pay_rate<text:s/>from<text:s/>Employee<text:s/>as<text:s/>S,<text:s/>Employee<text:s/>as<text:s/>T<text:s/>where<text:s/>S.pay_rate<text:s/>&gt;<text:s/>T.pay_rate</text:span></text:p>
      <text:p text:style-name="P537"><text:span text:style-name="T537_1">and<text:s/>T.name<text:s/>=<text:s/>'XYZ';</text:span></text:p>
      <text:p text:style-name="P538"/>
      <text:p text:style-name="P539"><text:span text:style-name="T539_1">4.<text:s/>Get<text:s/>the<text:s/>names<text:s/>and<text:s/>pay<text:s/>rates<text:s/>of<text:s/>employees<text:s/>with<text:s/>emp_no<text:s/>less<text:s/>than<text:s/>123460<text:s/>whose<text:s/>rate<text:s/>of<text:s/>pay<text:s/>is<text:s/></text:span></text:p>
      <text:p text:style-name="P540"><text:span text:style-name="T540_1">more<text:s/>than<text:s/>the<text:s/>rate<text:s/>of<text:s/>pay<text:s/>of<text:s/>at<text:s/>least<text:s/>one<text:s/>employee<text:s/>with<text:s/>emp_no<text:s/>greater<text:s/>than<text:s/>or<text:s/>equal<text:s/>to<text:s/>123460.</text:span></text:p>
      <text:p text:style-name="P541"><text:span text:style-name="T541_1">-&gt;<text:s/>select<text:s/>name,<text:s/>pay_rate<text:s/>from<text:s/>Employee<text:s/>where<text:s/>emp_no<text:s/>&lt;<text:s/>123460<text:s/>and<text:s/>pay_rate<text:s/>&gt;<text:s/>some</text:span></text:p>
      <text:p text:style-name="P542"><text:span text:style-name="T542_1">(select<text:s/>pay_rate<text:s/>from<text:s/>Employee<text:s/>where<text:s/>emp_no<text:s/></text:span><text:span text:style-name="T542_2">≥</text:span><text:span text:style-name="T542_3"><text:s/>123460);<text:s/></text:span></text:p>
      <text:p text:style-name="P543"/>
      <text:p text:style-name="P544"><text:span text:style-name="T544_1">5.<text:s/>Find<text:s/>the<text:s/>names<text:s/>of<text:s/>employees<text:s/>who<text:s/>are<text:s/>assigned<text:s/>to<text:s/>all<text:s/>positions<text:s/>that<text:s/>require<text:s/>a<text:s/>Chef’s<text:s/>skill</text:span></text:p>
      <text:p text:style-name="P545"><text:span text:style-name="T545_1">-&gt;<text:s/>select<text:s/>S.Name<text:s/>from<text:s/>Employee<text:s/>S<text:s/>where<text:s/>(select<text:s/>posting_no<text:s/>from<text:s/>Duty_allocation<text:s/>D<text:s/>where<text:s/>S.emp_no<text:s/>=<text:s/>D.emp_no)</text:span></text:p>
      <text:p text:style-name="P546"><text:span text:style-name="T546_1">contains</text:span></text:p>
      <text:p text:style-name="P547"><text:span text:style-name="T547_1">(select<text:s/>P.posting_no<text:s/>from<text:s/>position<text:s/>P<text:s/>where<text:s/>P.skill<text:s/>=<text:s/>'Chef');</text:span></text:p>
      <text:p text:style-name="P548"/>
      <text:p text:style-name="P549"><text:span text:style-name="T549_1">6.Find<text:s/>the<text:s/>employees<text:s/>with<text:s/>the<text:s/>lowest<text:s/>pay<text:s/>rate</text:span></text:p>
      <text:p text:style-name="P550"><text:span text:style-name="T550_1">-&gt;<text:s/>select<text:s/>emp_no,<text:s/>Name,<text:s/>Pay_rate<text:s/>from<text:s/>Employee<text:s/>where<text:s/>pay_rate<text:s/></text:span><text:span text:style-name="T550_2">≤</text:span><text:span text:style-name="T550_3"><text:s/>all</text:span></text:p>
      <text:p text:style-name="P551"><text:span text:style-name="T551_1">(select<text:s/>pay_rate<text:s/>from<text:s/>Employee)</text:span></text:p>
      <text:p text:style-name="P552"/>
      <text:p text:style-name="P553"><text:span text:style-name="T553_1">7.<text:s/>Get<text:s/>the<text:s/>employee<text:s/>numbers<text:s/>of<text:s/>all<text:s/>employees<text:s/>working<text:s/>on<text:s/>at<text:s/>least<text:s/>two<text:s/>dates.</text:span></text:p>
      <text:p text:style-name="P554"><text:span text:style-name="T554_1">-&gt;<text:s text:c="2"/>select<text:s/>emp_no<text:s/>from<text:s/>Duty_allocation<text:s/>group<text:s/>by<text:s/>emp_no<text:s/>having<text:s/>(count;*)<text:s/>&gt;<text:s/>1</text:span></text:p>
      <text:p text:style-name="P555"/>
      <text:p text:style-name="P556"><text:span text:style-name="T556_1">8.<text:s/>Get<text:s/>a<text:s/>list<text:s/>of<text:s/>names<text:s/>of<text:s/>employees<text:s/>with<text:s/>the<text:s/>skill<text:s/>of<text:s/>Chef<text:s/>who<text:s/>are<text:s/>assigned<text:s/>a<text:s/>duty</text:span></text:p>
      <text:p text:style-name="P557"><text:span text:style-name="T557_1">-&gt;<text:s/>select<text:s/>Name<text:s/>from<text:s/>Employee<text:s/>where<text:s/>emp_no<text:s/>in<text:s/>((select<text:s/>emp_no<text:s/>from<text:s/>Employee<text:s/>where<text:s/>skill<text:s/>=<text:s/>'Chef')</text:span></text:p>
      <text:p text:style-name="P558"><text:span text:style-name="T558_1">intersect</text:span></text:p>
      <text:p text:style-name="P559"><text:span text:style-name="T559_1">(select<text:s/>emp_no<text:s/>from<text:s/>Duty_allocation));</text:span></text:p>
      <text:p text:style-name="P560"/>
      <text:p text:style-name="P561"><text:span text:style-name="T561_1">9.<text:s/>Get<text:s/>a<text:s/>list<text:s/>of<text:s/>employees<text:s/>not<text:s/>assigned<text:s/>a<text:s/>duty</text:span></text:p>
      <text:p text:style-name="P562"><text:span text:style-name="T562_1">-&gt;<text:s/>(select<text:s/>emp_no<text:s/>from<text:s/>Employee)</text:span></text:p>
      <text:p text:style-name="P563"><text:span text:style-name="T563_1">minus</text:span></text:p>
      <text:p text:style-name="P564"><text:span text:style-name="T564_1">(select<text:s/>emp_no<text:s/>from<text:s/>Duty_allocation)</text:span></text:p>
      <text:p text:style-name="P565"/>
      <text:p text:style-name="P566"><text:span text:style-name="T566_1">10.<text:s/>Get<text:s/>a<text:s/>count<text:s/>of<text:s/>different<text:s/>employees<text:s/>on<text:s/>each<text:s/>shift</text:span></text:p>
      <text:p text:style-name="P567"><text:span text:style-name="T567_1">-&gt;<text:s/>select<text:s/>shift,<text:s/>count<text:s/>(distinct<text:s/>emp_no)<text:s/>from<text:s/>Duty_allocation<text:s/>group<text:s/>by<text:s/>shift;</text:span></text:p>
      <text:p text:style-name="P568"/>
      <text:p text:style-name="P569"><text:span text:style-name="T569_1">---------------------------------------------------------------------------------------------------------------------------------------------------------</text:span></text:p>
      <text:p text:style-name="P570"/>
      <text:p text:style-name="P571"><text:span text:style-name="T571_1">Practicle<text:s/>9:</text:span></text:p>
      <text:p text:style-name="P572"><text:span text:style-name="T572_1">9</text:span><text:span text:style-name="T572_2">]<text:s/></text:span><text:span text:style-name="T572_3">Create</text:span><text:span text:style-name="T572_4"><text:s/></text:span><text:span text:style-name="T572_5">the</text:span><text:span text:style-name="T572_6"><text:s/></text:span><text:span text:style-name="T572_7">following</text:span><text:span text:style-name="T572_8"><text:s/></text:span><text:span text:style-name="T572_9">tables</text:span><text:span text:style-name="T572_10">.<text:s/></text:span><text:span text:style-name="T572_11">And</text:span><text:span text:style-name="T572_12"><text:s/></text:span><text:span text:style-name="T572_13">Solve</text:span><text:span text:style-name="T572_14"><text:s/></text:span><text:span text:style-name="T572_15">following</text:span><text:span text:style-name="T572_16"><text:s/></text:span><text:span text:style-name="T572_17">queries</text:span><text:span text:style-name="T572_18"><text:s/></text:span><text:span text:style-name="T572_19">by</text:span><text:span text:style-name="T572_20"><text:s/></text:span><text:span text:style-name="T572_21">SQL</text:span></text:p>
      <text:p text:style-name="P573"><text:span text:style-name="T573_1">•<text:s/></text:span><text:span text:style-name="T573_2">Deposit</text:span><text:span text:style-name="T573_3"><text:s/>(</text:span><text:span text:style-name="T573_4">actno</text:span><text:span text:style-name="T573_5">,</text:span><text:span text:style-name="T573_6">cname</text:span><text:span text:style-name="T573_7">,</text:span><text:span text:style-name="T573_8">bname</text:span><text:span text:style-name="T573_9">,</text:span><text:span text:style-name="T573_10">amount</text:span><text:span text:style-name="T573_11">,</text:span><text:span text:style-name="T573_12">adate</text:span><text:span text:style-name="T573_13">)</text:span></text:p>
      <text:p text:style-name="P574"><text:span text:style-name="T574_1">•<text:s/></text:span><text:span text:style-name="T574_2">Branch</text:span><text:span text:style-name="T574_3"><text:s/>(</text:span><text:span text:style-name="T574_4">bname</text:span><text:span text:style-name="T574_5">,</text:span><text:span text:style-name="T574_6">city</text:span><text:span text:style-name="T574_7">)</text:span></text:p>
      <text:p text:style-name="P575"><text:span text:style-name="T575_1">•<text:s/></text:span><text:span text:style-name="T575_2">Customers</text:span><text:span text:style-name="T575_3"><text:s/>(</text:span><text:span text:style-name="T575_4">cname</text:span><text:span text:style-name="T575_5">,<text:s/></text:span><text:span text:style-name="T575_6">city</text:span><text:span text:style-name="T575_7">)</text:span></text:p>
      <text:p text:style-name="P576"><text:span text:style-name="T576_1">•<text:s/></text:span><text:span text:style-name="T576_2">Borrow</text:span><text:span text:style-name="T576_3">(</text:span><text:span text:style-name="T576_4">loanno</text:span><text:span text:style-name="T576_5">,</text:span><text:span text:style-name="T576_6">cname</text:span><text:span text:style-name="T576_7">,</text:span><text:span text:style-name="T576_8">bname</text:span><text:span text:style-name="T576_9">,<text:s/></text:span><text:span text:style-name="T576_10">amount</text:span><text:span text:style-name="T576_11">)</text:span></text:p>
      <text:p text:style-name="P577"><text:span text:style-name="T577_1">Add</text:span><text:span text:style-name="T577_2"><text:s/></text:span><text:span text:style-name="T577_3">primary</text:span><text:span text:style-name="T577_4"><text:s/></text:span><text:span text:style-name="T577_5">key</text:span><text:span text:style-name="T577_6"><text:s/></text:span><text:span text:style-name="T577_7">and</text:span><text:span text:style-name="T577_8"><text:s/></text:span><text:span text:style-name="T577_9">foreign</text:span><text:span text:style-name="T577_10"><text:s/></text:span><text:span text:style-name="T577_11">key</text:span><text:span text:style-name="T577_12"><text:s/></text:span><text:span text:style-name="T577_13">wherever</text:span><text:span text:style-name="T577_14"><text:s/></text:span><text:span text:style-name="T577_15">applicable</text:span><text:span text:style-name="T577_16">.</text:span></text:p>
      <text:p text:style-name="P578"/>
      <text:p text:style-name="P579"><text:span text:style-name="T579_1">Tables</text:span><text:span text:style-name="T579_2"><text:s/>:</text:span></text:p>
      <text:p text:style-name="P580"><text:span text:style-name="T580_1">1</text:span><text:span text:style-name="T580_2">)<text:s/></text:span><text:span text:style-name="T580_3">create</text:span><text:span text:style-name="T580_4"><text:s/></text:span><text:span text:style-name="T580_5">table</text:span><text:span text:style-name="T580_6"><text:s/></text:span><text:span text:style-name="T580_7">deposit</text:span><text:span text:style-name="T580_8">(</text:span><text:span text:style-name="T580_9">actno</text:span><text:span text:style-name="T580_10"><text:s/></text:span><text:span text:style-name="T580_11">varchar2</text:span><text:span text:style-name="T580_12">(</text:span><text:span text:style-name="T580_13">5</text:span><text:span text:style-name="T580_14">),</text:span><text:span text:style-name="T580_15">cname</text:span><text:span text:style-name="T580_16"><text:s/></text:span><text:span text:style-name="T580_17">varchar2</text:span><text:span text:style-name="T580_18">(</text:span><text:span text:style-name="T580_19">18</text:span><text:span text:style-name="T580_20">),</text:span><text:span text:style-name="T580_21">bname</text:span><text:span text:style-name="T580_22"><text:s/></text:span><text:span text:style-name="T580_23">varchar2</text:span><text:span text:style-name="T580_24">(</text:span><text:span text:style-name="T580_25">18</text:span><text:span text:style-name="T580_26">),</text:span><text:span text:style-name="T580_27">amount</text:span><text:span text:style-name="T580_28"><text:s/></text:span><text:span text:style-name="T580_29">number</text:span><text:span text:style-name="T580_30">(</text:span><text:span text:style-name="T580_31">8</text:span><text:span text:style-name="T580_32">,</text:span><text:span text:style-name="T580_33">2</text:span><text:span text:style-name="T580_34">),</text:span><text:span text:style-name="T580_35">adate</text:span><text:span text:style-name="T580_36"><text:s/></text:span></text:p>
      <text:p text:style-name="P581"><text:span text:style-name="T581_1">date</text:span><text:span text:style-name="T581_2">);<text:s/></text:span></text:p>
      <text:p text:style-name="P582"><text:span text:style-name="T582_1">2</text:span><text:span text:style-name="T582_2">)<text:s/></text:span><text:span text:style-name="T582_3">create</text:span><text:span text:style-name="T582_4"><text:s/></text:span><text:span text:style-name="T582_5">table</text:span><text:span text:style-name="T582_6"><text:s/></text:span><text:span text:style-name="T582_7">branch</text:span><text:span text:style-name="T582_8">(</text:span><text:span text:style-name="T582_9">bname</text:span><text:span text:style-name="T582_10"><text:s/></text:span><text:span text:style-name="T582_11">varchar2</text:span><text:span text:style-name="T582_12">(</text:span><text:span text:style-name="T582_13">18</text:span><text:span text:style-name="T582_14">),</text:span><text:span text:style-name="T582_15">city</text:span><text:span text:style-name="T582_16"><text:s/></text:span><text:span text:style-name="T582_17">varchar2</text:span><text:span text:style-name="T582_18">(</text:span><text:span text:style-name="T582_19">18</text:span><text:span text:style-name="T582_20">));<text:s/></text:span></text:p>
      <text:p text:style-name="P583"><text:span text:style-name="T583_1">3</text:span><text:span text:style-name="T583_2">)<text:s/></text:span><text:span text:style-name="T583_3">create</text:span><text:span text:style-name="T583_4"><text:s/></text:span><text:span text:style-name="T583_5">table</text:span><text:span text:style-name="T583_6"><text:s/></text:span><text:span text:style-name="T583_7">customer</text:span><text:span text:style-name="T583_8">(</text:span><text:span text:style-name="T583_9">cname</text:span><text:span text:style-name="T583_10"><text:s/></text:span><text:span text:style-name="T583_11">varchar2</text:span><text:span text:style-name="T583_12">(</text:span><text:span text:style-name="T583_13">18</text:span><text:span text:style-name="T583_14">),<text:s/></text:span><text:span text:style-name="T583_15">city</text:span><text:span text:style-name="T583_16"><text:s/></text:span><text:span text:style-name="T583_17">varchar2</text:span><text:span text:style-name="T583_18">(</text:span><text:span text:style-name="T583_19">18</text:span><text:span text:style-name="T583_20">));<text:s/></text:span></text:p>
      <text:p text:style-name="P584"><text:span text:style-name="T584_1">4</text:span><text:span text:style-name="T584_2">)<text:s/></text:span><text:span text:style-name="T584_3">create</text:span><text:span text:style-name="T584_4"><text:s/></text:span><text:span text:style-name="T584_5">table</text:span><text:span text:style-name="T584_6"><text:s/></text:span><text:span text:style-name="T584_7">borrow</text:span><text:span text:style-name="T584_8">(</text:span><text:span text:style-name="T584_9">loanno</text:span><text:span text:style-name="T584_10"><text:s/></text:span><text:span text:style-name="T584_11">varchar2</text:span><text:span text:style-name="T584_12">(</text:span><text:span text:style-name="T584_13">5</text:span><text:span text:style-name="T584_14">),</text:span><text:span text:style-name="T584_15">cname</text:span><text:span text:style-name="T584_16"><text:s/></text:span><text:span text:style-name="T584_17">varchar2</text:span><text:span text:style-name="T584_18">(</text:span><text:span text:style-name="T584_19">18</text:span><text:span text:style-name="T584_20">),</text:span><text:span text:style-name="T584_21">bname</text:span><text:span text:style-name="T584_22"><text:s/></text:span><text:span text:style-name="T584_23">varchar2</text:span><text:span text:style-name="T584_24">(</text:span><text:span text:style-name="T584_25">18</text:span><text:span text:style-name="T584_26">),</text:span><text:span text:style-name="T584_27">amount</text:span><text:span text:style-name="T584_28"><text:s/></text:span><text:span text:style-name="T584_29">number</text:span><text:span text:style-name="T584_30">(</text:span><text:span text:style-name="T584_31">8</text:span><text:span text:style-name="T584_32">,</text:span><text:span text:style-name="T584_33">2</text:span><text:span text:style-name="T584_34">));<text:s/></text:span></text:p>
      <text:p text:style-name="P585"/>
      <text:p text:style-name="P586"/>
      <text:p text:style-name="P587"/>
      <text:p text:style-name="P588"><text:span text:style-name="T588_1">DEPOSIT</text:span><text:span text:style-name="T588_2"><text:s/></text:span><text:span text:style-name="T588_3">TABLE</text:span><text:span text:style-name="T588_4">:<text:s/></text:span></text:p>
      <text:p text:style-name="P589"><text:span text:style-name="T589_1">1</text:span><text:span text:style-name="T589_2">)<text:s/></text:span><text:span text:style-name="T589_3">insert</text:span><text:span text:style-name="T589_4"><text:s/></text:span><text:span text:style-name="T589_5">into</text:span><text:span text:style-name="T589_6"><text:s/></text:span><text:span text:style-name="T589_7">deposit</text:span><text:span text:style-name="T589_8"><text:s/></text:span><text:span text:style-name="T589_9">values</text:span><text:span text:style-name="T589_10">(</text:span><text:span text:style-name="T589_11">'100'</text:span><text:span text:style-name="T589_12">,</text:span><text:span text:style-name="T589_13">'Anil'</text:span><text:span text:style-name="T589_14">,</text:span><text:span text:style-name="T589_15">'wakad'</text:span><text:span text:style-name="T589_16">,</text:span><text:span text:style-name="T589_17">1000</text:span><text:span text:style-name="T589_18">.</text:span><text:span text:style-name="T589_19">00</text:span><text:span text:style-name="T589_20">,</text:span><text:span text:style-name="T589_21">'1</text:span><text:span text:style-name="T589_22">-</text:span><text:span text:style-name="T589_23">mar</text:span><text:span text:style-name="T589_24">-</text:span><text:span text:style-name="T589_25">95'</text:span><text:span text:style-name="T589_26">);<text:s/></text:span></text:p>
      <text:p text:style-name="P590"><text:span text:style-name="T590_1">2</text:span><text:span text:style-name="T590_2">)<text:s/></text:span><text:span text:style-name="T590_3">insert</text:span><text:span text:style-name="T590_4"><text:s/></text:span><text:span text:style-name="T590_5">into</text:span><text:span text:style-name="T590_6"><text:s/></text:span><text:span text:style-name="T590_7">deposit</text:span><text:span text:style-name="T590_8"><text:s/></text:span><text:span text:style-name="T590_9">values</text:span><text:span text:style-name="T590_10">(</text:span><text:span text:style-name="T590_11">'101'</text:span><text:span text:style-name="T590_12">,</text:span><text:span text:style-name="T590_13">'Sunil'</text:span><text:span text:style-name="T590_14">,</text:span><text:span text:style-name="T590_15">'Pimpri'</text:span><text:span text:style-name="T590_16">,</text:span><text:span text:style-name="T590_17">5000</text:span><text:span text:style-name="T590_18">.</text:span><text:span text:style-name="T590_19">00</text:span><text:span text:style-name="T590_20">,</text:span><text:span text:style-name="T590_21">'4</text:span><text:span text:style-name="T590_22">-</text:span><text:span text:style-name="T590_23">jan</text:span><text:span text:style-name="T590_24">-</text:span><text:span text:style-name="T590_25">96'</text:span><text:span text:style-name="T590_26">);<text:s/></text:span></text:p>
      <text:p text:style-name="P591"><text:span text:style-name="T591_1">3</text:span><text:span text:style-name="T591_2">)<text:s/></text:span><text:span text:style-name="T591_3">insert</text:span><text:span text:style-name="T591_4"><text:s/></text:span><text:span text:style-name="T591_5">into</text:span><text:span text:style-name="T591_6"><text:s/></text:span><text:span text:style-name="T591_7">deposit</text:span><text:span text:style-name="T591_8"><text:s/></text:span><text:span text:style-name="T591_9">values</text:span><text:span text:style-name="T591_10">(</text:span><text:span text:style-name="T591_11">'102'</text:span><text:span text:style-name="T591_12">,</text:span><text:span text:style-name="T591_13">'Aniket'</text:span><text:span text:style-name="T591_14">,</text:span><text:span text:style-name="T591_15">'KAROLBAGH'</text:span><text:span text:style-name="T591_16">,</text:span><text:span text:style-name="T591_17">3500</text:span><text:span text:style-name="T591_18">.</text:span><text:span text:style-name="T591_19">00</text:span><text:span text:style-name="T591_20">,</text:span><text:span text:style-name="T591_21">'17</text:span><text:span text:style-name="T591_22">-</text:span><text:span text:style-name="T591_23">nov</text:span><text:span text:style-name="T591_24">-</text:span><text:span text:style-name="T591_25">95'</text:span><text:span text:style-name="T591_26">);<text:s/></text:span></text:p>
      <text:p text:style-name="P592"><text:span text:style-name="T592_1">4</text:span><text:span text:style-name="T592_2">)<text:s/></text:span><text:span text:style-name="T592_3">insert</text:span><text:span text:style-name="T592_4"><text:s/></text:span><text:span text:style-name="T592_5">into</text:span><text:span text:style-name="T592_6"><text:s/></text:span><text:span text:style-name="T592_7">deposit</text:span><text:span text:style-name="T592_8"><text:s/></text:span><text:span text:style-name="T592_9">values</text:span><text:span text:style-name="T592_10">(</text:span><text:span text:style-name="T592_11">'104'</text:span><text:span text:style-name="T592_12">,</text:span><text:span text:style-name="T592_13">'Krishna'</text:span><text:span text:style-name="T592_14">,</text:span><text:span text:style-name="T592_15">'bahgya</text:span><text:span text:style-name="T592_16"><text:s/></text:span><text:span text:style-name="T592_17">nagar'</text:span><text:span text:style-name="T592_18">,</text:span><text:span text:style-name="T592_19">1200</text:span><text:span text:style-name="T592_20">.</text:span><text:span text:style-name="T592_21">00</text:span><text:span text:style-name="T592_22">,</text:span><text:span text:style-name="T592_23">'17</text:span><text:span text:style-name="T592_24">-</text:span><text:span text:style-name="T592_25">dec</text:span><text:span text:style-name="T592_26">-</text:span><text:span text:style-name="T592_27">95'</text:span><text:span text:style-name="T592_28">);<text:s/></text:span></text:p>
      <text:p text:style-name="P593"><text:span text:style-name="T593_1">5</text:span><text:span text:style-name="T593_2">)<text:s/></text:span><text:span text:style-name="T593_3">insert</text:span><text:span text:style-name="T593_4"><text:s/></text:span><text:span text:style-name="T593_5">into</text:span><text:span text:style-name="T593_6"><text:s/></text:span><text:span text:style-name="T593_7">deposit</text:span><text:span text:style-name="T593_8"><text:s/></text:span><text:span text:style-name="T593_9">values</text:span><text:span text:style-name="T593_10">(</text:span><text:span text:style-name="T593_11">'105'</text:span><text:span text:style-name="T593_12">,</text:span><text:span text:style-name="T593_13">'Sanket'</text:span><text:span text:style-name="T593_14">,</text:span><text:span text:style-name="T593_15">'nehru</text:span><text:span text:style-name="T593_16"><text:s/></text:span><text:span text:style-name="T593_17">nagar'</text:span><text:span text:style-name="T593_18">,</text:span><text:span text:style-name="T593_19">3000</text:span><text:span text:style-name="T593_20">.</text:span><text:span text:style-name="T593_21">00</text:span><text:span text:style-name="T593_22">,</text:span><text:span text:style-name="T593_23">'27</text:span><text:span text:style-name="T593_24">-</text:span><text:span text:style-name="T593_25">mar</text:span><text:span text:style-name="T593_26">-</text:span><text:span text:style-name="T593_27">96'</text:span><text:span text:style-name="T593_28">);<text:s/></text:span></text:p>
      <text:p text:style-name="P594"><text:span text:style-name="T594_1">6</text:span><text:span text:style-name="T594_2">)<text:s/></text:span><text:span text:style-name="T594_3">insert</text:span><text:span text:style-name="T594_4"><text:s/></text:span><text:span text:style-name="T594_5">into</text:span><text:span text:style-name="T594_6"><text:s/></text:span><text:span text:style-name="T594_7">deposit</text:span><text:span text:style-name="T594_8"><text:s/></text:span><text:span text:style-name="T594_9">values</text:span><text:span text:style-name="T594_10">(</text:span><text:span text:style-name="T594_11">'106'</text:span><text:span text:style-name="T594_12">,</text:span><text:span text:style-name="T594_13">'Anuj'</text:span><text:span text:style-name="T594_14">,</text:span><text:span text:style-name="T594_15">'shivaji</text:span><text:span text:style-name="T594_16"><text:s/></text:span><text:span text:style-name="T594_17">nagar'</text:span><text:span text:style-name="T594_18">,</text:span><text:span text:style-name="T594_19">2000</text:span><text:span text:style-name="T594_20">.</text:span><text:span text:style-name="T594_21">00</text:span><text:span text:style-name="T594_22">,</text:span><text:span text:style-name="T594_23">'31</text:span><text:span text:style-name="T594_24">-</text:span><text:span text:style-name="T594_25">mar</text:span><text:span text:style-name="T594_26">-</text:span><text:span text:style-name="T594_27">96'</text:span><text:span text:style-name="T594_28">);<text:s/></text:span></text:p>
      <text:p text:style-name="P595"><text:span text:style-name="T595_1">7</text:span><text:span text:style-name="T595_2">)<text:s/></text:span><text:span text:style-name="T595_3">insert</text:span><text:span text:style-name="T595_4"><text:s/></text:span><text:span text:style-name="T595_5">into</text:span><text:span text:style-name="T595_6"><text:s/></text:span><text:span text:style-name="T595_7">deposit</text:span><text:span text:style-name="T595_8"><text:s/></text:span><text:span text:style-name="T595_9">values</text:span><text:span text:style-name="T595_10">(</text:span><text:span text:style-name="T595_11">'107'</text:span><text:span text:style-name="T595_12">,</text:span><text:span text:style-name="T595_13">'Shriram'</text:span><text:span text:style-name="T595_14">,</text:span><text:span text:style-name="T595_15">'Karvenagar'</text:span><text:span text:style-name="T595_16">,</text:span><text:span text:style-name="T595_17">1000</text:span><text:span text:style-name="T595_18">.</text:span><text:span text:style-name="T595_19">00</text:span><text:span text:style-name="T595_20">,</text:span><text:span text:style-name="T595_21">'5</text:span><text:span text:style-name="T595_22">-</text:span><text:span text:style-name="T595_23">sep</text:span><text:span text:style-name="T595_24">-</text:span><text:span text:style-name="T595_25">95'</text:span><text:span text:style-name="T595_26">);<text:s/></text:span></text:p>
      <text:p text:style-name="P596"><text:span text:style-name="T596_1">8</text:span><text:span text:style-name="T596_2">)<text:s/></text:span><text:span text:style-name="T596_3">insert</text:span><text:span text:style-name="T596_4"><text:s/></text:span><text:span text:style-name="T596_5">into</text:span><text:span text:style-name="T596_6"><text:s/></text:span><text:span text:style-name="T596_7">deposit</text:span><text:span text:style-name="T596_8"><text:s/></text:span><text:span text:style-name="T596_9">values</text:span><text:span text:style-name="T596_10">(</text:span><text:span text:style-name="T596_11">'108'</text:span><text:span text:style-name="T596_12">,</text:span><text:span text:style-name="T596_13">'Bhosle'</text:span><text:span text:style-name="T596_14">,</text:span><text:span text:style-name="T596_15">'chinchwad'</text:span><text:span text:style-name="T596_16">,</text:span><text:span text:style-name="T596_17">5000</text:span><text:span text:style-name="T596_18">.</text:span><text:span text:style-name="T596_19">00</text:span><text:span text:style-name="T596_20">,</text:span><text:span text:style-name="T596_21">'2</text:span><text:span text:style-name="T596_22">-</text:span><text:span text:style-name="T596_23">jul</text:span><text:span text:style-name="T596_24">-</text:span><text:span text:style-name="T596_25">95'</text:span><text:span text:style-name="T596_26">);<text:s/></text:span></text:p>
      <text:p text:style-name="P597"><text:span text:style-name="T597_1">9</text:span><text:span text:style-name="T597_2">)<text:s/></text:span><text:span text:style-name="T597_3">insert</text:span><text:span text:style-name="T597_4"><text:s/></text:span><text:span text:style-name="T597_5">into</text:span><text:span text:style-name="T597_6"><text:s/></text:span><text:span text:style-name="T597_7">deposit</text:span><text:span text:style-name="T597_8"><text:s/></text:span><text:span text:style-name="T597_9">values</text:span><text:span text:style-name="T597_10">(</text:span><text:span text:style-name="T597_11">'109'</text:span><text:span text:style-name="T597_12">,</text:span><text:span text:style-name="T597_13">'Anuj'</text:span><text:span text:style-name="T597_14">,</text:span><text:span text:style-name="T597_15">'akhurdi'</text:span><text:span text:style-name="T597_16">,</text:span><text:span text:style-name="T597_17">7000</text:span><text:span text:style-name="T597_18">.</text:span><text:span text:style-name="T597_19">00</text:span><text:span text:style-name="T597_20">,</text:span><text:span text:style-name="T597_21">'10</text:span><text:span text:style-name="T597_22">-</text:span><text:span text:style-name="T597_23">aug</text:span><text:span text:style-name="T597_24">-</text:span><text:span text:style-name="T597_25">95'</text:span><text:span text:style-name="T597_26">);<text:s/></text:span></text:p>
      <text:p text:style-name="P598"/>
      <text:p text:style-name="P599"><text:span text:style-name="T599_1">BRANCH</text:span><text:span text:style-name="T599_2"><text:s/></text:span><text:span text:style-name="T599_3">TABLE</text:span><text:span text:style-name="T599_4">:<text:s/></text:span></text:p>
      <text:p text:style-name="P600"><text:span text:style-name="T600_1">1</text:span><text:span text:style-name="T600_2">)<text:s/></text:span><text:span text:style-name="T600_3">insert</text:span><text:span text:style-name="T600_4"><text:s/></text:span><text:span text:style-name="T600_5">into</text:span><text:span text:style-name="T600_6"><text:s/></text:span><text:span text:style-name="T600_7">branch</text:span><text:span text:style-name="T600_8"><text:s/></text:span><text:span text:style-name="T600_9">values</text:span><text:span text:style-name="T600_10">(</text:span><text:span text:style-name="T600_11">'wakad'</text:span><text:span text:style-name="T600_12">,</text:span><text:span text:style-name="T600_13">'Pune'</text:span><text:span text:style-name="T600_14">);<text:s/></text:span></text:p>
      <text:p text:style-name="P601"><text:span text:style-name="T601_1">2</text:span><text:span text:style-name="T601_2">)<text:s/></text:span><text:span text:style-name="T601_3">insert</text:span><text:span text:style-name="T601_4"><text:s/></text:span><text:span text:style-name="T601_5">into</text:span><text:span text:style-name="T601_6"><text:s/></text:span><text:span text:style-name="T601_7">branch</text:span><text:span text:style-name="T601_8"><text:s/></text:span><text:span text:style-name="T601_9">values</text:span><text:span text:style-name="T601_10">(</text:span><text:span text:style-name="T601_11">'Pimpri'</text:span><text:span text:style-name="T601_12">,</text:span><text:span text:style-name="T601_13">'Nagpur'</text:span><text:span text:style-name="T601_14">);<text:s/></text:span></text:p>
      <text:p text:style-name="P602"><text:span text:style-name="T602_1">3</text:span><text:span text:style-name="T602_2">)<text:s/></text:span><text:span text:style-name="T602_3">insert</text:span><text:span text:style-name="T602_4"><text:s/></text:span><text:span text:style-name="T602_5">into</text:span><text:span text:style-name="T602_6"><text:s/></text:span><text:span text:style-name="T602_7">branch</text:span><text:span text:style-name="T602_8"><text:s/></text:span><text:span text:style-name="T602_9">values</text:span><text:span text:style-name="T602_10">(</text:span><text:span text:style-name="T602_11">'KAROLBAGH'</text:span><text:span text:style-name="T602_12">,</text:span><text:span text:style-name="T602_13">'Delhi'</text:span><text:span text:style-name="T602_14">);<text:s/></text:span></text:p>
      <text:p text:style-name="P603"><text:span text:style-name="T603_1">4</text:span><text:span text:style-name="T603_2">)<text:s/></text:span><text:span text:style-name="T603_3">insert</text:span><text:span text:style-name="T603_4"><text:s/></text:span><text:span text:style-name="T603_5">into</text:span><text:span text:style-name="T603_6"><text:s/></text:span><text:span text:style-name="T603_7">branch</text:span><text:span text:style-name="T603_8"><text:s/></text:span><text:span text:style-name="T603_9">values</text:span><text:span text:style-name="T603_10">(</text:span><text:span text:style-name="T603_11">'bahgya</text:span><text:span text:style-name="T603_12"><text:s/></text:span><text:span text:style-name="T603_13">nagar'</text:span><text:span text:style-name="T603_14">,</text:span><text:span text:style-name="T603_15">'Delhi'</text:span><text:span text:style-name="T603_16">);<text:s/></text:span></text:p>
      <text:p text:style-name="P604"><text:span text:style-name="T604_1">5</text:span><text:span text:style-name="T604_2">)<text:s/></text:span><text:span text:style-name="T604_3">insert</text:span><text:span text:style-name="T604_4"><text:s/></text:span><text:span text:style-name="T604_5">into</text:span><text:span text:style-name="T604_6"><text:s/></text:span><text:span text:style-name="T604_7">branch</text:span><text:span text:style-name="T604_8"><text:s/></text:span><text:span text:style-name="T604_9">values</text:span><text:span text:style-name="T604_10">(</text:span><text:span text:style-name="T604_11">'nehru</text:span><text:span text:style-name="T604_12"><text:s/></text:span><text:span text:style-name="T604_13">nagar'</text:span><text:span text:style-name="T604_14">,</text:span><text:span text:style-name="T604_15">'Nagpur'</text:span><text:span text:style-name="T604_16">);<text:s/></text:span></text:p>
      <text:p text:style-name="P605"><text:span text:style-name="T605_1">6</text:span><text:span text:style-name="T605_2">)<text:s/></text:span><text:span text:style-name="T605_3">insert</text:span><text:span text:style-name="T605_4"><text:s/></text:span><text:span text:style-name="T605_5">into</text:span><text:span text:style-name="T605_6"><text:s/></text:span><text:span text:style-name="T605_7">branch</text:span><text:span text:style-name="T605_8"><text:s/></text:span><text:span text:style-name="T605_9">values</text:span><text:span text:style-name="T605_10">(</text:span><text:span text:style-name="T605_11">'shivaji</text:span><text:span text:style-name="T605_12"><text:s/></text:span><text:span text:style-name="T605_13">nagar'</text:span><text:span text:style-name="T605_14">,</text:span><text:span text:style-name="T605_15">'Solapur'</text:span><text:span text:style-name="T605_16">);<text:s/></text:span></text:p>
      <text:p text:style-name="P606"><text:span text:style-name="T606_1">7</text:span><text:span text:style-name="T606_2">)<text:s/></text:span><text:span text:style-name="T606_3">insert</text:span><text:span text:style-name="T606_4"><text:s/></text:span><text:span text:style-name="T606_5">into</text:span><text:span text:style-name="T606_6"><text:s/></text:span><text:span text:style-name="T606_7">branch</text:span><text:span text:style-name="T606_8"><text:s/></text:span><text:span text:style-name="T606_9">values</text:span><text:span text:style-name="T606_10">(</text:span><text:span text:style-name="T606_11">'Karvenagar'</text:span><text:span text:style-name="T606_12">,</text:span><text:span text:style-name="T606_13">'Bombay'</text:span><text:span text:style-name="T606_14">);<text:s/></text:span></text:p>
      <text:p text:style-name="P607"><text:span text:style-name="T607_1">8</text:span><text:span text:style-name="T607_2">)<text:s/></text:span><text:span text:style-name="T607_3">insert</text:span><text:span text:style-name="T607_4"><text:s/></text:span><text:span text:style-name="T607_5">into</text:span><text:span text:style-name="T607_6"><text:s/></text:span><text:span text:style-name="T607_7">branch</text:span><text:span text:style-name="T607_8"><text:s/></text:span><text:span text:style-name="T607_9">values</text:span><text:span text:style-name="T607_10">(</text:span><text:span text:style-name="T607_11">'chinchwad'</text:span><text:span text:style-name="T607_12">,</text:span><text:span text:style-name="T607_13">'Umarkhed'</text:span><text:span text:style-name="T607_14">);<text:s/></text:span></text:p>
      <text:p text:style-name="P608"><text:span text:style-name="T608_1">9</text:span><text:span text:style-name="T608_2">)<text:s/></text:span><text:span text:style-name="T608_3">insert</text:span><text:span text:style-name="T608_4"><text:s/></text:span><text:span text:style-name="T608_5">into</text:span><text:span text:style-name="T608_6"><text:s/></text:span><text:span text:style-name="T608_7">branch</text:span><text:span text:style-name="T608_8"><text:s/></text:span><text:span text:style-name="T608_9">values</text:span><text:span text:style-name="T608_10">(</text:span><text:span text:style-name="T608_11">'akhurdi</text:span><text:span text:style-name="T608_12">,</text:span><text:span text:style-name="T608_13">'Delhi'</text:span><text:span text:style-name="T608_14">);<text:s/></text:span></text:p>
      <text:p text:style-name="P609"><text:span text:style-name="T609_1">10</text:span><text:span text:style-name="T609_2">)<text:s/></text:span><text:span text:style-name="T609_3">insert</text:span><text:span text:style-name="T609_4"><text:s/></text:span><text:span text:style-name="T609_5">into</text:span><text:span text:style-name="T609_6"><text:s/></text:span><text:span text:style-name="T609_7">branch</text:span><text:span text:style-name="T609_8"><text:s/></text:span><text:span text:style-name="T609_9">values</text:span><text:span text:style-name="T609_10">(</text:span><text:span text:style-name="T609_11">'POWAI'</text:span><text:span text:style-name="T609_12">,</text:span><text:span text:style-name="T609_13">'Bombay'</text:span><text:span text:style-name="T609_14">);<text:s/></text:span></text:p>
      <text:p text:style-name="P610"/>
      <text:p text:style-name="P611"><text:span text:style-name="T611_1">CUSTOMER</text:span><text:span text:style-name="T611_2"><text:s/></text:span><text:span text:style-name="T611_3">TABLE</text:span><text:span text:style-name="T611_4">:<text:s/></text:span></text:p>
      <text:p text:style-name="P612"><text:span text:style-name="T612_1">1</text:span><text:span text:style-name="T612_2">)<text:s/></text:span><text:span text:style-name="T612_3">insert</text:span><text:span text:style-name="T612_4"><text:s/></text:span><text:span text:style-name="T612_5">into</text:span><text:span text:style-name="T612_6"><text:s/></text:span><text:span text:style-name="T612_7">customer</text:span><text:span text:style-name="T612_8"><text:s/></text:span><text:span text:style-name="T612_9">values</text:span><text:span text:style-name="T612_10">(</text:span><text:span text:style-name="T612_11">'Anil'</text:span><text:span text:style-name="T612_12">,</text:span><text:span text:style-name="T612_13">'Calcutta'</text:span><text:span text:style-name="T612_14">);<text:s/></text:span></text:p>
      <text:p text:style-name="P613"><text:span text:style-name="T613_1">2</text:span><text:span text:style-name="T613_2">)<text:s/></text:span><text:span text:style-name="T613_3">insert</text:span><text:span text:style-name="T613_4"><text:s/></text:span><text:span text:style-name="T613_5">into</text:span><text:span text:style-name="T613_6"><text:s/></text:span><text:span text:style-name="T613_7">customer</text:span><text:span text:style-name="T613_8"><text:s/></text:span><text:span text:style-name="T613_9">values</text:span><text:span text:style-name="T613_10">(</text:span><text:span text:style-name="T613_11">'Sunil'</text:span><text:span text:style-name="T613_12">,</text:span><text:span text:style-name="T613_13">'Delhi'</text:span><text:span text:style-name="T613_14">);<text:s/></text:span></text:p>
      <text:p text:style-name="P614"><text:span text:style-name="T614_1">3</text:span><text:span text:style-name="T614_2">)<text:s/></text:span><text:span text:style-name="T614_3">insert</text:span><text:span text:style-name="T614_4"><text:s/></text:span><text:span text:style-name="T614_5">into</text:span><text:span text:style-name="T614_6"><text:s/></text:span><text:span text:style-name="T614_7">customer</text:span><text:span text:style-name="T614_8"><text:s/></text:span><text:span text:style-name="T614_9">values</text:span><text:span text:style-name="T614_10">(</text:span><text:span text:style-name="T614_11">'Aniket'</text:span><text:span text:style-name="T614_12">,</text:span><text:span text:style-name="T614_13">'Pune'</text:span><text:span text:style-name="T614_14">);<text:s/></text:span></text:p>
      <text:p text:style-name="P615"><text:span text:style-name="T615_1">4</text:span><text:span text:style-name="T615_2">)<text:s/></text:span><text:span text:style-name="T615_3">insert</text:span><text:span text:style-name="T615_4"><text:s/></text:span><text:span text:style-name="T615_5">into</text:span><text:span text:style-name="T615_6"><text:s/></text:span><text:span text:style-name="T615_7">customer</text:span><text:span text:style-name="T615_8"><text:s/></text:span><text:span text:style-name="T615_9">values</text:span><text:span text:style-name="T615_10">(</text:span><text:span text:style-name="T615_11">'Krishna'</text:span><text:span text:style-name="T615_12">,</text:span><text:span text:style-name="T615_13">'Nanded'</text:span><text:span text:style-name="T615_14">);<text:s/></text:span></text:p>
      <text:p text:style-name="P616"><text:span text:style-name="T616_1">5</text:span><text:span text:style-name="T616_2">)<text:s/></text:span><text:span text:style-name="T616_3">insert</text:span><text:span text:style-name="T616_4"><text:s/></text:span><text:span text:style-name="T616_5">into</text:span><text:span text:style-name="T616_6"><text:s/></text:span><text:span text:style-name="T616_7">customer</text:span><text:span text:style-name="T616_8"><text:s/></text:span><text:span text:style-name="T616_9">values</text:span><text:span text:style-name="T616_10">(</text:span><text:span text:style-name="T616_11">'Sanket'</text:span><text:span text:style-name="T616_12">,</text:span><text:span text:style-name="T616_13">'Solapur'</text:span><text:span text:style-name="T616_14">);<text:s/></text:span></text:p>
      <text:p text:style-name="P617"><text:span text:style-name="T617_1">6</text:span><text:span text:style-name="T617_2">)<text:s/></text:span><text:span text:style-name="T617_3">insert</text:span><text:span text:style-name="T617_4"><text:s/></text:span><text:span text:style-name="T617_5">into</text:span><text:span text:style-name="T617_6"><text:s/></text:span><text:span text:style-name="T617_7">customer</text:span><text:span text:style-name="T617_8"><text:s/></text:span><text:span text:style-name="T617_9">values</text:span><text:span text:style-name="T617_10">(</text:span><text:span text:style-name="T617_11">'Anuj'</text:span><text:span text:style-name="T617_12">,</text:span><text:span text:style-name="T617_13">'Nagpur'</text:span><text:span text:style-name="T617_14">);<text:s/></text:span></text:p>
      <text:p text:style-name="P618"><text:span text:style-name="T618_1">7</text:span><text:span text:style-name="T618_2">)<text:s/></text:span><text:span text:style-name="T618_3">insert</text:span><text:span text:style-name="T618_4"><text:s/></text:span><text:span text:style-name="T618_5">into</text:span><text:span text:style-name="T618_6"><text:s/></text:span><text:span text:style-name="T618_7">customer</text:span><text:span text:style-name="T618_8"><text:s/></text:span><text:span text:style-name="T618_9">values</text:span><text:span text:style-name="T618_10">(</text:span><text:span text:style-name="T618_11">'Shriram'</text:span><text:span text:style-name="T618_12">,</text:span><text:span text:style-name="T618_13">'Surat'</text:span><text:span text:style-name="T618_14">);<text:s/></text:span></text:p>
      <text:p text:style-name="P619"><text:span text:style-name="T619_1">8</text:span><text:span text:style-name="T619_2">)<text:s/></text:span><text:span text:style-name="T619_3">insert</text:span><text:span text:style-name="T619_4"><text:s/></text:span><text:span text:style-name="T619_5">into</text:span><text:span text:style-name="T619_6"><text:s/></text:span><text:span text:style-name="T619_7">customer</text:span><text:span text:style-name="T619_8"><text:s/></text:span><text:span text:style-name="T619_9">values</text:span><text:span text:style-name="T619_10">(</text:span><text:span text:style-name="T619_11">'Bhosle'</text:span><text:span text:style-name="T619_12">,</text:span><text:span text:style-name="T619_13">'Bombay'</text:span><text:span text:style-name="T619_14">);<text:s/></text:span></text:p>
      <text:p text:style-name="P620"><text:span text:style-name="T620_1">9</text:span><text:span text:style-name="T620_2">)<text:s/></text:span><text:span text:style-name="T620_3">insert</text:span><text:span text:style-name="T620_4"><text:s/></text:span><text:span text:style-name="T620_5">into</text:span><text:span text:style-name="T620_6"><text:s/></text:span><text:span text:style-name="T620_7">customer</text:span><text:span text:style-name="T620_8"><text:s/></text:span><text:span text:style-name="T620_9">values</text:span><text:span text:style-name="T620_10">(</text:span><text:span text:style-name="T620_11">'Om'</text:span><text:span text:style-name="T620_12">,</text:span><text:span text:style-name="T620_13">'Bombay'</text:span><text:span text:style-name="T620_14">);<text:s/></text:span></text:p>
      <text:p text:style-name="P621"><text:span text:style-name="T621_1">10</text:span><text:span text:style-name="T621_2">)<text:s/></text:span><text:span text:style-name="T621_3">insert</text:span><text:span text:style-name="T621_4"><text:s/></text:span><text:span text:style-name="T621_5">into</text:span><text:span text:style-name="T621_6"><text:s/></text:span><text:span text:style-name="T621_7">customer</text:span><text:span text:style-name="T621_8"><text:s/></text:span><text:span text:style-name="T621_9">values</text:span><text:span text:style-name="T621_10">(</text:span><text:span text:style-name="T621_11">'Deva'</text:span><text:span text:style-name="T621_12">,</text:span><text:span text:style-name="T621_13">'Nashik'</text:span><text:span text:style-name="T621_14">);</text:span></text:p>
      <text:p text:style-name="P622"/>
      <text:p text:style-name="P623"><text:span text:style-name="T623_1">BORROW</text:span><text:span text:style-name="T623_2"><text:s/></text:span><text:span text:style-name="T623_3">TABLE</text:span><text:span text:style-name="T623_4">:<text:s/></text:span></text:p>
      <text:p text:style-name="P624"><text:span text:style-name="T624_1">1</text:span><text:span text:style-name="T624_2">)<text:s/></text:span><text:span text:style-name="T624_3">insert</text:span><text:span text:style-name="T624_4"><text:s/></text:span><text:span text:style-name="T624_5">into</text:span><text:span text:style-name="T624_6"><text:s/></text:span><text:span text:style-name="T624_7">borrow</text:span><text:span text:style-name="T624_8"><text:s/></text:span><text:span text:style-name="T624_9">values</text:span><text:span text:style-name="T624_10">(</text:span><text:span text:style-name="T624_11">'201'</text:span><text:span text:style-name="T624_12">,</text:span><text:span text:style-name="T624_13">'Anil'</text:span><text:span text:style-name="T624_14">,</text:span><text:span text:style-name="T624_15">'Calcutta'</text:span><text:span text:style-name="T624_16">,</text:span><text:span text:style-name="T624_17">1000</text:span><text:span text:style-name="T624_18">);<text:s/></text:span></text:p>
      <text:p text:style-name="P625"><text:span text:style-name="T625_1">2</text:span><text:span text:style-name="T625_2">)<text:s/></text:span><text:span text:style-name="T625_3">insert</text:span><text:span text:style-name="T625_4"><text:s/></text:span><text:span text:style-name="T625_5">into</text:span><text:span text:style-name="T625_6"><text:s/></text:span><text:span text:style-name="T625_7">borrow</text:span><text:span text:style-name="T625_8"><text:s/></text:span><text:span text:style-name="T625_9">values</text:span><text:span text:style-name="T625_10">(</text:span><text:span text:style-name="T625_11">'206'</text:span><text:span text:style-name="T625_12">,</text:span><text:span text:style-name="T625_13">'Shriram'</text:span><text:span text:style-name="T625_14">,</text:span><text:span text:style-name="T625_15">'Nashik'</text:span><text:span text:style-name="T625_16">,</text:span><text:span text:style-name="T625_17">5000</text:span><text:span text:style-name="T625_18">);<text:s/></text:span></text:p>
      <text:p text:style-name="P626"><text:span text:style-name="T626_1">3</text:span><text:span text:style-name="T626_2">)<text:s/></text:span><text:span text:style-name="T626_3">insert</text:span><text:span text:style-name="T626_4"><text:s/></text:span><text:span text:style-name="T626_5">into</text:span><text:span text:style-name="T626_6"><text:s/></text:span><text:span text:style-name="T626_7">borrow</text:span><text:span text:style-name="T626_8"><text:s/></text:span><text:span text:style-name="T626_9">values</text:span><text:span text:style-name="T626_10">(</text:span><text:span text:style-name="T626_11">'311'</text:span><text:span text:style-name="T626_12">,</text:span><text:span text:style-name="T626_13">'Sunil'</text:span><text:span text:style-name="T626_14">,</text:span><text:span text:style-name="T626_15">'DHARAMPETH'</text:span><text:span text:style-name="T626_16">,</text:span><text:span text:style-name="T626_17">3000</text:span><text:span text:style-name="T626_18">);<text:s/></text:span></text:p>
      <text:p text:style-name="P627"><text:span text:style-name="T627_1">4</text:span><text:span text:style-name="T627_2">)<text:s/></text:span><text:span text:style-name="T627_3">insert</text:span><text:span text:style-name="T627_4"><text:s/></text:span><text:span text:style-name="T627_5">into</text:span><text:span text:style-name="T627_6"><text:s/></text:span><text:span text:style-name="T627_7">borrow</text:span><text:span text:style-name="T627_8"><text:s/></text:span><text:span text:style-name="T627_9">values</text:span><text:span text:style-name="T627_10">(</text:span><text:span text:style-name="T627_11">'321'</text:span><text:span text:style-name="T627_12">,</text:span><text:span text:style-name="T627_13">'Sanket'</text:span><text:span text:style-name="T627_14">,</text:span><text:span text:style-name="T627_15">'Solapur'</text:span><text:span text:style-name="T627_16">,</text:span><text:span text:style-name="T627_17">2000</text:span><text:span text:style-name="T627_18">);<text:s/></text:span></text:p>
      <text:p text:style-name="P628"><text:span text:style-name="T628_1">5</text:span><text:span text:style-name="T628_2">)<text:s/></text:span><text:span text:style-name="T628_3">insert</text:span><text:span text:style-name="T628_4"><text:s/></text:span><text:span text:style-name="T628_5">into</text:span><text:span text:style-name="T628_6"><text:s/></text:span><text:span text:style-name="T628_7">borrow</text:span><text:span text:style-name="T628_8"><text:s/></text:span><text:span text:style-name="T628_9">values</text:span><text:span text:style-name="T628_10">(</text:span><text:span text:style-name="T628_11">'375'</text:span><text:span text:style-name="T628_12">,</text:span><text:span text:style-name="T628_13">'Krishna'</text:span><text:span text:style-name="T628_14">,</text:span><text:span text:style-name="T628_15">'Nanded'</text:span><text:span text:style-name="T628_16">,</text:span><text:span text:style-name="T628_17">8000</text:span><text:span text:style-name="T628_18">);<text:s/></text:span></text:p>
      <text:p text:style-name="P629"><text:span text:style-name="T629_1">6</text:span><text:span text:style-name="T629_2">)<text:s/></text:span><text:span text:style-name="T629_3">insert</text:span><text:span text:style-name="T629_4"><text:s/></text:span><text:span text:style-name="T629_5">into</text:span><text:span text:style-name="T629_6"><text:s/></text:span><text:span text:style-name="T629_7">borrow</text:span><text:span text:style-name="T629_8"><text:s/></text:span><text:span text:style-name="T629_9">values</text:span><text:span text:style-name="T629_10">(</text:span><text:span text:style-name="T629_11">'481'</text:span><text:span text:style-name="T629_12">,</text:span><text:span text:style-name="T629_13">'Bhosle'</text:span><text:span text:style-name="T629_14">,</text:span><text:span text:style-name="T629_15">'Mumbai'</text:span><text:span text:style-name="T629_16">,</text:span><text:span text:style-name="T629_17">3000</text:span><text:span text:style-name="T629_18">);</text:span></text:p>
      <text:p text:style-name="P630"/>
      <text:p text:style-name="P631"><text:span text:style-name="T631_1">Insert</text:span><text:span text:style-name="T631_2"><text:s/></text:span><text:span text:style-name="T631_3">data</text:span><text:span text:style-name="T631_4"><text:s/></text:span><text:span text:style-name="T631_5">into</text:span><text:span text:style-name="T631_6"><text:s/></text:span><text:span text:style-name="T631_7">the</text:span><text:span text:style-name="T631_8"><text:s/></text:span><text:span text:style-name="T631_9">above</text:span><text:span text:style-name="T631_10"><text:s/></text:span><text:span text:style-name="T631_11">created</text:span><text:span text:style-name="T631_12"><text:s/></text:span><text:span text:style-name="T631_13">tables</text:span><text:span text:style-name="T631_14">.</text:span></text:p>
      <text:p text:style-name="P632"><text:span text:style-name="T632_1">1</text:span><text:span text:style-name="T632_2">.<text:s/></text:span><text:span text:style-name="T632_3">Display</text:span><text:span text:style-name="T632_4"><text:s/></text:span><text:span text:style-name="T632_5">names</text:span><text:span text:style-name="T632_6"><text:s/></text:span><text:span text:style-name="T632_7">of</text:span><text:span text:style-name="T632_8"><text:s/></text:span><text:span text:style-name="T632_9">depositors</text:span><text:span text:style-name="T632_10"><text:s/></text:span><text:span text:style-name="T632_11">having</text:span><text:span text:style-name="T632_12"><text:s/></text:span><text:span text:style-name="T632_13">amount</text:span><text:span text:style-name="T632_14"><text:s/></text:span><text:span text:style-name="T632_15">greater</text:span><text:span text:style-name="T632_16"><text:s/></text:span><text:span text:style-name="T632_17">than</text:span><text:span text:style-name="T632_18"><text:s/></text:span><text:span text:style-name="T632_19">4000</text:span><text:span text:style-name="T632_20">.</text:span></text:p>
      <text:p text:style-name="P633"><text:span text:style-name="T633_1">-&gt;<text:s/></text:span><text:span text:style-name="T633_2">select</text:span><text:span text:style-name="T633_3"><text:s/></text:span><text:span text:style-name="T633_4">cname</text:span><text:span text:style-name="T633_5"><text:s/></text:span><text:span text:style-name="T633_6">from</text:span><text:span text:style-name="T633_7"><text:s/></text:span><text:span text:style-name="T633_8">deposit</text:span><text:span text:style-name="T633_9"><text:s/></text:span><text:span text:style-name="T633_10">where</text:span><text:span text:style-name="T633_11"><text:s/></text:span><text:span text:style-name="T633_12">amount</text:span><text:span text:style-name="T633_13">&gt;</text:span><text:span text:style-name="T633_14">'4000'</text:span><text:span text:style-name="T633_15">;</text:span></text:p>
      <text:p text:style-name="P634"/>
      <text:p text:style-name="P635"><text:span text:style-name="T635_1">2</text:span><text:span text:style-name="T635_2">.<text:s/></text:span><text:span text:style-name="T635_3">Display</text:span><text:span text:style-name="T635_4"><text:s/></text:span><text:span text:style-name="T635_5">account</text:span><text:span text:style-name="T635_6"><text:s/></text:span><text:span text:style-name="T635_7">date</text:span><text:span text:style-name="T635_8"><text:s/></text:span><text:span text:style-name="T635_9">of</text:span><text:span text:style-name="T635_10"><text:s/></text:span><text:span text:style-name="T635_11">customers</text:span><text:span text:style-name="T635_12"><text:s/></text:span><text:span text:style-name="T635_13">Anil</text:span><text:span text:style-name="T635_14"><text:s/></text:span></text:p>
      <text:p text:style-name="P636"><text:span text:style-name="T636_1">-&gt;<text:s/></text:span><text:span text:style-name="T636_2">select</text:span><text:span text:style-name="T636_3"><text:s/></text:span><text:span text:style-name="T636_4">adate</text:span><text:span text:style-name="T636_5"><text:s/></text:span><text:span text:style-name="T636_6">from</text:span><text:span text:style-name="T636_7"><text:s/></text:span><text:span text:style-name="T636_8">deposit</text:span><text:span text:style-name="T636_9"><text:s/></text:span><text:span text:style-name="T636_10">where</text:span><text:span text:style-name="T636_11"><text:s/></text:span><text:span text:style-name="T636_12">cname</text:span><text:span text:style-name="T636_13">=</text:span><text:span text:style-name="T636_14">'Anil'</text:span><text:span text:style-name="T636_15">;<text:s/></text:span></text:p>
      <text:p text:style-name="P637"/>
      <text:p text:style-name="P638"><text:span text:style-name="T638_1">3</text:span><text:span text:style-name="T638_2">.<text:s/></text:span><text:span text:style-name="T638_3">Display</text:span><text:span text:style-name="T638_4"><text:s/></text:span><text:span text:style-name="T638_5">account</text:span><text:span text:style-name="T638_6"><text:s/></text:span><text:span text:style-name="T638_7">no</text:span><text:span text:style-name="T638_8">.<text:s/></text:span><text:span text:style-name="T638_9">and</text:span><text:span text:style-name="T638_10"><text:s/></text:span><text:span text:style-name="T638_11">deposit</text:span><text:span text:style-name="T638_12"><text:s/></text:span><text:span text:style-name="T638_13">amount</text:span><text:span text:style-name="T638_14"><text:s/></text:span><text:span text:style-name="T638_15">of</text:span><text:span text:style-name="T638_16"><text:s/></text:span><text:span text:style-name="T638_17">customers</text:span><text:span text:style-name="T638_18"><text:s/></text:span><text:span text:style-name="T638_19">having</text:span><text:span text:style-name="T638_20"><text:s/></text:span><text:span text:style-name="T638_21">account</text:span><text:span text:style-name="T638_22"><text:s/></text:span><text:span text:style-name="T638_23">opened</text:span><text:span text:style-name="T638_24"><text:s/></text:span></text:p>
      <text:p text:style-name="P639"><text:span text:style-name="T639_1">between</text:span><text:span text:style-name="T639_2"><text:s/></text:span><text:span text:style-name="T639_3">dates</text:span><text:span text:style-name="T639_4"><text:s/></text:span><text:span text:style-name="T639_5">1</text:span><text:span text:style-name="T639_6">-</text:span><text:span text:style-name="T639_7">12</text:span><text:span text:style-name="T639_8">-</text:span><text:span text:style-name="T639_9">96</text:span><text:span text:style-name="T639_10"><text:s/></text:span><text:span text:style-name="T639_11">and</text:span><text:span text:style-name="T639_12"><text:s/></text:span><text:span text:style-name="T639_13">1</text:span><text:span text:style-name="T639_14">-</text:span><text:span text:style-name="T639_15">5</text:span><text:span text:style-name="T639_16">-</text:span><text:span text:style-name="T639_17">97</text:span></text:p>
      <text:p text:style-name="P640"><text:span text:style-name="T640_1">-&gt;<text:s text:c="2"/></text:span><text:span text:style-name="T640_2">select</text:span><text:span text:style-name="T640_3"><text:s/></text:span><text:span text:style-name="T640_4">actno</text:span><text:span text:style-name="T640_5">,</text:span><text:span text:style-name="T640_6">amount</text:span><text:span text:style-name="T640_7"><text:s/></text:span><text:span text:style-name="T640_8">from</text:span><text:span text:style-name="T640_9"><text:s/></text:span><text:span text:style-name="T640_10">deposit</text:span><text:span text:style-name="T640_11"><text:s/></text:span><text:span text:style-name="T640_12">where</text:span><text:span text:style-name="T640_13"><text:s/></text:span><text:span text:style-name="T640_14">adate</text:span><text:span text:style-name="T640_15"><text:s/></text:span><text:span text:style-name="T640_16">between</text:span><text:span text:style-name="T640_17"><text:s/></text:span><text:span text:style-name="T640_18">'01</text:span><text:span text:style-name="T640_19">-</text:span><text:span text:style-name="T640_20">DEC</text:span><text:span text:style-name="T640_21">-</text:span><text:span text:style-name="T640_22">95'</text:span><text:span text:style-name="T640_23"><text:s/></text:span><text:span text:style-name="T640_24">and</text:span><text:span text:style-name="T640_25"><text:s/></text:span><text:span text:style-name="T640_26">'01</text:span><text:span text:style-name="T640_27">-</text:span><text:span text:style-name="T640_28">MAY</text:span><text:span text:style-name="T640_29">-</text:span><text:span text:style-name="T640_30">96'</text:span><text:span text:style-name="T640_31">;</text:span></text:p>
      <text:p text:style-name="P641"/>
      <text:p text:style-name="P642"><text:span text:style-name="T642_1">4</text:span><text:span text:style-name="T642_2">.<text:s/></text:span><text:span text:style-name="T642_3">Find</text:span><text:span text:style-name="T642_4"><text:s/></text:span><text:span text:style-name="T642_5">the</text:span><text:span text:style-name="T642_6"><text:s/></text:span><text:span text:style-name="T642_7">average</text:span><text:span text:style-name="T642_8"><text:s/></text:span><text:span text:style-name="T642_9">account</text:span><text:span text:style-name="T642_10"><text:s/></text:span><text:span text:style-name="T642_11">balance</text:span><text:span text:style-name="T642_12"><text:s/></text:span><text:span text:style-name="T642_13">at</text:span><text:span text:style-name="T642_14"><text:s/></text:span><text:span text:style-name="T642_15">the</text:span><text:span text:style-name="T642_16"><text:s/></text:span><text:span text:style-name="T642_17">Perryridge</text:span><text:span text:style-name="T642_18"><text:s/></text:span><text:span text:style-name="T642_19">branch</text:span><text:span text:style-name="T642_20">.</text:span></text:p>
      <text:p text:style-name="P643"><text:span text:style-name="T643_1">-&gt;<text:s/></text:span><text:span text:style-name="T643_2">select</text:span><text:span text:style-name="T643_3"><text:s/></text:span><text:span text:style-name="T643_4">avg</text:span><text:span text:style-name="T643_5"><text:s/>(</text:span><text:span text:style-name="T643_6">balance</text:span><text:span text:style-name="T643_7">)<text:s/></text:span><text:span text:style-name="T643_8">from</text:span><text:span text:style-name="T643_9"><text:s/></text:span><text:span text:style-name="T643_10">account</text:span><text:span text:style-name="T643_11"><text:s/></text:span><text:span text:style-name="T643_12">where</text:span><text:span text:style-name="T643_13"><text:s/></text:span><text:span text:style-name="T643_14">branch</text:span><text:span text:style-name="T643_15">-</text:span><text:span text:style-name="T643_16">name</text:span><text:span text:style-name="T643_17"><text:s/>=<text:s/></text:span><text:span text:style-name="T643_18">“Perryridge”</text:span><text:span text:style-name="T643_19"><text:s/>;</text:span></text:p>
      <text:p text:style-name="P644"/>
      <text:p text:style-name="P645"><text:span text:style-name="T645_1">5</text:span><text:span text:style-name="T645_2">.<text:s/></text:span><text:span text:style-name="T645_3">Find</text:span><text:span text:style-name="T645_4"><text:s/></text:span><text:span text:style-name="T645_5">the</text:span><text:span text:style-name="T645_6"><text:s/></text:span><text:span text:style-name="T645_7">names</text:span><text:span text:style-name="T645_8"><text:s/></text:span><text:span text:style-name="T645_9">of</text:span><text:span text:style-name="T645_10"><text:s/></text:span><text:span text:style-name="T645_11">all</text:span><text:span text:style-name="T645_12"><text:s/></text:span><text:span text:style-name="T645_13">branches</text:span><text:span text:style-name="T645_14"><text:s/></text:span><text:span text:style-name="T645_15">where</text:span><text:span text:style-name="T645_16"><text:s/></text:span><text:span text:style-name="T645_17">the</text:span><text:span text:style-name="T645_18"><text:s/></text:span><text:span text:style-name="T645_19">average</text:span><text:span text:style-name="T645_20"><text:s/></text:span><text:span text:style-name="T645_21">account</text:span><text:span text:style-name="T645_22"><text:s/></text:span><text:span text:style-name="T645_23">balance</text:span><text:span text:style-name="T645_24"><text:s/></text:span><text:span text:style-name="T645_25">is</text:span><text:span text:style-name="T645_26"><text:s/></text:span><text:span text:style-name="T645_27">more</text:span><text:span text:style-name="T645_28"><text:s/></text:span></text:p>
      <text:p text:style-name="P646"><text:span text:style-name="T646_1">than</text:span><text:span text:style-name="T646_2"><text:s/></text:span><text:span text:style-name="T646_3">$1</text:span><text:span text:style-name="T646_4">,</text:span><text:span text:style-name="T646_5">200</text:span><text:span text:style-name="T646_6">.</text:span></text:p>
      <text:p text:style-name="P647"><text:span text:style-name="T647_1">-&gt;<text:s/></text:span><text:span text:style-name="T647_2">select</text:span><text:span text:style-name="T647_3"><text:s/></text:span><text:span text:style-name="T647_4">branch</text:span><text:span text:style-name="T647_5">-</text:span><text:span text:style-name="T647_6">name</text:span><text:span text:style-name="T647_7">,<text:s/></text:span><text:span text:style-name="T647_8">avg</text:span><text:span text:style-name="T647_9"><text:s/>(</text:span><text:span text:style-name="T647_10">balance</text:span><text:span text:style-name="T647_11">)<text:s/></text:span><text:span text:style-name="T647_12">from</text:span><text:span text:style-name="T647_13"><text:s/></text:span><text:span text:style-name="T647_14">account</text:span><text:span text:style-name="T647_15"><text:s/></text:span><text:span text:style-name="T647_16">group</text:span><text:span text:style-name="T647_17"><text:s/></text:span><text:span text:style-name="T647_18">by</text:span><text:span text:style-name="T647_19"><text:s/></text:span><text:span text:style-name="T647_20">branch</text:span><text:span text:style-name="T647_21">-</text:span><text:span text:style-name="T647_22">name</text:span><text:span text:style-name="T647_23"><text:s/></text:span><text:span text:style-name="T647_24">having</text:span><text:span text:style-name="T647_25"><text:s/></text:span><text:span text:style-name="T647_26">avg</text:span><text:span text:style-name="T647_27"><text:s/>(</text:span><text:span text:style-name="T647_28">balance</text:span><text:span text:style-name="T647_29">)<text:s/>&gt;<text:s/></text:span><text:span text:style-name="T647_30">1200</text:span></text:p>
      <text:p text:style-name="P648"/>
      <text:p text:style-name="P649"><text:span text:style-name="T649_1">6</text:span><text:span text:style-name="T649_2">.<text:s/></text:span><text:span text:style-name="T649_3">Delete</text:span><text:span text:style-name="T649_4"><text:s/></text:span><text:span text:style-name="T649_5">depositors</text:span><text:span text:style-name="T649_6"><text:s/></text:span><text:span text:style-name="T649_7">having</text:span><text:span text:style-name="T649_8"><text:s/></text:span><text:span text:style-name="T649_9">deposit</text:span><text:span text:style-name="T649_10"><text:s/></text:span><text:span text:style-name="T649_11">less</text:span><text:span text:style-name="T649_12"><text:s/></text:span><text:span text:style-name="T649_13">than</text:span><text:span text:style-name="T649_14"><text:s/></text:span><text:span text:style-name="T649_15">5000</text:span></text:p>
      <text:p text:style-name="P650"><text:span text:style-name="T650_1">-&gt;<text:s/></text:span><text:span text:style-name="T650_2">DELETE</text:span><text:span text:style-name="T650_3"><text:s/></text:span><text:span text:style-name="T650_4">FROM</text:span><text:span text:style-name="T650_5"><text:s/></text:span><text:span text:style-name="T650_6">DEPOSIT</text:span><text:span text:style-name="T650_7"><text:s/></text:span><text:span text:style-name="T650_8">WHERE</text:span><text:span text:style-name="T650_9"><text:s/></text:span><text:span text:style-name="T650_10">AMOUNT</text:span><text:span text:style-name="T650_11"><text:s/>&lt;<text:s/></text:span><text:span text:style-name="T650_12">5000</text:span><text:span text:style-name="T650_13"><text:s/></text:span></text:p>
      <text:p text:style-name="P651"/>
      <text:p text:style-name="P652"><text:span text:style-name="T652_1">7</text:span><text:span text:style-name="T652_2">.<text:s/></text:span><text:span text:style-name="T652_3">Create</text:span><text:span text:style-name="T652_4"><text:s/></text:span><text:span text:style-name="T652_5">a</text:span><text:span text:style-name="T652_6"><text:s/></text:span><text:span text:style-name="T652_7">view</text:span><text:span text:style-name="T652_8"><text:s/></text:span><text:span text:style-name="T652_9">on</text:span><text:span text:style-name="T652_10"><text:s/></text:span><text:span text:style-name="T652_11">deposit</text:span><text:span text:style-name="T652_12"><text:s/></text:span><text:span text:style-name="T652_13">table</text:span><text:span text:style-name="T652_14">.</text:span></text:p>
      <text:p text:style-name="P653"><text:span text:style-name="T653_1">-&gt;</text:span><text:span text:style-name="T653_2">CREATE</text:span><text:span text:style-name="T653_3"><text:s/></text:span><text:span text:style-name="T653_4">VIEW</text:span><text:span text:style-name="T653_5"><text:s/>[</text:span><text:span text:style-name="T653_6">Customers</text:span><text:span text:style-name="T653_7"><text:s/></text:span><text:span text:style-name="T653_8">Detail</text:span><text:span text:style-name="T653_9">]<text:s/></text:span><text:span text:style-name="T653_10">AS</text:span><text:span text:style-name="T653_11"><text:s/></text:span><text:span text:style-name="T653_12">SELECT</text:span><text:span text:style-name="T653_13"><text:s/></text:span><text:span text:style-name="T653_14">cname</text:span><text:span text:style-name="T653_15">,</text:span><text:span text:style-name="T653_16">bname</text:span><text:span text:style-name="T653_17"><text:s/></text:span><text:span text:style-name="T653_18">FROM</text:span><text:span text:style-name="T653_19"><text:s/></text:span><text:span text:style-name="T653_20">deposit</text:span><text:span text:style-name="T653_21"><text:s/></text:span><text:span text:style-name="T653_22">WHERE</text:span><text:span text:style-name="T653_23"><text:s/></text:span><text:span text:style-name="T653_24">actno</text:span><text:span text:style-name="T653_25"><text:s/>=<text:s/></text:span><text:span text:style-name="T653_26">101</text:span><text:span text:style-name="T653_27"><text:s/>;</text:span></text:p>
      <text:p text:style-name="P654"><text:span text:style-name="T654_1">-----------------------------------------------------------------------------------------------------------------------------------------------------------</text:span></text:p>
      <text:p text:style-name="P655"/>
      <text:p text:style-name="P656"><text:span text:style-name="T656_1">Practicle<text:s/>10:</text:span></text:p>
      <text:p text:style-name="P657"><text:span text:style-name="T657_1">1</text:span><text:span text:style-name="T657_2">.<text:s/></text:span><text:span text:style-name="T657_3">Deposit</text:span><text:span text:style-name="T657_4"><text:s/>(</text:span><text:span text:style-name="T657_5">actno</text:span><text:span text:style-name="T657_6">,</text:span><text:span text:style-name="T657_7">cname</text:span><text:span text:style-name="T657_8">,</text:span><text:span text:style-name="T657_9">bname</text:span><text:span text:style-name="T657_10">,</text:span><text:span text:style-name="T657_11">amount</text:span><text:span text:style-name="T657_12">,</text:span><text:span text:style-name="T657_13">adate</text:span><text:span text:style-name="T657_14">)</text:span></text:p>
      <text:p text:style-name="P658"><text:span text:style-name="T658_1">2</text:span><text:span text:style-name="T658_2">.<text:s/></text:span><text:span text:style-name="T658_3">Branch</text:span><text:span text:style-name="T658_4"><text:s/>(</text:span><text:span text:style-name="T658_5">bname</text:span><text:span text:style-name="T658_6">,</text:span><text:span text:style-name="T658_7">city</text:span><text:span text:style-name="T658_8">)</text:span></text:p>
      <text:p text:style-name="P659"><text:span text:style-name="T659_1">3</text:span><text:span text:style-name="T659_2">.<text:s/></text:span><text:span text:style-name="T659_3">Customers</text:span><text:span text:style-name="T659_4"><text:s/>(</text:span><text:span text:style-name="T659_5">cname</text:span><text:span text:style-name="T659_6">,<text:s/></text:span><text:span text:style-name="T659_7">city</text:span><text:span text:style-name="T659_8">)</text:span></text:p>
      <text:p text:style-name="P660"><text:span text:style-name="T660_1">4</text:span><text:span text:style-name="T660_2">.<text:s/></text:span><text:span text:style-name="T660_3">Borrow</text:span><text:span text:style-name="T660_4">(</text:span><text:span text:style-name="T660_5">loanno</text:span><text:span text:style-name="T660_6">,</text:span><text:span text:style-name="T660_7">cname</text:span><text:span text:style-name="T660_8">,</text:span><text:span text:style-name="T660_9">bname</text:span><text:span text:style-name="T660_10">,<text:s/></text:span><text:span text:style-name="T660_11">amount</text:span><text:span text:style-name="T660_12">)</text:span></text:p>
      <text:p text:style-name="P661"><text:span text:style-name="T661_1">Add</text:span><text:span text:style-name="T661_2"><text:s/></text:span><text:span text:style-name="T661_3">primary</text:span><text:span text:style-name="T661_4"><text:s/></text:span><text:span text:style-name="T661_5">key</text:span><text:span text:style-name="T661_6"><text:s/></text:span><text:span text:style-name="T661_7">and</text:span><text:span text:style-name="T661_8"><text:s/></text:span><text:span text:style-name="T661_9">foreign</text:span><text:span text:style-name="T661_10"><text:s/></text:span><text:span text:style-name="T661_11">key</text:span><text:span text:style-name="T661_12"><text:s/></text:span><text:span text:style-name="T661_13">wherever</text:span><text:span text:style-name="T661_14"><text:s/></text:span><text:span text:style-name="T661_15">applicable</text:span><text:span text:style-name="T661_16">.</text:span></text:p>
      <text:p text:style-name="P662"><text:span text:style-name="T662_1">Insert</text:span><text:span text:style-name="T662_2"><text:s/></text:span><text:span text:style-name="T662_3">data</text:span><text:span text:style-name="T662_4"><text:s/></text:span><text:span text:style-name="T662_5">into</text:span><text:span text:style-name="T662_6"><text:s/></text:span><text:span text:style-name="T662_7">the</text:span><text:span text:style-name="T662_8"><text:s/></text:span><text:span text:style-name="T662_9">above</text:span><text:span text:style-name="T662_10"><text:s/></text:span><text:span text:style-name="T662_11">created</text:span><text:span text:style-name="T662_12"><text:s/></text:span><text:span text:style-name="T662_13">tables</text:span><text:span text:style-name="T662_14">.</text:span></text:p>
      <text:p text:style-name="P663"><text:span text:style-name="T663_1">a</text:span><text:span text:style-name="T663_2">.<text:s/></text:span><text:span text:style-name="T663_3">Display</text:span><text:span text:style-name="T663_4"><text:s/></text:span><text:span text:style-name="T663_5">names</text:span><text:span text:style-name="T663_6"><text:s/></text:span><text:span text:style-name="T663_7">of</text:span><text:span text:style-name="T663_8"><text:s/></text:span><text:span text:style-name="T663_9">all</text:span><text:span text:style-name="T663_10"><text:s/></text:span><text:span text:style-name="T663_11">branches</text:span><text:span text:style-name="T663_12"><text:s/></text:span><text:span text:style-name="T663_13">located</text:span><text:span text:style-name="T663_14"><text:s/></text:span><text:span text:style-name="T663_15">in</text:span><text:span text:style-name="T663_16"><text:s/></text:span><text:span text:style-name="T663_17">city</text:span><text:span text:style-name="T663_18"><text:s/></text:span><text:span text:style-name="T663_19">Bombay</text:span><text:span text:style-name="T663_20">.</text:span></text:p>
      <text:p text:style-name="P664"><text:span text:style-name="T664_1">b</text:span><text:span text:style-name="T664_2">.<text:s/></text:span><text:span text:style-name="T664_3">Display</text:span><text:span text:style-name="T664_4"><text:s/></text:span><text:span text:style-name="T664_5">account</text:span><text:span text:style-name="T664_6"><text:s/></text:span><text:span text:style-name="T664_7">no</text:span><text:span text:style-name="T664_8">.<text:s/></text:span><text:span text:style-name="T664_9">and</text:span><text:span text:style-name="T664_10"><text:s/></text:span><text:span text:style-name="T664_11">amount</text:span><text:span text:style-name="T664_12"><text:s/></text:span><text:span text:style-name="T664_13">of</text:span><text:span text:style-name="T664_14"><text:s/></text:span><text:span text:style-name="T664_15">depositors</text:span><text:span text:style-name="T664_16">.</text:span></text:p>
      <text:p text:style-name="P665"><text:span text:style-name="T665_1">c</text:span><text:span text:style-name="T665_2">.<text:s/></text:span><text:span text:style-name="T665_3">Update</text:span><text:span text:style-name="T665_4"><text:s/></text:span><text:span text:style-name="T665_5">the</text:span><text:span text:style-name="T665_6"><text:s/></text:span><text:span text:style-name="T665_7">city</text:span><text:span text:style-name="T665_8"><text:s/></text:span><text:span text:style-name="T665_9">of</text:span><text:span text:style-name="T665_10"><text:s/></text:span><text:span text:style-name="T665_11">customers</text:span><text:span text:style-name="T665_12"><text:s/></text:span><text:span text:style-name="T665_13">Anil</text:span><text:span text:style-name="T665_14"><text:s/></text:span><text:span text:style-name="T665_15">from</text:span><text:span text:style-name="T665_16"><text:s/></text:span><text:span text:style-name="T665_17">Pune</text:span><text:span text:style-name="T665_18"><text:s/></text:span><text:span text:style-name="T665_19">to</text:span><text:span text:style-name="T665_20"><text:s/></text:span><text:span text:style-name="T665_21">Mumbai</text:span></text:p>
      <text:p text:style-name="P666"><text:span text:style-name="T666_1">d</text:span><text:span text:style-name="T666_2">.<text:s/></text:span><text:span text:style-name="T666_3">Find</text:span><text:span text:style-name="T666_4"><text:s/></text:span><text:span text:style-name="T666_5">the</text:span><text:span text:style-name="T666_6"><text:s/></text:span><text:span text:style-name="T666_7">number</text:span><text:span text:style-name="T666_8"><text:s/></text:span><text:span text:style-name="T666_9">of</text:span><text:span text:style-name="T666_10"><text:s/></text:span><text:span text:style-name="T666_11">depositors</text:span><text:span text:style-name="T666_12"><text:s/></text:span><text:span text:style-name="T666_13">in</text:span><text:span text:style-name="T666_14"><text:s/></text:span><text:span text:style-name="T666_15">the</text:span><text:span text:style-name="T666_16"><text:s/></text:span><text:span text:style-name="T666_17">bank</text:span></text:p>
      <text:p text:style-name="P667"><text:span text:style-name="T667_1">e</text:span><text:span text:style-name="T667_2">.<text:s/></text:span><text:span text:style-name="T667_3">Calculate</text:span><text:span text:style-name="T667_4"><text:s/></text:span><text:span text:style-name="T667_5">Min</text:span><text:span text:style-name="T667_6">,</text:span><text:span text:style-name="T667_7">Max</text:span><text:span text:style-name="T667_8"><text:s/></text:span><text:span text:style-name="T667_9">amount</text:span><text:span text:style-name="T667_10"><text:s/></text:span><text:span text:style-name="T667_11">of</text:span><text:span text:style-name="T667_12"><text:s/></text:span><text:span text:style-name="T667_13">customers</text:span><text:span text:style-name="T667_14">.</text:span></text:p>
      <text:p text:style-name="P668"><text:span text:style-name="T668_1">f</text:span><text:span text:style-name="T668_2">.<text:s/></text:span><text:span text:style-name="T668_3">Create</text:span><text:span text:style-name="T668_4"><text:s/></text:span><text:span text:style-name="T668_5">an</text:span><text:span text:style-name="T668_6"><text:s/></text:span><text:span text:style-name="T668_7">index</text:span><text:span text:style-name="T668_8"><text:s/></text:span><text:span text:style-name="T668_9">on</text:span><text:span text:style-name="T668_10"><text:s/></text:span><text:span text:style-name="T668_11">deposit</text:span><text:span text:style-name="T668_12"><text:s/></text:span><text:span text:style-name="T668_13">table</text:span></text:p>
      <text:p text:style-name="P669"><text:span text:style-name="T669_1">g</text:span><text:span text:style-name="T669_2">.<text:s/></text:span><text:span text:style-name="T669_3">Create</text:span><text:span text:style-name="T669_4"><text:s/></text:span><text:span text:style-name="T669_5">View</text:span><text:span text:style-name="T669_6"><text:s/></text:span><text:span text:style-name="T669_7">on</text:span><text:span text:style-name="T669_8"><text:s/></text:span><text:span text:style-name="T669_9">Borrow</text:span><text:span text:style-name="T669_10"><text:s/></text:span><text:span text:style-name="T669_11">table</text:span><text:span text:style-name="T669_12">.</text:span></text:p>
      <text:p text:style-name="P670"/>
      <text:p text:style-name="P671"><text:span text:style-name="T671_1">Insert</text:span><text:span text:style-name="T671_2"><text:s/></text:span><text:span text:style-name="T671_3">data</text:span><text:span text:style-name="T671_4"><text:s/></text:span><text:span text:style-name="T671_5">into</text:span><text:span text:style-name="T671_6"><text:s/></text:span><text:span text:style-name="T671_7">the</text:span><text:span text:style-name="T671_8"><text:s/></text:span><text:span text:style-name="T671_9">above</text:span><text:span text:style-name="T671_10"><text:s/></text:span><text:span text:style-name="T671_11">created</text:span><text:span text:style-name="T671_12"><text:s/></text:span><text:span text:style-name="T671_13">tables</text:span><text:span text:style-name="T671_14">.</text:span></text:p>
      <text:p text:style-name="P672"><text:span text:style-name="T672_1">a</text:span><text:span text:style-name="T672_2">.<text:s/></text:span><text:span text:style-name="T672_3">Display</text:span><text:span text:style-name="T672_4"><text:s/></text:span><text:span text:style-name="T672_5">names</text:span><text:span text:style-name="T672_6"><text:s/></text:span><text:span text:style-name="T672_7">of</text:span><text:span text:style-name="T672_8"><text:s/></text:span><text:span text:style-name="T672_9">all</text:span><text:span text:style-name="T672_10"><text:s/></text:span><text:span text:style-name="T672_11">branches</text:span><text:span text:style-name="T672_12"><text:s/></text:span><text:span text:style-name="T672_13">located</text:span><text:span text:style-name="T672_14"><text:s/></text:span><text:span text:style-name="T672_15">in</text:span><text:span text:style-name="T672_16"><text:s/></text:span><text:span text:style-name="T672_17">city</text:span><text:span text:style-name="T672_18"><text:s/></text:span><text:span text:style-name="T672_19">Bombay</text:span><text:span text:style-name="T672_20">.</text:span></text:p>
      <text:p text:style-name="P673"><text:span text:style-name="T673_1">-&gt;<text:s/></text:span><text:span text:style-name="T673_2">select</text:span><text:span text:style-name="T673_3"><text:s/></text:span><text:span text:style-name="T673_4">bname</text:span><text:span text:style-name="T673_5"><text:s/></text:span><text:span text:style-name="T673_6">from</text:span><text:span text:style-name="T673_7"><text:s/></text:span><text:span text:style-name="T673_8">branch</text:span><text:span text:style-name="T673_9"><text:s/></text:span><text:span text:style-name="T673_10">where</text:span><text:span text:style-name="T673_11"><text:s/></text:span><text:span text:style-name="T673_12">city</text:span><text:span text:style-name="T673_13">=</text:span><text:span text:style-name="T673_14">'Bombay'</text:span><text:span text:style-name="T673_15">;<text:s/></text:span></text:p>
      <text:p text:style-name="P674"/>
      <text:p text:style-name="P675"><text:span text:style-name="T675_1">b</text:span><text:span text:style-name="T675_2">.<text:s/></text:span><text:span text:style-name="T675_3">Display</text:span><text:span text:style-name="T675_4"><text:s/></text:span><text:span text:style-name="T675_5">account</text:span><text:span text:style-name="T675_6"><text:s/></text:span><text:span text:style-name="T675_7">no</text:span><text:span text:style-name="T675_8">.<text:s/></text:span><text:span text:style-name="T675_9">and</text:span><text:span text:style-name="T675_10"><text:s/></text:span><text:span text:style-name="T675_11">amount</text:span><text:span text:style-name="T675_12"><text:s/></text:span><text:span text:style-name="T675_13">of</text:span><text:span text:style-name="T675_14"><text:s/></text:span><text:span text:style-name="T675_15">depositors</text:span><text:span text:style-name="T675_16">.</text:span></text:p>
      <text:p text:style-name="P676"><text:span text:style-name="T676_1">-&gt;<text:s/></text:span><text:span text:style-name="T676_2">select</text:span><text:span text:style-name="T676_3"><text:s/></text:span><text:span text:style-name="T676_4">actno</text:span><text:span text:style-name="T676_5">,</text:span><text:span text:style-name="T676_6">amount</text:span><text:span text:style-name="T676_7"><text:s/></text:span><text:span text:style-name="T676_8">from</text:span><text:span text:style-name="T676_9"><text:s/></text:span><text:span text:style-name="T676_10">deposit</text:span><text:span text:style-name="T676_11">;</text:span></text:p>
      <text:p text:style-name="P677"/>
      <text:p text:style-name="P678"><text:span text:style-name="T678_1">c</text:span><text:span text:style-name="T678_2">.<text:s/></text:span><text:span text:style-name="T678_3">Update</text:span><text:span text:style-name="T678_4"><text:s/></text:span><text:span text:style-name="T678_5">the</text:span><text:span text:style-name="T678_6"><text:s/></text:span><text:span text:style-name="T678_7">city</text:span><text:span text:style-name="T678_8"><text:s/></text:span><text:span text:style-name="T678_9">of</text:span><text:span text:style-name="T678_10"><text:s/></text:span><text:span text:style-name="T678_11">customers</text:span><text:span text:style-name="T678_12"><text:s/></text:span><text:span text:style-name="T678_13">Anil</text:span><text:span text:style-name="T678_14"><text:s/></text:span><text:span text:style-name="T678_15">from</text:span><text:span text:style-name="T678_16"><text:s/></text:span><text:span text:style-name="T678_17">Pune</text:span><text:span text:style-name="T678_18"><text:s/></text:span><text:span text:style-name="T678_19">to</text:span><text:span text:style-name="T678_20"><text:s/></text:span><text:span text:style-name="T678_21">Mumbai</text:span></text:p>
      <text:p text:style-name="P679"><text:span text:style-name="T679_1">-&gt;</text:span></text:p>
      <text:p text:style-name="P680"><text:span text:style-name="T680_1">d</text:span><text:span text:style-name="T680_2">.<text:s/></text:span><text:span text:style-name="T680_3">Find</text:span><text:span text:style-name="T680_4"><text:s/></text:span><text:span text:style-name="T680_5">the</text:span><text:span text:style-name="T680_6"><text:s/></text:span><text:span text:style-name="T680_7">number</text:span><text:span text:style-name="T680_8"><text:s/></text:span><text:span text:style-name="T680_9">of</text:span><text:span text:style-name="T680_10"><text:s/></text:span><text:span text:style-name="T680_11">depositors</text:span><text:span text:style-name="T680_12"><text:s/></text:span><text:span text:style-name="T680_13">in</text:span><text:span text:style-name="T680_14"><text:s/></text:span><text:span text:style-name="T680_15">the</text:span><text:span text:style-name="T680_16"><text:s/></text:span><text:span text:style-name="T680_17">bank</text:span></text:p>
      <text:p text:style-name="P681"><text:span text:style-name="T681_1">-&gt;<text:s/></text:span><text:span text:style-name="T681_2">select</text:span><text:span text:style-name="T681_3"><text:s/></text:span><text:span text:style-name="T681_4">count</text:span><text:span text:style-name="T681_5"><text:s/>(</text:span><text:span text:style-name="T681_6">distinct</text:span><text:span text:style-name="T681_7"><text:s/></text:span><text:span text:style-name="T681_8">customer</text:span><text:span text:style-name="T681_9">-</text:span><text:span text:style-name="T681_10">name</text:span><text:span text:style-name="T681_11">)</text:span></text:p>
      <text:p text:style-name="P682"><text:span text:style-name="T682_1">from</text:span><text:span text:style-name="T682_2"><text:s/></text:span><text:span text:style-name="T682_3">depositor</text:span></text:p>
      <text:p text:style-name="P683"/>
      <text:p text:style-name="P684"><text:span text:style-name="T684_1">e</text:span><text:span text:style-name="T684_2">.<text:s/></text:span><text:span text:style-name="T684_3">Calculate</text:span><text:span text:style-name="T684_4"><text:s/></text:span><text:span text:style-name="T684_5">Min</text:span><text:span text:style-name="T684_6">,</text:span><text:span text:style-name="T684_7">Max</text:span><text:span text:style-name="T684_8"><text:s/></text:span><text:span text:style-name="T684_9">amount</text:span><text:span text:style-name="T684_10"><text:s/></text:span><text:span text:style-name="T684_11">of</text:span><text:span text:style-name="T684_12"><text:s/></text:span><text:span text:style-name="T684_13">customers</text:span><text:span text:style-name="T684_14">.</text:span></text:p>
      <text:p text:style-name="P685"><text:span text:style-name="T685_1">-&gt;<text:s/></text:span></text:p>
      <text:p text:style-name="P686"><text:span text:style-name="T686_1">f</text:span><text:span text:style-name="T686_2">.<text:s/></text:span><text:span text:style-name="T686_3">Create</text:span><text:span text:style-name="T686_4"><text:s/></text:span><text:span text:style-name="T686_5">an</text:span><text:span text:style-name="T686_6"><text:s/></text:span><text:span text:style-name="T686_7">index</text:span><text:span text:style-name="T686_8"><text:s/></text:span><text:span text:style-name="T686_9">on</text:span><text:span text:style-name="T686_10"><text:s/></text:span><text:span text:style-name="T686_11">deposit</text:span><text:span text:style-name="T686_12"><text:s/></text:span><text:span text:style-name="T686_13">table</text:span></text:p>
      <text:p text:style-name="P687"><text:span text:style-name="T687_1">-&gt;<text:s/></text:span><text:span text:style-name="T687_2">CREATE</text:span><text:span text:style-name="T687_3"><text:s/></text:span><text:span text:style-name="T687_4">INDEX</text:span><text:span text:style-name="T687_5"><text:s/></text:span><text:span text:style-name="T687_6">index</text:span><text:span text:style-name="T687_7">_</text:span><text:span text:style-name="T687_8">customer</text:span><text:span text:style-name="T687_9">_</text:span><text:span text:style-name="T687_10">branch</text:span><text:span text:style-name="T687_11"><text:s/></text:span><text:span text:style-name="T687_12">ON</text:span><text:span text:style-name="T687_13"><text:s/></text:span><text:span text:style-name="T687_14">deposit</text:span><text:span text:style-name="T687_15"><text:s/>(</text:span><text:span text:style-name="T687_16">cname</text:span><text:span text:style-name="T687_17">,</text:span><text:span text:style-name="T687_18">bname</text:span><text:span text:style-name="T687_19">);<text:s text:c="2"/></text:span></text:p>
      <text:p text:style-name="P688"/>
      <text:p text:style-name="P689"><text:span text:style-name="T689_1">g</text:span><text:span text:style-name="T689_2">.<text:s/></text:span><text:span text:style-name="T689_3">Create</text:span><text:span text:style-name="T689_4"><text:s/></text:span><text:span text:style-name="T689_5">View</text:span><text:span text:style-name="T689_6"><text:s/></text:span><text:span text:style-name="T689_7">on</text:span><text:span text:style-name="T689_8"><text:s/></text:span><text:span text:style-name="T689_9">Borrow</text:span><text:span text:style-name="T689_10"><text:s/></text:span><text:span text:style-name="T689_11">table</text:span><text:span text:style-name="T689_12">.</text:span></text:p>
      <text:p text:style-name="P690"><text:span text:style-name="T690_1">-&gt;<text:s/></text:span><text:span text:style-name="T690_2">CREATE</text:span><text:span text:style-name="T690_3"><text:s/></text:span><text:span text:style-name="T690_4">VIEW</text:span><text:span text:style-name="T690_5"><text:s/>[</text:span><text:span text:style-name="T690_6">Customers</text:span><text:span text:style-name="T690_7"><text:s/></text:span><text:span text:style-name="T690_8">Detail</text:span><text:span text:style-name="T690_9">]<text:s/></text:span><text:span text:style-name="T690_10">AS</text:span><text:span text:style-name="T690_11"><text:s/></text:span><text:span text:style-name="T690_12">SELECT</text:span><text:span text:style-name="T690_13"><text:s/></text:span><text:span text:style-name="T690_14">cname</text:span><text:span text:style-name="T690_15">,<text:s/></text:span><text:span text:style-name="T690_16">loanno</text:span><text:span text:style-name="T690_17"><text:s/>,<text:s/></text:span><text:span text:style-name="T690_18">bname</text:span><text:span text:style-name="T690_19"><text:s/></text:span><text:span text:style-name="T690_20">FROM</text:span><text:span text:style-name="T690_21"><text:s/></text:span><text:span text:style-name="T690_22">borrow</text:span><text:span text:style-name="T690_23"><text:s/></text:span><text:span text:style-name="T690_24">WHERE</text:span><text:span text:style-name="T690_25"><text:s/></text:span><text:span text:style-name="T690_26">bname</text:span><text:span text:style-name="T690_27"><text:s/>=<text:s/></text:span><text:span text:style-name="T690_28">'ANDHERI'</text:span><text:span text:style-name="T690_29">;</text:span></text:p>
      <text:p text:style-name="P691"/>
      <text:p text:style-name="P692"><text:span text:style-name="T692_1">---------------------------------------------------------------------------------------------------------------------------------------------------------------</text:span></text:p>
      <text:p text:style-name="P693"/>
      <text:p text:style-name="P694"><text:span text:style-name="T694_1">Practicle<text:s/>11:</text:span></text:p>
      <text:p text:style-name="P695"/>
      <text:p text:style-name="P696"><text:span text:style-name="T696_1">11]Create<text:s/>the<text:s/>following<text:s/>tables.<text:s/>Solve<text:s/>queries<text:s/>by<text:s/>SQL</text:span></text:p>
      <text:p text:style-name="P697"><text:span text:style-name="T697_1">•<text:s/>Deposit<text:s/>(actno,cname,bname,amount,adate)</text:span></text:p>
      <text:p text:style-name="P698"><text:span text:style-name="T698_1">•<text:s/>Branch<text:s/>(bname,city)</text:span></text:p>
      <text:p text:style-name="P699"><text:span text:style-name="T699_1">•<text:s/>Customers<text:s/>(cname,<text:s/>city)</text:span></text:p>
      <text:p text:style-name="P700"><text:span text:style-name="T700_1">•<text:s/>Borrow(loanno,cname,bname,<text:s/>amount)</text:span></text:p>
      <text:p text:style-name="P701"><text:span text:style-name="T701_1">Add<text:s/>primary<text:s/>key<text:s/>and<text:s/>foreign<text:s/>key<text:s/>wherever<text:s/>applicable.</text:span></text:p>
      <text:p text:style-name="P702"><text:span text:style-name="T702_1">Insert<text:s/>data<text:s/>into<text:s/>the<text:s/>above<text:s/>created<text:s/>tables.</text:span></text:p>
      <text:p text:style-name="P703"><text:span text:style-name="T703_1">a.<text:s/>Display<text:s/>account<text:s/>date<text:s/>of<text:s/>customers<text:s/>Anil.</text:span></text:p>
      <text:p text:style-name="P704"><text:span text:style-name="T704_1">b.<text:s/>Modify<text:s/>the<text:s/>size<text:s/>of<text:s/>attribute<text:s/>of<text:s/>amount<text:s/>in<text:s/>deposit</text:span></text:p>
      <text:p text:style-name="P705"><text:span text:style-name="T705_1">c.<text:s/>Display<text:s/>names<text:s/>of<text:s/>customers<text:s/>living<text:s/>in<text:s/>city<text:s/>pune.</text:span></text:p>
      <text:p text:style-name="P706"><text:span text:style-name="T706_1">d.<text:s/>Display<text:s/>name<text:s/>of<text:s/>the<text:s/>city<text:s/>where<text:s/>branch<text:s/>KAROLBAGH<text:s/>is<text:s/>located.</text:span></text:p>
      <text:p text:style-name="P707"><text:span text:style-name="T707_1">e.<text:s/>Find<text:s/>the<text:s/>number<text:s/>of<text:s/>tuples<text:s/>in<text:s/>the<text:s/>customer<text:s/>relation</text:span></text:p>
      <text:p text:style-name="P708"><text:span text:style-name="T708_1">f.<text:s/>Delete<text:s/>all<text:s/>the<text:s/>record<text:s/>of<text:s/>customers<text:s/>Sunil</text:span></text:p>
      <text:p text:style-name="P709"><text:span text:style-name="T709_1">g.<text:s/>Create<text:s/>a<text:s/>view<text:s/>on<text:s/>deposit<text:s/>table.</text:span></text:p>
      <text:p text:style-name="P710"><text:span text:style-name="T710_1"><text:s/></text:span></text:p>
      <text:p text:style-name="P711"><text:span text:style-name="T711_1">a.<text:s/>Display<text:s/>account<text:s/>date<text:s/>of<text:s/>customers<text:s/>Anil.</text:span></text:p>
      <text:p text:style-name="P712"><text:span text:style-name="T712_1">-&gt;<text:s/>select<text:s/>adate<text:s/>from<text:s/>deposit<text:s/>where<text:s/>cname='Anil';<text:s/></text:span></text:p>
      <text:p text:style-name="P713"/>
      <text:p text:style-name="P714"><text:span text:style-name="T714_1">b.<text:s/>Modify<text:s/>the<text:s/>size<text:s/>of<text:s/>attribute<text:s/>of<text:s/>amount<text:s/>in<text:s/>deposit</text:span></text:p>
      <text:p text:style-name="P715"><text:span text:style-name="T715_1">-&gt;<text:s/>alter<text:s/>table<text:s/>deposit<text:s/>modify<text:s/>amount<text:s/>number(10,2);</text:span></text:p>
      <text:p text:style-name="P716"/>
      <text:p text:style-name="P717"><text:span text:style-name="T717_1">c.<text:s/>Display<text:s/>names<text:s/>of<text:s/>customers<text:s/>living<text:s/>in<text:s/>city<text:s/>pune.</text:span></text:p>
      <text:p text:style-name="P718"><text:span text:style-name="T718_1">-&gt;<text:s/>select<text:s/>cname<text:s/>from<text:s/>customer<text:s/>where<text:s/>city='pune';<text:s/></text:span></text:p>
      <text:p text:style-name="P719"/>
      <text:p text:style-name="P720"><text:span text:style-name="T720_1">d.<text:s/>Display<text:s/>name<text:s/>of<text:s/>the<text:s/>city<text:s/>where<text:s/>branch<text:s/>KAROLBAGH<text:s/>is<text:s/>located.</text:span></text:p>
      <text:p text:style-name="P721"><text:span text:style-name="T721_1">-&gt;<text:s/>select<text:s/>city<text:s/>from<text:s/>branch<text:s/>where<text:s/>bname='KAROLBAGH';</text:span></text:p>
      <text:p text:style-name="P722"/>
      <text:p text:style-name="P723"><text:span text:style-name="T723_1">e.<text:s/>Find<text:s/>the<text:s/>number<text:s/>of<text:s/>tuples<text:s/>in<text:s/>the<text:s/>customer<text:s/>relation</text:span></text:p>
      <text:p text:style-name="P724"><text:span text:style-name="T724_1">-&gt;<text:s/>select<text:s/>count<text:s/>(*)<text:s/>from<text:s/>customer;</text:span></text:p>
      <text:p text:style-name="P725"/>
      <text:p text:style-name="P726"><text:span text:style-name="T726_1">f.<text:s/>Delete<text:s/>all<text:s/>the<text:s/>record<text:s/>of<text:s/>customers<text:s/>Sunil</text:span></text:p>
      <text:p text:style-name="P727"><text:span text:style-name="T727_1">-&gt;delete<text:s/>from<text:s/>deposit<text:s/>where<text:s/>cname='Sunil';</text:span></text:p>
      <text:p text:style-name="P728"/>
      <text:p text:style-name="P729"><text:span text:style-name="T729_1">g.<text:s/>Create<text:s/>a<text:s/>view<text:s/>on<text:s/>deposit<text:s/>table.</text:span></text:p>
      <text:p text:style-name="P730"><text:span text:style-name="T730_1">CREATE<text:s/>VIEW<text:s/>[KAROLBAGH<text:s/>Branch]<text:s/>AS<text:s/>SELECT<text:s/>cname<text:s/>FROM<text:s/>deposit<text:s/>WHERE<text:s/>bname<text:s/>=<text:s/>'KAROLBAGH';</text:span></text:p>
      <text:p text:style-name="P731"><text:span text:style-name="T731_1">------------------------------------------------------------------------------------------------------------------------------</text:span></text:p>
      <text:p text:style-name="P732"><text:span text:style-name="T732_1">Practicle<text:s/>12:</text:span></text:p>
      <text:p text:style-name="P733"><text:span text:style-name="T733_1">12.<text:s/>Create<text:s/>the<text:s/>following<text:s/>tables.<text:s/>Solve<text:s/>queries<text:s/>by<text:s/>SQL</text:span></text:p>
      <text:p text:style-name="P734"><text:span text:style-name="T734_1">•<text:s/>Deposit<text:s/>(actno,cname,bname,amount,adate)</text:span></text:p>
      <text:p text:style-name="P735"><text:span text:style-name="T735_1">•<text:s/>Branch<text:s/>(bname,city)</text:span></text:p>
      <text:p text:style-name="P736"><text:span text:style-name="T736_1">•<text:s/>Customers<text:s/>(cname,<text:s/>city)</text:span></text:p>
      <text:p text:style-name="P737"><text:span text:style-name="T737_1">•<text:s/>Borrow(loanno,cname,bname,<text:s/>amount)</text:span></text:p>
      <text:p text:style-name="P738"><text:span text:style-name="T738_1">Add<text:s/>primary<text:s/>key<text:s/>and<text:s/>foreign<text:s/>key<text:s/>wherever<text:s/>applicable.</text:span></text:p>
      <text:p text:style-name="P739"><text:span text:style-name="T739_1">Insert<text:s/>data<text:s/>into<text:s/>the<text:s/>above<text:s/>created<text:s/>tables.</text:span></text:p>
      <text:p text:style-name="P740"><text:span text:style-name="T740_1"><text:s/>Solve<text:s/>following<text:s/>queries<text:s/>by<text:s/>SQL</text:span></text:p>
      <text:p text:style-name="P741"><text:span text:style-name="T741_1">1.<text:s/>Display<text:s/>customer<text:s/>name<text:s/>having<text:s/>living<text:s/>city<text:s/>Bombay<text:s/>and<text:s/>branch<text:s/>city<text:s/>Nagpur</text:span></text:p>
      <text:p text:style-name="P742"><text:span text:style-name="T742_1">2.<text:s/>Display<text:s/>customer<text:s/>name<text:s/>having<text:s/>same<text:s/>living<text:s/>city<text:s/>as<text:s/>their<text:s/>branch<text:s/>city</text:span></text:p>
      <text:p text:style-name="P743"><text:span text:style-name="T743_1">3.<text:s/>Display<text:s/>customer<text:s/>name<text:s/>who<text:s/>are<text:s/>borrowers<text:s/>as<text:s/>well<text:s/>as<text:s/>depositors<text:s/>and<text:s/>having<text:s/></text:span></text:p>
      <text:p text:style-name="P744"><text:span text:style-name="T744_1">living<text:s/>city<text:s/>Nagpur.</text:span></text:p>
      <text:p text:style-name="P745"><text:span text:style-name="T745_1">4.<text:s/>Display<text:s/>borrower<text:s/>names<text:s/>having<text:s/>deposit<text:s/>amount<text:s/>greater<text:s/>than<text:s/>1000<text:s/>and<text:s/>loan<text:s/></text:span></text:p>
      <text:p text:style-name="P746"><text:span text:style-name="T746_1">amount<text:s/>greater<text:s/>than<text:s/>2000</text:span></text:p>
      <text:p text:style-name="P747"><text:span text:style-name="T747_1">5.<text:s/>Display<text:s/>customer<text:s/>name<text:s/>living<text:s/>in<text:s/>the<text:s/>city<text:s/>where<text:s/>branch<text:s/>of<text:s/>depositor<text:s/>sunil<text:s/>is<text:s/></text:span></text:p>
      <text:p text:style-name="P748"><text:span text:style-name="T748_1">located.</text:span></text:p>
      <text:p text:style-name="P749"><text:span text:style-name="T749_1">6.<text:s/>Create<text:s/>an<text:s/>index<text:s/>on<text:s/>deposit<text:s/>tabl</text:span></text:p>
      <text:p text:style-name="P750"/>
      <text:p text:style-name="P751"><text:span text:style-name="T751_1">create<text:s/>Database<text:s/>DBMS_Lab;</text:span></text:p>
      <text:p text:style-name="P752"><text:span text:style-name="T752_1">use<text:s/>DBMS_Lab;</text:span></text:p>
      <text:p text:style-name="P753"><text:span text:style-name="T753_1">Create<text:s/>table<text:s/>Deposit(actno<text:s/>int,cname<text:s/>varchar(20),bname<text:s/>varchar(20),amount<text:s/>int,adate<text:s/>date);</text:span></text:p>
      <text:p text:style-name="P754"><text:span text:style-name="T754_1">Create<text:s/>table<text:s/>Branch(bname<text:s/>varchar(20),city<text:s/>varchar(20));</text:span></text:p>
      <text:p text:style-name="P755"><text:span text:style-name="T755_1">create<text:s/>table<text:s/>Customers(cname<text:s/>varchar(20),city<text:s/>varchar(20))</text:span></text:p>
      <text:p text:style-name="P756"><text:span text:style-name="T756_1">create<text:s/>table<text:s/>Borrow(loanno<text:s/>int,cname<text:s/>varchar(20),bname<text:s/>varchar(20),amount<text:s/>int);</text:span></text:p>
      <text:p text:style-name="P757"/>
      <text:p text:style-name="P758"><text:span text:style-name="T758_1">1.for<text:s/>first<text:s/>question<text:s/>insert<text:s/>this<text:s/>info<text:s/>to<text:s/>respective<text:s/>table.</text:span></text:p>
      <text:p text:style-name="P759"><text:span text:style-name="T759_1"><text:s/>insert<text:s/>into<text:s/>Customers<text:s/>values("Krishna","Bombay");</text:span></text:p>
      <text:p text:style-name="P760"><text:span text:style-name="T760_1"><text:s/>insert<text:s/>into<text:s/>Branch<text:s/>values("Kothrud","Nagpur");</text:span></text:p>
      <text:p text:style-name="P761"/>
      <text:p text:style-name="P762"><text:span text:style-name="T762_1"><text:s text:c="2"/>Ans:SELECT<text:s/>cname<text:s/>from<text:s/>Customers<text:s/>Inner<text:s/>join<text:s/>Branch<text:s/>On<text:s/>Customers.city="Bombay"<text:s/>AND<text:s/>Branch.city="Nagpur";</text:span></text:p>
      <text:p text:style-name="P763"/>
      <text:p text:style-name="P764"><text:span text:style-name="T764_1">output:</text:span></text:p>
      <text:p text:style-name="P765"><text:span text:style-name="T765_1">+---------+</text:span></text:p>
      <text:p text:style-name="P766"><text:span text:style-name="T766_1">|<text:s/>cname<text:s text:c="3"/>|</text:span></text:p>
      <text:p text:style-name="P767"><text:span text:style-name="T767_1">+---------+</text:span></text:p>
      <text:p text:style-name="P768"><text:span text:style-name="T768_1">|<text:s/>Krishna<text:s/>|</text:span></text:p>
      <text:p text:style-name="P769"><text:span text:style-name="T769_1">+---------+</text:span></text:p>
      <text:p text:style-name="P770"/>
      <text:p text:style-name="P771"><text:span text:style-name="T771_1">2.for<text:s/>second<text:s/>question</text:span></text:p>
      <text:p text:style-name="P772"><text:span text:style-name="T772_1">insert<text:s/>into<text:s/>Customers<text:s/>values("Darshan","Pune");</text:span></text:p>
      <text:p text:style-name="P773"><text:span text:style-name="T773_1">insert<text:s/>into<text:s/>Customers<text:s/>values("Kartik","Pimpri");</text:span></text:p>
      <text:p text:style-name="P774"/>
      <text:p text:style-name="P775"/>
      <text:p text:style-name="P776"><text:span text:style-name="T776_1">Ans:SELECT<text:s/>cname<text:s/>from<text:s/>Customers<text:s/>Inner<text:s/>join<text:s/>Branch<text:s/>On<text:s/>Customers.city=Branch.city;</text:span></text:p>
      <text:p text:style-name="P777"/>
      <text:p text:style-name="P778"/>
      <text:p text:style-name="P779"><text:span text:style-name="T779_1"><text:s/>select<text:s/>*from<text:s/>Customers;</text:span></text:p>
      <text:p text:style-name="P780"><text:span text:style-name="T780_1">+---------+--------+</text:span></text:p>
      <text:p text:style-name="P781"><text:span text:style-name="T781_1">|<text:s/>cname<text:s text:c="3"/>|<text:s/>city<text:s text:c="3"/>|</text:span></text:p>
      <text:p text:style-name="P782"><text:span text:style-name="T782_1">+---------+--------+</text:span></text:p>
      <text:p text:style-name="P783"><text:span text:style-name="T783_1">|<text:s/>Darshan<text:s/>|<text:s/>Pune<text:s text:c="3"/>|</text:span></text:p>
      <text:p text:style-name="P784"><text:span text:style-name="T784_1">|<text:s/>Kartik<text:s text:c="2"/>|<text:s/>Pimpri<text:s/>|</text:span></text:p>
      <text:p text:style-name="P785"><text:span text:style-name="T785_1">|<text:s/>Krishna<text:s/>|<text:s/>Bombay<text:s/>|</text:span></text:p>
      <text:p text:style-name="P786"><text:span text:style-name="T786_1">+---------+--------+</text:span></text:p>
      <text:p text:style-name="P787"><text:span text:style-name="T787_1">3<text:s/>rows<text:s/>in<text:s/>set<text:s/>(0.00<text:s/>sec)</text:span></text:p>
      <text:p text:style-name="P788"/>
      <text:p text:style-name="P789"><text:span text:style-name="T789_1">mysql&gt;<text:s/>Select<text:s/>*from<text:s/>Branch;</text:span></text:p>
      <text:p text:style-name="P790"><text:span text:style-name="T790_1">+---------+--------+</text:span></text:p>
      <text:p text:style-name="P791"><text:span text:style-name="T791_1">|<text:s/>bname<text:s text:c="3"/>|<text:s/>city<text:s text:c="3"/>|</text:span></text:p>
      <text:p text:style-name="P792"><text:span text:style-name="T792_1">+---------+--------+</text:span></text:p>
      <text:p text:style-name="P793"><text:span text:style-name="T793_1">|<text:s/>Pune<text:s text:c="4"/>|<text:s/>Pune<text:s text:c="3"/>|</text:span></text:p>
      <text:p text:style-name="P794"><text:span text:style-name="T794_1">|<text:s/>Pimpri<text:s text:c="2"/>|<text:s/>Pimpri<text:s/>|</text:span></text:p>
      <text:p text:style-name="P795"><text:span text:style-name="T795_1">|<text:s/>Kothrud<text:s/>|<text:s/>Nagpur<text:s/>|</text:span></text:p>
      <text:p text:style-name="P796"><text:span text:style-name="T796_1">+---------+--------+</text:span></text:p>
      <text:p text:style-name="P797"/>
      <text:p text:style-name="P798"><text:span text:style-name="T798_1">3.</text:span></text:p>
      <text:p text:style-name="P799"><text:span text:style-name="T799_1"><text:s/>select<text:s/>*from<text:s/>Deposit;</text:span></text:p>
      <text:p text:style-name="P800"><text:span text:style-name="T800_1">+-------+---------+--------+--------+------------+</text:span></text:p>
      <text:p text:style-name="P801"><text:span text:style-name="T801_1">|<text:s/>actno<text:s/>|<text:s/>cname<text:s text:c="3"/>|<text:s/>bname<text:s text:c="2"/>|<text:s/>amount<text:s/>|<text:s/>adate<text:s text:c="6"/>|</text:span></text:p>
      <text:p text:style-name="P802"><text:span text:style-name="T802_1">+-------+---------+--------+--------+------------+</text:span></text:p>
      <text:p text:style-name="P803"><text:span text:style-name="T803_1">|<text:s text:c="3"/>100<text:s/>|<text:s/>Krishna<text:s/>|<text:s/>Pune<text:s text:c="3"/>|<text:s text:c="3"/>2500<text:s/>|<text:s/>2022-10-11<text:s/>|</text:span></text:p>
      <text:p text:style-name="P804"><text:span text:style-name="T804_1">|<text:s text:c="3"/>101<text:s/>|<text:s/>Aniket<text:s text:c="2"/>|<text:s/>Pimpri<text:s/>|<text:s text:c="3"/>4200<text:s/>|<text:s/>2022-10-01<text:s/>|</text:span></text:p>
      <text:p text:style-name="P805"><text:span text:style-name="T805_1">|<text:s text:c="3"/>102<text:s/>|<text:s/>Sanket<text:s text:c="2"/>|<text:s/>Pune<text:s text:c="3"/>|<text:s text:c="3"/>4200<text:s/>|<text:s/>2022-10-01<text:s/>|</text:span></text:p>
      <text:p text:style-name="P806"><text:span text:style-name="T806_1">+-------+---------+--------+--------+------------+</text:span></text:p>
      <text:p text:style-name="P807"/>
      <text:p text:style-name="P808"><text:span text:style-name="T808_1"><text:s/>Select<text:s/>*from<text:s/>Customers;</text:span></text:p>
      <text:p text:style-name="P809"><text:span text:style-name="T809_1">+---------+--------+</text:span></text:p>
      <text:p text:style-name="P810"><text:span text:style-name="T810_1">|<text:s/>cname<text:s text:c="3"/>|<text:s/>city<text:s text:c="3"/>|</text:span></text:p>
      <text:p text:style-name="P811"><text:span text:style-name="T811_1">+---------+--------+</text:span></text:p>
      <text:p text:style-name="P812"><text:span text:style-name="T812_1">|<text:s/>Darshan<text:s/>|<text:s/>Pune<text:s text:c="3"/>|</text:span></text:p>
      <text:p text:style-name="P813"><text:span text:style-name="T813_1">|<text:s/>Kartik<text:s text:c="2"/>|<text:s/>Pimpri<text:s/>|</text:span></text:p>
      <text:p text:style-name="P814"><text:span text:style-name="T814_1">|<text:s/>Krishna<text:s/>|<text:s/>Bombay<text:s/>|</text:span></text:p>
      <text:p text:style-name="P815"><text:span text:style-name="T815_1">+---------+--------+</text:span></text:p>
      <text:p text:style-name="P816"><text:span text:style-name="T816_1">Ans:</text:span></text:p>
      <text:p text:style-name="P817"><text:span text:style-name="T817_1">select<text:s/>Customers.cname<text:s/>from<text:s/>Customers<text:s/>Inner<text:s/>join<text:s text:c="2"/>Borrow<text:s/>On<text:s/>Borrow.cname=Customers.cname<text:s/>Inner<text:s/>Join<text:s/>Deposit<text:s/>On<text:s text:c="2"/>Borrow.bname=Deposit.bname;</text:span></text:p>
      <text:p text:style-name="P818"/>
      <text:p text:style-name="P819"><text:span text:style-name="T819_1">4.Ans:Select<text:s/>Borrow.cname<text:s/>from<text:s/>Borrow<text:s/>Inner<text:s/>join<text:s text:c="2"/>Deposit<text:s/>ON<text:s text:c="2"/>Borrow.bname=Deposit.bname<text:s text:c="2"/>where<text:s/>Borrow.amount<text:s/>&gt;<text:s/>2000<text:s/>AND<text:s/>Deposit.amount<text:s/>&gt;<text:s/>1000;</text:span></text:p>
      <text:p text:style-name="P820"/>
      <text:p text:style-name="P821"><text:span text:style-name="T821_1">5.Ans:<text:s/>Select<text:s/>Customers.cname<text:s/>from<text:s/>Customers<text:s/>Inner<text:s/>join<text:s/>Deposit<text:s/>On<text:s/>Customers.cname=Deposit.cname<text:s/>Inner<text:s/>join<text:s/>Branch<text:s/>On<text:s/>Deposit.bname=Branch.bname<text:s/>AND<text:s/>Deposit.cname="Aniket";</text:span></text:p>
      <text:p text:style-name="P822"><text:span text:style-name="T822_1">+--------+</text:span></text:p>
      <text:p text:style-name="P823"><text:span text:style-name="T823_1">|<text:s/>cname<text:s text:c="2"/>|</text:span></text:p>
      <text:p text:style-name="P824"><text:span text:style-name="T824_1">+--------+</text:span></text:p>
      <text:p text:style-name="P825"><text:span text:style-name="T825_1">|<text:s/>Aniket<text:s/>|</text:span></text:p>
      <text:p text:style-name="P826"><text:span text:style-name="T826_1">+--------+</text:span></text:p>
      <text:p text:style-name="P827"/>
      <text:p text:style-name="P828"><text:span text:style-name="T828_1">6.Ans:Create<text:s/>INDEX<text:s/>indx<text:s/>ON<text:s/>Deposit(actno,cname,bname,amount,adate);</text:span></text:p>
      <text:p text:style-name="P829"/>
      <text:p text:style-name="P830"/>
      <text:p text:style-name="P831"/>
      <text:p text:style-name="P832"><text:span text:style-name="T832_1">--------------------------------------------------------------------------------------------------------------------------------------------------------------</text:span></text:p>
      <text:p text:style-name="P833"><text:span text:style-name="T833_1"><text:s/>Practicle<text:s/>13:</text:span></text:p>
      <text:p text:style-name="P834"><text:span text:style-name="T834_1">13]</text:span></text:p>
      <text:p text:style-name="P835"><text:span text:style-name="T835_1">Create<text:s/>the<text:s/>following<text:s/>tables.</text:span></text:p>
      <text:p text:style-name="P836"><text:span text:style-name="T836_1">1)PUBLISHER(<text:s/>PID<text:s/>,<text:s/>PNAME<text:s/>,ADDRESS<text:s/>,STATE<text:s/>,PHONE<text:s/>,EMAILID<text:s/>);</text:span></text:p>
      <text:p text:style-name="P837"><text:span text:style-name="T837_1">2)BOOK(<text:s/>ISBN<text:s/>,BOOK_TITLE<text:s/>,<text:s/>CATEGORY<text:s/>,<text:s/>PRICE<text:s/>,<text:s/>COPYRIGHT_DATE<text:s/>,<text:s/>YEAR<text:s/>,PAGE_COUNT<text:s/>,PID<text:s/>);</text:span></text:p>
      <text:p text:style-name="P838"><text:span text:style-name="T838_1">3)<text:s/>AUTHOR(AID,ANAME,STATE,CITY<text:s/>,ZIP,PHONE,URL<text:s/>)</text:span></text:p>
      <text:p text:style-name="P839"><text:span text:style-name="T839_1">4)<text:s/>AUTHOR_BOOK(AID,ISBN);</text:span></text:p>
      <text:p text:style-name="P840"><text:span text:style-name="T840_1">5)<text:s/>REVIEW(RID,ISBN,RATING);</text:span></text:p>
      <text:p text:style-name="P841"><text:span text:style-name="T841_1">Solve<text:s/>following<text:s/>queries<text:s/>by<text:s/>SQL</text:span></text:p>
      <text:p text:style-name="P842"><text:span text:style-name="T842_1">1.<text:s/>Retrieve<text:s/>city,<text:s/>phone,<text:s/>url<text:s/>of<text:s/>author<text:s/>whose<text:s/>name<text:s/>is<text:s/>‘CHETAN<text:s/>BHAGAT’.</text:span></text:p>
      <text:p text:style-name="P843"><text:span text:style-name="T843_1">2.<text:s/>Retrieve<text:s/>book<text:s/>title,<text:s/>reviewable<text:s/>id<text:s/>and<text:s/>rating<text:s/>of<text:s/>all<text:s/>books.</text:span></text:p>
      <text:p text:style-name="P844"><text:span text:style-name="T844_1">3.<text:s/>Retrieve<text:s/>book<text:s/>title,<text:s/>price,<text:s/>author<text:s/>name<text:s/>and<text:s/>url<text:s/>for<text:s/>publishers<text:s/>‘MEHTA’.</text:span></text:p>
      <text:p text:style-name="P845"><text:span text:style-name="T845_1">4.<text:s/>In<text:s/>a<text:s/>PUBLISHER<text:s/>relation<text:s/>change<text:s/>the<text:s/>phone<text:s/>number<text:s/>of<text:s/>‘MEHTA’<text:s/>to<text:s/>123456</text:span></text:p>
      <text:p text:style-name="P846"><text:span text:style-name="T846_1">5.<text:s/>Calculate<text:s/>and<text:s/>display<text:s/>the<text:s/>average,<text:s/>maximum,<text:s/>minimum<text:s/>price<text:s/>of<text:s/>each<text:s/>publisher.</text:span></text:p>
      <text:p text:style-name="P847"><text:span text:style-name="T847_1">6.<text:s/>Delete<text:s/>details<text:s/>of<text:s/>all<text:s/>books<text:s/>having<text:s/>a<text:s/>page<text:s/>count<text:s/>less<text:s/>than<text:s/>100.</text:span></text:p>
      <text:p text:style-name="P848"><text:span text:style-name="T848_1">7.<text:s/>Retrieve<text:s/>details<text:s/>of<text:s/>all<text:s/>authors<text:s/>residing<text:s/>in<text:s/>city<text:s/>Pune<text:s/>and<text:s/>whose<text:s/>name<text:s/>begins<text:s/>with<text:s/>character<text:s/></text:span></text:p>
      <text:p text:style-name="P849"><text:span text:style-name="T849_1">‘C’.</text:span></text:p>
      <text:p text:style-name="P850"><text:span text:style-name="T850_1">8.<text:s/>Retrieve<text:s/>details<text:s/>of<text:s/>authors<text:s/>residing<text:s/>in<text:s/>same<text:s/>city<text:s/>as<text:s/>‘Korth’.</text:span></text:p>
      <text:p text:style-name="P851"><text:span text:style-name="T851_1">9.<text:s/>Create<text:s/>a<text:s/>procedure<text:s/>to<text:s/>update<text:s/>the<text:s/>value<text:s/>of<text:s/>page<text:s/>count<text:s/>of<text:s/>a<text:s/>book<text:s/>of<text:s/>given<text:s/>ISBN.</text:span></text:p>
      <text:p text:style-name="P852"><text:span text:style-name="T852_1">10.<text:s/>Create<text:s/>a<text:s/>function<text:s/>that<text:s/>returns<text:s/>the<text:s/>price<text:s/>of<text:s/>book<text:s/>with<text:s/>a<text:s/>given<text:s/>ISBN.<text:s/></text:span></text:p>
      <text:p text:style-name="P853"><text:span text:style-name="T853_1"><text:s/></text:span></text:p>
      <text:p text:style-name="P854"><text:span text:style-name="T854_1"><text:s/>Create<text:s/>table<text:s/>PUBLISHER(PID<text:s/>int,PNAME<text:s/>varchar(20),ADDRESS<text:s/>varchar(20),STATE<text:s/>varchar(20),PHONE<text:s/>varchar(20),EMAILID<text:s/>varchar(20));</text:span></text:p>
      <text:p text:style-name="P855"><text:span text:style-name="T855_1">Query<text:s/>OK,<text:s/>0<text:s/>rows<text:s/>affected<text:s/>(0.03<text:s/>sec)</text:span></text:p>
      <text:p text:style-name="P856"/>
      <text:p text:style-name="P857"><text:span text:style-name="T857_1">mysql&gt;<text:s/>Create<text:s/>table<text:s/>BOOK(ISBN<text:s/>int,BOOK_TITLE<text:s/>varchar(20),CATEGORY<text:s/>varchar(20),PRICE<text:s/>int,COPYRIGHT_DATE<text:s/>date,YEAR<text:s/>varchar(20),PAGE_COUNT<text:s/>int,PID<text:s/>int);</text:span></text:p>
      <text:p text:style-name="P858"><text:span text:style-name="T858_1">Query<text:s/>OK,<text:s/>0<text:s/>rows<text:s/>affected<text:s/>(0.01<text:s/>sec)</text:span></text:p>
      <text:p text:style-name="P859"/>
      <text:p text:style-name="P860"><text:span text:style-name="T860_1">mysql&gt;<text:s/>Create<text:s/>table<text:s/>AUTHOR(AID<text:s/>int,ANAME<text:s/>varchar(20),STATE<text:s/>varchar(20),CITY<text:s/>varchar(20),ZIP<text:s/>int,PHONE<text:s/>BIGINT,URL<text:s/>varchar(20));</text:span></text:p>
      <text:p text:style-name="P861"><text:span text:style-name="T861_1">Query<text:s/>OK,<text:s/>0<text:s/>rows<text:s/>affected<text:s/>(0.02<text:s/>sec)</text:span></text:p>
      <text:p text:style-name="P862"/>
      <text:p text:style-name="P863"><text:span text:style-name="T863_1">mysql&gt;<text:s/>Create<text:s/>table<text:s/>AUTHOR_BOOK(AID<text:s/>int,ISBN<text:s/>int);</text:span></text:p>
      <text:p text:style-name="P864"><text:span text:style-name="T864_1">Query<text:s/>OK,<text:s/>0<text:s/>rows<text:s/>affected<text:s/>(0.02<text:s/>sec)</text:span></text:p>
      <text:p text:style-name="P865"/>
      <text:p text:style-name="P866"><text:span text:style-name="T866_1">mysql&gt;<text:s/>Create<text:s/>table<text:s/>REVIEW<text:s/>(RID<text:s/>int,ISBN<text:s/>int,RATING<text:s/>int);</text:span></text:p>
      <text:p text:style-name="P867"><text:span text:style-name="T867_1">Query<text:s/>OK,<text:s/>0<text:s/>rows<text:s/>affected<text:s/>(0.02<text:s/>sec)</text:span></text:p>
      <text:p text:style-name="P868"/>
      <text:p text:style-name="P869"><text:span text:style-name="T869_1">mysql&gt;<text:s/>insert<text:s/>into<text:s/>AUTHOR<text:s/>values(1,"CHETAN<text:s/>BHAGAT","DELHI","DELHI",411,9833928209,"www.chetan.com");</text:span></text:p>
      <text:p text:style-name="P870"><text:span text:style-name="T870_1">Query<text:s/>OK,<text:s/>1<text:s/>row<text:s/>affected<text:s/>(0.01<text:s/>sec)</text:span></text:p>
      <text:p text:style-name="P871"/>
      <text:p text:style-name="P872"/>
      <text:p text:style-name="P873"><text:span text:style-name="T873_1">mysql&gt;<text:s/>1.Ans:<text:s/>Select<text:s/>CITY,PHONE,URL<text:s/>from<text:s/>AUTHOR<text:s/>WHERE<text:s/>ANAME="CHETAN<text:s/>BHAGAT";</text:span></text:p>
      <text:p text:style-name="P874"><text:span text:style-name="T874_1">+-------+------------+----------------+</text:span></text:p>
      <text:p text:style-name="P875"><text:span text:style-name="T875_1">|<text:s/>CITY<text:s text:c="2"/>|<text:s/>PHONE<text:s text:c="6"/>|<text:s/>URL<text:s text:c="12"/>|</text:span></text:p>
      <text:p text:style-name="P876"><text:span text:style-name="T876_1">+-------+------------+----------------+</text:span></text:p>
      <text:p text:style-name="P877"><text:span text:style-name="T877_1">|<text:s/>DELHI<text:s/>|<text:s/>9833928209<text:s/>|<text:s/></text:span><text:span text:style-name="T877_2"><text:a xlink:type="simple" xlink:href="file:///C:/Users/91904/OneDrive/Desktop/www.chetan.com"><text:span text:style-name="T877_3">www.chetan.com</text:span></text:a></text:span><text:span text:style-name="T877_4"><text:s/>|</text:span></text:p>
      <text:p text:style-name="P878"><text:span text:style-name="T878_1">+-------+------------+----------------+</text:span></text:p>
      <text:p text:style-name="P879"><text:span text:style-name="T879_1">1<text:s/>row<text:s/>in<text:s/>set<text:s/>(0.00<text:s/>sec)</text:span></text:p>
      <text:p text:style-name="P880"/>
      <text:p text:style-name="P881"><text:span text:style-name="T881_1">2.Select<text:s/>BOOK.BOOK_TITLE,REVIEW.RID<text:s/>from<text:s/>BOOK<text:s/>INNER<text:s/>JOIN<text:s/>REVIEW<text:s/>ON<text:s/>BOOK.ISBN=REVIEW.ISBN;</text:span></text:p>
      <text:p text:style-name="P882"><text:span text:style-name="T882_1">+------------+------+</text:span></text:p>
      <text:p text:style-name="P883"><text:span text:style-name="T883_1">|<text:s/>BOOK_TITLE<text:s/>|<text:s/>RID<text:s text:c="2"/>|</text:span></text:p>
      <text:p text:style-name="P884"><text:span text:style-name="T884_1">+------------+------+</text:span></text:p>
      <text:p text:style-name="P885"><text:span text:style-name="T885_1">|<text:s/>DSA<text:s text:c="8"/>|<text:s text:c="3"/>13<text:s/>|</text:span></text:p>
      <text:p text:style-name="P886"><text:span text:style-name="T886_1">+------------+------+</text:span></text:p>
      <text:p text:style-name="P887"/>
      <text:p text:style-name="P888"><text:span text:style-name="T888_1">3.SELECT<text:s/>BOOK.BOOK_TITLE,BOOK.PRICE,AUTHOR.ANAME,AUTHOR.URL<text:s/>FROM<text:s/>BOOK<text:s/>INNER<text:s/>JOIN<text:s/>PUBLISHER<text:s/>On<text:s/>AUTHOR.STATE=PUBLISHER.STATE;</text:span></text:p>
      <text:p text:style-name="P889"/>
      <text:p text:style-name="P890"><text:span text:style-name="T890_1">4.UPDATE<text:s/>PUBLISHER<text:s/>SET<text:s/>PHONE=123456<text:s/>WHERE<text:s/>PNAME="MEHTA";</text:span></text:p>
      <text:p text:style-name="P891"/>
      <text:p text:style-name="P892"><text:span text:style-name="T892_1">5.1.SELECT<text:s/>avg(BOOK.PRICE)<text:s/>from<text:s/>BOOK<text:s/>INNER<text:s/>JOIN<text:s/>PUBLISHER<text:s/>ON<text:s/>PUBLISHER.PID=BOOK.PID;</text:span></text:p>
      <text:p text:style-name="P893"><text:span text:style-name="T893_1">+-----------------+</text:span></text:p>
      <text:p text:style-name="P894"><text:span text:style-name="T894_1">|<text:s/>avg(BOOK.PRICE)<text:s/>|</text:span></text:p>
      <text:p text:style-name="P895"><text:span text:style-name="T895_1">+-----------------+</text:span></text:p>
      <text:p text:style-name="P896"><text:span text:style-name="T896_1">|<text:s text:c="8"/>450.0000<text:s/>|</text:span></text:p>
      <text:p text:style-name="P897"><text:span text:style-name="T897_1">+-----------------+</text:span></text:p>
      <text:p text:style-name="P898"><text:span text:style-name="T898_1"><text:s/></text:span></text:p>
      <text:p text:style-name="P899"><text:span text:style-name="T899_1"><text:s/>2.<text:s/>SELECT<text:s/>MAX(BOOK.PRICE)<text:s/>from<text:s/>BOOK<text:s/>INNER<text:s/>JOIN<text:s/>PUBLISHER<text:s/>ON<text:s/>PUBLISHER.PID=BOOK.PID;</text:span></text:p>
      <text:p text:style-name="P900"><text:span text:style-name="T900_1">+-----------------+</text:span></text:p>
      <text:p text:style-name="P901"><text:span text:style-name="T901_1">|<text:s/>MAX(BOOK.PRICE)<text:s/>|</text:span></text:p>
      <text:p text:style-name="P902"><text:span text:style-name="T902_1">+-----------------+</text:span></text:p>
      <text:p text:style-name="P903"><text:span text:style-name="T903_1">|<text:s text:c="13"/>500<text:s/>|</text:span></text:p>
      <text:p text:style-name="P904"><text:span text:style-name="T904_1">+-----------------+</text:span></text:p>
      <text:p text:style-name="P905"/>
      <text:p text:style-name="P906"><text:span text:style-name="T906_1">3.SELECT<text:s/>MIN(BOOK.PRICE)<text:s/>from<text:s/>BOOK<text:s/>INNER<text:s/>JOIN<text:s/>PUBLISHER<text:s/>ON<text:s/>PUBLISHER.PID=BOOK.PID;</text:span></text:p>
      <text:p text:style-name="P907"><text:span text:style-name="T907_1">+-----------------+</text:span></text:p>
      <text:p text:style-name="P908"><text:span text:style-name="T908_1">|<text:s/>MIN(BOOK.PRICE)<text:s/>|</text:span></text:p>
      <text:p text:style-name="P909"><text:span text:style-name="T909_1">+-----------------+</text:span></text:p>
      <text:p text:style-name="P910"><text:span text:style-name="T910_1">|<text:s text:c="13"/>400<text:s/>|</text:span></text:p>
      <text:p text:style-name="P911"><text:span text:style-name="T911_1">+-----------------+</text:span></text:p>
      <text:p text:style-name="P912"/>
      <text:p text:style-name="P913"/>
      <text:p text:style-name="P914"/>
      <text:p text:style-name="P915"><text:span text:style-name="T915_1">6.DELETE<text:s/>FROM<text:s/>BOOK<text:s/>WHERE<text:s/>PAGE_COUNT<text:s/>&lt;<text:s/>100;</text:span></text:p>
      <text:p text:style-name="P916"/>
      <text:p text:style-name="P917"><text:span text:style-name="T917_1">7.<text:s/>SELECT<text:s/>*from<text:s/>AUTHOR<text:s/>WHERE<text:s/>CITY="PUNE"<text:s/>AND<text:s/>ANAME<text:s/>LIKE<text:s/>"C%";</text:span></text:p>
      <text:p text:style-name="P918"><text:span text:style-name="T918_1">+------+--------+-------+------+-------+-------+------------+</text:span></text:p>
      <text:p text:style-name="P919"><text:span text:style-name="T919_1">|<text:s/>AID<text:s text:c="2"/>|<text:s/>ANAME<text:s text:c="2"/>|<text:s/>STATE<text:s/>|<text:s/>CITY<text:s/>|<text:s/>ZIP<text:s text:c="3"/>|<text:s/>PHONE<text:s/>|<text:s/>URL<text:s text:c="8"/>|</text:span></text:p>
      <text:p text:style-name="P920"><text:span text:style-name="T920_1">+------+--------+-------+------+-------+-------+------------+</text:span></text:p>
      <text:p text:style-name="P921"><text:span text:style-name="T921_1">|<text:s text:c="3"/>10<text:s/>|<text:s/>Chaman<text:s/>|<text:s/>MH<text:s text:c="4"/>|<text:s/>PUNE<text:s/>|<text:s/>41101<text:s/>|<text:s text:c="2"/>1733<text:s/>|<text:s/></text:span><text:span text:style-name="T921_2"><text:a xlink:type="simple" xlink:href="file:///C:/Users/91904/OneDrive/Desktop/www.sql.in"><text:span text:style-name="T921_3">www.sql.in</text:span></text:a></text:span><text:span text:style-name="T921_4"><text:s/>|</text:span></text:p>
      <text:p text:style-name="P922"><text:span text:style-name="T922_1">+------+--------+-------+------+-------+-------+------------+</text:span></text:p>
      <text:p text:style-name="P923"/>
      <text:p text:style-name="P924"><text:span text:style-name="T924_1">8.SELECT<text:s/>*from<text:s/>AUTHOR<text:s/>WHERE<text:s/>CITY="Kurth";</text:span></text:p>
      <text:p text:style-name="P925"/>
      <text:p text:style-name="P926"><text:span text:style-name="T926_1">9.<text:s/></text:span></text:p>
      <text:p text:style-name="P927"/>
      <text:p text:style-name="P928"><text:span text:style-name="T928_1">Ans:</text:span></text:p>
      <text:p text:style-name="P929"><text:span text:style-name="T929_1">CREATE<text:s/>PROCEDURE<text:s/>updatePage(ISBN<text:s/>int)</text:span></text:p>
      <text:p text:style-name="P930"><text:span text:style-name="T930_1"><text:s text:c="4"/>-&gt;<text:s/>BEGIN</text:span></text:p>
      <text:p text:style-name="P931"><text:span text:style-name="T931_1"><text:s text:c="4"/>-&gt;<text:s/>UPDATE<text:s/>BOOK<text:s/>SET<text:s/>PAGE_COUNT=100;</text:span></text:p>
      <text:p text:style-name="P932"><text:span text:style-name="T932_1"><text:s text:c="4"/>-&gt;<text:s/>end</text:span></text:p>
      <text:p text:style-name="P933"><text:span text:style-name="T933_1"><text:s text:c="4"/>-&gt;<text:s/>//</text:span></text:p>
      <text:p text:style-name="P934"/>
      <text:p text:style-name="P935"/>
      <text:p text:style-name="P936"/>
      <text:p text:style-name="P937"><text:span text:style-name="T937_1">insert<text:s/>into<text:s/>BOOK<text:s/>values(12,"DSA","SPECIAL",123,"2022-02-23",2022,23,89);</text:span></text:p>
      <text:p text:style-name="P938"><text:span text:style-name="T938_1"><text:s text:c="4"/>-&gt;<text:s/>//</text:span></text:p>
      <text:p text:style-name="P939"><text:span text:style-name="T939_1">Query<text:s/>OK,<text:s/>1<text:s/>row<text:s/>affected<text:s/>(0.00<text:s/>sec)</text:span></text:p>
      <text:p text:style-name="P940"/>
      <text:p text:style-name="P941"><text:span text:style-name="T941_1">mysql&gt;<text:s/>call<text:s/>updatePage(12);</text:span></text:p>
      <text:p text:style-name="P942"><text:span text:style-name="T942_1"><text:s text:c="4"/>-&gt;<text:s/>//</text:span></text:p>
      <text:p text:style-name="P943"><text:span text:style-name="T943_1">Query<text:s/>OK,<text:s/>1<text:s/>row<text:s/>affected<text:s/>(0.01<text:s/>sec)</text:span></text:p>
      <text:p text:style-name="P944"/>
      <text:p text:style-name="P945"><text:span text:style-name="T945_1">mysql&gt;<text:s/>select<text:s/>*from<text:s/>BOOK;</text:span></text:p>
      <text:p text:style-name="P946"><text:span text:style-name="T946_1"><text:s text:c="4"/>-&gt;<text:s/>//</text:span></text:p>
      <text:p text:style-name="P947"><text:span text:style-name="T947_1">+------+------------+----------+-------+----------------+------+------------+------+</text:span></text:p>
      <text:p text:style-name="P948"><text:span text:style-name="T948_1">|<text:s/>ISBN<text:s/>|<text:s/>BOOK_TITLE<text:s/>|<text:s/>CATEGORY<text:s/>|<text:s/>PRICE<text:s/>|<text:s/>COPYRIGHT_DATE<text:s/>|<text:s/>YEAR<text:s/>|<text:s/>PAGE_COUNT<text:s/>|<text:s/>PID<text:s text:c="2"/>|</text:span></text:p>
      <text:p text:style-name="P949"><text:span text:style-name="T949_1">+------+------------+----------+-------+----------------+------+------------+------+</text:span></text:p>
      <text:p text:style-name="P950"><text:span text:style-name="T950_1">|<text:s text:c="3"/>12<text:s/>|<text:s/>DSA<text:s text:c="8"/>|<text:s/>SPECIAL<text:s text:c="2"/>|<text:s text:c="3"/>123<text:s/>|<text:s/>2022-02-23<text:s text:c="5"/>|<text:s/>2022<text:s/>|<text:s text:c="8"/>100<text:s/>|<text:s text:c="3"/>89<text:s/>|</text:span></text:p>
      <text:p text:style-name="P951"><text:span text:style-name="T951_1">+------+------------+----------+-------+----------------+------+------------+------+</text:span></text:p>
      <text:p text:style-name="P952"/>
      <text:p text:style-name="P953"><text:span text:style-name="T953_1">10<text:s/>CREATE<text:s/>FUNCTION<text:s/>retrievePrice(ISBN<text:s/>int)</text:span></text:p>
      <text:p text:style-name="P954"><text:span text:style-name="T954_1"><text:s text:c="4"/>-&gt;<text:s/>BEGIN</text:span></text:p>
      <text:p text:style-name="P955"><text:span text:style-name="T955_1"><text:s text:c="4"/>-&gt;<text:s/>DECLARE</text:span></text:p>
      <text:p text:style-name="P956"><text:span text:style-name="T956_1"><text:s text:c="4"/>-&gt;<text:s/>pg_cnt<text:s/>int;</text:span></text:p>
      <text:p text:style-name="P957"><text:span text:style-name="T957_1"><text:s text:c="4"/>-&gt;<text:s/>select<text:s/>pg_cnt<text:s/>into<text:s/>PRICE<text:s/>from<text:s/>BOOK<text:s/>where<text:s/>BOOK.ISBN=ISBN;</text:span></text:p>
      <text:p text:style-name="P958"><text:span text:style-name="T958_1"><text:s text:c="4"/>-&gt;<text:s/>RETURN<text:s/>pg_cnt;</text:span></text:p>
      <text:p text:style-name="P959"><text:span text:style-name="T959_1"><text:s text:c="4"/>-&gt;<text:s/>end</text:span></text:p>
      <text:p text:style-name="P960"><text:span text:style-name="T960_1"><text:s text:c="4"/>-&gt;<text:s/>//</text:span></text:p>
      <text:p text:style-name="P961"><text:span text:style-name="T961_1">--------------------------------------------------------------------------------------------------------------------------------------------------------------</text:span></text:p>
      <text:p text:style-name="P962"/>
      <text:p text:style-name="P963"><text:span text:style-name="T963_1">Practicle<text:s/>14:</text:span></text:p>
      <text:p text:style-name="P964"/>
      <text:p text:style-name="P965"><text:span text:style-name="T965_1"><text:s/>14.</text:span></text:p>
      <text:p text:style-name="P966"><text:span text:style-name="T966_1">a)<text:s/>Consider<text:s/>table<text:s/>Stud(Roll,<text:s/>Att,Status)</text:span></text:p>
      <text:p text:style-name="P967"><text:span text:style-name="T967_1">Write<text:s/>a<text:s/>PL/SQL<text:s/>block<text:s/>for<text:s/>following<text:s/>requirement<text:s/>and<text:s/>handle<text:s/>the<text:s/>exceptions.<text:s/>Roll<text:s/>no.<text:s/>of<text:s/>student<text:s/></text:span></text:p>
      <text:p text:style-name="P968"><text:span text:style-name="T968_1">will<text:s/>be<text:s/>entered<text:s/>by<text:s/>user.<text:s/>Attendance<text:s/>of<text:s/>roll<text:s/>no.<text:s/>entered<text:s/>by<text:s/>user<text:s/>will<text:s/>be<text:s/>checked<text:s/>in<text:s/>Stud<text:s/>table.<text:s/>If<text:s/></text:span></text:p>
      <text:p text:style-name="P969"><text:span text:style-name="T969_1">attendance<text:s/>is<text:s/>less<text:s/>than<text:s/>75%<text:s/>then<text:s/>display<text:s/>the<text:s/>message<text:s/>“Term<text:s/>not<text:s/>granted”<text:s/>and<text:s/>set<text:s/>the<text:s/>status<text:s/>in<text:s/></text:span></text:p>
      <text:p text:style-name="P970"><text:span text:style-name="T970_1">stud<text:s/>table<text:s/>as<text:s/>“D”.<text:s/>Otherwise<text:s/>display<text:s/>message<text:s/>“Term<text:s/>granted”<text:s/>and<text:s/>set<text:s/>the<text:s/>status<text:s/>in<text:s/>stud<text:s/>table<text:s/>as<text:s/></text:span></text:p>
      <text:p text:style-name="P971"><text:span text:style-name="T971_1">“ND”</text:span></text:p>
      <text:p text:style-name="P972"><text:span text:style-name="T972_1">b)<text:s/>Write<text:s/>a<text:s/>PL/SQL<text:s/>block<text:s/>for<text:s/>following<text:s/>requirement<text:s/>using<text:s/>user<text:s/>defined<text:s/>exception<text:s/>handling.<text:s/>The<text:s/></text:span></text:p>
      <text:p text:style-name="P973"><text:span text:style-name="T973_1">account_master<text:s/>table<text:s/>records<text:s/>the<text:s/>current<text:s/>balance<text:s/>for<text:s/>an<text:s/>account,<text:s/>which<text:s/>is<text:s/>updated<text:s/>whenever,<text:s/>any<text:s/></text:span></text:p>
      <text:p text:style-name="P974"><text:span text:style-name="T974_1">deposits<text:s/>or<text:s/>withdrawals<text:s/>takes<text:s/>place.<text:s/>If<text:s/>the<text:s/>withdrawal<text:s/>attempted<text:s/>is<text:s/>more<text:s/>than<text:s/>the<text:s/>current<text:s/>balance<text:s/></text:span></text:p>
      <text:p text:style-name="P975"><text:span text:style-name="T975_1">held<text:s/>in<text:s/>the<text:s/>account.<text:s/>The<text:s/>user<text:s/>defined<text:s/>exception<text:s/>is<text:s/>raised,<text:s/>displaying<text:s/>an<text:s/>appropriate<text:s/>message.<text:s/></text:span></text:p>
      <text:p text:style-name="P976"><text:span text:style-name="T976_1">Write<text:s/>a<text:s/>PL/SQL<text:s/>block<text:s/>for<text:s/>above<text:s/>requirement<text:s/>using<text:s/>user<text:s/>defined<text:s/>exception<text:s/>handling</text:span></text:p>
      <text:p text:style-name="P977"/>
      <text:p text:style-name="P978"><text:span text:style-name="T978_1">create<text:s/>table<text:s/>stud(RollNo<text:s/>int<text:s/>primary<text:s/>key,<text:s/>attendance<text:s/>int,status<text:s/>varchar(5));</text:span></text:p>
      <text:p text:style-name="P979"/>
      <text:p text:style-name="P980"><text:span text:style-name="T980_1">insert<text:s/>into<text:s/>stud<text:s/>values(1,150,<text:s/>NULL),(2,200,<text:s/>NULL),(3,80,<text:s/>NULL),(4,70,<text:s/>NULL),(5,180,</text:span></text:p>
      <text:p text:style-name="P981"><text:span text:style-name="T981_1">NULL);</text:span></text:p>
      <text:p text:style-name="P982"><text:span text:style-name="T982_1">create<text:s/>procedure<text:s/>check_att(in<text:s/>roll<text:s/>int)</text:span></text:p>
      <text:p text:style-name="P983"><text:span text:style-name="T983_1">begin</text:span></text:p>
      <text:p text:style-name="P984"><text:span text:style-name="T984_1">declare<text:s/>att<text:s/>int;</text:span></text:p>
      <text:p text:style-name="P985"><text:span text:style-name="T985_1">declare<text:s/>total<text:s/>int;</text:span></text:p>
      <text:p text:style-name="P986"><text:span text:style-name="T986_1">declare<text:s/>exit<text:s/>handler<text:s/>for<text:s/>not<text:s/>found<text:s/>select<text:s/>'Data<text:s/>not<text:s/>found!!!'<text:s/>message;</text:span></text:p>
      <text:p text:style-name="P987"><text:span text:style-name="T987_1">set<text:s/>total=200;</text:span></text:p>
      <text:p text:style-name="P988"><text:span text:style-name="T988_1">select<text:s/>attendance<text:s/>into<text:s/>att<text:s/>from<text:s/>stud<text:s/>where<text:s/>RollNo=roll;</text:span></text:p>
      <text:p text:style-name="P989"><text:span text:style-name="T989_1">if<text:s/>((att/total)*100)&gt;=75<text:s/>then</text:span></text:p>
      <text:p text:style-name="P990"><text:span text:style-name="T990_1">update<text:s/>stud<text:s/>set<text:s/>status='ND'<text:s/>where<text:s/>RollNo=roll;</text:span></text:p>
      <text:p text:style-name="P991"><text:span text:style-name="T991_1">select<text:s/>'Term<text:s/>Granted'<text:s/>Message;</text:span></text:p>
      <text:p text:style-name="P992"><text:span text:style-name="T992_1">else</text:span></text:p>
      <text:p text:style-name="P993"><text:span text:style-name="T993_1">update<text:s/>stud<text:s/>set<text:s/>status='D'<text:s/>where<text:s/>RollNo=roll;</text:span></text:p>
      <text:p text:style-name="P994"><text:span text:style-name="T994_1">select<text:s/>'Term<text:s/>Not<text:s/>Granted'<text:s/>Message;</text:span></text:p>
      <text:p text:style-name="P995"><text:span text:style-name="T995_1">end<text:s/>if;</text:span></text:p>
      <text:p text:style-name="P996"><text:span text:style-name="T996_1">end;</text:span></text:p>
      <text:p text:style-name="P997"/>
      <text:p text:style-name="P998"><text:span text:style-name="T998_1">14<text:s/>b<text:s/>Write<text:s/>a<text:s/>PL/SQL<text:s/>block<text:s/>for<text:s/>following<text:s/>requirement<text:s/>using<text:s/>user<text:s/>defined<text:s/>exception<text:s/>handling.<text:s/>The<text:s/></text:span></text:p>
      <text:p text:style-name="P999"><text:span text:style-name="T999_1">account_master<text:s/>table<text:s/>records<text:s/>the<text:s/>current<text:s/>balance<text:s/>for<text:s/>an<text:s/>account,<text:s/>which<text:s/>is<text:s/>updated<text:s/>whenever,<text:s/>any<text:s/></text:span></text:p>
      <text:p text:style-name="P1000"><text:span text:style-name="T1000_1">deposits<text:s/>or<text:s/>withdrawals<text:s/>takes<text:s/>place.<text:s/>If<text:s/>the<text:s/>withdrawal<text:s/>attempted<text:s/>is<text:s/>more<text:s/>than<text:s/>the<text:s/>current<text:s/>balance<text:s/></text:span></text:p>
      <text:p text:style-name="P1001"><text:span text:style-name="T1001_1">held<text:s/>in<text:s/>the<text:s/>account.<text:s/>The<text:s/>user<text:s/>defined<text:s/>exception<text:s/>is<text:s/>raised,<text:s/>displaying<text:s/>an<text:s/>appropriate<text:s/>message.<text:s/></text:span></text:p>
      <text:p text:style-name="P1002"><text:span text:style-name="T1002_1">Write<text:s/>a<text:s/>PL/SQL<text:s/>block<text:s/>for<text:s/>above<text:s/>requirement<text:s/>using<text:s/>user<text:s/>defined<text:s/>exception<text:s/>handling.</text:span></text:p>
      <text:p text:style-name="P1003"/>
      <text:p text:style-name="P1004"><text:span text:style-name="T1004_1">Answer:</text:span></text:p>
      <text:p text:style-name="P1005"/>
      <text:p text:style-name="P1006"><text:span text:style-name="T1006_1"><text:s/>create<text:s/>table<text:s/>account_master(ID<text:s/>int<text:s/>primary<text:s/>key,Current_balance<text:s/>int);</text:span></text:p>
      <text:p text:style-name="P1007"><text:span text:style-name="T1007_1">insert<text:s/>into<text:s/>account_master<text:s/>values(1,10000),(2,5000),(3,60000);</text:span></text:p>
      <text:p text:style-name="P1008"/>
      <text:p text:style-name="P1009"><text:span text:style-name="T1009_1">delimiter<text:s/>//</text:span></text:p>
      <text:p text:style-name="P1010"><text:span text:style-name="T1010_1">create<text:s/>procedure<text:s/>withdraw(in<text:s/>acc_id<text:s/>int,in<text:s/>amt<text:s/>int)</text:span></text:p>
      <text:p text:style-name="P1011"><text:span text:style-name="T1011_1">begin</text:span></text:p>
      <text:p text:style-name="P1012"><text:span text:style-name="T1012_1">declare<text:s/>bal<text:s/>int;</text:span></text:p>
      <text:p text:style-name="P1013"><text:span text:style-name="T1013_1">declare<text:s/>sp<text:s/>condition<text:s/>for<text:s/>sqlstate<text:s/>'45000';</text:span></text:p>
      <text:p text:style-name="P1014"><text:span text:style-name="T1014_1">select<text:s/>Current_balance<text:s/>into<text:s/>bal<text:s/>from<text:s/>account_master<text:s/>where<text:s text:c="5"/>ID=acc_id;</text:span></text:p>
      <text:p text:style-name="P1015"><text:span text:style-name="T1015_1">if<text:s/>bal&lt;amt<text:s/>then</text:span></text:p>
      <text:p text:style-name="P1016"><text:span text:style-name="T1016_1">signal<text:s/>sqlstate<text:s/>'45000'</text:span></text:p>
      <text:p text:style-name="P1017"><text:span text:style-name="T1017_1">set<text:s/>message_text='NotEnoughBalance';</text:span></text:p>
      <text:p text:style-name="P1018"><text:span text:style-name="T1018_1">else</text:span></text:p>
      <text:p text:style-name="P1019"><text:span text:style-name="T1019_1">set<text:s/>bal<text:s/>=<text:s/>bal-amt;</text:span></text:p>
      <text:p text:style-name="P1020"><text:span text:style-name="T1020_1">update<text:s/>account_master<text:s/>set<text:s/>Current_balance=bal<text:s/>where</text:span></text:p>
      <text:p text:style-name="P1021"><text:span text:style-name="T1021_1">ID=acc_id;</text:span></text:p>
      <text:p text:style-name="P1022"><text:span text:style-name="T1022_1">end<text:s/>if;</text:span></text:p>
      <text:p text:style-name="P1023"><text:span text:style-name="T1023_1">end;</text:span></text:p>
      <text:p text:style-name="P1024"><text:span text:style-name="T1024_1">//</text:span></text:p>
      <text:p text:style-name="P1025"><text:span text:style-name="T1025_1">--------------------------------------------------------------------------------------------------------------------------------------------------------------</text:span></text:p>
      <text:p text:style-name="P1026"/>
      <text:p text:style-name="P1027"><text:span text:style-name="T1027_1">--------------------------------------------------------------------------------------------------------------------------------------------------------------</text:span></text:p>
      <text:p text:style-name="P1028"/>
      <text:p text:style-name="P1029"><text:span text:style-name="T1029_1">Practicle<text:s/>15:</text:span><text:span text:style-name="T1029_2">A)</text:span></text:p>
      <text:p text:style-name="P1030"><text:span text:style-name="T1030_1">Write<text:s/>an<text:s/>SQL<text:s/>code<text:s/>block<text:s/>these<text:s/>raise<text:s/>a<text:s/>user<text:s/>defined<text:s/>exception<text:s/>where<text:s/>business<text:s/>rule<text:s/>is<text:s/>voilated.<text:s/>BR<text:s/>for<text:s/>client_<text:s/>master<text:s/>table<text:s/>specifies<text:s/>when<text:s/>the<text:s/>value<text:s/>of<text:s/>bal_due<text:s/>field<text:s/>is<text:s/>less<text:s/>than<text:s/>0<text:s/></text:span></text:p>
      <text:p text:style-name="P1031"><text:span text:style-name="T1031_1">handle<text:s/>the<text:s/>exception.</text:span></text:p>
      <text:p text:style-name="P1032"/>
      <text:p text:style-name="P1033"><text:span text:style-name="T1033_1">create<text:s/>table<text:s/>client_master<text:s/>(c_id<text:s/>int,<text:s/>bal_due<text:s/>int);</text:span></text:p>
      <text:p text:style-name="P1034"><text:span text:style-name="T1034_1">insert<text:s/>into<text:s/>client_master<text:s/>values<text:s/>(1,-250),<text:s/>(2,200);</text:span></text:p>
      <text:p text:style-name="P1035"/>
      <text:p text:style-name="P1036"/>
      <text:p text:style-name="P1037"><text:span text:style-name="T1037_1">delimiter<text:s/>//</text:span></text:p>
      <text:p text:style-name="P1038"><text:span text:style-name="T1038_1">create<text:s/>procedure<text:s/>check_br(in<text:s/>uid<text:s/>int)</text:span></text:p>
      <text:p text:style-name="P1039"><text:span text:style-name="T1039_1">begin</text:span></text:p>
      <text:p text:style-name="P1040"><text:span text:style-name="T1040_1">declare<text:s/>temp_bal<text:s/>int;</text:span></text:p>
      <text:p text:style-name="P1041"><text:span text:style-name="T1041_1">declare<text:s/>sp<text:s/>condition<text:s/>for<text:s/>sqlstate'45000';</text:span></text:p>
      <text:p text:style-name="P1042"><text:span text:style-name="T1042_1">select<text:s/>bal_due<text:s/>into<text:s/>temp_bal<text:s/>from<text:s/>client_master<text:s/>where<text:s/>c_id=uid;</text:span></text:p>
      <text:p text:style-name="P1043"><text:span text:style-name="T1043_1">if<text:s/>temp_bal&lt;0<text:s/>then</text:span></text:p>
      <text:p text:style-name="P1044"><text:span text:style-name="T1044_1">signal<text:s/>sqlstate<text:s/>'45000'</text:span></text:p>
      <text:p text:style-name="P1045"><text:span text:style-name="T1045_1">set<text:s/>message_text='BR<text:s/>violated';</text:span></text:p>
      <text:p text:style-name="P1046"><text:span text:style-name="T1046_1">else</text:span></text:p>
      <text:p text:style-name="P1047"><text:span text:style-name="T1047_1">select<text:s/>'BR<text:s/>not<text:s/>violated'<text:s/>Message;</text:span></text:p>
      <text:p text:style-name="P1048"><text:span text:style-name="T1048_1">end<text:s/>if;</text:span></text:p>
      <text:p text:style-name="P1049"><text:span text:style-name="T1049_1">end</text:span></text:p>
      <text:p text:style-name="P1050"><text:span text:style-name="T1050_1">//</text:span></text:p>
      <text:p text:style-name="P1051"/>
      <text:p text:style-name="P1052"><text:span text:style-name="T1052_1">call<text:s/>check_br(2);</text:span></text:p>
      <text:p text:style-name="P1053"><text:span text:style-name="T1053_1">//</text:span></text:p>
      <text:p text:style-name="P1054"/>
      <text:p text:style-name="P1055"><text:span text:style-name="T1055_1">call<text:s/>check_br(1);</text:span></text:p>
      <text:p text:style-name="P1056"><text:span text:style-name="T1056_1">//</text:span></text:p>
      <text:p text:style-name="P1057"/>
      <text:p text:style-name="P1058"/>
      <text:p text:style-name="P1059"><text:span text:style-name="T1059_1">15.B)</text:span></text:p>
      <text:p text:style-name="P1060"><text:span text:style-name="T1060_1">Write<text:s/>an<text:s/>SQL<text:s/>code<text:s/>block</text:span></text:p>
      <text:p text:style-name="P1061"><text:span text:style-name="T1061_1">Borrow(Roll_no,<text:s/>Name,<text:s/>DateofIssue,<text:s/>NameofBook,<text:s/>Status)</text:span></text:p>
      <text:p text:style-name="P1062"><text:span text:style-name="T1062_1">Fine(Roll_no,Date,Amt)</text:span></text:p>
      <text:p text:style-name="P1063"><text:span text:style-name="T1063_1">Accept<text:s/>roll_no<text:s/>&amp;<text:s/>name<text:s/>of<text:s/>book<text:s/>from<text:s/>user.<text:s/>Check<text:s/>the<text:s/>number<text:s/>of<text:s/>days<text:s/>(from<text:s/>date<text:s/>of<text:s/>issue),<text:s/>if<text:s/></text:span></text:p>
      <text:p text:style-name="P1064"><text:span text:style-name="T1064_1">days<text:s/>are<text:s/>between<text:s/>15<text:s/>to<text:s/>30<text:s/>then<text:s/>fine<text:s/>amount<text:s/>will<text:s/>be<text:s/>Rs<text:s/>5per<text:s/>day.<text:s/>If<text:s/>no.<text:s/>of<text:s/>days&gt;30,<text:s/>per<text:s/>day<text:s/>fine<text:s/></text:span></text:p>
      <text:p text:style-name="P1065"><text:span text:style-name="T1065_1">will<text:s/>be<text:s/>Rs<text:s/>50<text:s/>per<text:s/>day<text:s/>&amp;<text:s/>for<text:s/>days<text:s/>less<text:s/>than<text:s/>30,<text:s/>Rs.<text:s/>5<text:s/>per<text:s/>day.<text:s/>After<text:s/>submitting<text:s/>the<text:s/>book,<text:s/>status<text:s/></text:span></text:p>
      <text:p text:style-name="P1066"><text:span text:style-name="T1066_1">will<text:s/>change<text:s/>from<text:s/>I<text:s/>to<text:s/>R.<text:s/>If<text:s/>condition<text:s/>of<text:s/>fine<text:s/>is<text:s/>true,<text:s/>then<text:s/>details<text:s/>will<text:s/>be<text:s/>stored<text:s/>into<text:s/>fine<text:s/>table.<text:s/></text:span></text:p>
      <text:p text:style-name="P1067"><text:span text:style-name="T1067_1">Also<text:s/>handles<text:s/>the<text:s/>exception<text:s/>by<text:s/>named<text:s/>exception<text:s/>handler<text:s/>or<text:s/>user<text:s/>define<text:s/>exception<text:s/>handler.</text:span></text:p>
      <text:p text:style-name="P1068"/>
      <text:p text:style-name="P1069"><text:span text:style-name="T1069_1">Delimiter<text:s/>//</text:span></text:p>
      <text:p text:style-name="P1070"><text:span text:style-name="T1070_1">create<text:s/>procedure<text:s/>Calculate_fine(in<text:s/>roll<text:s/>int)</text:span></text:p>
      <text:p text:style-name="P1071"><text:span text:style-name="T1071_1">begin</text:span></text:p>
      <text:p text:style-name="P1072"><text:span text:style-name="T1072_1">declare<text:s/>fine_amt<text:s/>int;</text:span></text:p>
      <text:p text:style-name="P1073"><text:span text:style-name="T1073_1">declare<text:s/>no_of_days<text:s/>int;</text:span></text:p>
      <text:p text:style-name="P1074"><text:span text:style-name="T1074_1">declare<text:s/>issue_date<text:s/>date;</text:span></text:p>
      <text:p text:style-name="P1075"><text:span text:style-name="T1075_1">select<text:s/>DateofIssue<text:s/>into<text:s/>issue_date<text:s/>from<text:s/>borrower<text:s/>where<text:s/>Roll_no=roll;</text:span></text:p>
      <text:p text:style-name="P1076"><text:span text:style-name="T1076_1">select<text:s/>datediff(curdate(),issue_date)<text:s/>into<text:s/>no_of_days;</text:span></text:p>
      <text:p text:style-name="P1077"><text:span text:style-name="T1077_1">if<text:s/>no_of_days&gt;15<text:s/>and<text:s/>no_of_days&lt;=30<text:s/>then</text:span></text:p>
      <text:p text:style-name="P1078"><text:span text:style-name="T1078_1">set<text:s/>fine_amt=no_of_days*5;</text:span></text:p>
      <text:p text:style-name="P1079"><text:span text:style-name="T1079_1">elseif<text:s/>no_of_days&gt;30<text:s/>then</text:span></text:p>
      <text:p text:style-name="P1080"><text:span text:style-name="T1080_1">set<text:s/>fine_amt=(no_of_days-30)*50+30*5;</text:span></text:p>
      <text:p text:style-name="P1081"><text:span text:style-name="T1081_1">else</text:span></text:p>
      <text:p text:style-name="P1082"><text:span text:style-name="T1082_1">set<text:s/>fine_amt=0;</text:span></text:p>
      <text:p text:style-name="P1083"><text:span text:style-name="T1083_1">end<text:s/>if;</text:span></text:p>
      <text:p text:style-name="P1084"><text:span text:style-name="T1084_1">insert<text:s/>into<text:s/>fine<text:s/>values(roll,curdate(),fine_amt);</text:span></text:p>
      <text:p text:style-name="P1085"><text:span text:style-name="T1085_1">update<text:s/>borrower<text:s/>set<text:s/>Status='R'<text:s/>where<text:s/>Roll_no=roll;</text:span></text:p>
      <text:p text:style-name="P1086"><text:span text:style-name="T1086_1">end;</text:span></text:p>
      <text:p text:style-name="P1087"><text:span text:style-name="T1087_1">//</text:span></text:p>
      <text:p text:style-name="P1088"/>
      <text:p text:style-name="P1089"><text:span text:style-name="T1089_1">----------------------------------------------------------------------------------------------------------------------------</text:span></text:p>
      <text:p text:style-name="P1090"><text:span text:style-name="T1090_1">Practicle<text:s/>16<text:s/>A)</text:span></text:p>
      <text:p text:style-name="P1091"><text:span text:style-name="T1091_1">a)<text:s/>The<text:s/>bank<text:s/>manager<text:s/>has<text:s/>decided<text:s/>to<text:s/>activate<text:s/>all<text:s/>those<text:s/>accounts<text:s/>which<text:s/>were<text:s/>previously<text:s/>marked<text:s/>as<text:s/></text:span></text:p>
      <text:p text:style-name="P1092"><text:span text:style-name="T1092_1">inactive<text:s/>for<text:s/>performing<text:s/>no<text:s/>transaction<text:s/>in<text:s/>last<text:s/>365<text:s/>days.<text:s/>Write<text:s/>a<text:s/>PL/SQ<text:s/>block<text:s/>(using<text:s/>implicit<text:s/></text:span></text:p>
      <text:p text:style-name="P1093"><text:span text:style-name="T1093_1">cursor)<text:s/>to<text:s/>update<text:s/>the<text:s/>status<text:s/>of<text:s/>account,<text:s/>display<text:s/>an<text:s/>approximate<text:s/>message<text:s/>based<text:s/>on<text:s/>the<text:s/>no.<text:s/>of<text:s/>rows<text:s/></text:span></text:p>
      <text:p text:style-name="P1094"><text:span text:style-name="T1094_1">affected<text:s/>by<text:s/>the<text:s/>update.<text:s/>(Use<text:s/>of<text:s/>%FOUND,<text:s/>%NOTFOUND,<text:s/>%ROWCOUNT)</text:span></text:p>
      <text:p text:style-name="P1095"><text:span text:style-name="T1095_1">delimiter<text:s/>//</text:span></text:p>
      <text:p text:style-name="P1096"><text:span text:style-name="T1096_1"><text:s/>create<text:s/>procedure<text:s/>check_salary()</text:span></text:p>
      <text:p text:style-name="P1097"><text:span text:style-name="T1097_1"><text:s/>begin</text:span></text:p>
      <text:p text:style-name="P1098"><text:span text:style-name="T1098_1"><text:s/>declare<text:s/>temp_emp<text:s/>int;</text:span></text:p>
      <text:p text:style-name="P1099"><text:span text:style-name="T1099_1"><text:s/>declare<text:s/>temp_dno<text:s/>int;</text:span></text:p>
      <text:p text:style-name="P1100"><text:span text:style-name="T1100_1"><text:s/>declare<text:s/>temp_salary<text:s/>int;</text:span></text:p>
      <text:p text:style-name="P1101"><text:span text:style-name="T1101_1"><text:s/>declare<text:s/>avg_salary<text:s/>int;</text:span></text:p>
      <text:p text:style-name="P1102"><text:span text:style-name="T1102_1"><text:s/>declare<text:s/>temp_dno_dept_salary<text:s/>int;</text:span></text:p>
      <text:p text:style-name="P1103"><text:span text:style-name="T1103_1"><text:s/>declare<text:s/>ec<text:s/>boolean;</text:span></text:p>
      <text:p text:style-name="P1104"><text:span text:style-name="T1104_1"><text:s/>declare<text:s/>cur1<text:s/>cursor<text:s/>for<text:s/>select<text:s/>avg(salary),dno<text:s/>from<text:s/>emp<text:s/>group<text:s/>by<text:s/>dno;</text:span></text:p>
      <text:p text:style-name="P1105"><text:span text:style-name="T1105_1">declare<text:s/>continue<text:s/>handler<text:s/>for<text:s/>not<text:s/>found<text:s/>set<text:s/>ec=true;</text:span></text:p>
      <text:p text:style-name="P1106"><text:span text:style-name="T1106_1">open<text:s/>cur1;</text:span></text:p>
      <text:p text:style-name="P1107"><text:span text:style-name="T1107_1"><text:s/>l1:loop</text:span></text:p>
      <text:p text:style-name="P1108"><text:span text:style-name="T1108_1"><text:s text:c="2"/>fetch<text:s/>cur1<text:s/>into<text:s/>temp_salary,temp_dno;</text:span></text:p>
      <text:p text:style-name="P1109"><text:span text:style-name="T1109_1"><text:s text:c="2"/>insert<text:s/>into<text:s/>dept_salary<text:s/>values(temp_salary,temp_dno);</text:span></text:p>
      <text:p text:style-name="P1110"><text:span text:style-name="T1110_1"><text:s text:c="2"/>if<text:s/>ec<text:s/>then</text:span></text:p>
      <text:p text:style-name="P1111"><text:span text:style-name="T1111_1"><text:s text:c="2"/>close<text:s/>cur1;</text:span></text:p>
      <text:p text:style-name="P1112"><text:span text:style-name="T1112_1"><text:s text:c="2"/>leave<text:s/>l1;</text:span></text:p>
      <text:p text:style-name="P1113"><text:span text:style-name="T1113_1"><text:s text:c="2"/>end<text:s/>if;</text:span></text:p>
      <text:p text:style-name="P1114"><text:span text:style-name="T1114_1"><text:s text:c="2"/>end<text:s/>loop<text:s/>l1;</text:span></text:p>
      <text:p text:style-name="P1115"><text:span text:style-name="T1115_1"><text:s text:c="2"/>end</text:span></text:p>
      <text:p text:style-name="P1116"><text:span text:style-name="T1116_1"><text:s text:c="2"/>//</text:span></text:p>
      <text:p text:style-name="P1117"><text:span text:style-name="T1117_1">------------------------------------------------------------------------------------------------------------------------</text:span></text:p>
      <text:p text:style-name="P1118"><text:span text:style-name="T1118_1">Practicle<text:s/>16<text:s/>B)</text:span></text:p>
      <text:p text:style-name="P1119"><text:span text:style-name="T1119_1">Organization<text:s/>has<text:s/>decided<text:s/>to<text:s/>increase<text:s/>the<text:s/>salary<text:s/>of<text:s/>employees<text:s/>by<text:s/>10%<text:s/>of<text:s/>existing<text:s/>salary,<text:s/>who<text:s/></text:span></text:p>
      <text:p text:style-name="P1120"><text:span text:style-name="T1120_1">are<text:s/>having<text:s/>salary<text:s/>less<text:s/>than<text:s/>average<text:s/>salary<text:s/>of<text:s/>organization,<text:s/>Whenever<text:s/>such<text:s/>salary<text:s/>updates<text:s/>takes<text:s/></text:span></text:p>
      <text:p text:style-name="P1121"><text:span text:style-name="T1121_1">place,<text:s/>a<text:s/>record<text:s/>for<text:s/>the<text:s/>same<text:s/>is<text:s/>maintained<text:s/>in<text:s/>the<text:s/>increment_salary<text:s/>table.</text:span></text:p>
      <text:p text:style-name="P1122"><text:span text:style-name="T1122_1">create<text:s/>table<text:s/>salary<text:s/>(emp_id<text:s/>int,<text:s/>salary<text:s/>int);</text:span></text:p>
      <text:p text:style-name="P1123"><text:span text:style-name="T1123_1">insert<text:s/>into<text:s/>salary<text:s/>values<text:s/>(1,1000),<text:s/>(2,5000),<text:s/>(3,1500);</text:span></text:p>
      <text:p text:style-name="P1124"><text:span text:style-name="T1124_1">create<text:s/>table<text:s/>incr_salary<text:s/>(id<text:s/>int,<text:s/>salary<text:s/>int);</text:span></text:p>
      <text:p text:style-name="P1125"/>
      <text:p text:style-name="P1126"><text:span text:style-name="T1126_1">delimiter<text:s/>//</text:span></text:p>
      <text:p text:style-name="P1127"><text:span text:style-name="T1127_1">create<text:s/>procedure<text:s/>inc_salary()</text:span></text:p>
      <text:p text:style-name="P1128"><text:span text:style-name="T1128_1">begin</text:span></text:p>
      <text:p text:style-name="P1129"><text:span text:style-name="T1129_1">declare<text:s/>temp_salary<text:s/>int;</text:span></text:p>
      <text:p text:style-name="P1130"><text:span text:style-name="T1130_1">declare<text:s/>temp_id<text:s/>int;</text:span></text:p>
      <text:p text:style-name="P1131"><text:span text:style-name="T1131_1">declare<text:s/>avg_salary<text:s/>int;</text:span></text:p>
      <text:p text:style-name="P1132"><text:span text:style-name="T1132_1">declare<text:s/>exitcond<text:s/>boolean;</text:span></text:p>
      <text:p text:style-name="P1133"><text:span text:style-name="T1133_1">declare<text:s/>cur<text:s/>cursor<text:s/>for<text:s/>select<text:s/>emp_id<text:s/>from<text:s/>salary;</text:span></text:p>
      <text:p text:style-name="P1134"><text:span text:style-name="T1134_1">declare<text:s/>cur2<text:s/>cursor<text:s/>for<text:s/>select<text:s/>salary<text:s/>from<text:s/>salary;</text:span></text:p>
      <text:p text:style-name="P1135"><text:span text:style-name="T1135_1">declare<text:s/>continue<text:s/>handler<text:s/>for<text:s/>not<text:s/>found<text:s/>set<text:s/>exitcond=true;</text:span></text:p>
      <text:p text:style-name="P1136"><text:span text:style-name="T1136_1">select<text:s/>avg(salary)<text:s/>into<text:s/>avg_salary<text:s/>from<text:s/>salary;</text:span></text:p>
      <text:p text:style-name="P1137"><text:span text:style-name="T1137_1">open<text:s/>cur;</text:span></text:p>
      <text:p text:style-name="P1138"><text:span text:style-name="T1138_1">open<text:s/>cur2;</text:span></text:p>
      <text:p text:style-name="P1139"><text:span text:style-name="T1139_1">l1:loop</text:span></text:p>
      <text:p text:style-name="P1140"><text:span text:style-name="T1140_1">fetch<text:s/>cur<text:s/>into<text:s/>temp_id;</text:span></text:p>
      <text:p text:style-name="P1141"><text:span text:style-name="T1141_1">fetch<text:s/>cur2<text:s/>into<text:s/>temp_salary;</text:span></text:p>
      <text:p text:style-name="P1142"><text:span text:style-name="T1142_1">if(temp_salary&lt;avg_salary)<text:s/>then</text:span></text:p>
      <text:p text:style-name="P1143"><text:span text:style-name="T1143_1">set<text:s/>temp_salary=temp_salary+temp_salary*0.1;</text:span></text:p>
      <text:p text:style-name="P1144"><text:span text:style-name="T1144_1">insert<text:s/>into<text:s/>incr_salary<text:s/>values(temp_id,temp_salary);</text:span></text:p>
      <text:p text:style-name="P1145"><text:span text:style-name="T1145_1">end<text:s/>if;</text:span></text:p>
      <text:p text:style-name="P1146"><text:span text:style-name="T1146_1">if<text:s/>exitcond<text:s/>then</text:span></text:p>
      <text:p text:style-name="P1147"><text:span text:style-name="T1147_1">close<text:s/>cur;</text:span></text:p>
      <text:p text:style-name="P1148"><text:span text:style-name="T1148_1">close<text:s/>cur2;</text:span></text:p>
      <text:p text:style-name="P1149"><text:span text:style-name="T1149_1">leave<text:s/>l1;</text:span></text:p>
      <text:p text:style-name="P1150"><text:span text:style-name="T1150_1">end<text:s/>if;</text:span></text:p>
      <text:p text:style-name="P1151"><text:span text:style-name="T1151_1">end<text:s/>loop<text:s/>l1;</text:span></text:p>
      <text:p text:style-name="P1152"><text:span text:style-name="T1152_1">end</text:span></text:p>
      <text:p text:style-name="P1153"><text:span text:style-name="T1153_1">//</text:span></text:p>
      <text:p text:style-name="P1154"><text:span text:style-name="T1154_1">----------------------------------------------------------------------------------------------------------------------------</text:span></text:p>
      <text:p text:style-name="P1155"><text:span text:style-name="T1155_1">Q<text:s/>17<text:s/>A]</text:span></text:p>
      <text:p text:style-name="P1156"><text:span text:style-name="T1156_1">)<text:s/>The<text:s/>bank<text:s/>manager<text:s/>has<text:s/>decided<text:s/>to<text:s/>activate<text:s/>all<text:s/>those<text:s/>accounts<text:s/>which<text:s/>were<text:s/>previously<text:s/>marked<text:s/>as<text:s/></text:span></text:p>
      <text:p text:style-name="P1157"><text:span text:style-name="T1157_1">inactive<text:s/>for<text:s/>performing<text:s/>no<text:s/>transaction<text:s/>in<text:s/>last<text:s/>365<text:s/>days.<text:s/>Write<text:s/>a<text:s/>PL/SQ<text:s/>block<text:s/>(using<text:s/>implicit<text:s/></text:span></text:p>
      <text:p text:style-name="P1158"><text:span text:style-name="T1158_1">cursor)<text:s/>to<text:s/>update<text:s/>the<text:s/>status<text:s/>of<text:s/>account,<text:s/>display<text:s/>an<text:s/>approximate<text:s/>message<text:s/>based<text:s/>on<text:s/>the<text:s/>no.<text:s/>of<text:s/>rows<text:s/></text:span></text:p>
      <text:p text:style-name="P1159"><text:span text:style-name="T1159_1">affected<text:s/>by<text:s/>the<text:s/>update.<text:s/>(Use<text:s/>of<text:s/>%FOUND,<text:s/>%NOTFOUND,<text:s/>%ROWCOUNT)</text:span></text:p>
      <text:p text:style-name="P1160"/>
      <text:p text:style-name="P1161"><text:span text:style-name="T1161_1">create<text:s/>table<text:s/>inactive_mstr(</text:span></text:p>
      <text:p text:style-name="P1162"><text:span text:style-name="T1162_1"><text:s text:c="4"/>acc_no<text:s/>int<text:s/>primary<text:s/>key,</text:span></text:p>
      <text:p text:style-name="P1163"><text:span text:style-name="T1163_1"><text:s text:c="4"/>status<text:s/>varchar(30));</text:span></text:p>
      <text:p text:style-name="P1164"/>
      <text:p text:style-name="P1165"><text:span text:style-name="T1165_1">insert<text:s/>into<text:s/>inactive_mstr<text:s/>values(101,<text:s/>'active');</text:span></text:p>
      <text:p text:style-name="P1166"><text:span text:style-name="T1166_1">insert<text:s/>into<text:s/>inactive_mstr<text:s/>values(102,<text:s/>'inactive');</text:span></text:p>
      <text:p text:style-name="P1167"><text:span text:style-name="T1167_1">insert<text:s/>into<text:s/>inactive_mstr<text:s/>values(103,<text:s/>'inactive');</text:span></text:p>
      <text:p text:style-name="P1168"><text:span text:style-name="T1168_1">insert<text:s/>into<text:s/>inactive_mstr<text:s/>values(104,<text:s/>'active');</text:span></text:p>
      <text:p text:style-name="P1169"><text:span text:style-name="T1169_1">insert<text:s/>into<text:s/>inactive_mstr<text:s/>values(105,<text:s/>'inactive');</text:span></text:p>
      <text:p text:style-name="P1170"/>
      <text:p text:style-name="P1171"/>
      <text:p text:style-name="P1172"/>
      <text:p text:style-name="P1173"><text:span text:style-name="T1173_1">create<text:s/>table<text:s/>new_active(</text:span></text:p>
      <text:p text:style-name="P1174"><text:span text:style-name="T1174_1"><text:s text:c="4"/>acc_no<text:s/>int<text:s/>primary<text:s/>key,</text:span></text:p>
      <text:p text:style-name="P1175"><text:span text:style-name="T1175_1"><text:s text:c="4"/>new_status<text:s/>varchar(30));</text:span></text:p>
      <text:p text:style-name="P1176"/>
      <text:p text:style-name="P1177"><text:span text:style-name="T1177_1">delimiter<text:s/>$</text:span></text:p>
      <text:p text:style-name="P1178"><text:span text:style-name="T1178_1">create<text:s/>procedure<text:s/>activate()</text:span></text:p>
      <text:p text:style-name="P1179"><text:span text:style-name="T1179_1">begin</text:span></text:p>
      <text:p text:style-name="P1180"><text:span text:style-name="T1180_1">declare<text:s/>accno<text:s/>int;</text:span></text:p>
      <text:p text:style-name="P1181"><text:span text:style-name="T1181_1">declare<text:s/>status2<text:s/>varchar(30);</text:span></text:p>
      <text:p text:style-name="P1182"><text:span text:style-name="T1182_1">declare<text:s/>exitcondition<text:s/>boolean;</text:span></text:p>
      <text:p text:style-name="P1183"><text:span text:style-name="T1183_1">declare<text:s/>cur1<text:s/>CURSOR<text:s/>for<text:s/>select<text:s/>acc_no,<text:s/>status<text:s/>from<text:s/>inactive_mstr;</text:span></text:p>
      <text:p text:style-name="P1184"><text:span text:style-name="T1184_1">declare<text:s/>continue<text:s/>handler<text:s/>for<text:s/>not<text:s/>found<text:s/>set<text:s/>exitcondition<text:s/>=<text:s/>TRUE;</text:span></text:p>
      <text:p text:style-name="P1185"><text:span text:style-name="T1185_1">open<text:s/>cur1;</text:span></text:p>
      <text:p text:style-name="P1186"><text:span text:style-name="T1186_1">L1:<text:s/>LOOP</text:span></text:p>
      <text:p text:style-name="P1187"><text:span text:style-name="T1187_1">fetch<text:s/>cur1<text:s/>into<text:s/>accno,<text:s/>status2;</text:span></text:p>
      <text:p text:style-name="P1188"><text:span text:style-name="T1188_1">if<text:s/>status2<text:s/>=<text:s/>'inactive'<text:s/>then</text:span></text:p>
      <text:p text:style-name="P1189"><text:span text:style-name="T1189_1">insert<text:s/>into<text:s/>new_active<text:s/>values(accno,<text:s/>status2);</text:span></text:p>
      <text:p text:style-name="P1190"><text:span text:style-name="T1190_1">end<text:s/>if;</text:span></text:p>
      <text:p text:style-name="P1191"><text:span text:style-name="T1191_1">update<text:s/>new_active<text:s/>set<text:s/>new_status<text:s/>=<text:s/>'active';</text:span></text:p>
      <text:p text:style-name="P1192"><text:span text:style-name="T1192_1">if<text:s/>exitcondition<text:s/>then</text:span></text:p>
      <text:p text:style-name="P1193"><text:span text:style-name="T1193_1">leave<text:s/>L1;</text:span></text:p>
      <text:p text:style-name="P1194"><text:span text:style-name="T1194_1">end<text:s/>if;</text:span></text:p>
      <text:p text:style-name="P1195"><text:span text:style-name="T1195_1">end<text:s/>LOOP;</text:span></text:p>
      <text:p text:style-name="P1196"><text:span text:style-name="T1196_1">close<text:s/>cur1;</text:span></text:p>
      <text:p text:style-name="P1197"><text:span text:style-name="T1197_1">end;</text:span></text:p>
      <text:p text:style-name="P1198"><text:span text:style-name="T1198_1">$</text:span></text:p>
      <text:p text:style-name="P1199"><text:span text:style-name="T1199_1">Q17<text:s/>b]--<text:s/></text:span><text:span text:style-name="T1199_2">Write<text:s/>a<text:s/>PL/SQL<text:s/>block<text:s/>of<text:s/>code<text:s/>using<text:s/>parameterized<text:s/>Cursor,<text:s/>that<text:s/>will<text:s/>merge<text:s/>the<text:s/>data<text:s/>available<text:s/></text:span></text:p>
      <text:p text:style-name="P1200"><text:span text:style-name="T1200_1">--<text:s/>in<text:s/>the<text:s/>newly<text:s/>created<text:s/>table<text:s/>N_RollCall<text:s/>with<text:s/>the<text:s/>data<text:s/>available<text:s/>in<text:s/>the<text:s/>table<text:s/>O_RollCall.<text:s/>If<text:s/>the<text:s/></text:span></text:p>
      <text:p text:style-name="P1201"><text:span text:style-name="T1201_1">--<text:s/>data<text:s/>in<text:s/>the<text:s/>first<text:s/>table<text:s/>already<text:s/>exist<text:s/>in<text:s/>the<text:s/>second<text:s/>table<text:s/>then<text:s/>that<text:s/>data<text:s/>should<text:s/>be<text:s/>skipped.<text:s/>output:</text:span></text:p>
      <text:p text:style-name="P1202"/>
      <text:p text:style-name="P1203"><text:span text:style-name="T1203_1">create<text:s/>table<text:s/>n_rollcall<text:s/>(roll<text:s/>int,<text:s/>name<text:s/>varchar(10));</text:span></text:p>
      <text:p text:style-name="P1204"><text:span text:style-name="T1204_1">insert<text:s/>into<text:s/>n_rollcall<text:s/>values<text:s/>(2,'vishal'),<text:s/>(5,'pratik'),<text:s/>(6,'parth');</text:span></text:p>
      <text:p text:style-name="P1205"/>
      <text:p text:style-name="P1206"><text:span text:style-name="T1206_1">create<text:s/>table<text:s/>o_rollcall<text:s/>(roll<text:s/>int,<text:s/>name<text:s/>varchar(10));</text:span></text:p>
      <text:p text:style-name="P1207"><text:span text:style-name="T1207_1">insert<text:s/>into<text:s/>o_rollcall<text:s/>values<text:s/>(2,'vishal'),<text:s/>(4,'hettik'),<text:s/>(3,'kartik'),<text:s/>(1,'deepak'),<text:s/>(5,'pratik');</text:span></text:p>
      <text:p text:style-name="P1208"/>
      <text:p text:style-name="P1209"><text:span text:style-name="T1209_1">delimiter<text:s/>$</text:span></text:p>
      <text:p text:style-name="P1210"><text:span text:style-name="T1210_1">create<text:s/>procedure<text:s/>p3(in<text:s/>r1<text:s/>int)</text:span></text:p>
      <text:p text:style-name="P1211"><text:span text:style-name="T1211_1">begin</text:span></text:p>
      <text:p text:style-name="P1212"><text:span text:style-name="T1212_1">declare<text:s/>r2<text:s/>int;</text:span></text:p>
      <text:p text:style-name="P1213"><text:span text:style-name="T1213_1">declare<text:s/>exit_loop<text:s/>boolean;</text:span></text:p>
      <text:p text:style-name="P1214"><text:span text:style-name="T1214_1">declare<text:s/>c1<text:s/>cursor<text:s/>for<text:s/>select<text:s/>roll<text:s/>from<text:s/>o_rollcall<text:s/>where<text:s/>roll&gt;r1;</text:span></text:p>
      <text:p text:style-name="P1215"><text:span text:style-name="T1215_1">declare<text:s/>continue<text:s/>handler<text:s/>for<text:s/>not<text:s/>found<text:s/>set<text:s/>exit_loop=true;</text:span></text:p>
      <text:p text:style-name="P1216"><text:span text:style-name="T1216_1">open<text:s/>c1;</text:span></text:p>
      <text:p text:style-name="P1217"><text:span text:style-name="T1217_1">loop1:loop</text:span></text:p>
      <text:p text:style-name="P1218"><text:span text:style-name="T1218_1">fetch<text:s/>c1<text:s/>into<text:s/>r2;</text:span></text:p>
      <text:p text:style-name="P1219"><text:span text:style-name="T1219_1">if<text:s/>not<text:s/>exists(select<text:s/>*<text:s/>from<text:s/>n_rollcall<text:s/>where<text:s/>roll=r2)</text:span></text:p>
      <text:p text:style-name="P1220"><text:span text:style-name="T1220_1">then</text:span></text:p>
      <text:p text:style-name="P1221"><text:span text:style-name="T1221_1">insert<text:s/>into<text:s/>n_rollcall<text:s/>select<text:s/>*<text:s/>from<text:s/>o_rollcall<text:s/>where<text:s/>roll=r2;</text:span></text:p>
      <text:p text:style-name="P1222"><text:span text:style-name="T1222_1">end<text:s/>if;</text:span></text:p>
      <text:p text:style-name="P1223"><text:span text:style-name="T1223_1">if<text:s/>exit_loop</text:span></text:p>
      <text:p text:style-name="P1224"><text:span text:style-name="T1224_1">then</text:span></text:p>
      <text:p text:style-name="P1225"><text:span text:style-name="T1225_1">close<text:s/>c1;</text:span></text:p>
      <text:p text:style-name="P1226"><text:span text:style-name="T1226_1">leave<text:s/>loop1;</text:span></text:p>
      <text:p text:style-name="P1227"><text:span text:style-name="T1227_1">end<text:s/>if;</text:span></text:p>
      <text:p text:style-name="P1228"><text:span text:style-name="T1228_1">end<text:s/>loop<text:s/>loop1;</text:span></text:p>
      <text:p text:style-name="P1229"><text:span text:style-name="T1229_1">end;</text:span></text:p>
      <text:p text:style-name="P1230"><text:span text:style-name="T1230_1">$</text:span></text:p>
      <text:p text:style-name="P1231"/>
      <text:p text:style-name="P1232"><text:span text:style-name="T1232_1">call<text:s/>p3(2);</text:span></text:p>
      <text:p text:style-name="P1233"><text:span text:style-name="T1233_1">select*from<text:s/>n_rollcall;</text:span></text:p>
      <text:p text:style-name="P1234"/>
      <text:p text:style-name="P1235"><text:span text:style-name="T1235_1">17c)</text:span></text:p>
      <text:p text:style-name="P1236"><text:span text:style-name="T1236_1">Write<text:s/>the<text:s/>PL/SQL<text:s/>block<text:s/>for<text:s/>following<text:s/>requirements<text:s/>using<text:s/>parameterized<text:s/>Cursor:<text:s/>Consider<text:s/>table<text:s/>EMP(e_no,<text:s/>d_no,<text:s/>Salary),<text:s/></text:span></text:p>
      <text:p text:style-name="P1237"><text:span text:style-name="T1237_1">department<text:s/>wise<text:s/>average<text:s/>salary<text:s/>should<text:s/>be<text:s/>inserted<text:s/>into<text:s/>new<text:s/>table<text:s/>dept_salary(d_no,<text:s/>Avg_salary)</text:span></text:p>
      <text:p text:style-name="P1238"/>
      <text:p text:style-name="P1239"/>
      <text:p text:style-name="P1240"><text:span text:style-name="T1240_1">create<text:s/>table<text:s/>Emp(</text:span></text:p>
      <text:p text:style-name="P1241"><text:span text:style-name="T1241_1">e_no<text:s/>int<text:s/>Primary<text:s/>Key,</text:span></text:p>
      <text:p text:style-name="P1242"><text:span text:style-name="T1242_1">d_no<text:s/>int<text:s/>,</text:span></text:p>
      <text:p text:style-name="P1243"><text:span text:style-name="T1243_1">salary<text:s/>int);</text:span></text:p>
      <text:p text:style-name="P1244"/>
      <text:p text:style-name="P1245"/>
      <text:p text:style-name="P1246"/>
      <text:p text:style-name="P1247"><text:span text:style-name="T1247_1">create<text:s/>table<text:s/>dept_salary(</text:span></text:p>
      <text:p text:style-name="P1248"><text:span text:style-name="T1248_1">d_no<text:s/>int<text:s/>primary<text:s/>key,</text:span></text:p>
      <text:p text:style-name="P1249"><text:span text:style-name="T1249_1">Avg_Salary<text:s/>int);</text:span></text:p>
      <text:p text:style-name="P1250"/>
      <text:p text:style-name="P1251"/>
      <text:p text:style-name="P1252"><text:span text:style-name="T1252_1">insert<text:s/>into<text:s/>Emp<text:s/>values<text:s/>(1,10,10000),(2,10,30000),(3,20,10400),(4,20,10000),(5,20,3000),(6,30,1500);</text:span></text:p>
      <text:p text:style-name="P1253"/>
      <text:p text:style-name="P1254"><text:span text:style-name="T1254_1">DELIMITER<text:s/>$</text:span></text:p>
      <text:p text:style-name="P1255"><text:span text:style-name="T1255_1">create<text:s/>procedure<text:s/>prod()</text:span></text:p>
      <text:p text:style-name="P1256"><text:span text:style-name="T1256_1">BEGIN</text:span></text:p>
      <text:p text:style-name="P1257"><text:span text:style-name="T1257_1">DECLARE<text:s/>TEMP_no<text:s/>int;</text:span></text:p>
      <text:p text:style-name="P1258"><text:span text:style-name="T1258_1">DECLARE<text:s/>EXITCONDITION<text:s/>BOOLEAN;</text:span></text:p>
      <text:p text:style-name="P1259"><text:span text:style-name="T1259_1">DECLARE<text:s/>cur1<text:s/>cursor<text:s/>for<text:s/>select<text:s/>d_no<text:s/>from<text:s/>Emp;</text:span></text:p>
      <text:p text:style-name="P1260"><text:span text:style-name="T1260_1">DECLARE<text:s/>continue<text:s/>handler<text:s/>for<text:s/>not<text:s/>found<text:s/>set<text:s/>EXITCONDITION<text:s/>=<text:s/>TRUE;</text:span></text:p>
      <text:p text:style-name="P1261"><text:span text:style-name="T1261_1">open<text:s/>cur1;</text:span></text:p>
      <text:p text:style-name="P1262"><text:span text:style-name="T1262_1">L1:Loop</text:span></text:p>
      <text:p text:style-name="P1263"><text:span text:style-name="T1263_1">Fetch<text:s/>cur1<text:s/>into<text:s/>TEMP_no;</text:span></text:p>
      <text:p text:style-name="P1264"><text:span text:style-name="T1264_1">if<text:s/>not<text:s/>exists<text:s/>(Select<text:s/>*<text:s/>from<text:s/>dept_salary<text:s/>where<text:s/>d_no=TEMP_no)<text:s/>then</text:span></text:p>
      <text:p text:style-name="P1265"><text:span text:style-name="T1265_1">insert<text:s/>into<text:s/>dept_salary<text:s/>select<text:s/>d_no,avg(salary)<text:s/>FROM<text:s/>Emp<text:s/>group<text:s/>by(d_no)</text:span></text:p>
      <text:p text:style-name="P1266"><text:span text:style-name="T1266_1">having(<text:s/>d_no=Temp_no)<text:s/>;</text:span></text:p>
      <text:p text:style-name="P1267"><text:span text:style-name="T1267_1">END<text:s/>if;</text:span></text:p>
      <text:p text:style-name="P1268"><text:span text:style-name="T1268_1">IF<text:s/>EXITCONDITION<text:s/>THEN</text:span></text:p>
      <text:p text:style-name="P1269"><text:span text:style-name="T1269_1">close<text:s/>cur1;</text:span></text:p>
      <text:p text:style-name="P1270"><text:span text:style-name="T1270_1">LEAVE<text:s/>L1;</text:span></text:p>
      <text:p text:style-name="P1271"><text:span text:style-name="T1271_1">end<text:s/>if;</text:span></text:p>
      <text:p text:style-name="P1272"><text:span text:style-name="T1272_1">end<text:s/>Loop;</text:span></text:p>
      <text:p text:style-name="P1273"><text:span text:style-name="T1273_1">end;</text:span></text:p>
      <text:p text:style-name="P1274"><text:span text:style-name="T1274_1">$</text:span></text:p>
      <text:p text:style-name="P1275"/>
      <text:p text:style-name="P1276"/>
      <text:p text:style-name="P1277"><text:span text:style-name="T1277_1">call<text:s/>prod;</text:span></text:p>
      <text:p text:style-name="P1278"><text:span text:style-name="T1278_1">select<text:s/>*<text:s/>from<text:s/>dept_salary;</text:span></text:p>
      <text:p text:style-name="P1279"><text:span text:style-name="T1279_1">$</text:span></text:p>
      <text:p text:style-name="P1280"><text:span text:style-name="T1280_1">---------------------------------------------------------------------------------------------------------------------------------</text:span></text:p>
      <text:p text:style-name="P1281"><text:span text:style-name="T1281_1">18<text:s/></text:span><text:span text:style-name="T1281_2">a)<text:s/>Write<text:s/>a<text:s/>update,<text:s/>delete<text:s/>trigger<text:s/>on<text:s/>clientmstr<text:s/>table.<text:s/>The<text:s/>System<text:s/>should<text:s/>keep<text:s/>track<text:s/>of<text:s/>the<text:s/></text:span></text:p>
      <text:p text:style-name="P1282"><text:span text:style-name="T1282_1">records<text:s/>that<text:s/>ARE<text:s/>BEING<text:s/>updated<text:s/>or<text:s/>deleted.<text:s/>The<text:s/>old<text:s/>value<text:s/>of<text:s/>updated<text:s/>or<text:s/>deleted<text:s/>records<text:s/></text:span></text:p>
      <text:p text:style-name="P1283"><text:span text:style-name="T1283_1">should<text:s/>be<text:s/>added<text:s/>in<text:s/>audit_trade<text:s/>table.<text:s/>(separate<text:s/>implementation<text:s/>using<text:s/>both<text:s/>row<text:s/>and<text:s/>statement<text:s/></text:span></text:p>
      <text:p text:style-name="P1284"><text:span text:style-name="T1284_1">triggers).</text:span></text:p>
      <text:p text:style-name="P1285"><text:span text:style-name="T1285_1">delimiter<text:s/>//</text:span></text:p>
      <text:p text:style-name="P1286"><text:span text:style-name="T1286_1">create<text:s/>trigger<text:s/>after_delete</text:span></text:p>
      <text:p text:style-name="P1287"><text:span text:style-name="T1287_1">after<text:s/>delete<text:s/>on<text:s/>client_master</text:span></text:p>
      <text:p text:style-name="P1288"><text:span text:style-name="T1288_1">for<text:s/>each<text:s/>row</text:span></text:p>
      <text:p text:style-name="P1289"><text:span text:style-name="T1289_1">begin</text:span></text:p>
      <text:p text:style-name="P1290"><text:span text:style-name="T1290_1">insert<text:s/>into<text:s/>audit_table</text:span></text:p>
      <text:p text:style-name="P1291"><text:span text:style-name="T1291_1">set<text:s/>action='DELETE',</text:span></text:p>
      <text:p text:style-name="P1292"><text:span text:style-name="T1292_1">id=old.id,</text:span></text:p>
      <text:p text:style-name="P1293"><text:span text:style-name="T1293_1">data=old.data;</text:span></text:p>
      <text:p text:style-name="P1294"><text:span text:style-name="T1294_1">end</text:span></text:p>
      <text:p text:style-name="P1295"><text:span text:style-name="T1295_1">//</text:span></text:p>
      <text:p text:style-name="P1296"/>
      <text:p text:style-name="P1297"><text:span text:style-name="T1297_1">delimiter<text:s/>//</text:span></text:p>
      <text:p text:style-name="P1298"><text:span text:style-name="T1298_1">create<text:s/>trigger<text:s/>after_update</text:span></text:p>
      <text:p text:style-name="P1299"><text:span text:style-name="T1299_1">after<text:s/>update<text:s/>on<text:s/>client_master</text:span></text:p>
      <text:p text:style-name="P1300"><text:span text:style-name="T1300_1">for<text:s/>each<text:s/>row</text:span></text:p>
      <text:p text:style-name="P1301"><text:span text:style-name="T1301_1">begin</text:span></text:p>
      <text:p text:style-name="P1302"><text:span text:style-name="T1302_1">insert<text:s/>into<text:s/>audit_table</text:span></text:p>
      <text:p text:style-name="P1303"><text:span text:style-name="T1303_1">set<text:s/>action='UPDATE',</text:span></text:p>
      <text:p text:style-name="P1304"><text:span text:style-name="T1304_1">id=old.id,</text:span></text:p>
      <text:p text:style-name="P1305"><text:span text:style-name="T1305_1">data=old.data;</text:span></text:p>
      <text:p text:style-name="P1306"><text:span text:style-name="T1306_1">end</text:span></text:p>
      <text:p text:style-name="P1307"><text:span text:style-name="T1307_1">//</text:span></text:p>
      <text:p text:style-name="P1308"><text:span text:style-name="T1308_1">---------------------------------------------------------------------------------------------------------------------------------</text:span></text:p>
      <text:p text:style-name="P1309"/>
      <text:p text:style-name="P1310"><text:span text:style-name="T1310_1">18</text:span><text:span text:style-name="T1310_2"><text:s/>b)<text:s/>Write<text:s/>a<text:s/>before<text:s/>trigger<text:s/>for<text:s/>Insert,<text:s/>update<text:s/>event<text:s/>considering<text:s/>following<text:s/>requirement:<text:s/></text:span></text:p>
      <text:p text:style-name="P1311"><text:span text:style-name="T1311_1">Emp(e_no,<text:s/>e_name,<text:s/>salary)<text:s/>I)<text:s/>Trigger<text:s/>action<text:s/>should<text:s/>be<text:s/>initiated<text:s/>when<text:s/>salary<text:s/>is<text:s/>tried<text:s/>to<text:s/>be<text:s/></text:span></text:p>
      <text:p text:style-name="P1312"><text:span text:style-name="T1312_1">inserted<text:s/>is<text:s/>less<text:s/>than<text:s/>Rs.<text:s/>50,000/-<text:s/>II)<text:s/>Trigger<text:s/>action<text:s/>should<text:s/>be<text:s/>initiated<text:s/>when<text:s/>salary<text:s/>is<text:s/>tried<text:s/>to<text:s/>be<text:s/></text:span></text:p>
      <text:p text:style-name="P1313"><text:span text:style-name="T1313_1">updated<text:s/>for<text:s/>value<text:s/>less<text:s/>than<text:s/>Rs.<text:s/>50,000/-<text:s/>Action<text:s/>should<text:s/>be<text:s/>rejection<text:s/>of<text:s/>update<text:s/>or<text:s/>Insert<text:s/></text:span></text:p>
      <text:p text:style-name="P1314"><text:span text:style-name="T1314_1">operation<text:s/>by<text:s/>displaying<text:s/>appropriate<text:s/>error<text:s/>message.<text:s/>Also<text:s/>the<text:s/>new<text:s/>values<text:s/>expected<text:s/>to<text:s/>be<text:s/>inserted<text:s/></text:span></text:p>
      <text:p text:style-name="P1315"><text:span text:style-name="T1315_1">will<text:s/>be<text:s/>stored<text:s/>in<text:s/>new<text:s/>table<text:s/>Tracking(e_no,<text:s/>salary).</text:span></text:p>
      <text:p text:style-name="P1316"/>
      <text:p text:style-name="P1317"><text:span text:style-name="T1317_1">create<text:s/>table<text:s/>Emp(e_no<text:s/>integer<text:s/>primary<text:s/>key<text:s/>not<text:s/>null,<text:s/>e_name<text:s/>text,<text:s/>salary<text:s/>integer);</text:span></text:p>
      <text:p text:style-name="P1318"/>
      <text:p text:style-name="P1319"><text:span text:style-name="T1319_1">create<text:s/>table<text:s/>tracking(e_no<text:s/>integer,<text:s/>salary<text:s/>integer);</text:span></text:p>
      <text:p text:style-name="P1320"/>
      <text:p text:style-name="P1321"><text:span text:style-name="T1321_1">delimiter<text:s/>//</text:span></text:p>
      <text:p text:style-name="P1322"><text:span text:style-name="T1322_1">create<text:s/>trigger<text:s/>after_insert</text:span></text:p>
      <text:p text:style-name="P1323"><text:span text:style-name="T1323_1">after<text:s/>insert</text:span></text:p>
      <text:p text:style-name="P1324"><text:span text:style-name="T1324_1">on<text:s/>Emp</text:span></text:p>
      <text:p text:style-name="P1325"><text:span text:style-name="T1325_1">for<text:s/>each<text:s/>row</text:span></text:p>
      <text:p text:style-name="P1326"><text:span text:style-name="T1326_1">begin</text:span></text:p>
      <text:p text:style-name="P1327"><text:span text:style-name="T1327_1">if(new.salary<text:s/>&lt;<text:s/>50000)<text:s/>then</text:span></text:p>
      <text:p text:style-name="P1328"><text:span text:style-name="T1328_1">signal<text:s/>sqlstate<text:s/>'45000'<text:s/>set<text:s/>message_text<text:s/>='Rejected!!!';</text:span></text:p>
      <text:p text:style-name="P1329"><text:span text:style-name="T1329_1">end<text:s/>if;</text:span></text:p>
      <text:p text:style-name="P1330"><text:span text:style-name="T1330_1">insert<text:s/>into<text:s/>tracking</text:span></text:p>
      <text:p text:style-name="P1331"><text:span text:style-name="T1331_1">set<text:s/>e_no<text:s/>=<text:s/>new.e_no,<text:s/>salary<text:s/>=<text:s/>new.salary;</text:span></text:p>
      <text:p text:style-name="P1332"><text:span text:style-name="T1332_1">end;</text:span></text:p>
      <text:p text:style-name="P1333"><text:span text:style-name="T1333_1">//</text:span></text:p>
      <text:p text:style-name="P1334"/>
      <text:p text:style-name="P1335"><text:span text:style-name="T1335_1">insert<text:s/>into<text:s/>Emp<text:s/>values(2001,<text:s/>'sushant',40000)//;</text:span></text:p>
      <text:p text:style-name="P1336"><text:span text:style-name="T1336_1">ERROR<text:s/>1644<text:s/>(45000):<text:s/>Rejected!!!</text:span></text:p>
      <text:p text:style-name="P1337"/>
      <text:p text:style-name="P1338"><text:span text:style-name="T1338_1">insert<text:s/>into<text:s/>Emp<text:s/>values(2002,<text:s/>'shweta',55000)//;</text:span></text:p>
      <text:p text:style-name="P1339"><text:span text:style-name="T1339_1">Query<text:s/>OK,<text:s/>1<text:s/>row<text:s/>affected<text:s/>(0.01<text:s/>sec)</text:span></text:p>
      <text:p text:style-name="P1340"/>
      <text:p text:style-name="P1341"/>
      <text:p text:style-name="P1342"><text:span text:style-name="T1342_1">insert<text:s/>into<text:s/>Emp<text:s/>values(2004,<text:s/>'sriya',54000)//;</text:span></text:p>
      <text:p text:style-name="P1343"><text:span text:style-name="T1343_1">Query<text:s/>OK,<text:s/>1<text:s/>row<text:s/>affected<text:s/>(0.01<text:s/>sec)</text:span></text:p>
      <text:p text:style-name="P1344"/>
      <text:p text:style-name="P1345"/>
      <text:p text:style-name="P1346"><text:span text:style-name="T1346_1">insert<text:s/>into<text:s/>Emp<text:s/>values(2006,<text:s/>'kim',15000)//;</text:span></text:p>
      <text:p text:style-name="P1347"><text:span text:style-name="T1347_1">ERROR<text:s/>1644<text:s/>(45000):<text:s/>Rejected!!!</text:span></text:p>
      <text:p text:style-name="P1348"/>
      <text:p text:style-name="P1349"><text:span text:style-name="T1349_1">select<text:s/>*<text:s/>from<text:s/>Emp;</text:span></text:p>
      <text:p text:style-name="P1350"><text:span text:style-name="T1350_1">-----------------------------------------------------------------------------------------------------------------------------------</text:span></text:p>
      <text:p text:style-name="P1351"><text:span text:style-name="T1351_1">19.<text:s/></text:span></text:p>
      <text:p text:style-name="P1352"><text:span text:style-name="T1352_1">Create<text:s/>Database<text:s/>DYPIT<text:s/>using<text:s/>MongoDB</text:span></text:p>
      <text:p text:style-name="P1353"><text:span text:style-name="T1353_1">Create<text:s/>following<text:s/>Collections</text:span></text:p>
      <text:p text:style-name="P1354"><text:span text:style-name="T1354_1">Teachers(Tname,dno,dname,experience,salary,date_of_joining<text:s/>)</text:span></text:p>
      <text:p text:style-name="P1355"><text:span text:style-name="T1355_1">Students(Sname,roll_no,class)</text:span></text:p>
      <text:p text:style-name="P1356"><text:span text:style-name="T1356_1">1.<text:s/>Find<text:s/>the<text:s/>information<text:s/>about<text:s/>all<text:s/>teachers</text:span></text:p>
      <text:p text:style-name="P1357"><text:span text:style-name="T1357_1">2.<text:s/>Find<text:s/>the<text:s/>information<text:s/>about<text:s/>all<text:s/>teachers<text:s/>of<text:s/>computer<text:s/>department</text:span></text:p>
      <text:p text:style-name="P1358"><text:span text:style-name="T1358_1">3.<text:s/>Find<text:s/>the<text:s/>information<text:s/>about<text:s/>all<text:s/>teachers<text:s/>of<text:s/>computer,IT,and<text:s/>e&amp;TC<text:s/>department</text:span></text:p>
      <text:p text:style-name="P1359"><text:span text:style-name="T1359_1">4.<text:s/>Find<text:s/>the<text:s/>information<text:s/>about<text:s/>all<text:s/>teachers<text:s/>of<text:s/>computer,IT,and<text:s/>E&amp;TC<text:s/>department<text:s/>having</text:span></text:p>
      <text:p text:style-name="P1360"><text:span text:style-name="T1360_1">salary<text:s/>greate<text:s/>than<text:s/>or<text:s/>equl<text:s/>to<text:s/>10000/-</text:span></text:p>
      <text:p text:style-name="P1361"><text:span text:style-name="T1361_1">5.<text:s/>Find<text:s/>the<text:s/>student<text:s/>information<text:s/>having<text:s/>roll_no<text:s/>=<text:s/>2<text:s/>or<text:s/>Sname=xyz</text:span></text:p>
      <text:p text:style-name="P1362"><text:span text:style-name="T1362_1">6.<text:s/>Update<text:s/>the<text:s/>experience<text:s/>of<text:s/>teacher-praveen<text:s/>to<text:s/>10years,<text:s/>if<text:s/>the<text:s/>entry<text:s/>is<text:s/>not<text:s/>available<text:s/>in</text:span></text:p>
      <text:p text:style-name="P1363"><text:span text:style-name="T1363_1">database<text:s/>consider<text:s/>the<text:s/>entry<text:s/>as<text:s/>new<text:s/>entry.</text:span></text:p>
      <text:p text:style-name="P1364"><text:span text:style-name="T1364_1">7.<text:s/>Update<text:s/>the<text:s/>deparment<text:s/>of<text:s/>all<text:s/>the<text:s/>teachers<text:s/>working<text:s/>in<text:s/>IT<text:s/>deprtment<text:s/>to<text:s/>COMP</text:span></text:p>
      <text:p text:style-name="P1365"><text:span text:style-name="T1365_1">8.<text:s/>find<text:s/>the<text:s/>teachers<text:s/>name<text:s/>and<text:s/>their<text:s/>experience<text:s/>from<text:s/>teachers<text:s/>collection</text:span></text:p>
      <text:p text:style-name="P1366"><text:span text:style-name="T1366_1">9.<text:s/>Using<text:s/>Save()<text:s/>method<text:s/>insert<text:s/>one<text:s/>entry<text:s/>in<text:s/>department<text:s/>collection</text:span></text:p>
      <text:p text:style-name="P1367"><text:span text:style-name="T1367_1">10.<text:s/>Using<text:s/>Save()<text:s/>method<text:s/>change<text:s/>the<text:s/>dept<text:s/>of<text:s/>teacher<text:s/>Rajesh<text:s/>to<text:s/>IT</text:span></text:p>
      <text:p text:style-name="P1368"><text:span text:style-name="T1368_1">11.<text:s/>Delete<text:s/>all<text:s/>the<text:s/>doccuments<text:s/>from<text:s/>teachers<text:s/>collection<text:s/>having<text:s/>IT<text:s/>dept.</text:span></text:p>
      <text:p text:style-name="P1369"><text:span text:style-name="T1369_1">12.<text:s/>display<text:s/>with<text:s/>pretty()<text:s/>method,<text:s/>the<text:s/>first<text:s/>3<text:s/>doccuments<text:s/>in<text:s/>teachers<text:s/>collection<text:s/>in<text:s/>ascending</text:span></text:p>
      <text:p text:style-name="P1370"><text:span text:style-name="T1370_1">order</text:span></text:p>
      <text:p text:style-name="P1371"/>
      <text:p text:style-name="P1372"><text:span text:style-name="T1372_1">db.teachers.find().pretty();</text:span></text:p>
      <text:p text:style-name="P1373"/>
      <text:p text:style-name="P1374"/>
      <text:p text:style-name="P1375"><text:span text:style-name="T1375_1">db.students.insertMany([{</text:span></text:p>
      <text:p text:style-name="P1376"><text:span text:style-name="T1376_1">...<text:s text:c="5"/>'sname':<text:s/>'krishna',</text:span></text:p>
      <text:p text:style-name="P1377"><text:span text:style-name="T1377_1">...<text:s text:c="5"/>'roll_no':<text:s/>71<text:s/>,</text:span></text:p>
      <text:p text:style-name="P1378"><text:span text:style-name="T1378_1">...<text:s text:c="5"/>'class':<text:s/>'TCOD'<text:s/>,</text:span></text:p>
      <text:p text:style-name="P1379"><text:span text:style-name="T1379_1">...<text:s/></text:span></text:p>
      <text:p text:style-name="P1380"><text:span text:style-name="T1380_1">...<text:s text:c="2"/>},</text:span></text:p>
      <text:p text:style-name="P1381"><text:span text:style-name="T1381_1">...<text:s/>{</text:span></text:p>
      <text:p text:style-name="P1382"><text:span text:style-name="T1382_1">...<text:s text:c="5"/>'sname':<text:s/>'jayesh',</text:span></text:p>
      <text:p text:style-name="P1383"><text:span text:style-name="T1383_1">...<text:s text:c="5"/>'roll_no':<text:s/>77<text:s/>,</text:span></text:p>
      <text:p text:style-name="P1384"><text:span text:style-name="T1384_1">...<text:s text:c="5"/>'class':<text:s/>'TCOD'<text:s/></text:span></text:p>
      <text:p text:style-name="P1385"><text:span text:style-name="T1385_1">...<text:s/>},</text:span></text:p>
      <text:p text:style-name="P1386"><text:span text:style-name="T1386_1">...<text:s/>{</text:span></text:p>
      <text:p text:style-name="P1387"><text:span text:style-name="T1387_1">...<text:s text:c="5"/>'sname':<text:s/>'rupesh',</text:span></text:p>
      <text:p text:style-name="P1388"><text:span text:style-name="T1388_1">...<text:s text:c="5"/>'roll_no':<text:s/>32<text:s/>,</text:span></text:p>
      <text:p text:style-name="P1389"><text:span text:style-name="T1389_1">...<text:s text:c="5"/>'class':<text:s/>'TCOD'<text:s/></text:span></text:p>
      <text:p text:style-name="P1390"><text:span text:style-name="T1390_1">...<text:s/></text:span></text:p>
      <text:p text:style-name="P1391"><text:span text:style-name="T1391_1">...<text:s/>},</text:span></text:p>
      <text:p text:style-name="P1392"><text:span text:style-name="T1392_1">...<text:s/>{</text:span></text:p>
      <text:p text:style-name="P1393"><text:span text:style-name="T1393_1">...<text:s text:c="5"/>'sname':<text:s/>'akash',</text:span></text:p>
      <text:p text:style-name="P1394"><text:span text:style-name="T1394_1">...<text:s text:c="5"/>'roll_no':<text:s/>73<text:s/>,</text:span></text:p>
      <text:p text:style-name="P1395"><text:span text:style-name="T1395_1">...<text:s text:c="5"/>'class':<text:s/>'TCOD'<text:s/></text:span></text:p>
      <text:p text:style-name="P1396"><text:span text:style-name="T1396_1">...<text:s/>},</text:span></text:p>
      <text:p text:style-name="P1397"><text:span text:style-name="T1397_1">...<text:s/>{</text:span></text:p>
      <text:p text:style-name="P1398"><text:span text:style-name="T1398_1">...<text:s text:c="5"/>'sname':<text:s/>'dinesh',</text:span></text:p>
      <text:p text:style-name="P1399"><text:span text:style-name="T1399_1">...<text:s text:c="5"/>'roll_no':<text:s/>79<text:s/>,</text:span></text:p>
      <text:p text:style-name="P1400"><text:span text:style-name="T1400_1">...<text:s text:c="5"/>'class':<text:s/>'TCOC'<text:s/></text:span></text:p>
      <text:p text:style-name="P1401"><text:span text:style-name="T1401_1">...<text:s/>}</text:span></text:p>
      <text:p text:style-name="P1402"><text:span text:style-name="T1402_1">...<text:s/>]);</text:span></text:p>
      <text:p text:style-name="P1403"><text:span text:style-name="T1403_1">db.teachers.find({dname<text:s/>:<text:s/>'COMP'}).pretty();</text:span></text:p>
      <text:p text:style-name="P1404"><text:span text:style-name="T1404_1">db.teachers.find({dname<text:s/>:<text:s/>'COMP'},<text:s/>{dname<text:s/>:<text:s/>'ENTC'},<text:s/>{dname<text:s/>:'IT'<text:s/>}).pretty();</text:span></text:p>
      <text:p text:style-name="P1405"><text:span text:style-name="T1405_1">db.teachers.find({salary<text:s/>:{$gt<text:s/>:<text:s/>10000}<text:s/>}).pretty();</text:span></text:p>
      <text:p text:style-name="P1406"><text:span text:style-name="T1406_1">db.students.find({roll_no<text:s/>:<text:s/>71}).pretty();</text:span></text:p>
      <text:p text:style-name="P1407"><text:span text:style-name="T1407_1">db.teachers.insertOne(<text:s/>{<text:s/>'tname':<text:s/>'praveen',<text:s/>'dno':<text:s/>2,<text:s/>'dname':<text:s/>'ENTC',<text:s/>'experience':<text:s/>5,<text:s/>'salary':<text:s/>9200,<text:s/>'date_of_joining':<text:s/>ISODate("2012-10-11T06:31:15.000Z")<text:s/>}<text:s/>);</text:span></text:p>
      <text:p text:style-name="P1408"><text:span text:style-name="T1408_1">db.teachers.updateOne({tname<text:s/>:<text:s/>'praveen'},<text:s/>{<text:s/>$set<text:s/>:<text:s/>{experience:<text:s/>10}<text:s/>});</text:span></text:p>
      <text:p text:style-name="P1409"><text:span text:style-name="T1409_1">db.teachers.updateMany({dname<text:s/>:<text:s/>'IT'},<text:s/>{<text:s/>$set<text:s/>:<text:s/>{dname:<text:s/>'COMP'}<text:s/>});</text:span></text:p>
      <text:p text:style-name="P1410"><text:span text:style-name="T1410_1">db.teachers.deleteMany({dname<text:s/>:<text:s/>'IT'});</text:span></text:p>
      <text:p text:style-name="P1411"><text:span text:style-name="T1411_1">db.teachers.find().sort({dno<text:s/>:<text:s/>1}).limit(3).pretty();</text:span></text:p>
      <text:p text:style-name="P1412"><text:span text:style-name="T1412_1">--------------------------------------------------------------------------------------------------------------------------------------</text:span></text:p>
      <text:p text:style-name="P1413"><text:span text:style-name="T1413_1">Q<text:s/>20</text:span></text:p>
      <text:p text:style-name="P1414"><text:span text:style-name="T1414_1">1.Create<text:s/>Database<text:s/>DYPIT</text:span></text:p>
      <text:p text:style-name="P1415"><text:span text:style-name="T1415_1">2.<text:s/>Create<text:s/>following<text:s/>Collections</text:span></text:p>
      <text:p text:style-name="P1416"><text:span text:style-name="T1416_1">Teachers(Tname,dno,dname,experience,salary,date_of_joining<text:s/>)</text:span></text:p>
      <text:p text:style-name="P1417"><text:span text:style-name="T1417_1">Students(Sname,roll_no,class)</text:span></text:p>
      <text:p text:style-name="P1418"><text:span text:style-name="T1418_1">3.<text:s/>Find<text:s/>the<text:s/>information<text:s/>about<text:s/>two<text:s/>teachers</text:span></text:p>
      <text:p text:style-name="P1419"><text:span text:style-name="T1419_1">4.<text:s/>Find<text:s/>the<text:s/>information<text:s/>about<text:s/>all<text:s/>teachers<text:s/>of<text:s/>computer<text:s/>department</text:span></text:p>
      <text:p text:style-name="P1420"><text:span text:style-name="T1420_1">5.<text:s/>Find<text:s/>the<text:s/>information<text:s/>about<text:s/>all<text:s/>teachers<text:s/>of<text:s/>computer,IT,and<text:s/>e&amp;TC<text:s/>department</text:span></text:p>
      <text:p text:style-name="P1421"><text:span text:style-name="T1421_1">6.<text:s/>Find<text:s/>the<text:s/>information<text:s/>about<text:s/>all<text:s/>teachers<text:s/>of<text:s/>computer,IT,and<text:s/>E&amp;TC<text:s/>department<text:s/>having<text:s/>salary<text:s/></text:span></text:p>
      <text:p text:style-name="P1422"><text:span text:style-name="T1422_1">greate<text:s/>than<text:s/>or<text:s/>equl<text:s/>to<text:s/>25000/-</text:span></text:p>
      <text:p text:style-name="P1423"><text:span text:style-name="T1423_1">7.<text:s/>Find<text:s/>the<text:s/>student<text:s/>information<text:s/>having<text:s/>roll_no<text:s/>=<text:s/>25<text:s/>or<text:s/>Sname=xyz</text:span></text:p>
      <text:p text:style-name="P1424"><text:span text:style-name="T1424_1">8.<text:s/>Update<text:s/>the<text:s/>experience<text:s/>of<text:s/>teacher-praveen<text:s/>to<text:s/>10years,<text:s/>if<text:s/>the<text:s/>entry<text:s/>is<text:s/>not<text:s/>available<text:s/>in<text:s/>database</text:span></text:p>
      <text:p text:style-name="P1425"><text:span text:style-name="T1425_1">consider<text:s/>the<text:s/>entry<text:s/>as<text:s/>new<text:s/>entry.</text:span></text:p>
      <text:p text:style-name="P1426"><text:span text:style-name="T1426_1">9.<text:s/>Update<text:s/>the<text:s/>deparment<text:s/>of<text:s/>all<text:s/>the<text:s/>teachers<text:s/>working<text:s/>in<text:s/>IT<text:s/>deprtment<text:s/>to<text:s/>COMP</text:span></text:p>
      <text:p text:style-name="P1427"><text:span text:style-name="T1427_1">10.<text:s/>find<text:s/>the<text:s/>teachers<text:s/>name<text:s/>and<text:s/>their<text:s/>experience<text:s/>from<text:s/>teachers<text:s/>collection</text:span></text:p>
      <text:p text:style-name="P1428"><text:span text:style-name="T1428_1">11.<text:s/>Using<text:s/>Save()<text:s/>method<text:s/>insert<text:s/>one<text:s/>entry<text:s/>in<text:s/>department<text:s/>collection</text:span></text:p>
      <text:p text:style-name="P1429"><text:span text:style-name="T1429_1">13.<text:s/>Delete<text:s/>all<text:s/>the<text:s/>doccuments<text:s/>from<text:s/>teachers<text:s/>collection<text:s/>having<text:s/>IT<text:s/>dept.</text:span></text:p>
      <text:p text:style-name="P1430"><text:span text:style-name="T1430_1">14.<text:s/>display<text:s/>with<text:s/>pretty()<text:s/>method,<text:s/>the<text:s/>first<text:s/>5<text:s/>documents<text:s/>in<text:s/>teachers<text:s/>collection<text:s/>in<text:s/>ascending<text:s/>order</text:span></text:p>
      <text:p text:style-name="P1431"/>
      <text:p text:style-name="P1432"/>
      <text:p text:style-name="P1433"/>
      <text:p text:style-name="P1434"><text:span text:style-name="T1434_1">1.Create<text:s/>Database<text:s/>DYPIT</text:span></text:p>
      <text:p text:style-name="P1435"><text:span text:style-name="T1435_1">use<text:s/>DYPIT;</text:span></text:p>
      <text:p text:style-name="P1436"/>
      <text:p text:style-name="P1437"><text:span text:style-name="T1437_1">2.<text:s/>Create<text:s/>following<text:s/>Collections</text:span></text:p>
      <text:p text:style-name="P1438"><text:span text:style-name="T1438_1">Teachers(Tname,dno,dname,experience,salary,date_of_joining<text:s/>)</text:span></text:p>
      <text:p text:style-name="P1439"><text:span text:style-name="T1439_1">Students(Sname,roll_no,class)</text:span></text:p>
      <text:p text:style-name="P1440"/>
      <text:p text:style-name="P1441"><text:span text:style-name="T1441_1">db.createCollection('teachers');</text:span></text:p>
      <text:p text:style-name="P1442"/>
      <text:p text:style-name="P1443"><text:span text:style-name="T1443_1">db.createCollection('students');</text:span></text:p>
      <text:p text:style-name="P1444"/>
      <text:p text:style-name="P1445"><text:span text:style-name="T1445_1">db.teachers.insertOne({<text:s/>'tname':<text:s/>'Rahul',<text:s/></text:span></text:p>
      <text:p text:style-name="P1446"><text:span text:style-name="T1446_1">'dno':<text:s/>12,<text:s/>'dname':<text:s/>'',<text:s/></text:span></text:p>
      <text:p text:style-name="P1447"><text:span text:style-name="T1447_1">'experience':<text:s/>5,<text:s/>'salary':76000,</text:span></text:p>
      <text:p text:style-name="P1448"><text:span text:style-name="T1448_1">'date_of_joining':<text:s/>ISODate("2017-11-10T06:31:15.000Z")<text:s/>});</text:span></text:p>
      <text:p text:style-name="P1449"/>
      <text:p text:style-name="P1450"><text:span text:style-name="T1450_1">db.teachers.insertMany([</text:span></text:p>
      <text:p text:style-name="P1451"><text:span text:style-name="T1451_1"><text:s/>{<text:s/>'tname':<text:s/>'praveen',<text:s/>'dno':<text:s/>1,<text:s/>'dname':<text:s/>'COMP',<text:s/>'experience':<text:s/>5,<text:s/>'salary':<text:s/>23000,<text:s/>'date_of_joining':<text:s/>ISODate("2017-10-12T06:31:15.000Z")<text:s/>},</text:span></text:p>
      <text:p text:style-name="P1452"><text:span text:style-name="T1452_1"><text:s/>{<text:s/>'tname':<text:s/>'praveen',<text:s/>'dno':<text:s/>1,<text:s/>'dname':<text:s/>'COMP',<text:s/>'experience':<text:s/>4,<text:s/>'salary':<text:s/>92000,<text:s/>'date_of_joining':<text:s/>ISODate("2018-11-21T06:31:15.000Z")<text:s/>},</text:span></text:p>
      <text:p text:style-name="P1453"><text:span text:style-name="T1453_1"><text:s/>{<text:s/>'tname':<text:s/>'praveen',<text:s/>'dno':<text:s/>1,<text:s/>'dname':<text:s/>'COMP',<text:s/>'experience':<text:s/>2,<text:s/>'salary':<text:s/>42000,<text:s/>'date_of_joining':<text:s/>ISODate("2020-10-02T06:31:15.000Z")<text:s/>},</text:span></text:p>
      <text:p text:style-name="P1454"><text:span text:style-name="T1454_1"><text:s/>{<text:s/>'tname':<text:s/>'praveen',<text:s/>'dno':<text:s/>2,<text:s/>'dname':<text:s/>'ENTC',<text:s/>'experience':<text:s/>6,<text:s/>'salary':<text:s/>25000,<text:s/>'date_of_joining':<text:s/>ISODate("2016-12-22T06:31:15.000Z")<text:s/>},</text:span></text:p>
      <text:p text:style-name="P1455"><text:span text:style-name="T1455_1"><text:s/>{<text:s/>'tname':<text:s/>'praveen',<text:s/>'dno':<text:s/>2,<text:s/>'dname':<text:s/>'ENTC',<text:s/>'experience':<text:s/>2,<text:s/>'salary':<text:s/>54000,<text:s/>'date_of_joining':<text:s/>ISODate("2020-09-17T06:31:15.000Z")<text:s/>},</text:span></text:p>
      <text:p text:style-name="P1456"><text:span text:style-name="T1456_1"><text:s/>{<text:s/>'tname':<text:s/>'praveen',<text:s/>'dno':<text:s/>2,<text:s/>'dname':<text:s/>'ENTC',<text:s/>'experience':<text:s/>1,<text:s/>'salary':<text:s/>56000,<text:s/>'date_of_joining':<text:s/>ISODate("2021-06-13T06:31:15.000Z")<text:s/>},</text:span></text:p>
      <text:p text:style-name="P1457"><text:span text:style-name="T1457_1"><text:s/>{<text:s/>'tname':<text:s/>'praveen',<text:s/>'dno':<text:s/>3,<text:s/>'dname':<text:s/>'IT',<text:s/>'experience':<text:s/>9,<text:s/>'salary':<text:s/>30000,<text:s/>'date_of_joining':<text:s/>ISODate("2013-03-23T06:31:15.000Z")<text:s/>},</text:span></text:p>
      <text:p text:style-name="P1458"><text:span text:style-name="T1458_1"><text:s/>{<text:s/>'tname':<text:s/>'praveen',<text:s/>'dno':<text:s/>3,<text:s/>'dname':<text:s/>'IT',<text:s/>'experience':<text:s/>7,<text:s/>'salary':<text:s/>60000,<text:s/>'date_of_joining':<text:s/>ISODate("2015-03-14T06:31:15.000Z")<text:s/>},</text:span></text:p>
      <text:p text:style-name="P1459"><text:span text:style-name="T1459_1"><text:s/>{<text:s/>'tname':<text:s/>'praveen',<text:s/>'dno':<text:s/>3,<text:s/>'dname':<text:s/>'IT',<text:s/>'experience':<text:s/>3,<text:s/>'salary':<text:s/>30000,<text:s/>'date_of_joining':<text:s/>ISODate("2019-11-10T06:31:15.000Z")<text:s/>}</text:span></text:p>
      <text:p text:style-name="P1460"><text:span text:style-name="T1460_1">]<text:s/>);</text:span></text:p>
      <text:p text:style-name="P1461"/>
      <text:p text:style-name="P1462"/>
      <text:p text:style-name="P1463"/>
      <text:p text:style-name="P1464"><text:span text:style-name="T1464_1">db.teachers.find().pretty();</text:span></text:p>
      <text:p text:style-name="P1465"/>
      <text:p text:style-name="P1466"/>
      <text:p text:style-name="P1467"><text:span text:style-name="T1467_1">db.students.insertMany([{</text:span></text:p>
      <text:p text:style-name="P1468"><text:span text:style-name="T1468_1"><text:s text:c="3"/>'sname':<text:s/>'krishna',</text:span></text:p>
      <text:p text:style-name="P1469"><text:span text:style-name="T1469_1"><text:s text:c="4"/>'roll_no':<text:s/>71<text:s/>,</text:span></text:p>
      <text:p text:style-name="P1470"><text:span text:style-name="T1470_1"><text:s text:c="3"/>'class':<text:s/>'TCOD'<text:s/>,</text:span></text:p>
      <text:p text:style-name="P1471"/>
      <text:p text:style-name="P1472"><text:span text:style-name="T1472_1"><text:s/>},</text:span></text:p>
      <text:p text:style-name="P1473"><text:span text:style-name="T1473_1">{</text:span></text:p>
      <text:p text:style-name="P1474"><text:span text:style-name="T1474_1"><text:s text:c="5"/>'sname':<text:s/>'jayesh',</text:span></text:p>
      <text:p text:style-name="P1475"><text:span text:style-name="T1475_1"><text:s text:c="5"/>'roll_no':<text:s/>77<text:s/>,</text:span></text:p>
      <text:p text:style-name="P1476"><text:span text:style-name="T1476_1"><text:s text:c="5"/>'class':<text:s/>'TCOD'<text:s/></text:span></text:p>
      <text:p text:style-name="P1477"><text:span text:style-name="T1477_1"><text:s/>},</text:span></text:p>
      <text:p text:style-name="P1478"><text:span text:style-name="T1478_1"><text:s/>{</text:span></text:p>
      <text:p text:style-name="P1479"><text:span text:style-name="T1479_1"><text:s text:c="5"/>'sname':<text:s/>'rupesh',</text:span></text:p>
      <text:p text:style-name="P1480"><text:span text:style-name="T1480_1"><text:s text:c="5"/>'roll_no':<text:s/>32<text:s/>,</text:span></text:p>
      <text:p text:style-name="P1481"><text:span text:style-name="T1481_1"><text:s text:c="5"/>'class':<text:s/>'TCOD'<text:s/></text:span></text:p>
      <text:p text:style-name="P1482"/>
      <text:p text:style-name="P1483"><text:span text:style-name="T1483_1"><text:s/>},</text:span></text:p>
      <text:p text:style-name="P1484"><text:span text:style-name="T1484_1"><text:s/>{</text:span></text:p>
      <text:p text:style-name="P1485"><text:span text:style-name="T1485_1"><text:s text:c="5"/>'sname':<text:s/>'akash',</text:span></text:p>
      <text:p text:style-name="P1486"><text:span text:style-name="T1486_1"><text:s text:c="5"/>'roll_no':<text:s/>73<text:s/>,</text:span></text:p>
      <text:p text:style-name="P1487"><text:span text:style-name="T1487_1"><text:s text:c="5"/>'class':<text:s/>'TCOD'<text:s/></text:span></text:p>
      <text:p text:style-name="P1488"><text:span text:style-name="T1488_1">},</text:span></text:p>
      <text:p text:style-name="P1489"><text:span text:style-name="T1489_1"><text:s/>{</text:span></text:p>
      <text:p text:style-name="P1490"><text:span text:style-name="T1490_1"><text:s text:c="4"/>'sname':<text:s/>'dinesh',</text:span></text:p>
      <text:p text:style-name="P1491"><text:span text:style-name="T1491_1"><text:s text:c="4"/>'roll_no':<text:s/>79<text:s/>,</text:span></text:p>
      <text:p text:style-name="P1492"><text:span text:style-name="T1492_1"><text:s text:c="5"/>'class':<text:s/>'TCOC'<text:s/></text:span></text:p>
      <text:p text:style-name="P1493"><text:span text:style-name="T1493_1"><text:s/>}</text:span></text:p>
      <text:p text:style-name="P1494"><text:span text:style-name="T1494_1">]);</text:span></text:p>
      <text:p text:style-name="P1495"/>
      <text:p text:style-name="P1496"/>
      <text:p text:style-name="P1497"/>
      <text:p text:style-name="P1498"><text:span text:style-name="T1498_1">3.<text:s/>Find<text:s/>the<text:s/>information<text:s/>about<text:s/>two<text:s/>teachers</text:span></text:p>
      <text:p text:style-name="P1499"/>
      <text:p text:style-name="P1500"><text:span text:style-name="T1500_1">db.teachers.find().limit(2).pretty();</text:span></text:p>
      <text:p text:style-name="P1501"/>
      <text:p text:style-name="P1502"/>
      <text:p text:style-name="P1503"><text:span text:style-name="T1503_1">4.<text:s/>Find<text:s/>the<text:s/>information<text:s/>about<text:s/>all<text:s/>teachers<text:s/>of<text:s/>computer<text:s/>department</text:span></text:p>
      <text:p text:style-name="P1504"/>
      <text:p text:style-name="P1505"><text:span text:style-name="T1505_1">db.teachers.find({dname<text:s/>:<text:s/>'COMP'}).pretty();</text:span></text:p>
      <text:p text:style-name="P1506"/>
      <text:p text:style-name="P1507"/>
      <text:p text:style-name="P1508"><text:span text:style-name="T1508_1">5.<text:s/>Find<text:s/>the<text:s/>information<text:s/>about<text:s/>all<text:s/>teachers<text:s/>of<text:s/>computer,IT,and<text:s/>e&amp;TC<text:s/>department</text:span></text:p>
      <text:p text:style-name="P1509"/>
      <text:p text:style-name="P1510"><text:span text:style-name="T1510_1">db.teachers.find(<text:s/>{<text:s/>dname:<text:s/>{<text:s/>$in:<text:s/>[<text:s/>'COMP','IT','ENTC']<text:s/>}<text:s/>}<text:s/>);</text:span></text:p>
      <text:p text:style-name="P1511"/>
      <text:p text:style-name="P1512"/>
      <text:p text:style-name="P1513"><text:span text:style-name="T1513_1">6.<text:s/>Find<text:s/>the<text:s/>information<text:s/>about<text:s/>all<text:s/>teachers<text:s/>of<text:s/>computer,IT,and<text:s/>E&amp;TC<text:s/>department<text:s/>having<text:s/>salary</text:span></text:p>
      <text:p text:style-name="P1514"><text:span text:style-name="T1514_1">greate<text:s/>than<text:s/>or<text:s/>equl<text:s/>to<text:s/>25000/-</text:span></text:p>
      <text:p text:style-name="P1515"/>
      <text:p text:style-name="P1516"><text:span text:style-name="T1516_1">db.teachers.find(<text:s/>{<text:s/>salary<text:s/>:<text:s/>{$gte<text:s/>:<text:s/>2500}<text:s/>,<text:s/>dname<text:s/>:<text:s/>{$in<text:s/>:['IT','COMP',<text:s/>'ENTC']}});</text:span></text:p>
      <text:p text:style-name="P1517"/>
      <text:p text:style-name="P1518"/>
      <text:p text:style-name="P1519"><text:span text:style-name="T1519_1">7.<text:s/>Find<text:s/>the<text:s/>student<text:s/>information<text:s/>having<text:s/>roll_no<text:s/>=<text:s/>25<text:s/>or<text:s/>Sname=xyz</text:span></text:p>
      <text:p text:style-name="P1520"/>
      <text:p text:style-name="P1521"><text:span text:style-name="T1521_1">db.students.find(<text:s/>{<text:s/>roll_no<text:s/>:<text:s/>71<text:s/>}<text:s/>).pretty();</text:span></text:p>
      <text:p text:style-name="P1522"/>
      <text:p text:style-name="P1523"/>
      <text:p text:style-name="P1524"><text:span text:style-name="T1524_1">8.<text:s/>Update<text:s/>the<text:s/>experience<text:s/>of<text:s/>teacher-praveen<text:s/>to<text:s/>10years,<text:s/>if<text:s/>the<text:s/>entry<text:s/>is<text:s/>not<text:s/>available<text:s/>in<text:s/>database<text:s/>consider<text:s/>the<text:s/>entry<text:s/>as<text:s/>new<text:s/>entry.</text:span></text:p>
      <text:p text:style-name="P1525"/>
      <text:p text:style-name="P1526"><text:span text:style-name="T1526_1">db.teachers.updateMany(<text:s/>{tname<text:s/>:<text:s/>'praveen'},<text:s/>{$set<text:s/>:<text:s/>{<text:s/>experience<text:s/>:<text:s/>10}});</text:span></text:p>
      <text:p text:style-name="P1527"/>
      <text:p text:style-name="P1528"/>
      <text:p text:style-name="P1529"><text:span text:style-name="T1529_1">9.<text:s/>Update<text:s/>the<text:s/>deparment<text:s/>of<text:s/>all<text:s/>the<text:s/>teachers<text:s/>working<text:s/>in<text:s/>IT<text:s/>deprtment<text:s/>to<text:s/>COMP</text:span></text:p>
      <text:p text:style-name="P1530"/>
      <text:p text:style-name="P1531"><text:span text:style-name="T1531_1">db.teachers.updateMany<text:s/>(</text:span></text:p>
      <text:p text:style-name="P1532"><text:span text:style-name="T1532_1">{dname<text:s/>:<text:s/>'IT'},<text:s/>{$set<text:s/>:<text:s/>{dname<text:s/>:<text:s/>'COMP'}}<text:s/></text:span></text:p>
      <text:p text:style-name="P1533"><text:span text:style-name="T1533_1">);</text:span></text:p>
      <text:p text:style-name="P1534"/>
      <text:p text:style-name="P1535"/>
      <text:p text:style-name="P1536"><text:span text:style-name="T1536_1">10.<text:s/>find<text:s/>the<text:s/>teachers<text:s/>name<text:s/>and<text:s/>their<text:s/>experience<text:s/>from<text:s/>teachers<text:s/>collection</text:span></text:p>
      <text:p text:style-name="P1537"/>
      <text:p text:style-name="P1538"><text:span text:style-name="T1538_1">db.teachers.find(<text:s/>{},<text:s/>{tname<text:s/>:1,<text:s/>experience<text:s/>:<text:s/>1});</text:span></text:p>
      <text:p text:style-name="P1539"/>
      <text:p text:style-name="P1540"/>
      <text:p text:style-name="P1541"><text:span text:style-name="T1541_1">11.<text:s/>Using<text:s/>Save()<text:s/>method<text:s/>insert<text:s/>one<text:s/>entry<text:s/>in<text:s/>department<text:s/>collection</text:span></text:p>
      <text:p text:style-name="P1542"/>
      <text:p text:style-name="P1543"><text:span text:style-name="T1543_1">//this<text:s/>is<text:s/>the<text:s/>syntax<text:s/>of<text:s/>the<text:s/>save<text:s/>method<text:s/>but<text:s/>this<text:s/>method<text:s/>is<text:s/>deprecated</text:span></text:p>
      <text:p text:style-name="P1544"><text:span text:style-name="T1544_1">db.teachers.save(<text:s/>{<text:s/>tname<text:s/>:<text:s/>"krishna",<text:s/>dno<text:s/>:<text:s/>4<text:s/>}<text:s/>)</text:span></text:p>
      <text:p text:style-name="P1545"/>
      <text:p text:style-name="P1546"/>
      <text:p text:style-name="P1547"><text:span text:style-name="T1547_1">13.<text:s/>Delete<text:s/>all<text:s/>the<text:s/>doccuments<text:s/>from<text:s/>teachers<text:s/>collection<text:s/>having<text:s/>IT<text:s/>dept.</text:span></text:p>
      <text:p text:style-name="P1548"/>
      <text:p text:style-name="P1549"><text:span text:style-name="T1549_1">db.teachers.deleteMany({dname<text:s/>:<text:s/>'IT'});</text:span></text:p>
      <text:p text:style-name="P1550"/>
      <text:p text:style-name="P1551"/>
      <text:p text:style-name="P1552"><text:span text:style-name="T1552_1">14.<text:s/>display<text:s/>with<text:s/>pretty()<text:s/>method,<text:s/>the<text:s/>first<text:s/>5<text:s/>documents<text:s/>in<text:s/>teachers<text:s/>collection<text:s/>in<text:s/>ascending<text:s/>order</text:span></text:p>
      <text:p text:style-name="P1553"/>
      <text:p text:style-name="P1554"><text:span text:style-name="T1554_1">db.teachers.find().sort({dno<text:s/>:<text:s/>1}).limit(5).pretty();</text:span></text:p>
      <text:p text:style-name="P1555"><text:span text:style-name="T1555_1">------------------------------------------------------------------------------------------------------------------------------</text:span></text:p>
      <text:p text:style-name="P1556"><text:span text:style-name="T1556_1">Q<text:s/>21</text:span></text:p>
      <text:p text:style-name="P1557"><text:span text:style-name="T1557_1"><text:s/>Create<text:s/>Database<text:s/>DYPIT<text:s/>using<text:s/>MongoDB</text:span></text:p>
      <text:p text:style-name="P1558"><text:span text:style-name="T1558_1">Create<text:s/>following<text:s/>Collections</text:span></text:p>
      <text:p text:style-name="P1559"><text:span text:style-name="T1559_1">Teachers(Tname,dno,dname,experience,salary,date_of_joining<text:s/>)</text:span></text:p>
      <text:p text:style-name="P1560"><text:span text:style-name="T1560_1">Students(Sname,roll_no,class)</text:span></text:p>
      <text:p text:style-name="P1561"><text:span text:style-name="T1561_1">1.<text:s/>Find<text:s/>the<text:s/>information<text:s/>about<text:s/>all<text:s/>teachers</text:span></text:p>
      <text:p text:style-name="P1562"><text:span text:style-name="T1562_1">2.<text:s/>Find<text:s/>the<text:s/>average<text:s/>salary<text:s/>teachers<text:s/>of<text:s/>computer<text:s/>department</text:span></text:p>
      <text:p text:style-name="P1563"><text:span text:style-name="T1563_1">3.<text:s/>Find<text:s/>the<text:s/>minimum<text:s/>and<text:s/>maximum<text:s/>salary<text:s/>of<text:s/>e&amp;TC<text:s/>department<text:s/>teachers</text:span></text:p>
      <text:p text:style-name="P1564"><text:span text:style-name="T1564_1">4.<text:s/>Find<text:s/>the<text:s/>information<text:s/>about<text:s/>all<text:s/>teachers<text:s/>of<text:s/>computer,IT,and<text:s/>E&amp;TC<text:s/>department<text:s/>having<text:s/></text:span></text:p>
      <text:p text:style-name="P1565"><text:span text:style-name="T1565_1">salary<text:s/>greate<text:s/>than<text:s/>or<text:s/>equl<text:s/>to<text:s/>10000/-</text:span></text:p>
      <text:p text:style-name="P1566"><text:span text:style-name="T1566_1">5.<text:s/>Find<text:s/>the<text:s/>student<text:s/>information<text:s/>having<text:s/>roll_no<text:s/>=<text:s/>2<text:s/>or<text:s/>Sname=xyz</text:span></text:p>
      <text:p text:style-name="P1567"><text:span text:style-name="T1567_1">6.<text:s/>Update<text:s/>the<text:s/>experience<text:s/>of<text:s/>teacher-praveen<text:s/>to<text:s/>10years,<text:s/>if<text:s/>the<text:s/>entry<text:s/>is<text:s/>not<text:s/>available<text:s/>in<text:s/></text:span></text:p>
      <text:p text:style-name="P1568"><text:span text:style-name="T1568_1">database<text:s/>consider<text:s/>the<text:s/>entry<text:s/>as<text:s/>new<text:s/>entry.</text:span></text:p>
      <text:p text:style-name="P1569"><text:span text:style-name="T1569_1">7.<text:s/>Update<text:s/>the<text:s/>deparment<text:s/>of<text:s/>all<text:s/>the<text:s/>teachers<text:s/>working<text:s/>in<text:s/>IT<text:s/>deprtment<text:s/>to<text:s/>COMP</text:span></text:p>
      <text:p text:style-name="P1570"><text:span text:style-name="T1570_1">8.<text:s/>find<text:s/>the<text:s/>teachers<text:s/>name<text:s/>and<text:s/>their<text:s/>experience<text:s/>from<text:s/>teachers<text:s/>collection</text:span></text:p>
      <text:p text:style-name="P1571"><text:span text:style-name="T1571_1">9.<text:s/>Using<text:s/>Save()<text:s/>method<text:s/>insert<text:s/>one<text:s/>entry<text:s/>in<text:s/>department<text:s/>collection</text:span></text:p>
      <text:p text:style-name="P1572"><text:span text:style-name="T1572_1">10.<text:s/>Find<text:s/>the<text:s/>total<text:s/>salary<text:s/>all<text:s/>teachers.</text:span></text:p>
      <text:p text:style-name="P1573"/>
      <text:p text:style-name="P1574"/>
      <text:p text:style-name="P1575"><text:span text:style-name="T1575_1">db.createCollection('teachers');</text:span></text:p>
      <text:p text:style-name="P1576"/>
      <text:p text:style-name="P1577"><text:span text:style-name="T1577_1">db.createCollection('students');</text:span></text:p>
      <text:p text:style-name="P1578"/>
      <text:p text:style-name="P1579"><text:span text:style-name="T1579_1">db.teachers.insertOne({<text:s/>'tname':<text:s/>'Rahul',<text:s/></text:span></text:p>
      <text:p text:style-name="P1580"><text:span text:style-name="T1580_1">'dno':<text:s/>12,<text:s/>'dname':<text:s/>'',<text:s/></text:span></text:p>
      <text:p text:style-name="P1581"><text:span text:style-name="T1581_1">'experience':<text:s/>5,<text:s/>'salary':76000,</text:span></text:p>
      <text:p text:style-name="P1582"><text:span text:style-name="T1582_1">'date_of_joining':<text:s/>ISODate("2017-11-10T06:31:15.000Z")<text:s/>});</text:span></text:p>
      <text:p text:style-name="P1583"/>
      <text:p text:style-name="P1584"><text:span text:style-name="T1584_1">db.teachers.insertMany([</text:span></text:p>
      <text:p text:style-name="P1585"><text:span text:style-name="T1585_1"><text:s/>{<text:s/>'tname':<text:s/>'praveen',<text:s/>'dno':<text:s/>1,<text:s/>'dname':<text:s/>'COMP',<text:s/>'experience':<text:s/>5,<text:s/>'salary':<text:s/>23000,<text:s/>'date_of_joining':<text:s/>ISODate("2017-10-12T06:31:15.000Z")<text:s/>},</text:span></text:p>
      <text:p text:style-name="P1586"><text:span text:style-name="T1586_1"><text:s/>{<text:s/>'tname':<text:s/>'praveen',<text:s/>'dno':<text:s/>1,<text:s/>'dname':<text:s/>'COMP',<text:s/>'experience':<text:s/>4,<text:s/>'salary':<text:s/>92000,<text:s/>'date_of_joining':<text:s/>ISODate("2018-11-21T06:31:15.000Z")<text:s/>},</text:span></text:p>
      <text:p text:style-name="P1587"><text:span text:style-name="T1587_1"><text:s/>{<text:s/>'tname':<text:s/>'praveen',<text:s/>'dno':<text:s/>1,<text:s/>'dname':<text:s/>'COMP',<text:s/>'experience':<text:s/>2,<text:s/>'salary':<text:s/>42000,<text:s/>'date_of_joining':<text:s/>ISODate("2020-10-02T06:31:15.000Z")<text:s/>},</text:span></text:p>
      <text:p text:style-name="P1588"><text:span text:style-name="T1588_1"><text:s/>{<text:s/>'tname':<text:s/>'praveen',<text:s/>'dno':<text:s/>2,<text:s/>'dname':<text:s/>'ENTC',<text:s/>'experience':<text:s/>6,<text:s/>'salary':<text:s/>25000,<text:s/>'date_of_joining':<text:s/>ISODate("2016-12-22T06:31:15.000Z")<text:s/>},</text:span></text:p>
      <text:p text:style-name="P1589"><text:span text:style-name="T1589_1"><text:s/>{<text:s/>'tname':<text:s/>'praveen',<text:s/>'dno':<text:s/>2,<text:s/>'dname':<text:s/>'ENTC',<text:s/>'experience':<text:s/>2,<text:s/>'salary':<text:s/>54000,<text:s/>'date_of_joining':<text:s/>ISODate("2020-09-17T06:31:15.000Z")<text:s/>},</text:span></text:p>
      <text:p text:style-name="P1590"><text:span text:style-name="T1590_1"><text:s/>{<text:s/>'tname':<text:s/>'praveen',<text:s/>'dno':<text:s/>2,<text:s/>'dname':<text:s/>'ENTC',<text:s/>'experience':<text:s/>1,<text:s/>'salary':<text:s/>56000,<text:s/>'date_of_joining':<text:s/>ISODate("2021-06-13T06:31:15.000Z")<text:s/>},</text:span></text:p>
      <text:p text:style-name="P1591"><text:span text:style-name="T1591_1"><text:s/>{<text:s/>'tname':<text:s/>'praveen',<text:s/>'dno':<text:s/>3,<text:s/>'dname':<text:s/>'IT',<text:s/>'experience':<text:s/>9,<text:s/>'salary':<text:s/>30000,<text:s/>'date_of_joining':<text:s/>ISODate("2013-03-23T06:31:15.000Z")<text:s/>},</text:span></text:p>
      <text:p text:style-name="P1592"><text:span text:style-name="T1592_1"><text:s/>{<text:s/>'tname':<text:s/>'praveen',<text:s/>'dno':<text:s/>3,<text:s/>'dname':<text:s/>'IT',<text:s/>'experience':<text:s/>7,<text:s/>'salary':<text:s/>60000,<text:s/>'date_of_joining':<text:s/>ISODate("2015-03-14T06:31:15.000Z")<text:s/>},</text:span></text:p>
      <text:p text:style-name="P1593"><text:span text:style-name="T1593_1"><text:s/>{<text:s/>'tname':<text:s/>'praveen',<text:s/>'dno':<text:s/>3,<text:s/>'dname':<text:s/>'IT',<text:s/>'experience':<text:s/>3,<text:s/>'salary':<text:s/>30000,<text:s/>'date_of_joining':<text:s/>ISODate("2019-11-10T06:31:15.000Z")<text:s/>}</text:span></text:p>
      <text:p text:style-name="P1594"><text:span text:style-name="T1594_1">]<text:s/>);</text:span></text:p>
      <text:p text:style-name="P1595"/>
      <text:p text:style-name="P1596"/>
      <text:p text:style-name="P1597"/>
      <text:p text:style-name="P1598"><text:span text:style-name="T1598_1">db.teachers.find().pretty();</text:span></text:p>
      <text:p text:style-name="P1599"/>
      <text:p text:style-name="P1600"/>
      <text:p text:style-name="P1601"><text:span text:style-name="T1601_1">db.students.insertMany([{</text:span></text:p>
      <text:p text:style-name="P1602"><text:span text:style-name="T1602_1"><text:s text:c="3"/>'sname':<text:s/>'krishna',</text:span></text:p>
      <text:p text:style-name="P1603"><text:span text:style-name="T1603_1"><text:s text:c="4"/>'roll_no':<text:s/>71<text:s/>,</text:span></text:p>
      <text:p text:style-name="P1604"><text:span text:style-name="T1604_1"><text:s text:c="3"/>'class':<text:s/>'TCOD'<text:s/>,</text:span></text:p>
      <text:p text:style-name="P1605"/>
      <text:p text:style-name="P1606"><text:span text:style-name="T1606_1"><text:s/>},</text:span></text:p>
      <text:p text:style-name="P1607"><text:span text:style-name="T1607_1">{</text:span></text:p>
      <text:p text:style-name="P1608"><text:span text:style-name="T1608_1"><text:s text:c="5"/>'sname':<text:s/>'jayesh',</text:span></text:p>
      <text:p text:style-name="P1609"><text:span text:style-name="T1609_1"><text:s text:c="5"/>'roll_no':<text:s/>77<text:s/>,</text:span></text:p>
      <text:p text:style-name="P1610"><text:span text:style-name="T1610_1"><text:s text:c="5"/>'class':<text:s/>'TCOD'<text:s/></text:span></text:p>
      <text:p text:style-name="P1611"><text:span text:style-name="T1611_1"><text:s/>},</text:span></text:p>
      <text:p text:style-name="P1612"><text:span text:style-name="T1612_1"><text:s/>{</text:span></text:p>
      <text:p text:style-name="P1613"><text:span text:style-name="T1613_1"><text:s text:c="5"/>'sname':<text:s/>'rupesh',</text:span></text:p>
      <text:p text:style-name="P1614"><text:span text:style-name="T1614_1"><text:s text:c="5"/>'roll_no':<text:s/>32<text:s/>,</text:span></text:p>
      <text:p text:style-name="P1615"><text:span text:style-name="T1615_1"><text:s text:c="5"/>'class':<text:s/>'TCOD'<text:s/></text:span></text:p>
      <text:p text:style-name="P1616"/>
      <text:p text:style-name="P1617"><text:span text:style-name="T1617_1"><text:s/>},</text:span></text:p>
      <text:p text:style-name="P1618"><text:span text:style-name="T1618_1"><text:s/>{</text:span></text:p>
      <text:p text:style-name="P1619"><text:span text:style-name="T1619_1"><text:s text:c="5"/>'sname':<text:s/>'akash',</text:span></text:p>
      <text:p text:style-name="P1620"><text:span text:style-name="T1620_1"><text:s text:c="5"/>'roll_no':<text:s/>73<text:s/>,</text:span></text:p>
      <text:p text:style-name="P1621"><text:span text:style-name="T1621_1"><text:s text:c="5"/>'class':<text:s/>'TCOD'<text:s/></text:span></text:p>
      <text:p text:style-name="P1622"><text:span text:style-name="T1622_1">},</text:span></text:p>
      <text:p text:style-name="P1623"><text:span text:style-name="T1623_1"><text:s/>{</text:span></text:p>
      <text:p text:style-name="P1624"><text:span text:style-name="T1624_1"><text:s text:c="4"/>'sname':<text:s/>'dinesh',</text:span></text:p>
      <text:p text:style-name="P1625"><text:span text:style-name="T1625_1"><text:s text:c="4"/>'roll_no':<text:s/>79<text:s/>,</text:span></text:p>
      <text:p text:style-name="P1626"><text:span text:style-name="T1626_1"><text:s text:c="5"/>'class':<text:s/>'TCOC'<text:s/></text:span></text:p>
      <text:p text:style-name="P1627"><text:span text:style-name="T1627_1"><text:s/>}</text:span></text:p>
      <text:p text:style-name="P1628"><text:span text:style-name="T1628_1">]);</text:span></text:p>
      <text:p text:style-name="P1629"/>
      <text:p text:style-name="P1630"/>
      <text:p text:style-name="P1631"><text:span text:style-name="T1631_1">1.Find<text:s/>the<text:s/>information<text:s/>about<text:s/>all<text:s/>teachers</text:span></text:p>
      <text:p text:style-name="P1632"><text:span text:style-name="T1632_1">db.teachers.find().pretty();</text:span></text:p>
      <text:p text:style-name="P1633"/>
      <text:p text:style-name="P1634"><text:span text:style-name="T1634_1">2.Find<text:s/>the<text:s/>average<text:s/>salary<text:s/>teachers<text:s/>of<text:s/>computer<text:s/>department</text:span></text:p>
      <text:p text:style-name="P1635"><text:span text:style-name="T1635_1">db.teachers.aggregate(<text:s/>[</text:span></text:p>
      <text:p text:style-name="P1636"><text:span text:style-name="T1636_1"><text:s text:c="3"/>{</text:span></text:p>
      <text:p text:style-name="P1637"><text:span text:style-name="T1637_1"><text:s text:c="6"/>$match:<text:s/>{<text:s/>dname:<text:s/>'COMP'<text:s/>}</text:span></text:p>
      <text:p text:style-name="P1638"><text:span text:style-name="T1638_1"><text:s text:c="3"/>},</text:span></text:p>
      <text:p text:style-name="P1639"><text:span text:style-name="T1639_1"><text:s text:c="3"/>{</text:span></text:p>
      <text:p text:style-name="P1640"><text:span text:style-name="T1640_1"><text:s text:c="6"/>$group:<text:s/>{<text:s/>_id:<text:s/>"$name",<text:s/>AvgSalary:<text:s/>{<text:s/>$avg:<text:s/>"$salary"<text:s/>}<text:s/>}</text:span></text:p>
      <text:p text:style-name="P1641"><text:span text:style-name="T1641_1"><text:s text:c="3"/>}</text:span></text:p>
      <text:p text:style-name="P1642"><text:span text:style-name="T1642_1">]<text:s/>);</text:span></text:p>
      <text:p text:style-name="P1643"><text:span text:style-name="T1643_1">3.Find<text:s/>the<text:s/>minimum<text:s/>and<text:s/>maximum<text:s/>salary<text:s/>of<text:s/>e&amp;TC<text:s/>department<text:s/>teachers</text:span></text:p>
      <text:p text:style-name="P1644"><text:span text:style-name="T1644_1">//minimum<text:s/>salary</text:span></text:p>
      <text:p text:style-name="P1645"><text:span text:style-name="T1645_1">db.teachers.aggregate(<text:s/>[</text:span></text:p>
      <text:p text:style-name="P1646"><text:span text:style-name="T1646_1"><text:s text:c="3"/>{</text:span></text:p>
      <text:p text:style-name="P1647"><text:span text:style-name="T1647_1"><text:s text:c="6"/>$match:<text:s/>{<text:s/>dname:<text:s/>'ENTC'<text:s/>}</text:span></text:p>
      <text:p text:style-name="P1648"><text:span text:style-name="T1648_1"><text:s text:c="3"/>},</text:span></text:p>
      <text:p text:style-name="P1649"><text:span text:style-name="T1649_1"><text:s text:c="3"/>{</text:span></text:p>
      <text:p text:style-name="P1650"><text:span text:style-name="T1650_1"><text:s text:c="6"/>$group:<text:s/>{<text:s/>_id:<text:s/>"$name",<text:s/>MinSalary:<text:s/>{<text:s/>$min:<text:s/>"$salary"<text:s/>}<text:s/>}</text:span></text:p>
      <text:p text:style-name="P1651"><text:span text:style-name="T1651_1"><text:s text:c="3"/>}</text:span></text:p>
      <text:p text:style-name="P1652"><text:span text:style-name="T1652_1">]<text:s/>)</text:span></text:p>
      <text:p text:style-name="P1653"><text:span text:style-name="T1653_1">//for<text:s/>maximum<text:s/>salary<text:s/></text:span></text:p>
      <text:p text:style-name="P1654"><text:span text:style-name="T1654_1">db.teachers.aggregate(<text:s/>[</text:span></text:p>
      <text:p text:style-name="P1655"><text:span text:style-name="T1655_1"><text:s text:c="3"/>{</text:span></text:p>
      <text:p text:style-name="P1656"><text:span text:style-name="T1656_1"><text:s text:c="6"/>$match:<text:s/>{<text:s/>dname:<text:s/>'ENTC'<text:s/>}</text:span></text:p>
      <text:p text:style-name="P1657"><text:span text:style-name="T1657_1"><text:s text:c="3"/>},</text:span></text:p>
      <text:p text:style-name="P1658"><text:span text:style-name="T1658_1"><text:s text:c="3"/>{</text:span></text:p>
      <text:p text:style-name="P1659"><text:span text:style-name="T1659_1"><text:s text:c="6"/>$group:<text:s/>{<text:s/>_id:<text:s/>"$name",<text:s/>MaxSalary:<text:s/>{<text:s/>$max:<text:s/>"$salary"<text:s/>}<text:s/>}</text:span></text:p>
      <text:p text:style-name="P1660"><text:span text:style-name="T1660_1"><text:s text:c="3"/>}</text:span></text:p>
      <text:p text:style-name="P1661"><text:span text:style-name="T1661_1">]<text:s/>)</text:span></text:p>
      <text:p text:style-name="P1662"><text:span text:style-name="T1662_1">4.Find<text:s/>the<text:s/>information<text:s/>about<text:s/>all<text:s/>teachers<text:s/>of<text:s/>computer,IT,and<text:s/>E&amp;TC<text:s/>department<text:s/>having</text:span></text:p>
      <text:p text:style-name="P1663"><text:span text:style-name="T1663_1">salary<text:s/>greate<text:s/>than<text:s/>or<text:s/>equl<text:s/>to<text:s/>10000/-</text:span></text:p>
      <text:p text:style-name="P1664"><text:span text:style-name="T1664_1">db.teachers.find(<text:s/>{<text:s/>salary<text:s/>:<text:s/>{$gte<text:s/>:<text:s/>10000}<text:s/>,<text:s/>dname<text:s/>:<text:s/>{$in<text:s/>:['IT','COMP',<text:s/>'ENTC']}})</text:span></text:p>
      <text:p text:style-name="P1665"><text:span text:style-name="T1665_1">5.<text:s/>Find<text:s/>the<text:s/>student<text:s/>information<text:s/>having<text:s/>roll_no<text:s/>=<text:s/>2<text:s/>or<text:s/>Sname=xyz</text:span></text:p>
      <text:p text:style-name="P1666"><text:span text:style-name="T1666_1">db.students.find(<text:s/>{<text:s/>roll_no<text:s/>:<text:s/>2<text:s/>}<text:s/>).pretty();</text:span></text:p>
      <text:p text:style-name="P1667"><text:span text:style-name="T1667_1">6.<text:s/>Update<text:s/>the<text:s/>experience<text:s/>of<text:s/>teacher-praveen<text:s/>to<text:s/>10years,<text:s/>if<text:s/>the<text:s/>entry<text:s/>is<text:s/>not<text:s/>available<text:s/>in<text:s/>database<text:s/>consider<text:s/>the<text:s/>entry<text:s/>as<text:s/>new<text:s/>entry.</text:span></text:p>
      <text:p text:style-name="P1668"><text:span text:style-name="T1668_1">db.teachers.updateMany(<text:s/>{tname<text:s/>:<text:s/>'praveen'},<text:s/>{$set<text:s/>:<text:s/>{<text:s/>experience<text:s/>:<text:s/>10}});</text:span></text:p>
      <text:p text:style-name="P1669"><text:span text:style-name="T1669_1">7.<text:s/>Update<text:s/>the<text:s/>deparment<text:s/>of<text:s/>all<text:s/>the<text:s/>teachers<text:s/>working<text:s/>in<text:s/>IT<text:s/>deprtment<text:s/>to<text:s/>COMP</text:span></text:p>
      <text:p text:style-name="P1670"><text:span text:style-name="T1670_1">db.teachers.updateMany<text:s/>(</text:span></text:p>
      <text:p text:style-name="P1671"><text:span text:style-name="T1671_1">{dname<text:s/>:<text:s/>'IT'},<text:s/>{$set<text:s/>:<text:s/>{dname<text:s/>:<text:s/>'COMP'}}<text:s/></text:span></text:p>
      <text:p text:style-name="P1672"><text:span text:style-name="T1672_1">);</text:span></text:p>
      <text:p text:style-name="P1673"><text:span text:style-name="T1673_1">8.<text:s/>find<text:s/>the<text:s/>teachers<text:s/>name<text:s/>and<text:s/>their<text:s/>experience<text:s/>from<text:s/>teachers<text:s/>collection</text:span></text:p>
      <text:p text:style-name="P1674"><text:span text:style-name="T1674_1">db.teachers.find(<text:s/>{},<text:s/>{tname<text:s/>:1,<text:s/>experience<text:s/>:<text:s/>1});</text:span></text:p>
      <text:p text:style-name="P1675"><text:span text:style-name="T1675_1">9.<text:s/>Using<text:s/>Save()<text:s/>method<text:s/>insert<text:s/>one<text:s/>entry<text:s/>in<text:s/>department<text:s/>collection</text:span></text:p>
      <text:p text:style-name="P1676"><text:span text:style-name="T1676_1">//this<text:s/>is<text:s/>the<text:s/>syntax<text:s/>of<text:s/>the<text:s/>save<text:s/>method<text:s/>but<text:s/>this<text:s/>method<text:s/>is<text:s/>deprecated</text:span></text:p>
      <text:p text:style-name="P1677"><text:span text:style-name="T1677_1">db.teachers.save(<text:s/>{<text:s/>tname<text:s/>:<text:s/>"krishna",<text:s/>dno<text:s/>:<text:s/>4<text:s/>}<text:s/>);</text:span></text:p>
      <text:p text:style-name="P1678"><text:span text:style-name="T1678_1">10.<text:s/>Find<text:s/>the<text:s/>total<text:s/>salary<text:s/>all<text:s/>teachers.</text:span></text:p>
      <text:p text:style-name="P1679"><text:span text:style-name="T1679_1">db.teachers.aggregate(</text:span></text:p>
      <text:p text:style-name="P1680"><text:span text:style-name="T1680_1">[</text:span></text:p>
      <text:p text:style-name="P1681"><text:span text:style-name="T1681_1">{<text:s/>$group:<text:s/>{<text:s/>_id:<text:s/>null,<text:s/>total:<text:s/>{<text:s/>$sum:<text:s/>"$salary"<text:s/>}<text:s/>}<text:s/>}</text:span></text:p>
      <text:p text:style-name="P1682"><text:span text:style-name="T1682_1">]</text:span></text:p>
      <text:p text:style-name="P1683"><text:span text:style-name="T1683_1">);</text:span></text:p>
      <text:p text:style-name="P1684"><text:span text:style-name="T1684_1">-------------------------------------------------------------------------------------------------------------------------------------</text:span></text:p>
      <text:p text:style-name="P1685"><text:span text:style-name="T1685_1">Q22<text:s/></text:span></text:p>
      <text:p text:style-name="P1686"><text:span text:style-name="T1686_1">Create<text:s/>Database<text:s/>DYPIT<text:s/>using<text:s/>MongoDB</text:span></text:p>
      <text:p text:style-name="P1687"><text:span text:style-name="T1687_1">Create<text:s/>following<text:s/>Collections</text:span></text:p>
      <text:p text:style-name="P1688"><text:span text:style-name="T1688_1">Teachers(Tname,dno,dname,experience,salary,date_of_joining<text:s/>)</text:span></text:p>
      <text:p text:style-name="P1689"><text:span text:style-name="T1689_1">Students(Sname,roll_no,class)</text:span></text:p>
      <text:p text:style-name="P1690"><text:span text:style-name="T1690_1">1.<text:s/>Display<text:s/>the<text:s/>department<text:s/>wise<text:s/>average<text:s/>salary</text:span></text:p>
      <text:p text:style-name="P1691"><text:span text:style-name="T1691_1">2.<text:s/>display<text:s/>the<text:s/>no.<text:s/>Of<text:s/>employees<text:s/>working<text:s/>in<text:s/>each<text:s/>department</text:span></text:p>
      <text:p text:style-name="P1692"><text:span text:style-name="T1692_1">3.<text:s/>Display<text:s/>the<text:s/>department<text:s/>wise<text:s/>total<text:s/>salary<text:s/>of<text:s/>departments<text:s/>having<text:s/>total<text:s/>salary<text:s/>greater<text:s/>than<text:s/></text:span></text:p>
      <text:p text:style-name="P1693"><text:span text:style-name="T1693_1">or<text:s/>equals<text:s/>to<text:s/>50000/-</text:span></text:p>
      <text:p text:style-name="P1694"><text:span text:style-name="T1694_1">4.<text:s/>Write<text:s/>the<text:s/>queries<text:s/>using<text:s/>the<text:s/>different<text:s/>operators<text:s/>like<text:s/>max,<text:s/>min.<text:s/>Etc.</text:span></text:p>
      <text:p text:style-name="P1695"><text:span text:style-name="T1695_1">5.<text:s/>Create<text:s/>unique<text:s/>index<text:s/>on<text:s/>any<text:s/>field<text:s/>for<text:s/>above<text:s/>given<text:s/>collections</text:span></text:p>
      <text:p text:style-name="P1696"><text:span text:style-name="T1696_1">6.<text:s/>Create<text:s/>compound<text:s/>index<text:s/>on<text:s/>any<text:s/>fields<text:s/>for<text:s/>above<text:s/>given<text:s/>collections</text:span></text:p>
      <text:p text:style-name="P1697"><text:span text:style-name="T1697_1">7.<text:s/>Show<text:s/>all<text:s/>the<text:s/>indexes<text:s/>created<text:s/>in<text:s/>the<text:s/>database<text:s/>DYPIT</text:span></text:p>
      <text:p text:style-name="P1698"><text:span text:style-name="T1698_1">8.<text:s/>Show<text:s/>all<text:s/>the<text:s/>indexes<text:s/>created<text:s/>in<text:s/>above<text:s/>collections.</text:span></text:p>
      <text:p text:style-name="P1699"/>
      <text:p text:style-name="P1700"><text:span text:style-name="T1700_1">db.createCollection('teachers');</text:span></text:p>
      <text:p text:style-name="P1701"/>
      <text:p text:style-name="P1702"><text:span text:style-name="T1702_1">db.createCollection('students');</text:span></text:p>
      <text:p text:style-name="P1703"/>
      <text:p text:style-name="P1704"><text:span text:style-name="T1704_1">db.teachers.insertOne({<text:s/>'tname':<text:s/>'Rahul',<text:s/></text:span></text:p>
      <text:p text:style-name="P1705"><text:span text:style-name="T1705_1">'dno':<text:s/>12,<text:s/>'dname':<text:s/>'',<text:s/></text:span></text:p>
      <text:p text:style-name="P1706"><text:span text:style-name="T1706_1">'experience':<text:s/>5,<text:s/>'salary':76000,</text:span></text:p>
      <text:p text:style-name="P1707"><text:span text:style-name="T1707_1">'date_of_joining':<text:s/>ISODate("2017-11-10T06:31:15.000Z")<text:s/>});</text:span></text:p>
      <text:p text:style-name="P1708"/>
      <text:p text:style-name="P1709"><text:span text:style-name="T1709_1">db.teachers.insertMany([</text:span></text:p>
      <text:p text:style-name="P1710"><text:span text:style-name="T1710_1"><text:s/>{<text:s/>'tname':<text:s/>'patil',<text:s/>'dno':<text:s/>1,<text:s/>'dname':<text:s/>'COMP',<text:s/>'experience':<text:s/>5,<text:s/>'salary':<text:s/>500,<text:s/>'date_of_joining':<text:s/>ISODate("2017-10-12T06:31:15.000Z")<text:s/>},</text:span></text:p>
      <text:p text:style-name="P1711"><text:span text:style-name="T1711_1"><text:s/>{<text:s/>'tname':<text:s/>'jadhav',<text:s/>'dno':<text:s/>1,<text:s/>'dname':<text:s/>'COMP',<text:s/>'experience':<text:s/>4,<text:s/>'salary':<text:s/>300,<text:s/>'date_of_joining':<text:s/>ISODate("2018-11-21T06:31:15.000Z")<text:s/>},</text:span></text:p>
      <text:p text:style-name="P1712"><text:span text:style-name="T1712_1"><text:s/>{<text:s/>'tname':<text:s/>'chobe',<text:s/>'dno':<text:s/>1,<text:s/>'dname':<text:s/>'COMP',<text:s/>'experience':<text:s/>2,<text:s/>'salary':<text:s/>300,<text:s/>'date_of_joining':<text:s/>ISODate("2020-10-02T06:31:15.000Z")<text:s/>},</text:span></text:p>
      <text:p text:style-name="P1713"><text:span text:style-name="T1713_1"><text:s/>{<text:s/>'tname':<text:s/>'sakunde',<text:s/>'dno':<text:s/>2,<text:s/>'dname':<text:s/>'ENTC',<text:s/>'experience':<text:s/>6,<text:s/>'salary':<text:s/>900,<text:s/>'date_of_joining':<text:s/>ISODate("2016-12-22T06:31:15.000Z")<text:s/>},</text:span></text:p>
      <text:p text:style-name="P1714"><text:span text:style-name="T1714_1"><text:s/>{<text:s/>'tname':<text:s/>'bhosle',<text:s/>'dno':<text:s/>2,<text:s/>'dname':<text:s/>'ENTC',<text:s/>'experience':<text:s/>2,<text:s/>'salary':<text:s/>100,<text:s/>'date_of_joining':<text:s/>ISODate("2020-09-17T06:31:15.000Z")<text:s/>},</text:span></text:p>
      <text:p text:style-name="P1715"><text:span text:style-name="T1715_1"><text:s/>{<text:s/>'tname':<text:s/>'reddy',<text:s/>'dno':<text:s/>2,<text:s/>'dname':<text:s/>'ENTC',<text:s/>'experience':<text:s/>1,<text:s/>'salary':<text:s/>90,<text:s/>'date_of_joining':<text:s/>ISODate("2021-06-13T06:31:15.000Z")<text:s/>},</text:span></text:p>
      <text:p text:style-name="P1716"><text:span text:style-name="T1716_1"><text:s/>{<text:s/>'tname':<text:s/>'patel',<text:s/>'dno':<text:s/>3,<text:s/>'dname':<text:s/>'IT',<text:s/>'experience':<text:s/>9,<text:s/>'salary':<text:s/>100,<text:s/>'date_of_joining':<text:s/>ISODate("2013-03-23T06:31:15.000Z")<text:s/>},</text:span></text:p>
      <text:p text:style-name="P1717"><text:span text:style-name="T1717_1"><text:s/>{<text:s/>'tname':<text:s/>'desle',<text:s/>'dno':<text:s/>3,<text:s/>'dname':<text:s/>'IT',<text:s/>'experience':<text:s/>7,<text:s/>'salary':<text:s/>50,<text:s/>'date_of_joining':<text:s/>ISODate("2015-03-14T06:31:15.000Z")<text:s/>},</text:span></text:p>
      <text:p text:style-name="P1718"><text:span text:style-name="T1718_1"><text:s/>{<text:s/>'tname':<text:s/>'chavan',<text:s/>'dno':<text:s/>3,<text:s/>'dname':<text:s/>'IT',<text:s/>'experience':<text:s/>3,<text:s/>'salary':<text:s/>30,<text:s/>'date_of_joining':<text:s/>ISODate("2019-11-10T06:31:15.000Z")<text:s/>}</text:span></text:p>
      <text:p text:style-name="P1719"><text:span text:style-name="T1719_1">]<text:s/>);</text:span></text:p>
      <text:p text:style-name="P1720"/>
      <text:p text:style-name="P1721"/>
      <text:p text:style-name="P1722"/>
      <text:p text:style-name="P1723"><text:span text:style-name="T1723_1">db.teachers.find().pretty();</text:span></text:p>
      <text:p text:style-name="P1724"/>
      <text:p text:style-name="P1725"/>
      <text:p text:style-name="P1726"><text:span text:style-name="T1726_1">db.students.insertMany([{</text:span></text:p>
      <text:p text:style-name="P1727"><text:span text:style-name="T1727_1"><text:s text:c="3"/>'sname':<text:s/>'krishna',</text:span></text:p>
      <text:p text:style-name="P1728"><text:span text:style-name="T1728_1"><text:s text:c="4"/>'roll_no':<text:s/>71<text:s/>,</text:span></text:p>
      <text:p text:style-name="P1729"><text:span text:style-name="T1729_1"><text:s text:c="3"/>'class':<text:s/>'TCOD'<text:s/>,</text:span></text:p>
      <text:p text:style-name="P1730"/>
      <text:p text:style-name="P1731"><text:span text:style-name="T1731_1"><text:s/>},</text:span></text:p>
      <text:p text:style-name="P1732"><text:span text:style-name="T1732_1">{</text:span></text:p>
      <text:p text:style-name="P1733"><text:span text:style-name="T1733_1"><text:s text:c="5"/>'sname':<text:s/>'jayesh',</text:span></text:p>
      <text:p text:style-name="P1734"><text:span text:style-name="T1734_1"><text:s text:c="5"/>'roll_no':<text:s/>77<text:s/>,</text:span></text:p>
      <text:p text:style-name="P1735"><text:span text:style-name="T1735_1"><text:s text:c="5"/>'class':<text:s/>'TCOD'<text:s/></text:span></text:p>
      <text:p text:style-name="P1736"><text:span text:style-name="T1736_1"><text:s/>},</text:span></text:p>
      <text:p text:style-name="P1737"><text:span text:style-name="T1737_1"><text:s/>{</text:span></text:p>
      <text:p text:style-name="P1738"><text:span text:style-name="T1738_1"><text:s text:c="5"/>'sname':<text:s/>'rupesh',</text:span></text:p>
      <text:p text:style-name="P1739"><text:span text:style-name="T1739_1"><text:s text:c="5"/>'roll_no':<text:s/>32<text:s/>,</text:span></text:p>
      <text:p text:style-name="P1740"><text:span text:style-name="T1740_1"><text:s text:c="5"/>'class':<text:s/>'TCOD'<text:s/></text:span></text:p>
      <text:p text:style-name="P1741"/>
      <text:p text:style-name="P1742"><text:span text:style-name="T1742_1"><text:s/>},</text:span></text:p>
      <text:p text:style-name="P1743"><text:span text:style-name="T1743_1"><text:s/>{</text:span></text:p>
      <text:p text:style-name="P1744"><text:span text:style-name="T1744_1"><text:s text:c="5"/>'sname':<text:s/>'akash',</text:span></text:p>
      <text:p text:style-name="P1745"><text:span text:style-name="T1745_1"><text:s text:c="5"/>'roll_no':<text:s/>73<text:s/>,</text:span></text:p>
      <text:p text:style-name="P1746"><text:span text:style-name="T1746_1"><text:s text:c="5"/>'class':<text:s/>'TCOD'<text:s/></text:span></text:p>
      <text:p text:style-name="P1747"><text:span text:style-name="T1747_1">},</text:span></text:p>
      <text:p text:style-name="P1748"><text:span text:style-name="T1748_1"><text:s/>{</text:span></text:p>
      <text:p text:style-name="P1749"><text:span text:style-name="T1749_1"><text:s text:c="4"/>'sname':<text:s/>'dinesh',</text:span></text:p>
      <text:p text:style-name="P1750"><text:span text:style-name="T1750_1"><text:s text:c="4"/>'roll_no':<text:s/>79<text:s/>,</text:span></text:p>
      <text:p text:style-name="P1751"><text:span text:style-name="T1751_1"><text:s text:c="5"/>'class':<text:s/>'TCOC'<text:s/></text:span></text:p>
      <text:p text:style-name="P1752"><text:span text:style-name="T1752_1"><text:s/>}</text:span></text:p>
      <text:p text:style-name="P1753"><text:span text:style-name="T1753_1">]);</text:span></text:p>
      <text:p text:style-name="P1754"/>
      <text:p text:style-name="P1755"/>
      <text:p text:style-name="P1756"/>
      <text:p text:style-name="P1757"><text:span text:style-name="T1757_1">1.<text:s/>Display<text:s/>the<text:s/>department<text:s/>wise<text:s/>average<text:s/>salary</text:span></text:p>
      <text:p text:style-name="P1758"><text:span text:style-name="T1758_1">db.teachers.aggregate([</text:span></text:p>
      <text:p text:style-name="P1759"><text:span text:style-name="T1759_1"><text:s/>{<text:s/>$match<text:s/>:<text:s/>{dname<text:s/>:<text:s/>{$in<text:s/>:<text:s/>['IT',<text:s/>'COMP',<text:s/>'ENTC']}}<text:s/>},</text:span></text:p>
      <text:p text:style-name="P1760"><text:span text:style-name="T1760_1"><text:s/>{<text:s/>$group<text:s/>:<text:s/>{_id<text:s/>:'$dname',<text:s/>AverageSalary<text:s/>:<text:s/>{$avg<text:s/>:<text:s/>'$salary'}<text:s/>}<text:s/>}</text:span></text:p>
      <text:p text:style-name="P1761"><text:span text:style-name="T1761_1">]);</text:span></text:p>
      <text:p text:style-name="P1762"/>
      <text:p text:style-name="P1763"/>
      <text:p text:style-name="P1764"/>
      <text:p text:style-name="P1765"><text:span text:style-name="T1765_1">2.<text:s/>display<text:s/>the<text:s/>no.<text:s/>Of<text:s/>employees<text:s/>working<text:s/>in<text:s/>each<text:s/>department</text:span></text:p>
      <text:p text:style-name="P1766"/>
      <text:p text:style-name="P1767"><text:span text:style-name="T1767_1">db.teachers.aggregate([<text:s/></text:span></text:p>
      <text:p text:style-name="P1768"><text:span text:style-name="T1768_1">{<text:s/>$match:<text:s/>{<text:s/>dname:<text:s/>{<text:s/>$in:<text:s/>['IT',<text:s/>'COMP',<text:s/>'ENTC']<text:s/>}<text:s/>}<text:s/>},<text:s/></text:span></text:p>
      <text:p text:style-name="P1769"><text:span text:style-name="T1769_1">{<text:s/>$group:<text:s/>{<text:s/>_id:<text:s/>'$dname',<text:s/>deptCount:{<text:s/>$sum:<text:s/>1}<text:s/>}<text:s/>}</text:span></text:p>
      <text:p text:style-name="P1770"><text:span text:style-name="T1770_1">]);</text:span></text:p>
      <text:p text:style-name="P1771"/>
      <text:p text:style-name="P1772"/>
      <text:p text:style-name="P1773"><text:span text:style-name="T1773_1">3.<text:s/>Display<text:s/>the<text:s/>department<text:s/>wise<text:s/>total<text:s/>salary<text:s/>of<text:s/>departments<text:s/>having<text:s/>total<text:s/>salary<text:s/>greater<text:s/>than</text:span></text:p>
      <text:p text:style-name="P1774"><text:span text:style-name="T1774_1">or<text:s/>equals<text:s/>to<text:s/>50000/-</text:span></text:p>
      <text:p text:style-name="P1775"/>
      <text:p text:style-name="P1776"><text:span text:style-name="T1776_1">db.teachers.aggregate([<text:s/></text:span></text:p>
      <text:p text:style-name="P1777"><text:span text:style-name="T1777_1">{<text:s/>$match:<text:s/>{<text:s/>dname:<text:s/>{<text:s/>$in:<text:s/>['IT',<text:s/>'COMP',<text:s/>'ENTC']<text:s/>},<text:s/>salary<text:s/>:<text:s/>{$gte<text:s/>:<text:s/>50000<text:s/>}<text:s/>}},<text:s/></text:span></text:p>
      <text:p text:style-name="P1778"><text:span text:style-name="T1778_1">{<text:s/>$group:<text:s/>{<text:s/>_id:<text:s/>'$dname',<text:s/>totalSalary:{<text:s/>$sum:<text:s/>'$salary'}<text:s/>}<text:s/>}</text:span></text:p>
      <text:p text:style-name="P1779"><text:span text:style-name="T1779_1">]);</text:span></text:p>
      <text:p text:style-name="P1780"/>
      <text:p text:style-name="P1781"/>
      <text:p text:style-name="P1782"/>
      <text:p text:style-name="P1783"><text:span text:style-name="T1783_1">4.<text:s/>Write<text:s/>the<text:s/>queries<text:s/>using<text:s/>the<text:s/>different<text:s/>operators<text:s/>like<text:s/>max,<text:s/>min.<text:s/>Etc.</text:span></text:p>
      <text:p text:style-name="P1784"/>
      <text:p text:style-name="P1785"><text:span text:style-name="T1785_1">db.teachers.aggregate([<text:s/></text:span></text:p>
      <text:p text:style-name="P1786"><text:span text:style-name="T1786_1">{$group<text:s/>:<text:s/>{_id<text:s/>:<text:s/>'dname'<text:s/>,<text:s/>minsalary<text:s/>:<text:s/>{$min<text:s/>:<text:s/>'$salary'},<text:s/>maxSalary<text:s/>:<text:s/>{$max<text:s/>:<text:s/>'$salary'}}}</text:span></text:p>
      <text:p text:style-name="P1787"><text:span text:style-name="T1787_1">]);</text:span></text:p>
      <text:p text:style-name="P1788"/>
      <text:p text:style-name="P1789"/>
      <text:p text:style-name="P1790"/>
      <text:p text:style-name="P1791"><text:span text:style-name="T1791_1">5.<text:s/>Create<text:s/>unique<text:s/>index<text:s/>on<text:s/>any<text:s/>field<text:s/>for<text:s/>above<text:s/>given<text:s/>collections</text:span></text:p>
      <text:p text:style-name="P1792"/>
      <text:p text:style-name="P1793"><text:span text:style-name="T1793_1">db.teachers.createIndex(<text:s/>{<text:s/>'index':<text:s/>1<text:s/>},<text:s/>{expireAfterSeconds:<text:s/>3600<text:s/>});</text:span></text:p>
      <text:p text:style-name="P1794"><text:span text:style-name="T1794_1">db.teachers.createIndex(<text:s/>{<text:s/>'ind':<text:s/>3<text:s/>});</text:span></text:p>
      <text:p text:style-name="P1795"/>
      <text:p text:style-name="P1796"/>
      <text:p text:style-name="P1797"><text:span text:style-name="T1797_1">6.<text:s/>Create<text:s/>compound<text:s/>index<text:s/>on<text:s/>any<text:s/>fields<text:s/>for<text:s/>above<text:s/>given<text:s/>collections</text:span></text:p>
      <text:p text:style-name="P1798"><text:span text:style-name="T1798_1">db.teachers.createIndex(<text:s/>{<text:s/>'krishna':<text:s/>1,<text:s/>'shriman':<text:s/>1<text:s/>});</text:span></text:p>
      <text:p text:style-name="P1799"/>
      <text:p text:style-name="P1800"/>
      <text:p text:style-name="P1801"><text:span text:style-name="T1801_1">7.<text:s/>Show<text:s/>all<text:s/>the<text:s/>indexes<text:s/>created<text:s/>in<text:s/>the<text:s/>database<text:s/>DYPIT</text:span></text:p>
      <text:p text:style-name="P1802"/>
      <text:p text:style-name="P1803"><text:span text:style-name="T1803_1">db.getCollectionNames().forEach(function(collection)<text:s/>{</text:span></text:p>
      <text:p text:style-name="P1804"><text:span text:style-name="T1804_1"><text:s text:c="4"/>indexes<text:s/>=<text:s/>db.getCollection(collection).getIndexes();</text:span></text:p>
      <text:p text:style-name="P1805"><text:span text:style-name="T1805_1"><text:s text:c="4"/>print("Indexes<text:s/>on<text:s/>"<text:s/>+<text:s/>collection<text:s/>+<text:s/>":");</text:span></text:p>
      <text:p text:style-name="P1806"><text:span text:style-name="T1806_1"><text:s text:c="4"/>printjson(indexes);</text:span></text:p>
      <text:p text:style-name="P1807"><text:span text:style-name="T1807_1">});</text:span></text:p>
      <text:p text:style-name="P1808"/>
      <text:p text:style-name="P1809"><text:span text:style-name="T1809_1">8.<text:s/>Show<text:s/>all<text:s/>the<text:s/>indexes<text:s/>created<text:s/>in<text:s/>above<text:s/>collections.</text:span></text:p>
      <text:p text:style-name="P1810"/>
      <text:p text:style-name="P1811"><text:span text:style-name="T1811_1">db.teachers.getIndexes();</text:span></text:p>
      <text:p text:style-name="P1812"><text:span text:style-name="T1812_1">db.teachers.dropIndexes();</text:span></text:p>
      <text:p text:style-name="P1813"><text:span text:style-name="T1813_1">---------------------------------------------------------------------------------------------------------------------------------------</text:span></text:p>
      <text:p text:style-name="P1814"><text:span text:style-name="T1814_1">Q<text:s/>23</text:span></text:p>
      <text:p text:style-name="P1815"><text:span text:style-name="T1815_1">Create<text:s/>index<text:s/>and<text:s/>fire<text:s/>queries<text:s/>with<text:s/>MongoDB<text:s/></text:span></text:p>
      <text:p text:style-name="P1816"><text:span text:style-name="T1816_1">1.<text:s/>Import<text:s/>zip.json.</text:span></text:p>
      <text:p text:style-name="P1817"><text:span text:style-name="T1817_1">2.<text:s/>Create<text:s/>single<text:s/>field,<text:s/>composite<text:s/>and<text:s/>multikey<text:s/>indexes.</text:span></text:p>
      <text:p text:style-name="P1818"><text:span text:style-name="T1818_1">3.<text:s/>Fire<text:s/>queries<text:s/>given<text:s/>below<text:s/>again<text:s/>and<text:s/>write<text:s/>your<text:s/>analysis.</text:span></text:p>
      <text:p text:style-name="P1819"><text:span text:style-name="T1819_1">1.<text:s/>Display<text:s/>all<text:s/>cities<text:s/>having<text:s/>population<text:s/>above<text:s/>1600.</text:span></text:p>
      <text:p text:style-name="P1820"><text:span text:style-name="T1820_1">2.<text:s/>Display<text:s/>all<text:s/>cities<text:s/>in<text:s/>state<text:s/>“KS”.</text:span></text:p>
      <text:p text:style-name="P1821"><text:span text:style-name="T1821_1">3.<text:s/>Display<text:s/>location<text:s/>of<text:s/>city<text:s/>"TIMKEN"</text:span></text:p>
      <text:p text:style-name="P1822"/>
      <text:p text:style-name="P1823"/>
      <text:p text:style-name="P1824"><text:span text:style-name="T1824_1">1.<text:s/>Import<text:s/>zip.json.</text:span></text:p>
      <text:p text:style-name="P1825"><text:span text:style-name="T1825_1">mongoimport<text:s/>--db<text:s/>&lt;databaseName&gt;<text:s/>--collection<text:s/>&lt;collectionName&gt;<text:s/>--file<text:s/>&lt;filePath/jsonFile.json&gt;<text:s/></text:span></text:p>
      <text:p text:style-name="P1826"/>
      <text:p text:style-name="P1827"><text:span text:style-name="T1827_1">2.<text:s/>Create<text:s/>single<text:s/>field,<text:s/>composite<text:s/>and<text:s/>multikey<text:s/>indexes.</text:span></text:p>
      <text:p text:style-name="P1828"><text:span text:style-name="T1828_1">single<text:s/>-&gt;<text:s/>db.&lt;collectionName&gt;.createIndex(<text:s/>{'ind'<text:s/>:<text:s/>1<text:s/>});</text:span></text:p>
      <text:p text:style-name="P1829"><text:span text:style-name="T1829_1">multikey<text:s/>-&gt;<text:s/>db.&lt;collectionName&gt;.createIndex(<text:s/>{'index'<text:s/>:<text:s/>2,<text:s/>'name'<text:s/>:<text:s/>4<text:s/>});</text:span></text:p>
      <text:p text:style-name="P1830"><text:span text:style-name="T1830_1">composite<text:s/>-&gt;<text:s/>db.&lt;collectionName&gt;.createIndex(<text:s/>{'index'<text:s/>:<text:s/>2,<text:s/>'name'<text:s/>:<text:s/>4<text:s/>},{'indw'<text:s/>:<text:s/>3<text:s/>});</text:span></text:p>
      <text:p text:style-name="P1831"/>
      <text:p text:style-name="P1832"/>
      <text:p text:style-name="P1833"><text:span text:style-name="T1833_1">3.<text:s/>Fire<text:s/>queries<text:s/>given<text:s/>below<text:s/>again<text:s/>and<text:s/>write<text:s/>your<text:s/>analysis.</text:span></text:p>
      <text:p text:style-name="P1834"><text:span text:style-name="T1834_1">1.<text:s/>Display<text:s/>all<text:s/>cities<text:s/>having<text:s/>population<text:s/>above<text:s/>1600.</text:span></text:p>
      <text:p text:style-name="P1835"><text:span text:style-name="T1835_1">db.&lt;collectionName&gt;.find(<text:s/>{<text:s/>population<text:s/>:<text:s/>{$gt<text:s/>:<text:s/>1600}<text:s/>});</text:span></text:p>
      <text:p text:style-name="P1836"/>
      <text:p text:style-name="P1837"/>
      <text:p text:style-name="P1838"><text:span text:style-name="T1838_1">2.<text:s/>Display<text:s/>all<text:s/>cities<text:s/>in<text:s/>state<text:s/>“KS”.</text:span></text:p>
      <text:p text:style-name="P1839"><text:span text:style-name="T1839_1">db.&lt;collectionName&gt;.find(<text:s/>{state<text:s/>:<text:s/>'KS'},<text:s/>{city<text:s/>:1});</text:span></text:p>
      <text:p text:style-name="P1840"/>
      <text:p text:style-name="P1841"><text:span text:style-name="T1841_1">3.<text:s/>Display<text:s/>location<text:s/>of<text:s/>city<text:s/>"TIMKEN"</text:span></text:p>
      <text:p text:style-name="P1842"><text:span text:style-name="T1842_1">db.&lt;collectionName&gt;.find(<text:s/>{city<text:s/>:<text:s/>'TIMKEN'},<text:s/>{location<text:s/>:1});</text:span></text:p>
      <text:p text:style-name="P1843"><text:span text:style-name="T1843_1">---------------------------------------------------------------------------------------------------------------------------------------</text:span></text:p>
      <text:p text:style-name="P1844"><text:span text:style-name="T1844_1">Q<text:s/>24</text:span></text:p>
      <text:p text:style-name="P1845"><text:span text:style-name="T1845_1"><text:s/>Design<text:s/>and<text:s/>Implement<text:s/>following<text:s/>query<text:s/>using<text:s/>MongoDB<text:s/></text:span></text:p>
      <text:p text:style-name="P1846"><text:span text:style-name="T1846_1">1.<text:s/>Create<text:s/>a<text:s/>collection<text:s/>called<text:s/>‘games’.</text:span></text:p>
      <text:p text:style-name="P1847"><text:span text:style-name="T1847_1">2.<text:s/>Add<text:s/>5<text:s/>games<text:s/>to<text:s/>the<text:s/>database.<text:s/>Give<text:s/>each<text:s/>document<text:s/>the<text:s/>following<text:s/>properties:<text:s/></text:span></text:p>
      <text:p text:style-name="P1848"><text:span text:style-name="T1848_1">name,<text:s/>gametype,<text:s/>rating<text:s/>(out<text:s/>of<text:s/>100)</text:span></text:p>
      <text:p text:style-name="P1849"><text:span text:style-name="T1849_1">3.<text:s/>Write<text:s/>a<text:s/>query<text:s/>that<text:s/>returns<text:s/>all<text:s/>the<text:s/>games</text:span></text:p>
      <text:p text:style-name="P1850"><text:span text:style-name="T1850_1">4.<text:s/>Write<text:s/>a<text:s/>query<text:s/>that<text:s/>returns<text:s/>the<text:s/>3<text:s/>highest<text:s/>rated<text:s/>games.</text:span></text:p>
      <text:p text:style-name="P1851"><text:span text:style-name="T1851_1">5.<text:s/>Update<text:s/>your<text:s/>two<text:s/>favourite<text:s/>games<text:s/>to<text:s/>have<text:s/>two<text:s/>achievements<text:s/>called<text:s/>‘Game<text:s/></text:span></text:p>
      <text:p text:style-name="P1852"><text:span text:style-name="T1852_1">Master’<text:s/>and<text:s/>‘Speed<text:s/>Demon’.</text:span></text:p>
      <text:p text:style-name="P1853"><text:span text:style-name="T1853_1">6.<text:s/>Write<text:s/>a<text:s/>query<text:s/>that<text:s/>returns<text:s/>all<text:s/>the<text:s/>games<text:s/>that<text:s/>have<text:s/>both<text:s/>the<text:s/>‘Game<text:s/>Maser’<text:s/>and</text:span></text:p>
      <text:p text:style-name="P1854"><text:span text:style-name="T1854_1">7.<text:s/>the<text:s/>‘Speed<text:s/>Demon’<text:s/>achievements.</text:span></text:p>
      <text:p text:style-name="P1855"><text:span text:style-name="T1855_1">8.<text:s/>Write<text:s/>a<text:s/>query<text:s/>that<text:s/>returns<text:s/>only<text:s/>games<text:s/>that<text:s/>have<text:s/>achievements.</text:span></text:p>
      <text:p text:style-name="P1856"/>
      <text:p text:style-name="P1857"/>
      <text:p text:style-name="P1858"><text:span text:style-name="T1858_1">1.<text:s/>Create<text:s/>a<text:s/>collection<text:s/>called<text:s/>‘games’.</text:span></text:p>
      <text:p text:style-name="P1859"><text:span text:style-name="T1859_1">db.createCollection('games');</text:span></text:p>
      <text:p text:style-name="P1860"/>
      <text:p text:style-name="P1861"><text:span text:style-name="T1861_1">2.<text:s/>Add<text:s/>5<text:s/>games<text:s/>to<text:s/>the<text:s/>database.<text:s/>Give<text:s/>each<text:s/>document<text:s/>the<text:s/>following<text:s/>properties:</text:span></text:p>
      <text:p text:style-name="P1862"><text:span text:style-name="T1862_1">name,<text:s/>gametype,<text:s/>rating<text:s/>(out<text:s/>of<text:s/>100)</text:span></text:p>
      <text:p text:style-name="P1863"/>
      <text:p text:style-name="P1864"><text:span text:style-name="T1864_1">db.games.insertMany([</text:span></text:p>
      <text:p text:style-name="P1865"><text:span text:style-name="T1865_1">...<text:s/>{name<text:s/>:<text:s/>'temple<text:s/>run',<text:s/>gameType<text:s/>:'racing',<text:s/>rating<text:s/>:<text:s/>70<text:s/>},</text:span></text:p>
      <text:p text:style-name="P1866"><text:span text:style-name="T1866_1">...<text:s/>{name<text:s/>:<text:s/>'freefire',<text:s/>gameType<text:s/>:'fighting',<text:s/>rating<text:s/>:<text:s/>89<text:s/>},</text:span></text:p>
      <text:p text:style-name="P1867"><text:span text:style-name="T1867_1">...<text:s/>{name<text:s/>:<text:s/>'bull<text:s/>run',<text:s/>gameType<text:s/>:'racing',<text:s/>rating<text:s/>:<text:s/>90<text:s/>},</text:span></text:p>
      <text:p text:style-name="P1868"><text:span text:style-name="T1868_1">...<text:s/>{name<text:s/>:<text:s/>'pubg',<text:s/>gameType<text:s/>:'fighting',<text:s/>rating<text:s/>:<text:s/>80<text:s/>},</text:span></text:p>
      <text:p text:style-name="P1869"><text:span text:style-name="T1869_1">...<text:s/>{name<text:s/>:<text:s/>'red<text:s/>run',<text:s/>gameType<text:s/>:'racing',<text:s/>rating<text:s/>:<text:s/>60<text:s/>}</text:span></text:p>
      <text:p text:style-name="P1870"><text:span text:style-name="T1870_1">...<text:s/>]);</text:span></text:p>
      <text:p text:style-name="P1871"/>
      <text:p text:style-name="P1872"/>
      <text:p text:style-name="P1873"><text:span text:style-name="T1873_1">3.<text:s/>Write<text:s/>a<text:s/>query<text:s/>that<text:s/>returns<text:s/>all<text:s/>the<text:s/>games</text:span></text:p>
      <text:p text:style-name="P1874"><text:span text:style-name="T1874_1">db.games.find().pretty();</text:span></text:p>
      <text:p text:style-name="P1875"/>
      <text:p text:style-name="P1876"/>
      <text:p text:style-name="P1877"><text:span text:style-name="T1877_1">4.<text:s/>Write<text:s/>a<text:s/>query<text:s/>that<text:s/>returns<text:s/>the<text:s/>3<text:s/>highest<text:s/>rated<text:s/>games.</text:span></text:p>
      <text:p text:style-name="P1878"><text:span text:style-name="T1878_1">db.games.find().pretty().limit(3);</text:span></text:p>
      <text:p text:style-name="P1879"/>
      <text:p text:style-name="P1880"><text:span text:style-name="T1880_1">5.<text:s/>Update<text:s/>your<text:s/>two<text:s/>favourite<text:s/>games<text:s/>to<text:s/>have<text:s/>two<text:s/>achievements<text:s/>called<text:s/>‘Game</text:span></text:p>
      <text:p text:style-name="P1881"><text:span text:style-name="T1881_1">Master’<text:s/>and<text:s/>‘Speed<text:s/>Demon’.</text:span></text:p>
      <text:p text:style-name="P1882"/>
      <text:p text:style-name="P1883"><text:span text:style-name="T1883_1">db.games.updateMany(<text:s/></text:span></text:p>
      <text:p text:style-name="P1884"><text:span text:style-name="T1884_1">{gameType<text:s/>:<text:s/>'racing'},<text:s/>{$set<text:s/>:<text:s/>{achivements<text:s/>:<text:s/>['Game<text:s/>master','Speed<text:s/>Demon']}}</text:span></text:p>
      <text:p text:style-name="P1885"><text:span text:style-name="T1885_1">);</text:span></text:p>
      <text:p text:style-name="P1886"/>
      <text:p text:style-name="P1887"><text:span text:style-name="T1887_1">6.<text:s/>Write<text:s/>a<text:s/>query<text:s/>that<text:s/>returns<text:s/>all<text:s/>the<text:s/>games<text:s/>that<text:s/>have<text:s/>both<text:s/>the<text:s/>‘Game<text:s/>Maser’<text:s/>and<text:s/>the<text:s/>‘Speed<text:s/>Demon’<text:s/>achievements.</text:span></text:p>
      <text:p text:style-name="P1888"><text:span text:style-name="T1888_1">db.games.find(<text:s/>{achivements<text:s/>:<text:s/>['Game<text:s/>master',<text:s/>'Speed<text:s/>Demon']<text:s/>});</text:span></text:p>
      <text:p text:style-name="P1889"/>
      <text:p text:style-name="P1890"><text:span text:style-name="T1890_1">8.<text:s/>Write<text:s/>a<text:s/>query<text:s/>that<text:s/>returns<text:s/>only<text:s/>games<text:s/>that<text:s/>have<text:s/>achievements.</text:span></text:p>
      <text:p text:style-name="P1891"><text:span text:style-name="T1891_1">db.games.find(<text:s/>{<text:s text:c="2"/>},<text:s/>{achivements<text:s/>:true});</text:span></text:p>
      <text:p text:style-name="P1892"><text:span text:style-name="T1892_1">-------------------------------------------------------------------------------------------------------------------------------------</text:span></text:p>
      <text:p text:style-name="P1893"><text:span text:style-name="T1893_1">Q<text:s/>25</text:span></text:p>
      <text:p text:style-name="P1894"><text:span text:style-name="T1894_1">Using<text:s/>MapReduce<text:s/>in<text:s/>mongodb<text:s/>solve<text:s/>following<text:s/>queries<text:s/>on<text:s/>given<text:s/>below<text:s/>collection.</text:span></text:p>
      <text:p text:style-name="P1895"><text:span text:style-name="T1895_1">{</text:span></text:p>
      <text:p text:style-name="P1896"><text:span text:style-name="T1896_1">“id”<text:s/>:<text:s/>0,</text:span></text:p>
      <text:p text:style-name="P1897"><text:span text:style-name="T1897_1">“name”<text:s/>:<text:s/>“Leanne<text:s/>Flinn”,</text:span></text:p>
      <text:p text:style-name="P1898"><text:span text:style-name="T1898_1">“email”<text:s/>:<text:s/>“leanne.flinn@unilogic.com”,</text:span></text:p>
      <text:p text:style-name="P1899"><text:span text:style-name="T1899_1">“work”<text:s/>:”Unilogic”<text:s/>,</text:span></text:p>
      <text:p text:style-name="P1900"><text:span text:style-name="T1900_1">“age”<text:s/>:27</text:span></text:p>
      <text:p text:style-name="P1901"><text:span text:style-name="T1901_1">“gender”<text:s/>:”Male”</text:span></text:p>
      <text:p text:style-name="P1902"><text:span text:style-name="T1902_1">“Salary”<text:s/>:16660</text:span></text:p>
      <text:p text:style-name="P1903"><text:span text:style-name="T1903_1">“hobbies”:”Acrobatics,Photography,Papier-Mache”</text:span></text:p>
      <text:p text:style-name="P1904"><text:span text:style-name="T1904_1">}</text:span></text:p>
      <text:p text:style-name="P1905"><text:span text:style-name="T1905_1">1.<text:s/>Get<text:s/>the<text:s/>count<text:s/>of<text:s/>Males<text:s/>and<text:s/>Females</text:span></text:p>
      <text:p text:style-name="P1906"><text:span text:style-name="T1906_1">2.<text:s/>Count<text:s/>the<text:s/>number<text:s/>of<text:s/>users<text:s/>in<text:s/>each<text:s/>hobby</text:span></text:p>
      <text:p text:style-name="P1907"/>
      <text:p text:style-name="P1908"><text:span text:style-name="T1908_1">States&gt;<text:s/>db.gen.mapReduce(function<text:s/>()<text:s/>{emit(this.g,<text:s/>this._id);},<text:s/>function<text:s/>(key,<text:s/>values)<text:s/>{return<text:s/>values.length<text:s/>},<text:s/>{out:<text:s/>"count"<text:s/>})</text:span></text:p>
      <text:p text:style-name="P1909"><text:span text:style-name="T1909_1">{<text:s/>result:<text:s/>'count',<text:s/>ok:<text:s/>1<text:s/>}</text:span></text:p>
      <text:p text:style-name="P1910"><text:span text:style-name="T1910_1">States&gt;<text:s/>db.count.find()</text:span></text:p>
      <text:p text:style-name="P1911"><text:span text:style-name="T1911_1">[<text:s/>{<text:s/>_id:<text:s/>'F',<text:s/>value:<text:s/>2<text:s/>},<text:s/>{<text:s/>_id:<text:s/>'M',<text:s/>value:<text:s/>3<text:s/>}<text:s/>]</text:span></text:p>
      <text:p text:style-name="P1912"/>
      <text:p text:style-name="P1913"/>
      <text:p text:style-name="P1914"><text:span text:style-name="T1914_1">test&gt;<text:s/>use<text:s/>details</text:span></text:p>
      <text:p text:style-name="P1915"><text:span text:style-name="T1915_1">switched<text:s/>to<text:s/>db<text:s/>details</text:span></text:p>
      <text:p text:style-name="P1916"><text:span text:style-name="T1916_1">details&gt;<text:s/>db.createCollection("records")</text:span></text:p>
      <text:p text:style-name="P1917"><text:span text:style-name="T1917_1">{<text:s/>ok:<text:s/>1<text:s/>}</text:span></text:p>
      <text:p text:style-name="P1918"><text:span text:style-name="T1918_1">details&gt;<text:s/>db.records.insert({<text:s text:c="2"/>id:1,name:"Yash",email:"yash@123",work:"unilogic",age:27,gender:"male",salary:14444,hibbies:"Cricket"})</text:span></text:p>
      <text:p text:style-name="P1919"><text:span text:style-name="T1919_1">DeprecationWarning:<text:s/>Collection.insert()<text:s/>is<text:s/>deprecated.<text:s/>Use<text:s/>insertOne,<text:s/>insertMany,<text:s/>or<text:s/>bulkWrite.</text:span></text:p>
      <text:p text:style-name="P1920"><text:span text:style-name="T1920_1">{</text:span></text:p>
      <text:p text:style-name="P1921"><text:span text:style-name="T1921_1"><text:s text:c="2"/>acknowledged:<text:s/>true,</text:span></text:p>
      <text:p text:style-name="P1922"><text:span text:style-name="T1922_1"><text:s text:c="2"/>insertedIds:<text:s/>{<text:s/>'0':<text:s/>ObjectId("637258c9deaac56a01501cf2")<text:s/>}</text:span></text:p>
      <text:p text:style-name="P1923"><text:span text:style-name="T1923_1">}</text:span></text:p>
      <text:p text:style-name="P1924"><text:span text:style-name="T1924_1">details&gt;<text:s/>db.records.insert({<text:s text:c="2"/>id:1,name:"Sarvesh",email:"sarv@123",work:"logic",age:21,gender:"male",salary:14444,hibbies:"Cricket"})</text:span></text:p>
      <text:p text:style-name="P1925"><text:span text:style-name="T1925_1">{</text:span></text:p>
      <text:p text:style-name="P1926"><text:span text:style-name="T1926_1"><text:s text:c="2"/>acknowledged:<text:s/>true,</text:span></text:p>
      <text:p text:style-name="P1927"><text:span text:style-name="T1927_1"><text:s text:c="2"/>insertedIds:<text:s/>{<text:s/>'0':<text:s/>ObjectId("637258f8deaac56a01501cf3")<text:s/>}</text:span></text:p>
      <text:p text:style-name="P1928"><text:span text:style-name="T1928_1">}</text:span></text:p>
      <text:p text:style-name="P1929"><text:span text:style-name="T1929_1">details&gt;<text:s/>db.records.insert({<text:s text:c="2"/>id:3,name:"Shruti",email:"Shruti@123",work:"logic",age:21,gender:"female",salary:14444,hibbies:"Gaming"})</text:span></text:p>
      <text:p text:style-name="P1930"><text:span text:style-name="T1930_1">{</text:span></text:p>
      <text:p text:style-name="P1931"><text:span text:style-name="T1931_1"><text:s text:c="2"/>acknowledged:<text:s/>true,</text:span></text:p>
      <text:p text:style-name="P1932"><text:span text:style-name="T1932_1"><text:s text:c="2"/>insertedIds:<text:s/>{<text:s/>'0':<text:s/>ObjectId("6372592adeaac56a01501cf4")<text:s/>}</text:span></text:p>
      <text:p text:style-name="P1933"><text:span text:style-name="T1933_1">}</text:span></text:p>
      <text:p text:style-name="P1934"><text:span text:style-name="T1934_1">details&gt;<text:s/>db.records.insert({<text:s text:c="2"/>id:4,name:"Snehal",email:"Snehal@123",work:"ulogic",age:21,gender:"female",salary:14444,hibbies:"Gaming"})</text:span></text:p>
      <text:p text:style-name="P1935"><text:span text:style-name="T1935_1">{</text:span></text:p>
      <text:p text:style-name="P1936"><text:span text:style-name="T1936_1"><text:s text:c="2"/>acknowledged:<text:s/>true,</text:span></text:p>
      <text:p text:style-name="P1937"><text:span text:style-name="T1937_1"><text:s text:c="2"/>insertedIds:<text:s/>{<text:s/>'0':<text:s/>ObjectId("63725948deaac56a01501cf5")<text:s/>}</text:span></text:p>
      <text:p text:style-name="P1938"><text:span text:style-name="T1938_1">}</text:span></text:p>
      <text:p text:style-name="P1939"><text:span text:style-name="T1939_1">details&gt;<text:s/>db.records.mapReduce(</text:span></text:p>
      <text:p text:style-name="P1940"><text:span text:style-name="T1940_1">...<text:s/>function()</text:span></text:p>
      <text:p text:style-name="P1941"><text:span text:style-name="T1941_1">...<text:s/>{<text:s/>emit(this.gender,1);},</text:span></text:p>
      <text:p text:style-name="P1942"><text:span text:style-name="T1942_1">...<text:s/>function(key,values)</text:span></text:p>
      <text:p text:style-name="P1943"><text:span text:style-name="T1943_1">...<text:s/>{return<text:s/>Array.sum(values)},<text:s/>{out:"genders"}</text:span></text:p>
      <text:p text:style-name="P1944"><text:span text:style-name="T1944_1">...<text:s/>)</text:span></text:p>
      <text:p text:style-name="P1945"><text:span text:style-name="T1945_1">DeprecationWarning:<text:s/>Collection.mapReduce()<text:s/>is<text:s/>deprecated.<text:s/>Use<text:s/>an<text:s/>aggregation<text:s/>instead.</text:span></text:p>
      <text:p text:style-name="P1946"><text:span text:style-name="T1946_1">See<text:s/></text:span><text:span text:style-name="T1946_2"><text:a xlink:type="simple" xlink:href="https://docs.mongodb.com/manual/core/map-reduce"><text:span text:style-name="T1946_3">https://docs.mongodb.com/manual/core/map-reduce</text:span></text:a></text:span><text:span text:style-name="T1946_4"><text:s/>for<text:s/>details.</text:span></text:p>
      <text:p text:style-name="P1947"><text:span text:style-name="T1947_1">{<text:s/>result:<text:s/>'genders',<text:s/>ok:<text:s/>1<text:s/>}</text:span></text:p>
      <text:p text:style-name="P1948"><text:span text:style-name="T1948_1">details&gt;<text:s/>db.genders.find()</text:span></text:p>
      <text:p text:style-name="P1949"><text:span text:style-name="T1949_1">[<text:s/>{<text:s/>_id:<text:s/>'male',<text:s/>value:<text:s/>2<text:s/>},<text:s/>{<text:s/>_id:<text:s/>'female',<text:s/>value:<text:s/>2<text:s/>}<text:s/>]</text:span></text:p>
      <text:p text:style-name="P1950"><text:span text:style-name="T1950_1">details&gt;</text:span></text:p>
      <text:p text:style-name="P1951"/>
      <text:p text:style-name="P1952"><text:span text:style-name="T1952_1">details&gt;</text:span></text:p>
      <text:p text:style-name="P1953"/>
      <text:p text:style-name="P1954"><text:span text:style-name="T1954_1">details&gt;<text:s/>db.records.mapReduce(</text:span></text:p>
      <text:p text:style-name="P1955"><text:span text:style-name="T1955_1">...<text:s/>function()</text:span></text:p>
      <text:p text:style-name="P1956"><text:span text:style-name="T1956_1">...<text:s/>{emit(this.hibbies,1);},</text:span></text:p>
      <text:p text:style-name="P1957"><text:span text:style-name="T1957_1">...<text:s/>function(key,values)</text:span></text:p>
      <text:p text:style-name="P1958"><text:span text:style-name="T1958_1">...<text:s/>{</text:span></text:p>
      <text:p text:style-name="P1959"><text:span text:style-name="T1959_1">...<text:s/>return<text:s/>Array.sum(values)},</text:span></text:p>
      <text:p text:style-name="P1960"><text:span text:style-name="T1960_1">...<text:s/>{out:"hobbie"})</text:span></text:p>
      <text:p text:style-name="P1961"><text:span text:style-name="T1961_1">{<text:s/>result:<text:s/>'hobbie',<text:s/>ok:<text:s/>1<text:s/>}</text:span></text:p>
      <text:p text:style-name="P1962"><text:span text:style-name="T1962_1">details&gt;<text:s/>db.hobbie.find()</text:span></text:p>
      <text:p text:style-name="P1963"><text:span text:style-name="T1963_1">[<text:s/>{<text:s/>_id:<text:s/>'Cricket',<text:s/>value:<text:s/>2<text:s/>},<text:s/>{<text:s/>_id:<text:s/>'Gaming',<text:s/>value:<text:s/>2<text:s/>}<text:s/>]</text:span></text:p>
      <text:p text:style-name="P1964"><text:span text:style-name="T1964_1">details&gt;</text:span></text:p>
      <text:p text:style-name="P1965"/>
      <text:p text:style-name="P1966"/>
      <text:p text:style-name="P1967"><text:span text:style-name="T1967_1">======================================================================================</text:span></text:p>
      <text:p text:style-name="P1968"><text:span text:style-name="T1968_1">Q<text:s/>26</text:span></text:p>
      <text:p text:style-name="P1969"><text:span text:style-name="T1969_1"><text:s/>Using<text:s/>MapReduce<text:s/>in<text:s/>mongodb<text:s/>solve<text:s/>following<text:s/>queries<text:s/>on<text:s/>given<text:s/>below<text:s/>collection.</text:span></text:p>
      <text:p text:style-name="P1970"><text:span text:style-name="T1970_1">1.<text:s/>Import<text:s/>zip.json.</text:span></text:p>
      <text:p text:style-name="P1971"><text:span text:style-name="T1971_1">2.<text:s/>Find<text:s/>total<text:s/>population<text:s/>in<text:s/>each<text:s/>state.</text:span></text:p>
      <text:p text:style-name="P1972"/>
      <text:p text:style-name="P1973"><text:span text:style-name="T1973_1">1.<text:s/>Import<text:s/>zip.json.</text:span></text:p>
      <text:p text:style-name="P1974"><text:span text:style-name="T1974_1">mongoimport<text:s/>--db<text:s/>&lt;databaseName&gt;<text:s/>--collection<text:s/>&lt;collectionName&gt;<text:s/>--file<text:s/>&lt;filePath/jsonFile.json&gt;</text:span></text:p>
      <text:p text:style-name="P1975"/>
      <text:p text:style-name="P1976"><text:span text:style-name="T1976_1">2.<text:s/>Find<text:s/>total<text:s/>population<text:s/>in<text:s/>each<text:s/>state.</text:span></text:p>
      <text:p text:style-name="P1977"/>
      <text:p text:style-name="P1978"><text:span text:style-name="T1978_1">db.teachers.aggregate([<text:s/></text:span></text:p>
      <text:p text:style-name="P1979"><text:span text:style-name="T1979_1">...<text:s/>{<text:s/>$match:<text:s/>{<text:s/>state:<text:s/>{<text:s/>$in:<text:s/>['state1',<text:s/>'state2',<text:s/>'state2']<text:s/>}<text:s/>}<text:s/>},<text:s/></text:span></text:p>
      <text:p text:style-name="P1980"><text:span text:style-name="T1980_1">...<text:s/>{<text:s/>$group:<text:s/>{<text:s/>_id:<text:s/>'$state',<text:s/>totalPopulation:{<text:s/>$sum:<text:s/>'$population'}<text:s/>}<text:s/>}</text:span></text:p>
      <text:p text:style-name="P1981"><text:span text:style-name="T1981_1">...<text:s/>]);</text:span></text:p>
      <text:p text:style-name="P1982"/>
      <text:p text:style-name="P1983"><text:span text:style-name="T1983_1">--------------------------------------------------------------------------------------------------------------</text:span></text:p>
      <text:p text:style-name="P1984"/>
      <text:p text:style-name="P1985"><text:span text:style-name="T1985_1">Q.27<text:s/></text:span></text:p>
      <text:p text:style-name="P1986"/>
      <text:p text:style-name="P1987"><text:span text:style-name="T1987_1">27.Create<text:s/>a<text:s/>database<text:s/>called<text:s/>‘library’,<text:s/>create<text:s/>a<text:s/>collection<text:s/>called<text:s/>‘books’.find<text:s/>the<text:s/>number<text:s/>of<text:s/>books<text:s/></text:span></text:p>
      <text:p text:style-name="P1988"><text:span text:style-name="T1988_1">having<text:s/>pages<text:s/>less<text:s/>250<text:s/>pages<text:s/>and<text:s/>consider<text:s/>ad<text:s/>small<text:s/>book<text:s/>and<text:s/>greater<text:s/>than<text:s/>250<text:s/>consider<text:s/>as<text:s/>Big<text:s/></text:span></text:p>
      <text:p text:style-name="P1989"><text:span text:style-name="T1989_1">book<text:s/>using<text:s/>Map<text:s/>Reduce<text:s/>function.</text:span></text:p>
      <text:p text:style-name="P1990"><text:span text:style-name="T1990_1">test&gt;<text:s/>use<text:s/>details</text:span></text:p>
      <text:p text:style-name="P1991"><text:span text:style-name="T1991_1">switched<text:s/>to<text:s/>db<text:s/>details</text:span></text:p>
      <text:p text:style-name="P1992"><text:span text:style-name="T1992_1">details&gt;<text:s/>db.createCollection("records")</text:span></text:p>
      <text:p text:style-name="P1993"><text:span text:style-name="T1993_1">{<text:s/>ok:<text:s/>1<text:s/>}</text:span></text:p>
      <text:p text:style-name="P1994"><text:span text:style-name="T1994_1">details&gt;<text:s/>db.records.insert({<text:s text:c="2"/>id:1,name:"Yash",email:"yash@123",work:"unilogic",age:27,gender:"male",salary:14444,hibbies:"Cricket"})</text:span></text:p>
      <text:p text:style-name="P1995"><text:span text:style-name="T1995_1">DeprecationWarning:<text:s/>Collection.insert()<text:s/>is<text:s/>deprecated.<text:s/>Use<text:s/>insertOne,<text:s/>insertMany,<text:s/>or<text:s/>bulkWrite.</text:span></text:p>
      <text:p text:style-name="P1996"><text:span text:style-name="T1996_1">{</text:span></text:p>
      <text:p text:style-name="P1997"><text:span text:style-name="T1997_1"><text:s text:c="2"/>acknowledged:<text:s/>true,</text:span></text:p>
      <text:p text:style-name="P1998"><text:span text:style-name="T1998_1"><text:s text:c="2"/>insertedIds:<text:s/>{<text:s/>'0':<text:s/>ObjectId("637258c9deaac56a01501cf2")<text:s/>}</text:span></text:p>
      <text:p text:style-name="P1999"><text:span text:style-name="T1999_1">}</text:span></text:p>
      <text:p text:style-name="P2000"><text:span text:style-name="T2000_1">details&gt;<text:s/>db.records.insert({<text:s text:c="2"/>id:1,name:"Sarvesh",email:"sarv@123",work:"logic",age:21,gender:"male",salary:14444,hibbies:"Cricket"})</text:span></text:p>
      <text:p text:style-name="P2001"><text:span text:style-name="T2001_1">{</text:span></text:p>
      <text:p text:style-name="P2002"><text:span text:style-name="T2002_1"><text:s text:c="2"/>acknowledged:<text:s/>true,</text:span></text:p>
      <text:p text:style-name="P2003"><text:span text:style-name="T2003_1"><text:s text:c="2"/>insertedIds:<text:s/>{<text:s/>'0':<text:s/>ObjectId("637258f8deaac56a01501cf3")<text:s/>}</text:span></text:p>
      <text:p text:style-name="P2004"><text:span text:style-name="T2004_1">}</text:span></text:p>
      <text:p text:style-name="P2005"><text:span text:style-name="T2005_1">details&gt;<text:s/>db.records.insert({<text:s text:c="2"/>id:3,name:"Shruti",email:"Shruti@123",work:"logic",age:21,gender:"female",salary:14444,hibbies:"Gaming"})</text:span></text:p>
      <text:p text:style-name="P2006"><text:span text:style-name="T2006_1">{</text:span></text:p>
      <text:p text:style-name="P2007"><text:span text:style-name="T2007_1"><text:s text:c="2"/>acknowledged:<text:s/>true,</text:span></text:p>
      <text:p text:style-name="P2008"><text:span text:style-name="T2008_1"><text:s text:c="2"/>insertedIds:<text:s/>{<text:s/>'0':<text:s/>ObjectId("6372592adeaac56a01501cf4")<text:s/>}</text:span></text:p>
      <text:p text:style-name="P2009"><text:span text:style-name="T2009_1">}</text:span></text:p>
      <text:p text:style-name="P2010"><text:span text:style-name="T2010_1">details&gt;<text:s/>db.records.insert({<text:s text:c="2"/>id:4,name:"Snehal",email:"Snehal@123",work:"ulogic",age:21,gender:"female",salary:14444,hibbies:"Gaming"})</text:span></text:p>
      <text:p text:style-name="P2011"/>
      <text:p text:style-name="P2012"><text:span text:style-name="T2012_1">books&gt;<text:s/>db.books.insert({name<text:s/>:<text:s/>"JAVA",<text:s/>pages<text:s/>:<text:s/>100})</text:span></text:p>
      <text:p text:style-name="P2013"><text:span text:style-name="T2013_1">{</text:span></text:p>
      <text:p text:style-name="P2014"><text:span text:style-name="T2014_1"><text:s text:c="2"/>acknowledged:<text:s/>true,</text:span></text:p>
      <text:p text:style-name="P2015"><text:span text:style-name="T2015_1"><text:s text:c="2"/>insertedIds:<text:s/>{<text:s/>'0':<text:s/>ObjectId("63726b3adeaac56a01501cf6")<text:s/>}</text:span></text:p>
      <text:p text:style-name="P2016"><text:span text:style-name="T2016_1">}</text:span></text:p>
      <text:p text:style-name="P2017"><text:span text:style-name="T2017_1">books&gt;<text:s/>db.books.insert({name<text:s/>:<text:s/>"JavaScript",<text:s/>pages<text:s/>:<text:s/>200})</text:span></text:p>
      <text:p text:style-name="P2018"><text:span text:style-name="T2018_1">{</text:span></text:p>
      <text:p text:style-name="P2019"><text:span text:style-name="T2019_1"><text:s text:c="2"/>acknowledged:<text:s/>true,</text:span></text:p>
      <text:p text:style-name="P2020"><text:span text:style-name="T2020_1"><text:s text:c="2"/>insertedIds:<text:s/>{<text:s/>'0':<text:s/>ObjectId("63726b4bdeaac56a01501cf7")<text:s/>}</text:span></text:p>
      <text:p text:style-name="P2021"><text:span text:style-name="T2021_1">}</text:span></text:p>
      <text:p text:style-name="P2022"><text:span text:style-name="T2022_1">books&gt;<text:s/>db.books.insert({name<text:s/>:<text:s/>"Unity3D",<text:s/>pages<text:s/>:<text:s/>300})</text:span></text:p>
      <text:p text:style-name="P2023"><text:span text:style-name="T2023_1">{</text:span></text:p>
      <text:p text:style-name="P2024"><text:span text:style-name="T2024_1"><text:s text:c="2"/>acknowledged:<text:s/>true,</text:span></text:p>
      <text:p text:style-name="P2025"><text:span text:style-name="T2025_1"><text:s text:c="2"/>insertedIds:<text:s/>{<text:s/>'0':<text:s/>ObjectId("63726b66deaac56a01501cf8")<text:s/>}</text:span></text:p>
      <text:p text:style-name="P2026"><text:span text:style-name="T2026_1">}</text:span></text:p>
      <text:p text:style-name="P2027"><text:span text:style-name="T2027_1">books&gt;<text:s/>db.books.insert({name<text:s/>:<text:s/>"RDR2",<text:s/>pages<text:s/>:<text:s/>400})</text:span></text:p>
      <text:p text:style-name="P2028"><text:span text:style-name="T2028_1">{</text:span></text:p>
      <text:p text:style-name="P2029"><text:span text:style-name="T2029_1"><text:s text:c="2"/>acknowledged:<text:s/>true,</text:span></text:p>
      <text:p text:style-name="P2030"><text:span text:style-name="T2030_1"><text:s text:c="2"/>insertedIds:<text:s/>{<text:s/>'0':<text:s/>ObjectId("63726b75deaac56a01501cf9")<text:s/>}</text:span></text:p>
      <text:p text:style-name="P2031"><text:span text:style-name="T2031_1">}</text:span></text:p>
      <text:p text:style-name="P2032"><text:span text:style-name="T2032_1">books&gt;<text:s/>db.books.insert({name<text:s/>:<text:s/>"Days<text:s/>Gone",<text:s/>pages<text:s/>:<text:s/>150})</text:span></text:p>
      <text:p text:style-name="P2033"><text:span text:style-name="T2033_1">{</text:span></text:p>
      <text:p text:style-name="P2034"><text:span text:style-name="T2034_1"><text:s text:c="2"/>acknowledged:<text:s/>true,</text:span></text:p>
      <text:p text:style-name="P2035"><text:span text:style-name="T2035_1"><text:s text:c="2"/>insertedIds:<text:s/>{<text:s/>'0':<text:s/>ObjectId("63726b86deaac56a01501cfa")<text:s/>}</text:span></text:p>
      <text:p text:style-name="P2036"><text:span text:style-name="T2036_1">}</text:span></text:p>
      <text:p text:style-name="P2037"><text:span text:style-name="T2037_1">books&gt;<text:s/>var<text:s/>mapfunc<text:s/>=<text:s/>function()</text:span></text:p>
      <text:p text:style-name="P2038"><text:span text:style-name="T2038_1">...<text:s/>{</text:span></text:p>
      <text:p text:style-name="P2039"><text:span text:style-name="T2039_1">...<text:s/>var<text:s/>category;</text:span></text:p>
      <text:p text:style-name="P2040"><text:span text:style-name="T2040_1">...<text:s/>if(this.pages<text:s/>&gt;=<text:s/>250)</text:span></text:p>
      <text:p text:style-name="P2041"><text:span text:style-name="T2041_1">...<text:s/>category<text:s/>=<text:s/>"Big<text:s/>Books";</text:span></text:p>
      <text:p text:style-name="P2042"><text:span text:style-name="T2042_1">...<text:s/>else</text:span></text:p>
      <text:p text:style-name="P2043"><text:span text:style-name="T2043_1">...<text:s/>category<text:s/>=<text:s/>"Small<text:s/>Books";</text:span></text:p>
      <text:p text:style-name="P2044"><text:span text:style-name="T2044_1">...<text:s/>emit(category,{name:this.name});</text:span></text:p>
      <text:p text:style-name="P2045"><text:span text:style-name="T2045_1">...<text:s/>};</text:span></text:p>
      <text:p text:style-name="P2046"/>
      <text:p text:style-name="P2047"><text:span text:style-name="T2047_1">books&gt;<text:s/>var<text:s/>redFunc<text:s/>=<text:s/>function(key,values)</text:span></text:p>
      <text:p text:style-name="P2048"><text:span text:style-name="T2048_1">...<text:s/>{</text:span></text:p>
      <text:p text:style-name="P2049"><text:span text:style-name="T2049_1">...<text:s/>var<text:s/>sum=0;</text:span></text:p>
      <text:p text:style-name="P2050"><text:span text:style-name="T2050_1">...<text:s/>values.forEach(function(doc)<text:s/>{</text:span></text:p>
      <text:p text:style-name="P2051"><text:span text:style-name="T2051_1">...<text:s/>sum<text:s/>+=<text:s/>1;</text:span></text:p>
      <text:p text:style-name="P2052"><text:span text:style-name="T2052_1">...<text:s/>});</text:span></text:p>
      <text:p text:style-name="P2053"><text:span text:style-name="T2053_1">...<text:s/>return<text:s/>{books:sum};</text:span></text:p>
      <text:p text:style-name="P2054"><text:span text:style-name="T2054_1">...<text:s/>};</text:span></text:p>
      <text:p text:style-name="P2055"/>
      <text:p text:style-name="P2056"><text:span text:style-name="T2056_1">books&gt;<text:s/>db.books.mapReduce(mapfunc,<text:s/>redFunc,<text:s/>{out:"book_results"});</text:span></text:p>
      <text:p text:style-name="P2057"><text:span text:style-name="T2057_1">{<text:s/>result:<text:s/>'book_results',<text:s/>ok:<text:s/>1<text:s/>}</text:span></text:p>
      <text:p text:style-name="P2058"><text:span text:style-name="T2058_1">books&gt;<text:s/>db.book_results.find();</text:span></text:p>
      <text:p text:style-name="P2059"><text:span text:style-name="T2059_1">[</text:span></text:p>
      <text:p text:style-name="P2060"><text:span text:style-name="T2060_1"><text:s text:c="2"/>{<text:s/>_id:<text:s/>'Big<text:s/>Books',<text:s/>value:<text:s/>{<text:s/>books:<text:s/>2<text:s/>}<text:s/>},</text:span></text:p>
      <text:p text:style-name="P2061"><text:span text:style-name="T2061_1"><text:s text:c="2"/>{<text:s/>_id:<text:s/>'Small<text:s/>Books',<text:s/>value:<text:s/>{<text:s/>books:<text:s/>3<text:s/>}<text:s/>}</text:span></text:p>
      <text:p text:style-name="P2062"><text:span text:style-name="T2062_1">]</text:span></text:p>
      <text:p text:style-name="P2063"><text:span text:style-name="T2063_1">books&gt;</text:span></text:p>
      <text:p text:style-name="P2064"/>
      <text:p text:style-name="P2065"/>
      <text:p text:style-name="P2066"/>
      <text:p text:style-name="P2067"/>
      <text:p text:style-name="P2068"/>
      <text:p text:style-name="P2069"/>
      <text:p text:style-name="P2070"/>
      <text:p text:style-name="P2071"/>
      <text:p text:style-name="P2072"/>
      <text:p text:style-name="P2073"/>
      <text:p text:style-name="P2074"/>
      <text:p text:style-name="P2075"/>
      <text:p text:style-name="P2076"/>
      <text:p text:style-name="P2077"/>
      <text:p text:style-name="P2078"/>
      <text:p text:style-name="P2079"/>
      <text:p text:style-name="P2080"/>
      <text:p text:style-name="P2081"/>
      <text:p text:style-name="P2082"/>
      <text:p text:style-name="P2083"/>
      <text:p text:style-name="P20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ambria Math" svg:font-family="Cambria Math" style:font-pitch="variable" style:font-family-generic="roman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Calibri" style:font-size-asian="11pt" style:font-name-complex="Times New Roman" style:font-size-complex="11pt" fo:language="en" fo:language-asian="en" fo:language-complex="ar" fo:country="IN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Krishna Kotgire</meta:initial-creator>
    <meta:creation-date>2022-11-14T17:06:00</meta:creation-date>
    <dc:creator>Zamzar</dc:creator>
    <dc:date>2022-11-14T17:06:00</dc:date>
    <meta:print-date>2022-11-14T17:04:00</meta:print-date>
    <meta:editing-cycles>2</meta:editing-cycles>
    <meta:document-statistic meta:page-count="86" meta:paragraph-count="2515" meta:row-count="2837" meta:word-count="7354" meta:character-count="72946" meta:non-whitespace-character-count="68107"/>
    <meta:user-defined meta:name="GrammarlyDocumentId">aac58b9b-ee39-4e78-8ea2-d82eb6efc24c</meta:user-defined>
  </office:meta>
</office:document-meta>
</file>